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fo:background-color="#bce4e5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4pt"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b6bd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size="13.9499998092651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87d1d1" style:text-align-source="fix" style:repeat-content="false"/>
      <style:paragraph-properties fo:text-align="center" fo:margin-left="0mm"/>
      <style:text-properties fo:font-size="13.9499998092651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87d1d1"/>
    </style:style>
    <style:style style:name="ce15" style:family="table-cell" style:parent-style-name="Default">
      <style:table-cell-properties fo:background-color="#59c5c7"/>
    </style:style>
    <style:style style:name="ce16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08">
      <style:table-cell-properties fo:background-color="transparent"/>
    </style:style>
    <style:style style:name="ce18" style:family="table-cell" style:parent-style-name="Default" style:data-style-name="N108">
      <style:table-cell-properties fo:background-color="#00b6bd"/>
    </style:style>
    <style:style style:name="ce19" style:family="table-cell" style:parent-style-name="Default" style:data-style-name="N108"/>
    <style:style style:name="ce20" style:family="table-cell" style:parent-style-name="Default">
      <style:table-cell-properties fo:background-color="#bce4e5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2">
      <style:table-cell-properties fo:background-color="#bce4e5"/>
    </style:style>
    <style:style style:name="ce24" style:family="table-cell" style:parent-style-name="Default" style:data-style-name="N2">
      <style:table-cell-properties fo:background-color="#bce4e5"/>
      <style:text-properties fo:font-weight="bold" style:font-weight-asian="bold" style:font-weight-complex="bold"/>
    </style:style>
    <style:style style:name="ce25" style:family="table-cell" style:parent-style-name="Default" style:data-style-name="N110">
      <style:table-cell-properties fo:background-color="#bce4e5"/>
    </style:style>
    <style:style style:name="ce26" style:family="table-cell" style:parent-style-name="Default" style:data-style-name="N111">
      <style:table-cell-properties fo:background-color="#bce4e5"/>
    </style:style>
    <style:style style:name="ce27" style:family="table-cell" style:parent-style-name="Default" style:data-style-name="N110">
      <style:table-cell-properties fo:background-color="#bce4e5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bce4e5"/>
      <style:text-properties style:text-underline-style="none" fo:font-weight="normal" style:font-weight-asian="normal" style:font-weight-complex="normal"/>
    </style:style>
    <style:style style:name="ce30" style:family="table-cell" style:parent-style-name="Default" style:data-style-name="N107">
      <style:table-cell-properties fo:background-color="#bce4e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lt Winters mltiplicative " table:style-name="ta1">
        <table:shapes>
          <draw:frame draw:z-index="0" draw:style-name="gr1" draw:text-style-name="P1" svg:width="167.68mm" svg:height="90.05mm" svg:x="364.55mm" svg:y="9.04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70.06mm" svg:height="98.53mm" svg:x="364.55mm" svg:y="112.9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72.54mm" svg:height="90.04mm" svg:x="341.97mm" svg:y="848.9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7" office:value-type="string" calcext:value-type="string">
            <text:p>Méthode de Holt Winters multiplicative</text:p>
          </table:table-cell>
          <table:table-cell table:style-name="ce4" table:number-columns-repeated="2"/>
          <table:table-cell table:style-name="ce1" table:number-columns-repeated="3"/>
          <table:table-cell table:style-name="ce8"/>
          <table:table-cell table:style-name="ce1" table:number-columns-repeated="4"/>
          <table:table-cell table:style-name="ce8" table:number-columns-repeated="1010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PC</text:p>
          </table:table-cell>
          <table:table-cell table:style-name="ce2" office:value-type="string" calcext:value-type="string">
            <text:p>S_t</text:p>
          </table:table-cell>
          <table:table-cell table:style-name="ce2" office:value-type="string" calcext:value-type="string">
            <text:p>T_t</text:p>
          </table:table-cell>
          <table:table-cell table:style-name="ce2" office:value-type="string" calcext:value-type="string">
            <text:p>I_t</text:p>
          </table:table-cell>
          <table:table-cell table:style-name="ce2" office:value-type="string" calcext:value-type="string">
            <text:p>Prévision</text:p>
          </table:table-cell>
          <table:table-cell table:style-name="ce2" office:value-type="string" calcext:value-type="string">
            <text:p>e_t</text:p>
          </table:table-cell>
          <table:table-cell table:style-name="ce2" office:value-type="string" calcext:value-type="string">
            <text:p>| e_t / X_t |</text:p>
          </table:table-cell>
          <table:table-cell table:style-name="ce9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APE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11" calcext:value-type="float">
            <text:p>-11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5]/[.D3]" office:value-type="float" office:value="1.00181488203267" calcext:value-type="float">
            <text:p>1,00181488203267</text:p>
          </table:table-cell>
          <table:table-cell table:style-name="ce8" table:number-columns-repeated="4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9" calcext:value-type="float">
            <text:p>0,9</text:p>
          </table:table-cell>
          <table:table-cell table:style-name="ce1" table:formula="of:=AVERAGE([.I15:.I192])" office:value-type="float" office:value="0.00259147306362417" calcext:value-type="float">
            <text:p>0,002591473063624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10" calcext:value-type="float">
            <text:p>-10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6]/[.D4]" office:value-type="float" office:value="1.00181488203267" calcext:value-type="float">
            <text:p>1,00181488203267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9" calcext:value-type="float">
            <text:p>-9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7]/[.D5]" office:value-type="float" office:value="1.00285195747991" calcext:value-type="float">
            <text:p>1,00285195747991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8" calcext:value-type="float">
            <text:p>-8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8]/[.D6]" office:value-type="float" office:value="1.00077780658543" calcext:value-type="float">
            <text:p>1,00077780658543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7" calcext:value-type="float">
            <text:p>-7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9]/[.D7]" office:value-type="float" office:value="0.99974073113819" calcext:value-type="float">
            <text:p>0,99974073113819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6" calcext:value-type="float">
            <text:p>-6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0]/[.D8]" office:value-type="float" office:value="0.99974073113819" calcext:value-type="float">
            <text:p>0,99974073113819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5" calcext:value-type="float">
            <text:p>-5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1]/[.D9]" office:value-type="float" office:value="0.99974073113819" calcext:value-type="float">
            <text:p>0,99974073113819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4" calcext:value-type="float">
            <text:p>-4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2]/[.D10]" office:value-type="float" office:value="1.00077780658543" calcext:value-type="float">
            <text:p>1,00077780658543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3" calcext:value-type="float">
            <text:p>-3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3]/[.D11]" office:value-type="float" office:value="0.99974073113819" calcext:value-type="float">
            <text:p>0,99974073113819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2" calcext:value-type="float">
            <text:p>-2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4]/[.D12]" office:value-type="float" office:value="0.997666580243713" calcext:value-type="float">
            <text:p>0,997666580243713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1" calcext:value-type="float">
            <text:p>-1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5]/[.D13]" office:value-type="float" office:value="0.996629504796474" calcext:value-type="float">
            <text:p>0,996629504796474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6]/[.D14]" office:value-type="float" office:value="0.998703655690952" calcext:value-type="float">
            <text:p>0,998703655690952</text:p>
          </table:table-cell>
          <table:table-cell table:style-name="ce8" table:number-columns-repeated="7"/>
          <table:table-cell table:style-name="ce1"/>
          <table:table-cell table:number-columns-repeated="1010"/>
        </table:table-row>
        <table:table-row table:style-name="ro2">
          <table:table-cell office:value-type="string" calcext:value-type="string">
            <text:p>2005-01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,6</text:p>
          </table:table-cell>
          <table:table-cell table:formula="of:=[.$K$3]*([.C15]/[.F3])+(1-[.$K$3])*([.D14]+[.E14])" office:value-type="float" office:value="96.4249999999999" calcext:value-type="float">
            <text:p>96,4249999999999</text:p>
          </table:table-cell>
          <table:table-cell table:formula="of:=[.$L$3]*([.D15]-[.D14])+(1-[.$L$3])*[.E14]" office:value-type="float" office:value="0" calcext:value-type="float">
            <text:p>0</text:p>
          </table:table-cell>
          <table:table-cell table:formula="of:=[.$M$3]*([.C15]/[.D15])+(1-[.$M$3])*[.F3]" office:value-type="float" office:value="1.00181488203267" calcext:value-type="float">
            <text:p>1,00181488203267</text:p>
          </table:table-cell>
          <table:table-cell table:formula="of:=([.D14]+[.E14])*[.F3]" office:value-type="float" office:value="96.6000000000002" calcext:value-type="float">
            <text:p>96,6000000000002</text:p>
          </table:table-cell>
          <table:table-cell table:formula="of:=[.C15]-[.G15]" office:value-type="float" office:value="0" calcext:value-type="float">
            <text:p>0</text:p>
          </table:table-cell>
          <table:table-cell table:formula="of:=ABS([.H15]/[.C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2</text:p>
          </table:table-cell>
          <table:table-cell office:value-type="float" office:value="2" calcext:value-type="float">
            <text:p>2</text:p>
          </table:table-cell>
          <table:table-cell office:value-type="float" office:value="96.6" calcext:value-type="float">
            <text:p>96,6</text:p>
          </table:table-cell>
          <table:table-cell table:formula="of:=[.$K$3]*([.C16]/[.F4])+(1-[.$K$3])*([.D15]+[.E15])" office:value-type="float" office:value="96.4249999999999" calcext:value-type="float">
            <text:p>96,4249999999999</text:p>
          </table:table-cell>
          <table:table-cell table:formula="of:=[.$L$3]*([.D16]-[.D15])+(1-[.$L$3])*[.E15]" office:value-type="float" office:value="0" calcext:value-type="float">
            <text:p>0</text:p>
          </table:table-cell>
          <table:table-cell table:formula="of:=[.$M$3]*([.C16]/[.D16])+(1-[.$M$3])*[.F4]" office:value-type="float" office:value="1.00181488203267" calcext:value-type="float">
            <text:p>1,00181488203267</text:p>
          </table:table-cell>
          <table:table-cell table:formula="of:=([.D15]+[.E15])*[.F4]" office:value-type="float" office:value="96.6000000000001" calcext:value-type="float">
            <text:p>96,6000000000001</text:p>
          </table:table-cell>
          <table:table-cell table:formula="of:=[.C16]-[.G16]" office:value-type="float" office:value="0" calcext:value-type="float">
            <text:p>0</text:p>
          </table:table-cell>
          <table:table-cell table:formula="of:=ABS([.H16]/[.C1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3</text:p>
          </table:table-cell>
          <table:table-cell office:value-type="float" office:value="3" calcext:value-type="float">
            <text:p>3</text:p>
          </table:table-cell>
          <table:table-cell office:value-type="float" office:value="96.7" calcext:value-type="float">
            <text:p>96,7</text:p>
          </table:table-cell>
          <table:table-cell table:formula="of:=[.$K$3]*([.C17]/[.F5])+(1-[.$K$3])*([.D16]+[.E16])" office:value-type="float" office:value="96.4249999999998" calcext:value-type="float">
            <text:p>96,4249999999998</text:p>
          </table:table-cell>
          <table:table-cell table:formula="of:=[.$L$3]*([.D17]-[.D16])+(1-[.$L$3])*[.E16]" office:value-type="float" office:value="0" calcext:value-type="float">
            <text:p>0</text:p>
          </table:table-cell>
          <table:table-cell table:formula="of:=[.$M$3]*([.C17]/[.D17])+(1-[.$M$3])*[.F5]" office:value-type="float" office:value="1.00285195747991" calcext:value-type="float">
            <text:p>1,00285195747991</text:p>
          </table:table-cell>
          <table:table-cell table:formula="of:=([.D16]+[.E16])*[.F5]" office:value-type="float" office:value="96.7000000000002" calcext:value-type="float">
            <text:p>96,7000000000002</text:p>
          </table:table-cell>
          <table:table-cell table:formula="of:=[.C17]-[.G17]" office:value-type="float" office:value="0" calcext:value-type="float">
            <text:p>0</text:p>
          </table:table-cell>
          <table:table-cell table:formula="of:=ABS([.H17]/[.C17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4</text:p>
          </table:table-cell>
          <table:table-cell office:value-type="float" office:value="4" calcext:value-type="float">
            <text:p>4</text:p>
          </table:table-cell>
          <table:table-cell office:value-type="float" office:value="96.5" calcext:value-type="float">
            <text:p>96,5</text:p>
          </table:table-cell>
          <table:table-cell table:formula="of:=[.$K$3]*([.C18]/[.F6])+(1-[.$K$3])*([.D17]+[.E17])" office:value-type="float" office:value="96.4249999999999" calcext:value-type="float">
            <text:p>96,4249999999999</text:p>
          </table:table-cell>
          <table:table-cell table:formula="of:=[.$L$3]*([.D18]-[.D17])+(1-[.$L$3])*[.E17]" office:value-type="float" office:value="0" calcext:value-type="float">
            <text:p>0</text:p>
          </table:table-cell>
          <table:table-cell table:formula="of:=[.$M$3]*([.C18]/[.D18])+(1-[.$M$3])*[.F6]" office:value-type="float" office:value="1.00077780658543" calcext:value-type="float">
            <text:p>1,00077780658543</text:p>
          </table:table-cell>
          <table:table-cell table:formula="of:=([.D17]+[.E17])*[.F6]" office:value-type="float" office:value="96.4999999999999" calcext:value-type="float">
            <text:p>96,4999999999999</text:p>
          </table:table-cell>
          <table:table-cell table:formula="of:=[.C18]-[.G18]" office:value-type="float" office:value="0" calcext:value-type="float">
            <text:p>0</text:p>
          </table:table-cell>
          <table:table-cell table:formula="of:=ABS([.H18]/[.C1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5</text:p>
          </table:table-cell>
          <table:table-cell office:value-type="float" office:value="5" calcext:value-type="float">
            <text:p>5</text:p>
          </table:table-cell>
          <table:table-cell office:value-type="float" office:value="96.4" calcext:value-type="float">
            <text:p>96,4</text:p>
          </table:table-cell>
          <table:table-cell table:formula="of:=[.$K$3]*([.C19]/[.F7])+(1-[.$K$3])*([.D18]+[.E18])" office:value-type="float" office:value="96.4249999999999" calcext:value-type="float">
            <text:p>96,4249999999999</text:p>
          </table:table-cell>
          <table:table-cell table:formula="of:=[.$L$3]*([.D19]-[.D18])+(1-[.$L$3])*[.E18]" office:value-type="float" office:value="0" calcext:value-type="float">
            <text:p>0</text:p>
          </table:table-cell>
          <table:table-cell table:formula="of:=[.$M$3]*([.C19]/[.D19])+(1-[.$M$3])*[.F7]" office:value-type="float" office:value="0.999740731138191" calcext:value-type="float">
            <text:p>0,999740731138191</text:p>
          </table:table-cell>
          <table:table-cell table:formula="of:=([.D18]+[.E18])*[.F7]" office:value-type="float" office:value="96.3999999999998" calcext:value-type="float">
            <text:p>96,3999999999998</text:p>
          </table:table-cell>
          <table:table-cell table:formula="of:=[.C19]-[.G19]" office:value-type="float" office:value="0" calcext:value-type="float">
            <text:p>0</text:p>
          </table:table-cell>
          <table:table-cell table:formula="of:=ABS([.H19]/[.C1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6</text:p>
          </table:table-cell>
          <table:table-cell office:value-type="float" office:value="6" calcext:value-type="float">
            <text:p>6</text:p>
          </table:table-cell>
          <table:table-cell office:value-type="float" office:value="96.4" calcext:value-type="float">
            <text:p>96,4</text:p>
          </table:table-cell>
          <table:table-cell table:formula="of:=[.$K$3]*([.C20]/[.F8])+(1-[.$K$3])*([.D19]+[.E19])" office:value-type="float" office:value="96.4249999999999" calcext:value-type="float">
            <text:p>96,4249999999999</text:p>
          </table:table-cell>
          <table:table-cell table:formula="of:=[.$L$3]*([.D20]-[.D19])+(1-[.$L$3])*[.E19]" office:value-type="float" office:value="0" calcext:value-type="float">
            <text:p>0</text:p>
          </table:table-cell>
          <table:table-cell table:formula="of:=[.$M$3]*([.C20]/[.D20])+(1-[.$M$3])*[.F8]" office:value-type="float" office:value="0.999740731138191" calcext:value-type="float">
            <text:p>0,999740731138191</text:p>
          </table:table-cell>
          <table:table-cell table:formula="of:=([.D19]+[.E19])*[.F8]" office:value-type="float" office:value="96.3999999999999" calcext:value-type="float">
            <text:p>96,3999999999999</text:p>
          </table:table-cell>
          <table:table-cell table:formula="of:=[.C20]-[.G20]" office:value-type="float" office:value="0" calcext:value-type="float">
            <text:p>0</text:p>
          </table:table-cell>
          <table:table-cell table:formula="of:=ABS([.H20]/[.C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7</text:p>
          </table:table-cell>
          <table:table-cell office:value-type="float" office:value="7" calcext:value-type="float">
            <text:p>7</text:p>
          </table:table-cell>
          <table:table-cell office:value-type="float" office:value="96.4" calcext:value-type="float">
            <text:p>96,4</text:p>
          </table:table-cell>
          <table:table-cell table:formula="of:=[.$K$3]*([.C21]/[.F9])+(1-[.$K$3])*([.D20]+[.E20])" office:value-type="float" office:value="96.425" calcext:value-type="float">
            <text:p>96,425</text:p>
          </table:table-cell>
          <table:table-cell table:formula="of:=[.$L$3]*([.D21]-[.D20])+(1-[.$L$3])*[.E20]" office:value-type="float" office:value="0" calcext:value-type="float">
            <text:p>0</text:p>
          </table:table-cell>
          <table:table-cell table:formula="of:=[.$M$3]*([.C21]/[.D21])+(1-[.$M$3])*[.F9]" office:value-type="float" office:value="0.999740731138191" calcext:value-type="float">
            <text:p>0,999740731138191</text:p>
          </table:table-cell>
          <table:table-cell table:formula="of:=([.D20]+[.E20])*[.F9]" office:value-type="float" office:value="96.3999999999999" calcext:value-type="float">
            <text:p>96,3999999999999</text:p>
          </table:table-cell>
          <table:table-cell table:formula="of:=[.C21]-[.G21]" office:value-type="float" office:value="0" calcext:value-type="float">
            <text:p>0</text:p>
          </table:table-cell>
          <table:table-cell table:formula="of:=ABS([.H21]/[.C2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8</text:p>
          </table:table-cell>
          <table:table-cell office:value-type="float" office:value="8" calcext:value-type="float">
            <text:p>8</text:p>
          </table:table-cell>
          <table:table-cell office:value-type="float" office:value="96.5" calcext:value-type="float">
            <text:p>96,5</text:p>
          </table:table-cell>
          <table:table-cell table:formula="of:=[.$K$3]*([.C22]/[.F10])+(1-[.$K$3])*([.D21]+[.E21])" office:value-type="float" office:value="96.425" calcext:value-type="float">
            <text:p>96,425</text:p>
          </table:table-cell>
          <table:table-cell table:formula="of:=[.$L$3]*([.D22]-[.D21])+(1-[.$L$3])*[.E21]" office:value-type="float" office:value="0" calcext:value-type="float">
            <text:p>0</text:p>
          </table:table-cell>
          <table:table-cell table:formula="of:=[.$M$3]*([.C22]/[.D22])+(1-[.$M$3])*[.F10]" office:value-type="float" office:value="1.00077780658543" calcext:value-type="float">
            <text:p>1,00077780658543</text:p>
          </table:table-cell>
          <table:table-cell table:formula="of:=([.D21]+[.E21])*[.F10]" office:value-type="float" office:value="96.5" calcext:value-type="float">
            <text:p>96,5</text:p>
          </table:table-cell>
          <table:table-cell table:formula="of:=[.C22]-[.G22]" office:value-type="float" office:value="0" calcext:value-type="float">
            <text:p>0</text:p>
          </table:table-cell>
          <table:table-cell table:formula="of:=ABS([.H22]/[.C2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9</text:p>
          </table:table-cell>
          <table:table-cell office:value-type="float" office:value="9" calcext:value-type="float">
            <text:p>9</text:p>
          </table:table-cell>
          <table:table-cell office:value-type="float" office:value="96.4" calcext:value-type="float">
            <text:p>96,4</text:p>
          </table:table-cell>
          <table:table-cell table:formula="of:=[.$K$3]*([.C23]/[.F11])+(1-[.$K$3])*([.D22]+[.E22])" office:value-type="float" office:value="96.425" calcext:value-type="float">
            <text:p>96,425</text:p>
          </table:table-cell>
          <table:table-cell table:formula="of:=[.$L$3]*([.D23]-[.D22])+(1-[.$L$3])*[.E22]" office:value-type="float" office:value="0" calcext:value-type="float">
            <text:p>0</text:p>
          </table:table-cell>
          <table:table-cell table:formula="of:=[.$M$3]*([.C23]/[.D23])+(1-[.$M$3])*[.F11]" office:value-type="float" office:value="0.99974073113819" calcext:value-type="float">
            <text:p>0,99974073113819</text:p>
          </table:table-cell>
          <table:table-cell table:formula="of:=([.D22]+[.E22])*[.F11]" office:value-type="float" office:value="96.3999999999999" calcext:value-type="float">
            <text:p>96,3999999999999</text:p>
          </table:table-cell>
          <table:table-cell table:formula="of:=[.C23]-[.G23]" office:value-type="float" office:value="0" calcext:value-type="float">
            <text:p>0</text:p>
          </table:table-cell>
          <table:table-cell table:formula="of:=ABS([.H23]/[.C2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10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,2</text:p>
          </table:table-cell>
          <table:table-cell table:formula="of:=[.$K$3]*([.C24]/[.F12])+(1-[.$K$3])*([.D23]+[.E23])" office:value-type="float" office:value="96.425" calcext:value-type="float">
            <text:p>96,425</text:p>
          </table:table-cell>
          <table:table-cell table:formula="of:=[.$L$3]*([.D24]-[.D23])+(1-[.$L$3])*[.E23]" office:value-type="float" office:value="0" calcext:value-type="float">
            <text:p>0</text:p>
          </table:table-cell>
          <table:table-cell table:formula="of:=[.$M$3]*([.C24]/[.D24])+(1-[.$M$3])*[.F12]" office:value-type="float" office:value="0.997666580243713" calcext:value-type="float">
            <text:p>0,997666580243713</text:p>
          </table:table-cell>
          <table:table-cell table:formula="of:=([.D23]+[.E23])*[.F12]" office:value-type="float" office:value="96.2" calcext:value-type="float">
            <text:p>96,2</text:p>
          </table:table-cell>
          <table:table-cell table:formula="of:=[.C24]-[.G24]" office:value-type="float" office:value="0" calcext:value-type="float">
            <text:p>0</text:p>
          </table:table-cell>
          <table:table-cell table:formula="of:=ABS([.H24]/[.C24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11</text:p>
          </table:table-cell>
          <table:table-cell office:value-type="float" office:value="11" calcext:value-type="float">
            <text:p>11</text:p>
          </table:table-cell>
          <table:table-cell office:value-type="float" office:value="96.1" calcext:value-type="float">
            <text:p>96,1</text:p>
          </table:table-cell>
          <table:table-cell table:formula="of:=[.$K$3]*([.C25]/[.F13])+(1-[.$K$3])*([.D24]+[.E24])" office:value-type="float" office:value="96.425" calcext:value-type="float">
            <text:p>96,425</text:p>
          </table:table-cell>
          <table:table-cell table:formula="of:=[.$L$3]*([.D25]-[.D24])+(1-[.$L$3])*[.E24]" office:value-type="float" office:value="0" calcext:value-type="float">
            <text:p>0</text:p>
          </table:table-cell>
          <table:table-cell table:formula="of:=[.$M$3]*([.C25]/[.D25])+(1-[.$M$3])*[.F13]" office:value-type="float" office:value="0.996629504796474" calcext:value-type="float">
            <text:p>0,996629504796474</text:p>
          </table:table-cell>
          <table:table-cell table:formula="of:=([.D24]+[.E24])*[.F13]" office:value-type="float" office:value="96.1" calcext:value-type="float">
            <text:p>96,1</text:p>
          </table:table-cell>
          <table:table-cell table:formula="of:=[.C25]-[.G25]" office:value-type="float" office:value="0" calcext:value-type="float">
            <text:p>0</text:p>
          </table:table-cell>
          <table:table-cell table:formula="of:=ABS([.H25]/[.C2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12</text:p>
          </table:table-cell>
          <table:table-cell office:value-type="float" office:value="12" calcext:value-type="float">
            <text:p>12</text:p>
          </table:table-cell>
          <table:table-cell office:value-type="float" office:value="96.3" calcext:value-type="float">
            <text:p>96,3</text:p>
          </table:table-cell>
          <table:table-cell table:formula="of:=[.$K$3]*([.C26]/[.F14])+(1-[.$K$3])*([.D25]+[.E25])" office:value-type="float" office:value="96.425" calcext:value-type="float">
            <text:p>96,425</text:p>
          </table:table-cell>
          <table:table-cell table:formula="of:=[.$L$3]*([.D26]-[.D25])+(1-[.$L$3])*[.E25]" office:value-type="float" office:value="0" calcext:value-type="float">
            <text:p>0</text:p>
          </table:table-cell>
          <table:table-cell table:formula="of:=[.$M$3]*([.C26]/[.D26])+(1-[.$M$3])*[.F14]" office:value-type="float" office:value="0.998703655690952" calcext:value-type="float">
            <text:p>0,998703655690952</text:p>
          </table:table-cell>
          <table:table-cell table:formula="of:=([.D25]+[.E25])*[.F14]" office:value-type="float" office:value="96.3" calcext:value-type="float">
            <text:p>96,3</text:p>
          </table:table-cell>
          <table:table-cell table:formula="of:=[.C26]-[.G26]" office:value-type="float" office:value="0" calcext:value-type="float">
            <text:p>0</text:p>
          </table:table-cell>
          <table:table-cell table:formula="of:=ABS([.H26]/[.C2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1</text:p>
          </table:table-cell>
          <table:table-cell office:value-type="float" office:value="13" calcext:value-type="float">
            <text:p>13</text:p>
          </table:table-cell>
          <table:table-cell office:value-type="float" office:value="96.52" calcext:value-type="float">
            <text:p>96,52</text:p>
          </table:table-cell>
          <table:table-cell table:formula="of:=[.$K$3]*([.C27]/[.F15])+(1-[.$K$3])*([.D26]+[.E26])" office:value-type="float" office:value="96.4010434782609" calcext:value-type="float">
            <text:p>96,4010434782609</text:p>
          </table:table-cell>
          <table:table-cell table:formula="of:=[.$L$3]*([.D27]-[.D26])+(1-[.$L$3])*[.E26]" office:value-type="float" office:value="-0.00239565217391373" calcext:value-type="float">
            <text:p>-0,002395652173914</text:p>
          </table:table-cell>
          <table:table-cell table:formula="of:=[.$M$3]*([.C27]/[.D27])+(1-[.$M$3])*[.F15]" office:value-type="float" office:value="1.00129206611511" calcext:value-type="float">
            <text:p>1,00129206611511</text:p>
          </table:table-cell>
          <table:table-cell table:formula="of:=([.D26]+[.E26])*[.F15]" office:value-type="float" office:value="96.6000000000001" calcext:value-type="float">
            <text:p>96,6000000000001</text:p>
          </table:table-cell>
          <table:table-cell table:formula="of:=[.C27]-[.G27]" office:value-type="float" office:value="-0.0800000000000694" calcext:value-type="float">
            <text:p>-0,080000000000069</text:p>
          </table:table-cell>
          <table:table-cell table:formula="of:=ABS([.H27]/[.C27])" office:value-type="float" office:value="0.000828843762951402" calcext:value-type="float">
            <text:p>0,0008288437629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2</text:p>
          </table:table-cell>
          <table:table-cell office:value-type="float" office:value="14" calcext:value-type="float">
            <text:p>14</text:p>
          </table:table-cell>
          <table:table-cell office:value-type="float" office:value="96.84" calcext:value-type="float">
            <text:p>96,84</text:p>
          </table:table-cell>
          <table:table-cell table:formula="of:=[.$K$3]*([.C28]/[.F16])+(1-[.$K$3])*([.D27]+[.E27])" office:value-type="float" office:value="96.4784230434782" calcext:value-type="float">
            <text:p>96,4784230434782</text:p>
          </table:table-cell>
          <table:table-cell table:formula="of:=[.$L$3]*([.D28]-[.D27])+(1-[.$L$3])*[.E27]" office:value-type="float" office:value="0.00558186956521467" calcext:value-type="float">
            <text:p>0,005581869565215</text:p>
          </table:table-cell>
          <table:table-cell table:formula="of:=[.$M$3]*([.C28]/[.D28])+(1-[.$M$3])*[.F16]" office:value-type="float" office:value="1.00355446270476" calcext:value-type="float">
            <text:p>1,00355446270476</text:p>
          </table:table-cell>
          <table:table-cell table:formula="of:=([.D27]+[.E27])*[.F16]" office:value-type="float" office:value="96.5736000000001" calcext:value-type="float">
            <text:p>96,5736000000001</text:p>
          </table:table-cell>
          <table:table-cell table:formula="of:=[.C28]-[.G28]" office:value-type="float" office:value="0.266399999999919" calcext:value-type="float">
            <text:p>0,266399999999919</text:p>
          </table:table-cell>
          <table:table-cell table:formula="of:=ABS([.H28]/[.C28])" office:value-type="float" office:value="0.0027509293680289" calcext:value-type="float">
            <text:p>0,0027509293680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3</text:p>
          </table:table-cell>
          <table:table-cell office:value-type="float" office:value="15" calcext:value-type="float">
            <text:p>15</text:p>
          </table:table-cell>
          <table:table-cell office:value-type="float" office:value="97.36" calcext:value-type="float">
            <text:p>97,36</text:p>
          </table:table-cell>
          <table:table-cell table:formula="of:=[.$K$3]*([.C29]/[.F17])+(1-[.$K$3])*([.D28]+[.E28])" office:value-type="float" office:value="96.6637403574344" calcext:value-type="float">
            <text:p>96,6637403574344</text:p>
          </table:table-cell>
          <table:table-cell table:formula="of:=[.$L$3]*([.D29]-[.D28])+(1-[.$L$3])*[.E28]" office:value-type="float" office:value="0.0235554140043108" calcext:value-type="float">
            <text:p>0,023555414004311</text:p>
          </table:table-cell>
          <table:table-cell table:formula="of:=[.$M$3]*([.C29]/[.D29])+(1-[.$M$3])*[.F17]" office:value-type="float" office:value="1.00676780935255" calcext:value-type="float">
            <text:p>1,00676780935255</text:p>
          </table:table-cell>
          <table:table-cell table:formula="of:=([.D28]+[.E28])*[.F17]" office:value-type="float" office:value="96.7591731925467" calcext:value-type="float">
            <text:p>96,7591731925467</text:p>
          </table:table-cell>
          <table:table-cell table:formula="of:=[.C29]-[.G29]" office:value-type="float" office:value="0.600826807453274" calcext:value-type="float">
            <text:p>0,600826807453274</text:p>
          </table:table-cell>
          <table:table-cell table:formula="of:=ABS([.H29]/[.C29])" office:value-type="float" office:value="0.00617118742248638" calcext:value-type="float">
            <text:p>0,00617118742248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4</text:p>
          </table:table-cell>
          <table:table-cell office:value-type="float" office:value="16" calcext:value-type="float">
            <text:p>16</text:p>
          </table:table-cell>
          <table:table-cell office:value-type="float" office:value="97.51" calcext:value-type="float">
            <text:p>97,51</text:p>
          </table:table-cell>
          <table:table-cell table:formula="of:=[.$K$3]*([.C30]/[.F18])+(1-[.$K$3])*([.D29]+[.E29])" office:value-type="float" office:value="96.9113715477791" calcext:value-type="float">
            <text:p>96,9113715477791</text:p>
          </table:table-cell>
          <table:table-cell table:formula="of:=[.$L$3]*([.D30]-[.D29])+(1-[.$L$3])*[.E29]" office:value-type="float" office:value="0.045962991638346" calcext:value-type="float">
            <text:p>0,045962991638346</text:p>
          </table:table-cell>
          <table:table-cell table:formula="of:=[.$M$3]*([.C30]/[.D30])+(1-[.$M$3])*[.F18]" office:value-type="float" office:value="1.00563714483216" calcext:value-type="float">
            <text:p>1,00563714483216</text:p>
          </table:table-cell>
          <table:table-cell table:formula="of:=([.D29]+[.E29])*[.F18]" office:value-type="float" office:value="96.7624997868172" calcext:value-type="float">
            <text:p>96,7624997868172</text:p>
          </table:table-cell>
          <table:table-cell table:formula="of:=[.C30]-[.G30]" office:value-type="float" office:value="0.747500213182789" calcext:value-type="float">
            <text:p>0,747500213182789</text:p>
          </table:table-cell>
          <table:table-cell table:formula="of:=ABS([.H30]/[.C30])" office:value-type="float" office:value="0.00766588260878668" calcext:value-type="float">
            <text:p>0,0076658826087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5</text:p>
          </table:table-cell>
          <table:table-cell office:value-type="float" office:value="17" calcext:value-type="float">
            <text:p>17</text:p>
          </table:table-cell>
          <table:table-cell office:value-type="float" office:value="97.38" calcext:value-type="float">
            <text:p>97,38</text:p>
          </table:table-cell>
          <table:table-cell table:formula="of:=[.$K$3]*([.C31]/[.F19])+(1-[.$K$3])*([.D30]+[.E30])" office:value-type="float" office:value="97.0917104224054" calcext:value-type="float">
            <text:p>97,0917104224054</text:p>
          </table:table-cell>
          <table:table-cell table:formula="of:=[.$L$3]*([.D31]-[.D30])+(1-[.$L$3])*[.E30]" office:value-type="float" office:value="0.0594005799371486" calcext:value-type="float">
            <text:p>0,059400579937149</text:p>
          </table:table-cell>
          <table:table-cell table:formula="of:=[.$M$3]*([.C31]/[.D31])+(1-[.$M$3])*[.F19]" office:value-type="float" office:value="1.00264639826605" calcext:value-type="float">
            <text:p>1,00264639826605</text:p>
          </table:table-cell>
          <table:table-cell table:formula="of:=([.D30]+[.E30])*[.F19]" office:value-type="float" office:value="96.9321965216474" calcext:value-type="float">
            <text:p>96,9321965216474</text:p>
          </table:table-cell>
          <table:table-cell table:formula="of:=[.C31]-[.G31]" office:value-type="float" office:value="0.44780347835264" calcext:value-type="float">
            <text:p>0,44780347835264</text:p>
          </table:table-cell>
          <table:table-cell table:formula="of:=ABS([.H31]/[.C31])" office:value-type="float" office:value="0.00459851590010926" calcext:value-type="float">
            <text:p>0,0045985159001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6</text:p>
          </table:table-cell>
          <table:table-cell office:value-type="float" office:value="18" calcext:value-type="float">
            <text:p>18</text:p>
          </table:table-cell>
          <table:table-cell office:value-type="float" office:value="97.37" calcext:value-type="float">
            <text:p>97,37</text:p>
          </table:table-cell>
          <table:table-cell table:formula="of:=[.$K$3]*([.C32]/[.F20])+(1-[.$K$3])*([.D31]+[.E31])" office:value-type="float" office:value="97.2243531684448" calcext:value-type="float">
            <text:p>97,2243531684448</text:p>
          </table:table-cell>
          <table:table-cell table:formula="of:=[.$L$3]*([.D32]-[.D31])+(1-[.$L$3])*[.E31]" office:value-type="float" office:value="0.0667247965473675" calcext:value-type="float">
            <text:p>0,066724796547368</text:p>
          </table:table-cell>
          <table:table-cell table:formula="of:=[.$M$3]*([.C32]/[.D32])+(1-[.$M$3])*[.F20]" office:value-type="float" office:value="1.00132231708899" calcext:value-type="float">
            <text:p>1,00132231708899</text:p>
          </table:table-cell>
          <table:table-cell table:formula="of:=([.D31]+[.E31])*[.F20]" office:value-type="float" office:value="97.1259227443695" calcext:value-type="float">
            <text:p>97,1259227443695</text:p>
          </table:table-cell>
          <table:table-cell table:formula="of:=[.C32]-[.G32]" office:value-type="float" office:value="0.244077255630486" calcext:value-type="float">
            <text:p>0,244077255630486</text:p>
          </table:table-cell>
          <table:table-cell table:formula="of:=ABS([.H32]/[.C32])" office:value-type="float" office:value="0.0025066987329823" calcext:value-type="float">
            <text:p>0,0025066987329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7</text:p>
          </table:table-cell>
          <table:table-cell office:value-type="float" office:value="19" calcext:value-type="float">
            <text:p>19</text:p>
          </table:table-cell>
          <table:table-cell office:value-type="float" office:value="97.37" calcext:value-type="float">
            <text:p>97,37</text:p>
          </table:table-cell>
          <table:table-cell table:formula="of:=[.$K$3]*([.C33]/[.F21])+(1-[.$K$3])*([.D32]+[.E32])" office:value-type="float" office:value="97.3223300422995" calcext:value-type="float">
            <text:p>97,3223300422995</text:p>
          </table:table-cell>
          <table:table-cell table:formula="of:=[.$L$3]*([.D33]-[.D32])+(1-[.$L$3])*[.E32]" office:value-type="float" office:value="0.0698500042780999" calcext:value-type="float">
            <text:p>0,0698500042781</text:p>
          </table:table-cell>
          <table:table-cell table:formula="of:=[.$M$3]*([.C33]/[.D33])+(1-[.$M$3])*[.F21]" office:value-type="float" office:value="1.00041490680442" calcext:value-type="float">
            <text:p>1,00041490680442</text:p>
          </table:table-cell>
          <table:table-cell table:formula="of:=([.D32]+[.E32])*[.F21]" office:value-type="float" office:value="97.2658534179439" calcext:value-type="float">
            <text:p>97,2658534179439</text:p>
          </table:table-cell>
          <table:table-cell table:formula="of:=[.C33]-[.G33]" office:value-type="float" office:value="0.10414658205606" calcext:value-type="float">
            <text:p>0,10414658205606</text:p>
          </table:table-cell>
          <table:table-cell table:formula="of:=ABS([.H33]/[.C33])" office:value-type="float" office:value="0.00106959620063737" calcext:value-type="float">
            <text:p>0,001069596200637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06-08</text:p>
          </table:table-cell>
          <table:table-cell office:value-type="float" office:value="20" calcext:value-type="float">
            <text:p>20</text:p>
          </table:table-cell>
          <table:table-cell office:value-type="float" office:value="97.54" calcext:value-type="float">
            <text:p>97,54</text:p>
          </table:table-cell>
          <table:table-cell table:formula="of:=[.$K$3]*([.C34]/[.F22])+(1-[.$K$3])*([.D33]+[.E33])" office:value-type="float" office:value="97.4137835455576" calcext:value-type="float">
            <text:p>97,4137835455576</text:p>
          </table:table-cell>
          <table:table-cell table:formula="of:=[.$L$3]*([.D34]-[.D33])+(1-[.$L$3])*[.E33]" office:value-type="float" office:value="0.0720103541761078" calcext:value-type="float">
            <text:p>0,072010354176108</text:p>
          </table:table-cell>
          <table:table-cell table:formula="of:=[.$M$3]*([.C34]/[.D34])+(1-[.$M$3])*[.F22]" office:value-type="float" office:value="1.00124388677683" calcext:value-type="float">
            <text:p>1,00124388677683</text:p>
          </table:table-cell>
          <table:table-cell table:formula="of:=([.D33]+[.E33])*[.F22]" office:value-type="float" office:value="97.4679323255871" calcext:value-type="float">
            <text:p>97,4679323255871</text:p>
          </table:table-cell>
          <table:table-cell table:formula="of:=[.C34]-[.G34]" office:value-type="float" office:value="0.0720676744128639" calcext:value-type="float">
            <text:p>0,072067674412864</text:p>
          </table:table-cell>
          <table:table-cell table:formula="of:=ABS([.H34]/[.C34])" office:value-type="float" office:value="0.0007388525160228" calcext:value-type="float">
            <text:p>0,000738852516023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06-09</text:p>
          </table:table-cell>
          <table:table-cell office:value-type="float" office:value="21" calcext:value-type="float">
            <text:p>21</text:p>
          </table:table-cell>
          <table:table-cell office:value-type="float" office:value="97.51" calcext:value-type="float">
            <text:p>97,51</text:p>
          </table:table-cell>
          <table:table-cell table:formula="of:=[.$K$3]*([.C35]/[.F23])+(1-[.$K$3])*([.D34]+[.E34])" office:value-type="float" office:value="97.5006420887348" calcext:value-type="float">
            <text:p>97,5006420887348</text:p>
          </table:table-cell>
          <table:table-cell table:formula="of:=[.$L$3]*([.D35]-[.D34])+(1-[.$L$3])*[.E34]" office:value-type="float" office:value="0.0734951730762114" calcext:value-type="float">
            <text:p>0,073495173076211</text:p>
          </table:table-cell>
          <table:table-cell table:formula="of:=[.$M$3]*([.C35]/[.D35])+(1-[.$M$3])*[.F23]" office:value-type="float" office:value="1.00006045326433" calcext:value-type="float">
            <text:p>1,00006045326433</text:p>
          </table:table-cell>
          <table:table-cell table:formula="of:=([.D34]+[.E34])*[.F23]" office:value-type="float" office:value="97.4605188689068" calcext:value-type="float">
            <text:p>97,4605188689068</text:p>
          </table:table-cell>
          <table:table-cell table:formula="of:=[.C35]-[.G35]" office:value-type="float" office:value="0.0494811310932306" calcext:value-type="float">
            <text:p>0,049481131093231</text:p>
          </table:table-cell>
          <table:table-cell table:formula="of:=ABS([.H35]/[.C35])" office:value-type="float" office:value="0.000507446734624455" calcext:value-type="float">
            <text:p>0,000507446734624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06-10</text:p>
          </table:table-cell>
          <table:table-cell office:value-type="float" office:value="22" calcext:value-type="float">
            <text:p>22</text:p>
          </table:table-cell>
          <table:table-cell office:value-type="float" office:value="97.5" calcext:value-type="float">
            <text:p>97,5</text:p>
          </table:table-cell>
          <table:table-cell table:formula="of:=[.$K$3]*([.C36]/[.F24])+(1-[.$K$3])*([.D35]+[.E35])" office:value-type="float" office:value="97.6203082454299" calcext:value-type="float">
            <text:p>97,6203082454299</text:p>
          </table:table-cell>
          <table:table-cell table:formula="of:=[.$L$3]*([.D36]-[.D35])+(1-[.$L$3])*[.E35]" office:value-type="float" office:value="0.0781122714380978" calcext:value-type="float">
            <text:p>0,078112271438098</text:p>
          </table:table-cell>
          <table:table-cell table:formula="of:=[.$M$3]*([.C36]/[.D36])+(1-[.$M$3])*[.F24]" office:value-type="float" office:value="0.99865748901197" calcext:value-type="float">
            <text:p>0,99865748901197</text:p>
          </table:table-cell>
          <table:table-cell table:formula="of:=([.D35]+[.E35])*[.F24]" office:value-type="float" office:value="97.3464558422216" calcext:value-type="float">
            <text:p>97,3464558422216</text:p>
          </table:table-cell>
          <table:table-cell table:formula="of:=[.C36]-[.G36]" office:value-type="float" office:value="0.153544157778384" calcext:value-type="float">
            <text:p>0,153544157778384</text:p>
          </table:table-cell>
          <table:table-cell table:formula="of:=ABS([.H36]/[.C36])" office:value-type="float" office:value="0.0015748118746501" calcext:value-type="float">
            <text:p>0,00157481187465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06-11</text:p>
          </table:table-cell>
          <table:table-cell office:value-type="float" office:value="23" calcext:value-type="float">
            <text:p>23</text:p>
          </table:table-cell>
          <table:table-cell office:value-type="float" office:value="97.69" calcext:value-type="float">
            <text:p>97,69</text:p>
          </table:table-cell>
          <table:table-cell table:formula="of:=[.$K$3]*([.C37]/[.F25])+(1-[.$K$3])*([.D36]+[.E36])" office:value-type="float" office:value="97.795007525179" calcext:value-type="float">
            <text:p>97,795007525179</text:p>
          </table:table-cell>
          <table:table-cell table:formula="of:=[.$L$3]*([.D37]-[.D36])+(1-[.$L$3])*[.E36]" office:value-type="float" office:value="0.0877709722692071" calcext:value-type="float">
            <text:p>0,087770972269207</text:p>
          </table:table-cell>
          <table:table-cell table:formula="of:=[.$M$3]*([.C37]/[.D37])+(1-[.$M$3])*[.F25]" office:value-type="float" office:value="0.99869657422944" calcext:value-type="float">
            <text:p>0,99869657422944</text:p>
          </table:table-cell>
          <table:table-cell table:formula="of:=([.D36]+[.E36])*[.F25]" office:value-type="float" office:value="97.3691284591238" calcext:value-type="float">
            <text:p>97,3691284591238</text:p>
          </table:table-cell>
          <table:table-cell table:formula="of:=[.C37]-[.G37]" office:value-type="float" office:value="0.320871540876212" calcext:value-type="float">
            <text:p>0,320871540876212</text:p>
          </table:table-cell>
          <table:table-cell table:formula="of:=ABS([.H37]/[.C37])" office:value-type="float" office:value="0.00328458942446731" calcext:value-type="float">
            <text:p>0,003284589424467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06-12</text:p>
          </table:table-cell>
          <table:table-cell office:value-type="float" office:value="24" calcext:value-type="float">
            <text:p>24</text:p>
          </table:table-cell>
          <table:table-cell office:value-type="float" office:value="97.71" calcext:value-type="float">
            <text:p>97,71</text:p>
          </table:table-cell>
          <table:table-cell table:formula="of:=[.$K$3]*([.C38]/[.F26])+(1-[.$K$3])*([.D37]+[.E37])" office:value-type="float" office:value="97.8689940136343" calcext:value-type="float">
            <text:p>97,8689940136343</text:p>
          </table:table-cell>
          <table:table-cell table:formula="of:=[.$L$3]*([.D38]-[.D37])+(1-[.$L$3])*[.E37]" office:value-type="float" office:value="0.0863925238878154" calcext:value-type="float">
            <text:p>0,086392523887816</text:p>
          </table:table-cell>
          <table:table-cell table:formula="of:=[.$M$3]*([.C38]/[.D38])+(1-[.$M$3])*[.F26]" office:value-type="float" office:value="0.998408261930317" calcext:value-type="float">
            <text:p>0,998408261930317</text:p>
          </table:table-cell>
          <table:table-cell table:formula="of:=([.D37]+[.E37])*[.F26]" office:value-type="float" office:value="97.7558887145893" calcext:value-type="float">
            <text:p>97,7558887145893</text:p>
          </table:table-cell>
          <table:table-cell table:formula="of:=[.C38]-[.G38]" office:value-type="float" office:value="-0.0458887145892675" calcext:value-type="float">
            <text:p>-0,045888714589268</text:p>
          </table:table-cell>
          <table:table-cell table:formula="of:=ABS([.H38]/[.C38])" office:value-type="float" office:value="0.000469641946466764" calcext:value-type="float">
            <text:p>0,000469641946467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07-01</text:p>
          </table:table-cell>
          <table:table-cell office:value-type="float" office:value="25" calcext:value-type="float">
            <text:p>25</text:p>
          </table:table-cell>
          <table:table-cell office:value-type="float" office:value="97.42" calcext:value-type="float">
            <text:p>97,42</text:p>
          </table:table-cell>
          <table:table-cell table:formula="of:=[.$K$3]*([.C39]/[.F27])+(1-[.$K$3])*([.D38]+[.E38])" office:value-type="float" office:value="97.7570573799285" calcext:value-type="float">
            <text:p>97,7570573799285</text:p>
          </table:table-cell>
          <table:table-cell table:formula="of:=[.$L$3]*([.D39]-[.D38])+(1-[.$L$3])*[.E38]" office:value-type="float" office:value="0.0665596081284487" calcext:value-type="float">
            <text:p>0,066559608128449</text:p>
          </table:table-cell>
          <table:table-cell table:formula="of:=[.$M$3]*([.C39]/[.D39])+(1-[.$M$3])*[.F27]" office:value-type="float" office:value="0.99702608904572" calcext:value-type="float">
            <text:p>0,99702608904572</text:p>
          </table:table-cell>
          <table:table-cell table:formula="of:=([.D38]+[.E38])*[.F27]" office:value-type="float" office:value="98.0819513732594" calcext:value-type="float">
            <text:p>98,0819513732594</text:p>
          </table:table-cell>
          <table:table-cell table:formula="of:=[.C39]-[.G39]" office:value-type="float" office:value="-0.661951373259427" calcext:value-type="float">
            <text:p>-0,661951373259427</text:p>
          </table:table-cell>
          <table:table-cell table:formula="of:=ABS([.H39]/[.C39])" office:value-type="float" office:value="0.00679482009094054" calcext:value-type="float">
            <text:p>0,00679482009094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2</text:p>
          </table:table-cell>
          <table:table-cell office:value-type="float" office:value="26" calcext:value-type="float">
            <text:p>26</text:p>
          </table:table-cell>
          <table:table-cell office:value-type="float" office:value="97.49" calcext:value-type="float">
            <text:p>97,49</text:p>
          </table:table-cell>
          <table:table-cell table:formula="of:=[.$K$3]*([.C40]/[.F28])+(1-[.$K$3])*([.D39]+[.E39])" office:value-type="float" office:value="97.6199427247442" calcext:value-type="float">
            <text:p>97,6199427247442</text:p>
          </table:table-cell>
          <table:table-cell table:formula="of:=[.$L$3]*([.D40]-[.D39])+(1-[.$L$3])*[.E39]" office:value-type="float" office:value="0.0461921817971718" calcext:value-type="float">
            <text:p>0,046192181797172</text:p>
          </table:table-cell>
          <table:table-cell table:formula="of:=[.$M$3]*([.C40]/[.D40])+(1-[.$M$3])*[.F28]" office:value-type="float" office:value="0.999157448719919" calcext:value-type="float">
            <text:p>0,999157448719919</text:p>
          </table:table-cell>
          <table:table-cell table:formula="of:=([.D39]+[.E39])*[.F28]" office:value-type="float" office:value="98.1713273862854" calcext:value-type="float">
            <text:p>98,1713273862854</text:p>
          </table:table-cell>
          <table:table-cell table:formula="of:=[.C40]-[.G40]" office:value-type="float" office:value="-0.681327386285375" calcext:value-type="float">
            <text:p>-0,681327386285375</text:p>
          </table:table-cell>
          <table:table-cell table:formula="of:=ABS([.H40]/[.C40])" office:value-type="float" office:value="0.00698868998138655" calcext:value-type="float">
            <text:p>0,0069886899813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3</text:p>
          </table:table-cell>
          <table:table-cell office:value-type="float" office:value="27" calcext:value-type="float">
            <text:p>27</text:p>
          </table:table-cell>
          <table:table-cell office:value-type="float" office:value="97.59" calcext:value-type="float">
            <text:p>97,59</text:p>
          </table:table-cell>
          <table:table-cell table:formula="of:=[.$K$3]*([.C41]/[.F29])+(1-[.$K$3])*([.D40]+[.E40])" office:value-type="float" office:value="97.4464852472231" calcext:value-type="float">
            <text:p>97,4464852472231</text:p>
          </table:table-cell>
          <table:table-cell table:formula="of:=[.$L$3]*([.D41]-[.D40])+(1-[.$L$3])*[.E40]" office:value-type="float" office:value="0.0242272158653463" calcext:value-type="float">
            <text:p>0,024227215865346</text:p>
          </table:table-cell>
          <table:table-cell table:formula="of:=[.$M$3]*([.C41]/[.D41])+(1-[.$M$3])*[.F29]" office:value-type="float" office:value="1.00200226001407" calcext:value-type="float">
            <text:p>1,00200226001407</text:p>
          </table:table-cell>
          <table:table-cell table:formula="of:=([.D40]+[.E40])*[.F29]" office:value-type="float" office:value="98.3271206877896" calcext:value-type="float">
            <text:p>98,3271206877896</text:p>
          </table:table-cell>
          <table:table-cell table:formula="of:=[.C41]-[.G41]" office:value-type="float" office:value="-0.737120687789599" calcext:value-type="float">
            <text:p>-0,737120687789599</text:p>
          </table:table-cell>
          <table:table-cell table:formula="of:=ABS([.H41]/[.C41])" office:value-type="float" office:value="0.007553239960955" calcext:value-type="float">
            <text:p>0,0075532399609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4</text:p>
          </table:table-cell>
          <table:table-cell office:value-type="float" office:value="28" calcext:value-type="float">
            <text:p>28</text:p>
          </table:table-cell>
          <table:table-cell office:value-type="float" office:value="97.59" calcext:value-type="float">
            <text:p>97,59</text:p>
          </table:table-cell>
          <table:table-cell table:formula="of:=[.$K$3]*([.C42]/[.F30])+(1-[.$K$3])*([.D41]+[.E41])" office:value-type="float" office:value="97.3423851668025" calcext:value-type="float">
            <text:p>97,3423851668025</text:p>
          </table:table-cell>
          <table:table-cell table:formula="of:=[.$L$3]*([.D42]-[.D41])+(1-[.$L$3])*[.E41]" office:value-type="float" office:value="0.0113944862367538" calcext:value-type="float">
            <text:p>0,011394486236754</text:p>
          </table:table-cell>
          <table:table-cell table:formula="of:=[.$M$3]*([.C42]/[.D42])+(1-[.$M$3])*[.F30]" office:value-type="float" office:value="1.00285309078621" calcext:value-type="float">
            <text:p>1,00285309078621</text:p>
          </table:table-cell>
          <table:table-cell table:formula="of:=([.D41]+[.E41])*[.F30]" office:value-type="float" office:value="98.0201689861367" calcext:value-type="float">
            <text:p>98,0201689861367</text:p>
          </table:table-cell>
          <table:table-cell table:formula="of:=[.C42]-[.G42]" office:value-type="float" office:value="-0.430168986136735" calcext:value-type="float">
            <text:p>-0,430168986136735</text:p>
          </table:table-cell>
          <table:table-cell table:formula="of:=ABS([.H42]/[.C42])" office:value-type="float" office:value="0.00440792075147797" calcext:value-type="float">
            <text:p>0,0044079207514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5</text:p>
          </table:table-cell>
          <table:table-cell office:value-type="float" office:value="29" calcext:value-type="float">
            <text:p>29</text:p>
          </table:table-cell>
          <table:table-cell office:value-type="float" office:value="97.64" calcext:value-type="float">
            <text:p>97,64</text:p>
          </table:table-cell>
          <table:table-cell table:formula="of:=[.$K$3]*([.C43]/[.F31])+(1-[.$K$3])*([.D42]+[.E42])" office:value-type="float" office:value="97.3623320619472" calcext:value-type="float">
            <text:p>97,3623320619472</text:p>
          </table:table-cell>
          <table:table-cell table:formula="of:=[.$L$3]*([.D43]-[.D42])+(1-[.$L$3])*[.E42]" office:value-type="float" office:value="0.012249727127544" calcext:value-type="float">
            <text:p>0,012249727127544</text:p>
          </table:table-cell>
          <table:table-cell table:formula="of:=[.$M$3]*([.C43]/[.D43])+(1-[.$M$3])*[.F31]" office:value-type="float" office:value="1.00283135262975" calcext:value-type="float">
            <text:p>1,00283135262975</text:p>
          </table:table-cell>
          <table:table-cell table:formula="of:=([.D42]+[.E42])*[.F31]" office:value-type="float" office:value="97.6114165267066" calcext:value-type="float">
            <text:p>97,6114165267066</text:p>
          </table:table-cell>
          <table:table-cell table:formula="of:=[.C43]-[.G43]" office:value-type="float" office:value="0.0285834732933523" calcext:value-type="float">
            <text:p>0,028583473293352</text:p>
          </table:table-cell>
          <table:table-cell table:formula="of:=ABS([.H43]/[.C43])" office:value-type="float" office:value="0.00029274347903884" calcext:value-type="float">
            <text:p>0,0002927434790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6</text:p>
          </table:table-cell>
          <table:table-cell office:value-type="float" office:value="30" calcext:value-type="float">
            <text:p>30</text:p>
          </table:table-cell>
          <table:table-cell office:value-type="float" office:value="97.76" calcext:value-type="float">
            <text:p>97,76</text:p>
          </table:table-cell>
          <table:table-cell table:formula="of:=[.$K$3]*([.C44]/[.F32])+(1-[.$K$3])*([.D43]+[.E43])" office:value-type="float" office:value="97.4514775497139" calcext:value-type="float">
            <text:p>97,4514775497139</text:p>
          </table:table-cell>
          <table:table-cell table:formula="of:=[.$L$3]*([.D44]-[.D43])+(1-[.$L$3])*[.E43]" office:value-type="float" office:value="0.0199393031914639" calcext:value-type="float">
            <text:p>0,019939303191464</text:p>
          </table:table-cell>
          <table:table-cell table:formula="of:=[.$M$3]*([.C44]/[.D44])+(1-[.$M$3])*[.F32]" office:value-type="float" office:value="1.00298154925892" calcext:value-type="float">
            <text:p>1,00298154925892</text:p>
          </table:table-cell>
          <table:table-cell table:formula="of:=([.D43]+[.E43])*[.F32]" office:value-type="float" office:value="97.5033418626081" calcext:value-type="float">
            <text:p>97,5033418626081</text:p>
          </table:table-cell>
          <table:table-cell table:formula="of:=[.C44]-[.G44]" office:value-type="float" office:value="0.256658137391881" calcext:value-type="float">
            <text:p>0,256658137391881</text:p>
          </table:table-cell>
          <table:table-cell table:formula="of:=ABS([.H44]/[.C44])" office:value-type="float" office:value="0.00262539011243741" calcext:value-type="float">
            <text:p>0,0026253901124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7</text:p>
          </table:table-cell>
          <table:table-cell office:value-type="float" office:value="31" calcext:value-type="float">
            <text:p>31</text:p>
          </table:table-cell>
          <table:table-cell office:value-type="float" office:value="97.68" calcext:value-type="float">
            <text:p>97,68</text:p>
          </table:table-cell>
          <table:table-cell table:formula="of:=[.$K$3]*([.C45]/[.F33])+(1-[.$K$3])*([.D44]+[.E44])" office:value-type="float" office:value="97.5218384105598" calcext:value-type="float">
            <text:p>97,5218384105598</text:p>
          </table:table-cell>
          <table:table-cell table:formula="of:=[.$L$3]*([.D45]-[.D44])+(1-[.$L$3])*[.E44]" office:value-type="float" office:value="0.0249814589569027" calcext:value-type="float">
            <text:p>0,024981458956903</text:p>
          </table:table-cell>
          <table:table-cell table:formula="of:=[.$M$3]*([.C45]/[.D45])+(1-[.$M$3])*[.F33]" office:value-type="float" office:value="1.00150111688126" calcext:value-type="float">
            <text:p>1,00150111688126</text:p>
          </table:table-cell>
          <table:table-cell table:formula="of:=([.D44]+[.E44])*[.F33]" office:value-type="float" office:value="97.5118584069942" calcext:value-type="float">
            <text:p>97,5118584069942</text:p>
          </table:table-cell>
          <table:table-cell table:formula="of:=[.C45]-[.G45]" office:value-type="float" office:value="0.168141593005842" calcext:value-type="float">
            <text:p>0,168141593005842</text:p>
          </table:table-cell>
          <table:table-cell table:formula="of:=ABS([.H45]/[.C45])" office:value-type="float" office:value="0.00172135127974859" calcext:value-type="float">
            <text:p>0,00172135127974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8</text:p>
          </table:table-cell>
          <table:table-cell office:value-type="float" office:value="32" calcext:value-type="float">
            <text:p>32</text:p>
          </table:table-cell>
          <table:table-cell office:value-type="float" office:value="98.05" calcext:value-type="float">
            <text:p>98,05</text:p>
          </table:table-cell>
          <table:table-cell table:formula="of:=[.$K$3]*([.C46]/[.F34])+(1-[.$K$3])*([.D45]+[.E45])" office:value-type="float" office:value="97.6612304350647" calcext:value-type="float">
            <text:p>97,6612304350647</text:p>
          </table:table-cell>
          <table:table-cell table:formula="of:=[.$L$3]*([.D46]-[.D45])+(1-[.$L$3])*[.E45]" office:value-type="float" office:value="0.036422515511711" calcext:value-type="float">
            <text:p>0,036422515511711</text:p>
          </table:table-cell>
          <table:table-cell table:formula="of:=[.$M$3]*([.C46]/[.D46])+(1-[.$M$3])*[.F34]" office:value-type="float" office:value="1.00370710627077" calcext:value-type="float">
            <text:p>1,00370710627077</text:p>
          </table:table-cell>
          <table:table-cell table:formula="of:=([.D45]+[.E45])*[.F34]" office:value-type="float" office:value="97.6681570688744" calcext:value-type="float">
            <text:p>97,6681570688744</text:p>
          </table:table-cell>
          <table:table-cell table:formula="of:=[.C46]-[.G46]" office:value-type="float" office:value="0.381842931125647" calcext:value-type="float">
            <text:p>0,381842931125647</text:p>
          </table:table-cell>
          <table:table-cell table:formula="of:=ABS([.H46]/[.C46])" office:value-type="float" office:value="0.00389436951683474" calcext:value-type="float">
            <text:p>0,0038943695168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9</text:p>
          </table:table-cell>
          <table:table-cell office:value-type="float" office:value="33" calcext:value-type="float">
            <text:p>33</text:p>
          </table:table-cell>
          <table:table-cell office:value-type="float" office:value="97.93" calcext:value-type="float">
            <text:p>97,93</text:p>
          </table:table-cell>
          <table:table-cell table:formula="of:=[.$K$3]*([.C47]/[.F35])+(1-[.$K$3])*([.D46]+[.E46])" office:value-type="float" office:value="97.7655811163126" calcext:value-type="float">
            <text:p>97,7655811163126</text:p>
          </table:table-cell>
          <table:table-cell table:formula="of:=[.$L$3]*([.D47]-[.D46])+(1-[.$L$3])*[.E46]" office:value-type="float" office:value="0.0432153320853293" calcext:value-type="float">
            <text:p>0,043215332085329</text:p>
          </table:table-cell>
          <table:table-cell table:formula="of:=[.$M$3]*([.C47]/[.D47])+(1-[.$M$3])*[.F35]" office:value-type="float" office:value="1.00151963521798" calcext:value-type="float">
            <text:p>1,00151963521798</text:p>
          </table:table-cell>
          <table:table-cell table:formula="of:=([.D46]+[.E46])*[.F35]" office:value-type="float" office:value="97.7035590926149" calcext:value-type="float">
            <text:p>97,7035590926149</text:p>
          </table:table-cell>
          <table:table-cell table:formula="of:=[.C47]-[.G47]" office:value-type="float" office:value="0.22644090738514" calcext:value-type="float">
            <text:p>0,22644090738514</text:p>
          </table:table-cell>
          <table:table-cell table:formula="of:=ABS([.H47]/[.C47])" office:value-type="float" office:value="0.00231227312759256" calcext:value-type="float">
            <text:p>0,0023122731275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10</text:p>
          </table:table-cell>
          <table:table-cell office:value-type="float" office:value="34" calcext:value-type="float">
            <text:p>34</text:p>
          </table:table-cell>
          <table:table-cell office:value-type="float" office:value="98.01" calcext:value-type="float">
            <text:p>98,01</text:p>
          </table:table-cell>
          <table:table-cell table:formula="of:=[.$K$3]*([.C48]/[.F36])+(1-[.$K$3])*([.D47]+[.E47])" office:value-type="float" office:value="97.9086844297785" calcext:value-type="float">
            <text:p>97,9086844297785</text:p>
          </table:table-cell>
          <table:table-cell table:formula="of:=[.$L$3]*([.D48]-[.D47])+(1-[.$L$3])*[.E47]" office:value-type="float" office:value="0.0532041302233864" calcext:value-type="float">
            <text:p>0,053204130223386</text:p>
          </table:table-cell>
          <table:table-cell table:formula="of:=[.$M$3]*([.C48]/[.D48])+(1-[.$M$3])*[.F36]" office:value-type="float" office:value="1.00079706580868" calcext:value-type="float">
            <text:p>1,00079706580868</text:p>
          </table:table-cell>
          <table:table-cell table:formula="of:=([.D47]+[.E47])*[.F36]" office:value-type="float" office:value="97.67748706444" calcext:value-type="float">
            <text:p>97,67748706444</text:p>
          </table:table-cell>
          <table:table-cell table:formula="of:=[.C48]-[.G48]" office:value-type="float" office:value="0.332512935560004" calcext:value-type="float">
            <text:p>0,332512935560004</text:p>
          </table:table-cell>
          <table:table-cell table:formula="of:=ABS([.H48]/[.C48])" office:value-type="float" office:value="0.00339264295031123" calcext:value-type="float">
            <text:p>0,0033926429503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11</text:p>
          </table:table-cell>
          <table:table-cell office:value-type="float" office:value="35" calcext:value-type="float">
            <text:p>35</text:p>
          </table:table-cell>
          <table:table-cell office:value-type="float" office:value="98.16" calcext:value-type="float">
            <text:p>98,16</text:p>
          </table:table-cell>
          <table:table-cell table:formula="of:=[.$K$3]*([.C49]/[.F37])+(1-[.$K$3])*([.D48]+[.E48])" office:value-type="float" office:value="98.059755369147" calcext:value-type="float">
            <text:p>98,059755369147</text:p>
          </table:table-cell>
          <table:table-cell table:formula="of:=[.$L$3]*([.D49]-[.D48])+(1-[.$L$3])*[.E48]" office:value-type="float" office:value="0.0629908111378944" calcext:value-type="float">
            <text:p>0,062990811137894</text:p>
          </table:table-cell>
          <table:table-cell table:formula="of:=[.$M$3]*([.C49]/[.D49])+(1-[.$M$3])*[.F37]" office:value-type="float" office:value="1.0007897103787" calcext:value-type="float">
            <text:p>1,0007897103787</text:p>
          </table:table-cell>
          <table:table-cell table:formula="of:=([.D48]+[.E48])*[.F37]" office:value-type="float" office:value="97.8342025099201" calcext:value-type="float">
            <text:p>97,8342025099201</text:p>
          </table:table-cell>
          <table:table-cell table:formula="of:=[.C49]-[.G49]" office:value-type="float" office:value="0.325797490079864" calcext:value-type="float">
            <text:p>0,325797490079864</text:p>
          </table:table-cell>
          <table:table-cell table:formula="of:=ABS([.H49]/[.C49])" office:value-type="float" office:value="0.00331904533496194" calcext:value-type="float">
            <text:p>0,0033190453349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98.26" calcext:value-type="float">
            <text:p>98,26</text:p>
          </table:table-cell>
          <table:table-cell table:formula="of:=[.$K$3]*([.C50]/[.F38])+(1-[.$K$3])*([.D49]+[.E49])" office:value-type="float" office:value="98.2109183864358" calcext:value-type="float">
            <text:p>98,2109183864358</text:p>
          </table:table-cell>
          <table:table-cell table:formula="of:=[.$L$3]*([.D50]-[.D49])+(1-[.$L$3])*[.E49]" office:value-type="float" office:value="0.0718080317529802" calcext:value-type="float">
            <text:p>0,07180803175298</text:p>
          </table:table-cell>
          <table:table-cell table:formula="of:=[.$M$3]*([.C50]/[.D50])+(1-[.$M$3])*[.F38]" office:value-type="float" office:value="1.00029060767287" calcext:value-type="float">
            <text:p>1,00029060767287</text:p>
          </table:table-cell>
          <table:table-cell table:formula="of:=([.D49]+[.E49])*[.F38]" office:value-type="float" office:value="97.9665604696879" calcext:value-type="float">
            <text:p>97,9665604696879</text:p>
          </table:table-cell>
          <table:table-cell table:formula="of:=[.C50]-[.G50]" office:value-type="float" office:value="0.293439530312128" calcext:value-type="float">
            <text:p>0,293439530312128</text:p>
          </table:table-cell>
          <table:table-cell table:formula="of:=ABS([.H50]/[.C50])" office:value-type="float" office:value="0.00298635793112281" calcext:value-type="float">
            <text:p>0,0029863579311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1</text:p>
          </table:table-cell>
          <table:table-cell office:value-type="float" office:value="37" calcext:value-type="float">
            <text:p>37</text:p>
          </table:table-cell>
          <table:table-cell office:value-type="float" office:value="98.73" calcext:value-type="float">
            <text:p>98,73</text:p>
          </table:table-cell>
          <table:table-cell table:formula="of:=[.$K$3]*([.C51]/[.F39])+(1-[.$K$3])*([.D50]+[.E50])" office:value-type="float" office:value="98.5052554974119" calcext:value-type="float">
            <text:p>98,5052554974119</text:p>
          </table:table-cell>
          <table:table-cell table:formula="of:=[.$L$3]*([.D51]-[.D50])+(1-[.$L$3])*[.E50]" office:value-type="float" office:value="0.0940609396752994" calcext:value-type="float">
            <text:p>0,0940609396753</text:p>
          </table:table-cell>
          <table:table-cell table:formula="of:=[.$M$3]*([.C51]/[.D51])+(1-[.$M$3])*[.F39]" office:value-type="float" office:value="1.00175600241447" calcext:value-type="float">
            <text:p>1,00175600241447</text:p>
          </table:table-cell>
          <table:table-cell table:formula="of:=([.D50]+[.E50])*[.F39]" office:value-type="float" office:value="97.9904423414772" calcext:value-type="float">
            <text:p>97,9904423414772</text:p>
          </table:table-cell>
          <table:table-cell table:formula="of:=[.C51]-[.G51]" office:value-type="float" office:value="0.739557658522813" calcext:value-type="float">
            <text:p>0,739557658522813</text:p>
          </table:table-cell>
          <table:table-cell table:formula="of:=ABS([.H51]/[.C51])" office:value-type="float" office:value="0.00749070858424808" calcext:value-type="float">
            <text:p>0,0074907085842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2</text:p>
          </table:table-cell>
          <table:table-cell office:value-type="float" office:value="38" calcext:value-type="float">
            <text:p>38</text:p>
          </table:table-cell>
          <table:table-cell office:value-type="float" office:value="99.02" calcext:value-type="float">
            <text:p>99,02</text:p>
          </table:table-cell>
          <table:table-cell table:formula="of:=[.$K$3]*([.C52]/[.F40])+(1-[.$K$3])*([.D51]+[.E51])" office:value-type="float" office:value="98.7505714401413" calcext:value-type="float">
            <text:p>98,7505714401413</text:p>
          </table:table-cell>
          <table:table-cell table:formula="of:=[.$L$3]*([.D52]-[.D51])+(1-[.$L$3])*[.E51]" office:value-type="float" office:value="0.109186439980703" calcext:value-type="float">
            <text:p>0,109186439980703</text:p>
          </table:table-cell>
          <table:table-cell table:formula="of:=[.$M$3]*([.C52]/[.D52])+(1-[.$M$3])*[.F40]" office:value-type="float" office:value="1.00237128209407" calcext:value-type="float">
            <text:p>1,00237128209407</text:p>
          </table:table-cell>
          <table:table-cell table:formula="of:=([.D51]+[.E51])*[.F40]" office:value-type="float" office:value="98.516241456808" calcext:value-type="float">
            <text:p>98,516241456808</text:p>
          </table:table-cell>
          <table:table-cell table:formula="of:=[.C52]-[.G52]" office:value-type="float" office:value="0.503758543191978" calcext:value-type="float">
            <text:p>0,503758543191978</text:p>
          </table:table-cell>
          <table:table-cell table:formula="of:=ABS([.H52]/[.C52])" office:value-type="float" office:value="0.00508744236711753" calcext:value-type="float">
            <text:p>0,0050874423671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3</text:p>
          </table:table-cell>
          <table:table-cell office:value-type="float" office:value="39" calcext:value-type="float">
            <text:p>39</text:p>
          </table:table-cell>
          <table:table-cell office:value-type="float" office:value="99.31" calcext:value-type="float">
            <text:p>99,31</text:p>
          </table:table-cell>
          <table:table-cell table:formula="of:=[.$K$3]*([.C53]/[.F41])+(1-[.$K$3])*([.D52]+[.E52])" office:value-type="float" office:value="98.9352963862937" calcext:value-type="float">
            <text:p>98,9352963862937</text:p>
          </table:table-cell>
          <table:table-cell table:formula="of:=[.$L$3]*([.D53]-[.D52])+(1-[.$L$3])*[.E52]" office:value-type="float" office:value="0.11674029059788" calcext:value-type="float">
            <text:p>0,11674029059788</text:p>
          </table:table-cell>
          <table:table-cell table:formula="of:=[.$M$3]*([.C53]/[.D53])+(1-[.$M$3])*[.F41]" office:value-type="float" office:value="1.00360885027053" calcext:value-type="float">
            <text:p>1,00360885027053</text:p>
          </table:table-cell>
          <table:table-cell table:formula="of:=([.D52]+[.E52])*[.F41]" office:value-type="float" office:value="99.057700820326" calcext:value-type="float">
            <text:p>99,057700820326</text:p>
          </table:table-cell>
          <table:table-cell table:formula="of:=[.C53]-[.G53]" office:value-type="float" office:value="0.252299179673997" calcext:value-type="float">
            <text:p>0,252299179673997</text:p>
          </table:table-cell>
          <table:table-cell table:formula="of:=ABS([.H53]/[.C53])" office:value-type="float" office:value="0.00254052139436106" calcext:value-type="float">
            <text:p>0,0025405213943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99.63" calcext:value-type="float">
            <text:p>99,63</text:p>
          </table:table-cell>
          <table:table-cell table:formula="of:=[.$K$3]*([.C54]/[.F42])+(1-[.$K$3])*([.D53]+[.E53])" office:value-type="float" office:value="99.1403922513892" calcext:value-type="float">
            <text:p>99,1403922513892</text:p>
          </table:table-cell>
          <table:table-cell table:formula="of:=[.$L$3]*([.D54]-[.D53])+(1-[.$L$3])*[.E53]" office:value-type="float" office:value="0.125575848047636" calcext:value-type="float">
            <text:p>0,125575848047636</text:p>
          </table:table-cell>
          <table:table-cell table:formula="of:=[.$M$3]*([.C54]/[.D54])+(1-[.$M$3])*[.F42]" office:value-type="float" office:value="1.0047299855999" calcext:value-type="float">
            <text:p>1,0047299855999</text:p>
          </table:table-cell>
          <table:table-cell table:formula="of:=([.D53]+[.E53])*[.F42]" office:value-type="float" office:value="99.3346411300898" calcext:value-type="float">
            <text:p>99,3346411300898</text:p>
          </table:table-cell>
          <table:table-cell table:formula="of:=[.C54]-[.G54]" office:value-type="float" office:value="0.295358869910245" calcext:value-type="float">
            <text:p>0,295358869910245</text:p>
          </table:table-cell>
          <table:table-cell table:formula="of:=ABS([.H54]/[.C54])" office:value-type="float" office:value="0.00296455756208216" calcext:value-type="float">
            <text:p>0,0029645575620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5</text:p>
          </table:table-cell>
          <table:table-cell office:value-type="float" office:value="41" calcext:value-type="float">
            <text:p>41</text:p>
          </table:table-cell>
          <table:table-cell office:value-type="float" office:value="99.56" calcext:value-type="float">
            <text:p>99,56</text:p>
          </table:table-cell>
          <table:table-cell table:formula="of:=[.$K$3]*([.C55]/[.F43])+(1-[.$K$3])*([.D54]+[.E54])" office:value-type="float" office:value="99.2698495917852" calcext:value-type="float">
            <text:p>99,2698495917852</text:p>
          </table:table-cell>
          <table:table-cell table:formula="of:=[.$L$3]*([.D55]-[.D54])+(1-[.$L$3])*[.E54]" office:value-type="float" office:value="0.12596399728248" calcext:value-type="float">
            <text:p>0,12596399728248</text:p>
          </table:table-cell>
          <table:table-cell table:formula="of:=[.$M$3]*([.C55]/[.D55])+(1-[.$M$3])*[.F43]" office:value-type="float" office:value="1.00291369598677" calcext:value-type="float">
            <text:p>1,00291369598677</text:p>
          </table:table-cell>
          <table:table-cell table:formula="of:=([.D54]+[.E54])*[.F43]" office:value-type="float" office:value="99.5470250592599" calcext:value-type="float">
            <text:p>99,5470250592599</text:p>
          </table:table-cell>
          <table:table-cell table:formula="of:=[.C55]-[.G55]" office:value-type="float" office:value="0.0129749407400652" calcext:value-type="float">
            <text:p>0,012974940740065</text:p>
          </table:table-cell>
          <table:table-cell table:formula="of:=ABS([.H55]/[.C55])" office:value-type="float" office:value="0.000130322827843162" calcext:value-type="float">
            <text:p>0,0001303228278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6</text:p>
          </table:table-cell>
          <table:table-cell office:value-type="float" office:value="42" calcext:value-type="float">
            <text:p>42</text:p>
          </table:table-cell>
          <table:table-cell office:value-type="float" office:value="99.6" calcext:value-type="float">
            <text:p>99,6</text:p>
          </table:table-cell>
          <table:table-cell table:formula="of:=[.$K$3]*([.C56]/[.F44])+(1-[.$K$3])*([.D55]+[.E55])" office:value-type="float" office:value="99.3682456532024" calcext:value-type="float">
            <text:p>99,3682456532024</text:p>
          </table:table-cell>
          <table:table-cell table:formula="of:=[.$L$3]*([.D56]-[.D55])+(1-[.$L$3])*[.E55]" office:value-type="float" office:value="0.123207203695947" calcext:value-type="float">
            <text:p>0,123207203695947</text:p>
          </table:table-cell>
          <table:table-cell table:formula="of:=[.$M$3]*([.C56]/[.D56])+(1-[.$M$3])*[.F44]" office:value-type="float" office:value="1.00239720488644" calcext:value-type="float">
            <text:p>1,00239720488644</text:p>
          </table:table-cell>
          <table:table-cell table:formula="of:=([.D55]+[.E55])*[.F44]" office:value-type="float" office:value="99.6921671034136" calcext:value-type="float">
            <text:p>99,6921671034136</text:p>
          </table:table-cell>
          <table:table-cell table:formula="of:=[.C56]-[.G56]" office:value-type="float" office:value="-0.0921671034136438" calcext:value-type="float">
            <text:p>-0,092167103413644</text:p>
          </table:table-cell>
          <table:table-cell table:formula="of:=ABS([.H56]/[.C56])" office:value-type="float" office:value="0.000925372524233371" calcext:value-type="float">
            <text:p>0,0009253725242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7</text:p>
          </table:table-cell>
          <table:table-cell office:value-type="float" office:value="43" calcext:value-type="float">
            <text:p>43</text:p>
          </table:table-cell>
          <table:table-cell office:value-type="float" office:value="100.04" calcext:value-type="float">
            <text:p>100,04</text:p>
          </table:table-cell>
          <table:table-cell table:formula="of:=[.$K$3]*([.C57]/[.F45])+(1-[.$K$3])*([.D56]+[.E56])" office:value-type="float" office:value="99.6110330062206" calcext:value-type="float">
            <text:p>99,6110330062206</text:p>
          </table:table-cell>
          <table:table-cell table:formula="of:=[.$L$3]*([.D57]-[.D56])+(1-[.$L$3])*[.E56]" office:value-type="float" office:value="0.135165218628171" calcext:value-type="float">
            <text:p>0,135165218628171</text:p>
          </table:table-cell>
          <table:table-cell table:formula="of:=[.$M$3]*([.C57]/[.D57])+(1-[.$M$3])*[.F45]" office:value-type="float" office:value="1.00402589013104" calcext:value-type="float">
            <text:p>1,00402589013104</text:p>
          </table:table-cell>
          <table:table-cell table:formula="of:=([.D56]+[.E56])*[.F45]" office:value-type="float" office:value="99.6408011563232" calcext:value-type="float">
            <text:p>99,6408011563232</text:p>
          </table:table-cell>
          <table:table-cell table:formula="of:=[.C57]-[.G57]" office:value-type="float" office:value="0.399198843676857" calcext:value-type="float">
            <text:p>0,399198843676857</text:p>
          </table:table-cell>
          <table:table-cell table:formula="of:=ABS([.H57]/[.C57])" office:value-type="float" office:value="0.00399039227985662" calcext:value-type="float">
            <text:p>0,0039903922798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8</text:p>
          </table:table-cell>
          <table:table-cell office:value-type="float" office:value="44" calcext:value-type="float">
            <text:p>44</text:p>
          </table:table-cell>
          <table:table-cell office:value-type="float" office:value="100.31" calcext:value-type="float">
            <text:p>100,31</text:p>
          </table:table-cell>
          <table:table-cell table:formula="of:=[.$K$3]*([.C58]/[.F46])+(1-[.$K$3])*([.D57]+[.E57])" office:value-type="float" office:value="99.8041928381223" calcext:value-type="float">
            <text:p>99,8041928381223</text:p>
          </table:table-cell>
          <table:table-cell table:formula="of:=[.$L$3]*([.D58]-[.D57])+(1-[.$L$3])*[.E57]" office:value-type="float" office:value="0.140964679955526" calcext:value-type="float">
            <text:p>0,140964679955526</text:p>
          </table:table-cell>
          <table:table-cell table:formula="of:=[.$M$3]*([.C58]/[.D58])+(1-[.$M$3])*[.F46]" office:value-type="float" office:value="1.00493190623164" calcext:value-type="float">
            <text:p>1,00493190623164</text:p>
          </table:table-cell>
          <table:table-cell table:formula="of:=([.D57]+[.E57])*[.F46]" office:value-type="float" office:value="100.115967981773" calcext:value-type="float">
            <text:p>100,115967981773</text:p>
          </table:table-cell>
          <table:table-cell table:formula="of:=[.C58]-[.G58]" office:value-type="float" office:value="0.194032018226949" calcext:value-type="float">
            <text:p>0,194032018226949</text:p>
          </table:table-cell>
          <table:table-cell table:formula="of:=ABS([.H58]/[.C58])" office:value-type="float" office:value="0.00193432377855596" calcext:value-type="float">
            <text:p>0,0019343237785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9</text:p>
          </table:table-cell>
          <table:table-cell office:value-type="float" office:value="45" calcext:value-type="float">
            <text:p>45</text:p>
          </table:table-cell>
          <table:table-cell office:value-type="float" office:value="100.24" calcext:value-type="float">
            <text:p>100,24</text:p>
          </table:table-cell>
          <table:table-cell table:formula="of:=[.$K$3]*([.C59]/[.F47])+(1-[.$K$3])*([.D58]+[.E58])" office:value-type="float" office:value="99.9879811320134" calcext:value-type="float">
            <text:p>99,9879811320134</text:p>
          </table:table-cell>
          <table:table-cell table:formula="of:=[.$L$3]*([.D59]-[.D58])+(1-[.$L$3])*[.E58]" office:value-type="float" office:value="0.145247041349078" calcext:value-type="float">
            <text:p>0,145247041349078</text:p>
          </table:table-cell>
          <table:table-cell table:formula="of:=[.$M$3]*([.C59]/[.D59])+(1-[.$M$3])*[.F47]" office:value-type="float" office:value="1.00242040597478" calcext:value-type="float">
            <text:p>1,00242040597478</text:p>
          </table:table-cell>
          <table:table-cell table:formula="of:=([.D58]+[.E58])*[.F47]" office:value-type="float" office:value="100.097037699309" calcext:value-type="float">
            <text:p>100,097037699309</text:p>
          </table:table-cell>
          <table:table-cell table:formula="of:=[.C59]-[.G59]" office:value-type="float" office:value="0.142962300691352" calcext:value-type="float">
            <text:p>0,142962300691352</text:p>
          </table:table-cell>
          <table:table-cell table:formula="of:=ABS([.H59]/[.C59])" office:value-type="float" office:value="0.00142620012660965" calcext:value-type="float">
            <text:p>0,001426200126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100.34" calcext:value-type="float">
            <text:p>100,34</text:p>
          </table:table-cell>
          <table:table-cell table:formula="of:=[.$K$3]*([.C60]/[.F48])+(1-[.$K$3])*([.D59]+[.E59])" office:value-type="float" office:value="100.171285555369" calcext:value-type="float">
            <text:p>100,171285555369</text:p>
          </table:table-cell>
          <table:table-cell table:formula="of:=[.$L$3]*([.D60]-[.D59])+(1-[.$L$3])*[.E59]" office:value-type="float" office:value="0.149052779549702" calcext:value-type="float">
            <text:p>0,149052779549702</text:p>
          </table:table-cell>
          <table:table-cell table:formula="of:=[.$M$3]*([.C60]/[.D60])+(1-[.$M$3])*[.F48]" office:value-type="float" office:value="1.00159554017855" calcext:value-type="float">
            <text:p>1,00159554017855</text:p>
          </table:table-cell>
          <table:table-cell table:formula="of:=([.D59]+[.E59])*[.F48]" office:value-type="float" office:value="100.213040945853" calcext:value-type="float">
            <text:p>100,213040945853</text:p>
          </table:table-cell>
          <table:table-cell table:formula="of:=[.C60]-[.G60]" office:value-type="float" office:value="0.126959054147378" calcext:value-type="float">
            <text:p>0,126959054147378</text:p>
          </table:table-cell>
          <table:table-cell table:formula="of:=ABS([.H60]/[.C60])" office:value-type="float" office:value="0.00126528856036852" calcext:value-type="float">
            <text:p>0,0012652885603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11</text:p>
          </table:table-cell>
          <table:table-cell office:value-type="float" office:value="47" calcext:value-type="float">
            <text:p>47</text:p>
          </table:table-cell>
          <table:table-cell office:value-type="float" office:value="100.71" calcext:value-type="float">
            <text:p>100,71</text:p>
          </table:table-cell>
          <table:table-cell table:formula="of:=[.$K$3]*([.C61]/[.F49])+(1-[.$K$3])*([.D60]+[.E60])" office:value-type="float" office:value="100.413396142014" calcext:value-type="float">
            <text:p>100,413396142014</text:p>
          </table:table-cell>
          <table:table-cell table:formula="of:=[.$L$3]*([.D61]-[.D60])+(1-[.$L$3])*[.E60]" office:value-type="float" office:value="0.158358560259222" calcext:value-type="float">
            <text:p>0,158358560259222</text:p>
          </table:table-cell>
          <table:table-cell table:formula="of:=[.$M$3]*([.C61]/[.D61])+(1-[.$M$3])*[.F49]" office:value-type="float" office:value="1.00273741585145" calcext:value-type="float">
            <text:p>1,00273741585145</text:p>
          </table:table-cell>
          <table:table-cell table:formula="of:=([.D60]+[.E60])*[.F49]" office:value-type="float" office:value="100.399562347296" calcext:value-type="float">
            <text:p>100,399562347296</text:p>
          </table:table-cell>
          <table:table-cell table:formula="of:=[.C61]-[.G61]" office:value-type="float" office:value="0.310437652704238" calcext:value-type="float">
            <text:p>0,310437652704238</text:p>
          </table:table-cell>
          <table:table-cell table:formula="of:=ABS([.H61]/[.C61])" office:value-type="float" office:value="0.00308249084206372" calcext:value-type="float">
            <text:p>0,0030824908420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12</text:p>
          </table:table-cell>
          <table:table-cell office:value-type="float" office:value="48" calcext:value-type="float">
            <text:p>48</text:p>
          </table:table-cell>
          <table:table-cell office:value-type="float" office:value="100.7" calcext:value-type="float">
            <text:p>100,7</text:p>
          </table:table-cell>
          <table:table-cell table:formula="of:=[.$K$3]*([.C62]/[.F50])+(1-[.$K$3])*([.D61]+[.E61])" office:value-type="float" office:value="100.601451584372" calcext:value-type="float">
            <text:p>100,601451584372</text:p>
          </table:table-cell>
          <table:table-cell table:formula="of:=[.$L$3]*([.D62]-[.D61])+(1-[.$L$3])*[.E61]" office:value-type="float" office:value="0.161328248469154" calcext:value-type="float">
            <text:p>0,161328248469154</text:p>
          </table:table-cell>
          <table:table-cell table:formula="of:=[.$M$3]*([.C62]/[.D62])+(1-[.$M$3])*[.F50]" office:value-type="float" office:value="1.00091069391142" calcext:value-type="float">
            <text:p>1,00091069391142</text:p>
          </table:table-cell>
          <table:table-cell table:formula="of:=([.D61]+[.E61])*[.F50]" office:value-type="float" office:value="100.600981625863" calcext:value-type="float">
            <text:p>100,600981625863</text:p>
          </table:table-cell>
          <table:table-cell table:formula="of:=[.C62]-[.G62]" office:value-type="float" office:value="0.0990183741370601" calcext:value-type="float">
            <text:p>0,09901837413706</text:p>
          </table:table-cell>
          <table:table-cell table:formula="of:=ABS([.H62]/[.C62])" office:value-type="float" office:value="0.000983300636912215" calcext:value-type="float">
            <text:p>0,0009833006369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1</text:p>
          </table:table-cell>
          <table:table-cell office:value-type="float" office:value="49" calcext:value-type="float">
            <text:p>49</text:p>
          </table:table-cell>
          <table:table-cell office:value-type="float" office:value="100.95" calcext:value-type="float">
            <text:p>100,95</text:p>
          </table:table-cell>
          <table:table-cell table:formula="of:=[.$K$3]*([.C63]/[.F51])+(1-[.$K$3])*([.D62]+[.E62])" office:value-type="float" office:value="100.765858571314" calcext:value-type="float">
            <text:p>100,765858571314</text:p>
          </table:table-cell>
          <table:table-cell table:formula="of:=[.$L$3]*([.D63]-[.D62])+(1-[.$L$3])*[.E62]" office:value-type="float" office:value="0.161636122316441" calcext:value-type="float">
            <text:p>0,161636122316441</text:p>
          </table:table-cell>
          <table:table-cell table:formula="of:=[.$M$3]*([.C63]/[.D63])+(1-[.$M$3])*[.F51]" office:value-type="float" office:value="1.00182027720016" calcext:value-type="float">
            <text:p>1,00182027720016</text:p>
          </table:table-cell>
          <table:table-cell table:formula="of:=([.D62]+[.E62])*[.F51]" office:value-type="float" office:value="100.939719517517" calcext:value-type="float">
            <text:p>100,939719517517</text:p>
          </table:table-cell>
          <table:table-cell table:formula="of:=[.C63]-[.G63]" office:value-type="float" office:value="0.0102804824834948" calcext:value-type="float">
            <text:p>0,010280482483495</text:p>
          </table:table-cell>
          <table:table-cell table:formula="of:=ABS([.H63]/[.C63])" office:value-type="float" office:value="0.000101837369821642" calcext:value-type="float">
            <text:p>0,0001018373698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2</text:p>
          </table:table-cell>
          <table:table-cell office:value-type="float" office:value="50" calcext:value-type="float">
            <text:p>50</text:p>
          </table:table-cell>
          <table:table-cell office:value-type="float" office:value="101.09" calcext:value-type="float">
            <text:p>101,09</text:p>
          </table:table-cell>
          <table:table-cell table:formula="of:=[.$K$3]*([.C64]/[.F52])+(1-[.$K$3])*([.D63]+[.E63])" office:value-type="float" office:value="100.904502538138" calcext:value-type="float">
            <text:p>100,904502538138</text:p>
          </table:table-cell>
          <table:table-cell table:formula="of:=[.$L$3]*([.D64]-[.D63])+(1-[.$L$3])*[.E63]" office:value-type="float" office:value="0.159336906767191" calcext:value-type="float">
            <text:p>0,159336906767191</text:p>
          </table:table-cell>
          <table:table-cell table:formula="of:=[.$M$3]*([.C64]/[.D64])+(1-[.$M$3])*[.F52]" office:value-type="float" office:value="1.00189164026265" calcext:value-type="float">
            <text:p>1,00189164026265</text:p>
          </table:table-cell>
          <table:table-cell table:formula="of:=([.D63]+[.E63])*[.F52]" office:value-type="float" office:value="101.166822254597" calcext:value-type="float">
            <text:p>101,166822254597</text:p>
          </table:table-cell>
          <table:table-cell table:formula="of:=[.C64]-[.G64]" office:value-type="float" office:value="-0.0768222545970616" calcext:value-type="float">
            <text:p>-0,076822254597062</text:p>
          </table:table-cell>
          <table:table-cell table:formula="of:=ABS([.H64]/[.C64])" office:value-type="float" office:value="0.00075993920859691" calcext:value-type="float">
            <text:p>0,00075993920859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3</text:p>
          </table:table-cell>
          <table:table-cell office:value-type="float" office:value="51" calcext:value-type="float">
            <text:p>51</text:p>
          </table:table-cell>
          <table:table-cell office:value-type="float" office:value="101.22" calcext:value-type="float">
            <text:p>101,22</text:p>
          </table:table-cell>
          <table:table-cell table:formula="of:=[.$K$3]*([.C65]/[.F53])+(1-[.$K$3])*([.D64]+[.E64])" office:value-type="float" office:value="101.001495322739" calcext:value-type="float">
            <text:p>101,001495322739</text:p>
          </table:table-cell>
          <table:table-cell table:formula="of:=[.$L$3]*([.D65]-[.D64])+(1-[.$L$3])*[.E64]" office:value-type="float" office:value="0.153102494550587" calcext:value-type="float">
            <text:p>0,153102494550587</text:p>
          </table:table-cell>
          <table:table-cell table:formula="of:=[.$M$3]*([.C65]/[.D65])+(1-[.$M$3])*[.F53]" office:value-type="float" office:value="1.00230792758228" calcext:value-type="float">
            <text:p>1,00230792758228</text:p>
          </table:table-cell>
          <table:table-cell table:formula="of:=([.D64]+[.E64])*[.F53]" office:value-type="float" office:value="101.428563709227" calcext:value-type="float">
            <text:p>101,428563709227</text:p>
          </table:table-cell>
          <table:table-cell table:formula="of:=[.C65]-[.G65]" office:value-type="float" office:value="-0.208563709227292" calcext:value-type="float">
            <text:p>-0,208563709227292</text:p>
          </table:table-cell>
          <table:table-cell table:formula="of:=ABS([.H65]/[.C65])" office:value-type="float" office:value="0.00206049900441901" calcext:value-type="float">
            <text:p>0,0020604990044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4</text:p>
          </table:table-cell>
          <table:table-cell office:value-type="float" office:value="52" calcext:value-type="float">
            <text:p>52</text:p>
          </table:table-cell>
          <table:table-cell office:value-type="float" office:value="100.96" calcext:value-type="float">
            <text:p>100,96</text:p>
          </table:table-cell>
          <table:table-cell table:formula="of:=[.$K$3]*([.C66]/[.F54])+(1-[.$K$3])*([.D65]+[.E65])" office:value-type="float" office:value="100.953631104449" calcext:value-type="float">
            <text:p>100,953631104449</text:p>
          </table:table-cell>
          <table:table-cell table:formula="of:=[.$L$3]*([.D66]-[.D65])+(1-[.$L$3])*[.E65]" office:value-type="float" office:value="0.1330058232665" calcext:value-type="float">
            <text:p>0,1330058232665</text:p>
          </table:table-cell>
          <table:table-cell table:formula="of:=[.$M$3]*([.C66]/[.D66])+(1-[.$M$3])*[.F54]" office:value-type="float" office:value="1.00052977716154" calcext:value-type="float">
            <text:p>1,00052977716154</text:p>
          </table:table-cell>
          <table:table-cell table:formula="of:=([.D65]+[.E65])*[.F54]" office:value-type="float" office:value="101.633057608329" calcext:value-type="float">
            <text:p>101,633057608329</text:p>
          </table:table-cell>
          <table:table-cell table:formula="of:=[.C66]-[.G66]" office:value-type="float" office:value="-0.673057608328861" calcext:value-type="float">
            <text:p>-0,673057608328861</text:p>
          </table:table-cell>
          <table:table-cell table:formula="of:=ABS([.H66]/[.C66])" office:value-type="float" office:value="0.00666657694462026" calcext:value-type="float">
            <text:p>0,006666576944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5</text:p>
          </table:table-cell>
          <table:table-cell office:value-type="float" office:value="53" calcext:value-type="float">
            <text:p>53</text:p>
          </table:table-cell>
          <table:table-cell office:value-type="float" office:value="100.9" calcext:value-type="float">
            <text:p>100,9</text:p>
          </table:table-cell>
          <table:table-cell table:formula="of:=[.$K$3]*([.C67]/[.F55])+(1-[.$K$3])*([.D66]+[.E66])" office:value-type="float" office:value="100.94270450622" calcext:value-type="float">
            <text:p>100,94270450622</text:p>
          </table:table-cell>
          <table:table-cell table:formula="of:=[.$L$3]*([.D67]-[.D66])+(1-[.$L$3])*[.E66]" office:value-type="float" office:value="0.118612581116949" calcext:value-type="float">
            <text:p>0,118612581116949</text:p>
          </table:table-cell>
          <table:table-cell table:formula="of:=[.$M$3]*([.C67]/[.D67])+(1-[.$M$3])*[.F55]" office:value-type="float" office:value="0.999910618401392" calcext:value-type="float">
            <text:p>0,999910618401392</text:p>
          </table:table-cell>
          <table:table-cell table:formula="of:=([.D66]+[.E66])*[.F55]" office:value-type="float" office:value="101.381172656048" calcext:value-type="float">
            <text:p>101,381172656048</text:p>
          </table:table-cell>
          <table:table-cell table:formula="of:=[.C67]-[.G67]" office:value-type="float" office:value="-0.481172656047932" calcext:value-type="float">
            <text:p>-0,481172656047932</text:p>
          </table:table-cell>
          <table:table-cell table:formula="of:=ABS([.H67]/[.C67])" office:value-type="float" office:value="0.00476880729482588" calcext:value-type="float">
            <text:p>0,0047688072948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6</text:p>
          </table:table-cell>
          <table:table-cell office:value-type="float" office:value="54" calcext:value-type="float">
            <text:p>54</text:p>
          </table:table-cell>
          <table:table-cell office:value-type="float" office:value="100.58" calcext:value-type="float">
            <text:p>100,58</text:p>
          </table:table-cell>
          <table:table-cell table:formula="of:=[.$K$3]*([.C68]/[.F56])+(1-[.$K$3])*([.D67]+[.E67])" office:value-type="float" office:value="100.844761683862" calcext:value-type="float">
            <text:p>100,844761683862</text:p>
          </table:table-cell>
          <table:table-cell table:formula="of:=[.$L$3]*([.D68]-[.D67])+(1-[.$L$3])*[.E67]" office:value-type="float" office:value="0.0969570407694353" calcext:value-type="float">
            <text:p>0,096957040769435</text:p>
          </table:table-cell>
          <table:table-cell table:formula="of:=[.$M$3]*([.C68]/[.D68])+(1-[.$M$3])*[.F56]" office:value-type="float" office:value="0.997876826159808" calcext:value-type="float">
            <text:p>0,997876826159808</text:p>
          </table:table-cell>
          <table:table-cell table:formula="of:=([.D67]+[.E67])*[.F56]" office:value-type="float" office:value="101.303581770488" calcext:value-type="float">
            <text:p>101,303581770488</text:p>
          </table:table-cell>
          <table:table-cell table:formula="of:=[.C68]-[.G68]" office:value-type="float" office:value="-0.723581770488451" calcext:value-type="float">
            <text:p>-0,723581770488451</text:p>
          </table:table-cell>
          <table:table-cell table:formula="of:=ABS([.H68]/[.C68])" office:value-type="float" office:value="0.0071940919714501" calcext:value-type="float">
            <text:p>0,007194091971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7</text:p>
          </table:table-cell>
          <table:table-cell office:value-type="float" office:value="55" calcext:value-type="float">
            <text:p>55</text:p>
          </table:table-cell>
          <table:table-cell office:value-type="float" office:value="100.86" calcext:value-type="float">
            <text:p>100,86</text:p>
          </table:table-cell>
          <table:table-cell table:formula="of:=[.$K$3]*([.C69]/[.F57])+(1-[.$K$3])*([.D68]+[.E68])" office:value-type="float" office:value="100.795876172566" calcext:value-type="float">
            <text:p>100,795876172566</text:p>
          </table:table-cell>
          <table:table-cell table:formula="of:=[.$L$3]*([.D69]-[.D68])+(1-[.$L$3])*[.E68]" office:value-type="float" office:value="0.0823727855629053" calcext:value-type="float">
            <text:p>0,082372785562905</text:p>
          </table:table-cell>
          <table:table-cell table:formula="of:=[.$M$3]*([.C69]/[.D69])+(1-[.$M$3])*[.F57]" office:value-type="float" office:value="1.00097514661052" calcext:value-type="float">
            <text:p>1,00097514661052</text:p>
          </table:table-cell>
          <table:table-cell table:formula="of:=([.D68]+[.E68])*[.F57]" office:value-type="float" office:value="101.348098993854" calcext:value-type="float">
            <text:p>101,348098993854</text:p>
          </table:table-cell>
          <table:table-cell table:formula="of:=[.C69]-[.G69]" office:value-type="float" office:value="-0.488098993854479" calcext:value-type="float">
            <text:p>-0,488098993854479</text:p>
          </table:table-cell>
          <table:table-cell table:formula="of:=ABS([.H69]/[.C69])" office:value-type="float" office:value="0.00483937134497798" calcext:value-type="float">
            <text:p>0,0048393713449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8</text:p>
          </table:table-cell>
          <table:table-cell office:value-type="float" office:value="56" calcext:value-type="float">
            <text:p>56</text:p>
          </table:table-cell>
          <table:table-cell office:value-type="float" office:value="101.34" calcext:value-type="float">
            <text:p>101,34</text:p>
          </table:table-cell>
          <table:table-cell table:formula="of:=[.$K$3]*([.C70]/[.F58])+(1-[.$K$3])*([.D69]+[.E69])" office:value-type="float" office:value="100.867570317343" calcext:value-type="float">
            <text:p>100,867570317343</text:p>
          </table:table-cell>
          <table:table-cell table:formula="of:=[.$L$3]*([.D70]-[.D69])+(1-[.$L$3])*[.E69]" office:value-type="float" office:value="0.0813049214843487" calcext:value-type="float">
            <text:p>0,081304921484349</text:p>
          </table:table-cell>
          <table:table-cell table:formula="of:=[.$M$3]*([.C70]/[.D70])+(1-[.$M$3])*[.F58]" office:value-type="float" office:value="1.004708487106" calcext:value-type="float">
            <text:p>1,004708487106</text:p>
          </table:table-cell>
          <table:table-cell table:formula="of:=([.D69]+[.E69])*[.F58]" office:value-type="float" office:value="101.375771022802" calcext:value-type="float">
            <text:p>101,375771022802</text:p>
          </table:table-cell>
          <table:table-cell table:formula="of:=[.C70]-[.G70]" office:value-type="float" office:value="-0.0357710228019954" calcext:value-type="float">
            <text:p>-0,035771022801995</text:p>
          </table:table-cell>
          <table:table-cell table:formula="of:=ABS([.H70]/[.C70])" office:value-type="float" office:value="0.000352980292105737" calcext:value-type="float">
            <text:p>0,0003529802921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9</text:p>
          </table:table-cell>
          <table:table-cell office:value-type="float" office:value="57" calcext:value-type="float">
            <text:p>57</text:p>
          </table:table-cell>
          <table:table-cell office:value-type="float" office:value="101.4" calcext:value-type="float">
            <text:p>101,4</text:p>
          </table:table-cell>
          <table:table-cell table:formula="of:=[.$K$3]*([.C71]/[.F59])+(1-[.$K$3])*([.D70]+[.E70])" office:value-type="float" office:value="101.01076169859" calcext:value-type="float">
            <text:p>101,01076169859</text:p>
          </table:table-cell>
          <table:table-cell table:formula="of:=[.$L$3]*([.D71]-[.D70])+(1-[.$L$3])*[.E70]" office:value-type="float" office:value="0.0874935674605606" calcext:value-type="float">
            <text:p>0,087493567460561</text:p>
          </table:table-cell>
          <table:table-cell table:formula="of:=[.$M$3]*([.C71]/[.D71])+(1-[.$M$3])*[.F59]" office:value-type="float" office:value="1.0037101311789" calcext:value-type="float">
            <text:p>1,0037101311789</text:p>
          </table:table-cell>
          <table:table-cell table:formula="of:=([.D70]+[.E70])*[.F59]" office:value-type="float" office:value="101.193212499603" calcext:value-type="float">
            <text:p>101,193212499603</text:p>
          </table:table-cell>
          <table:table-cell table:formula="of:=[.C71]-[.G71]" office:value-type="float" office:value="0.206787500396942" calcext:value-type="float">
            <text:p>0,206787500396942</text:p>
          </table:table-cell>
          <table:table-cell table:formula="of:=ABS([.H71]/[.C71])" office:value-type="float" office:value="0.0020393244615083" calcext:value-type="float">
            <text:p>0,0020393244615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10</text:p>
          </table:table-cell>
          <table:table-cell office:value-type="float" office:value="58" calcext:value-type="float">
            <text:p>58</text:p>
          </table:table-cell>
          <table:table-cell office:value-type="float" office:value="101.55" calcext:value-type="float">
            <text:p>101,55</text:p>
          </table:table-cell>
          <table:table-cell table:formula="of:=[.$K$3]*([.C72]/[.F60])+(1-[.$K$3])*([.D71]+[.E71])" office:value-type="float" office:value="101.185247987375" calcext:value-type="float">
            <text:p>101,185247987375</text:p>
          </table:table-cell>
          <table:table-cell table:formula="of:=[.$L$3]*([.D72]-[.D71])+(1-[.$L$3])*[.E71]" office:value-type="float" office:value="0.0961928395930789" calcext:value-type="float">
            <text:p>0,096192839593079</text:p>
          </table:table-cell>
          <table:table-cell table:formula="of:=[.$M$3]*([.C72]/[.D72])+(1-[.$M$3])*[.F60]" office:value-type="float" office:value="1.00340386895399" calcext:value-type="float">
            <text:p>1,00340386895399</text:p>
          </table:table-cell>
          <table:table-cell table:formula="of:=([.D71]+[.E71])*[.F60]" office:value-type="float" office:value="101.259561594309" calcext:value-type="float">
            <text:p>101,259561594309</text:p>
          </table:table-cell>
          <table:table-cell table:formula="of:=[.C72]-[.G72]" office:value-type="float" office:value="0.29043840569102" calcext:value-type="float">
            <text:p>0,29043840569102</text:p>
          </table:table-cell>
          <table:table-cell table:formula="of:=ABS([.H72]/[.C72])" office:value-type="float" office:value="0.00286005323181704" calcext:value-type="float">
            <text:p>0,0028600532318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11</text:p>
          </table:table-cell>
          <table:table-cell office:value-type="float" office:value="59" calcext:value-type="float">
            <text:p>59</text:p>
          </table:table-cell>
          <table:table-cell office:value-type="float" office:value="101.75" calcext:value-type="float">
            <text:p>101,75</text:p>
          </table:table-cell>
          <table:table-cell table:formula="of:=[.$K$3]*([.C73]/[.F61])+(1-[.$K$3])*([.D72]+[.E72])" office:value-type="float" office:value="101.338677072998" calcext:value-type="float">
            <text:p>101,338677072998</text:p>
          </table:table-cell>
          <table:table-cell table:formula="of:=[.$L$3]*([.D73]-[.D72])+(1-[.$L$3])*[.E72]" office:value-type="float" office:value="0.101916464195982" calcext:value-type="float">
            <text:p>0,101916464195982</text:p>
          </table:table-cell>
          <table:table-cell table:formula="of:=[.$M$3]*([.C73]/[.D73])+(1-[.$M$3])*[.F61]" office:value-type="float" office:value="1.00392674599565" calcext:value-type="float">
            <text:p>1,00392674599565</text:p>
          </table:table-cell>
          <table:table-cell table:formula="of:=([.D72]+[.E72])*[.F61]" office:value-type="float" office:value="101.558690248546" calcext:value-type="float">
            <text:p>101,558690248546</text:p>
          </table:table-cell>
          <table:table-cell table:formula="of:=[.C73]-[.G73]" office:value-type="float" office:value="0.191309751454" calcext:value-type="float">
            <text:p>0,191309751454</text:p>
          </table:table-cell>
          <table:table-cell table:formula="of:=ABS([.H73]/[.C73])" office:value-type="float" office:value="0.00188019411748403" calcext:value-type="float">
            <text:p>0,0018801941174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12</text:p>
          </table:table-cell>
          <table:table-cell office:value-type="float" office:value="60" calcext:value-type="float">
            <text:p>60</text:p>
          </table:table-cell>
          <table:table-cell office:value-type="float" office:value="101.57" calcext:value-type="float">
            <text:p>101,57</text:p>
          </table:table-cell>
          <table:table-cell table:formula="of:=[.$K$3]*([.C74]/[.F62])+(1-[.$K$3])*([.D73]+[.E73])" office:value-type="float" office:value="101.451690970399" calcext:value-type="float">
            <text:p>101,451690970399</text:p>
          </table:table-cell>
          <table:table-cell table:formula="of:=[.$L$3]*([.D74]-[.D73])+(1-[.$L$3])*[.E73]" office:value-type="float" office:value="0.103026207516525" calcext:value-type="float">
            <text:p>0,103026207516525</text:p>
          </table:table-cell>
          <table:table-cell table:formula="of:=[.$M$3]*([.C74]/[.D74])+(1-[.$M$3])*[.F62]" office:value-type="float" office:value="1.00114061450589" calcext:value-type="float">
            <text:p>1,00114061450589</text:p>
          </table:table-cell>
          <table:table-cell table:formula="of:=([.D73]+[.E73])*[.F62]" office:value-type="float" office:value="101.532974868099" calcext:value-type="float">
            <text:p>101,532974868099</text:p>
          </table:table-cell>
          <table:table-cell table:formula="of:=[.C74]-[.G74]" office:value-type="float" office:value="0.0370251319009327" calcext:value-type="float">
            <text:p>0,037025131900933</text:p>
          </table:table-cell>
          <table:table-cell table:formula="of:=ABS([.H74]/[.C74])" office:value-type="float" office:value="0.000364528225863274" calcext:value-type="float">
            <text:p>0,0003645282258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1</text:p>
          </table:table-cell>
          <table:table-cell office:value-type="float" office:value="61" calcext:value-type="float">
            <text:p>61</text:p>
          </table:table-cell>
          <table:table-cell office:value-type="float" office:value="101.81" calcext:value-type="float">
            <text:p>101,81</text:p>
          </table:table-cell>
          <table:table-cell table:formula="of:=[.$K$3]*([.C75]/[.F63])+(1-[.$K$3])*([.D74]+[.E74])" office:value-type="float" office:value="101.57580631559" calcext:value-type="float">
            <text:p>101,57580631559</text:p>
          </table:table-cell>
          <table:table-cell table:formula="of:=[.$L$3]*([.D75]-[.D74])+(1-[.$L$3])*[.E74]" office:value-type="float" office:value="0.105135121283978" calcext:value-type="float">
            <text:p>0,105135121283978</text:p>
          </table:table-cell>
          <table:table-cell table:formula="of:=[.$M$3]*([.C75]/[.D75])+(1-[.$M$3])*[.F63]" office:value-type="float" office:value="1.00225707219777" calcext:value-type="float">
            <text:p>1,00225707219777</text:p>
          </table:table-cell>
          <table:table-cell table:formula="of:=([.D74]+[.E74])*[.F63]" office:value-type="float" office:value="101.739574914163" calcext:value-type="float">
            <text:p>101,739574914163</text:p>
          </table:table-cell>
          <table:table-cell table:formula="of:=[.C75]-[.G75]" office:value-type="float" office:value="0.0704250858367459" calcext:value-type="float">
            <text:p>0,070425085836746</text:p>
          </table:table-cell>
          <table:table-cell table:formula="of:=ABS([.H75]/[.C75])" office:value-type="float" office:value="0.000691730535671799" calcext:value-type="float">
            <text:p>0,0006917305356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2</text:p>
          </table:table-cell>
          <table:table-cell office:value-type="float" office:value="62" calcext:value-type="float">
            <text:p>62</text:p>
          </table:table-cell>
          <table:table-cell office:value-type="float" office:value="101.93" calcext:value-type="float">
            <text:p>101,93</text:p>
          </table:table-cell>
          <table:table-cell table:formula="of:=[.$K$3]*([.C76]/[.F64])+(1-[.$K$3])*([.D75]+[.E75])" office:value-type="float" office:value="101.69792375255" calcext:value-type="float">
            <text:p>101,69792375255</text:p>
          </table:table-cell>
          <table:table-cell table:formula="of:=[.$L$3]*([.D76]-[.D75])+(1-[.$L$3])*[.E75]" office:value-type="float" office:value="0.106833352851567" calcext:value-type="float">
            <text:p>0,106833352851567</text:p>
          </table:table-cell>
          <table:table-cell table:formula="of:=[.$M$3]*([.C76]/[.D76])+(1-[.$M$3])*[.F64]" office:value-type="float" office:value="1.00224297805705" calcext:value-type="float">
            <text:p>1,00224297805705</text:p>
          </table:table-cell>
          <table:table-cell table:formula="of:=([.D75]+[.E75])*[.F64]" office:value-type="float" office:value="101.87328519964" calcext:value-type="float">
            <text:p>101,87328519964</text:p>
          </table:table-cell>
          <table:table-cell table:formula="of:=[.C76]-[.G76]" office:value-type="float" office:value="0.0567148003599414" calcext:value-type="float">
            <text:p>0,056714800359941</text:p>
          </table:table-cell>
          <table:table-cell table:formula="of:=ABS([.H76]/[.C76])" office:value-type="float" office:value="0.000556409304031604" calcext:value-type="float">
            <text:p>0,0005564093040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3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table:formula="of:=[.$K$3]*([.C77]/[.F65])+(1-[.$K$3])*([.D76]+[.E76])" office:value-type="float" office:value="101.792870006266" calcext:value-type="float">
            <text:p>101,792870006266</text:p>
          </table:table-cell>
          <table:table-cell table:formula="of:=[.$L$3]*([.D77]-[.D76])+(1-[.$L$3])*[.E76]" office:value-type="float" office:value="0.105644642938001" calcext:value-type="float">
            <text:p>0,105644642938001</text:p>
          </table:table-cell>
          <table:table-cell table:formula="of:=[.$M$3]*([.C77]/[.D77])+(1-[.$M$3])*[.F65]" office:value-type="float" office:value="1.0020621292197" calcext:value-type="float">
            <text:p>1,0020621292197</text:p>
          </table:table-cell>
          <table:table-cell table:formula="of:=([.D76]+[.E76])*[.F65]" office:value-type="float" office:value="102.039715112332" calcext:value-type="float">
            <text:p>102,039715112332</text:p>
          </table:table-cell>
          <table:table-cell table:formula="of:=[.C77]-[.G77]" office:value-type="float" office:value="-0.039715112332118" calcext:value-type="float">
            <text:p>-0,039715112332118</text:p>
          </table:table-cell>
          <table:table-cell table:formula="of:=ABS([.H77]/[.C77])" office:value-type="float" office:value="0.000389363846393314" calcext:value-type="float">
            <text:p>0,0003893638463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4</text:p>
          </table:table-cell>
          <table:table-cell office:value-type="float" office:value="64" calcext:value-type="float">
            <text:p>64</text:p>
          </table:table-cell>
          <table:table-cell office:value-type="float" office:value="101.91" calcext:value-type="float">
            <text:p>101,91</text:p>
          </table:table-cell>
          <table:table-cell table:formula="of:=[.$K$3]*([.C78]/[.F66])+(1-[.$K$3])*([.D77]+[.E77])" office:value-type="float" office:value="101.885771953475" calcext:value-type="float">
            <text:p>101,885771953475</text:p>
          </table:table-cell>
          <table:table-cell table:formula="of:=[.$L$3]*([.D78]-[.D77])+(1-[.$L$3])*[.E77]" office:value-type="float" office:value="0.104370373365112" calcext:value-type="float">
            <text:p>0,104370373365112</text:p>
          </table:table-cell>
          <table:table-cell table:formula="of:=[.$M$3]*([.C78]/[.D78])+(1-[.$M$3])*[.F66]" office:value-type="float" office:value="1.00026699427072" calcext:value-type="float">
            <text:p>1,00026699427072</text:p>
          </table:table-cell>
          <table:table-cell table:formula="of:=([.D77]+[.E77])*[.F66]" office:value-type="float" office:value="101.95249815506" calcext:value-type="float">
            <text:p>101,95249815506</text:p>
          </table:table-cell>
          <table:table-cell table:formula="of:=[.C78]-[.G78]" office:value-type="float" office:value="-0.0424981550602013" calcext:value-type="float">
            <text:p>-0,042498155060201</text:p>
          </table:table-cell>
          <table:table-cell table:formula="of:=ABS([.H78]/[.C78])" office:value-type="float" office:value="0.00041701653478757" calcext:value-type="float">
            <text:p>0,0004170165347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5</text:p>
          </table:table-cell>
          <table:table-cell office:value-type="float" office:value="65" calcext:value-type="float">
            <text:p>65</text:p>
          </table:table-cell>
          <table:table-cell office:value-type="float" office:value="101.81" calcext:value-type="float">
            <text:p>101,81</text:p>
          </table:table-cell>
          <table:table-cell table:formula="of:=[.$K$3]*([.C79]/[.F67])+(1-[.$K$3])*([.D78]+[.E78])" office:value-type="float" office:value="101.938829854986" calcext:value-type="float">
            <text:p>101,938829854986</text:p>
          </table:table-cell>
          <table:table-cell table:formula="of:=[.$L$3]*([.D79]-[.D78])+(1-[.$L$3])*[.E78]" office:value-type="float" office:value="0.0992391261797392" calcext:value-type="float">
            <text:p>0,099239126179739</text:p>
          </table:table-cell>
          <table:table-cell table:formula="of:=[.$M$3]*([.C79]/[.D79])+(1-[.$M$3])*[.F67]" office:value-type="float" office:value="0.998853645708793" calcext:value-type="float">
            <text:p>0,998853645708793</text:p>
          </table:table-cell>
          <table:table-cell table:formula="of:=([.D78]+[.E78])*[.F67]" office:value-type="float" office:value="101.981026284877" calcext:value-type="float">
            <text:p>101,981026284877</text:p>
          </table:table-cell>
          <table:table-cell table:formula="of:=[.C79]-[.G79]" office:value-type="float" office:value="-0.171026284876589" calcext:value-type="float">
            <text:p>-0,171026284876589</text:p>
          </table:table-cell>
          <table:table-cell table:formula="of:=ABS([.H79]/[.C79])" office:value-type="float" office:value="0.00167985742929564" calcext:value-type="float">
            <text:p>0,0016798574292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6</text:p>
          </table:table-cell>
          <table:table-cell office:value-type="float" office:value="66" calcext:value-type="float">
            <text:p>66</text:p>
          </table:table-cell>
          <table:table-cell office:value-type="float" office:value="101.85" calcext:value-type="float">
            <text:p>101,85</text:p>
          </table:table-cell>
          <table:table-cell table:formula="of:=[.$K$3]*([.C80]/[.F68])+(1-[.$K$3])*([.D79]+[.E79])" office:value-type="float" office:value="102.046659894448" calcext:value-type="float">
            <text:p>102,046659894448</text:p>
          </table:table-cell>
          <table:table-cell table:formula="of:=[.$L$3]*([.D80]-[.D79])+(1-[.$L$3])*[.E79]" office:value-type="float" office:value="0.100098217507927" calcext:value-type="float">
            <text:p>0,100098217507927</text:p>
          </table:table-cell>
          <table:table-cell table:formula="of:=[.$M$3]*([.C80]/[.D80])+(1-[.$M$3])*[.F68]" office:value-type="float" office:value="0.99805324167312" calcext:value-type="float">
            <text:p>0,99805324167312</text:p>
          </table:table-cell>
          <table:table-cell table:formula="of:=([.D79]+[.E79])*[.F68]" office:value-type="float" office:value="101.821424422402" calcext:value-type="float">
            <text:p>101,821424422402</text:p>
          </table:table-cell>
          <table:table-cell table:formula="of:=[.C80]-[.G80]" office:value-type="float" office:value="0.0285755775984882" calcext:value-type="float">
            <text:p>0,028575577598488</text:p>
          </table:table-cell>
          <table:table-cell table:formula="of:=ABS([.H80]/[.C80])" office:value-type="float" office:value="0.000280565317609113" calcext:value-type="float">
            <text:p>0,0002805653176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7</text:p>
          </table:table-cell>
          <table:table-cell office:value-type="float" office:value="67" calcext:value-type="float">
            <text:p>67</text:p>
          </table:table-cell>
          <table:table-cell office:value-type="float" office:value="101.69" calcext:value-type="float">
            <text:p>101,69</text:p>
          </table:table-cell>
          <table:table-cell table:formula="of:=[.$K$3]*([.C81]/[.F69])+(1-[.$K$3])*([.D80]+[.E80])" office:value-type="float" office:value="101.9800108619" calcext:value-type="float">
            <text:p>101,9800108619</text:p>
          </table:table-cell>
          <table:table-cell table:formula="of:=[.$L$3]*([.D81]-[.D80])+(1-[.$L$3])*[.E80]" office:value-type="float" office:value="0.0834234925023713" calcext:value-type="float">
            <text:p>0,083423492502371</text:p>
          </table:table-cell>
          <table:table-cell table:formula="of:=[.$M$3]*([.C81]/[.D81])+(1-[.$M$3])*[.F69]" office:value-type="float" office:value="0.99753809371665" calcext:value-type="float">
            <text:p>0,99753809371665</text:p>
          </table:table-cell>
          <table:table-cell table:formula="of:=([.D80]+[.E80])*[.F69]" office:value-type="float" office:value="102.246366176904" calcext:value-type="float">
            <text:p>102,246366176904</text:p>
          </table:table-cell>
          <table:table-cell table:formula="of:=[.C81]-[.G81]" office:value-type="float" office:value="-0.556366176904149" calcext:value-type="float">
            <text:p>-0,556366176904149</text:p>
          </table:table-cell>
          <table:table-cell table:formula="of:=ABS([.H81]/[.C81])" office:value-type="float" office:value="0.00547119851415231" calcext:value-type="float">
            <text:p>0,0054711985141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8</text:p>
          </table:table-cell>
          <table:table-cell office:value-type="float" office:value="68" calcext:value-type="float">
            <text:p>68</text:p>
          </table:table-cell>
          <table:table-cell office:value-type="float" office:value="101.73" calcext:value-type="float">
            <text:p>101,73</text:p>
          </table:table-cell>
          <table:table-cell table:formula="of:=[.$K$3]*([.C82]/[.F70])+(1-[.$K$3])*([.D81]+[.E81])" office:value-type="float" office:value="101.820379160931" calcext:value-type="float">
            <text:p>101,820379160931</text:p>
          </table:table-cell>
          <table:table-cell table:formula="of:=[.$L$3]*([.D82]-[.D81])+(1-[.$L$3])*[.E81]" office:value-type="float" office:value="0.0591179731551843" calcext:value-type="float">
            <text:p>0,059117973155184</text:p>
          </table:table-cell>
          <table:table-cell table:formula="of:=[.$M$3]*([.C82]/[.D82])+(1-[.$M$3])*[.F70]" office:value-type="float" office:value="0.999671978724965" calcext:value-type="float">
            <text:p>0,999671978724965</text:p>
          </table:table-cell>
          <table:table-cell table:formula="of:=([.D81]+[.E81])*[.F70]" office:value-type="float" office:value="102.543998719055" calcext:value-type="float">
            <text:p>102,543998719055</text:p>
          </table:table-cell>
          <table:table-cell table:formula="of:=[.C82]-[.G82]" office:value-type="float" office:value="-0.813998719054595" calcext:value-type="float">
            <text:p>-0,813998719054595</text:p>
          </table:table-cell>
          <table:table-cell table:formula="of:=ABS([.H82]/[.C82])" office:value-type="float" office:value="0.0080015601991015" calcext:value-type="float">
            <text:p>0,0080015601991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9</text:p>
          </table:table-cell>
          <table:table-cell office:value-type="float" office:value="69" calcext:value-type="float">
            <text:p>69</text:p>
          </table:table-cell>
          <table:table-cell office:value-type="float" office:value="101.54" calcext:value-type="float">
            <text:p>101,54</text:p>
          </table:table-cell>
          <table:table-cell table:formula="of:=[.$K$3]*([.C83]/[.F71])+(1-[.$K$3])*([.D82]+[.E82])" office:value-type="float" office:value="101.665047739603" calcext:value-type="float">
            <text:p>101,665047739603</text:p>
          </table:table-cell>
          <table:table-cell table:formula="of:=[.$L$3]*([.D83]-[.D82])+(1-[.$L$3])*[.E82]" office:value-type="float" office:value="0.0376730337068431" calcext:value-type="float">
            <text:p>0,037673033706843</text:p>
          </table:table-cell>
          <table:table-cell table:formula="of:=[.$M$3]*([.C83]/[.D83])+(1-[.$M$3])*[.F71]" office:value-type="float" office:value="0.999264015500277" calcext:value-type="float">
            <text:p>0,999264015500277</text:p>
          </table:table-cell>
          <table:table-cell table:formula="of:=([.D82]+[.E82])*[.F71]" office:value-type="float" office:value="102.257483432894" calcext:value-type="float">
            <text:p>102,257483432894</text:p>
          </table:table-cell>
          <table:table-cell table:formula="of:=[.C83]-[.G83]" office:value-type="float" office:value="-0.717483432893943" calcext:value-type="float">
            <text:p>-0,717483432893943</text:p>
          </table:table-cell>
          <table:table-cell table:formula="of:=ABS([.H83]/[.C83])" office:value-type="float" office:value="0.0070660176570213" calcext:value-type="float">
            <text:p>0,0070660176570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10</text:p>
          </table:table-cell>
          <table:table-cell office:value-type="float" office:value="70" calcext:value-type="float">
            <text:p>70</text:p>
          </table:table-cell>
          <table:table-cell office:value-type="float" office:value="101.48" calcext:value-type="float">
            <text:p>101,48</text:p>
          </table:table-cell>
          <table:table-cell table:formula="of:=[.$K$3]*([.C84]/[.F72])+(1-[.$K$3])*([.D83]+[.E83])" office:value-type="float" office:value="101.532628692337" calcext:value-type="float">
            <text:p>101,532628692337</text:p>
          </table:table-cell>
          <table:table-cell table:formula="of:=[.$L$3]*([.D84]-[.D83])+(1-[.$L$3])*[.E83]" office:value-type="float" office:value="0.0206638256096315" calcext:value-type="float">
            <text:p>0,020663825609632</text:p>
          </table:table-cell>
          <table:table-cell table:formula="of:=[.$M$3]*([.C84]/[.D84])+(1-[.$M$3])*[.F72]" office:value-type="float" office:value="0.999873878505795" calcext:value-type="float">
            <text:p>0,999873878505795</text:p>
          </table:table-cell>
          <table:table-cell table:formula="of:=([.D83]+[.E83])*[.F72]" office:value-type="float" office:value="102.048903507086" calcext:value-type="float">
            <text:p>102,048903507086</text:p>
          </table:table-cell>
          <table:table-cell table:formula="of:=[.C84]-[.G84]" office:value-type="float" office:value="-0.568903507086148" calcext:value-type="float">
            <text:p>-0,568903507086148</text:p>
          </table:table-cell>
          <table:table-cell table:formula="of:=ABS([.H84]/[.C84])" office:value-type="float" office:value="0.005606065304357" calcext:value-type="float">
            <text:p>0,0056060653043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11</text:p>
          </table:table-cell>
          <table:table-cell office:value-type="float" office:value="71" calcext:value-type="float">
            <text:p>71</text:p>
          </table:table-cell>
          <table:table-cell office:value-type="float" office:value="101.37" calcext:value-type="float">
            <text:p>101,37</text:p>
          </table:table-cell>
          <table:table-cell table:formula="of:=[.$K$3]*([.C85]/[.F73])+(1-[.$K$3])*([.D84]+[.E84])" office:value-type="float" office:value="101.379355573342" calcext:value-type="float">
            <text:p>101,379355573342</text:p>
          </table:table-cell>
          <table:table-cell table:formula="of:=[.$L$3]*([.D85]-[.D84])+(1-[.$L$3])*[.E84]" office:value-type="float" office:value="0.00327013114910413" calcext:value-type="float">
            <text:p>0,003270131149104</text:p>
          </table:table-cell>
          <table:table-cell table:formula="of:=[.$M$3]*([.C85]/[.D85])+(1-[.$M$3])*[.F73]" office:value-type="float" office:value="1.00030962005695" calcext:value-type="float">
            <text:p>1,00030962005695</text:p>
          </table:table-cell>
          <table:table-cell table:formula="of:=([.D84]+[.E84])*[.F73]" office:value-type="float" office:value="101.952066502687" calcext:value-type="float">
            <text:p>101,952066502687</text:p>
          </table:table-cell>
          <table:table-cell table:formula="of:=[.C85]-[.G85]" office:value-type="float" office:value="-0.582066502686644" calcext:value-type="float">
            <text:p>-0,582066502686644</text:p>
          </table:table-cell>
          <table:table-cell table:formula="of:=ABS([.H85]/[.C85])" office:value-type="float" office:value="0.00574199963190928" calcext:value-type="float">
            <text:p>0,0057419996319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12</text:p>
          </table:table-cell>
          <table:table-cell office:value-type="float" office:value="72" calcext:value-type="float">
            <text:p>72</text:p>
          </table:table-cell>
          <table:table-cell office:value-type="float" office:value="101.44" calcext:value-type="float">
            <text:p>101,44</text:p>
          </table:table-cell>
          <table:table-cell table:formula="of:=[.$K$3]*([.C86]/[.F74])+(1-[.$K$3])*([.D85]+[.E85])" office:value-type="float" office:value="101.365166359469" calcext:value-type="float">
            <text:p>101,365166359469</text:p>
          </table:table-cell>
          <table:table-cell table:formula="of:=[.$L$3]*([.D86]-[.D85])+(1-[.$L$3])*[.E85]" office:value-type="float" office:value="0.00152419664688703" calcext:value-type="float">
            <text:p>0,001524196646887</text:p>
          </table:table-cell>
          <table:table-cell table:formula="of:=[.$M$3]*([.C86]/[.D86])+(1-[.$M$3])*[.F74]" office:value-type="float" office:value="1.00077849361104" calcext:value-type="float">
            <text:p>1,00077849361104</text:p>
          </table:table-cell>
          <table:table-cell table:formula="of:=([.D85]+[.E85])*[.F74]" office:value-type="float" office:value="101.498264198015" calcext:value-type="float">
            <text:p>101,498264198015</text:p>
          </table:table-cell>
          <table:table-cell table:formula="of:=[.C86]-[.G86]" office:value-type="float" office:value="-0.0582641980145553" calcext:value-type="float">
            <text:p>-0,058264198014555</text:p>
          </table:table-cell>
          <table:table-cell table:formula="of:=ABS([.H86]/[.C86])" office:value-type="float" office:value="0.000574371037209733" calcext:value-type="float">
            <text:p>0,000574371037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1</text:p>
          </table:table-cell>
          <table:table-cell office:value-type="float" office:value="73" calcext:value-type="float">
            <text:p>73</text:p>
          </table:table-cell>
          <table:table-cell office:value-type="float" office:value="101.31" calcext:value-type="float">
            <text:p>101,31</text:p>
          </table:table-cell>
          <table:table-cell table:formula="of:=[.$K$3]*([.C87]/[.F75])+(1-[.$K$3])*([.D86]+[.E86])" office:value-type="float" office:value="101.281238678627" calcext:value-type="float">
            <text:p>101,281238678627</text:p>
          </table:table-cell>
          <table:table-cell table:formula="of:=[.$L$3]*([.D87]-[.D86])+(1-[.$L$3])*[.E86]" office:value-type="float" office:value="-0.0070209911019202" calcext:value-type="float">
            <text:p>-0,00702099110192</text:p>
          </table:table-cell>
          <table:table-cell table:formula="of:=[.$M$3]*([.C87]/[.D87])+(1-[.$M$3])*[.F75]" office:value-type="float" office:value="1.00048128455644" calcext:value-type="float">
            <text:p>1,00048128455644</text:p>
          </table:table-cell>
          <table:table-cell table:formula="of:=([.D86]+[.E86])*[.F75]" office:value-type="float" office:value="101.59548249515" calcext:value-type="float">
            <text:p>101,59548249515</text:p>
          </table:table-cell>
          <table:table-cell table:formula="of:=[.C87]-[.G87]" office:value-type="float" office:value="-0.285482495150021" calcext:value-type="float">
            <text:p>-0,285482495150021</text:p>
          </table:table-cell>
          <table:table-cell table:formula="of:=ABS([.H87]/[.C87])" office:value-type="float" office:value="0.00281791032622664" calcext:value-type="float">
            <text:p>0,0028179103262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2</text:p>
          </table:table-cell>
          <table:table-cell office:value-type="float" office:value="74" calcext:value-type="float">
            <text:p>74</text:p>
          </table:table-cell>
          <table:table-cell office:value-type="float" office:value="101.26" calcext:value-type="float">
            <text:p>101,26</text:p>
          </table:table-cell>
          <table:table-cell table:formula="of:=[.$K$3]*([.C88]/[.F76])+(1-[.$K$3])*([.D87]+[.E87])" office:value-type="float" office:value="101.201967682039" calcext:value-type="float">
            <text:p>101,201967682039</text:p>
          </table:table-cell>
          <table:table-cell table:formula="of:=[.$L$3]*([.D88]-[.D87])+(1-[.$L$3])*[.E87]" office:value-type="float" office:value="-0.0142459916505446" calcext:value-type="float">
            <text:p>-0,014245991650545</text:p>
          </table:table-cell>
          <table:table-cell table:formula="of:=[.$M$3]*([.C88]/[.D88])+(1-[.$M$3])*[.F76]" office:value-type="float" office:value="1.00074038546053" calcext:value-type="float">
            <text:p>1,00074038546053</text:p>
          </table:table-cell>
          <table:table-cell table:formula="of:=([.D87]+[.E87])*[.F76]" office:value-type="float" office:value="101.501373535544" calcext:value-type="float">
            <text:p>101,501373535544</text:p>
          </table:table-cell>
          <table:table-cell table:formula="of:=[.C88]-[.G88]" office:value-type="float" office:value="-0.241373535543886" calcext:value-type="float">
            <text:p>-0,241373535543886</text:p>
          </table:table-cell>
          <table:table-cell table:formula="of:=ABS([.H88]/[.C88])" office:value-type="float" office:value="0.00238370072628764" calcext:value-type="float">
            <text:p>0,0023837007262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3</text:p>
          </table:table-cell>
          <table:table-cell office:value-type="float" office:value="75" calcext:value-type="float">
            <text:p>75</text:p>
          </table:table-cell>
          <table:table-cell office:value-type="float" office:value="101.45" calcext:value-type="float">
            <text:p>101,45</text:p>
          </table:table-cell>
          <table:table-cell table:formula="of:=[.$K$3]*([.C89]/[.F77])+(1-[.$K$3])*([.D88]+[.E88])" office:value-type="float" office:value="101.203773435228" calcext:value-type="float">
            <text:p>101,203773435228</text:p>
          </table:table-cell>
          <table:table-cell table:formula="of:=[.$L$3]*([.D89]-[.D88])+(1-[.$L$3])*[.E88]" office:value-type="float" office:value="-0.0126408171666011" calcext:value-type="float">
            <text:p>-0,012640817166601</text:p>
          </table:table-cell>
          <table:table-cell table:formula="of:=[.$M$3]*([.C89]/[.D89])+(1-[.$M$3])*[.F77]" office:value-type="float" office:value="1.00239589321523" calcext:value-type="float">
            <text:p>1,00239589321523</text:p>
          </table:table-cell>
          <table:table-cell table:formula="of:=([.D88]+[.E88])*[.F77]" office:value-type="float" office:value="101.396383847962" calcext:value-type="float">
            <text:p>101,396383847962</text:p>
          </table:table-cell>
          <table:table-cell table:formula="of:=[.C89]-[.G89]" office:value-type="float" office:value="0.0536161520383018" calcext:value-type="float">
            <text:p>0,053616152038302</text:p>
          </table:table-cell>
          <table:table-cell table:formula="of:=ABS([.H89]/[.C89])" office:value-type="float" office:value="0.00052849829510401" calcext:value-type="float">
            <text:p>0,000528498295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4</text:p>
          </table:table-cell>
          <table:table-cell office:value-type="float" office:value="76" calcext:value-type="float">
            <text:p>76</text:p>
          </table:table-cell>
          <table:table-cell office:value-type="float" office:value="101.45" calcext:value-type="float">
            <text:p>101,45</text:p>
          </table:table-cell>
          <table:table-cell table:formula="of:=[.$K$3]*([.C90]/[.F78])+(1-[.$K$3])*([.D89]+[.E89])" office:value-type="float" office:value="101.260669031022" calcext:value-type="float">
            <text:p>101,260669031022</text:p>
          </table:table-cell>
          <table:table-cell table:formula="of:=[.$L$3]*([.D90]-[.D89])+(1-[.$L$3])*[.E89]" office:value-type="float" office:value="-0.00568717587052932" calcext:value-type="float">
            <text:p>-0,005687175870529</text:p>
          </table:table-cell>
          <table:table-cell table:formula="of:=[.$M$3]*([.C90]/[.D90])+(1-[.$M$3])*[.F78]" office:value-type="float" office:value="1.00170946405534" calcext:value-type="float">
            <text:p>1,00170946405534</text:p>
          </table:table-cell>
          <table:table-cell table:formula="of:=([.D89]+[.E89])*[.F78]" office:value-type="float" office:value="101.218150070718" calcext:value-type="float">
            <text:p>101,218150070718</text:p>
          </table:table-cell>
          <table:table-cell table:formula="of:=[.C90]-[.G90]" office:value-type="float" office:value="0.231849929281964" calcext:value-type="float">
            <text:p>0,231849929281964</text:p>
          </table:table-cell>
          <table:table-cell table:formula="of:=ABS([.H90]/[.C90])" office:value-type="float" office:value="0.00228536155033971" calcext:value-type="float">
            <text:p>0,002285361550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5</text:p>
          </table:table-cell>
          <table:table-cell office:value-type="float" office:value="77" calcext:value-type="float">
            <text:p>77</text:p>
          </table:table-cell>
          <table:table-cell office:value-type="float" office:value="101.9" calcext:value-type="float">
            <text:p>101,9</text:p>
          </table:table-cell>
          <table:table-cell table:formula="of:=[.$K$3]*([.C91]/[.F79])+(1-[.$K$3])*([.D90]+[.E90])" office:value-type="float" office:value="101.483571568291" calcext:value-type="float">
            <text:p>101,483571568291</text:p>
          </table:table-cell>
          <table:table-cell table:formula="of:=[.$L$3]*([.D91]-[.D90])+(1-[.$L$3])*[.E90]" office:value-type="float" office:value="0.0171717954434514" calcext:value-type="float">
            <text:p>0,017171795443451</text:p>
          </table:table-cell>
          <table:table-cell table:formula="of:=[.$M$3]*([.C91]/[.D91])+(1-[.$M$3])*[.F79]" office:value-type="float" office:value="1.00357843117019" calcext:value-type="float">
            <text:p>1,00357843117019</text:p>
          </table:table-cell>
          <table:table-cell table:formula="of:=([.D90]+[.E90])*[.F79]" office:value-type="float" office:value="101.138907772196" calcext:value-type="float">
            <text:p>101,138907772196</text:p>
          </table:table-cell>
          <table:table-cell table:formula="of:=[.C91]-[.G91]" office:value-type="float" office:value="0.761092227804099" calcext:value-type="float">
            <text:p>0,761092227804099</text:p>
          </table:table-cell>
          <table:table-cell table:formula="of:=ABS([.H91]/[.C91])" office:value-type="float" office:value="0.00746901106775367" calcext:value-type="float">
            <text:p>0,0074690110677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6</text:p>
          </table:table-cell>
          <table:table-cell office:value-type="float" office:value="78" calcext:value-type="float">
            <text:p>78</text:p>
          </table:table-cell>
          <table:table-cell office:value-type="float" office:value="102.33" calcext:value-type="float">
            <text:p>102,33</text:p>
          </table:table-cell>
          <table:table-cell table:formula="of:=[.$K$3]*([.C92]/[.F80])+(1-[.$K$3])*([.D91]+[.E91])" office:value-type="float" office:value="101.809400460586" calcext:value-type="float">
            <text:p>101,809400460586</text:p>
          </table:table-cell>
          <table:table-cell table:formula="of:=[.$L$3]*([.D92]-[.D91])+(1-[.$L$3])*[.E91]" office:value-type="float" office:value="0.0480375051285828" calcext:value-type="float">
            <text:p>0,048037505128583</text:p>
          </table:table-cell>
          <table:table-cell table:formula="of:=[.$M$3]*([.C92]/[.D92])+(1-[.$M$3])*[.F80]" office:value-type="float" office:value="1.00440744915138" calcext:value-type="float">
            <text:p>1,00440744915138</text:p>
          </table:table-cell>
          <table:table-cell table:formula="of:=([.D91]+[.E91])*[.F80]" office:value-type="float" office:value="101.303145946407" calcext:value-type="float">
            <text:p>101,303145946407</text:p>
          </table:table-cell>
          <table:table-cell table:formula="of:=[.C92]-[.G92]" office:value-type="float" office:value="1.0268540535929" calcext:value-type="float">
            <text:p>1,0268540535929</text:p>
          </table:table-cell>
          <table:table-cell table:formula="of:=ABS([.H92]/[.C92])" office:value-type="float" office:value="0.0100347312967155" calcext:value-type="float">
            <text:p>0,0100347312967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7</text:p>
          </table:table-cell>
          <table:table-cell office:value-type="float" office:value="79" calcext:value-type="float">
            <text:p>79</text:p>
          </table:table-cell>
          <table:table-cell office:value-type="float" office:value="102.75" calcext:value-type="float">
            <text:p>102,75</text:p>
          </table:table-cell>
          <table:table-cell table:formula="of:=[.$K$3]*([.C93]/[.F81])+(1-[.$K$3])*([.D92]+[.E92])" office:value-type="float" office:value="102.201282128064" calcext:value-type="float">
            <text:p>102,201282128064</text:p>
          </table:table-cell>
          <table:table-cell table:formula="of:=[.$L$3]*([.D93]-[.D92])+(1-[.$L$3])*[.E92]" office:value-type="float" office:value="0.0824219213635248" calcext:value-type="float">
            <text:p>0,082421921363525</text:p>
          </table:table-cell>
          <table:table-cell table:formula="of:=[.$M$3]*([.C93]/[.D93])+(1-[.$M$3])*[.F81]" office:value-type="float" office:value="1.00458590222274" calcext:value-type="float">
            <text:p>1,00458590222274</text:p>
          </table:table-cell>
          <table:table-cell table:formula="of:=([.D92]+[.E92])*[.F81]" office:value-type="float" office:value="101.606674499181" calcext:value-type="float">
            <text:p>101,606674499181</text:p>
          </table:table-cell>
          <table:table-cell table:formula="of:=[.C93]-[.G93]" office:value-type="float" office:value="1.14332550081885" calcext:value-type="float">
            <text:p>1,14332550081885</text:p>
          </table:table-cell>
          <table:table-cell table:formula="of:=ABS([.H93]/[.C93])" office:value-type="float" office:value="0.0111272554824219" calcext:value-type="float">
            <text:p>0,0111272554824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8</text:p>
          </table:table-cell>
          <table:table-cell office:value-type="float" office:value="80" calcext:value-type="float">
            <text:p>80</text:p>
          </table:table-cell>
          <table:table-cell office:value-type="float" office:value="103.12" calcext:value-type="float">
            <text:p>103,12</text:p>
          </table:table-cell>
          <table:table-cell table:formula="of:=[.$K$3]*([.C94]/[.F82])+(1-[.$K$3])*([.D93]+[.E93])" office:value-type="float" office:value="102.544743830507" calcext:value-type="float">
            <text:p>102,544743830507</text:p>
          </table:table-cell>
          <table:table-cell table:formula="of:=[.$L$3]*([.D94]-[.D93])+(1-[.$L$3])*[.E93]" office:value-type="float" office:value="0.108525899471402" calcext:value-type="float">
            <text:p>0,108525899471402</text:p>
          </table:table-cell>
          <table:table-cell table:formula="of:=[.$M$3]*([.C94]/[.D94])+(1-[.$M$3])*[.F82]" office:value-type="float" office:value="1.00501602371383" calcext:value-type="float">
            <text:p>1,00501602371383</text:p>
          </table:table-cell>
          <table:table-cell table:formula="of:=([.D93]+[.E93])*[.F82]" office:value-type="float" office:value="102.25015281841" calcext:value-type="float">
            <text:p>102,25015281841</text:p>
          </table:table-cell>
          <table:table-cell table:formula="of:=[.C94]-[.G94]" office:value-type="float" office:value="0.869847181589847" calcext:value-type="float">
            <text:p>0,869847181589847</text:p>
          </table:table-cell>
          <table:table-cell table:formula="of:=ABS([.H94]/[.C94])" office:value-type="float" office:value="0.00843529074466493" calcext:value-type="float">
            <text:p>0,0084352907446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9</text:p>
          </table:table-cell>
          <table:table-cell office:value-type="float" office:value="81" calcext:value-type="float">
            <text:p>81</text:p>
          </table:table-cell>
          <table:table-cell office:value-type="float" office:value="102.99" calcext:value-type="float">
            <text:p>102,99</text:p>
          </table:table-cell>
          <table:table-cell table:formula="of:=[.$K$3]*([.C95]/[.F83])+(1-[.$K$3])*([.D94]+[.E94])" office:value-type="float" office:value="102.777045272475" calcext:value-type="float">
            <text:p>102,777045272475</text:p>
          </table:table-cell>
          <table:table-cell table:formula="of:=[.$L$3]*([.D95]-[.D94])+(1-[.$L$3])*[.E94]" office:value-type="float" office:value="0.120903453721151" calcext:value-type="float">
            <text:p>0,120903453721151</text:p>
          </table:table-cell>
          <table:table-cell table:formula="of:=[.$M$3]*([.C95]/[.D95])+(1-[.$M$3])*[.F83]" office:value-type="float" office:value="1.00179120758978" calcext:value-type="float">
            <text:p>1,00179120758978</text:p>
          </table:table-cell>
          <table:table-cell table:formula="of:=([.D94]+[.E94])*[.F83]" office:value-type="float" office:value="102.577718514611" calcext:value-type="float">
            <text:p>102,577718514611</text:p>
          </table:table-cell>
          <table:table-cell table:formula="of:=[.C95]-[.G95]" office:value-type="float" office:value="0.412281485389187" calcext:value-type="float">
            <text:p>0,412281485389187</text:p>
          </table:table-cell>
          <table:table-cell table:formula="of:=ABS([.H95]/[.C95])" office:value-type="float" office:value="0.00400312152043098" calcext:value-type="float">
            <text:p>0,0040031215204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10</text:p>
          </table:table-cell>
          <table:table-cell office:value-type="float" office:value="82" calcext:value-type="float">
            <text:p>82</text:p>
          </table:table-cell>
          <table:table-cell office:value-type="float" office:value="103.31" calcext:value-type="float">
            <text:p>103,31</text:p>
          </table:table-cell>
          <table:table-cell table:formula="of:=[.$K$3]*([.C96]/[.F84])+(1-[.$K$3])*([.D95]+[.E95])" office:value-type="float" office:value="103.025473484864" calcext:value-type="float">
            <text:p>103,025473484864</text:p>
          </table:table-cell>
          <table:table-cell table:formula="of:=[.$L$3]*([.D96]-[.D95])+(1-[.$L$3])*[.E95]" office:value-type="float" office:value="0.133655929587884" calcext:value-type="float">
            <text:p>0,133655929587884</text:p>
          </table:table-cell>
          <table:table-cell table:formula="of:=[.$M$3]*([.C96]/[.D96])+(1-[.$M$3])*[.F84]" office:value-type="float" office:value="1.00247292715422" calcext:value-type="float">
            <text:p>1,00247292715422</text:p>
          </table:table-cell>
          <table:table-cell table:formula="of:=([.D95]+[.E95])*[.F84]" office:value-type="float" office:value="102.884971083153" calcext:value-type="float">
            <text:p>102,884971083153</text:p>
          </table:table-cell>
          <table:table-cell table:formula="of:=[.C96]-[.G96]" office:value-type="float" office:value="0.425028916847381" calcext:value-type="float">
            <text:p>0,425028916847381</text:p>
          </table:table-cell>
          <table:table-cell table:formula="of:=ABS([.H96]/[.C96])" office:value-type="float" office:value="0.00411411205931063" calcext:value-type="float">
            <text:p>0,0041141120593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11</text:p>
          </table:table-cell>
          <table:table-cell office:value-type="float" office:value="83" calcext:value-type="float">
            <text:p>83</text:p>
          </table:table-cell>
          <table:table-cell office:value-type="float" office:value="103.77" calcext:value-type="float">
            <text:p>103,77</text:p>
          </table:table-cell>
          <table:table-cell table:formula="of:=[.$K$3]*([.C97]/[.F85])+(1-[.$K$3])*([.D96]+[.E96])" office:value-type="float" office:value="103.33275479156" calcext:value-type="float">
            <text:p>103,33275479156</text:p>
          </table:table-cell>
          <table:table-cell table:formula="of:=[.$L$3]*([.D97]-[.D96])+(1-[.$L$3])*[.E96]" office:value-type="float" office:value="0.15101846729868" calcext:value-type="float">
            <text:p>0,15101846729868</text:p>
          </table:table-cell>
          <table:table-cell table:formula="of:=[.$M$3]*([.C97]/[.D97])+(1-[.$M$3])*[.F85]" office:value-type="float" office:value="1.00383924804617" calcext:value-type="float">
            <text:p>1,00383924804617</text:p>
          </table:table-cell>
          <table:table-cell table:formula="of:=([.D96]+[.E96])*[.F85]" office:value-type="float" office:value="103.191069549976" calcext:value-type="float">
            <text:p>103,191069549976</text:p>
          </table:table-cell>
          <table:table-cell table:formula="of:=[.C97]-[.G97]" office:value-type="float" office:value="0.578930450023691" calcext:value-type="float">
            <text:p>0,578930450023691</text:p>
          </table:table-cell>
          <table:table-cell table:formula="of:=ABS([.H97]/[.C97])" office:value-type="float" office:value="0.00557897706489054" calcext:value-type="float">
            <text:p>0,0055789770648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12</text:p>
          </table:table-cell>
          <table:table-cell office:value-type="float" office:value="84" calcext:value-type="float">
            <text:p>84</text:p>
          </table:table-cell>
          <table:table-cell office:value-type="float" office:value="103.86" calcext:value-type="float">
            <text:p>103,86</text:p>
          </table:table-cell>
          <table:table-cell table:formula="of:=[.$K$3]*([.C98]/[.F86])+(1-[.$K$3])*([.D97]+[.E97])" office:value-type="float" office:value="103.572403845957" calcext:value-type="float">
            <text:p>103,572403845957</text:p>
          </table:table-cell>
          <table:table-cell table:formula="of:=[.$L$3]*([.D98]-[.D97])+(1-[.$L$3])*[.E97]" office:value-type="float" office:value="0.159881526008509" calcext:value-type="float">
            <text:p>0,159881526008509</text:p>
          </table:table-cell>
          <table:table-cell table:formula="of:=[.$M$3]*([.C98]/[.D98])+(1-[.$M$3])*[.F86]" office:value-type="float" office:value="1.00257693723613" calcext:value-type="float">
            <text:p>1,00257693723613</text:p>
          </table:table-cell>
          <table:table-cell table:formula="of:=([.D97]+[.E97])*[.F86]" office:value-type="float" office:value="103.564334715186" calcext:value-type="float">
            <text:p>103,564334715186</text:p>
          </table:table-cell>
          <table:table-cell table:formula="of:=[.C98]-[.G98]" office:value-type="float" office:value="0.295665284813623" calcext:value-type="float">
            <text:p>0,295665284813623</text:p>
          </table:table-cell>
          <table:table-cell table:formula="of:=ABS([.H98]/[.C98])" office:value-type="float" office:value="0.0028467676180784" calcext:value-type="float">
            <text:p>0,0028467676180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1</text:p>
          </table:table-cell>
          <table:table-cell office:value-type="float" office:value="85" calcext:value-type="float">
            <text:p>85</text:p>
          </table:table-cell>
          <table:table-cell office:value-type="float" office:value="103.85" calcext:value-type="float">
            <text:p>103,85</text:p>
          </table:table-cell>
          <table:table-cell table:formula="of:=[.$K$3]*([.C99]/[.F87])+(1-[.$K$3])*([.D98]+[.E98])" office:value-type="float" office:value="103.752612553131" calcext:value-type="float">
            <text:p>103,752612553131</text:p>
          </table:table-cell>
          <table:table-cell table:formula="of:=[.$L$3]*([.D99]-[.D98])+(1-[.$L$3])*[.E98]" office:value-type="float" office:value="0.161914244125102" calcext:value-type="float">
            <text:p>0,161914244125102</text:p>
          </table:table-cell>
          <table:table-cell table:formula="of:=[.$M$3]*([.C99]/[.D99])+(1-[.$M$3])*[.F87]" office:value-type="float" office:value="1.00089291395092" calcext:value-type="float">
            <text:p>1,00089291395092</text:p>
          </table:table-cell>
          <table:table-cell table:formula="of:=([.D98]+[.E98])*[.F87]" office:value-type="float" office:value="103.782210118919" calcext:value-type="float">
            <text:p>103,782210118919</text:p>
          </table:table-cell>
          <table:table-cell table:formula="of:=[.C99]-[.G99]" office:value-type="float" office:value="0.0677898810809978" calcext:value-type="float">
            <text:p>0,067789881080998</text:p>
          </table:table-cell>
          <table:table-cell table:formula="of:=ABS([.H99]/[.C99])" office:value-type="float" office:value="0.000652767270881057" calcext:value-type="float">
            <text:p>0,0006527672708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2</text:p>
          </table:table-cell>
          <table:table-cell office:value-type="float" office:value="86" calcext:value-type="float">
            <text:p>86</text:p>
          </table:table-cell>
          <table:table-cell office:value-type="float" office:value="103.76" calcext:value-type="float">
            <text:p>103,76</text:p>
          </table:table-cell>
          <table:table-cell table:formula="of:=[.$K$3]*([.C100]/[.F88])+(1-[.$K$3])*([.D99]+[.E99])" office:value-type="float" office:value="103.845139090295" calcext:value-type="float">
            <text:p>103,845139090295</text:p>
          </table:table-cell>
          <table:table-cell table:formula="of:=[.$L$3]*([.D100]-[.D99])+(1-[.$L$3])*[.E99]" office:value-type="float" office:value="0.154975473428992" calcext:value-type="float">
            <text:p>0,154975473428992</text:p>
          </table:table-cell>
          <table:table-cell table:formula="of:=[.$M$3]*([.C100]/[.D100])+(1-[.$M$3])*[.F88]" office:value-type="float" office:value="0.999336159219809" calcext:value-type="float">
            <text:p>0,999336159219809</text:p>
          </table:table-cell>
          <table:table-cell table:formula="of:=([.D99]+[.E99])*[.F88]" office:value-type="float" office:value="103.991463602035" calcext:value-type="float">
            <text:p>103,991463602035</text:p>
          </table:table-cell>
          <table:table-cell table:formula="of:=[.C100]-[.G100]" office:value-type="float" office:value="-0.231463602034879" calcext:value-type="float">
            <text:p>-0,231463602034879</text:p>
          </table:table-cell>
          <table:table-cell table:formula="of:=ABS([.H100]/[.C100])" office:value-type="float" office:value="0.00223075946448418" calcext:value-type="float">
            <text:p>0,0022307594644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3</text:p>
          </table:table-cell>
          <table:table-cell office:value-type="float" office:value="87" calcext:value-type="float">
            <text:p>87</text:p>
          </table:table-cell>
          <table:table-cell office:value-type="float" office:value="103.7" calcext:value-type="float">
            <text:p>103,7</text:p>
          </table:table-cell>
          <table:table-cell table:formula="of:=[.$K$3]*([.C101]/[.F89])+(1-[.$K$3])*([.D100]+[.E100])" office:value-type="float" office:value="103.83572211071" calcext:value-type="float">
            <text:p>103,83572211071</text:p>
          </table:table-cell>
          <table:table-cell table:formula="of:=[.$L$3]*([.D101]-[.D100])+(1-[.$L$3])*[.E100]" office:value-type="float" office:value="0.138536228127555" calcext:value-type="float">
            <text:p>0,138536228127555</text:p>
          </table:table-cell>
          <table:table-cell table:formula="of:=[.$M$3]*([.C101]/[.D101])+(1-[.$M$3])*[.F89]" office:value-type="float" office:value="0.999063212857279" calcext:value-type="float">
            <text:p>0,999063212857279</text:p>
          </table:table-cell>
          <table:table-cell table:formula="of:=([.D100]+[.E100])*[.F89]" office:value-type="float" office:value="104.249287732591" calcext:value-type="float">
            <text:p>104,249287732591</text:p>
          </table:table-cell>
          <table:table-cell table:formula="of:=[.C101]-[.G101]" office:value-type="float" office:value="-0.549287732590628" calcext:value-type="float">
            <text:p>-0,549287732590628</text:p>
          </table:table-cell>
          <table:table-cell table:formula="of:=ABS([.H101]/[.C101])" office:value-type="float" office:value="0.00529689231042071" calcext:value-type="float">
            <text:p>0,0052968923104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4</text:p>
          </table:table-cell>
          <table:table-cell office:value-type="float" office:value="88" calcext:value-type="float">
            <text:p>88</text:p>
          </table:table-cell>
          <table:table-cell office:value-type="float" office:value="103.69" calcext:value-type="float">
            <text:p>103,69</text:p>
          </table:table-cell>
          <table:table-cell table:formula="of:=[.$K$3]*([.C102]/[.F90])+(1-[.$K$3])*([.D101]+[.E101])" office:value-type="float" office:value="103.835895286657" calcext:value-type="float">
            <text:p>103,835895286657</text:p>
          </table:table-cell>
          <table:table-cell table:formula="of:=[.$L$3]*([.D102]-[.D101])+(1-[.$L$3])*[.E101]" office:value-type="float" office:value="0.12469992290954" calcext:value-type="float">
            <text:p>0,12469992290954</text:p>
          </table:table-cell>
          <table:table-cell table:formula="of:=[.$M$3]*([.C102]/[.D102])+(1-[.$M$3])*[.F90]" office:value-type="float" office:value="0.998906395667766" calcext:value-type="float">
            <text:p>0,998906395667766</text:p>
          </table:table-cell>
          <table:table-cell table:formula="of:=([.D101]+[.E101])*[.F90]" office:value-type="float" office:value="104.151998596148" calcext:value-type="float">
            <text:p>104,151998596148</text:p>
          </table:table-cell>
          <table:table-cell table:formula="of:=[.C102]-[.G102]" office:value-type="float" office:value="-0.461998596148064" calcext:value-type="float">
            <text:p>-0,461998596148064</text:p>
          </table:table-cell>
          <table:table-cell table:formula="of:=ABS([.H102]/[.C102])" office:value-type="float" office:value="0.00445557523529814" calcext:value-type="float">
            <text:p>0,0044555752352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5</text:p>
          </table:table-cell>
          <table:table-cell office:value-type="float" office:value="89" calcext:value-type="float">
            <text:p>89</text:p>
          </table:table-cell>
          <table:table-cell office:value-type="float" office:value="103.42" calcext:value-type="float">
            <text:p>103,42</text:p>
          </table:table-cell>
          <table:table-cell table:formula="of:=[.$K$3]*([.C103]/[.F91])+(1-[.$K$3])*([.D102]+[.E102])" office:value-type="float" office:value="103.687788117787" calcext:value-type="float">
            <text:p>103,687788117787</text:p>
          </table:table-cell>
          <table:table-cell table:formula="of:=[.$L$3]*([.D103]-[.D102])+(1-[.$L$3])*[.E102]" office:value-type="float" office:value="0.0974192137315212" calcext:value-type="float">
            <text:p>0,097419213731521</text:p>
          </table:table-cell>
          <table:table-cell table:formula="of:=[.$M$3]*([.C103]/[.D103])+(1-[.$M$3])*[.F91]" office:value-type="float" office:value="0.998033468083248" calcext:value-type="float">
            <text:p>0,998033468083248</text:p>
          </table:table-cell>
          <table:table-cell table:formula="of:=([.D102]+[.E102])*[.F91]" office:value-type="float" office:value="104.332611043936" calcext:value-type="float">
            <text:p>104,332611043936</text:p>
          </table:table-cell>
          <table:table-cell table:formula="of:=[.C103]-[.G103]" office:value-type="float" office:value="-0.912611043936209" calcext:value-type="float">
            <text:p>-0,912611043936209</text:p>
          </table:table-cell>
          <table:table-cell table:formula="of:=ABS([.H103]/[.C103])" office:value-type="float" office:value="0.00882431873850521" calcext:value-type="float">
            <text:p>0,0088243187385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6</text:p>
          </table:table-cell>
          <table:table-cell office:value-type="float" office:value="90" calcext:value-type="float">
            <text:p>90</text:p>
          </table:table-cell>
          <table:table-cell office:value-type="float" office:value="103.62" calcext:value-type="float">
            <text:p>103,62</text:p>
          </table:table-cell>
          <table:table-cell table:formula="of:=[.$K$3]*([.C104]/[.F92])+(1-[.$K$3])*([.D103]+[.E103])" office:value-type="float" office:value="103.599236382371" calcext:value-type="float">
            <text:p>103,599236382371</text:p>
          </table:table-cell>
          <table:table-cell table:formula="of:=[.$L$3]*([.D104]-[.D103])+(1-[.$L$3])*[.E103]" office:value-type="float" office:value="0.0788221188168141" calcext:value-type="float">
            <text:p>0,078822118816814</text:p>
          </table:table-cell>
          <table:table-cell table:formula="of:=[.$M$3]*([.C104]/[.D104])+(1-[.$M$3])*[.F92]" office:value-type="float" office:value="1.00062112516232" calcext:value-type="float">
            <text:p>1,00062112516232</text:p>
          </table:table-cell>
          <table:table-cell table:formula="of:=([.D103]+[.E103])*[.F92]" office:value-type="float" office:value="104.242635355497" calcext:value-type="float">
            <text:p>104,242635355497</text:p>
          </table:table-cell>
          <table:table-cell table:formula="of:=[.C104]-[.G104]" office:value-type="float" office:value="-0.622635355496897" calcext:value-type="float">
            <text:p>-0,622635355496897</text:p>
          </table:table-cell>
          <table:table-cell table:formula="of:=ABS([.H104]/[.C104])" office:value-type="float" office:value="0.0060088337724078" calcext:value-type="float">
            <text:p>0,0060088337724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7</text:p>
          </table:table-cell>
          <table:table-cell office:value-type="float" office:value="91" calcext:value-type="float">
            <text:p>91</text:p>
          </table:table-cell>
          <table:table-cell office:value-type="float" office:value="103.63" calcext:value-type="float">
            <text:p>103,63</text:p>
          </table:table-cell>
          <table:table-cell table:formula="of:=[.$K$3]*([.C105]/[.F93])+(1-[.$K$3])*([.D104]+[.E104])" office:value-type="float" office:value="103.521720669164" calcext:value-type="float">
            <text:p>103,521720669164</text:p>
          </table:table-cell>
          <table:table-cell table:formula="of:=[.$L$3]*([.D105]-[.D104])+(1-[.$L$3])*[.E104]" office:value-type="float" office:value="0.063188335614405" calcext:value-type="float">
            <text:p>0,063188335614405</text:p>
          </table:table-cell>
          <table:table-cell table:formula="of:=[.$M$3]*([.C105]/[.D105])+(1-[.$M$3])*[.F93]" office:value-type="float" office:value="1.00139995206521" calcext:value-type="float">
            <text:p>1,00139995206521</text:p>
          </table:table-cell>
          <table:table-cell table:formula="of:=([.D104]+[.E104])*[.F93]" office:value-type="float" office:value="104.153515940118" calcext:value-type="float">
            <text:p>104,153515940118</text:p>
          </table:table-cell>
          <table:table-cell table:formula="of:=[.C105]-[.G105]" office:value-type="float" office:value="-0.523515940118259" calcext:value-type="float">
            <text:p>-0,523515940118259</text:p>
          </table:table-cell>
          <table:table-cell table:formula="of:=ABS([.H105]/[.C105])" office:value-type="float" office:value="0.00505177979463725" calcext:value-type="float">
            <text:p>0,0050517797946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8</text:p>
          </table:table-cell>
          <table:table-cell office:value-type="float" office:value="92" calcext:value-type="float">
            <text:p>92</text:p>
          </table:table-cell>
          <table:table-cell office:value-type="float" office:value="103.92" calcext:value-type="float">
            <text:p>103,92</text:p>
          </table:table-cell>
          <table:table-cell table:formula="of:=[.$K$3]*([.C106]/[.F94])+(1-[.$K$3])*([.D105]+[.E105])" office:value-type="float" office:value="103.529837236651" calcext:value-type="float">
            <text:p>103,529837236651</text:p>
          </table:table-cell>
          <table:table-cell table:formula="of:=[.$L$3]*([.D106]-[.D105])+(1-[.$L$3])*[.E105]" office:value-type="float" office:value="0.0576811588016724" calcext:value-type="float">
            <text:p>0,057681158801673</text:p>
          </table:table-cell>
          <table:table-cell table:formula="of:=[.$M$3]*([.C106]/[.D106])+(1-[.$M$3])*[.F94]" office:value-type="float" office:value="1.00389334427291" calcext:value-type="float">
            <text:p>1,00389334427291</text:p>
          </table:table-cell>
          <table:table-cell table:formula="of:=([.D105]+[.E105])*[.F94]" office:value-type="float" office:value="104.104493364741" calcext:value-type="float">
            <text:p>104,104493364741</text:p>
          </table:table-cell>
          <table:table-cell table:formula="of:=[.C106]-[.G106]" office:value-type="float" office:value="-0.184493364740717" calcext:value-type="float">
            <text:p>-0,184493364740717</text:p>
          </table:table-cell>
          <table:table-cell table:formula="of:=ABS([.H106]/[.C106])" office:value-type="float" office:value="0.00177534030735871" calcext:value-type="float">
            <text:p>0,0017753403073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9</text:p>
          </table:table-cell>
          <table:table-cell office:value-type="float" office:value="93" calcext:value-type="float">
            <text:p>93</text:p>
          </table:table-cell>
          <table:table-cell office:value-type="float" office:value="103.71" calcext:value-type="float">
            <text:p>103,71</text:p>
          </table:table-cell>
          <table:table-cell table:formula="of:=[.$K$3]*([.C107]/[.F95])+(1-[.$K$3])*([.D106]+[.E106])" office:value-type="float" office:value="103.568632680306" calcext:value-type="float">
            <text:p>103,568632680306</text:p>
          </table:table-cell>
          <table:table-cell table:formula="of:=[.$L$3]*([.D107]-[.D106])+(1-[.$L$3])*[.E106]" office:value-type="float" office:value="0.0557925872870341" calcext:value-type="float">
            <text:p>0,055792587287034</text:p>
          </table:table-cell>
          <table:table-cell table:formula="of:=[.$M$3]*([.C107]/[.D107])+(1-[.$M$3])*[.F95]" office:value-type="float" office:value="1.00140758718199" calcext:value-type="float">
            <text:p>1,00140758718199</text:p>
          </table:table-cell>
          <table:table-cell table:formula="of:=([.D106]+[.E106])*[.F95]" office:value-type="float" office:value="103.773065144609" calcext:value-type="float">
            <text:p>103,773065144609</text:p>
          </table:table-cell>
          <table:table-cell table:formula="of:=[.C107]-[.G107]" office:value-type="float" office:value="-0.0630651446089843" calcext:value-type="float">
            <text:p>-0,063065144608984</text:p>
          </table:table-cell>
          <table:table-cell table:formula="of:=ABS([.H107]/[.C107])" office:value-type="float" office:value="0.000608091260331543" calcext:value-type="float">
            <text:p>0,0006080912603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10</text:p>
          </table:table-cell>
          <table:table-cell office:value-type="float" office:value="94" calcext:value-type="float">
            <text:p>94</text:p>
          </table:table-cell>
          <table:table-cell office:value-type="float" office:value="103.73" calcext:value-type="float">
            <text:p>103,73</text:p>
          </table:table-cell>
          <table:table-cell table:formula="of:=[.$K$3]*([.C108]/[.F96])+(1-[.$K$3])*([.D107]+[.E107])" office:value-type="float" office:value="103.579332501915" calcext:value-type="float">
            <text:p>103,579332501915</text:p>
          </table:table-cell>
          <table:table-cell table:formula="of:=[.$L$3]*([.D108]-[.D107])+(1-[.$L$3])*[.E107]" office:value-type="float" office:value="0.0512833107191804" calcext:value-type="float">
            <text:p>0,05128331071918</text:p>
          </table:table-cell>
          <table:table-cell table:formula="of:=[.$M$3]*([.C108]/[.D108])+(1-[.$M$3])*[.F96]" office:value-type="float" office:value="1.00155644141335" calcext:value-type="float">
            <text:p>1,00155644141335</text:p>
          </table:table-cell>
          <table:table-cell table:formula="of:=([.D107]+[.E107])*[.F96]" office:value-type="float" office:value="103.880680922677" calcext:value-type="float">
            <text:p>103,880680922677</text:p>
          </table:table-cell>
          <table:table-cell table:formula="of:=[.C108]-[.G108]" office:value-type="float" office:value="-0.150680922677466" calcext:value-type="float">
            <text:p>-0,150680922677466</text:p>
          </table:table-cell>
          <table:table-cell table:formula="of:=ABS([.H108]/[.C108])" office:value-type="float" office:value="0.001452626267015" calcext:value-type="float">
            <text:p>0,0014526262670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11</text:p>
          </table:table-cell>
          <table:table-cell office:value-type="float" office:value="95" calcext:value-type="float">
            <text:p>95</text:p>
          </table:table-cell>
          <table:table-cell office:value-type="float" office:value="103.86" calcext:value-type="float">
            <text:p>103,86</text:p>
          </table:table-cell>
          <table:table-cell table:formula="of:=[.$K$3]*([.C109]/[.F97])+(1-[.$K$3])*([.D108]+[.E108])" office:value-type="float" office:value="103.580265285223" calcext:value-type="float">
            <text:p>103,580265285223</text:p>
          </table:table-cell>
          <table:table-cell table:formula="of:=[.$L$3]*([.D109]-[.D108])+(1-[.$L$3])*[.E108]" office:value-type="float" office:value="0.0462482579781123" calcext:value-type="float">
            <text:p>0,046248257978112</text:p>
          </table:table-cell>
          <table:table-cell table:formula="of:=[.$M$3]*([.C109]/[.D109])+(1-[.$M$3])*[.F97]" office:value-type="float" office:value="1.00281451563778" calcext:value-type="float">
            <text:p>1,00281451563778</text:p>
          </table:table-cell>
          <table:table-cell table:formula="of:=([.D108]+[.E108])*[.F97]" office:value-type="float" office:value="104.028479451916" calcext:value-type="float">
            <text:p>104,028479451916</text:p>
          </table:table-cell>
          <table:table-cell table:formula="of:=[.C109]-[.G109]" office:value-type="float" office:value="-0.168479451915545" calcext:value-type="float">
            <text:p>-0,168479451915545</text:p>
          </table:table-cell>
          <table:table-cell table:formula="of:=ABS([.H109]/[.C109])" office:value-type="float" office:value="0.00162217843169213" calcext:value-type="float">
            <text:p>0,0016221784316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12</text:p>
          </table:table-cell>
          <table:table-cell office:value-type="float" office:value="96" calcext:value-type="float">
            <text:p>96</text:p>
          </table:table-cell>
          <table:table-cell office:value-type="float" office:value="103.84" calcext:value-type="float">
            <text:p>103,84</text:p>
          </table:table-cell>
          <table:table-cell table:formula="of:=[.$K$3]*([.C110]/[.F98])+(1-[.$K$3])*([.D109]+[.E109])" office:value-type="float" office:value="103.610489067888" calcext:value-type="float">
            <text:p>103,610489067888</text:p>
          </table:table-cell>
          <table:table-cell table:formula="of:=[.$L$3]*([.D110]-[.D109])+(1-[.$L$3])*[.E109]" office:value-type="float" office:value="0.0446458104467887" calcext:value-type="float">
            <text:p>0,044645810446789</text:p>
          </table:table-cell>
          <table:table-cell table:formula="of:=[.$M$3]*([.C110]/[.D110])+(1-[.$M$3])*[.F98]" office:value-type="float" office:value="1.00225131271682" calcext:value-type="float">
            <text:p>1,00225131271682</text:p>
          </table:table-cell>
          <table:table-cell table:formula="of:=([.D109]+[.E109])*[.F98]" office:value-type="float" office:value="103.893552564601" calcext:value-type="float">
            <text:p>103,893552564601</text:p>
          </table:table-cell>
          <table:table-cell table:formula="of:=[.C110]-[.G110]" office:value-type="float" office:value="-0.0535525646011905" calcext:value-type="float">
            <text:p>-0,053552564601191</text:p>
          </table:table-cell>
          <table:table-cell table:formula="of:=ABS([.H110]/[.C110])" office:value-type="float" office:value="0.000515721924125486" calcext:value-type="float">
            <text:p>0,0005157219241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1</text:p>
          </table:table-cell>
          <table:table-cell office:value-type="float" office:value="97" calcext:value-type="float">
            <text:p>97</text:p>
          </table:table-cell>
          <table:table-cell office:value-type="float" office:value="103.79" calcext:value-type="float">
            <text:p>103,79</text:p>
          </table:table-cell>
          <table:table-cell table:formula="of:=[.$K$3]*([.C111]/[.F99])+(1-[.$K$3])*([.D110]+[.E110])" office:value-type="float" office:value="103.667816556382" calcext:value-type="float">
            <text:p>103,667816556382</text:p>
          </table:table-cell>
          <table:table-cell table:formula="of:=[.$L$3]*([.D111]-[.D110])+(1-[.$L$3])*[.E110]" office:value-type="float" office:value="0.0459139782514995" calcext:value-type="float">
            <text:p>0,0459139782515</text:p>
          </table:table-cell>
          <table:table-cell table:formula="of:=[.$M$3]*([.C111]/[.D111])+(1-[.$M$3])*[.F99]" office:value-type="float" office:value="1.00115003621358" calcext:value-type="float">
            <text:p>1,00115003621358</text:p>
          </table:table-cell>
          <table:table-cell table:formula="of:=([.D110]+[.E110])*[.F99]" office:value-type="float" office:value="103.747689994352" calcext:value-type="float">
            <text:p>103,747689994352</text:p>
          </table:table-cell>
          <table:table-cell table:formula="of:=[.C111]-[.G111]" office:value-type="float" office:value="0.0423100056478063" calcext:value-type="float">
            <text:p>0,042310005647806</text:p>
          </table:table-cell>
          <table:table-cell table:formula="of:=ABS([.H111]/[.C111])" office:value-type="float" office:value="0.000407650117042165" calcext:value-type="float">
            <text:p>0,0004076501170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2</text:p>
          </table:table-cell>
          <table:table-cell office:value-type="float" office:value="98" calcext:value-type="float">
            <text:p>98</text:p>
          </table:table-cell>
          <table:table-cell office:value-type="float" office:value="103.76" calcext:value-type="float">
            <text:p>103,76</text:p>
          </table:table-cell>
          <table:table-cell table:formula="of:=[.$K$3]*([.C112]/[.F100])+(1-[.$K$3])*([.D111]+[.E111])" office:value-type="float" office:value="103.748289136791" calcext:value-type="float">
            <text:p>103,748289136791</text:p>
          </table:table-cell>
          <table:table-cell table:formula="of:=[.$L$3]*([.D112]-[.D111])+(1-[.$L$3])*[.E111]" office:value-type="float" office:value="0.0493698384672803" calcext:value-type="float">
            <text:p>0,04936983846728</text:p>
          </table:table-cell>
          <table:table-cell table:formula="of:=[.$M$3]*([.C112]/[.D112])+(1-[.$M$3])*[.F100]" office:value-type="float" office:value="1.00003520580819" calcext:value-type="float">
            <text:p>1,00003520580819</text:p>
          </table:table-cell>
          <table:table-cell table:formula="of:=([.D111]+[.E111])*[.F100]" office:value-type="float" office:value="103.644881130839" calcext:value-type="float">
            <text:p>103,644881130839</text:p>
          </table:table-cell>
          <table:table-cell table:formula="of:=[.C112]-[.G112]" office:value-type="float" office:value="0.11511886916125" calcext:value-type="float">
            <text:p>0,11511886916125</text:p>
          </table:table-cell>
          <table:table-cell table:formula="of:=ABS([.H112]/[.C112])" office:value-type="float" office:value="0.00110947252468437" calcext:value-type="float">
            <text:p>0,0011094725246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3</text:p>
          </table:table-cell>
          <table:table-cell office:value-type="float" office:value="99" calcext:value-type="float">
            <text:p>99</text:p>
          </table:table-cell>
          <table:table-cell office:value-type="float" office:value="103.65" calcext:value-type="float">
            <text:p>103,65</text:p>
          </table:table-cell>
          <table:table-cell table:formula="of:=[.$K$3]*([.C113]/[.F101])+(1-[.$K$3])*([.D112]+[.E112])" office:value-type="float" office:value="103.782517992515" calcext:value-type="float">
            <text:p>103,782517992515</text:p>
          </table:table-cell>
          <table:table-cell table:formula="of:=[.$L$3]*([.D113]-[.D112])+(1-[.$L$3])*[.E112]" office:value-type="float" office:value="0.0478557401929077" calcext:value-type="float">
            <text:p>0,047855740192908</text:p>
          </table:table-cell>
          <table:table-cell table:formula="of:=[.$M$3]*([.C113]/[.D113])+(1-[.$M$3])*[.F101]" office:value-type="float" office:value="0.998757127803335" calcext:value-type="float">
            <text:p>0,998757127803335</text:p>
          </table:table-cell>
          <table:table-cell table:formula="of:=([.D112]+[.E112])*[.F101]" office:value-type="float" office:value="103.700422662886" calcext:value-type="float">
            <text:p>103,700422662886</text:p>
          </table:table-cell>
          <table:table-cell table:formula="of:=[.C113]-[.G113]" office:value-type="float" office:value="-0.0504226628859072" calcext:value-type="float">
            <text:p>-0,050422662885907</text:p>
          </table:table-cell>
          <table:table-cell table:formula="of:=ABS([.H113]/[.C113])" office:value-type="float" office:value="0.000486470457172284" calcext:value-type="float">
            <text:p>0,0004864704571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4</text:p>
          </table:table-cell>
          <table:table-cell office:value-type="float" office:value="100" calcext:value-type="float">
            <text:p>100</text:p>
          </table:table-cell>
          <table:table-cell office:value-type="float" office:value="103.69" calcext:value-type="float">
            <text:p>103,69</text:p>
          </table:table-cell>
          <table:table-cell table:formula="of:=[.$K$3]*([.C114]/[.F102])+(1-[.$K$3])*([.D113]+[.E113])" office:value-type="float" office:value="103.82231760664" calcext:value-type="float">
            <text:p>103,82231760664</text:p>
          </table:table-cell>
          <table:table-cell table:formula="of:=[.$L$3]*([.D114]-[.D113])+(1-[.$L$3])*[.E113]" office:value-type="float" office:value="0.0470501275861868" calcext:value-type="float">
            <text:p>0,047050127586187</text:p>
          </table:table-cell>
          <table:table-cell table:formula="of:=[.$M$3]*([.C114]/[.D114])+(1-[.$M$3])*[.F102]" office:value-type="float" office:value="0.99874362369657" calcext:value-type="float">
            <text:p>0,99874362369657</text:p>
          </table:table-cell>
          <table:table-cell table:formula="of:=([.D113]+[.E113])*[.F102]" office:value-type="float" office:value="103.716824386176" calcext:value-type="float">
            <text:p>103,716824386176</text:p>
          </table:table-cell>
          <table:table-cell table:formula="of:=[.C114]-[.G114]" office:value-type="float" office:value="-0.0268243861761164" calcext:value-type="float">
            <text:p>-0,026824386176116</text:p>
          </table:table-cell>
          <table:table-cell table:formula="of:=ABS([.H114]/[.C114])" office:value-type="float" office:value="0.000258697908921944" calcext:value-type="float">
            <text:p>0,0002586979089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5</text:p>
          </table:table-cell>
          <table:table-cell office:value-type="float" office:value="101" calcext:value-type="float">
            <text:p>101</text:p>
          </table:table-cell>
          <table:table-cell office:value-type="float" office:value="103.4" calcext:value-type="float">
            <text:p>103,4</text:p>
          </table:table-cell>
          <table:table-cell table:formula="of:=[.$K$3]*([.C115]/[.F103])+(1-[.$K$3])*([.D114]+[.E114])" office:value-type="float" office:value="103.789679432416" calcext:value-type="float">
            <text:p>103,789679432416</text:p>
          </table:table-cell>
          <table:table-cell table:formula="of:=[.$L$3]*([.D115]-[.D114])+(1-[.$L$3])*[.E114]" office:value-type="float" office:value="0.0390812974051634" calcext:value-type="float">
            <text:p>0,039081297405163</text:p>
          </table:table-cell>
          <table:table-cell table:formula="of:=[.$M$3]*([.C115]/[.D115])+(1-[.$M$3])*[.F103]" office:value-type="float" office:value="0.99642428743467" calcext:value-type="float">
            <text:p>0,99642428743467</text:p>
          </table:table-cell>
          <table:table-cell table:formula="of:=([.D114]+[.E114])*[.F103]" office:value-type="float" office:value="103.665105307404" calcext:value-type="float">
            <text:p>103,665105307404</text:p>
          </table:table-cell>
          <table:table-cell table:formula="of:=[.C115]-[.G115]" office:value-type="float" office:value="-0.265105307404426" calcext:value-type="float">
            <text:p>-0,265105307404426</text:p>
          </table:table-cell>
          <table:table-cell table:formula="of:=ABS([.H115]/[.C115])" office:value-type="float" office:value="0.00256388111609696" calcext:value-type="float">
            <text:p>0,00256388111609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6</text:p>
          </table:table-cell>
          <table:table-cell office:value-type="float" office:value="102" calcext:value-type="float">
            <text:p>102</text:p>
          </table:table-cell>
          <table:table-cell office:value-type="float" office:value="103.4" calcext:value-type="float">
            <text:p>103,4</text:p>
          </table:table-cell>
          <table:table-cell table:formula="of:=[.$K$3]*([.C116]/[.F104])+(1-[.$K$3])*([.D115]+[.E115])" office:value-type="float" office:value="103.680877168318" calcext:value-type="float">
            <text:p>103,680877168318</text:p>
          </table:table-cell>
          <table:table-cell table:formula="of:=[.$L$3]*([.D116]-[.D115])+(1-[.$L$3])*[.E115]" office:value-type="float" office:value="0.0242929412547913" calcext:value-type="float">
            <text:p>0,024292941254791</text:p>
          </table:table-cell>
          <table:table-cell table:formula="of:=[.$M$3]*([.C116]/[.D116])+(1-[.$M$3])*[.F104]" office:value-type="float" office:value="0.997623963279939" calcext:value-type="float">
            <text:p>0,997623963279939</text:p>
          </table:table-cell>
          <table:table-cell table:formula="of:=([.D115]+[.E115])*[.F104]" office:value-type="float" office:value="103.893251385683" calcext:value-type="float">
            <text:p>103,893251385683</text:p>
          </table:table-cell>
          <table:table-cell table:formula="of:=[.C116]-[.G116]" office:value-type="float" office:value="-0.493251385682882" calcext:value-type="float">
            <text:p>-0,493251385682882</text:p>
          </table:table-cell>
          <table:table-cell table:formula="of:=ABS([.H116]/[.C116])" office:value-type="float" office:value="0.0047703228789447" calcext:value-type="float">
            <text:p>0,0047703228789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7</text:p>
          </table:table-cell>
          <table:table-cell office:value-type="float" office:value="103" calcext:value-type="float">
            <text:p>103</text:p>
          </table:table-cell>
          <table:table-cell office:value-type="float" office:value="103.2" calcext:value-type="float">
            <text:p>103,2</text:p>
          </table:table-cell>
          <table:table-cell table:formula="of:=[.$K$3]*([.C117]/[.F105])+(1-[.$K$3])*([.D116]+[.E116])" office:value-type="float" office:value="103.51033715338" calcext:value-type="float">
            <text:p>103,51033715338</text:p>
          </table:table-cell>
          <table:table-cell table:formula="of:=[.$L$3]*([.D117]-[.D116])+(1-[.$L$3])*[.E116]" office:value-type="float" office:value="0.00480964563552657" calcext:value-type="float">
            <text:p>0,004809645635527</text:p>
          </table:table-cell>
          <table:table-cell table:formula="of:=[.$M$3]*([.C117]/[.D117])+(1-[.$M$3])*[.F105]" office:value-type="float" office:value="0.997441680760611" calcext:value-type="float">
            <text:p>0,997441680760611</text:p>
          </table:table-cell>
          <table:table-cell table:formula="of:=([.D116]+[.E116])*[.F105]" office:value-type="float" office:value="103.85035237664" calcext:value-type="float">
            <text:p>103,85035237664</text:p>
          </table:table-cell>
          <table:table-cell table:formula="of:=[.C117]-[.G117]" office:value-type="float" office:value="-0.650352376640115" calcext:value-type="float">
            <text:p>-0,650352376640115</text:p>
          </table:table-cell>
          <table:table-cell table:formula="of:=ABS([.H117]/[.C117])" office:value-type="float" office:value="0.00630186411472979" calcext:value-type="float">
            <text:p>0,006301864114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8</text:p>
          </table:table-cell>
          <table:table-cell office:value-type="float" office:value="104" calcext:value-type="float">
            <text:p>104</text:p>
          </table:table-cell>
          <table:table-cell office:value-type="float" office:value="103.51" calcext:value-type="float">
            <text:p>103,51</text:p>
          </table:table-cell>
          <table:table-cell table:formula="of:=[.$K$3]*([.C118]/[.F106])+(1-[.$K$3])*([.D117]+[.E117])" office:value-type="float" office:value="103.393171619493" calcext:value-type="float">
            <text:p>103,393171619493</text:p>
          </table:table-cell>
          <table:table-cell table:formula="of:=[.$L$3]*([.D118]-[.D117])+(1-[.$L$3])*[.E117]" office:value-type="float" office:value="-0.00738787231676769" calcext:value-type="float">
            <text:p>-0,007387872316768</text:p>
          </table:table-cell>
          <table:table-cell table:formula="of:=[.$M$3]*([.C118]/[.D118])+(1-[.$M$3])*[.F106]" office:value-type="float" office:value="1.00140628304014" calcext:value-type="float">
            <text:p>1,00140628304014</text:p>
          </table:table-cell>
          <table:table-cell table:formula="of:=([.D117]+[.E117])*[.F106]" office:value-type="float" office:value="103.918166902965" calcext:value-type="float">
            <text:p>103,918166902965</text:p>
          </table:table-cell>
          <table:table-cell table:formula="of:=[.C118]-[.G118]" office:value-type="float" office:value="-0.408166902965291" calcext:value-type="float">
            <text:p>-0,408166902965291</text:p>
          </table:table-cell>
          <table:table-cell table:formula="of:=ABS([.H118]/[.C118])" office:value-type="float" office:value="0.00394326058318318" calcext:value-type="float">
            <text:p>0,0039432605831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9</text:p>
          </table:table-cell>
          <table:table-cell office:value-type="float" office:value="105" calcext:value-type="float">
            <text:p>105</text:p>
          </table:table-cell>
          <table:table-cell office:value-type="float" office:value="103.22" calcext:value-type="float">
            <text:p>103,22</text:p>
          </table:table-cell>
          <table:table-cell table:formula="of:=[.$K$3]*([.C119]/[.F107])+(1-[.$K$3])*([.D118]+[.E118])" office:value-type="float" office:value="103.292522545095" calcext:value-type="float">
            <text:p>103,292522545095</text:p>
          </table:table-cell>
          <table:table-cell table:formula="of:=[.$L$3]*([.D119]-[.D118])+(1-[.$L$3])*[.E118]" office:value-type="float" office:value="-0.016713992524839" calcext:value-type="float">
            <text:p>-0,016713992524839</text:p>
          </table:table-cell>
          <table:table-cell table:formula="of:=[.$M$3]*([.C119]/[.D119])+(1-[.$M$3])*[.F107]" office:value-type="float" office:value="0.99950886118121" calcext:value-type="float">
            <text:p>0,99950886118121</text:p>
          </table:table-cell>
          <table:table-cell table:formula="of:=([.D118]+[.E118])*[.F107]" office:value-type="float" office:value="103.531308251178" calcext:value-type="float">
            <text:p>103,531308251178</text:p>
          </table:table-cell>
          <table:table-cell table:formula="of:=[.C119]-[.G119]" office:value-type="float" office:value="-0.311308251177792" calcext:value-type="float">
            <text:p>-0,311308251177792</text:p>
          </table:table-cell>
          <table:table-cell table:formula="of:=ABS([.H119]/[.C119])" office:value-type="float" office:value="0.0030159683315035" calcext:value-type="float">
            <text:p>0,0030159683315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10</text:p>
          </table:table-cell>
          <table:table-cell office:value-type="float" office:value="106" calcext:value-type="float">
            <text:p>106</text:p>
          </table:table-cell>
          <table:table-cell office:value-type="float" office:value="103.08" calcext:value-type="float">
            <text:p>103,08</text:p>
          </table:table-cell>
          <table:table-cell table:formula="of:=[.$K$3]*([.C120]/[.F108])+(1-[.$K$3])*([.D119]+[.E119])" office:value-type="float" office:value="103.169009389811" calcext:value-type="float">
            <text:p>103,169009389811</text:p>
          </table:table-cell>
          <table:table-cell table:formula="of:=[.$L$3]*([.D120]-[.D119])+(1-[.$L$3])*[.E119]" office:value-type="float" office:value="-0.0273939088008079" calcext:value-type="float">
            <text:p>-0,027393908800808</text:p>
          </table:table-cell>
          <table:table-cell table:formula="of:=[.$M$3]*([.C120]/[.D120])+(1-[.$M$3])*[.F108]" office:value-type="float" office:value="0.999379166289087" calcext:value-type="float">
            <text:p>0,999379166289087</text:p>
          </table:table-cell>
          <table:table-cell table:formula="of:=([.D119]+[.E119])*[.F108]" office:value-type="float" office:value="103.436551297998" calcext:value-type="float">
            <text:p>103,436551297998</text:p>
          </table:table-cell>
          <table:table-cell table:formula="of:=[.C120]-[.G120]" office:value-type="float" office:value="-0.356551297998365" calcext:value-type="float">
            <text:p>-0,356551297998365</text:p>
          </table:table-cell>
          <table:table-cell table:formula="of:=ABS([.H120]/[.C120])" office:value-type="float" office:value="0.0034589765036706" calcext:value-type="float">
            <text:p>0,00345897650367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11</text:p>
          </table:table-cell>
          <table:table-cell office:value-type="float" office:value="107" calcext:value-type="float">
            <text:p>107</text:p>
          </table:table-cell>
          <table:table-cell office:value-type="float" office:value="103.17" calcext:value-type="float">
            <text:p>103,17</text:p>
          </table:table-cell>
          <table:table-cell table:formula="of:=[.$K$3]*([.C121]/[.F109])+(1-[.$K$3])*([.D120]+[.E120])" office:value-type="float" office:value="103.063263253374" calcext:value-type="float">
            <text:p>103,063263253374</text:p>
          </table:table-cell>
          <table:table-cell table:formula="of:=[.$L$3]*([.D121]-[.D120])+(1-[.$L$3])*[.E120]" office:value-type="float" office:value="-0.0352291315644319" calcext:value-type="float">
            <text:p>-0,035229131564432</text:p>
          </table:table-cell>
          <table:table-cell table:formula="of:=[.$M$3]*([.C121]/[.D121])+(1-[.$M$3])*[.F109]" office:value-type="float" office:value="1.00121353025925" calcext:value-type="float">
            <text:p>1,00121353025925</text:p>
          </table:table-cell>
          <table:table-cell table:formula="of:=([.D120]+[.E120])*[.F109]" office:value-type="float" office:value="103.431909170687" calcext:value-type="float">
            <text:p>103,431909170687</text:p>
          </table:table-cell>
          <table:table-cell table:formula="of:=[.C121]-[.G121]" office:value-type="float" office:value="-0.261909170687247" calcext:value-type="float">
            <text:p>-0,261909170687247</text:p>
          </table:table-cell>
          <table:table-cell table:formula="of:=ABS([.H121]/[.C121])" office:value-type="float" office:value="0.00253861753113547" calcext:value-type="float">
            <text:p>0,0025386175311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12</text:p>
          </table:table-cell>
          <table:table-cell office:value-type="float" office:value="108" calcext:value-type="float">
            <text:p>108</text:p>
          </table:table-cell>
          <table:table-cell office:value-type="float" office:value="103.19" calcext:value-type="float">
            <text:p>103,19</text:p>
          </table:table-cell>
          <table:table-cell table:formula="of:=[.$K$3]*([.C122]/[.F110])+(1-[.$K$3])*([.D121]+[.E121])" office:value-type="float" office:value="103.007086547784" calcext:value-type="float">
            <text:p>103,007086547784</text:p>
          </table:table-cell>
          <table:table-cell table:formula="of:=[.$L$3]*([.D122]-[.D121])+(1-[.$L$3])*[.E121]" office:value-type="float" office:value="-0.0373238889669352" calcext:value-type="float">
            <text:p>-0,037323888966935</text:p>
          </table:table-cell>
          <table:table-cell table:formula="of:=[.$M$3]*([.C122]/[.D122])+(1-[.$M$3])*[.F110]" office:value-type="float" office:value="1.00182329419922" calcext:value-type="float">
            <text:p>1,00182329419922</text:p>
          </table:table-cell>
          <table:table-cell table:formula="of:=([.D121]+[.E121])*[.F110]" office:value-type="float" office:value="103.259982445216" calcext:value-type="float">
            <text:p>103,259982445216</text:p>
          </table:table-cell>
          <table:table-cell table:formula="of:=[.C122]-[.G122]" office:value-type="float" office:value="-0.069982445216084" calcext:value-type="float">
            <text:p>-0,069982445216084</text:p>
          </table:table-cell>
          <table:table-cell table:formula="of:=ABS([.H122]/[.C122])" office:value-type="float" office:value="0.000678190185251323" calcext:value-type="float">
            <text:p>0,0006781901852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[.$K$3]*([.C123]/[.F111])+(1-[.$K$3])*([.D122]+[.E122])" office:value-type="float" office:value="102.943338563051" calcext:value-type="float">
            <text:p>102,943338563051</text:p>
          </table:table-cell>
          <table:table-cell table:formula="of:=[.$L$3]*([.D123]-[.D122])+(1-[.$L$3])*[.E122]" office:value-type="float" office:value="-0.0399662985435898" calcext:value-type="float">
            <text:p>-0,03996629854359</text:p>
          </table:table-cell>
          <table:table-cell table:formula="of:=[.$M$3]*([.C123]/[.D123])+(1-[.$M$3])*[.F111]" office:value-type="float" office:value="1.00061037606572" calcext:value-type="float">
            <text:p>1,00061037606572</text:p>
          </table:table-cell>
          <table:table-cell table:formula="of:=([.D122]+[.E122])*[.F111]" office:value-type="float" office:value="103.088181614779" calcext:value-type="float">
            <text:p>103,088181614779</text:p>
          </table:table-cell>
          <table:table-cell table:formula="of:=[.C123]-[.G123]" office:value-type="float" office:value="-0.0881816147786481" calcext:value-type="float">
            <text:p>-0,088181614778648</text:p>
          </table:table-cell>
          <table:table-cell table:formula="of:=ABS([.H123]/[.C123])" office:value-type="float" office:value="0.000856132182316971" calcext:value-type="float">
            <text:p>0,0008561321823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2</text:p>
          </table:table-cell>
          <table:table-cell office:value-type="float" office:value="110" calcext:value-type="float">
            <text:p>110</text:p>
          </table:table-cell>
          <table:table-cell office:value-type="float" office:value="102.89" calcext:value-type="float">
            <text:p>102,89</text:p>
          </table:table-cell>
          <table:table-cell table:formula="of:=[.$K$3]*([.C124]/[.F112])+(1-[.$K$3])*([.D123]+[.E123])" office:value-type="float" office:value="102.89827392573" calcext:value-type="float">
            <text:p>102,89827392573</text:p>
          </table:table-cell>
          <table:table-cell table:formula="of:=[.$L$3]*([.D124]-[.D123])+(1-[.$L$3])*[.E123]" office:value-type="float" office:value="-0.0404761324212702" calcext:value-type="float">
            <text:p>-0,04047613242127</text:p>
          </table:table-cell>
          <table:table-cell table:formula="of:=[.$M$3]*([.C124]/[.D124])+(1-[.$M$3])*[.F112]" office:value-type="float" office:value="0.99993115266955" calcext:value-type="float">
            <text:p>0,99993115266955</text:p>
          </table:table-cell>
          <table:table-cell table:formula="of:=([.D123]+[.E123])*[.F112]" office:value-type="float" office:value="102.906995060893" calcext:value-type="float">
            <text:p>102,906995060893</text:p>
          </table:table-cell>
          <table:table-cell table:formula="of:=[.C124]-[.G124]" office:value-type="float" office:value="-0.0169950608931657" calcext:value-type="float">
            <text:p>-0,016995060893166</text:p>
          </table:table-cell>
          <table:table-cell table:formula="of:=ABS([.H124]/[.C124])" office:value-type="float" office:value="0.000165176993810533" calcext:value-type="float">
            <text:p>0,0001651769938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3</text:p>
          </table:table-cell>
          <table:table-cell office:value-type="float" office:value="111" calcext:value-type="float">
            <text:p>111</text:p>
          </table:table-cell>
          <table:table-cell office:value-type="float" office:value="102.66" calcext:value-type="float">
            <text:p>102,66</text:p>
          </table:table-cell>
          <table:table-cell table:formula="of:=[.$K$3]*([.C125]/[.F113])+(1-[.$K$3])*([.D124]+[.E124])" office:value-type="float" office:value="102.836784067066" calcext:value-type="float">
            <text:p>102,836784067066</text:p>
          </table:table-cell>
          <table:table-cell table:formula="of:=[.$L$3]*([.D125]-[.D124])+(1-[.$L$3])*[.E124]" office:value-type="float" office:value="-0.0425775050455237" calcext:value-type="float">
            <text:p>-0,042577505045524</text:p>
          </table:table-cell>
          <table:table-cell table:formula="of:=[.$M$3]*([.C125]/[.D125])+(1-[.$M$3])*[.F113]" office:value-type="float" office:value="0.998328545958625" calcext:value-type="float">
            <text:p>0,998328545958625</text:p>
          </table:table-cell>
          <table:table-cell table:formula="of:=([.D124]+[.E124])*[.F113]" office:value-type="float" office:value="102.729958696221" calcext:value-type="float">
            <text:p>102,729958696221</text:p>
          </table:table-cell>
          <table:table-cell table:formula="of:=[.C125]-[.G125]" office:value-type="float" office:value="-0.0699586962214482" calcext:value-type="float">
            <text:p>-0,069958696221448</text:p>
          </table:table-cell>
          <table:table-cell table:formula="of:=ABS([.H125]/[.C125])" office:value-type="float" office:value="0.000681460122944167" calcext:value-type="float">
            <text:p>0,0006814601229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4</text:p>
          </table:table-cell>
          <table:table-cell office:value-type="float" office:value="112" calcext:value-type="float">
            <text:p>112</text:p>
          </table:table-cell>
          <table:table-cell office:value-type="float" office:value="102.2" calcext:value-type="float">
            <text:p>102,2</text:p>
          </table:table-cell>
          <table:table-cell table:formula="of:=[.$K$3]*([.C126]/[.F114])+(1-[.$K$3])*([.D125]+[.E125])" office:value-type="float" office:value="102.654513547998" calcext:value-type="float">
            <text:p>102,654513547998</text:p>
          </table:table-cell>
          <table:table-cell table:formula="of:=[.$L$3]*([.D126]-[.D125])+(1-[.$L$3])*[.E125]" office:value-type="float" office:value="-0.0565468064477768" calcext:value-type="float">
            <text:p>-0,056546806447777</text:p>
          </table:table-cell>
          <table:table-cell table:formula="of:=[.$M$3]*([.C126]/[.D126])+(1-[.$M$3])*[.F114]" office:value-type="float" office:value="0.995889518653972" calcext:value-type="float">
            <text:p>0,995889518653972</text:p>
          </table:table-cell>
          <table:table-cell table:formula="of:=([.D125]+[.E125])*[.F114]" office:value-type="float" office:value="102.665058356766" calcext:value-type="float">
            <text:p>102,665058356766</text:p>
          </table:table-cell>
          <table:table-cell table:formula="of:=[.C126]-[.G126]" office:value-type="float" office:value="-0.465058356766463" calcext:value-type="float">
            <text:p>-0,465058356766463</text:p>
          </table:table-cell>
          <table:table-cell table:formula="of:=ABS([.H126]/[.C126])" office:value-type="float" office:value="0.00455047315818457" calcext:value-type="float">
            <text:p>0,0045504731581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5</text:p>
          </table:table-cell>
          <table:table-cell office:value-type="float" office:value="113" calcext:value-type="float">
            <text:p>113</text:p>
          </table:table-cell>
          <table:table-cell office:value-type="float" office:value="101.58" calcext:value-type="float">
            <text:p>101,58</text:p>
          </table:table-cell>
          <table:table-cell table:formula="of:=[.$K$3]*([.C127]/[.F115])+(1-[.$K$3])*([.D126]+[.E126])" office:value-type="float" office:value="102.401934014055" calcext:value-type="float">
            <text:p>102,401934014055</text:p>
          </table:table-cell>
          <table:table-cell table:formula="of:=[.$L$3]*([.D127]-[.D126])+(1-[.$L$3])*[.E126]" office:value-type="float" office:value="-0.0761500791973325" calcext:value-type="float">
            <text:p>-0,076150079197333</text:p>
          </table:table-cell>
          <table:table-cell table:formula="of:=[.$M$3]*([.C127]/[.D127])+(1-[.$M$3])*[.F115]" office:value-type="float" office:value="0.992418535759689" calcext:value-type="float">
            <text:p>0,992418535759689</text:p>
          </table:table-cell>
          <table:table-cell table:formula="of:=([.D126]+[.E126])*[.F115]" office:value-type="float" office:value="102.231105902695" calcext:value-type="float">
            <text:p>102,231105902695</text:p>
          </table:table-cell>
          <table:table-cell table:formula="of:=[.C127]-[.G127]" office:value-type="float" office:value="-0.651105902695463" calcext:value-type="float">
            <text:p>-0,651105902695463</text:p>
          </table:table-cell>
          <table:table-cell table:formula="of:=ABS([.H127]/[.C127])" office:value-type="float" office:value="0.00640978443291458" calcext:value-type="float">
            <text:p>0,0064097844329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6</text:p>
          </table:table-cell>
          <table:table-cell office:value-type="float" office:value="114" calcext:value-type="float">
            <text:p>114</text:p>
          </table:table-cell>
          <table:table-cell office:value-type="float" office:value="101.47" calcext:value-type="float">
            <text:p>101,47</text:p>
          </table:table-cell>
          <table:table-cell table:formula="of:=[.$K$3]*([.C128]/[.F116])+(1-[.$K$3])*([.D127]+[.E127])" office:value-type="float" office:value="102.141549953708" calcext:value-type="float">
            <text:p>102,141549953708</text:p>
          </table:table-cell>
          <table:table-cell table:formula="of:=[.$L$3]*([.D128]-[.D127])+(1-[.$L$3])*[.E127]" office:value-type="float" office:value="-0.0945734773123454" calcext:value-type="float">
            <text:p>-0,094573477312346</text:p>
          </table:table-cell>
          <table:table-cell table:formula="of:=[.$M$3]*([.C128]/[.D128])+(1-[.$M$3])*[.F116]" office:value-type="float" office:value="0.993845167163069" calcext:value-type="float">
            <text:p>0,993845167163069</text:p>
          </table:table-cell>
          <table:table-cell table:formula="of:=([.D127]+[.E127])*[.F116]" office:value-type="float" office:value="102.082654114819" calcext:value-type="float">
            <text:p>102,082654114819</text:p>
          </table:table-cell>
          <table:table-cell table:formula="of:=[.C128]-[.G128]" office:value-type="float" office:value="-0.612654114819421" calcext:value-type="float">
            <text:p>-0,612654114819421</text:p>
          </table:table-cell>
          <table:table-cell table:formula="of:=ABS([.H128]/[.C128])" office:value-type="float" office:value="0.00603778569842733" calcext:value-type="float">
            <text:p>0,0060377856984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7</text:p>
          </table:table-cell>
          <table:table-cell office:value-type="float" office:value="115" calcext:value-type="float">
            <text:p>115</text:p>
          </table:table-cell>
          <table:table-cell office:value-type="float" office:value="101.41" calcext:value-type="float">
            <text:p>101,41</text:p>
          </table:table-cell>
          <table:table-cell table:formula="of:=[.$K$3]*([.C129]/[.F117])+(1-[.$K$3])*([.D128]+[.E128])" office:value-type="float" office:value="101.933914908866" calcext:value-type="float">
            <text:p>101,933914908866</text:p>
          </table:table-cell>
          <table:table-cell table:formula="of:=[.$L$3]*([.D129]-[.D128])+(1-[.$L$3])*[.E128]" office:value-type="float" office:value="-0.105879634065313" calcext:value-type="float">
            <text:p>-0,105879634065313</text:p>
          </table:table-cell>
          <table:table-cell table:formula="of:=[.$M$3]*([.C129]/[.D129])+(1-[.$M$3])*[.F117]" office:value-type="float" office:value="0.995118392460551" calcext:value-type="float">
            <text:p>0,995118392460551</text:p>
          </table:table-cell>
          <table:table-cell table:formula="of:=([.D128]+[.E128])*[.F117]" office:value-type="float" office:value="101.785907733154" calcext:value-type="float">
            <text:p>101,785907733154</text:p>
          </table:table-cell>
          <table:table-cell table:formula="of:=[.C129]-[.G129]" office:value-type="float" office:value="-0.375907733154094" calcext:value-type="float">
            <text:p>-0,375907733154094</text:p>
          </table:table-cell>
          <table:table-cell table:formula="of:=ABS([.H129]/[.C129])" office:value-type="float" office:value="0.00370681129231924" calcext:value-type="float">
            <text:p>0,0037068112923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8</text:p>
          </table:table-cell>
          <table:table-cell office:value-type="float" office:value="116" calcext:value-type="float">
            <text:p>116</text:p>
          </table:table-cell>
          <table:table-cell office:value-type="float" office:value="101.57" calcext:value-type="float">
            <text:p>101,57</text:p>
          </table:table-cell>
          <table:table-cell table:formula="of:=[.$K$3]*([.C130]/[.F118])+(1-[.$K$3])*([.D129]+[.E129])" office:value-type="float" office:value="101.707834017644" calcext:value-type="float">
            <text:p>101,707834017644</text:p>
          </table:table-cell>
          <table:table-cell table:formula="of:=[.$L$3]*([.D130]-[.D129])+(1-[.$L$3])*[.E129]" office:value-type="float" office:value="-0.117899759780923" calcext:value-type="float">
            <text:p>-0,117899759780923</text:p>
          </table:table-cell>
          <table:table-cell table:formula="of:=[.$M$3]*([.C130]/[.D130])+(1-[.$M$3])*[.F118]" office:value-type="float" office:value="0.998920952188818" calcext:value-type="float">
            <text:p>0,998920952188818</text:p>
          </table:table-cell>
          <table:table-cell table:formula="of:=([.D129]+[.E129])*[.F118]" office:value-type="float" office:value="101.971234313818" calcext:value-type="float">
            <text:p>101,971234313818</text:p>
          </table:table-cell>
          <table:table-cell table:formula="of:=[.C130]-[.G130]" office:value-type="float" office:value="-0.401234313818136" calcext:value-type="float">
            <text:p>-0,401234313818136</text:p>
          </table:table-cell>
          <table:table-cell table:formula="of:=ABS([.H130]/[.C130])" office:value-type="float" office:value="0.00395032306604447" calcext:value-type="float">
            <text:p>0,0039503230660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9</text:p>
          </table:table-cell>
          <table:table-cell office:value-type="float" office:value="117" calcext:value-type="float">
            <text:p>117</text:p>
          </table:table-cell>
          <table:table-cell office:value-type="float" office:value="101.27" calcext:value-type="float">
            <text:p>101,27</text:p>
          </table:table-cell>
          <table:table-cell table:formula="of:=[.$K$3]*([.C131]/[.F119])+(1-[.$K$3])*([.D130]+[.E130])" office:value-type="float" office:value="101.508882600983" calcext:value-type="float">
            <text:p>101,508882600983</text:p>
          </table:table-cell>
          <table:table-cell table:formula="of:=[.$L$3]*([.D131]-[.D130])+(1-[.$L$3])*[.E130]" office:value-type="float" office:value="-0.12600492546895" calcext:value-type="float">
            <text:p>-0,12600492546895</text:p>
          </table:table-cell>
          <table:table-cell table:formula="of:=[.$M$3]*([.C131]/[.D131])+(1-[.$M$3])*[.F119]" office:value-type="float" office:value="0.997832900623889" calcext:value-type="float">
            <text:p>0,997832900623889</text:p>
          </table:table-cell>
          <table:table-cell table:formula="of:=([.D130]+[.E130])*[.F119]" office:value-type="float" office:value="101.540039497551" calcext:value-type="float">
            <text:p>101,540039497551</text:p>
          </table:table-cell>
          <table:table-cell table:formula="of:=[.C131]-[.G131]" office:value-type="float" office:value="-0.270039497550798" calcext:value-type="float">
            <text:p>-0,270039497550798</text:p>
          </table:table-cell>
          <table:table-cell table:formula="of:=ABS([.H131]/[.C131])" office:value-type="float" office:value="0.00266653004394981" calcext:value-type="float">
            <text:p>0,002666530043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10</text:p>
          </table:table-cell>
          <table:table-cell office:value-type="float" office:value="118" calcext:value-type="float">
            <text:p>118</text:p>
          </table:table-cell>
          <table:table-cell office:value-type="float" office:value="101.01" calcext:value-type="float">
            <text:p>101,01</text:p>
          </table:table-cell>
          <table:table-cell table:formula="of:=[.$K$3]*([.C132]/[.F120])+(1-[.$K$3])*([.D131]+[.E131])" office:value-type="float" office:value="101.289839183879" calcext:value-type="float">
            <text:p>101,289839183879</text:p>
          </table:table-cell>
          <table:table-cell table:formula="of:=[.$L$3]*([.D132]-[.D131])+(1-[.$L$3])*[.E131]" office:value-type="float" office:value="-0.135308774632461" calcext:value-type="float">
            <text:p>-0,135308774632461</text:p>
          </table:table-cell>
          <table:table-cell table:formula="of:=[.$M$3]*([.C132]/[.D132])+(1-[.$M$3])*[.F120]" office:value-type="float" office:value="0.997451435580857" calcext:value-type="float">
            <text:p>0,997451435580857</text:p>
          </table:table-cell>
          <table:table-cell table:formula="of:=([.D131]+[.E131])*[.F120]" office:value-type="float" office:value="101.319935767344" calcext:value-type="float">
            <text:p>101,319935767344</text:p>
          </table:table-cell>
          <table:table-cell table:formula="of:=[.C132]-[.G132]" office:value-type="float" office:value="-0.309935767343632" calcext:value-type="float">
            <text:p>-0,309935767343632</text:p>
          </table:table-cell>
          <table:table-cell table:formula="of:=ABS([.H132]/[.C132])" office:value-type="float" office:value="0.00306836716506912" calcext:value-type="float">
            <text:p>0,003068367165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11</text:p>
          </table:table-cell>
          <table:table-cell office:value-type="float" office:value="119" calcext:value-type="float">
            <text:p>119</text:p>
          </table:table-cell>
          <table:table-cell office:value-type="float" office:value="100.84" calcext:value-type="float">
            <text:p>100,84</text:p>
          </table:table-cell>
          <table:table-cell table:formula="of:=[.$K$3]*([.C133]/[.F121])+(1-[.$K$3])*([.D132]+[.E132])" office:value-type="float" office:value="101.023504065851" calcext:value-type="float">
            <text:p>101,023504065851</text:p>
          </table:table-cell>
          <table:table-cell table:formula="of:=[.$L$3]*([.D133]-[.D132])+(1-[.$L$3])*[.E132]" office:value-type="float" office:value="-0.148411408971949" calcext:value-type="float">
            <text:p>-0,148411408971949</text:p>
          </table:table-cell>
          <table:table-cell table:formula="of:=[.$M$3]*([.C133]/[.D133])+(1-[.$M$3])*[.F121]" office:value-type="float" office:value="0.998486548721783" calcext:value-type="float">
            <text:p>0,998486548721783</text:p>
          </table:table-cell>
          <table:table-cell table:formula="of:=([.D132]+[.E132])*[.F121]" office:value-type="float" office:value="101.277284492758" calcext:value-type="float">
            <text:p>101,277284492758</text:p>
          </table:table-cell>
          <table:table-cell table:formula="of:=[.C133]-[.G133]" office:value-type="float" office:value="-0.437284492757797" calcext:value-type="float">
            <text:p>-0,437284492757797</text:p>
          </table:table-cell>
          <table:table-cell table:formula="of:=ABS([.H133]/[.C133])" office:value-type="float" office:value="0.00433641900791152" calcext:value-type="float">
            <text:p>0,0043364190079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12</text:p>
          </table:table-cell>
          <table:table-cell office:value-type="float" office:value="120" calcext:value-type="float">
            <text:p>120</text:p>
          </table:table-cell>
          <table:table-cell office:value-type="float" office:value="100.45" calcext:value-type="float">
            <text:p>100,45</text:p>
          </table:table-cell>
          <table:table-cell table:formula="of:=[.$K$3]*([.C134]/[.F122])+(1-[.$K$3])*([.D133]+[.E133])" office:value-type="float" office:value="100.692719887642" calcext:value-type="float">
            <text:p>100,692719887642</text:p>
          </table:table-cell>
          <table:table-cell table:formula="of:=[.$L$3]*([.D134]-[.D133])+(1-[.$L$3])*[.E133]" office:value-type="float" office:value="-0.166648685895722" calcext:value-type="float">
            <text:p>-0,166648685895722</text:p>
          </table:table-cell>
          <table:table-cell table:formula="of:=[.$M$3]*([.C134]/[.D134])+(1-[.$M$3])*[.F122]" office:value-type="float" office:value="0.998012878648095" calcext:value-type="float">
            <text:p>0,998012878648095</text:p>
          </table:table-cell>
          <table:table-cell table:formula="of:=([.D133]+[.E133])*[.F122]" office:value-type="float" office:value="101.059017628167" calcext:value-type="float">
            <text:p>101,059017628167</text:p>
          </table:table-cell>
          <table:table-cell table:formula="of:=[.C134]-[.G134]" office:value-type="float" office:value="-0.609017628166555" calcext:value-type="float">
            <text:p>-0,609017628166555</text:p>
          </table:table-cell>
          <table:table-cell table:formula="of:=ABS([.H134]/[.C134])" office:value-type="float" office:value="0.00606289326198661" calcext:value-type="float">
            <text:p>0,0060628932619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1</text:p>
          </table:table-cell>
          <table:table-cell office:value-type="float" office:value="121" calcext:value-type="float">
            <text:p>121</text:p>
          </table:table-cell>
          <table:table-cell office:value-type="float" office:value="100.4" calcext:value-type="float">
            <text:p>100,4</text:p>
          </table:table-cell>
          <table:table-cell table:formula="of:=[.$K$3]*([.C135]/[.F123])+(1-[.$K$3])*([.D134]+[.E134])" office:value-type="float" office:value="100.469876528753" calcext:value-type="float">
            <text:p>100,469876528753</text:p>
          </table:table-cell>
          <table:table-cell table:formula="of:=[.$L$3]*([.D135]-[.D134])+(1-[.$L$3])*[.E134]" office:value-type="float" office:value="-0.172268153195028" calcext:value-type="float">
            <text:p>-0,172268153195028</text:p>
          </table:table-cell>
          <table:table-cell table:formula="of:=[.$M$3]*([.C135]/[.D135])+(1-[.$M$3])*[.F123]" office:value-type="float" office:value="0.999435090028546" calcext:value-type="float">
            <text:p>0,999435090028546</text:p>
          </table:table-cell>
          <table:table-cell table:formula="of:=([.D134]+[.E134])*[.F123]" office:value-type="float" office:value="100.587429909588" calcext:value-type="float">
            <text:p>100,587429909588</text:p>
          </table:table-cell>
          <table:table-cell table:formula="of:=[.C135]-[.G135]" office:value-type="float" office:value="-0.187429909588232" calcext:value-type="float">
            <text:p>-0,187429909588232</text:p>
          </table:table-cell>
          <table:table-cell table:formula="of:=ABS([.H135]/[.C135])" office:value-type="float" office:value="0.00186683176880709" calcext:value-type="float">
            <text:p>0,0018668317688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2</text:p>
          </table:table-cell>
          <table:table-cell office:value-type="float" office:value="122" calcext:value-type="float">
            <text:p>122</text:p>
          </table:table-cell>
          <table:table-cell office:value-type="float" office:value="100.39" calcext:value-type="float">
            <text:p>100,39</text:p>
          </table:table-cell>
          <table:table-cell table:formula="of:=[.$K$3]*([.C136]/[.F124])+(1-[.$K$3])*([.D135]+[.E135])" office:value-type="float" office:value="100.327399480705" calcext:value-type="float">
            <text:p>100,327399480705</text:p>
          </table:table-cell>
          <table:table-cell table:formula="of:=[.$L$3]*([.D136]-[.D135])+(1-[.$L$3])*[.E135]" office:value-type="float" office:value="-0.169289042680348" calcext:value-type="float">
            <text:p>-0,169289042680348</text:p>
          </table:table-cell>
          <table:table-cell table:formula="of:=[.$M$3]*([.C136]/[.D136])+(1-[.$M$3])*[.F124]" office:value-type="float" office:value="1.00055468137609" calcext:value-type="float">
            <text:p>1,00055468137609</text:p>
          </table:table-cell>
          <table:table-cell table:formula="of:=([.D135]+[.E135])*[.F124]" office:value-type="float" office:value="100.290703152971" calcext:value-type="float">
            <text:p>100,290703152971</text:p>
          </table:table-cell>
          <table:table-cell table:formula="of:=[.C136]-[.G136]" office:value-type="float" office:value="0.0992968470291515" calcext:value-type="float">
            <text:p>0,099296847029152</text:p>
          </table:table-cell>
          <table:table-cell table:formula="of:=ABS([.H136]/[.C136])" office:value-type="float" office:value="0.00098911093763474" calcext:value-type="float">
            <text:p>0,0009891109376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3</text:p>
          </table:table-cell>
          <table:table-cell office:value-type="float" office:value="123" calcext:value-type="float">
            <text:p>123</text:p>
          </table:table-cell>
          <table:table-cell office:value-type="float" office:value="100.26" calcext:value-type="float">
            <text:p>100,26</text:p>
          </table:table-cell>
          <table:table-cell table:formula="of:=[.$K$3]*([.C137]/[.F125])+(1-[.$K$3])*([.D136]+[.E136])" office:value-type="float" office:value="100.239035472634" calcext:value-type="float">
            <text:p>100,239035472634</text:p>
          </table:table-cell>
          <table:table-cell table:formula="of:=[.$L$3]*([.D137]-[.D136])+(1-[.$L$3])*[.E136]" office:value-type="float" office:value="-0.161196539219425" calcext:value-type="float">
            <text:p>-0,161196539219425</text:p>
          </table:table-cell>
          <table:table-cell table:formula="of:=[.$M$3]*([.C137]/[.D137])+(1-[.$M$3])*[.F125]" office:value-type="float" office:value="1.00002108540376" calcext:value-type="float">
            <text:p>1,00002108540376</text:p>
          </table:table-cell>
          <table:table-cell table:formula="of:=([.D136]+[.E136])*[.F125]" office:value-type="float" office:value="99.9907007595564" calcext:value-type="float">
            <text:p>99,9907007595564</text:p>
          </table:table-cell>
          <table:table-cell table:formula="of:=[.C137]-[.G137]" office:value-type="float" office:value="0.269299240443615" calcext:value-type="float">
            <text:p>0,269299240443615</text:p>
          </table:table-cell>
          <table:table-cell table:formula="of:=ABS([.H137]/[.C137])" office:value-type="float" office:value="0.00268600878160398" calcext:value-type="float">
            <text:p>0,0026860087816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4</text:p>
          </table:table-cell>
          <table:table-cell office:value-type="float" office:value="124" calcext:value-type="float">
            <text:p>124</text:p>
          </table:table-cell>
          <table:table-cell office:value-type="float" office:value="100.29" calcext:value-type="float">
            <text:p>100,29</text:p>
          </table:table-cell>
          <table:table-cell table:formula="of:=[.$K$3]*([.C138]/[.F126])+(1-[.$K$3])*([.D137]+[.E137])" office:value-type="float" office:value="100.265669755506" calcext:value-type="float">
            <text:p>100,265669755506</text:p>
          </table:table-cell>
          <table:table-cell table:formula="of:=[.$L$3]*([.D138]-[.D137])+(1-[.$L$3])*[.E137]" office:value-type="float" office:value="-0.142413457010214" calcext:value-type="float">
            <text:p>-0,142413457010214</text:p>
          </table:table-cell>
          <table:table-cell table:formula="of:=[.$M$3]*([.C138]/[.D138])+(1-[.$M$3])*[.F126]" office:value-type="float" office:value="0.99980734386435" calcext:value-type="float">
            <text:p>0,99980734386435</text:p>
          </table:table-cell>
          <table:table-cell table:formula="of:=([.D137]+[.E137])*[.F126]" office:value-type="float" office:value="99.6664708433276" calcext:value-type="float">
            <text:p>99,6664708433276</text:p>
          </table:table-cell>
          <table:table-cell table:formula="of:=[.C138]-[.G138]" office:value-type="float" office:value="0.623529156672376" calcext:value-type="float">
            <text:p>0,623529156672376</text:p>
          </table:table-cell>
          <table:table-cell table:formula="of:=ABS([.H138]/[.C138])" office:value-type="float" office:value="0.00621726150834955" calcext:value-type="float">
            <text:p>0,006217261508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5</text:p>
          </table:table-cell>
          <table:table-cell office:value-type="float" office:value="125" calcext:value-type="float">
            <text:p>125</text:p>
          </table:table-cell>
          <table:table-cell office:value-type="float" office:value="100.09" calcext:value-type="float">
            <text:p>100,09</text:p>
          </table:table-cell>
          <table:table-cell table:formula="of:=[.$K$3]*([.C139]/[.F127])+(1-[.$K$3])*([.D138]+[.E138])" office:value-type="float" office:value="100.342667130499" calcext:value-type="float">
            <text:p>100,342667130499</text:p>
          </table:table-cell>
          <table:table-cell table:formula="of:=[.$L$3]*([.D139]-[.D138])+(1-[.$L$3])*[.E138]" office:value-type="float" office:value="-0.120472373809904" calcext:value-type="float">
            <text:p>-0,120472373809904</text:p>
          </table:table-cell>
          <table:table-cell table:formula="of:=[.$M$3]*([.C139]/[.D139])+(1-[.$M$3])*[.F127]" office:value-type="float" office:value="0.996975615055982" calcext:value-type="float">
            <text:p>0,996975615055982</text:p>
          </table:table-cell>
          <table:table-cell table:formula="of:=([.D138]+[.E138])*[.F127]" office:value-type="float" office:value="99.3641754112456" calcext:value-type="float">
            <text:p>99,3641754112456</text:p>
          </table:table-cell>
          <table:table-cell table:formula="of:=[.C139]-[.G139]" office:value-type="float" office:value="0.725824588754435" calcext:value-type="float">
            <text:p>0,725824588754435</text:p>
          </table:table-cell>
          <table:table-cell table:formula="of:=ABS([.H139]/[.C139])" office:value-type="float" office:value="0.00725171934013822" calcext:value-type="float">
            <text:p>0,0072517193401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6</text:p>
          </table:table-cell>
          <table:table-cell office:value-type="float" office:value="126" calcext:value-type="float">
            <text:p>126</text:p>
          </table:table-cell>
          <table:table-cell office:value-type="float" office:value="99.81" calcext:value-type="float">
            <text:p>99,81</text:p>
          </table:table-cell>
          <table:table-cell table:formula="of:=[.$K$3]*([.C140]/[.F128])+(1-[.$K$3])*([.D139]+[.E139])" office:value-type="float" office:value="100.283971813725" calcext:value-type="float">
            <text:p>100,283971813725</text:p>
          </table:table-cell>
          <table:table-cell table:formula="of:=[.$L$3]*([.D140]-[.D139])+(1-[.$L$3])*[.E139]" office:value-type="float" office:value="-0.11429466810633" calcext:value-type="float">
            <text:p>-0,11429466810633</text:p>
          </table:table-cell>
          <table:table-cell table:formula="of:=[.$M$3]*([.C140]/[.D140])+(1-[.$M$3])*[.F128]" office:value-type="float" office:value="0.995130849608417" calcext:value-type="float">
            <text:p>0,995130849608417</text:p>
          </table:table-cell>
          <table:table-cell table:formula="of:=([.D139]+[.E139])*[.F128]" office:value-type="float" office:value="99.6053439014115" calcext:value-type="float">
            <text:p>99,6053439014115</text:p>
          </table:table-cell>
          <table:table-cell table:formula="of:=[.C140]-[.G140]" office:value-type="float" office:value="0.204656098588458" calcext:value-type="float">
            <text:p>0,204656098588458</text:p>
          </table:table-cell>
          <table:table-cell table:formula="of:=ABS([.H140]/[.C140])" office:value-type="float" office:value="0.00205045685390701" calcext:value-type="float">
            <text:p>0,0020504568539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27" calcext:value-type="float">
            <text:p>127</text:p>
          </table:table-cell>
          <table:table-cell office:value-type="float" office:value="99.85" calcext:value-type="float">
            <text:p>99,85</text:p>
          </table:table-cell>
          <table:table-cell table:formula="of:=[.$K$3]*([.C141]/[.F129])+(1-[.$K$3])*([.D140]+[.E140])" office:value-type="float" office:value="100.220719887922" calcext:value-type="float">
            <text:p>100,220719887922</text:p>
          </table:table-cell>
          <table:table-cell table:formula="of:=[.$L$3]*([.D141]-[.D140])+(1-[.$L$3])*[.E140]" office:value-type="float" office:value="-0.109190393875977" calcext:value-type="float">
            <text:p>-0,109190393875977</text:p>
          </table:table-cell>
          <table:table-cell table:formula="of:=[.$M$3]*([.C141]/[.D141])+(1-[.$M$3])*[.F129]" office:value-type="float" office:value="0.996182708308828" calcext:value-type="float">
            <text:p>0,996182708308828</text:p>
          </table:table-cell>
          <table:table-cell table:formula="of:=([.D140]+[.E140])*[.F129]" office:value-type="float" office:value="99.6806880944405" calcext:value-type="float">
            <text:p>99,6806880944405</text:p>
          </table:table-cell>
          <table:table-cell table:formula="of:=[.C141]-[.G141]" office:value-type="float" office:value="0.169311905559496" calcext:value-type="float">
            <text:p>0,169311905559496</text:p>
          </table:table-cell>
          <table:table-cell table:formula="of:=ABS([.H141]/[.C141])" office:value-type="float" office:value="0.00169566254941909" calcext:value-type="float">
            <text:p>0,0016956625494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[.$K$3]*([.C142]/[.F130])+(1-[.$K$3])*([.D141]+[.E141])" office:value-type="float" office:value="100.110477048225" calcext:value-type="float">
            <text:p>100,110477048225</text:p>
          </table:table-cell>
          <table:table-cell table:formula="of:=[.$L$3]*([.D142]-[.D141])+(1-[.$L$3])*[.E141]" office:value-type="float" office:value="-0.109295638458063" calcext:value-type="float">
            <text:p>-0,109295638458063</text:p>
          </table:table-cell>
          <table:table-cell table:formula="of:=[.$M$3]*([.C142]/[.D142])+(1-[.$M$3])*[.F130]" office:value-type="float" office:value="0.998898899038676" calcext:value-type="float">
            <text:p>0,998898899038676</text:p>
          </table:table-cell>
          <table:table-cell table:formula="of:=([.D141]+[.E141])*[.F130]" office:value-type="float" office:value="100.003504367272" calcext:value-type="float">
            <text:p>100,003504367272</text:p>
          </table:table-cell>
          <table:table-cell table:formula="of:=[.C142]-[.G142]" office:value-type="float" office:value="-0.0035043672716597" calcext:value-type="float">
            <text:p>-0,00350436727166</text:p>
          </table:table-cell>
          <table:table-cell table:formula="of:=ABS([.H142]/[.C142])" office:value-type="float" office:value="0.000035043672716597" calcext:value-type="float">
            <text:p>3,5043672716597E-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9</text:p>
          </table:table-cell>
          <table:table-cell office:value-type="float" office:value="129" calcext:value-type="float">
            <text:p>129</text:p>
          </table:table-cell>
          <table:table-cell office:value-type="float" office:value="99.85" calcext:value-type="float">
            <text:p>99,85</text:p>
          </table:table-cell>
          <table:table-cell table:formula="of:=[.$K$3]*([.C143]/[.F131])+(1-[.$K$3])*([.D142]+[.E142])" office:value-type="float" office:value="100.020883432431" calcext:value-type="float">
            <text:p>100,020883432431</text:p>
          </table:table-cell>
          <table:table-cell table:formula="of:=[.$L$3]*([.D143]-[.D142])+(1-[.$L$3])*[.E142]" office:value-type="float" office:value="-0.107325436191677" calcext:value-type="float">
            <text:p>-0,107325436191677</text:p>
          </table:table-cell>
          <table:table-cell table:formula="of:=[.$M$3]*([.C143]/[.D143])+(1-[.$M$3])*[.F131]" office:value-type="float" office:value="0.998245660280384" calcext:value-type="float">
            <text:p>0,998245660280384</text:p>
          </table:table-cell>
          <table:table-cell table:formula="of:=([.D142]+[.E142])*[.F131]" office:value-type="float" office:value="99.7844689119239" calcext:value-type="float">
            <text:p>99,7844689119239</text:p>
          </table:table-cell>
          <table:table-cell table:formula="of:=[.C143]-[.G143]" office:value-type="float" office:value="0.0655310880761135" calcext:value-type="float">
            <text:p>0,065531088076114</text:p>
          </table:table-cell>
          <table:table-cell table:formula="of:=ABS([.H143]/[.C143])" office:value-type="float" office:value="0.000656295323746755" calcext:value-type="float">
            <text:p>0,0006562953237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10</text:p>
          </table:table-cell>
          <table:table-cell office:value-type="float" office:value="130" calcext:value-type="float">
            <text:p>130</text:p>
          </table:table-cell>
          <table:table-cell office:value-type="float" office:value="99.77" calcext:value-type="float">
            <text:p>99,77</text:p>
          </table:table-cell>
          <table:table-cell table:formula="of:=[.$K$3]*([.C144]/[.F132])+(1-[.$K$3])*([.D143]+[.E143])" office:value-type="float" office:value="99.9469665829729" calcext:value-type="float">
            <text:p>99,9469665829729</text:p>
          </table:table-cell>
          <table:table-cell table:formula="of:=[.$L$3]*([.D144]-[.D143])+(1-[.$L$3])*[.E143]" office:value-type="float" office:value="-0.103984577518343" calcext:value-type="float">
            <text:p>-0,103984577518343</text:p>
          </table:table-cell>
          <table:table-cell table:formula="of:=[.$M$3]*([.C144]/[.D144])+(1-[.$M$3])*[.F132]" office:value-type="float" office:value="0.998151599200305" calcext:value-type="float">
            <text:p>0,998151599200305</text:p>
          </table:table-cell>
          <table:table-cell table:formula="of:=([.D143]+[.E143])*[.F132]" office:value-type="float" office:value="99.6589218573404" calcext:value-type="float">
            <text:p>99,6589218573404</text:p>
          </table:table-cell>
          <table:table-cell table:formula="of:=[.C144]-[.G144]" office:value-type="float" office:value="0.111078142659636" calcext:value-type="float">
            <text:p>0,111078142659636</text:p>
          </table:table-cell>
          <table:table-cell table:formula="of:=ABS([.H144]/[.C144])" office:value-type="float" office:value="0.00111334211345731" calcext:value-type="float">
            <text:p>0,0011133421134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11</text:p>
          </table:table-cell>
          <table:table-cell office:value-type="float" office:value="131" calcext:value-type="float">
            <text:p>131</text:p>
          </table:table-cell>
          <table:table-cell office:value-type="float" office:value="99.64" calcext:value-type="float">
            <text:p>99,64</text:p>
          </table:table-cell>
          <table:table-cell table:formula="of:=[.$K$3]*([.C145]/[.F133])+(1-[.$K$3])*([.D144]+[.E144])" office:value-type="float" office:value="99.8273960618731" calcext:value-type="float">
            <text:p>99,8273960618731</text:p>
          </table:table-cell>
          <table:table-cell table:formula="of:=[.$L$3]*([.D145]-[.D144])+(1-[.$L$3])*[.E144]" office:value-type="float" office:value="-0.105543171876489" calcext:value-type="float">
            <text:p>-0,105543171876489</text:p>
          </table:table-cell>
          <table:table-cell table:formula="of:=[.$M$3]*([.C145]/[.D145])+(1-[.$M$3])*[.F133]" office:value-type="float" office:value="0.998159174205155" calcext:value-type="float">
            <text:p>0,998159174205155</text:p>
          </table:table-cell>
          <table:table-cell table:formula="of:=([.D144]+[.E144])*[.F133]" office:value-type="float" office:value="99.6918745167174" calcext:value-type="float">
            <text:p>99,6918745167174</text:p>
          </table:table-cell>
          <table:table-cell table:formula="of:=[.C145]-[.G145]" office:value-type="float" office:value="-0.0518745167173904" calcext:value-type="float">
            <text:p>-0,05187451671739</text:p>
          </table:table-cell>
          <table:table-cell table:formula="of:=ABS([.H145]/[.C145])" office:value-type="float" office:value="0.000520619397003115" calcext:value-type="float">
            <text:p>0,000520619397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12</text:p>
          </table:table-cell>
          <table:table-cell office:value-type="float" office:value="132" calcext:value-type="float">
            <text:p>132</text:p>
          </table:table-cell>
          <table:table-cell office:value-type="float" office:value="99.66" calcext:value-type="float">
            <text:p>99,66</text:p>
          </table:table-cell>
          <table:table-cell table:formula="of:=[.$K$3]*([.C146]/[.F134])+(1-[.$K$3])*([.D145]+[.E145])" office:value-type="float" office:value="99.7628262690127" calcext:value-type="float">
            <text:p>99,7628262690127</text:p>
          </table:table-cell>
          <table:table-cell table:formula="of:=[.$L$3]*([.D146]-[.D145])+(1-[.$L$3])*[.E145]" office:value-type="float" office:value="-0.10144583397488" calcext:value-type="float">
            <text:p>-0,10144583397488</text:p>
          </table:table-cell>
          <table:table-cell table:formula="of:=[.$M$3]*([.C146]/[.D146])+(1-[.$M$3])*[.F134]" office:value-type="float" office:value="0.998873651333524" calcext:value-type="float">
            <text:p>0,998873651333524</text:p>
          </table:table-cell>
          <table:table-cell table:formula="of:=([.D145]+[.E145])*[.F134]" office:value-type="float" office:value="99.5236934668674" calcext:value-type="float">
            <text:p>99,5236934668674</text:p>
          </table:table-cell>
          <table:table-cell table:formula="of:=[.C146]-[.G146]" office:value-type="float" office:value="0.13630653313264" calcext:value-type="float">
            <text:p>0,13630653313264</text:p>
          </table:table-cell>
          <table:table-cell table:formula="of:=ABS([.H146]/[.C146])" office:value-type="float" office:value="0.00136771556424483" calcext:value-type="float">
            <text:p>0,0013677155642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1</text:p>
          </table:table-cell>
          <table:table-cell office:value-type="float" office:value="133" calcext:value-type="float">
            <text:p>133</text:p>
          </table:table-cell>
          <table:table-cell office:value-type="float" office:value="99.28" calcext:value-type="float">
            <text:p>99,28</text:p>
          </table:table-cell>
          <table:table-cell table:formula="of:=[.$K$3]*([.C147]/[.F135])+(1-[.$K$3])*([.D146]+[.E146])" office:value-type="float" office:value="99.5638010932563" calcext:value-type="float">
            <text:p>99,5638010932563</text:p>
          </table:table-cell>
          <table:table-cell table:formula="of:=[.$L$3]*([.D147]-[.D146])+(1-[.$L$3])*[.E146]" office:value-type="float" office:value="-0.111203768153035" calcext:value-type="float">
            <text:p>-0,111203768153035</text:p>
          </table:table-cell>
          <table:table-cell table:formula="of:=[.$M$3]*([.C147]/[.D147])+(1-[.$M$3])*[.F135]" office:value-type="float" office:value="0.997378108916417" calcext:value-type="float">
            <text:p>0,997378108916417</text:p>
          </table:table-cell>
          <table:table-cell table:formula="of:=([.D146]+[.E146])*[.F135]" office:value-type="float" office:value="99.6050807274612" calcext:value-type="float">
            <text:p>99,6050807274612</text:p>
          </table:table-cell>
          <table:table-cell table:formula="of:=[.C147]-[.G147]" office:value-type="float" office:value="-0.325080727461199" calcext:value-type="float">
            <text:p>-0,325080727461199</text:p>
          </table:table-cell>
          <table:table-cell table:formula="of:=ABS([.H147]/[.C147])" office:value-type="float" office:value="0.00327438283099515" calcext:value-type="float">
            <text:p>0,0032743828309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2</text:p>
          </table:table-cell>
          <table:table-cell office:value-type="float" office:value="134" calcext:value-type="float">
            <text:p>134</text:p>
          </table:table-cell>
          <table:table-cell office:value-type="float" office:value="99.28" calcext:value-type="float">
            <text:p>99,28</text:p>
          </table:table-cell>
          <table:table-cell table:formula="of:=[.$K$3]*([.C148]/[.F136])+(1-[.$K$3])*([.D147]+[.E147])" office:value-type="float" office:value="99.3843066560726" calcext:value-type="float">
            <text:p>99,3843066560726</text:p>
          </table:table-cell>
          <table:table-cell table:formula="of:=[.$L$3]*([.D148]-[.D147])+(1-[.$L$3])*[.E147]" office:value-type="float" office:value="-0.118032835056097" calcext:value-type="float">
            <text:p>-0,118032835056097</text:p>
          </table:table-cell>
          <table:table-cell table:formula="of:=[.$M$3]*([.C148]/[.D148])+(1-[.$M$3])*[.F136]" office:value-type="float" office:value="0.999110892543896" calcext:value-type="float">
            <text:p>0,999110892543896</text:p>
          </table:table-cell>
          <table:table-cell table:formula="of:=([.D147]+[.E147])*[.F136]" office:value-type="float" office:value="99.5077618286429" calcext:value-type="float">
            <text:p>99,5077618286429</text:p>
          </table:table-cell>
          <table:table-cell table:formula="of:=[.C148]-[.G148]" office:value-type="float" office:value="-0.227761828642912" calcext:value-type="float">
            <text:p>-0,227761828642912</text:p>
          </table:table-cell>
          <table:table-cell table:formula="of:=ABS([.H148]/[.C148])" office:value-type="float" office:value="0.00229413606610507" calcext:value-type="float">
            <text:p>0,0022941360661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3</text:p>
          </table:table-cell>
          <table:table-cell office:value-type="float" office:value="135" calcext:value-type="float">
            <text:p>135</text:p>
          </table:table-cell>
          <table:table-cell office:value-type="float" office:value="99.13" calcext:value-type="float">
            <text:p>99,13</text:p>
          </table:table-cell>
          <table:table-cell table:formula="of:=[.$K$3]*([.C149]/[.F137])+(1-[.$K$3])*([.D148]+[.E148])" office:value-type="float" office:value="99.2247646291107" calcext:value-type="float">
            <text:p>99,2247646291107</text:p>
          </table:table-cell>
          <table:table-cell table:formula="of:=[.$L$3]*([.D149]-[.D148])+(1-[.$L$3])*[.E148]" office:value-type="float" office:value="-0.122183754246677" calcext:value-type="float">
            <text:p>-0,122183754246677</text:p>
          </table:table-cell>
          <table:table-cell table:formula="of:=[.$M$3]*([.C149]/[.D149])+(1-[.$M$3])*[.F137]" office:value-type="float" office:value="0.999142563380269" calcext:value-type="float">
            <text:p>0,999142563380269</text:p>
          </table:table-cell>
          <table:table-cell table:formula="of:=([.D148]+[.E148])*[.F137]" office:value-type="float" office:value="99.2683668904796" calcext:value-type="float">
            <text:p>99,2683668904796</text:p>
          </table:table-cell>
          <table:table-cell table:formula="of:=[.C149]-[.G149]" office:value-type="float" office:value="-0.138366890479617" calcext:value-type="float">
            <text:p>-0,138366890479617</text:p>
          </table:table-cell>
          <table:table-cell table:formula="of:=ABS([.H149]/[.C149])" office:value-type="float" office:value="0.001395812473314" calcext:value-type="float">
            <text:p>0,0013958124733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4</text:p>
          </table:table-cell>
          <table:table-cell office:value-type="float" office:value="136" calcext:value-type="float">
            <text:p>136</text:p>
          </table:table-cell>
          <table:table-cell office:value-type="float" office:value="99.03" calcext:value-type="float">
            <text:p>99,03</text:p>
          </table:table-cell>
          <table:table-cell table:formula="of:=[.$K$3]*([.C150]/[.F138])+(1-[.$K$3])*([.D149]+[.E149])" office:value-type="float" office:value="99.086531336442" calcext:value-type="float">
            <text:p>99,086531336442</text:p>
          </table:table-cell>
          <table:table-cell table:formula="of:=[.$L$3]*([.D150]-[.D149])+(1-[.$L$3])*[.E149]" office:value-type="float" office:value="-0.123788708088877" calcext:value-type="float">
            <text:p>-0,123788708088877</text:p>
          </table:table-cell>
          <table:table-cell table:formula="of:=[.$M$3]*([.C150]/[.D150])+(1-[.$M$3])*[.F138]" office:value-type="float" office:value="0.999467261948641" calcext:value-type="float">
            <text:p>0,999467261948641</text:p>
          </table:table-cell>
          <table:table-cell table:formula="of:=([.D149]+[.E149])*[.F138]" office:value-type="float" office:value="99.0834881545998" calcext:value-type="float">
            <text:p>99,0834881545998</text:p>
          </table:table-cell>
          <table:table-cell table:formula="of:=[.C150]-[.G150]" office:value-type="float" office:value="-0.0534881545997905" calcext:value-type="float">
            <text:p>-0,053488154599791</text:p>
          </table:table-cell>
          <table:table-cell table:formula="of:=ABS([.H150]/[.C150])" office:value-type="float" office:value="0.000540120716952343" calcext:value-type="float">
            <text:p>0,0005401207169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5</text:p>
          </table:table-cell>
          <table:table-cell office:value-type="float" office:value="137" calcext:value-type="float">
            <text:p>137</text:p>
          </table:table-cell>
          <table:table-cell office:value-type="float" office:value="98.83" calcext:value-type="float">
            <text:p>98,83</text:p>
          </table:table-cell>
          <table:table-cell table:formula="of:=[.$K$3]*([.C151]/[.F139])+(1-[.$K$3])*([.D150]+[.E150])" office:value-type="float" office:value="99.0128618483086" calcext:value-type="float">
            <text:p>99,0128618483086</text:p>
          </table:table-cell>
          <table:table-cell table:formula="of:=[.$L$3]*([.D151]-[.D150])+(1-[.$L$3])*[.E150]" office:value-type="float" office:value="-0.118776786093332" calcext:value-type="float">
            <text:p>-0,118776786093332</text:p>
          </table:table-cell>
          <table:table-cell table:formula="of:=[.$M$3]*([.C151]/[.D151])+(1-[.$M$3])*[.F139]" office:value-type="float" office:value="0.99803539701095" calcext:value-type="float">
            <text:p>0,99803539701095</text:p>
          </table:table-cell>
          <table:table-cell table:formula="of:=([.D150]+[.E150])*[.F139]" office:value-type="float" office:value="98.6634411995293" calcext:value-type="float">
            <text:p>98,6634411995293</text:p>
          </table:table-cell>
          <table:table-cell table:formula="of:=[.C151]-[.G151]" office:value-type="float" office:value="0.166558800470725" calcext:value-type="float">
            <text:p>0,166558800470725</text:p>
          </table:table-cell>
          <table:table-cell table:formula="of:=ABS([.H151]/[.C151])" office:value-type="float" office:value="0.00168530608591242" calcext:value-type="float">
            <text:p>0,0016853060859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6</text:p>
          </table:table-cell>
          <table:table-cell office:value-type="float" office:value="138" calcext:value-type="float">
            <text:p>138</text:p>
          </table:table-cell>
          <table:table-cell office:value-type="float" office:value="98.89" calcext:value-type="float">
            <text:p>98,89</text:p>
          </table:table-cell>
          <table:table-cell table:formula="of:=[.$K$3]*([.C152]/[.F140])+(1-[.$K$3])*([.D151]+[.E151])" office:value-type="float" office:value="99.038019433553" calcext:value-type="float">
            <text:p>99,038019433553</text:p>
          </table:table-cell>
          <table:table-cell table:formula="of:=[.$L$3]*([.D152]-[.D151])+(1-[.$L$3])*[.E151]" office:value-type="float" office:value="-0.104383348959556" calcext:value-type="float">
            <text:p>-0,104383348959556</text:p>
          </table:table-cell>
          <table:table-cell table:formula="of:=[.$M$3]*([.C152]/[.D152])+(1-[.$M$3])*[.F140]" office:value-type="float" office:value="0.998167970317398" calcext:value-type="float">
            <text:p>0,998167970317398</text:p>
          </table:table-cell>
          <table:table-cell table:formula="of:=([.D151]+[.E151])*[.F140]" office:value-type="float" office:value="98.4125548892094" calcext:value-type="float">
            <text:p>98,4125548892094</text:p>
          </table:table-cell>
          <table:table-cell table:formula="of:=[.C152]-[.G152]" office:value-type="float" office:value="0.47744511079064" calcext:value-type="float">
            <text:p>0,47744511079064</text:p>
          </table:table-cell>
          <table:table-cell table:formula="of:=ABS([.H152]/[.C152])" office:value-type="float" office:value="0.00482804237830559" calcext:value-type="float">
            <text:p>0,0048280423783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7</text:p>
          </table:table-cell>
          <table:table-cell office:value-type="float" office:value="139" calcext:value-type="float">
            <text:p>139</text:p>
          </table:table-cell>
          <table:table-cell office:value-type="float" office:value="98.77" calcext:value-type="float">
            <text:p>98,77</text:p>
          </table:table-cell>
          <table:table-cell table:formula="of:=[.$K$3]*([.C153]/[.F141])+(1-[.$K$3])*([.D152]+[.E152])" office:value-type="float" office:value="98.9980888583542" calcext:value-type="float">
            <text:p>98,9980888583542</text:p>
          </table:table-cell>
          <table:table-cell table:formula="of:=[.$L$3]*([.D153]-[.D152])+(1-[.$L$3])*[.E152]" office:value-type="float" office:value="-0.09793807158349" calcext:value-type="float">
            <text:p>-0,09793807158349</text:p>
          </table:table-cell>
          <table:table-cell table:formula="of:=[.$M$3]*([.C153]/[.D153])+(1-[.$M$3])*[.F141]" office:value-type="float" office:value="0.997544695725686" calcext:value-type="float">
            <text:p>0,997544695725686</text:p>
          </table:table-cell>
          <table:table-cell table:formula="of:=([.D152]+[.E152])*[.F141]" office:value-type="float" office:value="98.5559775375903" calcext:value-type="float">
            <text:p>98,5559775375903</text:p>
          </table:table-cell>
          <table:table-cell table:formula="of:=[.C153]-[.G153]" office:value-type="float" office:value="0.214022462409673" calcext:value-type="float">
            <text:p>0,214022462409673</text:p>
          </table:table-cell>
          <table:table-cell table:formula="of:=ABS([.H153]/[.C153])" office:value-type="float" office:value="0.0021668772138268" calcext:value-type="float">
            <text:p>0,0021668772138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8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formula="of:=[.$K$3]*([.C154]/[.F142])+(1-[.$K$3])*([.D153]+[.E153])" office:value-type="float" office:value="98.9628442979568" calcext:value-type="float">
            <text:p>98,9628442979568</text:p>
          </table:table-cell>
          <table:table-cell table:formula="of:=[.$L$3]*([.D154]-[.D153])+(1-[.$L$3])*[.E153]" office:value-type="float" office:value="-0.0916687204648727" calcext:value-type="float">
            <text:p>-0,091668720464873</text:p>
          </table:table-cell>
          <table:table-cell table:formula="of:=[.$M$3]*([.C154]/[.D154])+(1-[.$M$3])*[.F142]" office:value-type="float" office:value="1.00022779583287" calcext:value-type="float">
            <text:p>1,00022779583287</text:p>
          </table:table-cell>
          <table:table-cell table:formula="of:=([.D153]+[.E153])*[.F142]" office:value-type="float" office:value="98.7912517356642" calcext:value-type="float">
            <text:p>98,7912517356642</text:p>
          </table:table-cell>
          <table:table-cell table:formula="of:=[.C154]-[.G154]" office:value-type="float" office:value="0.208748264335767" calcext:value-type="float">
            <text:p>0,208748264335767</text:p>
          </table:table-cell>
          <table:table-cell table:formula="of:=ABS([.H154]/[.C154])" office:value-type="float" office:value="0.00210856832662391" calcext:value-type="float">
            <text:p>0,0021085683266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9</text:p>
          </table:table-cell>
          <table:table-cell office:value-type="float" office:value="141" calcext:value-type="float">
            <text:p>141</text:p>
          </table:table-cell>
          <table:table-cell office:value-type="float" office:value="98.84" calcext:value-type="float">
            <text:p>98,84</text:p>
          </table:table-cell>
          <table:table-cell table:formula="of:=[.$K$3]*([.C155]/[.F143])+(1-[.$K$3])*([.D154]+[.E154])" office:value-type="float" office:value="98.9139340061864" calcext:value-type="float">
            <text:p>98,9139340061864</text:p>
          </table:table-cell>
          <table:table-cell table:formula="of:=[.$L$3]*([.D155]-[.D154])+(1-[.$L$3])*[.E154]" office:value-type="float" office:value="-0.0873928775954294" calcext:value-type="float">
            <text:p>-0,08739287759543</text:p>
          </table:table-cell>
          <table:table-cell table:formula="of:=[.$M$3]*([.C155]/[.D155])+(1-[.$M$3])*[.F143]" office:value-type="float" office:value="0.999151853874424" calcext:value-type="float">
            <text:p>0,999151853874424</text:p>
          </table:table-cell>
          <table:table-cell table:formula="of:=([.D154]+[.E154])*[.F143]" office:value-type="float" office:value="98.6977219470512" calcext:value-type="float">
            <text:p>98,6977219470512</text:p>
          </table:table-cell>
          <table:table-cell table:formula="of:=[.C155]-[.G155]" office:value-type="float" office:value="0.142278052948754" calcext:value-type="float">
            <text:p>0,142278052948754</text:p>
          </table:table-cell>
          <table:table-cell table:formula="of:=ABS([.H155]/[.C155])" office:value-type="float" office:value="0.00143947847985384" calcext:value-type="float">
            <text:p>0,0014394784798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10</text:p>
          </table:table-cell>
          <table:table-cell office:value-type="float" office:value="142" calcext:value-type="float">
            <text:p>142</text:p>
          </table:table-cell>
          <table:table-cell office:value-type="float" office:value="98.94" calcext:value-type="float">
            <text:p>98,94</text:p>
          </table:table-cell>
          <table:table-cell table:formula="of:=[.$K$3]*([.C156]/[.F144])+(1-[.$K$3])*([.D155]+[.E155])" office:value-type="float" office:value="98.915544621437" calcext:value-type="float">
            <text:p>98,915544621437</text:p>
          </table:table-cell>
          <table:table-cell table:formula="of:=[.$L$3]*([.D156]-[.D155])+(1-[.$L$3])*[.E155]" office:value-type="float" office:value="-0.0784925283108267" calcext:value-type="float">
            <text:p>-0,078492528310827</text:p>
          </table:table-cell>
          <table:table-cell table:formula="of:=[.$M$3]*([.C156]/[.D156])+(1-[.$M$3])*[.F144]" office:value-type="float" office:value="1.00003767136442" calcext:value-type="float">
            <text:p>1,00003767136442</text:p>
          </table:table-cell>
          <table:table-cell table:formula="of:=([.D155]+[.E155])*[.F144]" office:value-type="float" office:value="98.6438700709377" calcext:value-type="float">
            <text:p>98,6438700709377</text:p>
          </table:table-cell>
          <table:table-cell table:formula="of:=[.C156]-[.G156]" office:value-type="float" office:value="0.296129929062261" calcext:value-type="float">
            <text:p>0,296129929062261</text:p>
          </table:table-cell>
          <table:table-cell table:formula="of:=ABS([.H156]/[.C156])" office:value-type="float" office:value="0.00299302535943259" calcext:value-type="float">
            <text:p>0,0029930253594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11</text:p>
          </table:table-cell>
          <table:table-cell office:value-type="float" office:value="143" calcext:value-type="float">
            <text:p>143</text:p>
          </table:table-cell>
          <table:table-cell office:value-type="float" office:value="98.84" calcext:value-type="float">
            <text:p>98,84</text:p>
          </table:table-cell>
          <table:table-cell table:formula="of:=[.$K$3]*([.C157]/[.F145])+(1-[.$K$3])*([.D156]+[.E156])" office:value-type="float" office:value="98.8926212969059" calcext:value-type="float">
            <text:p>98,8926212969059</text:p>
          </table:table-cell>
          <table:table-cell table:formula="of:=[.$L$3]*([.D157]-[.D156])+(1-[.$L$3])*[.E156]" office:value-type="float" office:value="-0.0729356079328575" calcext:value-type="float">
            <text:p>-0,072935607932858</text:p>
          </table:table-cell>
          <table:table-cell table:formula="of:=[.$M$3]*([.C157]/[.D157])+(1-[.$M$3])*[.F145]" office:value-type="float" office:value="0.999337022568764" calcext:value-type="float">
            <text:p>0,999337022568764</text:p>
          </table:table-cell>
          <table:table-cell table:formula="of:=([.D156]+[.E156])*[.F145]" office:value-type="float" office:value="98.6551102981467" calcext:value-type="float">
            <text:p>98,6551102981467</text:p>
          </table:table-cell>
          <table:table-cell table:formula="of:=[.C157]-[.G157]" office:value-type="float" office:value="0.18488970185328" calcext:value-type="float">
            <text:p>0,18488970185328</text:p>
          </table:table-cell>
          <table:table-cell table:formula="of:=ABS([.H157]/[.C157])" office:value-type="float" office:value="0.0018705959313363" calcext:value-type="float">
            <text:p>0,0018705959313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12</text:p>
          </table:table-cell>
          <table:table-cell office:value-type="float" office:value="144" calcext:value-type="float">
            <text:p>144</text:p>
          </table:table-cell>
          <table:table-cell office:value-type="float" office:value="99.02" calcext:value-type="float">
            <text:p>99,02</text:p>
          </table:table-cell>
          <table:table-cell table:formula="of:=[.$K$3]*([.C158]/[.F146])+(1-[.$K$3])*([.D157]+[.E157])" office:value-type="float" office:value="98.913277025117" calcext:value-type="float">
            <text:p>98,913277025117</text:p>
          </table:table-cell>
          <table:table-cell table:formula="of:=[.$L$3]*([.D158]-[.D157])+(1-[.$L$3])*[.E157]" office:value-type="float" office:value="-0.0635764743184607" calcext:value-type="float">
            <text:p>-0,063576474318461</text:p>
          </table:table-cell>
          <table:table-cell table:formula="of:=[.$M$3]*([.C158]/[.D158])+(1-[.$M$3])*[.F146]" office:value-type="float" office:value="1.00085842463399" calcext:value-type="float">
            <text:p>1,00085842463399</text:p>
          </table:table-cell>
          <table:table-cell table:formula="of:=([.D157]+[.E157])*[.F146]" office:value-type="float" office:value="98.7083802677756" calcext:value-type="float">
            <text:p>98,7083802677756</text:p>
          </table:table-cell>
          <table:table-cell table:formula="of:=[.C158]-[.G158]" office:value-type="float" office:value="0.311619732224372" calcext:value-type="float">
            <text:p>0,311619732224372</text:p>
          </table:table-cell>
          <table:table-cell table:formula="of:=ABS([.H158]/[.C158])" office:value-type="float" office:value="0.00314703829755981" calcext:value-type="float">
            <text:p>0,003147038297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1</text:p>
          </table:table-cell>
          <table:table-cell office:value-type="float" office:value="145" calcext:value-type="float">
            <text:p>145</text:p>
          </table:table-cell>
          <table:table-cell office:value-type="float" office:value="98.77" calcext:value-type="float">
            <text:p>98,77</text:p>
          </table:table-cell>
          <table:table-cell table:formula="of:=[.$K$3]*([.C159]/[.F147])+(1-[.$K$3])*([.D158]+[.E158])" office:value-type="float" office:value="98.9036838684849" calcext:value-type="float">
            <text:p>98,9036838684849</text:p>
          </table:table-cell>
          <table:table-cell table:formula="of:=[.$L$3]*([.D159]-[.D158])+(1-[.$L$3])*[.E158]" office:value-type="float" office:value="-0.0581781425498182" calcext:value-type="float">
            <text:p>-0,058178142549818</text:p>
          </table:table-cell>
          <table:table-cell table:formula="of:=[.$M$3]*([.C159]/[.D159])+(1-[.$M$3])*[.F147]" office:value-type="float" office:value="0.998521319483734" calcext:value-type="float">
            <text:p>0,998521319483734</text:p>
          </table:table-cell>
          <table:table-cell table:formula="of:=([.D158]+[.E158])*[.F147]" office:value-type="float" office:value="98.5905274023096" calcext:value-type="float">
            <text:p>98,5905274023096</text:p>
          </table:table-cell>
          <table:table-cell table:formula="of:=[.C159]-[.G159]" office:value-type="float" office:value="0.179472597690435" calcext:value-type="float">
            <text:p>0,179472597690435</text:p>
          </table:table-cell>
          <table:table-cell table:formula="of:=ABS([.H159]/[.C159])" office:value-type="float" office:value="0.0018170760118501" calcext:value-type="float">
            <text:p>0,001817076011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2</text:p>
          </table:table-cell>
          <table:table-cell office:value-type="float" office:value="146" calcext:value-type="float">
            <text:p>146</text:p>
          </table:table-cell>
          <table:table-cell office:value-type="float" office:value="98.79" calcext:value-type="float">
            <text:p>98,79</text:p>
          </table:table-cell>
          <table:table-cell table:formula="of:=[.$K$3]*([.C160]/[.F148])+(1-[.$K$3])*([.D159]+[.E159])" office:value-type="float" office:value="98.8552279350862" calcext:value-type="float">
            <text:p>98,8552279350862</text:p>
          </table:table-cell>
          <table:table-cell table:formula="of:=[.$L$3]*([.D160]-[.D159])+(1-[.$L$3])*[.E159]" office:value-type="float" office:value="-0.0572059216347077" calcext:value-type="float">
            <text:p>-0,057205921634708</text:p>
          </table:table-cell>
          <table:table-cell table:formula="of:=[.$M$3]*([.C160]/[.D160])+(1-[.$M$3])*[.F148]" office:value-type="float" office:value="0.999317239613821" calcext:value-type="float">
            <text:p>0,999317239613821</text:p>
          </table:table-cell>
          <table:table-cell table:formula="of:=([.D159]+[.E159])*[.F148]" office:value-type="float" office:value="98.7576214497918" calcext:value-type="float">
            <text:p>98,7576214497918</text:p>
          </table:table-cell>
          <table:table-cell table:formula="of:=[.C160]-[.G160]" office:value-type="float" office:value="0.032378550208179" calcext:value-type="float">
            <text:p>0,032378550208179</text:p>
          </table:table-cell>
          <table:table-cell table:formula="of:=ABS([.H160]/[.C160])" office:value-type="float" office:value="0.000327751292723748" calcext:value-type="float">
            <text:p>0,0003277512927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3</text:p>
          </table:table-cell>
          <table:table-cell office:value-type="float" office:value="147" calcext:value-type="float">
            <text:p>147</text:p>
          </table:table-cell>
          <table:table-cell office:value-type="float" office:value="98.77" calcext:value-type="float">
            <text:p>98,77</text:p>
          </table:table-cell>
          <table:table-cell table:formula="of:=[.$K$3]*([.C161]/[.F149])+(1-[.$K$3])*([.D160]+[.E160])" office:value-type="float" office:value="98.8150439172291" calcext:value-type="float">
            <text:p>98,8150439172291</text:p>
          </table:table-cell>
          <table:table-cell table:formula="of:=[.$L$3]*([.D161]-[.D160])+(1-[.$L$3])*[.E160]" office:value-type="float" office:value="-0.0555037312569513" calcext:value-type="float">
            <text:p>-0,055503731256951</text:p>
          </table:table-cell>
          <table:table-cell table:formula="of:=[.$M$3]*([.C161]/[.D161])+(1-[.$M$3])*[.F149]" office:value-type="float" office:value="0.999503999722241" calcext:value-type="float">
            <text:p>0,999503999722241</text:p>
          </table:table-cell>
          <table:table-cell table:formula="of:=([.D160]+[.E160])*[.F149]" office:value-type="float" office:value="98.7133089714202" calcext:value-type="float">
            <text:p>98,7133089714202</text:p>
          </table:table-cell>
          <table:table-cell table:formula="of:=[.C161]-[.G161]" office:value-type="float" office:value="0.0566910285797633" calcext:value-type="float">
            <text:p>0,056691028579763</text:p>
          </table:table-cell>
          <table:table-cell table:formula="of:=ABS([.H161]/[.C161])" office:value-type="float" office:value="0.000573970118252134" calcext:value-type="float">
            <text:p>0,0005739701182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4</text:p>
          </table:table-cell>
          <table:table-cell office:value-type="float" office:value="148" calcext:value-type="float">
            <text:p>148</text:p>
          </table:table-cell>
          <table:table-cell office:value-type="float" office:value="98.59" calcext:value-type="float">
            <text:p>98,59</text:p>
          </table:table-cell>
          <table:table-cell table:formula="of:=[.$K$3]*([.C162]/[.F150])+(1-[.$K$3])*([.D161]+[.E161])" office:value-type="float" office:value="98.7244433222432" calcext:value-type="float">
            <text:p>98,7244433222432</text:p>
          </table:table-cell>
          <table:table-cell table:formula="of:=[.$L$3]*([.D162]-[.D161])+(1-[.$L$3])*[.E161]" office:value-type="float" office:value="-0.0590134176298406" calcext:value-type="float">
            <text:p>-0,059013417629841</text:p>
          </table:table-cell>
          <table:table-cell table:formula="of:=[.$M$3]*([.C162]/[.D162])+(1-[.$M$3])*[.F150]" office:value-type="float" office:value="0.998721102773277" calcext:value-type="float">
            <text:p>0,998721102773277</text:p>
          </table:table-cell>
          <table:table-cell table:formula="of:=([.D161]+[.E161])*[.F150]" office:value-type="float" office:value="98.7069272209804" calcext:value-type="float">
            <text:p>98,7069272209804</text:p>
          </table:table-cell>
          <table:table-cell table:formula="of:=[.C162]-[.G162]" office:value-type="float" office:value="-0.116927220980372" calcext:value-type="float">
            <text:p>-0,116927220980372</text:p>
          </table:table-cell>
          <table:table-cell table:formula="of:=ABS([.H162]/[.C162])" office:value-type="float" office:value="0.00118599473557533" calcext:value-type="float">
            <text:p>0,0011859947355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5</text:p>
          </table:table-cell>
          <table:table-cell office:value-type="float" office:value="149" calcext:value-type="float">
            <text:p>149</text:p>
          </table:table-cell>
          <table:table-cell office:value-type="float" office:value="98.44" calcext:value-type="float">
            <text:p>98,44</text:p>
          </table:table-cell>
          <table:table-cell table:formula="of:=[.$K$3]*([.C163]/[.F151])+(1-[.$K$3])*([.D162]+[.E162])" office:value-type="float" office:value="98.6559337966993" calcext:value-type="float">
            <text:p>98,6559337966993</text:p>
          </table:table-cell>
          <table:table-cell table:formula="of:=[.$L$3]*([.D163]-[.D162])+(1-[.$L$3])*[.E162]" office:value-type="float" office:value="-0.0599630284212468" calcext:value-type="float">
            <text:p>-0,059963028421247</text:p>
          </table:table-cell>
          <table:table-cell table:formula="of:=[.$M$3]*([.C163]/[.D163])+(1-[.$M$3])*[.F151]" office:value-type="float" office:value="0.997833659030462" calcext:value-type="float">
            <text:p>0,997833659030462</text:p>
          </table:table-cell>
          <table:table-cell table:formula="of:=([.D162]+[.E162])*[.F151]" office:value-type="float" office:value="98.4715915061069" calcext:value-type="float">
            <text:p>98,4715915061069</text:p>
          </table:table-cell>
          <table:table-cell table:formula="of:=[.C163]-[.G163]" office:value-type="float" office:value="-0.0315915061068921" calcext:value-type="float">
            <text:p>-0,031591506106892</text:p>
          </table:table-cell>
          <table:table-cell table:formula="of:=ABS([.H163]/[.C163])" office:value-type="float" office:value="0.00032092143546213" calcext:value-type="float">
            <text:p>0,0003209214354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6</text:p>
          </table:table-cell>
          <table:table-cell office:value-type="float" office:value="150" calcext:value-type="float">
            <text:p>150</text:p>
          </table:table-cell>
          <table:table-cell office:value-type="float" office:value="98.72" calcext:value-type="float">
            <text:p>98,72</text:p>
          </table:table-cell>
          <table:table-cell table:formula="of:=[.$K$3]*([.C164]/[.F152])+(1-[.$K$3])*([.D163]+[.E163])" office:value-type="float" office:value="98.6875365124656" calcext:value-type="float">
            <text:p>98,6875365124656</text:p>
          </table:table-cell>
          <table:table-cell table:formula="of:=[.$L$3]*([.D164]-[.D163])+(1-[.$L$3])*[.E163]" office:value-type="float" office:value="-0.0508064540024909" calcext:value-type="float">
            <text:p>-0,050806454002491</text:p>
          </table:table-cell>
          <table:table-cell table:formula="of:=[.$M$3]*([.C164]/[.D164])+(1-[.$M$3])*[.F152]" office:value-type="float" office:value="1.00011285405995" calcext:value-type="float">
            <text:p>1,00011285405995</text:p>
          </table:table-cell>
          <table:table-cell table:formula="of:=([.D163]+[.E163])*[.F152]" office:value-type="float" office:value="98.4153400232456" calcext:value-type="float">
            <text:p>98,4153400232456</text:p>
          </table:table-cell>
          <table:table-cell table:formula="of:=[.C164]-[.G164]" office:value-type="float" office:value="0.30465997675438" calcext:value-type="float">
            <text:p>0,30465997675438</text:p>
          </table:table-cell>
          <table:table-cell table:formula="of:=ABS([.H164]/[.C164])" office:value-type="float" office:value="0.00308610187149898" calcext:value-type="float">
            <text:p>0,0030861018714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7</text:p>
          </table:table-cell>
          <table:table-cell office:value-type="float" office:value="151" calcext:value-type="float">
            <text:p>151</text:p>
          </table:table-cell>
          <table:table-cell office:value-type="float" office:value="98.77" calcext:value-type="float">
            <text:p>98,77</text:p>
          </table:table-cell>
          <table:table-cell table:formula="of:=[.$K$3]*([.C165]/[.F153])+(1-[.$K$3])*([.D164]+[.E164])" office:value-type="float" office:value="98.7496432325984" calcext:value-type="float">
            <text:p>98,7496432325984</text:p>
          </table:table-cell>
          <table:table-cell table:formula="of:=[.$L$3]*([.D165]-[.D164])+(1-[.$L$3])*[.E164]" office:value-type="float" office:value="-0.0395151365889715" calcext:value-type="float">
            <text:p>-0,039515136588972</text:p>
          </table:table-cell>
          <table:table-cell table:formula="of:=[.$M$3]*([.C165]/[.D165])+(1-[.$M$3])*[.F153]" office:value-type="float" office:value="0.999940000274875" calcext:value-type="float">
            <text:p>0,999940000274875</text:p>
          </table:table-cell>
          <table:table-cell table:formula="of:=([.D164]+[.E164])*[.F153]" office:value-type="float" office:value="98.3945468735462" calcext:value-type="float">
            <text:p>98,3945468735462</text:p>
          </table:table-cell>
          <table:table-cell table:formula="of:=[.C165]-[.G165]" office:value-type="float" office:value="0.375453126453763" calcext:value-type="float">
            <text:p>0,375453126453763</text:p>
          </table:table-cell>
          <table:table-cell table:formula="of:=ABS([.H165]/[.C165])" office:value-type="float" office:value="0.00380128709581617" calcext:value-type="float">
            <text:p>0,0038012870958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8</text:p>
          </table:table-cell>
          <table:table-cell office:value-type="float" office:value="152" calcext:value-type="float">
            <text:p>152</text:p>
          </table:table-cell>
          <table:table-cell office:value-type="float" office:value="98.94" calcext:value-type="float">
            <text:p>98,94</text:p>
          </table:table-cell>
          <table:table-cell table:formula="of:=[.$K$3]*([.C166]/[.F154])+(1-[.$K$3])*([.D165]+[.E165])" office:value-type="float" office:value="98.7723297711716" calcext:value-type="float">
            <text:p>98,7723297711716</text:p>
          </table:table-cell>
          <table:table-cell table:formula="of:=[.$L$3]*([.D166]-[.D165])+(1-[.$L$3])*[.E165]" office:value-type="float" office:value="-0.0332949690727518" calcext:value-type="float">
            <text:p>-0,033294969072752</text:p>
          </table:table-cell>
          <table:table-cell table:formula="of:=[.$M$3]*([.C166]/[.D166])+(1-[.$M$3])*[.F154]" office:value-type="float" office:value="1.00155056784438" calcext:value-type="float">
            <text:p>1,00155056784438</text:p>
          </table:table-cell>
          <table:table-cell table:formula="of:=([.D165]+[.E165])*[.F154]" office:value-type="float" office:value="98.7326138518514" calcext:value-type="float">
            <text:p>98,7326138518514</text:p>
          </table:table-cell>
          <table:table-cell table:formula="of:=[.C166]-[.G166]" office:value-type="float" office:value="0.207386148148657" calcext:value-type="float">
            <text:p>0,207386148148657</text:p>
          </table:table-cell>
          <table:table-cell table:formula="of:=ABS([.H166]/[.C166])" office:value-type="float" office:value="0.00209607992873112" calcext:value-type="float">
            <text:p>0,0020960799287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9</text:p>
          </table:table-cell>
          <table:table-cell office:value-type="float" office:value="153" calcext:value-type="float">
            <text:p>153</text:p>
          </table:table-cell>
          <table:table-cell office:value-type="float" office:value="98.59" calcext:value-type="float">
            <text:p>98,59</text:p>
          </table:table-cell>
          <table:table-cell table:formula="of:=[.$K$3]*([.C167]/[.F155])+(1-[.$K$3])*([.D166]+[.E166])" office:value-type="float" office:value="98.7194312737557" calcext:value-type="float">
            <text:p>98,7194312737557</text:p>
          </table:table-cell>
          <table:table-cell table:formula="of:=[.$L$3]*([.D167]-[.D166])+(1-[.$L$3])*[.E166]" office:value-type="float" office:value="-0.0352553219070634" calcext:value-type="float">
            <text:p>-0,035255321907063</text:p>
          </table:table-cell>
          <table:table-cell table:formula="of:=[.$M$3]*([.C167]/[.D167])+(1-[.$M$3])*[.F155]" office:value-type="float" office:value="0.998735193314179" calcext:value-type="float">
            <text:p>0,998735193314179</text:p>
          </table:table-cell>
          <table:table-cell table:formula="of:=([.D166]+[.E166])*[.F155]" office:value-type="float" office:value="98.6552896722883" calcext:value-type="float">
            <text:p>98,6552896722883</text:p>
          </table:table-cell>
          <table:table-cell table:formula="of:=[.C167]-[.G167]" office:value-type="float" office:value="-0.0652896722883156" calcext:value-type="float">
            <text:p>-0,065289672288316</text:p>
          </table:table-cell>
          <table:table-cell table:formula="of:=ABS([.H167]/[.C167])" office:value-type="float" office:value="0.000662234225462173" calcext:value-type="float">
            <text:p>0,0006622342254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10</text:p>
          </table:table-cell>
          <table:table-cell office:value-type="float" office:value="154" calcext:value-type="float">
            <text:p>154</text:p>
          </table:table-cell>
          <table:table-cell office:value-type="float" office:value="98.78" calcext:value-type="float">
            <text:p>98,78</text:p>
          </table:table-cell>
          <table:table-cell table:formula="of:=[.$K$3]*([.C168]/[.F156])+(1-[.$K$3])*([.D167]+[.E167])" office:value-type="float" office:value="98.7118068551337" calcext:value-type="float">
            <text:p>98,7118068551337</text:p>
          </table:table-cell>
          <table:table-cell table:formula="of:=[.$L$3]*([.D168]-[.D167])+(1-[.$L$3])*[.E167]" office:value-type="float" office:value="-0.03249223157856" calcext:value-type="float">
            <text:p>-0,03249223157856</text:p>
          </table:table-cell>
          <table:table-cell table:formula="of:=[.$M$3]*([.C168]/[.D168])+(1-[.$M$3])*[.F156]" office:value-type="float" office:value="1.00062551475038" calcext:value-type="float">
            <text:p>1,00062551475038</text:p>
          </table:table-cell>
          <table:table-cell table:formula="of:=([.D167]+[.E167])*[.F156]" office:value-type="float" office:value="98.6878935194038" calcext:value-type="float">
            <text:p>98,6878935194038</text:p>
          </table:table-cell>
          <table:table-cell table:formula="of:=[.C168]-[.G168]" office:value-type="float" office:value="0.0921064805961862" calcext:value-type="float">
            <text:p>0,092106480596186</text:p>
          </table:table-cell>
          <table:table-cell table:formula="of:=ABS([.H168]/[.C168])" office:value-type="float" office:value="0.00093244058105068" calcext:value-type="float">
            <text:p>0,0009324405810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11</text:p>
          </table:table-cell>
          <table:table-cell office:value-type="float" office:value="155" calcext:value-type="float">
            <text:p>155</text:p>
          </table:table-cell>
          <table:table-cell office:value-type="float" office:value="98.63" calcext:value-type="float">
            <text:p>98,63</text:p>
          </table:table-cell>
          <table:table-cell table:formula="of:=[.$K$3]*([.C169]/[.F157])+(1-[.$K$3])*([.D168]+[.E168])" office:value-type="float" office:value="98.6841500898512" calcext:value-type="float">
            <text:p>98,6841500898512</text:p>
          </table:table-cell>
          <table:table-cell table:formula="of:=[.$L$3]*([.D169]-[.D168])+(1-[.$L$3])*[.E168]" office:value-type="float" office:value="-0.0320086849489555" calcext:value-type="float">
            <text:p>-0,032008684948956</text:p>
          </table:table-cell>
          <table:table-cell table:formula="of:=[.$M$3]*([.C169]/[.D169])+(1-[.$M$3])*[.F157]" office:value-type="float" office:value="0.999439853134989" calcext:value-type="float">
            <text:p>0,999439853134989</text:p>
          </table:table-cell>
          <table:table-cell table:formula="of:=([.D168]+[.E168])*[.F157]" office:value-type="float" office:value="98.6138924650299" calcext:value-type="float">
            <text:p>98,6138924650299</text:p>
          </table:table-cell>
          <table:table-cell table:formula="of:=[.C169]-[.G169]" office:value-type="float" office:value="0.0161075349701036" calcext:value-type="float">
            <text:p>0,016107534970104</text:p>
          </table:table-cell>
          <table:table-cell table:formula="of:=ABS([.H169]/[.C169])" office:value-type="float" office:value="0.000163312734159015" calcext:value-type="float">
            <text:p>0,0001633127341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12</text:p>
          </table:table-cell>
          <table:table-cell office:value-type="float" office:value="156" calcext:value-type="float">
            <text:p>156</text:p>
          </table:table-cell>
          <table:table-cell office:value-type="float" office:value="98.78" calcext:value-type="float">
            <text:p>98,78</text:p>
          </table:table-cell>
          <table:table-cell table:formula="of:=[.$K$3]*([.C170]/[.F158])+(1-[.$K$3])*([.D169]+[.E169])" office:value-type="float" office:value="98.6650822461812" calcext:value-type="float">
            <text:p>98,6650822461812</text:p>
          </table:table-cell>
          <table:table-cell table:formula="of:=[.$L$3]*([.D170]-[.D169])+(1-[.$L$3])*[.E169]" office:value-type="float" office:value="-0.0307146008210586" calcext:value-type="float">
            <text:p>-0,030714600821059</text:p>
          </table:table-cell>
          <table:table-cell table:formula="of:=[.$M$3]*([.C170]/[.D170])+(1-[.$M$3])*[.F158]" office:value-type="float" office:value="1.00113409556452" calcext:value-type="float">
            <text:p>1,00113409556452</text:p>
          </table:table-cell>
          <table:table-cell table:formula="of:=([.D169]+[.E169])*[.F158]" office:value-type="float" office:value="98.7368268332803" calcext:value-type="float">
            <text:p>98,7368268332803</text:p>
          </table:table-cell>
          <table:table-cell table:formula="of:=[.C170]-[.G170]" office:value-type="float" office:value="0.0431731667196686" calcext:value-type="float">
            <text:p>0,043173166719669</text:p>
          </table:table-cell>
          <table:table-cell table:formula="of:=ABS([.H170]/[.C170])" office:value-type="float" office:value="0.000437063846119342" calcext:value-type="float">
            <text:p>0,0004370638461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1</text:p>
          </table:table-cell>
          <table:table-cell office:value-type="float" office:value="157" calcext:value-type="float">
            <text:p>157</text:p>
          </table:table-cell>
          <table:table-cell office:value-type="float" office:value="98.59" calcext:value-type="float">
            <text:p>98,59</text:p>
          </table:table-cell>
          <table:table-cell table:formula="of:=[.$K$3]*([.C171]/[.F159])+(1-[.$K$3])*([.D170]+[.E170])" office:value-type="float" office:value="98.6648570511438" calcext:value-type="float">
            <text:p>98,6648570511438</text:p>
          </table:table-cell>
          <table:table-cell table:formula="of:=[.$L$3]*([.D171]-[.D170])+(1-[.$L$3])*[.E170]" office:value-type="float" office:value="-0.0276656602426901" calcext:value-type="float">
            <text:p>-0,02766566024269</text:p>
          </table:table-cell>
          <table:table-cell table:formula="of:=[.$M$3]*([.C171]/[.D171])+(1-[.$M$3])*[.F159]" office:value-type="float" office:value="0.999169301728547" calcext:value-type="float">
            <text:p>0,999169301728547</text:p>
          </table:table-cell>
          <table:table-cell table:formula="of:=([.D170]+[.E170])*[.F159]" office:value-type="float" office:value="98.4885189276887" calcext:value-type="float">
            <text:p>98,4885189276887</text:p>
          </table:table-cell>
          <table:table-cell table:formula="of:=[.C171]-[.G171]" office:value-type="float" office:value="0.101481072311316" calcext:value-type="float">
            <text:p>0,101481072311316</text:p>
          </table:table-cell>
          <table:table-cell table:formula="of:=ABS([.H171]/[.C171])" office:value-type="float" office:value="0.00102932419425211" calcext:value-type="float">
            <text:p>0,0010293241942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2</text:p>
          </table:table-cell>
          <table:table-cell office:value-type="float" office:value="158" calcext:value-type="float">
            <text:p>158</text:p>
          </table:table-cell>
          <table:table-cell office:value-type="float" office:value="98.69" calcext:value-type="float">
            <text:p>98,69</text:p>
          </table:table-cell>
          <table:table-cell table:formula="of:=[.$K$3]*([.C172]/[.F160])+(1-[.$K$3])*([.D171]+[.E171])" office:value-type="float" office:value="98.6732622714648" calcext:value-type="float">
            <text:p>98,6732622714648</text:p>
          </table:table-cell>
          <table:table-cell table:formula="of:=[.$L$3]*([.D172]-[.D171])+(1-[.$L$3])*[.E171]" office:value-type="float" office:value="-0.0240585721863187" calcext:value-type="float">
            <text:p>-0,024058572186319</text:p>
          </table:table-cell>
          <table:table-cell table:formula="of:=[.$M$3]*([.C172]/[.D172])+(1-[.$M$3])*[.F160]" office:value-type="float" office:value="1.00008438898263" calcext:value-type="float">
            <text:p>1,00008438898263</text:p>
          </table:table-cell>
          <table:table-cell table:formula="of:=([.D171]+[.E171])*[.F160]" office:value-type="float" office:value="98.5698458240154" calcext:value-type="float">
            <text:p>98,5698458240154</text:p>
          </table:table-cell>
          <table:table-cell table:formula="of:=[.C172]-[.G172]" office:value-type="float" office:value="0.120154175984567" calcext:value-type="float">
            <text:p>0,120154175984567</text:p>
          </table:table-cell>
          <table:table-cell table:formula="of:=ABS([.H172]/[.C172])" office:value-type="float" office:value="0.00121749089051137" calcext:value-type="float">
            <text:p>0,0012174908905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3</text:p>
          </table:table-cell>
          <table:table-cell office:value-type="float" office:value="159" calcext:value-type="float">
            <text:p>159</text:p>
          </table:table-cell>
          <table:table-cell office:value-type="float" office:value="98.7" calcext:value-type="float">
            <text:p>98,7</text:p>
          </table:table-cell>
          <table:table-cell table:formula="of:=[.$K$3]*([.C173]/[.F161])+(1-[.$K$3])*([.D172]+[.E172])" office:value-type="float" office:value="98.6791364458762" calcext:value-type="float">
            <text:p>98,6791364458762</text:p>
          </table:table-cell>
          <table:table-cell table:formula="of:=[.$L$3]*([.D173]-[.D172])+(1-[.$L$3])*[.E172]" office:value-type="float" office:value="-0.0210652975265466" calcext:value-type="float">
            <text:p>-0,021065297526547</text:p>
          </table:table-cell>
          <table:table-cell table:formula="of:=[.$M$3]*([.C173]/[.D173])+(1-[.$M$3])*[.F161]" office:value-type="float" office:value="1.0001406853698" calcext:value-type="float">
            <text:p>1,0001406853698</text:p>
          </table:table-cell>
          <table:table-cell table:formula="of:=([.D172]+[.E172])*[.F161]" office:value-type="float" office:value="98.600273666843" calcext:value-type="float">
            <text:p>98,600273666843</text:p>
          </table:table-cell>
          <table:table-cell table:formula="of:=[.C173]-[.G173]" office:value-type="float" office:value="0.0997263331570082" calcext:value-type="float">
            <text:p>0,099726333157008</text:p>
          </table:table-cell>
          <table:table-cell table:formula="of:=ABS([.H173]/[.C173])" office:value-type="float" office:value="0.00101039851222906" calcext:value-type="float">
            <text:p>0,0010103985122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4</text:p>
          </table:table-cell>
          <table:table-cell office:value-type="float" office:value="160" calcext:value-type="float">
            <text:p>160</text:p>
          </table:table-cell>
          <table:table-cell office:value-type="float" office:value="98.65" calcext:value-type="float">
            <text:p>98,65</text:p>
          </table:table-cell>
          <table:table-cell table:formula="of:=[.$K$3]*([.C174]/[.F162])+(1-[.$K$3])*([.D173]+[.E173])" office:value-type="float" office:value="98.6935472341882" calcext:value-type="float">
            <text:p>98,6935472341882</text:p>
          </table:table-cell>
          <table:table-cell table:formula="of:=[.$L$3]*([.D174]-[.D173])+(1-[.$L$3])*[.E173]" office:value-type="float" office:value="-0.0175176889426942" calcext:value-type="float">
            <text:p>-0,017517688942694</text:p>
          </table:table-cell>
          <table:table-cell table:formula="of:=[.$M$3]*([.C174]/[.D174])+(1-[.$M$3])*[.F162]" office:value-type="float" office:value="0.999474997073195" calcext:value-type="float">
            <text:p>0,999474997073195</text:p>
          </table:table-cell>
          <table:table-cell table:formula="of:=([.D173]+[.E173])*[.F162]" office:value-type="float" office:value="98.5318976147642" calcext:value-type="float">
            <text:p>98,5318976147642</text:p>
          </table:table-cell>
          <table:table-cell table:formula="of:=[.C174]-[.G174]" office:value-type="float" office:value="0.118102385235801" calcext:value-type="float">
            <text:p>0,118102385235801</text:p>
          </table:table-cell>
          <table:table-cell table:formula="of:=ABS([.H174]/[.C174])" office:value-type="float" office:value="0.0011971858614881" calcext:value-type="float">
            <text:p>0,0011971858614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5</text:p>
          </table:table-cell>
          <table:table-cell office:value-type="float" office:value="161" calcext:value-type="float">
            <text:p>161</text:p>
          </table:table-cell>
          <table:table-cell office:value-type="float" office:value="98.63" calcext:value-type="float">
            <text:p>98,63</text:p>
          </table:table-cell>
          <table:table-cell table:formula="of:=[.$K$3]*([.C175]/[.F163])+(1-[.$K$3])*([.D174]+[.E174])" office:value-type="float" office:value="98.7264597082547" calcext:value-type="float">
            <text:p>98,7264597082547</text:p>
          </table:table-cell>
          <table:table-cell table:formula="of:=[.$L$3]*([.D175]-[.D174])+(1-[.$L$3])*[.E174]" office:value-type="float" office:value="-0.0124746726417798" calcext:value-type="float">
            <text:p>-0,01247467264178</text:p>
          </table:table-cell>
          <table:table-cell table:formula="of:=[.$M$3]*([.C175]/[.D175])+(1-[.$M$3])*[.F163]" office:value-type="float" office:value="0.998904029829559" calcext:value-type="float">
            <text:p>0,998904029829559</text:p>
          </table:table-cell>
          <table:table-cell table:formula="of:=([.D174]+[.E174])*[.F163]" office:value-type="float" office:value="98.4622636197303" calcext:value-type="float">
            <text:p>98,4622636197303</text:p>
          </table:table-cell>
          <table:table-cell table:formula="of:=[.C175]-[.G175]" office:value-type="float" office:value="0.167736380269716" calcext:value-type="float">
            <text:p>0,167736380269716</text:p>
          </table:table-cell>
          <table:table-cell table:formula="of:=ABS([.H175]/[.C175])" office:value-type="float" office:value="0.00170066288421085" calcext:value-type="float">
            <text:p>0,0017006628842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6</text:p>
          </table:table-cell>
          <table:table-cell office:value-type="float" office:value="162" calcext:value-type="float">
            <text:p>162</text:p>
          </table:table-cell>
          <table:table-cell office:value-type="float" office:value="98.32" calcext:value-type="float">
            <text:p>98,32</text:p>
          </table:table-cell>
          <table:table-cell table:formula="of:=[.$K$3]*([.C176]/[.F164])+(1-[.$K$3])*([.D175]+[.E175])" office:value-type="float" office:value="98.5924611571966" calcext:value-type="float">
            <text:p>98,5924611571966</text:p>
          </table:table-cell>
          <table:table-cell table:formula="of:=[.$L$3]*([.D176]-[.D175])+(1-[.$L$3])*[.E175]" office:value-type="float" office:value="-0.0246270604834046" calcext:value-type="float">
            <text:p>-0,024627060483405</text:p>
          </table:table-cell>
          <table:table-cell table:formula="of:=[.$M$3]*([.C176]/[.D176])+(1-[.$M$3])*[.F164]" office:value-type="float" office:value="0.997524127274441" calcext:value-type="float">
            <text:p>0,997524127274441</text:p>
          </table:table-cell>
          <table:table-cell table:formula="of:=([.D175]+[.E175])*[.F164]" office:value-type="float" office:value="98.7251253095976" calcext:value-type="float">
            <text:p>98,7251253095976</text:p>
          </table:table-cell>
          <table:table-cell table:formula="of:=[.C176]-[.G176]" office:value-type="float" office:value="-0.405125309597636" calcext:value-type="float">
            <text:p>-0,405125309597636</text:p>
          </table:table-cell>
          <table:table-cell table:formula="of:=ABS([.H176]/[.C176])" office:value-type="float" office:value="0.0041204771114487" calcext:value-type="float">
            <text:p>0,00412047711144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7</text:p>
          </table:table-cell>
          <table:table-cell office:value-type="float" office:value="163" calcext:value-type="float">
            <text:p>163</text:p>
          </table:table-cell>
          <table:table-cell office:value-type="float" office:value="98.19" calcext:value-type="float">
            <text:p>98,19</text:p>
          </table:table-cell>
          <table:table-cell table:formula="of:=[.$K$3]*([.C177]/[.F165])+(1-[.$K$3])*([.D176]+[.E176])" office:value-type="float" office:value="98.4562513856528" calcext:value-type="float">
            <text:p>98,4562513856528</text:p>
          </table:table-cell>
          <table:table-cell table:formula="of:=[.$L$3]*([.D177]-[.D176])+(1-[.$L$3])*[.E176]" office:value-type="float" office:value="-0.0357853315894431" calcext:value-type="float">
            <text:p>-0,035785331589443</text:p>
          </table:table-cell>
          <table:table-cell table:formula="of:=[.$M$3]*([.C177]/[.D177])+(1-[.$M$3])*[.F165]" office:value-type="float" office:value="0.997560165266209" calcext:value-type="float">
            <text:p>0,997560165266209</text:p>
          </table:table-cell>
          <table:table-cell table:formula="of:=([.D176]+[.E176])*[.F165]" office:value-type="float" office:value="98.5619200537613" calcext:value-type="float">
            <text:p>98,5619200537613</text:p>
          </table:table-cell>
          <table:table-cell table:formula="of:=[.C177]-[.G177]" office:value-type="float" office:value="-0.371920053761286" calcext:value-type="float">
            <text:p>-0,371920053761286</text:p>
          </table:table-cell>
          <table:table-cell table:formula="of:=ABS([.H177]/[.C177])" office:value-type="float" office:value="0.00378775897506148" calcext:value-type="float">
            <text:p>0,0037877589750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8</text:p>
          </table:table-cell>
          <table:table-cell office:value-type="float" office:value="164" calcext:value-type="float">
            <text:p>164</text:p>
          </table:table-cell>
          <table:table-cell office:value-type="float" office:value="98.41" calcext:value-type="float">
            <text:p>98,41</text:p>
          </table:table-cell>
          <table:table-cell table:formula="of:=[.$K$3]*([.C178]/[.F166])+(1-[.$K$3])*([.D177]+[.E177])" office:value-type="float" office:value="98.3716196944711" calcext:value-type="float">
            <text:p>98,3716196944711</text:p>
          </table:table-cell>
          <table:table-cell table:formula="of:=[.$L$3]*([.D178]-[.D177])+(1-[.$L$3])*[.E177]" office:value-type="float" office:value="-0.0406699675486757" calcext:value-type="float">
            <text:p>-0,040669967548676</text:p>
          </table:table-cell>
          <table:table-cell table:formula="of:=[.$M$3]*([.C178]/[.D178])+(1-[.$M$3])*[.F166]" office:value-type="float" office:value="1.00050619743947" calcext:value-type="float">
            <text:p>1,00050619743947</text:p>
          </table:table-cell>
          <table:table-cell table:formula="of:=([.D177]+[.E177])*[.F166]" office:value-type="float" office:value="98.5730736639561" calcext:value-type="float">
            <text:p>98,5730736639561</text:p>
          </table:table-cell>
          <table:table-cell table:formula="of:=[.C178]-[.G178]" office:value-type="float" office:value="-0.163073663956069" calcext:value-type="float">
            <text:p>-0,163073663956069</text:p>
          </table:table-cell>
          <table:table-cell table:formula="of:=ABS([.H178]/[.C178])" office:value-type="float" office:value="0.00165708427960644" calcext:value-type="float">
            <text:p>0,0016570842796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9</text:p>
          </table:table-cell>
          <table:table-cell office:value-type="float" office:value="165" calcext:value-type="float">
            <text:p>165</text:p>
          </table:table-cell>
          <table:table-cell office:value-type="float" office:value="98.11" calcext:value-type="float">
            <text:p>98,11</text:p>
          </table:table-cell>
          <table:table-cell table:formula="of:=[.$K$3]*([.C179]/[.F167])+(1-[.$K$3])*([.D178]+[.E178])" office:value-type="float" office:value="98.3019390086866" calcext:value-type="float">
            <text:p>98,3019390086866</text:p>
          </table:table-cell>
          <table:table-cell table:formula="of:=[.$L$3]*([.D179]-[.D178])+(1-[.$L$3])*[.E178]" office:value-type="float" office:value="-0.0435710393722529" calcext:value-type="float">
            <text:p>-0,043571039372253</text:p>
          </table:table-cell>
          <table:table-cell table:formula="of:=[.$M$3]*([.C179]/[.D179])+(1-[.$M$3])*[.F167]" office:value-type="float" office:value="0.998116228381107" calcext:value-type="float">
            <text:p>0,998116228381107</text:p>
          </table:table-cell>
          <table:table-cell table:formula="of:=([.D178]+[.E178])*[.F167]" office:value-type="float" office:value="98.2065800842846" calcext:value-type="float">
            <text:p>98,2065800842846</text:p>
          </table:table-cell>
          <table:table-cell table:formula="of:=[.C179]-[.G179]" office:value-type="float" office:value="-0.0965800842846107" calcext:value-type="float">
            <text:p>-0,096580084284611</text:p>
          </table:table-cell>
          <table:table-cell table:formula="of:=ABS([.H179]/[.C179])" office:value-type="float" office:value="0.000984406118485483" calcext:value-type="float">
            <text:p>0,0009844061184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10</text:p>
          </table:table-cell>
          <table:table-cell office:value-type="float" office:value="166" calcext:value-type="float">
            <text:p>166</text:p>
          </table:table-cell>
          <table:table-cell office:value-type="float" office:value="98.18" calcext:value-type="float">
            <text:p>98,18</text:p>
          </table:table-cell>
          <table:table-cell table:formula="of:=[.$K$3]*([.C180]/[.F168])+(1-[.$K$3])*([.D179]+[.E179])" office:value-type="float" office:value="98.2164451842865" calcext:value-type="float">
            <text:p>98,2164451842865</text:p>
          </table:table-cell>
          <table:table-cell table:formula="of:=[.$L$3]*([.D180]-[.D179])+(1-[.$L$3])*[.E179]" office:value-type="float" office:value="-0.0477633178750351" calcext:value-type="float">
            <text:p>-0,047763317875035</text:p>
          </table:table-cell>
          <table:table-cell table:formula="of:=[.$M$3]*([.C180]/[.D180])+(1-[.$M$3])*[.F168]" office:value-type="float" office:value="0.999728588401987" calcext:value-type="float">
            <text:p>0,999728588401987</text:p>
          </table:table-cell>
          <table:table-cell table:formula="of:=([.D179]+[.E179])*[.F168]" office:value-type="float" office:value="98.3198300278275" calcext:value-type="float">
            <text:p>98,3198300278275</text:p>
          </table:table-cell>
          <table:table-cell table:formula="of:=[.C180]-[.G180]" office:value-type="float" office:value="-0.139830027827472" calcext:value-type="float">
            <text:p>-0,139830027827472</text:p>
          </table:table-cell>
          <table:table-cell table:formula="of:=ABS([.H180]/[.C180])" office:value-type="float" office:value="0.00142422110233726" calcext:value-type="float">
            <text:p>0,001424221102337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18-11</text:p>
          </table:table-cell>
          <table:table-cell office:value-type="float" office:value="167" calcext:value-type="float">
            <text:p>167</text:p>
          </table:table-cell>
          <table:table-cell office:value-type="float" office:value="98.26" calcext:value-type="float">
            <text:p>98,26</text:p>
          </table:table-cell>
          <table:table-cell table:formula="of:=[.$K$3]*([.C181]/[.F169])+(1-[.$K$3])*([.D180]+[.E180])" office:value-type="float" office:value="98.2125985701089" calcext:value-type="float">
            <text:p>98,2125985701089</text:p>
          </table:table-cell>
          <table:table-cell table:formula="of:=[.$L$3]*([.D181]-[.D180])+(1-[.$L$3])*[.E180]" office:value-type="float" office:value="-0.0433716475053006" calcext:value-type="float">
            <text:p>-0,043371647505301</text:p>
          </table:table-cell>
          <table:table-cell table:formula="of:=[.$M$3]*([.C181]/[.D181])+(1-[.$M$3])*[.F169]" office:value-type="float" office:value="1.00037836224195" calcext:value-type="float">
            <text:p>1,00037836224195</text:p>
          </table:table-cell>
          <table:table-cell table:formula="of:=([.D180]+[.E180])*[.F169]" office:value-type="float" office:value="98.1136929870218" calcext:value-type="float">
            <text:p>98,1136929870218</text:p>
          </table:table-cell>
          <table:table-cell table:formula="of:=[.C181]-[.G181]" office:value-type="float" office:value="0.146307012978212" calcext:value-type="float">
            <text:p>0,146307012978212</text:p>
          </table:table-cell>
          <table:table-cell table:formula="of:=ABS([.H181]/[.C181])" office:value-type="float" office:value="0.00148897835312653" calcext:value-type="float">
            <text:p>0,001488978353127</text:p>
          </table:table-cell>
          <table:table-cell table:number-columns-repeated="4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2018-12</text:p>
          </table:table-cell>
          <table:table-cell office:value-type="float" office:value="168" calcext:value-type="float">
            <text:p>168</text:p>
          </table:table-cell>
          <table:table-cell office:value-type="float" office:value="98.66" calcext:value-type="float">
            <text:p>98,66</text:p>
          </table:table-cell>
          <table:table-cell table:formula="of:=[.$K$3]*([.C182]/[.F170])+(1-[.$K$3])*([.D181]+[.E181])" office:value-type="float" office:value="98.2829299103208" calcext:value-type="float">
            <text:p>98,2829299103208</text:p>
          </table:table-cell>
          <table:table-cell table:formula="of:=[.$L$3]*([.D182]-[.D181])+(1-[.$L$3])*[.E181]" office:value-type="float" office:value="-0.0320013487335726" calcext:value-type="float">
            <text:p>-0,032001348733573</text:p>
          </table:table-cell>
          <table:table-cell table:formula="of:=[.$M$3]*([.C182]/[.D182])+(1-[.$M$3])*[.F170]" office:value-type="float" office:value="1.00356632941772" calcext:value-type="float">
            <text:p>1,00356632941772</text:p>
          </table:table-cell>
          <table:table-cell table:formula="of:=([.D181]+[.E181])*[.F170]" office:value-type="float" office:value="98.2805602074289" calcext:value-type="float">
            <text:p>98,2805602074289</text:p>
          </table:table-cell>
          <table:table-cell table:formula="of:=[.C182]-[.G182]" office:value-type="float" office:value="0.379439792571091" calcext:value-type="float">
            <text:p>0,379439792571091</text:p>
          </table:table-cell>
          <table:table-cell table:formula="of:=ABS([.H182]/[.C182])" office:value-type="float" office:value="0.0038459334337228" calcext:value-type="float">
            <text:p>0,003845933433723</text:p>
          </table:table-cell>
          <table:table-cell table:number-columns-repeated="4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2019-01</text:p>
          </table:table-cell>
          <table:table-cell office:value-type="float" office:value="169" calcext:value-type="float">
            <text:p>169</text:p>
          </table:table-cell>
          <table:table-cell office:value-type="float" office:value="98.63" calcext:value-type="float">
            <text:p>98,63</text:p>
          </table:table-cell>
          <table:table-cell table:formula="of:=[.$K$3]*([.C183]/[.F171])+(1-[.$K$3])*([.D182]+[.E182])" office:value-type="float" office:value="98.3892499594146" calcext:value-type="float">
            <text:p>98,3892499594146</text:p>
          </table:table-cell>
          <table:table-cell table:formula="of:=[.$L$3]*([.D183]-[.D182])+(1-[.$L$3])*[.E182]" office:value-type="float" office:value="-0.0181692089508386" calcext:value-type="float">
            <text:p>-0,018169208950839</text:p>
          </table:table-cell>
          <table:table-cell table:formula="of:=[.$M$3]*([.C183]/[.D183])+(1-[.$M$3])*[.F171]" office:value-type="float" office:value="1.00211915284064" calcext:value-type="float">
            <text:p>1,00211915284064</text:p>
          </table:table-cell>
          <table:table-cell table:formula="of:=([.D182]+[.E182])*[.F171]" office:value-type="float" office:value="98.1693116850625" calcext:value-type="float">
            <text:p>98,1693116850625</text:p>
          </table:table-cell>
          <table:table-cell table:formula="of:=[.C183]-[.G183]" office:value-type="float" office:value="0.460688314937542" calcext:value-type="float">
            <text:p>0,460688314937542</text:p>
          </table:table-cell>
          <table:table-cell table:formula="of:=ABS([.H183]/[.C183])" office:value-type="float" office:value="0.00467087412488636" calcext:value-type="float">
            <text:p>0,004670874124886</text:p>
          </table:table-cell>
          <table:table-cell table:number-columns-repeated="4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2019-02</text:p>
          </table:table-cell>
          <table:table-cell office:value-type="float" office:value="170" calcext:value-type="float">
            <text:p>170</text:p>
          </table:table-cell>
          <table:table-cell office:value-type="float" office:value="98.58" calcext:value-type="float">
            <text:p>98,58</text:p>
          </table:table-cell>
          <table:table-cell table:formula="of:=[.$K$3]*([.C184]/[.F172])+(1-[.$K$3])*([.D183]+[.E183])" office:value-type="float" office:value="98.4312610161457" calcext:value-type="float">
            <text:p>98,4312610161457</text:p>
          </table:table-cell>
          <table:table-cell table:formula="of:=[.$L$3]*([.D184]-[.D183])+(1-[.$L$3])*[.E183]" office:value-type="float" office:value="-0.0121511823826449" calcext:value-type="float">
            <text:p>-0,012151182382645</text:p>
          </table:table-cell>
          <table:table-cell table:formula="of:=[.$M$3]*([.C184]/[.D184])+(1-[.$M$3])*[.F172]" office:value-type="float" office:value="1.00136842437531" calcext:value-type="float">
            <text:p>1,00136842437531</text:p>
          </table:table-cell>
          <table:table-cell table:formula="of:=([.D183]+[.E183])*[.F172]" office:value-type="float" office:value="98.3793821858889" calcext:value-type="float">
            <text:p>98,3793821858889</text:p>
          </table:table-cell>
          <table:table-cell table:formula="of:=[.C184]-[.G184]" office:value-type="float" office:value="0.200617814111084" calcext:value-type="float">
            <text:p>0,200617814111084</text:p>
          </table:table-cell>
          <table:table-cell table:formula="of:=ABS([.H184]/[.C184])" office:value-type="float" office:value="0.00203507622348431" calcext:value-type="float">
            <text:p>0,002035076223484</text:p>
          </table:table-cell>
          <table:table-cell table:number-columns-repeated="4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2019-03</text:p>
          </table:table-cell>
          <table:table-cell office:value-type="float" office:value="171" calcext:value-type="float">
            <text:p>171</text:p>
          </table:table-cell>
          <table:table-cell office:value-type="float" office:value="98.45" calcext:value-type="float">
            <text:p>98,45</text:p>
          </table:table-cell>
          <table:table-cell table:formula="of:=[.$K$3]*([.C185]/[.F173])+(1-[.$K$3])*([.D184]+[.E184])" office:value-type="float" office:value="98.4242223257225" calcext:value-type="float">
            <text:p>98,4242223257225</text:p>
          </table:table-cell>
          <table:table-cell table:formula="of:=[.$L$3]*([.D185]-[.D184])+(1-[.$L$3])*[.E184]" office:value-type="float" office:value="-0.0116399331867005" calcext:value-type="float">
            <text:p>-0,011639933186701</text:p>
          </table:table-cell>
          <table:table-cell table:formula="of:=[.$M$3]*([.C185]/[.D185])+(1-[.$M$3])*[.F173]" office:value-type="float" office:value="1.00024978192441" calcext:value-type="float">
            <text:p>1,00024978192441</text:p>
          </table:table-cell>
          <table:table-cell table:formula="of:=([.D184]+[.E184])*[.F173]" office:value-type="float" office:value="98.4329559626258" calcext:value-type="float">
            <text:p>98,4329559626258</text:p>
          </table:table-cell>
          <table:table-cell table:formula="of:=[.C185]-[.G185]" office:value-type="float" office:value="0.0170440373742338" calcext:value-type="float">
            <text:p>0,017044037374234</text:p>
          </table:table-cell>
          <table:table-cell table:formula="of:=ABS([.H185]/[.C185])" office:value-type="float" office:value="0.000173123792526498" calcext:value-type="float">
            <text:p>0,000173123792526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19-04</text:p>
          </table:table-cell>
          <table:table-cell office:value-type="float" office:value="172" calcext:value-type="float">
            <text:p>172</text:p>
          </table:table-cell>
          <table:table-cell office:value-type="float" office:value="98.47" calcext:value-type="float">
            <text:p>98,47</text:p>
          </table:table-cell>
          <table:table-cell table:formula="of:=[.$K$3]*([.C186]/[.F174])+(1-[.$K$3])*([.D185]+[.E185])" office:value-type="float" office:value="98.4453249328417" calcext:value-type="float">
            <text:p>98,4453249328417</text:p>
          </table:table-cell>
          <table:table-cell table:formula="of:=[.$L$3]*([.D186]-[.D185])+(1-[.$L$3])*[.E185]" office:value-type="float" office:value="-0.00836567915611008" calcext:value-type="float">
            <text:p>-0,00836567915611</text:p>
          </table:table-cell>
          <table:table-cell table:formula="of:=[.$M$3]*([.C186]/[.D186])+(1-[.$M$3])*[.F174]" office:value-type="float" office:value="1.00017308238946" calcext:value-type="float">
            <text:p>1,00017308238946</text:p>
          </table:table-cell>
          <table:table-cell table:formula="of:=([.D185]+[.E185])*[.F174]" office:value-type="float" office:value="98.3609154987453" calcext:value-type="float">
            <text:p>98,3609154987453</text:p>
          </table:table-cell>
          <table:table-cell table:formula="of:=[.C186]-[.G186]" office:value-type="float" office:value="0.109084501254713" calcext:value-type="float">
            <text:p>0,109084501254713</text:p>
          </table:table-cell>
          <table:table-cell table:formula="of:=ABS([.H186]/[.C186])" office:value-type="float" office:value="0.00110779426479855" calcext:value-type="float">
            <text:p>0,001107794264799</text:p>
          </table:table-cell>
          <table:table-cell table:number-columns-repeated="4"/>
          <table:table-cell table:style-name="ce8"/>
          <table:table-cell table:number-columns-repeated="1010"/>
        </table:table-row>
        <table:table-row table:style-name="ro2">
          <table:table-cell office:value-type="string" calcext:value-type="string">
            <text:p>2019-05</text:p>
          </table:table-cell>
          <table:table-cell office:value-type="float" office:value="173" calcext:value-type="float">
            <text:p>173</text:p>
          </table:table-cell>
          <table:table-cell office:value-type="float" office:value="98.27" calcext:value-type="float">
            <text:p>98,27</text:p>
          </table:table-cell>
          <table:table-cell table:formula="of:=[.$K$3]*([.C187]/[.F175])+(1-[.$K$3])*([.D186]+[.E186])" office:value-type="float" office:value="98.4192172241481" calcext:value-type="float">
            <text:p>98,4192172241481</text:p>
          </table:table-cell>
          <table:table-cell table:formula="of:=[.$L$3]*([.D187]-[.D186])+(1-[.$L$3])*[.E186]" office:value-type="float" office:value="-0.010139882109862" calcext:value-type="float">
            <text:p>-0,010139882109862</text:p>
          </table:table-cell>
          <table:table-cell table:formula="of:=[.$M$3]*([.C187]/[.D187])+(1-[.$M$3])*[.F175]" office:value-type="float" office:value="0.998525877786343" calcext:value-type="float">
            <text:p>0,998525877786343</text:p>
          </table:table-cell>
          <table:table-cell table:formula="of:=([.D186]+[.E186])*[.F175]" office:value-type="float" office:value="98.3290752826746" calcext:value-type="float">
            <text:p>98,3290752826746</text:p>
          </table:table-cell>
          <table:table-cell table:formula="of:=[.C187]-[.G187]" office:value-type="float" office:value="-0.0590752826745984" calcext:value-type="float">
            <text:p>-0,059075282674598</text:p>
          </table:table-cell>
          <table:table-cell table:formula="of:=ABS([.H187]/[.C187])" office:value-type="float" office:value="0.000601152769661121" calcext:value-type="float">
            <text:p>0,0006011527696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6</text:p>
          </table:table-cell>
          <table:table-cell office:value-type="float" office:value="174" calcext:value-type="float">
            <text:p>174</text:p>
          </table:table-cell>
          <table:table-cell office:value-type="float" office:value="98.37" calcext:value-type="float">
            <text:p>98,37</text:p>
          </table:table-cell>
          <table:table-cell table:formula="of:=[.$K$3]*([.C188]/[.F176])+(1-[.$K$3])*([.D187]+[.E187])" office:value-type="float" office:value="98.4706009692589" calcext:value-type="float">
            <text:p>98,4706009692589</text:p>
          </table:table-cell>
          <table:table-cell table:formula="of:=[.$L$3]*([.D188]-[.D187])+(1-[.$L$3])*[.E187]" office:value-type="float" office:value="-0.0039875193877904" calcext:value-type="float">
            <text:p>-0,00398751938779</text:p>
          </table:table-cell>
          <table:table-cell table:formula="of:=[.$M$3]*([.C188]/[.D188])+(1-[.$M$3])*[.F176]" office:value-type="float" office:value="0.998832941621938" calcext:value-type="float">
            <text:p>0,998832941621938</text:p>
          </table:table-cell>
          <table:table-cell table:formula="of:=([.D187]+[.E187])*[.F176]" office:value-type="float" office:value="98.1654289914997" calcext:value-type="float">
            <text:p>98,1654289914997</text:p>
          </table:table-cell>
          <table:table-cell table:formula="of:=[.C188]-[.G188]" office:value-type="float" office:value="0.204571008500352" calcext:value-type="float">
            <text:p>0,204571008500352</text:p>
          </table:table-cell>
          <table:table-cell table:formula="of:=ABS([.H188]/[.C188])" office:value-type="float" office:value="0.00207960769035633" calcext:value-type="float">
            <text:p>0,0020796076903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7</text:p>
          </table:table-cell>
          <table:table-cell office:value-type="float" office:value="175" calcext:value-type="float">
            <text:p>175</text:p>
          </table:table-cell>
          <table:table-cell office:value-type="float" office:value="98.39" calcext:value-type="float">
            <text:p>98,39</text:p>
          </table:table-cell>
          <table:table-cell table:formula="of:=[.$K$3]*([.C189]/[.F177])+(1-[.$K$3])*([.D188]+[.E188])" office:value-type="float" office:value="98.5158221551021" calcext:value-type="float">
            <text:p>98,5158221551021</text:p>
          </table:table-cell>
          <table:table-cell table:formula="of:=[.$L$3]*([.D189]-[.D188])+(1-[.$L$3])*[.E188]" office:value-type="float" office:value="0.000933351135310427" calcext:value-type="float">
            <text:p>0,00093335113531</text:p>
          </table:table-cell>
          <table:table-cell table:formula="of:=[.$M$3]*([.C189]/[.D189])+(1-[.$M$3])*[.F177]" office:value-type="float" office:value="0.998606557108685" calcext:value-type="float">
            <text:p>0,998606557108685</text:p>
          </table:table-cell>
          <table:table-cell table:formula="of:=([.D188]+[.E188])*[.F177]" office:value-type="float" office:value="98.2263711862574" calcext:value-type="float">
            <text:p>98,2263711862574</text:p>
          </table:table-cell>
          <table:table-cell table:formula="of:=[.C189]-[.G189]" office:value-type="float" office:value="0.163628813742605" calcext:value-type="float">
            <text:p>0,163628813742605</text:p>
          </table:table-cell>
          <table:table-cell table:formula="of:=ABS([.H189]/[.C189])" office:value-type="float" office:value="0.00166306345911785" calcext:value-type="float">
            <text:p>0,0016630634591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8</text:p>
          </table:table-cell>
          <table:table-cell office:value-type="float" office:value="176" calcext:value-type="float">
            <text:p>176</text:p>
          </table:table-cell>
          <table:table-cell office:value-type="float" office:value="98.49" calcext:value-type="float">
            <text:p>98,49</text:p>
          </table:table-cell>
          <table:table-cell table:formula="of:=[.$K$3]*([.C190]/[.F178])+(1-[.$K$3])*([.D189]+[.E189])" office:value-type="float" office:value="98.4937798057923" calcext:value-type="float">
            <text:p>98,4937798057923</text:p>
          </table:table-cell>
          <table:table-cell table:formula="of:=[.$L$3]*([.D190]-[.D189])+(1-[.$L$3])*[.E189]" office:value-type="float" office:value="-0.00136421890920342" calcext:value-type="float">
            <text:p>-0,001364218909203</text:p>
          </table:table-cell>
          <table:table-cell table:formula="of:=[.$M$3]*([.C190]/[.D190])+(1-[.$M$3])*[.F178]" office:value-type="float" office:value="1.00001608126629" calcext:value-type="float">
            <text:p>1,00001608126629</text:p>
          </table:table-cell>
          <table:table-cell table:formula="of:=([.D189]+[.E189])*[.F178]" office:value-type="float" office:value="98.5666244356196" calcext:value-type="float">
            <text:p>98,5666244356196</text:p>
          </table:table-cell>
          <table:table-cell table:formula="of:=[.C190]-[.G190]" office:value-type="float" office:value="-0.0766244356196069" calcext:value-type="float">
            <text:p>-0,076624435619607</text:p>
          </table:table-cell>
          <table:table-cell table:formula="of:=ABS([.H190]/[.C190])" office:value-type="float" office:value="0.000777992035938744" calcext:value-type="float">
            <text:p>0,0007779920359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9</text:p>
          </table:table-cell>
          <table:table-cell office:value-type="float" office:value="177" calcext:value-type="float">
            <text:p>177</text:p>
          </table:table-cell>
          <table:table-cell office:value-type="float" office:value="98.31" calcext:value-type="float">
            <text:p>98,31</text:p>
          </table:table-cell>
          <table:table-cell table:formula="of:=[.$K$3]*([.C191]/[.F179])+(1-[.$K$3])*([.D190]+[.E190])" office:value-type="float" office:value="98.4933538434268" calcext:value-type="float">
            <text:p>98,4933538434268</text:p>
          </table:table-cell>
          <table:table-cell table:formula="of:=[.$L$3]*([.D191]-[.D190])+(1-[.$L$3])*[.E190]" office:value-type="float" office:value="-0.00127039325482998" calcext:value-type="float">
            <text:p>-0,00127039325483</text:p>
          </table:table-cell>
          <table:table-cell table:formula="of:=[.$M$3]*([.C191]/[.D191])+(1-[.$M$3])*[.F179]" office:value-type="float" office:value="0.998136195485454" calcext:value-type="float">
            <text:p>0,998136195485454</text:p>
          </table:table-cell>
          <table:table-cell table:formula="of:=([.D190]+[.E190])*[.F179]" office:value-type="float" office:value="98.3068783697244" calcext:value-type="float">
            <text:p>98,3068783697244</text:p>
          </table:table-cell>
          <table:table-cell table:formula="of:=[.C191]-[.G191]" office:value-type="float" office:value="0.00312163027564338" calcext:value-type="float">
            <text:p>0,003121630275643</text:p>
          </table:table-cell>
          <table:table-cell table:formula="of:=ABS([.H191]/[.C191])" office:value-type="float" office:value="0.0000317529272265627" calcext:value-type="float">
            <text:p>3,17529272265627E-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10</text:p>
          </table:table-cell>
          <table:table-cell office:value-type="float" office:value="178" calcext:value-type="float">
            <text:p>178</text:p>
          </table:table-cell>
          <table:table-cell office:value-type="float" office:value="98.24" calcext:value-type="float">
            <text:p>98,24</text:p>
          </table:table-cell>
          <table:table-cell table:formula="of:=[.$K$3]*([.C192]/[.F180])+(1-[.$K$3])*([.D191]+[.E191])" office:value-type="float" office:value="98.4244596293594" calcext:value-type="float">
            <text:p>98,4244596293594</text:p>
          </table:table-cell>
          <table:table-cell table:formula="of:=[.$L$3]*([.D192]-[.D191])+(1-[.$L$3])*[.E191]" office:value-type="float" office:value="-0.00803277533609254" calcext:value-type="float">
            <text:p>-0,008032775336093</text:p>
          </table:table-cell>
          <table:table-cell table:formula="of:=[.$M$3]*([.C192]/[.D192])+(1-[.$M$3])*[.F180]" office:value-type="float" office:value="0.998286147355588" calcext:value-type="float">
            <text:p>0,998286147355588</text:p>
          </table:table-cell>
          <table:table-cell table:formula="of:=([.D191]+[.E191])*[.F180]" office:value-type="float" office:value="98.4653515564112" calcext:value-type="float">
            <text:p>98,4653515564112</text:p>
          </table:table-cell>
          <table:table-cell table:formula="of:=[.C192]-[.G192]" office:value-type="float" office:value="-0.225351556411198" calcext:value-type="float">
            <text:p>-0,225351556411198</text:p>
          </table:table-cell>
          <table:table-cell table:formula="of:=ABS([.H192]/[.C192])" office:value-type="float" office:value="0.00229388799278499" calcext:value-type="float">
            <text:p>0,0022938879927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11</text:p>
          </table:table-cell>
          <table:table-cell office:value-type="float" office:value="179" calcext:value-type="float">
            <text:p>179</text:p>
          </table:table-cell>
          <table:table-cell table:style-name="ce6" office:value-type="float" office:value="98.03" calcext:value-type="float">
            <text:p>98,03</text:p>
          </table:table-cell>
          <table:table-cell table:number-columns-repeated="3"/>
          <table:table-cell table:style-name="ce6" table:formula="of:=([.$D$192]+[.J193]*[.$E$192])*[.F181]" office:value-type="float" office:value="98.4536639139325" calcext:value-type="float">
            <text:p>98,4536639139325</text:p>
          </table:table-cell>
          <table:table-cell table:style-name="ce6" table:formula="of:=[.C193]-[.G193]" office:value-type="float" office:value="-0.423663913932444" calcext:value-type="float">
            <text:p>-0,423663913932444</text:p>
          </table:table-cell>
          <table:table-cell table:style-name="ce6" table:formula="of:=ABS([.H193]/[.C193])" office:value-type="float" office:value="0.00432177816925884" calcext:value-type="float">
            <text:p>0,00432177816925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-12</text:p>
          </table:table-cell>
          <table:table-cell office:value-type="float" office:value="180" calcext:value-type="float">
            <text:p>180</text:p>
          </table:table-cell>
          <table:table-cell table:style-name="ce6" office:value-type="float" office:value="98.35" calcext:value-type="float">
            <text:p>98,35</text:p>
          </table:table-cell>
          <table:table-cell table:number-columns-repeated="3"/>
          <table:table-cell table:style-name="ce6" table:formula="of:=([.$D$192]+[.J194]*[.$E$192])*[.F182]" office:value-type="float" office:value="98.7593508294409" calcext:value-type="float">
            <text:p>98,7593508294409</text:p>
          </table:table-cell>
          <table:table-cell table:style-name="ce6" table:formula="of:=[.C194]-[.G194]" office:value-type="float" office:value="-0.409350829440896" calcext:value-type="float">
            <text:p>-0,409350829440896</text:p>
          </table:table-cell>
          <table:table-cell table:style-name="ce6" table:formula="of:=ABS([.H194]/[.C194])" office:value-type="float" office:value="0.00416218433595217" calcext:value-type="float">
            <text:p>0,00416218433595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1</text:p>
          </table:table-cell>
          <table:table-cell office:value-type="float" office:value="181" calcext:value-type="float">
            <text:p>181</text:p>
          </table:table-cell>
          <table:table-cell table:style-name="ce6" office:value-type="float" office:value="97.47" calcext:value-type="float">
            <text:p>97,47</text:p>
          </table:table-cell>
          <table:table-cell table:number-columns-repeated="3"/>
          <table:table-cell table:style-name="ce6" table:formula="of:=([.$D$192]+[.J195]*[.$E$192])*[.F183]" office:value-type="float" office:value="98.608886708527" calcext:value-type="float">
            <text:p>98,608886708527</text:p>
          </table:table-cell>
          <table:table-cell table:style-name="ce6" table:formula="of:=[.C195]-[.G195]" office:value-type="float" office:value="-1.13888670852695" calcext:value-type="float">
            <text:p>-1,13888670852695</text:p>
          </table:table-cell>
          <table:table-cell table:style-name="ce6" table:formula="of:=ABS([.H195]/[.C195])" office:value-type="float" office:value="0.0116844845442388" calcext:value-type="float">
            <text:p>0,01168448454423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2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97.74" calcext:value-type="float">
            <text:p>97,74</text:p>
          </table:table-cell>
          <table:table-cell table:number-columns-repeated="3"/>
          <table:table-cell table:style-name="ce6" table:formula="of:=([.$D$192]+[.J196]*[.$E$192])*[.F184]" office:value-type="float" office:value="98.5269709887158" calcext:value-type="float">
            <text:p>98,5269709887158</text:p>
          </table:table-cell>
          <table:table-cell table:style-name="ce6" table:formula="of:=[.C196]-[.G196]" office:value-type="float" office:value="-0.78697098871578" calcext:value-type="float">
            <text:p>-0,78697098871578</text:p>
          </table:table-cell>
          <table:table-cell table:style-name="ce6" table:formula="of:=ABS([.H196]/[.C196])" office:value-type="float" office:value="0.00805167780556353" calcext:value-type="float">
            <text:p>0,00805167780556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3</text:p>
          </table:table-cell>
          <table:table-cell office:value-type="float" office:value="183" calcext:value-type="float">
            <text:p>183</text:p>
          </table:table-cell>
          <table:table-cell table:style-name="ce6" office:value-type="float" office:value="97.49" calcext:value-type="float">
            <text:p>97,49</text:p>
          </table:table-cell>
          <table:table-cell table:number-columns-repeated="3"/>
          <table:table-cell table:style-name="ce6" table:formula="of:=([.$D$192]+[.J197]*[.$E$192])*[.F185]" office:value-type="float" office:value="98.408870371404" calcext:value-type="float">
            <text:p>98,408870371404</text:p>
          </table:table-cell>
          <table:table-cell table:style-name="ce6" table:formula="of:=[.C197]-[.G197]" office:value-type="float" office:value="-0.918870371403969" calcext:value-type="float">
            <text:p>-0,918870371403969</text:p>
          </table:table-cell>
          <table:table-cell table:style-name="ce6" table:formula="of:=ABS([.H197]/[.C197])" office:value-type="float" office:value="0.00942527819677884" calcext:value-type="float">
            <text:p>0,00942527819677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4</text:p>
          </table:table-cell>
          <table:table-cell office:value-type="float" office:value="184" calcext:value-type="float">
            <text:p>184</text:p>
          </table:table-cell>
          <table:table-cell table:style-name="ce6" office:value-type="float" office:value="97.66" calcext:value-type="float">
            <text:p>97,66</text:p>
          </table:table-cell>
          <table:table-cell table:number-columns-repeated="3"/>
          <table:table-cell table:style-name="ce6" table:formula="of:=([.$D$192]+[.J198]*[.$E$192])*[.F186]" office:value-type="float" office:value="98.393290176005" calcext:value-type="float">
            <text:p>98,393290176005</text:p>
          </table:table-cell>
          <table:table-cell table:style-name="ce6" table:formula="of:=[.C198]-[.G198]" office:value-type="float" office:value="-0.733290176005013" calcext:value-type="float">
            <text:p>-0,733290176005013</text:p>
          </table:table-cell>
          <table:table-cell table:style-name="ce6" table:formula="of:=ABS([.H198]/[.C198])" office:value-type="float" office:value="0.00750860307193338" calcext:value-type="float">
            <text:p>0,00750860307193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5</text:p>
          </table:table-cell>
          <table:table-cell office:value-type="float" office:value="185" calcext:value-type="float">
            <text:p>185</text:p>
          </table:table-cell>
          <table:table-cell table:style-name="ce6" office:value-type="float" office:value="97.32" calcext:value-type="float">
            <text:p>97,32</text:p>
          </table:table-cell>
          <table:table-cell table:number-columns-repeated="3"/>
          <table:table-cell table:style-name="ce6" table:formula="of:=([.$D$192]+[.J199]*[.$E$192])*[.F187]" office:value-type="float" office:value="98.2232234087478" calcext:value-type="float">
            <text:p>98,2232234087478</text:p>
          </table:table-cell>
          <table:table-cell table:style-name="ce6" table:formula="of:=[.C199]-[.G199]" office:value-type="float" office:value="-0.903223408747849" calcext:value-type="float">
            <text:p>-0,903223408747849</text:p>
          </table:table-cell>
          <table:table-cell table:style-name="ce6" table:formula="of:=ABS([.H199]/[.C199])" office:value-type="float" office:value="0.00928096392054921" calcext:value-type="float">
            <text:p>0,00928096392054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MAPE =</text:p>
          </table:table-cell>
          <table:table-cell table:formula="of:=AVERAGE([.I193:.I204])" office:value-type="float" office:value="0.00886960643716679" calcext:value-type="float">
            <text:p>0,0088696064371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-06</text:p>
          </table:table-cell>
          <table:table-cell office:value-type="float" office:value="186" calcext:value-type="float">
            <text:p>186</text:p>
          </table:table-cell>
          <table:table-cell table:style-name="ce6" office:value-type="float" office:value="97.02" calcext:value-type="float">
            <text:p>97,02</text:p>
          </table:table-cell>
          <table:table-cell table:number-columns-repeated="3"/>
          <table:table-cell table:style-name="ce6" table:formula="of:=([.$D$192]+[.J200]*[.$E$192])*[.F188]" office:value-type="float" office:value="98.2454053341961" calcext:value-type="float">
            <text:p>98,2454053341961</text:p>
          </table:table-cell>
          <table:table-cell table:style-name="ce6" table:formula="of:=[.C200]-[.G200]" office:value-type="float" office:value="-1.22540533419607" calcext:value-type="float">
            <text:p>-1,22540533419607</text:p>
          </table:table-cell>
          <table:table-cell table:style-name="ce6" table:formula="of:=ABS([.H200]/[.C200])" office:value-type="float" office:value="0.0126304404679042" calcext:value-type="float">
            <text:p>0,01263044046790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7</text:p>
          </table:table-cell>
          <table:table-cell office:value-type="float" office:value="187" calcext:value-type="float">
            <text:p>187</text:p>
          </table:table-cell>
          <table:table-cell table:style-name="ce6" office:value-type="float" office:value="97.47" calcext:value-type="float">
            <text:p>97,47</text:p>
          </table:table-cell>
          <table:table-cell table:number-columns-repeated="3"/>
          <table:table-cell table:style-name="ce6" table:formula="of:=([.$D$192]+[.J201]*[.$E$192])*[.F189]" office:value-type="float" office:value="98.2151165266557" calcext:value-type="float">
            <text:p>98,2151165266557</text:p>
          </table:table-cell>
          <table:table-cell table:style-name="ce6" table:formula="of:=[.C201]-[.G201]" office:value-type="float" office:value="-0.745116526655679" calcext:value-type="float">
            <text:p>-0,745116526655679</text:p>
          </table:table-cell>
          <table:table-cell table:style-name="ce6" table:formula="of:=ABS([.H201]/[.C201])" office:value-type="float" office:value="0.00764457296250824" calcext:value-type="float">
            <text:p>0,00764457296250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8</text:p>
          </table:table-cell>
          <table:table-cell office:value-type="float" office:value="188" calcext:value-type="float">
            <text:p>188</text:p>
          </table:table-cell>
          <table:table-cell table:style-name="ce6" office:value-type="float" office:value="97.84" calcext:value-type="float">
            <text:p>97,84</text:p>
          </table:table-cell>
          <table:table-cell table:number-columns-repeated="3"/>
          <table:table-cell table:style-name="ce6" table:formula="of:=([.$D$192]+[.J202]*[.$E$192])*[.F190]" office:value-type="float" office:value="98.3457133741713" calcext:value-type="float">
            <text:p>98,3457133741713</text:p>
          </table:table-cell>
          <table:table-cell table:style-name="ce6" table:formula="of:=[.C202]-[.G202]" office:value-type="float" office:value="-0.505713374171322" calcext:value-type="float">
            <text:p>-0,505713374171322</text:p>
          </table:table-cell>
          <table:table-cell table:style-name="ce6" table:formula="of:=ABS([.H202]/[.C202])" office:value-type="float" office:value="0.00516877937624" calcext:value-type="float">
            <text:p>0,0051687793762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9</text:p>
          </table:table-cell>
          <table:table-cell office:value-type="float" office:value="189" calcext:value-type="float">
            <text:p>189</text:p>
          </table:table-cell>
          <table:table-cell table:style-name="ce6" office:value-type="float" office:value="96.78" calcext:value-type="float">
            <text:p>96,78</text:p>
          </table:table-cell>
          <table:table-cell table:number-columns-repeated="3"/>
          <table:table-cell table:style-name="ce6" table:formula="of:=([.$D$192]+[.J203]*[.$E$192])*[.F191]" office:value-type="float" office:value="98.1528198352157" calcext:value-type="float">
            <text:p>98,1528198352157</text:p>
          </table:table-cell>
          <table:table-cell table:style-name="ce6" table:formula="of:=[.C203]-[.G203]" office:value-type="float" office:value="-1.37281983521572" calcext:value-type="float">
            <text:p>-1,37281983521572</text:p>
          </table:table-cell>
          <table:table-cell table:style-name="ce6" table:formula="of:=ABS([.H203]/[.C203])" office:value-type="float" office:value="0.0141849538666638" calcext:value-type="float">
            <text:p>0,014184953866664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10</text:p>
          </table:table-cell>
          <table:table-cell office:value-type="float" office:value="190" calcext:value-type="float">
            <text:p>190</text:p>
          </table:table-cell>
          <table:table-cell table:style-name="ce6" office:value-type="float" office:value="96.96" calcext:value-type="float">
            <text:p>96,96</text:p>
          </table:table-cell>
          <table:table-cell table:number-columns-repeated="3"/>
          <table:table-cell table:style-name="ce6" table:formula="of:=([.$D$192]+[.J204]*[.$E$192])*[.F192]" office:value-type="float" office:value="98.1595465088347" calcext:value-type="float">
            <text:p>98,1595465088347</text:p>
          </table:table-cell>
          <table:table-cell table:style-name="ce6" table:formula="of:=[.C204]-[.G204]" office:value-type="float" office:value="-1.19954650883469" calcext:value-type="float">
            <text:p>-1,19954650883469</text:p>
          </table:table-cell>
          <table:table-cell table:style-name="ce6" table:formula="of:=ABS([.H204]/[.C204])" office:value-type="float" office:value="0.0123715605284105" calcext:value-type="float">
            <text:p>0,01237156052841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PC</text:p>
          </table:table-cell>
          <table:table-cell table:style-name="ce2" office:value-type="string" calcext:value-type="string">
            <text:p>S_t</text:p>
          </table:table-cell>
          <table:table-cell table:style-name="ce2" office:value-type="string" calcext:value-type="string">
            <text:p>T_t</text:p>
          </table:table-cell>
          <table:table-cell table:style-name="ce2" office:value-type="string" calcext:value-type="string">
            <text:p>I_t</text:p>
          </table:table-cell>
          <table:table-cell table:style-name="ce2" office:value-type="string" calcext:value-type="string">
            <text:p>Prévision</text:p>
          </table:table-cell>
          <table:table-cell table:style-name="ce2" office:value-type="string" calcext:value-type="string">
            <text:p>e_t</text:p>
          </table:table-cell>
          <table:table-cell table:style-name="ce2" office:value-type="string" calcext:value-type="string">
            <text:p>| e_t / X_t |</text:p>
          </table:table-cell>
          <table:table-cell table:style-name="ce2" office:value-type="string" calcext:value-type="string">
            <text:p>h</text:p>
          </table:table-cell>
          <table:table-cell table:number-columns-repeated="1014"/>
        </table:table-row>
      </table:table>
      <table:table table:name="Holt Winters additive" table:style-name="ta1">
        <table:shapes>
          <draw:frame draw:z-index="0" draw:style-name="gr1" draw:text-style-name="P1" svg:width="159.97mm" svg:height="90.04mm" svg:x="338.67mm" svg:y="28.6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<text:s text:c="2"/></text:p>
          </table:table-cell>
          <table:table-cell table:style-name="ce11"/>
          <table:table-cell table:style-name="ce4"/>
          <table:table-cell table:style-name="ce11" office:value-type="string" calcext:value-type="string">
            <text:p>Méthode de Holt Winters additive</text:p>
          </table:table-cell>
          <table:table-cell table:style-name="ce4" table:number-columns-repeated="2"/>
          <table:table-cell table:style-name="ce1" table:number-columns-repeated="3"/>
          <table:table-cell table:style-name="ce8"/>
          <table:table-cell table:style-name="ce1" table:number-columns-repeated="4"/>
          <table:table-cell table:style-name="ce8" table:number-columns-repeated="1010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PC</text:p>
          </table:table-cell>
          <table:table-cell table:style-name="ce2" office:value-type="string" calcext:value-type="string">
            <text:p>S_t</text:p>
          </table:table-cell>
          <table:table-cell table:style-name="ce2" office:value-type="string" calcext:value-type="string">
            <text:p>T_t</text:p>
          </table:table-cell>
          <table:table-cell table:style-name="ce2" office:value-type="string" calcext:value-type="string">
            <text:p>I_t</text:p>
          </table:table-cell>
          <table:table-cell table:style-name="ce2" office:value-type="string" calcext:value-type="string">
            <text:p>Prévision</text:p>
          </table:table-cell>
          <table:table-cell table:style-name="ce2" office:value-type="string" calcext:value-type="string">
            <text:p>e_t</text:p>
          </table:table-cell>
          <table:table-cell table:style-name="ce2" office:value-type="string" calcext:value-type="string">
            <text:p>| e_t / X_t |</text:p>
          </table:table-cell>
          <table:table-cell table:style-name="ce9"/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APE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5" office:value-type="float" office:value="-11" calcext:value-type="float">
            <text:p>-11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5]-[.D3]" office:value-type="float" office:value="0.174999999999997" calcext:value-type="float">
            <text:p>0,174999999999997</text:p>
          </table:table-cell>
          <table:table-cell table:style-name="ce8" table:number-columns-repeated="4"/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float" office:value="0.9" calcext:value-type="float">
            <text:p>0,9</text:p>
          </table:table-cell>
          <table:table-cell table:style-name="ce1" table:formula="of:=AVERAGE([.I15:.I192])" office:value-type="float" office:value="0.00258901636390907" calcext:value-type="float">
            <text:p>0,002589016363909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10" calcext:value-type="float">
            <text:p>-10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6]-[.D4]" office:value-type="float" office:value="0.174999999999997" calcext:value-type="float">
            <text:p>0,174999999999997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9" calcext:value-type="float">
            <text:p>-9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7]-[.D5]" office:value-type="float" office:value="0.275000000000006" calcext:value-type="float">
            <text:p>0,275000000000006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8" calcext:value-type="float">
            <text:p>-8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8]-[.D6]" office:value-type="float" office:value="0.0750000000000028" calcext:value-type="float">
            <text:p>0,075000000000003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7" calcext:value-type="float">
            <text:p>-7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19]-[.D7]" office:value-type="float" office:value="-0.0249999999999915" calcext:value-type="float">
            <text:p>-0,024999999999992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6" calcext:value-type="float">
            <text:p>-6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0]-[.D8]" office:value-type="float" office:value="-0.0249999999999915" calcext:value-type="float">
            <text:p>-0,024999999999992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5" calcext:value-type="float">
            <text:p>-5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1]-[.D9]" office:value-type="float" office:value="-0.0249999999999915" calcext:value-type="float">
            <text:p>-0,024999999999992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4" calcext:value-type="float">
            <text:p>-4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2]-[.D10]" office:value-type="float" office:value="0.0750000000000028" calcext:value-type="float">
            <text:p>0,075000000000003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3" calcext:value-type="float">
            <text:p>-3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3]-[.D11]" office:value-type="float" office:value="-0.0249999999999915" calcext:value-type="float">
            <text:p>-0,024999999999992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2" calcext:value-type="float">
            <text:p>-2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4]-[.D12]" office:value-type="float" office:value="-0.224999999999994" calcext:value-type="float">
            <text:p>-0,224999999999994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-1" calcext:value-type="float">
            <text:p>-1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5]-[.D13]" office:value-type="float" office:value="-0.325000000000003" calcext:value-type="float">
            <text:p>-0,325000000000003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1"/>
          <table:table-cell table:style-name="ce8" table:formula="of:=AVERAGE([.$C$15:.$C$26])" office:value-type="float" office:value="96.425" calcext:value-type="float">
            <text:p>96,425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C26]-[.D14]" office:value-type="float" office:value="-0.125" calcext:value-type="float">
            <text:p>-0,125</text:p>
          </table:table-cell>
          <table:table-cell table:style-name="ce8" table:number-columns-repeated="7"/>
          <table:table-cell table:style-name="ce1"/>
          <table:table-cell table:style-name="ce8"/>
          <table:table-cell table:number-columns-repeated="1009"/>
        </table:table-row>
        <table:table-row table:style-name="ro2">
          <table:table-cell office:value-type="string" calcext:value-type="string">
            <text:p>2005-01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,6</text:p>
          </table:table-cell>
          <table:table-cell table:formula="of:=[.$K$3]*([.C15]-[.F3])+(1-[.$K$3])*([.D14]+[.E14])" office:value-type="float" office:value="96.425" calcext:value-type="float">
            <text:p>96,425</text:p>
          </table:table-cell>
          <table:table-cell table:formula="of:=[.$L$3]*([.D15]-[.D14])+(1-[.$L$3])*[.E14]" office:value-type="float" office:value="0" calcext:value-type="float">
            <text:p>0</text:p>
          </table:table-cell>
          <table:table-cell table:formula="of:=[.$M$3]*([.C15]-[.D15])+(1-[.$M$3])*[.F3]" office:value-type="float" office:value="0.17500000000001" calcext:value-type="float">
            <text:p>0,17500000000001</text:p>
          </table:table-cell>
          <table:table-cell table:formula="of:=[.D14]+[.E14]+[.F3]" office:value-type="float" office:value="96.6" calcext:value-type="float">
            <text:p>96,6</text:p>
          </table:table-cell>
          <table:table-cell table:formula="of:=[.C15]-[.G15]" office:value-type="float" office:value="0" calcext:value-type="float">
            <text:p>0</text:p>
          </table:table-cell>
          <table:table-cell table:formula="of:=ABS([.H15]/[.C1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2</text:p>
          </table:table-cell>
          <table:table-cell office:value-type="float" office:value="2" calcext:value-type="float">
            <text:p>2</text:p>
          </table:table-cell>
          <table:table-cell office:value-type="float" office:value="96.6" calcext:value-type="float">
            <text:p>96,6</text:p>
          </table:table-cell>
          <table:table-cell table:formula="of:=[.$K$3]*([.C16]-[.F4])+(1-[.$K$3])*([.D15]+[.E15])" office:value-type="float" office:value="96.425" calcext:value-type="float">
            <text:p>96,425</text:p>
          </table:table-cell>
          <table:table-cell table:formula="of:=[.$L$3]*([.D16]-[.D15])+(1-[.$L$3])*[.E15]" office:value-type="float" office:value="0" calcext:value-type="float">
            <text:p>0</text:p>
          </table:table-cell>
          <table:table-cell table:formula="of:=[.$M$3]*([.C16]-[.D16])+(1-[.$M$3])*[.F4]" office:value-type="float" office:value="0.17500000000001" calcext:value-type="float">
            <text:p>0,17500000000001</text:p>
          </table:table-cell>
          <table:table-cell table:formula="of:=[.D15]+[.E15]+[.F4]" office:value-type="float" office:value="96.6" calcext:value-type="float">
            <text:p>96,6</text:p>
          </table:table-cell>
          <table:table-cell table:formula="of:=[.C16]-[.G16]" office:value-type="float" office:value="0" calcext:value-type="float">
            <text:p>0</text:p>
          </table:table-cell>
          <table:table-cell table:formula="of:=ABS([.H16]/[.C1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3</text:p>
          </table:table-cell>
          <table:table-cell office:value-type="float" office:value="3" calcext:value-type="float">
            <text:p>3</text:p>
          </table:table-cell>
          <table:table-cell office:value-type="float" office:value="96.7" calcext:value-type="float">
            <text:p>96,7</text:p>
          </table:table-cell>
          <table:table-cell table:formula="of:=[.$K$3]*([.C17]-[.F5])+(1-[.$K$3])*([.D16]+[.E16])" office:value-type="float" office:value="96.425" calcext:value-type="float">
            <text:p>96,425</text:p>
          </table:table-cell>
          <table:table-cell table:formula="of:=[.$L$3]*([.D17]-[.D16])+(1-[.$L$3])*[.E16]" office:value-type="float" office:value="0" calcext:value-type="float">
            <text:p>0</text:p>
          </table:table-cell>
          <table:table-cell table:formula="of:=[.$M$3]*([.C17]-[.D17])+(1-[.$M$3])*[.F5]" office:value-type="float" office:value="0.275000000000018" calcext:value-type="float">
            <text:p>0,275000000000018</text:p>
          </table:table-cell>
          <table:table-cell table:formula="of:=[.D16]+[.E16]+[.F5]" office:value-type="float" office:value="96.7" calcext:value-type="float">
            <text:p>96,7</text:p>
          </table:table-cell>
          <table:table-cell table:formula="of:=[.C17]-[.G17]" office:value-type="float" office:value="0" calcext:value-type="float">
            <text:p>0</text:p>
          </table:table-cell>
          <table:table-cell table:formula="of:=ABS([.H17]/[.C17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4</text:p>
          </table:table-cell>
          <table:table-cell office:value-type="float" office:value="4" calcext:value-type="float">
            <text:p>4</text:p>
          </table:table-cell>
          <table:table-cell office:value-type="float" office:value="96.5" calcext:value-type="float">
            <text:p>96,5</text:p>
          </table:table-cell>
          <table:table-cell table:formula="of:=[.$K$3]*([.C18]-[.F6])+(1-[.$K$3])*([.D17]+[.E17])" office:value-type="float" office:value="96.425" calcext:value-type="float">
            <text:p>96,425</text:p>
          </table:table-cell>
          <table:table-cell table:formula="of:=[.$L$3]*([.D18]-[.D17])+(1-[.$L$3])*[.E17]" office:value-type="float" office:value="0" calcext:value-type="float">
            <text:p>0</text:p>
          </table:table-cell>
          <table:table-cell table:formula="of:=[.$M$3]*([.C18]-[.D18])+(1-[.$M$3])*[.F6]" office:value-type="float" office:value="0.0750000000000156" calcext:value-type="float">
            <text:p>0,075000000000016</text:p>
          </table:table-cell>
          <table:table-cell table:formula="of:=[.D17]+[.E17]+[.F6]" office:value-type="float" office:value="96.5" calcext:value-type="float">
            <text:p>96,5</text:p>
          </table:table-cell>
          <table:table-cell table:formula="of:=[.C18]-[.G18]" office:value-type="float" office:value="0" calcext:value-type="float">
            <text:p>0</text:p>
          </table:table-cell>
          <table:table-cell table:formula="of:=ABS([.H18]/[.C18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5</text:p>
          </table:table-cell>
          <table:table-cell office:value-type="float" office:value="5" calcext:value-type="float">
            <text:p>5</text:p>
          </table:table-cell>
          <table:table-cell office:value-type="float" office:value="96.4" calcext:value-type="float">
            <text:p>96,4</text:p>
          </table:table-cell>
          <table:table-cell table:formula="of:=[.$K$3]*([.C19]-[.F7])+(1-[.$K$3])*([.D18]+[.E18])" office:value-type="float" office:value="96.425" calcext:value-type="float">
            <text:p>96,425</text:p>
          </table:table-cell>
          <table:table-cell table:formula="of:=[.$L$3]*([.D19]-[.D18])+(1-[.$L$3])*[.E18]" office:value-type="float" office:value="0" calcext:value-type="float">
            <text:p>0</text:p>
          </table:table-cell>
          <table:table-cell table:formula="of:=[.$M$3]*([.C19]-[.D19])+(1-[.$M$3])*[.F7]" office:value-type="float" office:value="-0.0249999999999787" calcext:value-type="float">
            <text:p>-0,024999999999979</text:p>
          </table:table-cell>
          <table:table-cell table:formula="of:=[.D18]+[.E18]+[.F7]" office:value-type="float" office:value="96.4" calcext:value-type="float">
            <text:p>96,4</text:p>
          </table:table-cell>
          <table:table-cell table:formula="of:=[.C19]-[.G19]" office:value-type="float" office:value="0" calcext:value-type="float">
            <text:p>0</text:p>
          </table:table-cell>
          <table:table-cell table:formula="of:=ABS([.H19]/[.C1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6</text:p>
          </table:table-cell>
          <table:table-cell office:value-type="float" office:value="6" calcext:value-type="float">
            <text:p>6</text:p>
          </table:table-cell>
          <table:table-cell office:value-type="float" office:value="96.4" calcext:value-type="float">
            <text:p>96,4</text:p>
          </table:table-cell>
          <table:table-cell table:formula="of:=[.$K$3]*([.C20]-[.F8])+(1-[.$K$3])*([.D19]+[.E19])" office:value-type="float" office:value="96.425" calcext:value-type="float">
            <text:p>96,425</text:p>
          </table:table-cell>
          <table:table-cell table:formula="of:=[.$L$3]*([.D20]-[.D19])+(1-[.$L$3])*[.E19]" office:value-type="float" office:value="0" calcext:value-type="float">
            <text:p>0</text:p>
          </table:table-cell>
          <table:table-cell table:formula="of:=[.$M$3]*([.C20]-[.D20])+(1-[.$M$3])*[.F8]" office:value-type="float" office:value="-0.0249999999999787" calcext:value-type="float">
            <text:p>-0,024999999999979</text:p>
          </table:table-cell>
          <table:table-cell table:formula="of:=[.D19]+[.E19]+[.F8]" office:value-type="float" office:value="96.4" calcext:value-type="float">
            <text:p>96,4</text:p>
          </table:table-cell>
          <table:table-cell table:formula="of:=[.C20]-[.G20]" office:value-type="float" office:value="0" calcext:value-type="float">
            <text:p>0</text:p>
          </table:table-cell>
          <table:table-cell table:formula="of:=ABS([.H20]/[.C20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7</text:p>
          </table:table-cell>
          <table:table-cell office:value-type="float" office:value="7" calcext:value-type="float">
            <text:p>7</text:p>
          </table:table-cell>
          <table:table-cell office:value-type="float" office:value="96.4" calcext:value-type="float">
            <text:p>96,4</text:p>
          </table:table-cell>
          <table:table-cell table:formula="of:=[.$K$3]*([.C21]-[.F9])+(1-[.$K$3])*([.D20]+[.E20])" office:value-type="float" office:value="96.425" calcext:value-type="float">
            <text:p>96,425</text:p>
          </table:table-cell>
          <table:table-cell table:formula="of:=[.$L$3]*([.D21]-[.D20])+(1-[.$L$3])*[.E20]" office:value-type="float" office:value="0" calcext:value-type="float">
            <text:p>0</text:p>
          </table:table-cell>
          <table:table-cell table:formula="of:=[.$M$3]*([.C21]-[.D21])+(1-[.$M$3])*[.F9]" office:value-type="float" office:value="-0.0249999999999787" calcext:value-type="float">
            <text:p>-0,024999999999979</text:p>
          </table:table-cell>
          <table:table-cell table:formula="of:=[.D20]+[.E20]+[.F9]" office:value-type="float" office:value="96.4" calcext:value-type="float">
            <text:p>96,4</text:p>
          </table:table-cell>
          <table:table-cell table:formula="of:=[.C21]-[.G21]" office:value-type="float" office:value="0" calcext:value-type="float">
            <text:p>0</text:p>
          </table:table-cell>
          <table:table-cell table:formula="of:=ABS([.H21]/[.C21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8</text:p>
          </table:table-cell>
          <table:table-cell office:value-type="float" office:value="8" calcext:value-type="float">
            <text:p>8</text:p>
          </table:table-cell>
          <table:table-cell office:value-type="float" office:value="96.5" calcext:value-type="float">
            <text:p>96,5</text:p>
          </table:table-cell>
          <table:table-cell table:formula="of:=[.$K$3]*([.C22]-[.F10])+(1-[.$K$3])*([.D21]+[.E21])" office:value-type="float" office:value="96.425" calcext:value-type="float">
            <text:p>96,425</text:p>
          </table:table-cell>
          <table:table-cell table:formula="of:=[.$L$3]*([.D22]-[.D21])+(1-[.$L$3])*[.E21]" office:value-type="float" office:value="0" calcext:value-type="float">
            <text:p>0</text:p>
          </table:table-cell>
          <table:table-cell table:formula="of:=[.$M$3]*([.C22]-[.D22])+(1-[.$M$3])*[.F10]" office:value-type="float" office:value="0.0750000000000156" calcext:value-type="float">
            <text:p>0,075000000000016</text:p>
          </table:table-cell>
          <table:table-cell table:formula="of:=[.D21]+[.E21]+[.F10]" office:value-type="float" office:value="96.5" calcext:value-type="float">
            <text:p>96,5</text:p>
          </table:table-cell>
          <table:table-cell table:formula="of:=[.C22]-[.G22]" office:value-type="float" office:value="0" calcext:value-type="float">
            <text:p>0</text:p>
          </table:table-cell>
          <table:table-cell table:formula="of:=ABS([.H22]/[.C22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09</text:p>
          </table:table-cell>
          <table:table-cell office:value-type="float" office:value="9" calcext:value-type="float">
            <text:p>9</text:p>
          </table:table-cell>
          <table:table-cell office:value-type="float" office:value="96.4" calcext:value-type="float">
            <text:p>96,4</text:p>
          </table:table-cell>
          <table:table-cell table:formula="of:=[.$K$3]*([.C23]-[.F11])+(1-[.$K$3])*([.D22]+[.E22])" office:value-type="float" office:value="96.425" calcext:value-type="float">
            <text:p>96,425</text:p>
          </table:table-cell>
          <table:table-cell table:formula="of:=[.$L$3]*([.D23]-[.D22])+(1-[.$L$3])*[.E22]" office:value-type="float" office:value="0" calcext:value-type="float">
            <text:p>0</text:p>
          </table:table-cell>
          <table:table-cell table:formula="of:=[.$M$3]*([.C23]-[.D23])+(1-[.$M$3])*[.F11]" office:value-type="float" office:value="-0.0249999999999787" calcext:value-type="float">
            <text:p>-0,024999999999979</text:p>
          </table:table-cell>
          <table:table-cell table:formula="of:=[.D22]+[.E22]+[.F11]" office:value-type="float" office:value="96.4" calcext:value-type="float">
            <text:p>96,4</text:p>
          </table:table-cell>
          <table:table-cell table:formula="of:=[.C23]-[.G23]" office:value-type="float" office:value="0" calcext:value-type="float">
            <text:p>0</text:p>
          </table:table-cell>
          <table:table-cell table:formula="of:=ABS([.H23]/[.C2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10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,2</text:p>
          </table:table-cell>
          <table:table-cell table:formula="of:=[.$K$3]*([.C24]-[.F12])+(1-[.$K$3])*([.D23]+[.E23])" office:value-type="float" office:value="96.425" calcext:value-type="float">
            <text:p>96,425</text:p>
          </table:table-cell>
          <table:table-cell table:formula="of:=[.$L$3]*([.D24]-[.D23])+(1-[.$L$3])*[.E23]" office:value-type="float" office:value="0" calcext:value-type="float">
            <text:p>0</text:p>
          </table:table-cell>
          <table:table-cell table:formula="of:=[.$M$3]*([.C24]-[.D24])+(1-[.$M$3])*[.F12]" office:value-type="float" office:value="-0.224999999999981" calcext:value-type="float">
            <text:p>-0,224999999999981</text:p>
          </table:table-cell>
          <table:table-cell table:formula="of:=[.D23]+[.E23]+[.F12]" office:value-type="float" office:value="96.2" calcext:value-type="float">
            <text:p>96,2</text:p>
          </table:table-cell>
          <table:table-cell table:formula="of:=[.C24]-[.G24]" office:value-type="float" office:value="0" calcext:value-type="float">
            <text:p>0</text:p>
          </table:table-cell>
          <table:table-cell table:formula="of:=ABS([.H24]/[.C24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11</text:p>
          </table:table-cell>
          <table:table-cell office:value-type="float" office:value="11" calcext:value-type="float">
            <text:p>11</text:p>
          </table:table-cell>
          <table:table-cell office:value-type="float" office:value="96.1" calcext:value-type="float">
            <text:p>96,1</text:p>
          </table:table-cell>
          <table:table-cell table:formula="of:=[.$K$3]*([.C25]-[.F13])+(1-[.$K$3])*([.D24]+[.E24])" office:value-type="float" office:value="96.425" calcext:value-type="float">
            <text:p>96,425</text:p>
          </table:table-cell>
          <table:table-cell table:formula="of:=[.$L$3]*([.D25]-[.D24])+(1-[.$L$3])*[.E24]" office:value-type="float" office:value="0" calcext:value-type="float">
            <text:p>0</text:p>
          </table:table-cell>
          <table:table-cell table:formula="of:=[.$M$3]*([.C25]-[.D25])+(1-[.$M$3])*[.F13]" office:value-type="float" office:value="-0.32499999999999" calcext:value-type="float">
            <text:p>-0,32499999999999</text:p>
          </table:table-cell>
          <table:table-cell table:formula="of:=[.D24]+[.E24]+[.F13]" office:value-type="float" office:value="96.1" calcext:value-type="float">
            <text:p>96,1</text:p>
          </table:table-cell>
          <table:table-cell table:formula="of:=[.C25]-[.G25]" office:value-type="float" office:value="0" calcext:value-type="float">
            <text:p>0</text:p>
          </table:table-cell>
          <table:table-cell table:formula="of:=ABS([.H25]/[.C2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5-12</text:p>
          </table:table-cell>
          <table:table-cell office:value-type="float" office:value="12" calcext:value-type="float">
            <text:p>12</text:p>
          </table:table-cell>
          <table:table-cell office:value-type="float" office:value="96.3" calcext:value-type="float">
            <text:p>96,3</text:p>
          </table:table-cell>
          <table:table-cell table:formula="of:=[.$K$3]*([.C26]-[.F14])+(1-[.$K$3])*([.D25]+[.E25])" office:value-type="float" office:value="96.425" calcext:value-type="float">
            <text:p>96,425</text:p>
          </table:table-cell>
          <table:table-cell table:formula="of:=[.$L$3]*([.D26]-[.D25])+(1-[.$L$3])*[.E25]" office:value-type="float" office:value="0" calcext:value-type="float">
            <text:p>0</text:p>
          </table:table-cell>
          <table:table-cell table:formula="of:=[.$M$3]*([.C26]-[.D26])+(1-[.$M$3])*[.F14]" office:value-type="float" office:value="-0.124999999999987" calcext:value-type="float">
            <text:p>-0,124999999999987</text:p>
          </table:table-cell>
          <table:table-cell table:formula="of:=[.D25]+[.E25]+[.F14]" office:value-type="float" office:value="96.3" calcext:value-type="float">
            <text:p>96,3</text:p>
          </table:table-cell>
          <table:table-cell table:formula="of:=[.C26]-[.G26]" office:value-type="float" office:value="0" calcext:value-type="float">
            <text:p>0</text:p>
          </table:table-cell>
          <table:table-cell table:formula="of:=ABS([.H26]/[.C26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1</text:p>
          </table:table-cell>
          <table:table-cell office:value-type="float" office:value="13" calcext:value-type="float">
            <text:p>13</text:p>
          </table:table-cell>
          <table:table-cell office:value-type="float" office:value="96.52" calcext:value-type="float">
            <text:p>96,52</text:p>
          </table:table-cell>
          <table:table-cell table:formula="of:=[.$K$3]*([.C27]-[.F15])+(1-[.$K$3])*([.D26]+[.E26])" office:value-type="float" office:value="96.401" calcext:value-type="float">
            <text:p>96,401</text:p>
          </table:table-cell>
          <table:table-cell table:formula="of:=[.$L$3]*([.D27]-[.D26])+(1-[.$L$3])*[.E26]" office:value-type="float" office:value="-0.00240000000000009" calcext:value-type="float">
            <text:p>-0,0024</text:p>
          </table:table-cell>
          <table:table-cell table:formula="of:=[.$M$3]*([.C27]-[.D27])+(1-[.$M$3])*[.F15]" office:value-type="float" office:value="0.124600000000014" calcext:value-type="float">
            <text:p>0,124600000000014</text:p>
          </table:table-cell>
          <table:table-cell table:formula="of:=[.D26]+[.E26]+[.F15]" office:value-type="float" office:value="96.6" calcext:value-type="float">
            <text:p>96,6</text:p>
          </table:table-cell>
          <table:table-cell table:formula="of:=[.C27]-[.G27]" office:value-type="float" office:value="-0.0799999999999983" calcext:value-type="float">
            <text:p>-0,079999999999998</text:p>
          </table:table-cell>
          <table:table-cell table:formula="of:=ABS([.H27]/[.C27])" office:value-type="float" office:value="0.000828843762950666" calcext:value-type="float">
            <text:p>0,0008288437629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2</text:p>
          </table:table-cell>
          <table:table-cell office:value-type="float" office:value="14" calcext:value-type="float">
            <text:p>14</text:p>
          </table:table-cell>
          <table:table-cell office:value-type="float" office:value="96.84" calcext:value-type="float">
            <text:p>96,84</text:p>
          </table:table-cell>
          <table:table-cell table:formula="of:=[.$K$3]*([.C28]-[.F16])+(1-[.$K$3])*([.D27]+[.E27])" office:value-type="float" office:value="96.47852" calcext:value-type="float">
            <text:p>96,47852</text:p>
          </table:table-cell>
          <table:table-cell table:formula="of:=[.$L$3]*([.D28]-[.D27])+(1-[.$L$3])*[.E27]" office:value-type="float" office:value="0.00559200000000061" calcext:value-type="float">
            <text:p>0,005592000000001</text:p>
          </table:table-cell>
          <table:table-cell table:formula="of:=[.$M$3]*([.C28]-[.D28])+(1-[.$M$3])*[.F16]" office:value-type="float" office:value="0.342832000000014" calcext:value-type="float">
            <text:p>0,342832000000014</text:p>
          </table:table-cell>
          <table:table-cell table:formula="of:=[.D27]+[.E27]+[.F16]" office:value-type="float" office:value="96.5736" calcext:value-type="float">
            <text:p>96,5736</text:p>
          </table:table-cell>
          <table:table-cell table:formula="of:=[.C28]-[.G28]" office:value-type="float" office:value="0.266400000000004" calcext:value-type="float">
            <text:p>0,266400000000004</text:p>
          </table:table-cell>
          <table:table-cell table:formula="of:=ABS([.H28]/[.C28])" office:value-type="float" office:value="0.00275092936802978" calcext:value-type="float">
            <text:p>0,002750929368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3</text:p>
          </table:table-cell>
          <table:table-cell office:value-type="float" office:value="15" calcext:value-type="float">
            <text:p>15</text:p>
          </table:table-cell>
          <table:table-cell office:value-type="float" office:value="97.36" calcext:value-type="float">
            <text:p>97,36</text:p>
          </table:table-cell>
          <table:table-cell table:formula="of:=[.$K$3]*([.C29]-[.F17])+(1-[.$K$3])*([.D28]+[.E28])" office:value-type="float" office:value="96.6643784" calcext:value-type="float">
            <text:p>96,6643784</text:p>
          </table:table-cell>
          <table:table-cell table:formula="of:=[.$L$3]*([.D29]-[.D28])+(1-[.$L$3])*[.E28]" office:value-type="float" office:value="0.0236186400000006" calcext:value-type="float">
            <text:p>0,023618640000001</text:p>
          </table:table-cell>
          <table:table-cell table:formula="of:=[.$M$3]*([.C29]-[.D29])+(1-[.$M$3])*[.F17]" office:value-type="float" office:value="0.653559440000011" calcext:value-type="float">
            <text:p>0,653559440000011</text:p>
          </table:table-cell>
          <table:table-cell table:formula="of:=[.D28]+[.E28]+[.F17]" office:value-type="float" office:value="96.759112" calcext:value-type="float">
            <text:p>96,759112</text:p>
          </table:table-cell>
          <table:table-cell table:formula="of:=[.C29]-[.G29]" office:value-type="float" office:value="0.600887999999983" calcext:value-type="float">
            <text:p>0,600887999999983</text:p>
          </table:table-cell>
          <table:table-cell table:formula="of:=ABS([.H29]/[.C29])" office:value-type="float" office:value="0.00617181594083796" calcext:value-type="float">
            <text:p>0,0061718159408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4</text:p>
          </table:table-cell>
          <table:table-cell office:value-type="float" office:value="16" calcext:value-type="float">
            <text:p>16</text:p>
          </table:table-cell>
          <table:table-cell office:value-type="float" office:value="97.51" calcext:value-type="float">
            <text:p>97,51</text:p>
          </table:table-cell>
          <table:table-cell table:formula="of:=[.$K$3]*([.C30]-[.F18])+(1-[.$K$3])*([.D29]+[.E29])" office:value-type="float" office:value="96.912097928" calcext:value-type="float">
            <text:p>96,912097928</text:p>
          </table:table-cell>
          <table:table-cell table:formula="of:=[.$L$3]*([.D30]-[.D29])+(1-[.$L$3])*[.E29]" office:value-type="float" office:value="0.0460287287999996" calcext:value-type="float">
            <text:p>0,0460287288</text:p>
          </table:table-cell>
          <table:table-cell table:formula="of:=[.$M$3]*([.C30]-[.D30])+(1-[.$M$3])*[.F18]" office:value-type="float" office:value="0.545611864800024" calcext:value-type="float">
            <text:p>0,545611864800024</text:p>
          </table:table-cell>
          <table:table-cell table:formula="of:=[.D29]+[.E29]+[.F18]" office:value-type="float" office:value="96.76299704" calcext:value-type="float">
            <text:p>96,76299704</text:p>
          </table:table-cell>
          <table:table-cell table:formula="of:=[.C30]-[.G30]" office:value-type="float" office:value="0.747002960000003" calcext:value-type="float">
            <text:p>0,747002960000003</text:p>
          </table:table-cell>
          <table:table-cell table:formula="of:=ABS([.H30]/[.C30])" office:value-type="float" office:value="0.00766078309916935" calcext:value-type="float">
            <text:p>0,0076607830991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5</text:p>
          </table:table-cell>
          <table:table-cell office:value-type="float" office:value="17" calcext:value-type="float">
            <text:p>17</text:p>
          </table:table-cell>
          <table:table-cell office:value-type="float" office:value="97.38" calcext:value-type="float">
            <text:p>97,38</text:p>
          </table:table-cell>
          <table:table-cell table:formula="of:=[.$K$3]*([.C31]-[.F19])+(1-[.$K$3])*([.D30]+[.E30])" office:value-type="float" office:value="97.09218865976" calcext:value-type="float">
            <text:p>97,09218865976</text:p>
          </table:table-cell>
          <table:table-cell table:formula="of:=[.$L$3]*([.D31]-[.D30])+(1-[.$L$3])*[.E30]" office:value-type="float" office:value="0.0594349290959986" calcext:value-type="float">
            <text:p>0,059434929095999</text:p>
          </table:table-cell>
          <table:table-cell table:formula="of:=[.$M$3]*([.C31]-[.D31])+(1-[.$M$3])*[.F19]" office:value-type="float" office:value="0.256530206216026" calcext:value-type="float">
            <text:p>0,256530206216026</text:p>
          </table:table-cell>
          <table:table-cell table:formula="of:=[.D30]+[.E30]+[.F19]" office:value-type="float" office:value="96.9331266568" calcext:value-type="float">
            <text:p>96,9331266568</text:p>
          </table:table-cell>
          <table:table-cell table:formula="of:=[.C31]-[.G31]" office:value-type="float" office:value="0.446873343199997" calcext:value-type="float">
            <text:p>0,446873343199997</text:p>
          </table:table-cell>
          <table:table-cell table:formula="of:=ABS([.H31]/[.C31])" office:value-type="float" office:value="0.0045889642965701" calcext:value-type="float">
            <text:p>0,004588964296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6</text:p>
          </table:table-cell>
          <table:table-cell office:value-type="float" office:value="18" calcext:value-type="float">
            <text:p>18</text:p>
          </table:table-cell>
          <table:table-cell office:value-type="float" office:value="97.37" calcext:value-type="float">
            <text:p>97,37</text:p>
          </table:table-cell>
          <table:table-cell table:formula="of:=[.$K$3]*([.C32]-[.F20])+(1-[.$K$3])*([.D31]+[.E31])" office:value-type="float" office:value="97.2246365121992" calcext:value-type="float">
            <text:p>97,2246365121992</text:p>
          </table:table-cell>
          <table:table-cell table:formula="of:=[.$L$3]*([.D32]-[.D31])+(1-[.$L$3])*[.E31]" office:value-type="float" office:value="0.0667362214303187" calcext:value-type="float">
            <text:p>0,066736221430319</text:p>
          </table:table-cell>
          <table:table-cell table:formula="of:=[.$M$3]*([.C32]-[.D32])+(1-[.$M$3])*[.F20]" office:value-type="float" office:value="0.128327139020754" calcext:value-type="float">
            <text:p>0,128327139020754</text:p>
          </table:table-cell>
          <table:table-cell table:formula="of:=[.D31]+[.E31]+[.F20]" office:value-type="float" office:value="97.126623588856" calcext:value-type="float">
            <text:p>97,126623588856</text:p>
          </table:table-cell>
          <table:table-cell table:formula="of:=[.C32]-[.G32]" office:value-type="float" office:value="0.243376411144013" calcext:value-type="float">
            <text:p>0,243376411144013</text:p>
          </table:table-cell>
          <table:table-cell table:formula="of:=ABS([.H32]/[.C32])" office:value-type="float" office:value="0.00249950098740898" calcext:value-type="float">
            <text:p>0,0024995009874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7</text:p>
          </table:table-cell>
          <table:table-cell office:value-type="float" office:value="19" calcext:value-type="float">
            <text:p>19</text:p>
          </table:table-cell>
          <table:table-cell office:value-type="float" office:value="97.37" calcext:value-type="float">
            <text:p>97,37</text:p>
          </table:table-cell>
          <table:table-cell table:formula="of:=[.$K$3]*([.C33]-[.F21])+(1-[.$K$3])*([.D32]+[.E32])" office:value-type="float" office:value="97.3224609135406" calcext:value-type="float">
            <text:p>97,3224609135406</text:p>
          </table:table-cell>
          <table:table-cell table:formula="of:=[.$L$3]*([.D33]-[.D32])+(1-[.$L$3])*[.E32]" office:value-type="float" office:value="0.0698450394214323" calcext:value-type="float">
            <text:p>0,069845039421432</text:p>
          </table:table-cell>
          <table:table-cell table:formula="of:=[.$M$3]*([.C33]-[.D33])+(1-[.$M$3])*[.F21]" office:value-type="float" office:value="0.0402851778134446" calcext:value-type="float">
            <text:p>0,040285177813445</text:p>
          </table:table-cell>
          <table:table-cell table:formula="of:=[.D32]+[.E32]+[.F21]" office:value-type="float" office:value="97.2663727336295" calcext:value-type="float">
            <text:p>97,2663727336295</text:p>
          </table:table-cell>
          <table:table-cell table:formula="of:=[.C33]-[.G33]" office:value-type="float" office:value="0.103627266370495" calcext:value-type="float">
            <text:p>0,103627266370495</text:p>
          </table:table-cell>
          <table:table-cell table:formula="of:=ABS([.H33]/[.C33])" office:value-type="float" office:value="0.00106426277467901" calcext:value-type="float">
            <text:p>0,00106426277467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8</text:p>
          </table:table-cell>
          <table:table-cell office:value-type="float" office:value="20" calcext:value-type="float">
            <text:p>20</text:p>
          </table:table-cell>
          <table:table-cell office:value-type="float" office:value="97.54" calcext:value-type="float">
            <text:p>97,54</text:p>
          </table:table-cell>
          <table:table-cell table:formula="of:=[.$K$3]*([.C34]-[.F22])+(1-[.$K$3])*([.D33]+[.E33])" office:value-type="float" office:value="97.4141141670735" calcext:value-type="float">
            <text:p>97,4141141670735</text:p>
          </table:table-cell>
          <table:table-cell table:formula="of:=[.$L$3]*([.D34]-[.D33])+(1-[.$L$3])*[.E33]" office:value-type="float" office:value="0.0720258608325717" calcext:value-type="float">
            <text:p>0,072025860832572</text:p>
          </table:table-cell>
          <table:table-cell table:formula="of:=[.$M$3]*([.C34]-[.D34])+(1-[.$M$3])*[.F22]" office:value-type="float" office:value="0.120797249633902" calcext:value-type="float">
            <text:p>0,120797249633902</text:p>
          </table:table-cell>
          <table:table-cell table:formula="of:=[.D33]+[.E33]+[.F22]" office:value-type="float" office:value="97.4673059529621" calcext:value-type="float">
            <text:p>97,4673059529621</text:p>
          </table:table-cell>
          <table:table-cell table:formula="of:=[.C34]-[.G34]" office:value-type="float" office:value="0.0726940470379276" calcext:value-type="float">
            <text:p>0,072694047037928</text:p>
          </table:table-cell>
          <table:table-cell table:formula="of:=ABS([.H34]/[.C34])" office:value-type="float" office:value="0.000745274216095218" calcext:value-type="float">
            <text:p>0,0007452742160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09</text:p>
          </table:table-cell>
          <table:table-cell office:value-type="float" office:value="21" calcext:value-type="float">
            <text:p>21</text:p>
          </table:table-cell>
          <table:table-cell office:value-type="float" office:value="97.51" calcext:value-type="float">
            <text:p>97,51</text:p>
          </table:table-cell>
          <table:table-cell table:formula="of:=[.$K$3]*([.C35]-[.F23])+(1-[.$K$3])*([.D34]+[.E34])" office:value-type="float" office:value="97.5007980195342" calcext:value-type="float">
            <text:p>97,5007980195342</text:p>
          </table:table-cell>
          <table:table-cell table:formula="of:=[.$L$3]*([.D35]-[.D34])+(1-[.$L$3])*[.E34]" office:value-type="float" office:value="0.0734916599953911" calcext:value-type="float">
            <text:p>0,073491659995391</text:p>
          </table:table-cell>
          <table:table-cell table:formula="of:=[.$M$3]*([.C35]-[.D35])+(1-[.$M$3])*[.F23]" office:value-type="float" office:value="0.00578178241921265" calcext:value-type="float">
            <text:p>0,005781782419213</text:p>
          </table:table-cell>
          <table:table-cell table:formula="of:=[.D34]+[.E34]+[.F23]" office:value-type="float" office:value="97.461140027906" calcext:value-type="float">
            <text:p>97,461140027906</text:p>
          </table:table-cell>
          <table:table-cell table:formula="of:=[.C35]-[.G35]" office:value-type="float" office:value="0.0488599720939646" calcext:value-type="float">
            <text:p>0,048859972093965</text:p>
          </table:table-cell>
          <table:table-cell table:formula="of:=ABS([.H35]/[.C35])" office:value-type="float" office:value="0.000501076526448207" calcext:value-type="float">
            <text:p>0,0005010765264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10</text:p>
          </table:table-cell>
          <table:table-cell office:value-type="float" office:value="22" calcext:value-type="float">
            <text:p>22</text:p>
          </table:table-cell>
          <table:table-cell office:value-type="float" office:value="97.5" calcext:value-type="float">
            <text:p>97,5</text:p>
          </table:table-cell>
          <table:table-cell table:formula="of:=[.$K$3]*([.C36]-[.F24])+(1-[.$K$3])*([.D35]+[.E35])" office:value-type="float" office:value="97.6195027756707" calcext:value-type="float">
            <text:p>97,6195027756707</text:p>
          </table:table-cell>
          <table:table-cell table:formula="of:=[.$L$3]*([.D36]-[.D35])+(1-[.$L$3])*[.E35]" office:value-type="float" office:value="0.0780129696095029" calcext:value-type="float">
            <text:p>0,078012969609503</text:p>
          </table:table-cell>
          <table:table-cell table:formula="of:=[.$M$3]*([.C36]-[.D36])+(1-[.$M$3])*[.F24]" office:value-type="float" office:value="-0.13005249810365" calcext:value-type="float">
            <text:p>-0,13005249810365</text:p>
          </table:table-cell>
          <table:table-cell table:formula="of:=[.D35]+[.E35]+[.F24]" office:value-type="float" office:value="97.3492896795296" calcext:value-type="float">
            <text:p>97,3492896795296</text:p>
          </table:table-cell>
          <table:table-cell table:formula="of:=[.C36]-[.G36]" office:value-type="float" office:value="0.150710320470367" calcext:value-type="float">
            <text:p>0,150710320470367</text:p>
          </table:table-cell>
          <table:table-cell table:formula="of:=ABS([.H36]/[.C36])" office:value-type="float" office:value="0.00154574687661915" calcext:value-type="float">
            <text:p>0,0015457468766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11</text:p>
          </table:table-cell>
          <table:table-cell office:value-type="float" office:value="23" calcext:value-type="float">
            <text:p>23</text:p>
          </table:table-cell>
          <table:table-cell office:value-type="float" office:value="97.69" calcext:value-type="float">
            <text:p>97,69</text:p>
          </table:table-cell>
          <table:table-cell table:formula="of:=[.$K$3]*([.C37]-[.F25])+(1-[.$K$3])*([.D36]+[.E36])" office:value-type="float" office:value="97.7927610216961" calcext:value-type="float">
            <text:p>97,7927610216961</text:p>
          </table:table-cell>
          <table:table-cell table:formula="of:=[.$L$3]*([.D37]-[.D36])+(1-[.$L$3])*[.E36]" office:value-type="float" office:value="0.0875374972510953" calcext:value-type="float">
            <text:p>0,087537497251095</text:p>
          </table:table-cell>
          <table:table-cell table:formula="of:=[.$M$3]*([.C37]-[.D37])+(1-[.$M$3])*[.F25]" office:value-type="float" office:value="-0.124984919526537" calcext:value-type="float">
            <text:p>-0,124984919526537</text:p>
          </table:table-cell>
          <table:table-cell table:formula="of:=[.D36]+[.E36]+[.F25]" office:value-type="float" office:value="97.3725157452802" calcext:value-type="float">
            <text:p>97,3725157452802</text:p>
          </table:table-cell>
          <table:table-cell table:formula="of:=[.C37]-[.G37]" office:value-type="float" office:value="0.317484254719758" calcext:value-type="float">
            <text:p>0,317484254719758</text:p>
          </table:table-cell>
          <table:table-cell table:formula="of:=ABS([.H37]/[.C37])" office:value-type="float" office:value="0.00324991559749983" calcext:value-type="float">
            <text:p>0,00324991559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6-12</text:p>
          </table:table-cell>
          <table:table-cell office:value-type="float" office:value="24" calcext:value-type="float">
            <text:p>24</text:p>
          </table:table-cell>
          <table:table-cell office:value-type="float" office:value="97.71" calcext:value-type="float">
            <text:p>97,71</text:p>
          </table:table-cell>
          <table:table-cell table:formula="of:=[.$K$3]*([.C38]-[.F26])+(1-[.$K$3])*([.D37]+[.E37])" office:value-type="float" office:value="97.8667089632631" calcext:value-type="float">
            <text:p>97,8667089632631</text:p>
          </table:table-cell>
          <table:table-cell table:formula="of:=[.$L$3]*([.D38]-[.D37])+(1-[.$L$3])*[.E37]" office:value-type="float" office:value="0.0861785416826771" calcext:value-type="float">
            <text:p>0,086178541682677</text:p>
          </table:table-cell>
          <table:table-cell table:formula="of:=[.$M$3]*([.C38]-[.D38])+(1-[.$M$3])*[.F26]" office:value-type="float" office:value="-0.153538066936763" calcext:value-type="float">
            <text:p>-0,153538066936763</text:p>
          </table:table-cell>
          <table:table-cell table:formula="of:=[.D37]+[.E37]+[.F26]" office:value-type="float" office:value="97.7552985189473" calcext:value-type="float">
            <text:p>97,7552985189473</text:p>
          </table:table-cell>
          <table:table-cell table:formula="of:=[.C38]-[.G38]" office:value-type="float" office:value="-0.0452985189472628" calcext:value-type="float">
            <text:p>-0,045298518947263</text:p>
          </table:table-cell>
          <table:table-cell table:formula="of:=ABS([.H38]/[.C38])" office:value-type="float" office:value="0.00046360166766209" calcext:value-type="float">
            <text:p>0,0004636016676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1</text:p>
          </table:table-cell>
          <table:table-cell office:value-type="float" office:value="25" calcext:value-type="float">
            <text:p>25</text:p>
          </table:table-cell>
          <table:table-cell office:value-type="float" office:value="97.42" calcext:value-type="float">
            <text:p>97,42</text:p>
          </table:table-cell>
          <table:table-cell table:formula="of:=[.$K$3]*([.C39]-[.F27])+(1-[.$K$3])*([.D38]+[.E38])" office:value-type="float" office:value="97.755641253462" calcext:value-type="float">
            <text:p>97,755641253462</text:p>
          </table:table-cell>
          <table:table-cell table:formula="of:=[.$L$3]*([.D39]-[.D38])+(1-[.$L$3])*[.E38]" office:value-type="float" office:value="0.0664539165343046" calcext:value-type="float">
            <text:p>0,066453916534305</text:p>
          </table:table-cell>
          <table:table-cell table:formula="of:=[.$M$3]*([.C39]-[.D39])+(1-[.$M$3])*[.F27]" office:value-type="float" office:value="-0.289617128115812" calcext:value-type="float">
            <text:p>-0,289617128115812</text:p>
          </table:table-cell>
          <table:table-cell table:formula="of:=[.D38]+[.E38]+[.F27]" office:value-type="float" office:value="98.0774875049458" calcext:value-type="float">
            <text:p>98,0774875049458</text:p>
          </table:table-cell>
          <table:table-cell table:formula="of:=[.C39]-[.G39]" office:value-type="float" office:value="-0.657487504945749" calcext:value-type="float">
            <text:p>-0,657487504945749</text:p>
          </table:table-cell>
          <table:table-cell table:formula="of:=ABS([.H39]/[.C39])" office:value-type="float" office:value="0.00674899922958067" calcext:value-type="float">
            <text:p>0,0067489992295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2</text:p>
          </table:table-cell>
          <table:table-cell office:value-type="float" office:value="26" calcext:value-type="float">
            <text:p>26</text:p>
          </table:table-cell>
          <table:table-cell office:value-type="float" office:value="97.49" calcext:value-type="float">
            <text:p>97,49</text:p>
          </table:table-cell>
          <table:table-cell table:formula="of:=[.$K$3]*([.C40]-[.F28])+(1-[.$K$3])*([.D39]+[.E39])" office:value-type="float" office:value="97.6196170189974" calcext:value-type="float">
            <text:p>97,6196170189974</text:p>
          </table:table-cell>
          <table:table-cell table:formula="of:=[.$L$3]*([.D40]-[.D39])+(1-[.$L$3])*[.E39]" office:value-type="float" office:value="0.0462061014344141" calcext:value-type="float">
            <text:p>0,046206101434414</text:p>
          </table:table-cell>
          <table:table-cell table:formula="of:=[.$M$3]*([.C40]-[.D40])+(1-[.$M$3])*[.F28]" office:value-type="float" office:value="-0.0823721170976784" calcext:value-type="float">
            <text:p>-0,082372117097678</text:p>
          </table:table-cell>
          <table:table-cell table:formula="of:=[.D39]+[.E39]+[.F28]" office:value-type="float" office:value="98.1649271699963" calcext:value-type="float">
            <text:p>98,1649271699963</text:p>
          </table:table-cell>
          <table:table-cell table:formula="of:=[.C40]-[.G40]" office:value-type="float" office:value="-0.674927169996337" calcext:value-type="float">
            <text:p>-0,674927169996337</text:p>
          </table:table-cell>
          <table:table-cell table:formula="of:=ABS([.H40]/[.C40])" office:value-type="float" office:value="0.00692304000406542" calcext:value-type="float">
            <text:p>0,0069230400040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3</text:p>
          </table:table-cell>
          <table:table-cell office:value-type="float" office:value="27" calcext:value-type="float">
            <text:p>27</text:p>
          </table:table-cell>
          <table:table-cell office:value-type="float" office:value="97.59" calcext:value-type="float">
            <text:p>97,59</text:p>
          </table:table-cell>
          <table:table-cell table:formula="of:=[.$K$3]*([.C41]-[.F29])+(1-[.$K$3])*([.D40]+[.E40])" office:value-type="float" office:value="97.4470083523023" calcext:value-type="float">
            <text:p>97,4470083523023</text:p>
          </table:table-cell>
          <table:table-cell table:formula="of:=[.$L$3]*([.D41]-[.D40])+(1-[.$L$3])*[.E40]" office:value-type="float" office:value="0.0243246246214587" calcext:value-type="float">
            <text:p>0,024324624621459</text:p>
          </table:table-cell>
          <table:table-cell table:formula="of:=[.$M$3]*([.C41]-[.D41])+(1-[.$M$3])*[.F29]" office:value-type="float" office:value="0.194048426927955" calcext:value-type="float">
            <text:p>0,194048426927955</text:p>
          </table:table-cell>
          <table:table-cell table:formula="of:=[.D40]+[.E40]+[.F29]" office:value-type="float" office:value="98.3193825604318" calcext:value-type="float">
            <text:p>98,3193825604318</text:p>
          </table:table-cell>
          <table:table-cell table:formula="of:=[.C41]-[.G41]" office:value-type="float" office:value="-0.72938256043183" calcext:value-type="float">
            <text:p>-0,72938256043183</text:p>
          </table:table-cell>
          <table:table-cell table:formula="of:=ABS([.H41]/[.C41])" office:value-type="float" office:value="0.00747394774497213" calcext:value-type="float">
            <text:p>0,0074739477449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4</text:p>
          </table:table-cell>
          <table:table-cell office:value-type="float" office:value="28" calcext:value-type="float">
            <text:p>28</text:p>
          </table:table-cell>
          <table:table-cell office:value-type="float" office:value="97.59" calcext:value-type="float">
            <text:p>97,59</text:p>
          </table:table-cell>
          <table:table-cell table:formula="of:=[.$K$3]*([.C42]-[.F30])+(1-[.$K$3])*([.D41]+[.E41])" office:value-type="float" office:value="97.3432495244066" calcext:value-type="float">
            <text:p>97,3432495244066</text:p>
          </table:table-cell>
          <table:table-cell table:formula="of:=[.$L$3]*([.D42]-[.D41])+(1-[.$L$3])*[.E41]" office:value-type="float" office:value="0.0115162793697454" calcext:value-type="float">
            <text:p>0,011516279369745</text:p>
          </table:table-cell>
          <table:table-cell table:formula="of:=[.$M$3]*([.C42]-[.D42])+(1-[.$M$3])*[.F30]" office:value-type="float" office:value="0.276636614514064" calcext:value-type="float">
            <text:p>0,276636614514064</text:p>
          </table:table-cell>
          <table:table-cell table:formula="of:=[.D41]+[.E41]+[.F30]" office:value-type="float" office:value="98.0169448417238" calcext:value-type="float">
            <text:p>98,0169448417238</text:p>
          </table:table-cell>
          <table:table-cell table:formula="of:=[.C42]-[.G42]" office:value-type="float" office:value="-0.426944841723753" calcext:value-type="float">
            <text:p>-0,426944841723753</text:p>
          </table:table-cell>
          <table:table-cell table:formula="of:=ABS([.H42]/[.C42])" office:value-type="float" office:value="0.00437488309994623" calcext:value-type="float">
            <text:p>0,0043748830999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5</text:p>
          </table:table-cell>
          <table:table-cell office:value-type="float" office:value="29" calcext:value-type="float">
            <text:p>29</text:p>
          </table:table-cell>
          <table:table-cell office:value-type="float" office:value="97.64" calcext:value-type="float">
            <text:p>97,64</text:p>
          </table:table-cell>
          <table:table-cell table:formula="of:=[.$K$3]*([.C43]-[.F31])+(1-[.$K$3])*([.D42]+[.E42])" office:value-type="float" office:value="97.3633770007786" calcext:value-type="float">
            <text:p>97,3633770007786</text:p>
          </table:table-cell>
          <table:table-cell table:formula="of:=[.$L$3]*([.D43]-[.D42])+(1-[.$L$3])*[.E42]" office:value-type="float" office:value="0.0123773990699733" calcext:value-type="float">
            <text:p>0,012377399069973</text:p>
          </table:table-cell>
          <table:table-cell table:formula="of:=[.$M$3]*([.C43]-[.D43])+(1-[.$M$3])*[.F31]" office:value-type="float" office:value="0.274613719920839" calcext:value-type="float">
            <text:p>0,274613719920839</text:p>
          </table:table-cell>
          <table:table-cell table:formula="of:=[.D42]+[.E42]+[.F31]" office:value-type="float" office:value="97.6112960099924" calcext:value-type="float">
            <text:p>97,6112960099924</text:p>
          </table:table-cell>
          <table:table-cell table:formula="of:=[.C43]-[.G43]" office:value-type="float" office:value="0.028703990007628" calcext:value-type="float">
            <text:p>0,028703990007628</text:p>
          </table:table-cell>
          <table:table-cell table:formula="of:=ABS([.H43]/[.C43])" office:value-type="float" office:value="0.000293977775579967" calcext:value-type="float">
            <text:p>0,000293977775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6</text:p>
          </table:table-cell>
          <table:table-cell office:value-type="float" office:value="30" calcext:value-type="float">
            <text:p>30</text:p>
          </table:table-cell>
          <table:table-cell office:value-type="float" office:value="97.76" calcext:value-type="float">
            <text:p>97,76</text:p>
          </table:table-cell>
          <table:table-cell table:formula="of:=[.$K$3]*([.C44]-[.F32])+(1-[.$K$3])*([.D43]+[.E43])" office:value-type="float" office:value="97.4525299381878" calcext:value-type="float">
            <text:p>97,4525299381878</text:p>
          </table:table-cell>
          <table:table-cell table:formula="of:=[.$L$3]*([.D44]-[.D43])+(1-[.$L$3])*[.E43]" office:value-type="float" office:value="0.0200549529038927" calcext:value-type="float">
            <text:p>0,020054952903893</text:p>
          </table:table-cell>
          <table:table-cell table:formula="of:=[.$M$3]*([.C44]-[.D44])+(1-[.$M$3])*[.F32]" office:value-type="float" office:value="0.289555769533065" calcext:value-type="float">
            <text:p>0,289555769533065</text:p>
          </table:table-cell>
          <table:table-cell table:formula="of:=[.D43]+[.E43]+[.F32]" office:value-type="float" office:value="97.5040815388694" calcext:value-type="float">
            <text:p>97,5040815388694</text:p>
          </table:table-cell>
          <table:table-cell table:formula="of:=[.C44]-[.G44]" office:value-type="float" office:value="0.255918461130648" calcext:value-type="float">
            <text:p>0,255918461130648</text:p>
          </table:table-cell>
          <table:table-cell table:formula="of:=ABS([.H44]/[.C44])" office:value-type="float" office:value="0.0026178238659027" calcext:value-type="float">
            <text:p>0,0026178238659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7</text:p>
          </table:table-cell>
          <table:table-cell office:value-type="float" office:value="31" calcext:value-type="float">
            <text:p>31</text:p>
          </table:table-cell>
          <table:table-cell office:value-type="float" office:value="97.68" calcext:value-type="float">
            <text:p>97,68</text:p>
          </table:table-cell>
          <table:table-cell table:formula="of:=[.$K$3]*([.C45]-[.F33])+(1-[.$K$3])*([.D44]+[.E44])" office:value-type="float" office:value="97.5227238704202" calcext:value-type="float">
            <text:p>97,5227238704202</text:p>
          </table:table-cell>
          <table:table-cell table:formula="of:=[.$L$3]*([.D45]-[.D44])+(1-[.$L$3])*[.E44]" office:value-type="float" office:value="0.0250688508367391" calcext:value-type="float">
            <text:p>0,025068850836739</text:p>
          </table:table-cell>
          <table:table-cell table:formula="of:=[.$M$3]*([.C45]-[.D45])+(1-[.$M$3])*[.F33]" office:value-type="float" office:value="0.145577034403215" calcext:value-type="float">
            <text:p>0,145577034403215</text:p>
          </table:table-cell>
          <table:table-cell table:formula="of:=[.D44]+[.E44]+[.F33]" office:value-type="float" office:value="97.5128700689051" calcext:value-type="float">
            <text:p>97,5128700689051</text:p>
          </table:table-cell>
          <table:table-cell table:formula="of:=[.C45]-[.G45]" office:value-type="float" office:value="0.167129931094877" calcext:value-type="float">
            <text:p>0,167129931094877</text:p>
          </table:table-cell>
          <table:table-cell table:formula="of:=ABS([.H45]/[.C45])" office:value-type="float" office:value="0.00171099438057818" calcext:value-type="float">
            <text:p>0,0017109943805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8</text:p>
          </table:table-cell>
          <table:table-cell office:value-type="float" office:value="32" calcext:value-type="float">
            <text:p>32</text:p>
          </table:table-cell>
          <table:table-cell office:value-type="float" office:value="98.05" calcext:value-type="float">
            <text:p>98,05</text:p>
          </table:table-cell>
          <table:table-cell table:formula="of:=[.$K$3]*([.C46]-[.F34])+(1-[.$K$3])*([.D45]+[.E45])" office:value-type="float" office:value="97.6622157299897" calcext:value-type="float">
            <text:p>97,6622157299897</text:p>
          </table:table-cell>
          <table:table-cell table:formula="of:=[.$L$3]*([.D46]-[.D45])+(1-[.$L$3])*[.E45]" office:value-type="float" office:value="0.0365111517100155" calcext:value-type="float">
            <text:p>0,036511151710016</text:p>
          </table:table-cell>
          <table:table-cell table:formula="of:=[.$M$3]*([.C46]-[.D46])+(1-[.$M$3])*[.F34]" office:value-type="float" office:value="0.361085567972699" calcext:value-type="float">
            <text:p>0,361085567972699</text:p>
          </table:table-cell>
          <table:table-cell table:formula="of:=[.D45]+[.E45]+[.F34]" office:value-type="float" office:value="97.6685899708908" calcext:value-type="float">
            <text:p>97,6685899708908</text:p>
          </table:table-cell>
          <table:table-cell table:formula="of:=[.C46]-[.G46]" office:value-type="float" office:value="0.381410029109205" calcext:value-type="float">
            <text:p>0,381410029109205</text:p>
          </table:table-cell>
          <table:table-cell table:formula="of:=ABS([.H46]/[.C46])" office:value-type="float" office:value="0.00388995440192967" calcext:value-type="float">
            <text:p>0,003889954401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09</text:p>
          </table:table-cell>
          <table:table-cell office:value-type="float" office:value="33" calcext:value-type="float">
            <text:p>33</text:p>
          </table:table-cell>
          <table:table-cell office:value-type="float" office:value="97.93" calcext:value-type="float">
            <text:p>97,93</text:p>
          </table:table-cell>
          <table:table-cell table:formula="of:=[.$K$3]*([.C47]-[.F35])+(1-[.$K$3])*([.D46]+[.E46])" office:value-type="float" office:value="97.766374282464" calcext:value-type="float">
            <text:p>97,766374282464</text:p>
          </table:table-cell>
          <table:table-cell table:formula="of:=[.$L$3]*([.D47]-[.D46])+(1-[.$L$3])*[.E46]" office:value-type="float" office:value="0.0432758917864499" calcext:value-type="float">
            <text:p>0,04327589178645</text:p>
          </table:table-cell>
          <table:table-cell table:formula="of:=[.$M$3]*([.C47]-[.D47])+(1-[.$M$3])*[.F35]" office:value-type="float" office:value="0.147841324024315" calcext:value-type="float">
            <text:p>0,147841324024315</text:p>
          </table:table-cell>
          <table:table-cell table:formula="of:=[.D46]+[.E46]+[.F35]" office:value-type="float" office:value="97.7045086641189" calcext:value-type="float">
            <text:p>97,7045086641189</text:p>
          </table:table-cell>
          <table:table-cell table:formula="of:=[.C47]-[.G47]" office:value-type="float" office:value="0.225491335881131" calcext:value-type="float">
            <text:p>0,225491335881131</text:p>
          </table:table-cell>
          <table:table-cell table:formula="of:=ABS([.H47]/[.C47])" office:value-type="float" office:value="0.00230257669642735" calcext:value-type="float">
            <text:p>0,0023025766964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10</text:p>
          </table:table-cell>
          <table:table-cell office:value-type="float" office:value="34" calcext:value-type="float">
            <text:p>34</text:p>
          </table:table-cell>
          <table:table-cell office:value-type="float" office:value="98.01" calcext:value-type="float">
            <text:p>98,01</text:p>
          </table:table-cell>
          <table:table-cell table:formula="of:=[.$K$3]*([.C48]-[.F36])+(1-[.$K$3])*([.D47]+[.E47])" office:value-type="float" office:value="97.9087708714064" calcext:value-type="float">
            <text:p>97,9087708714064</text:p>
          </table:table-cell>
          <table:table-cell table:formula="of:=[.$L$3]*([.D48]-[.D47])+(1-[.$L$3])*[.E47]" office:value-type="float" office:value="0.0531879615020468" calcext:value-type="float">
            <text:p>0,053187961502047</text:p>
          </table:table-cell>
          <table:table-cell table:formula="of:=[.$M$3]*([.C48]-[.D48])+(1-[.$M$3])*[.F36]" office:value-type="float" office:value="0.0781009659238508" calcext:value-type="float">
            <text:p>0,078100965923851</text:p>
          </table:table-cell>
          <table:table-cell table:formula="of:=[.D47]+[.E47]+[.F36]" office:value-type="float" office:value="97.6795976761468" calcext:value-type="float">
            <text:p>97,6795976761468</text:p>
          </table:table-cell>
          <table:table-cell table:formula="of:=[.C48]-[.G48]" office:value-type="float" office:value="0.330402323853193" calcext:value-type="float">
            <text:p>0,330402323853193</text:p>
          </table:table-cell>
          <table:table-cell table:formula="of:=ABS([.H48]/[.C48])" office:value-type="float" office:value="0.00337110829357405" calcext:value-type="float">
            <text:p>0,0033711082935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11</text:p>
          </table:table-cell>
          <table:table-cell office:value-type="float" office:value="35" calcext:value-type="float">
            <text:p>35</text:p>
          </table:table-cell>
          <table:table-cell office:value-type="float" office:value="98.16" calcext:value-type="float">
            <text:p>98,16</text:p>
          </table:table-cell>
          <table:table-cell table:formula="of:=[.$K$3]*([.C49]-[.F37])+(1-[.$K$3])*([.D48]+[.E48])" office:value-type="float" office:value="98.0588666588939" calcext:value-type="float">
            <text:p>98,0588666588939</text:p>
          </table:table-cell>
          <table:table-cell table:formula="of:=[.$L$3]*([.D49]-[.D48])+(1-[.$L$3])*[.E48]" office:value-type="float" office:value="0.062878744100588" calcext:value-type="float">
            <text:p>0,062878744100588</text:p>
          </table:table-cell>
          <table:table-cell table:formula="of:=[.$M$3]*([.C49]-[.D49])+(1-[.$M$3])*[.F37]" office:value-type="float" office:value="0.0785215150428417" calcext:value-type="float">
            <text:p>0,078521515042842</text:p>
          </table:table-cell>
          <table:table-cell table:formula="of:=[.D48]+[.E48]+[.F37]" office:value-type="float" office:value="97.8369739133819" calcext:value-type="float">
            <text:p>97,8369739133819</text:p>
          </table:table-cell>
          <table:table-cell table:formula="of:=[.C49]-[.G49]" office:value-type="float" office:value="0.323026086618057" calcext:value-type="float">
            <text:p>0,323026086618057</text:p>
          </table:table-cell>
          <table:table-cell table:formula="of:=ABS([.H49]/[.C49])" office:value-type="float" office:value="0.00329081180336244" calcext:value-type="float">
            <text:p>0,0032908118033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98.26" calcext:value-type="float">
            <text:p>98,26</text:p>
          </table:table-cell>
          <table:table-cell table:formula="of:=[.$K$3]*([.C50]-[.F38])+(1-[.$K$3])*([.D49]+[.E49])" office:value-type="float" office:value="98.2092832021772" calcext:value-type="float">
            <text:p>98,2092832021772</text:p>
          </table:table-cell>
          <table:table-cell table:formula="of:=[.$L$3]*([.D50]-[.D49])+(1-[.$L$3])*[.E49]" office:value-type="float" office:value="0.0716325240188577" calcext:value-type="float">
            <text:p>0,071632524018858</text:p>
          </table:table-cell>
          <table:table-cell table:formula="of:=[.$M$3]*([.C50]-[.D50])+(1-[.$M$3])*[.F38]" office:value-type="float" office:value="0.0302913113468703" calcext:value-type="float">
            <text:p>0,03029131134687</text:p>
          </table:table-cell>
          <table:table-cell table:formula="of:=[.D49]+[.E49]+[.F38]" office:value-type="float" office:value="97.9682073360577" calcext:value-type="float">
            <text:p>97,9682073360577</text:p>
          </table:table-cell>
          <table:table-cell table:formula="of:=[.C50]-[.G50]" office:value-type="float" office:value="0.291792663942289" calcext:value-type="float">
            <text:p>0,291792663942289</text:p>
          </table:table-cell>
          <table:table-cell table:formula="of:=ABS([.H50]/[.C50])" office:value-type="float" office:value="0.00296959763832983" calcext:value-type="float">
            <text:p>0,002969597638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1</text:p>
          </table:table-cell>
          <table:table-cell office:value-type="float" office:value="37" calcext:value-type="float">
            <text:p>37</text:p>
          </table:table-cell>
          <table:table-cell office:value-type="float" office:value="98.73" calcext:value-type="float">
            <text:p>98,73</text:p>
          </table:table-cell>
          <table:table-cell table:formula="of:=[.$K$3]*([.C51]-[.F39])+(1-[.$K$3])*([.D50]+[.E50])" office:value-type="float" office:value="98.502526146772" calcext:value-type="float">
            <text:p>98,502526146772</text:p>
          </table:table-cell>
          <table:table-cell table:formula="of:=[.$L$3]*([.D51]-[.D50])+(1-[.$L$3])*[.E50]" office:value-type="float" office:value="0.0937935660764513" calcext:value-type="float">
            <text:p>0,093793566076451</text:p>
          </table:table-cell>
          <table:table-cell table:formula="of:=[.$M$3]*([.C51]-[.D51])+(1-[.$M$3])*[.F39]" office:value-type="float" office:value="0.175764755093649" calcext:value-type="float">
            <text:p>0,175764755093649</text:p>
          </table:table-cell>
          <table:table-cell table:formula="of:=[.D50]+[.E50]+[.F39]" office:value-type="float" office:value="97.9912985980802" calcext:value-type="float">
            <text:p>97,9912985980802</text:p>
          </table:table-cell>
          <table:table-cell table:formula="of:=[.C51]-[.G51]" office:value-type="float" office:value="0.738701401919784" calcext:value-type="float">
            <text:p>0,738701401919784</text:p>
          </table:table-cell>
          <table:table-cell table:formula="of:=ABS([.H51]/[.C51])" office:value-type="float" office:value="0.0074820358748079" calcext:value-type="float">
            <text:p>0,0074820358748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2</text:p>
          </table:table-cell>
          <table:table-cell office:value-type="float" office:value="38" calcext:value-type="float">
            <text:p>38</text:p>
          </table:table-cell>
          <table:table-cell office:value-type="float" office:value="99.02" calcext:value-type="float">
            <text:p>99,02</text:p>
          </table:table-cell>
          <table:table-cell table:formula="of:=[.$K$3]*([.C52]-[.F40])+(1-[.$K$3])*([.D51]+[.E51])" office:value-type="float" office:value="98.7481354341232" calcext:value-type="float">
            <text:p>98,7481354341232</text:p>
          </table:table-cell>
          <table:table-cell table:formula="of:=[.$L$3]*([.D52]-[.D51])+(1-[.$L$3])*[.E51]" office:value-type="float" office:value="0.108975138203929" calcext:value-type="float">
            <text:p>0,108975138203929</text:p>
          </table:table-cell>
          <table:table-cell table:formula="of:=[.$M$3]*([.C52]-[.D52])+(1-[.$M$3])*[.F40]" office:value-type="float" office:value="0.236440897579349" calcext:value-type="float">
            <text:p>0,236440897579349</text:p>
          </table:table-cell>
          <table:table-cell table:formula="of:=[.D51]+[.E51]+[.F40]" office:value-type="float" office:value="98.5139475957508" calcext:value-type="float">
            <text:p>98,5139475957508</text:p>
          </table:table-cell>
          <table:table-cell table:formula="of:=[.C52]-[.G52]" office:value-type="float" office:value="0.506052404249246" calcext:value-type="float">
            <text:p>0,506052404249246</text:p>
          </table:table-cell>
          <table:table-cell table:formula="of:=ABS([.H52]/[.C52])" office:value-type="float" office:value="0.00511060800090129" calcext:value-type="float">
            <text:p>0,0051106080009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3</text:p>
          </table:table-cell>
          <table:table-cell office:value-type="float" office:value="39" calcext:value-type="float">
            <text:p>39</text:p>
          </table:table-cell>
          <table:table-cell office:value-type="float" office:value="99.31" calcext:value-type="float">
            <text:p>99,31</text:p>
          </table:table-cell>
          <table:table-cell table:formula="of:=[.$K$3]*([.C53]-[.F41])+(1-[.$K$3])*([.D52]+[.E52])" office:value-type="float" office:value="98.9347628725506" calcext:value-type="float">
            <text:p>98,9347628725506</text:p>
          </table:table-cell>
          <table:table-cell table:formula="of:=[.$L$3]*([.D53]-[.D52])+(1-[.$L$3])*[.E52]" office:value-type="float" office:value="0.116740368226277" calcext:value-type="float">
            <text:p>0,116740368226277</text:p>
          </table:table-cell>
          <table:table-cell table:formula="of:=[.$M$3]*([.C53]-[.D53])+(1-[.$M$3])*[.F41]" office:value-type="float" office:value="0.357118257397251" calcext:value-type="float">
            <text:p>0,357118257397251</text:p>
          </table:table-cell>
          <table:table-cell table:formula="of:=[.D52]+[.E52]+[.F41]" office:value-type="float" office:value="99.0511589992551" calcext:value-type="float">
            <text:p>99,0511589992551</text:p>
          </table:table-cell>
          <table:table-cell table:formula="of:=[.C53]-[.G53]" office:value-type="float" office:value="0.258841000744923" calcext:value-type="float">
            <text:p>0,258841000744923</text:p>
          </table:table-cell>
          <table:table-cell table:formula="of:=ABS([.H53]/[.C53])" office:value-type="float" office:value="0.00260639412692501" calcext:value-type="float">
            <text:p>0,0026063941269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99.63" calcext:value-type="float">
            <text:p>99,63</text:p>
          </table:table-cell>
          <table:table-cell table:formula="of:=[.$K$3]*([.C54]-[.F42])+(1-[.$K$3])*([.D53]+[.E53])" office:value-type="float" office:value="99.1420612841896" calcext:value-type="float">
            <text:p>99,1420612841896</text:p>
          </table:table-cell>
          <table:table-cell table:formula="of:=[.$L$3]*([.D54]-[.D53])+(1-[.$L$3])*[.E53]" office:value-type="float" office:value="0.125796172567548" calcext:value-type="float">
            <text:p>0,125796172567548</text:p>
          </table:table-cell>
          <table:table-cell table:formula="of:=[.$M$3]*([.C54]-[.D54])+(1-[.$M$3])*[.F42]" office:value-type="float" office:value="0.466808505680767" calcext:value-type="float">
            <text:p>0,466808505680767</text:p>
          </table:table-cell>
          <table:table-cell table:formula="of:=[.D53]+[.E53]+[.F42]" office:value-type="float" office:value="99.3281398552909" calcext:value-type="float">
            <text:p>99,3281398552909</text:p>
          </table:table-cell>
          <table:table-cell table:formula="of:=[.C54]-[.G54]" office:value-type="float" office:value="0.301860144709053" calcext:value-type="float">
            <text:p>0,301860144709053</text:p>
          </table:table-cell>
          <table:table-cell table:formula="of:=ABS([.H54]/[.C54])" office:value-type="float" office:value="0.00302981175056763" calcext:value-type="float">
            <text:p>0,0030298117505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5</text:p>
          </table:table-cell>
          <table:table-cell office:value-type="float" office:value="41" calcext:value-type="float">
            <text:p>41</text:p>
          </table:table-cell>
          <table:table-cell office:value-type="float" office:value="99.56" calcext:value-type="float">
            <text:p>99,56</text:p>
          </table:table-cell>
          <table:table-cell table:formula="of:=[.$K$3]*([.C55]-[.F43])+(1-[.$K$3])*([.D54]+[.E54])" office:value-type="float" office:value="99.2731161037538" calcext:value-type="float">
            <text:p>99,2731161037538</text:p>
          </table:table-cell>
          <table:table-cell table:formula="of:=[.$L$3]*([.D55]-[.D54])+(1-[.$L$3])*[.E54]" office:value-type="float" office:value="0.126322037267209" calcext:value-type="float">
            <text:p>0,126322037267209</text:p>
          </table:table-cell>
          <table:table-cell table:formula="of:=[.$M$3]*([.C55]-[.D55])+(1-[.$M$3])*[.F43]" office:value-type="float" office:value="0.285656878613711" calcext:value-type="float">
            <text:p>0,285656878613711</text:p>
          </table:table-cell>
          <table:table-cell table:formula="of:=[.D54]+[.E54]+[.F43]" office:value-type="float" office:value="99.542471176678" calcext:value-type="float">
            <text:p>99,542471176678</text:p>
          </table:table-cell>
          <table:table-cell table:formula="of:=[.C55]-[.G55]" office:value-type="float" office:value="0.0175288233220243" calcext:value-type="float">
            <text:p>0,017528823322024</text:p>
          </table:table-cell>
          <table:table-cell table:formula="of:=ABS([.H55]/[.C55])" office:value-type="float" office:value="0.00017606291002435" calcext:value-type="float">
            <text:p>0,0001760629100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6</text:p>
          </table:table-cell>
          <table:table-cell office:value-type="float" office:value="42" calcext:value-type="float">
            <text:p>42</text:p>
          </table:table-cell>
          <table:table-cell office:value-type="float" office:value="99.6" calcext:value-type="float">
            <text:p>99,6</text:p>
          </table:table-cell>
          <table:table-cell table:formula="of:=[.$K$3]*([.C56]-[.F44])+(1-[.$K$3])*([.D55]+[.E55])" office:value-type="float" office:value="99.3727399678548" calcext:value-type="float">
            <text:p>99,3727399678548</text:p>
          </table:table-cell>
          <table:table-cell table:formula="of:=[.$L$3]*([.D56]-[.D55])+(1-[.$L$3])*[.E55]" office:value-type="float" office:value="0.123652219950588" calcext:value-type="float">
            <text:p>0,123652219950588</text:p>
          </table:table-cell>
          <table:table-cell table:formula="of:=[.$M$3]*([.C56]-[.D56])+(1-[.$M$3])*[.F44]" office:value-type="float" office:value="0.233489605884021" calcext:value-type="float">
            <text:p>0,233489605884021</text:p>
          </table:table-cell>
          <table:table-cell table:formula="of:=[.D55]+[.E55]+[.F44]" office:value-type="float" office:value="99.688993910554" calcext:value-type="float">
            <text:p>99,688993910554</text:p>
          </table:table-cell>
          <table:table-cell table:formula="of:=[.C56]-[.G56]" office:value-type="float" office:value="-0.0889939105540378" calcext:value-type="float">
            <text:p>-0,088993910554038</text:p>
          </table:table-cell>
          <table:table-cell table:formula="of:=ABS([.H56]/[.C56])" office:value-type="float" office:value="0.00089351315817307" calcext:value-type="float">
            <text:p>0,0008935131581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7</text:p>
          </table:table-cell>
          <table:table-cell office:value-type="float" office:value="43" calcext:value-type="float">
            <text:p>43</text:p>
          </table:table-cell>
          <table:table-cell office:value-type="float" office:value="100.04" calcext:value-type="float">
            <text:p>100,04</text:p>
          </table:table-cell>
          <table:table-cell table:formula="of:=[.$K$3]*([.C57]-[.F45])+(1-[.$K$3])*([.D56]+[.E56])" office:value-type="float" office:value="99.6158014211428" calcext:value-type="float">
            <text:p>99,6158014211428</text:p>
          </table:table-cell>
          <table:table-cell table:formula="of:=[.$L$3]*([.D57]-[.D56])+(1-[.$L$3])*[.E56]" office:value-type="float" office:value="0.135593143284332" calcext:value-type="float">
            <text:p>0,135593143284332</text:p>
          </table:table-cell>
          <table:table-cell table:formula="of:=[.$M$3]*([.C57]-[.D57])+(1-[.$M$3])*[.F45]" office:value-type="float" office:value="0.396336424411828" calcext:value-type="float">
            <text:p>0,396336424411828</text:p>
          </table:table-cell>
          <table:table-cell table:formula="of:=[.D56]+[.E56]+[.F45]" office:value-type="float" office:value="99.6419692222086" calcext:value-type="float">
            <text:p>99,6419692222086</text:p>
          </table:table-cell>
          <table:table-cell table:formula="of:=[.C57]-[.G57]" office:value-type="float" office:value="0.398030777791448" calcext:value-type="float">
            <text:p>0,398030777791448</text:p>
          </table:table-cell>
          <table:table-cell table:formula="of:=ABS([.H57]/[.C57])" office:value-type="float" office:value="0.00397871629139792" calcext:value-type="float">
            <text:p>0,0039787162913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8</text:p>
          </table:table-cell>
          <table:table-cell office:value-type="float" office:value="44" calcext:value-type="float">
            <text:p>44</text:p>
          </table:table-cell>
          <table:table-cell office:value-type="float" office:value="100.31" calcext:value-type="float">
            <text:p>100,31</text:p>
          </table:table-cell>
          <table:table-cell table:formula="of:=[.$K$3]*([.C58]-[.F46])+(1-[.$K$3])*([.D57]+[.E57])" office:value-type="float" office:value="99.8106505247072" calcext:value-type="float">
            <text:p>99,8106505247072</text:p>
          </table:table-cell>
          <table:table-cell table:formula="of:=[.$L$3]*([.D58]-[.D57])+(1-[.$L$3])*[.E57]" office:value-type="float" office:value="0.141518739312337" calcext:value-type="float">
            <text:p>0,141518739312337</text:p>
          </table:table-cell>
          <table:table-cell table:formula="of:=[.$M$3]*([.C58]-[.D58])+(1-[.$M$3])*[.F46]" office:value-type="float" office:value="0.485523084560831" calcext:value-type="float">
            <text:p>0,485523084560831</text:p>
          </table:table-cell>
          <table:table-cell table:formula="of:=[.D57]+[.E57]+[.F46]" office:value-type="float" office:value="100.1124801324" calcext:value-type="float">
            <text:p>100,1124801324</text:p>
          </table:table-cell>
          <table:table-cell table:formula="of:=[.C58]-[.G58]" office:value-type="float" office:value="0.197519867600207" calcext:value-type="float">
            <text:p>0,197519867600207</text:p>
          </table:table-cell>
          <table:table-cell table:formula="of:=ABS([.H58]/[.C58])" office:value-type="float" office:value="0.00196909448310444" calcext:value-type="float">
            <text:p>0,001969094483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09</text:p>
          </table:table-cell>
          <table:table-cell office:value-type="float" office:value="45" calcext:value-type="float">
            <text:p>45</text:p>
          </table:table-cell>
          <table:table-cell office:value-type="float" office:value="100.24" calcext:value-type="float">
            <text:p>100,24</text:p>
          </table:table-cell>
          <table:table-cell table:formula="of:=[.$K$3]*([.C59]-[.F47])+(1-[.$K$3])*([.D58]+[.E58])" office:value-type="float" office:value="99.9941660876064" calcext:value-type="float">
            <text:p>99,9941660876064</text:p>
          </table:table-cell>
          <table:table-cell table:formula="of:=[.$L$3]*([.D59]-[.D58])+(1-[.$L$3])*[.E58]" office:value-type="float" office:value="0.145718421671022" calcext:value-type="float">
            <text:p>0,145718421671022</text:p>
          </table:table-cell>
          <table:table-cell table:formula="of:=[.$M$3]*([.C59]-[.D59])+(1-[.$M$3])*[.F47]" office:value-type="float" office:value="0.236034653556716" calcext:value-type="float">
            <text:p>0,236034653556716</text:p>
          </table:table-cell>
          <table:table-cell table:formula="of:=[.D58]+[.E58]+[.F47]" office:value-type="float" office:value="100.100010588044" calcext:value-type="float">
            <text:p>100,100010588044</text:p>
          </table:table-cell>
          <table:table-cell table:formula="of:=[.C59]-[.G59]" office:value-type="float" office:value="0.139989411956194" calcext:value-type="float">
            <text:p>0,139989411956194</text:p>
          </table:table-cell>
          <table:table-cell table:formula="of:=ABS([.H59]/[.C59])" office:value-type="float" office:value="0.00139654241775931" calcext:value-type="float">
            <text:p>0,0013965424177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100.34" calcext:value-type="float">
            <text:p>100,34</text:p>
          </table:table-cell>
          <table:table-cell table:formula="of:=[.$K$3]*([.C60]-[.F48])+(1-[.$K$3])*([.D59]+[.E59])" office:value-type="float" office:value="100.176488866717" calcext:value-type="float">
            <text:p>100,176488866717</text:p>
          </table:table-cell>
          <table:table-cell table:formula="of:=[.$L$3]*([.D60]-[.D59])+(1-[.$L$3])*[.E59]" office:value-type="float" office:value="0.149378857414986" calcext:value-type="float">
            <text:p>0,149378857414986</text:p>
          </table:table-cell>
          <table:table-cell table:formula="of:=[.$M$3]*([.C60]-[.D60])+(1-[.$M$3])*[.F48]" office:value-type="float" office:value="0.154970116547081" calcext:value-type="float">
            <text:p>0,154970116547081</text:p>
          </table:table-cell>
          <table:table-cell table:formula="of:=[.D59]+[.E59]+[.F48]" office:value-type="float" office:value="100.217985475201" calcext:value-type="float">
            <text:p>100,217985475201</text:p>
          </table:table-cell>
          <table:table-cell table:formula="of:=[.C60]-[.G60]" office:value-type="float" office:value="0.122014524798786" calcext:value-type="float">
            <text:p>0,122014524798786</text:p>
          </table:table-cell>
          <table:table-cell table:formula="of:=ABS([.H60]/[.C60])" office:value-type="float" office:value="0.00121601081122968" calcext:value-type="float">
            <text:p>0,001216010811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11</text:p>
          </table:table-cell>
          <table:table-cell office:value-type="float" office:value="47" calcext:value-type="float">
            <text:p>47</text:p>
          </table:table-cell>
          <table:table-cell office:value-type="float" office:value="100.71" calcext:value-type="float">
            <text:p>100,71</text:p>
          </table:table-cell>
          <table:table-cell table:formula="of:=[.$K$3]*([.C61]-[.F49])+(1-[.$K$3])*([.D60]+[.E60])" office:value-type="float" office:value="100.41755095238" calcext:value-type="float">
            <text:p>100,41755095238</text:p>
          </table:table-cell>
          <table:table-cell table:formula="of:=[.$L$3]*([.D61]-[.D60])+(1-[.$L$3])*[.E60]" office:value-type="float" office:value="0.158547180239741" calcext:value-type="float">
            <text:p>0,158547180239741</text:p>
          </table:table-cell>
          <table:table-cell table:formula="of:=[.$M$3]*([.C61]-[.D61])+(1-[.$M$3])*[.F49]" office:value-type="float" office:value="0.27105629436269" calcext:value-type="float">
            <text:p>0,27105629436269</text:p>
          </table:table-cell>
          <table:table-cell table:formula="of:=[.D60]+[.E60]+[.F49]" office:value-type="float" office:value="100.404389239175" calcext:value-type="float">
            <text:p>100,404389239175</text:p>
          </table:table-cell>
          <table:table-cell table:formula="of:=[.C61]-[.G61]" office:value-type="float" office:value="0.305610760825161" calcext:value-type="float">
            <text:p>0,305610760825161</text:p>
          </table:table-cell>
          <table:table-cell table:formula="of:=ABS([.H61]/[.C61])" office:value-type="float" office:value="0.00303456221651436" calcext:value-type="float">
            <text:p>0,0030345622165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8-12</text:p>
          </table:table-cell>
          <table:table-cell office:value-type="float" office:value="48" calcext:value-type="float">
            <text:p>48</text:p>
          </table:table-cell>
          <table:table-cell office:value-type="float" office:value="100.7" calcext:value-type="float">
            <text:p>100,7</text:p>
          </table:table-cell>
          <table:table-cell table:formula="of:=[.$K$3]*([.C62]-[.F50])+(1-[.$K$3])*([.D61]+[.E61])" office:value-type="float" office:value="100.604181299429" calcext:value-type="float">
            <text:p>100,604181299429</text:p>
          </table:table-cell>
          <table:table-cell table:formula="of:=[.$L$3]*([.D62]-[.D61])+(1-[.$L$3])*[.E61]" office:value-type="float" office:value="0.161355496920755" calcext:value-type="float">
            <text:p>0,161355496920755</text:p>
          </table:table-cell>
          <table:table-cell table:formula="of:=[.$M$3]*([.C62]-[.D62])+(1-[.$M$3])*[.F50]" office:value-type="float" office:value="0.0892659616482048" calcext:value-type="float">
            <text:p>0,089265961648205</text:p>
          </table:table-cell>
          <table:table-cell table:formula="of:=[.D61]+[.E61]+[.F50]" office:value-type="float" office:value="100.606389443966" calcext:value-type="float">
            <text:p>100,606389443966</text:p>
          </table:table-cell>
          <table:table-cell table:formula="of:=[.C62]-[.G62]" office:value-type="float" office:value="0.0936105560338518" calcext:value-type="float">
            <text:p>0,093610556033852</text:p>
          </table:table-cell>
          <table:table-cell table:formula="of:=ABS([.H62]/[.C62])" office:value-type="float" office:value="0.000929598371736364" calcext:value-type="float">
            <text:p>0,0009295983717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1</text:p>
          </table:table-cell>
          <table:table-cell office:value-type="float" office:value="49" calcext:value-type="float">
            <text:p>49</text:p>
          </table:table-cell>
          <table:table-cell office:value-type="float" office:value="100.95" calcext:value-type="float">
            <text:p>100,95</text:p>
          </table:table-cell>
          <table:table-cell table:formula="of:=[.$K$3]*([.C63]-[.F51])+(1-[.$K$3])*([.D62]+[.E62])" office:value-type="float" office:value="100.768146330917" calcext:value-type="float">
            <text:p>100,768146330917</text:p>
          </table:table-cell>
          <table:table-cell table:formula="of:=[.$L$3]*([.D63]-[.D62])+(1-[.$L$3])*[.E62]" office:value-type="float" office:value="0.161616450377439" calcext:value-type="float">
            <text:p>0,161616450377439</text:p>
          </table:table-cell>
          <table:table-cell table:formula="of:=[.$M$3]*([.C63]-[.D63])+(1-[.$M$3])*[.F51]" office:value-type="float" office:value="0.18124477768405" calcext:value-type="float">
            <text:p>0,18124477768405</text:p>
          </table:table-cell>
          <table:table-cell table:formula="of:=[.D62]+[.E62]+[.F51]" office:value-type="float" office:value="100.941301551444" calcext:value-type="float">
            <text:p>100,941301551444</text:p>
          </table:table-cell>
          <table:table-cell table:formula="of:=[.C63]-[.G63]" office:value-type="float" office:value="0.0086984485561743" calcext:value-type="float">
            <text:p>0,008698448556174</text:p>
          </table:table-cell>
          <table:table-cell table:formula="of:=ABS([.H63]/[.C63])" office:value-type="float" office:value="0.0000861659094222318" calcext:value-type="float">
            <text:p>8,61659094222318E-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2</text:p>
          </table:table-cell>
          <table:table-cell office:value-type="float" office:value="50" calcext:value-type="float">
            <text:p>50</text:p>
          </table:table-cell>
          <table:table-cell office:value-type="float" office:value="101.09" calcext:value-type="float">
            <text:p>101,09</text:p>
          </table:table-cell>
          <table:table-cell table:formula="of:=[.$K$3]*([.C64]-[.F52])+(1-[.$K$3])*([.D63]+[.E63])" office:value-type="float" office:value="100.906901677632" calcext:value-type="float">
            <text:p>100,906901677632</text:p>
          </table:table-cell>
          <table:table-cell table:formula="of:=[.$L$3]*([.D64]-[.D63])+(1-[.$L$3])*[.E63]" office:value-type="float" office:value="0.159330340011225" calcext:value-type="float">
            <text:p>0,159330340011225</text:p>
          </table:table-cell>
          <table:table-cell table:formula="of:=[.$M$3]*([.C64]-[.D64])+(1-[.$M$3])*[.F52]" office:value-type="float" office:value="0.18843257988885" calcext:value-type="float">
            <text:p>0,18843257988885</text:p>
          </table:table-cell>
          <table:table-cell table:formula="of:=[.D63]+[.E63]+[.F52]" office:value-type="float" office:value="101.166203678874" calcext:value-type="float">
            <text:p>101,166203678874</text:p>
          </table:table-cell>
          <table:table-cell table:formula="of:=[.C64]-[.G64]" office:value-type="float" office:value="-0.0762036788737959" calcext:value-type="float">
            <text:p>-0,076203678873796</text:p>
          </table:table-cell>
          <table:table-cell table:formula="of:=ABS([.H64]/[.C64])" office:value-type="float" office:value="0.000753820149112631" calcext:value-type="float">
            <text:p>0,0007538201491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3</text:p>
          </table:table-cell>
          <table:table-cell office:value-type="float" office:value="51" calcext:value-type="float">
            <text:p>51</text:p>
          </table:table-cell>
          <table:table-cell office:value-type="float" office:value="101.22" calcext:value-type="float">
            <text:p>101,22</text:p>
          </table:table-cell>
          <table:table-cell table:formula="of:=[.$K$3]*([.C65]-[.F53])+(1-[.$K$3])*([.D64]+[.E64])" office:value-type="float" office:value="101.005226935131" calcext:value-type="float">
            <text:p>101,005226935131</text:p>
          </table:table-cell>
          <table:table-cell table:formula="of:=[.$L$3]*([.D65]-[.D64])+(1-[.$L$3])*[.E64]" office:value-type="float" office:value="0.153229831760001" calcext:value-type="float">
            <text:p>0,153229831760001</text:p>
          </table:table-cell>
          <table:table-cell table:formula="of:=[.$M$3]*([.C65]-[.D65])+(1-[.$M$3])*[.F53]" office:value-type="float" office:value="0.22900758412155" calcext:value-type="float">
            <text:p>0,22900758412155</text:p>
          </table:table-cell>
          <table:table-cell table:formula="of:=[.D64]+[.E64]+[.F53]" office:value-type="float" office:value="101.423350275041" calcext:value-type="float">
            <text:p>101,423350275041</text:p>
          </table:table-cell>
          <table:table-cell table:formula="of:=[.C65]-[.G65]" office:value-type="float" office:value="-0.20335027504079" calcext:value-type="float">
            <text:p>-0,20335027504079</text:p>
          </table:table-cell>
          <table:table-cell table:formula="of:=ABS([.H65]/[.C65])" office:value-type="float" office:value="0.00200899303537631" calcext:value-type="float">
            <text:p>0,0020089930353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4</text:p>
          </table:table-cell>
          <table:table-cell office:value-type="float" office:value="52" calcext:value-type="float">
            <text:p>52</text:p>
          </table:table-cell>
          <table:table-cell office:value-type="float" office:value="100.96" calcext:value-type="float">
            <text:p>100,96</text:p>
          </table:table-cell>
          <table:table-cell table:formula="of:=[.$K$3]*([.C66]-[.F54])+(1-[.$K$3])*([.D65]+[.E65])" office:value-type="float" office:value="100.95887718512" calcext:value-type="float">
            <text:p>100,95887718512</text:p>
          </table:table-cell>
          <table:table-cell table:formula="of:=[.$L$3]*([.D66]-[.D65])+(1-[.$L$3])*[.E65]" office:value-type="float" office:value="0.133271873582838" calcext:value-type="float">
            <text:p>0,133271873582838</text:p>
          </table:table-cell>
          <table:table-cell table:formula="of:=[.$M$3]*([.C66]-[.D66])+(1-[.$M$3])*[.F54]" office:value-type="float" office:value="0.0476913839603633" calcext:value-type="float">
            <text:p>0,047691383960363</text:p>
          </table:table-cell>
          <table:table-cell table:formula="of:=[.D65]+[.E65]+[.F54]" office:value-type="float" office:value="101.625265272572" calcext:value-type="float">
            <text:p>101,625265272572</text:p>
          </table:table-cell>
          <table:table-cell table:formula="of:=[.C66]-[.G66]" office:value-type="float" office:value="-0.665265272572086" calcext:value-type="float">
            <text:p>-0,665265272572086</text:p>
          </table:table-cell>
          <table:table-cell table:formula="of:=ABS([.H66]/[.C66])" office:value-type="float" office:value="0.00658939453815457" calcext:value-type="float">
            <text:p>0,0065893945381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5</text:p>
          </table:table-cell>
          <table:table-cell office:value-type="float" office:value="53" calcext:value-type="float">
            <text:p>53</text:p>
          </table:table-cell>
          <table:table-cell office:value-type="float" office:value="100.9" calcext:value-type="float">
            <text:p>100,9</text:p>
          </table:table-cell>
          <table:table-cell table:formula="of:=[.$K$3]*([.C67]-[.F55])+(1-[.$K$3])*([.D66]+[.E66])" office:value-type="float" office:value="100.948807277508" calcext:value-type="float">
            <text:p>100,948807277508</text:p>
          </table:table-cell>
          <table:table-cell table:formula="of:=[.$L$3]*([.D67]-[.D66])+(1-[.$L$3])*[.E66]" office:value-type="float" office:value="0.118937695463351" calcext:value-type="float">
            <text:p>0,118937695463351</text:p>
          </table:table-cell>
          <table:table-cell table:formula="of:=[.$M$3]*([.C67]-[.D67])+(1-[.$M$3])*[.F55]" office:value-type="float" office:value="-0.0153608618955002" calcext:value-type="float">
            <text:p>-0,0153608618955</text:p>
          </table:table-cell>
          <table:table-cell table:formula="of:=[.D66]+[.E66]+[.F55]" office:value-type="float" office:value="101.377805937316" calcext:value-type="float">
            <text:p>101,377805937316</text:p>
          </table:table-cell>
          <table:table-cell table:formula="of:=[.C67]-[.G67]" office:value-type="float" office:value="-0.477805937316219" calcext:value-type="float">
            <text:p>-0,477805937316219</text:p>
          </table:table-cell>
          <table:table-cell table:formula="of:=ABS([.H67]/[.C67])" office:value-type="float" office:value="0.0047354404094769" calcext:value-type="float">
            <text:p>0,00473544040947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6</text:p>
          </table:table-cell>
          <table:table-cell office:value-type="float" office:value="54" calcext:value-type="float">
            <text:p>54</text:p>
          </table:table-cell>
          <table:table-cell office:value-type="float" office:value="100.58" calcext:value-type="float">
            <text:p>100,58</text:p>
          </table:table-cell>
          <table:table-cell table:formula="of:=[.$K$3]*([.C68]-[.F56])+(1-[.$K$3])*([.D67]+[.E67])" office:value-type="float" office:value="100.851374599314" calcext:value-type="float">
            <text:p>100,851374599314</text:p>
          </table:table-cell>
          <table:table-cell table:formula="of:=[.$L$3]*([.D68]-[.D67])+(1-[.$L$3])*[.E67]" office:value-type="float" office:value="0.0973006580976998" calcext:value-type="float">
            <text:p>0,0973006580977</text:p>
          </table:table-cell>
          <table:table-cell table:formula="of:=[.$M$3]*([.C68]-[.D68])+(1-[.$M$3])*[.F56]" office:value-type="float" office:value="-0.220888178794634" calcext:value-type="float">
            <text:p>-0,220888178794634</text:p>
          </table:table-cell>
          <table:table-cell table:formula="of:=[.D67]+[.E67]+[.F56]" office:value-type="float" office:value="101.301234578855" calcext:value-type="float">
            <text:p>101,301234578855</text:p>
          </table:table-cell>
          <table:table-cell table:formula="of:=[.C68]-[.G68]" office:value-type="float" office:value="-0.721234578855004" calcext:value-type="float">
            <text:p>-0,721234578855004</text:p>
          </table:table-cell>
          <table:table-cell table:formula="of:=ABS([.H68]/[.C68])" office:value-type="float" office:value="0.00717075540718835" calcext:value-type="float">
            <text:p>0,0071707554071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7</text:p>
          </table:table-cell>
          <table:table-cell office:value-type="float" office:value="55" calcext:value-type="float">
            <text:p>55</text:p>
          </table:table-cell>
          <table:table-cell office:value-type="float" office:value="100.86" calcext:value-type="float">
            <text:p>100,86</text:p>
          </table:table-cell>
          <table:table-cell table:formula="of:=[.$K$3]*([.C69]-[.F57])+(1-[.$K$3])*([.D68]+[.E68])" office:value-type="float" office:value="100.803171752865" calcext:value-type="float">
            <text:p>100,803171752865</text:p>
          </table:table-cell>
          <table:table-cell table:formula="of:=[.$L$3]*([.D69]-[.D68])+(1-[.$L$3])*[.E68]" office:value-type="float" office:value="0.0827503076429799" calcext:value-type="float">
            <text:p>0,08275030764298</text:p>
          </table:table-cell>
          <table:table-cell table:formula="of:=[.$M$3]*([.C69]-[.D69])+(1-[.$M$3])*[.F57]" office:value-type="float" office:value="0.0907790648626971" calcext:value-type="float">
            <text:p>0,090779064862697</text:p>
          </table:table-cell>
          <table:table-cell table:formula="of:=[.D68]+[.E68]+[.F57]" office:value-type="float" office:value="101.345011681824" calcext:value-type="float">
            <text:p>101,345011681824</text:p>
          </table:table-cell>
          <table:table-cell table:formula="of:=[.C69]-[.G69]" office:value-type="float" office:value="-0.485011681824005" calcext:value-type="float">
            <text:p>-0,485011681824005</text:p>
          </table:table-cell>
          <table:table-cell table:formula="of:=ABS([.H69]/[.C69])" office:value-type="float" office:value="0.00480876146960148" calcext:value-type="float">
            <text:p>0,0048087614696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8</text:p>
          </table:table-cell>
          <table:table-cell office:value-type="float" office:value="56" calcext:value-type="float">
            <text:p>56</text:p>
          </table:table-cell>
          <table:table-cell office:value-type="float" office:value="101.34" calcext:value-type="float">
            <text:p>101,34</text:p>
          </table:table-cell>
          <table:table-cell table:formula="of:=[.$K$3]*([.C70]-[.F58])+(1-[.$K$3])*([.D69]+[.E69])" office:value-type="float" office:value="100.876488516987" calcext:value-type="float">
            <text:p>100,876488516987</text:p>
          </table:table-cell>
          <table:table-cell table:formula="of:=[.$L$3]*([.D70]-[.D69])+(1-[.$L$3])*[.E69]" office:value-type="float" office:value="0.0818069532909158" calcext:value-type="float">
            <text:p>0,081806953290916</text:p>
          </table:table-cell>
          <table:table-cell table:formula="of:=[.$M$3]*([.C70]-[.D70])+(1-[.$M$3])*[.F58]" office:value-type="float" office:value="0.465712643167496" calcext:value-type="float">
            <text:p>0,465712643167496</text:p>
          </table:table-cell>
          <table:table-cell table:formula="of:=[.D69]+[.E69]+[.F58]" office:value-type="float" office:value="101.371445145069" calcext:value-type="float">
            <text:p>101,371445145069</text:p>
          </table:table-cell>
          <table:table-cell table:formula="of:=[.C70]-[.G70]" office:value-type="float" office:value="-0.0314451450687869" calcext:value-type="float">
            <text:p>-0,031445145068787</text:p>
          </table:table-cell>
          <table:table-cell table:formula="of:=ABS([.H70]/[.C70])" office:value-type="float" office:value="0.000310293517552664" calcext:value-type="float">
            <text:p>0,0003102935175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09</text:p>
          </table:table-cell>
          <table:table-cell office:value-type="float" office:value="57" calcext:value-type="float">
            <text:p>57</text:p>
          </table:table-cell>
          <table:table-cell office:value-type="float" office:value="101.4" calcext:value-type="float">
            <text:p>101,4</text:p>
          </table:table-cell>
          <table:table-cell table:formula="of:=[.$K$3]*([.C71]-[.F59])+(1-[.$K$3])*([.D70]+[.E70])" office:value-type="float" office:value="101.019996433128" calcext:value-type="float">
            <text:p>101,019996433128</text:p>
          </table:table-cell>
          <table:table-cell table:formula="of:=[.$L$3]*([.D71]-[.D70])+(1-[.$L$3])*[.E70]" office:value-type="float" office:value="0.0879770495758664" calcext:value-type="float">
            <text:p>0,087977049575867</text:p>
          </table:table-cell>
          <table:table-cell table:formula="of:=[.$M$3]*([.C71]-[.D71])+(1-[.$M$3])*[.F59]" office:value-type="float" office:value="0.365606675540707" calcext:value-type="float">
            <text:p>0,365606675540707</text:p>
          </table:table-cell>
          <table:table-cell table:formula="of:=[.D70]+[.E70]+[.F59]" office:value-type="float" office:value="101.194330123835" calcext:value-type="float">
            <text:p>101,194330123835</text:p>
          </table:table-cell>
          <table:table-cell table:formula="of:=[.C71]-[.G71]" office:value-type="float" office:value="0.205669876165047" calcext:value-type="float">
            <text:p>0,205669876165047</text:p>
          </table:table-cell>
          <table:table-cell table:formula="of:=ABS([.H71]/[.C71])" office:value-type="float" office:value="0.00202830252628251" calcext:value-type="float">
            <text:p>0,0020283025262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10</text:p>
          </table:table-cell>
          <table:table-cell office:value-type="float" office:value="58" calcext:value-type="float">
            <text:p>58</text:p>
          </table:table-cell>
          <table:table-cell office:value-type="float" office:value="101.55" calcext:value-type="float">
            <text:p>101,55</text:p>
          </table:table-cell>
          <table:table-cell table:formula="of:=[.$K$3]*([.C72]-[.F60])+(1-[.$K$3])*([.D71]+[.E71])" office:value-type="float" office:value="101.194090402928" calcext:value-type="float">
            <text:p>101,194090402928</text:p>
          </table:table-cell>
          <table:table-cell table:formula="of:=[.$L$3]*([.D72]-[.D71])+(1-[.$L$3])*[.E71]" office:value-type="float" office:value="0.0965887415983464" calcext:value-type="float">
            <text:p>0,096588741598346</text:p>
          </table:table-cell>
          <table:table-cell table:formula="of:=[.$M$3]*([.C72]-[.D72])+(1-[.$M$3])*[.F60]" office:value-type="float" office:value="0.335815649019137" calcext:value-type="float">
            <text:p>0,335815649019137</text:p>
          </table:table-cell>
          <table:table-cell table:formula="of:=[.D71]+[.E71]+[.F60]" office:value-type="float" office:value="101.262943599251" calcext:value-type="float">
            <text:p>101,262943599251</text:p>
          </table:table-cell>
          <table:table-cell table:formula="of:=[.C72]-[.G72]" office:value-type="float" office:value="0.287056400749307" calcext:value-type="float">
            <text:p>0,287056400749307</text:p>
          </table:table-cell>
          <table:table-cell table:formula="of:=ABS([.H72]/[.C72])" office:value-type="float" office:value="0.00282674939191834" calcext:value-type="float">
            <text:p>0,0028267493919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11</text:p>
          </table:table-cell>
          <table:table-cell office:value-type="float" office:value="59" calcext:value-type="float">
            <text:p>59</text:p>
          </table:table-cell>
          <table:table-cell office:value-type="float" office:value="101.75" calcext:value-type="float">
            <text:p>101,75</text:p>
          </table:table-cell>
          <table:table-cell table:formula="of:=[.$K$3]*([.C73]-[.F61])+(1-[.$K$3])*([.D72]+[.E72])" office:value-type="float" office:value="101.34715851286" calcext:value-type="float">
            <text:p>101,34715851286</text:p>
          </table:table-cell>
          <table:table-cell table:formula="of:=[.$L$3]*([.D73]-[.D72])+(1-[.$L$3])*[.E72]" office:value-type="float" office:value="0.102236678431664" calcext:value-type="float">
            <text:p>0,102236678431664</text:p>
          </table:table-cell>
          <table:table-cell table:formula="of:=[.$M$3]*([.C73]-[.D73])+(1-[.$M$3])*[.F61]" office:value-type="float" office:value="0.389662967862328" calcext:value-type="float">
            <text:p>0,389662967862328</text:p>
          </table:table-cell>
          <table:table-cell table:formula="of:=[.D72]+[.E72]+[.F61]" office:value-type="float" office:value="101.561735438889" calcext:value-type="float">
            <text:p>101,561735438889</text:p>
          </table:table-cell>
          <table:table-cell table:formula="of:=[.C73]-[.G73]" office:value-type="float" office:value="0.188264561110543" calcext:value-type="float">
            <text:p>0,188264561110543</text:p>
          </table:table-cell>
          <table:table-cell table:formula="of:=ABS([.H73]/[.C73])" office:value-type="float" office:value="0.00185026595686037" calcext:value-type="float">
            <text:p>0,0018502659568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09-12</text:p>
          </table:table-cell>
          <table:table-cell office:value-type="float" office:value="60" calcext:value-type="float">
            <text:p>60</text:p>
          </table:table-cell>
          <table:table-cell office:value-type="float" office:value="101.57" calcext:value-type="float">
            <text:p>101,57</text:p>
          </table:table-cell>
          <table:table-cell table:formula="of:=[.$K$3]*([.C74]-[.F62])+(1-[.$K$3])*([.D73]+[.E73])" office:value-type="float" office:value="101.45879684541" calcext:value-type="float">
            <text:p>101,45879684541</text:p>
          </table:table-cell>
          <table:table-cell table:formula="of:=[.$L$3]*([.D74]-[.D73])+(1-[.$L$3])*[.E73]" office:value-type="float" office:value="0.103176843843469" calcext:value-type="float">
            <text:p>0,103176843843469</text:p>
          </table:table-cell>
          <table:table-cell table:formula="of:=[.$M$3]*([.C74]-[.D74])+(1-[.$M$3])*[.F62]" office:value-type="float" office:value="0.109009435296128" calcext:value-type="float">
            <text:p>0,109009435296128</text:p>
          </table:table-cell>
          <table:table-cell table:formula="of:=[.D73]+[.E73]+[.F62]" office:value-type="float" office:value="101.53866115294" calcext:value-type="float">
            <text:p>101,53866115294</text:p>
          </table:table-cell>
          <table:table-cell table:formula="of:=[.C74]-[.G74]" office:value-type="float" office:value="0.0313388470601836" calcext:value-type="float">
            <text:p>0,031338847060184</text:p>
          </table:table-cell>
          <table:table-cell table:formula="of:=ABS([.H74]/[.C74])" office:value-type="float" office:value="0.000308544324703984" calcext:value-type="float">
            <text:p>0,0003085443247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1</text:p>
          </table:table-cell>
          <table:table-cell office:value-type="float" office:value="61" calcext:value-type="float">
            <text:p>61</text:p>
          </table:table-cell>
          <table:table-cell office:value-type="float" office:value="101.81" calcext:value-type="float">
            <text:p>101,81</text:p>
          </table:table-cell>
          <table:table-cell table:formula="of:=[.$K$3]*([.C75]-[.F63])+(1-[.$K$3])*([.D74]+[.E74])" office:value-type="float" office:value="101.582008149172" calcext:value-type="float">
            <text:p>101,582008149172</text:p>
          </table:table-cell>
          <table:table-cell table:formula="of:=[.$L$3]*([.D75]-[.D74])+(1-[.$L$3])*[.E74]" office:value-type="float" office:value="0.105180289835354" calcext:value-type="float">
            <text:p>0,105180289835354</text:p>
          </table:table-cell>
          <table:table-cell table:formula="of:=[.$M$3]*([.C75]-[.D75])+(1-[.$M$3])*[.F63]" office:value-type="float" office:value="0.223317143513635" calcext:value-type="float">
            <text:p>0,223317143513635</text:p>
          </table:table-cell>
          <table:table-cell table:formula="of:=[.D74]+[.E74]+[.F63]" office:value-type="float" office:value="101.743218466937" calcext:value-type="float">
            <text:p>101,743218466937</text:p>
          </table:table-cell>
          <table:table-cell table:formula="of:=[.C75]-[.G75]" office:value-type="float" office:value="0.0667815330628372" calcext:value-type="float">
            <text:p>0,066781533062837</text:p>
          </table:table-cell>
          <table:table-cell table:formula="of:=ABS([.H75]/[.C75])" office:value-type="float" office:value="0.000655942766553749" calcext:value-type="float">
            <text:p>0,0006559427665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2</text:p>
          </table:table-cell>
          <table:table-cell office:value-type="float" office:value="62" calcext:value-type="float">
            <text:p>62</text:p>
          </table:table-cell>
          <table:table-cell office:value-type="float" office:value="101.93" calcext:value-type="float">
            <text:p>101,93</text:p>
          </table:table-cell>
          <table:table-cell table:formula="of:=[.$K$3]*([.C76]-[.F64])+(1-[.$K$3])*([.D75]+[.E75])" office:value-type="float" office:value="101.703502133338" calcext:value-type="float">
            <text:p>101,703502133338</text:p>
          </table:table-cell>
          <table:table-cell table:formula="of:=[.$L$3]*([.D76]-[.D75])+(1-[.$L$3])*[.E75]" office:value-type="float" office:value="0.106811659268469" calcext:value-type="float">
            <text:p>0,106811659268469</text:p>
          </table:table-cell>
          <table:table-cell table:formula="of:=[.$M$3]*([.C76]-[.D76])+(1-[.$M$3])*[.F64]" office:value-type="float" office:value="0.222691337984264" calcext:value-type="float">
            <text:p>0,222691337984264</text:p>
          </table:table-cell>
          <table:table-cell table:formula="of:=[.D75]+[.E75]+[.F64]" office:value-type="float" office:value="101.875621018896" calcext:value-type="float">
            <text:p>101,875621018896</text:p>
          </table:table-cell>
          <table:table-cell table:formula="of:=[.C76]-[.G76]" office:value-type="float" office:value="0.0543789811038238" calcext:value-type="float">
            <text:p>0,054378981103824</text:p>
          </table:table-cell>
          <table:table-cell table:formula="of:=ABS([.H76]/[.C76])" office:value-type="float" office:value="0.000533493388637533" calcext:value-type="float">
            <text:p>0,0005334933886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3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table:formula="of:=[.$K$3]*([.C77]-[.F65])+(1-[.$K$3])*([.D76]+[.E76])" office:value-type="float" office:value="101.798517379588" calcext:value-type="float">
            <text:p>101,798517379588</text:p>
          </table:table-cell>
          <table:table-cell table:formula="of:=[.$L$3]*([.D77]-[.D76])+(1-[.$L$3])*[.E76]" office:value-type="float" office:value="0.105632017966614" calcext:value-type="float">
            <text:p>0,105632017966614</text:p>
          </table:table-cell>
          <table:table-cell table:formula="of:=[.$M$3]*([.C77]-[.D77])+(1-[.$M$3])*[.F65]" office:value-type="float" office:value="0.204235116782604" calcext:value-type="float">
            <text:p>0,204235116782604</text:p>
          </table:table-cell>
          <table:table-cell table:formula="of:=[.D76]+[.E76]+[.F65]" office:value-type="float" office:value="102.039321376728" calcext:value-type="float">
            <text:p>102,039321376728</text:p>
          </table:table-cell>
          <table:table-cell table:formula="of:=[.C77]-[.G77]" office:value-type="float" office:value="-0.0393213767284948" calcext:value-type="float">
            <text:p>-0,039321376728495</text:p>
          </table:table-cell>
          <table:table-cell table:formula="of:=ABS([.H77]/[.C77])" office:value-type="float" office:value="0.000385503693416615" calcext:value-type="float">
            <text:p>0,0003855036934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4</text:p>
          </table:table-cell>
          <table:table-cell office:value-type="float" office:value="64" calcext:value-type="float">
            <text:p>64</text:p>
          </table:table-cell>
          <table:table-cell office:value-type="float" office:value="101.91" calcext:value-type="float">
            <text:p>101,91</text:p>
          </table:table-cell>
          <table:table-cell table:formula="of:=[.$K$3]*([.C78]-[.F66])+(1-[.$K$3])*([.D77]+[.E77])" office:value-type="float" office:value="101.8915971631" calcext:value-type="float">
            <text:p>101,8915971631</text:p>
          </table:table-cell>
          <table:table-cell table:formula="of:=[.$L$3]*([.D78]-[.D77])+(1-[.$L$3])*[.E77]" office:value-type="float" office:value="0.104376794521152" calcext:value-type="float">
            <text:p>0,104376794521152</text:p>
          </table:table-cell>
          <table:table-cell table:formula="of:=[.$M$3]*([.C78]-[.D78])+(1-[.$M$3])*[.F66]" office:value-type="float" office:value="0.0213316916056862" calcext:value-type="float">
            <text:p>0,021331691605686</text:p>
          </table:table-cell>
          <table:table-cell table:formula="of:=[.D77]+[.E77]+[.F66]" office:value-type="float" office:value="101.951840781515" calcext:value-type="float">
            <text:p>101,951840781515</text:p>
          </table:table-cell>
          <table:table-cell table:formula="of:=[.C78]-[.G78]" office:value-type="float" office:value="-0.0418407815153756" calcext:value-type="float">
            <text:p>-0,041840781515376</text:p>
          </table:table-cell>
          <table:table-cell table:formula="of:=ABS([.H78]/[.C78])" office:value-type="float" office:value="0.00041056600446841" calcext:value-type="float">
            <text:p>0,0004105660044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5</text:p>
          </table:table-cell>
          <table:table-cell office:value-type="float" office:value="65" calcext:value-type="float">
            <text:p>65</text:p>
          </table:table-cell>
          <table:table-cell office:value-type="float" office:value="101.81" calcext:value-type="float">
            <text:p>101,81</text:p>
          </table:table-cell>
          <table:table-cell table:formula="of:=[.$K$3]*([.C79]-[.F67])+(1-[.$K$3])*([.D78]+[.E78])" office:value-type="float" office:value="101.944790028904" calcext:value-type="float">
            <text:p>101,944790028904</text:p>
          </table:table-cell>
          <table:table-cell table:formula="of:=[.$L$3]*([.D79]-[.D78])+(1-[.$L$3])*[.E78]" office:value-type="float" office:value="0.0992584016493723" calcext:value-type="float">
            <text:p>0,099258401649372</text:p>
          </table:table-cell>
          <table:table-cell table:formula="of:=[.$M$3]*([.C79]-[.D79])+(1-[.$M$3])*[.F67]" office:value-type="float" office:value="-0.122847112202913" calcext:value-type="float">
            <text:p>-0,122847112202913</text:p>
          </table:table-cell>
          <table:table-cell table:formula="of:=[.D78]+[.E78]+[.F67]" office:value-type="float" office:value="101.980613095726" calcext:value-type="float">
            <text:p>101,980613095726</text:p>
          </table:table-cell>
          <table:table-cell table:formula="of:=[.C79]-[.G79]" office:value-type="float" office:value="-0.17061309572604" calcext:value-type="float">
            <text:p>-0,17061309572604</text:p>
          </table:table-cell>
          <table:table-cell table:formula="of:=ABS([.H79]/[.C79])" office:value-type="float" office:value="0.00167579899544288" calcext:value-type="float">
            <text:p>0,0016757989954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6</text:p>
          </table:table-cell>
          <table:table-cell office:value-type="float" office:value="66" calcext:value-type="float">
            <text:p>66</text:p>
          </table:table-cell>
          <table:table-cell office:value-type="float" office:value="101.85" calcext:value-type="float">
            <text:p>101,85</text:p>
          </table:table-cell>
          <table:table-cell table:formula="of:=[.$K$3]*([.C80]-[.F68])+(1-[.$K$3])*([.D79]+[.E79])" office:value-type="float" office:value="102.052100355026" calcext:value-type="float">
            <text:p>102,052100355026</text:p>
          </table:table-cell>
          <table:table-cell table:formula="of:=[.$L$3]*([.D80]-[.D79])+(1-[.$L$3])*[.E79]" office:value-type="float" office:value="0.100063594096618" calcext:value-type="float">
            <text:p>0,100063594096618</text:p>
          </table:table-cell>
          <table:table-cell table:formula="of:=[.$M$3]*([.C80]-[.D80])+(1-[.$M$3])*[.F68]" office:value-type="float" office:value="-0.203979137402484" calcext:value-type="float">
            <text:p>-0,203979137402484</text:p>
          </table:table-cell>
          <table:table-cell table:formula="of:=[.D79]+[.E79]+[.F68]" office:value-type="float" office:value="101.823160251758" calcext:value-type="float">
            <text:p>101,823160251758</text:p>
          </table:table-cell>
          <table:table-cell table:formula="of:=[.C80]-[.G80]" office:value-type="float" office:value="0.0268397482415139" calcext:value-type="float">
            <text:p>0,026839748241514</text:p>
          </table:table-cell>
          <table:table-cell table:formula="of:=ABS([.H80]/[.C80])" office:value-type="float" office:value="0.000263522319504309" calcext:value-type="float">
            <text:p>0,0002635223195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7</text:p>
          </table:table-cell>
          <table:table-cell office:value-type="float" office:value="67" calcext:value-type="float">
            <text:p>67</text:p>
          </table:table-cell>
          <table:table-cell office:value-type="float" office:value="101.69" calcext:value-type="float">
            <text:p>101,69</text:p>
          </table:table-cell>
          <table:table-cell table:formula="of:=[.$K$3]*([.C81]-[.F69])+(1-[.$K$3])*([.D80]+[.E80])" office:value-type="float" office:value="101.986281044927" calcext:value-type="float">
            <text:p>101,986281044927</text:p>
          </table:table-cell>
          <table:table-cell table:formula="of:=[.$L$3]*([.D81]-[.D80])+(1-[.$L$3])*[.E80]" office:value-type="float" office:value="0.0834753036770721" calcext:value-type="float">
            <text:p>0,083475303677072</text:p>
          </table:table-cell>
          <table:table-cell table:formula="of:=[.$M$3]*([.C81]-[.D81])+(1-[.$M$3])*[.F69]" office:value-type="float" office:value="-0.257575033947787" calcext:value-type="float">
            <text:p>-0,257575033947787</text:p>
          </table:table-cell>
          <table:table-cell table:formula="of:=[.D80]+[.E80]+[.F69]" office:value-type="float" office:value="102.242943013985" calcext:value-type="float">
            <text:p>102,242943013985</text:p>
          </table:table-cell>
          <table:table-cell table:formula="of:=[.C81]-[.G81]" office:value-type="float" office:value="-0.552943013984901" calcext:value-type="float">
            <text:p>-0,552943013984901</text:p>
          </table:table-cell>
          <table:table-cell table:formula="of:=ABS([.H81]/[.C81])" office:value-type="float" office:value="0.00543753578508114" calcext:value-type="float">
            <text:p>0,0054375357850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8</text:p>
          </table:table-cell>
          <table:table-cell office:value-type="float" office:value="68" calcext:value-type="float">
            <text:p>68</text:p>
          </table:table-cell>
          <table:table-cell office:value-type="float" office:value="101.73" calcext:value-type="float">
            <text:p>101,73</text:p>
          </table:table-cell>
          <table:table-cell table:formula="of:=[.$K$3]*([.C82]-[.F70])+(1-[.$K$3])*([.D81]+[.E81])" office:value-type="float" office:value="101.828115651072" calcext:value-type="float">
            <text:p>101,828115651072</text:p>
          </table:table-cell>
          <table:table-cell table:formula="of:=[.$L$3]*([.D82]-[.D81])+(1-[.$L$3])*[.E81]" office:value-type="float" office:value="0.0593112339239344" calcext:value-type="float">
            <text:p>0,059311233923935</text:p>
          </table:table-cell>
          <table:table-cell table:formula="of:=[.$M$3]*([.C82]-[.D82])+(1-[.$M$3])*[.F70]" office:value-type="float" office:value="-0.0417328216484276" calcext:value-type="float">
            <text:p>-0,041732821648428</text:p>
          </table:table-cell>
          <table:table-cell table:formula="of:=[.D81]+[.E81]+[.F70]" office:value-type="float" office:value="102.535468991771" calcext:value-type="float">
            <text:p>102,535468991771</text:p>
          </table:table-cell>
          <table:table-cell table:formula="of:=[.C82]-[.G82]" office:value-type="float" office:value="-0.805468991771292" calcext:value-type="float">
            <text:p>-0,805468991771292</text:p>
          </table:table-cell>
          <table:table-cell table:formula="of:=ABS([.H82]/[.C82])" office:value-type="float" office:value="0.0079177134746023" calcext:value-type="float">
            <text:p>0,0079177134746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09</text:p>
          </table:table-cell>
          <table:table-cell office:value-type="float" office:value="69" calcext:value-type="float">
            <text:p>69</text:p>
          </table:table-cell>
          <table:table-cell office:value-type="float" office:value="101.54" calcext:value-type="float">
            <text:p>101,54</text:p>
          </table:table-cell>
          <table:table-cell table:formula="of:=[.$K$3]*([.C83]-[.F71])+(1-[.$K$3])*([.D82]+[.E82])" office:value-type="float" office:value="101.673516816835" calcext:value-type="float">
            <text:p>101,673516816835</text:p>
          </table:table-cell>
          <table:table-cell table:formula="of:=[.$L$3]*([.D83]-[.D82])+(1-[.$L$3])*[.E82]" office:value-type="float" office:value="0.0379202271078219" calcext:value-type="float">
            <text:p>0,037920227107822</text:p>
          </table:table-cell>
          <table:table-cell table:formula="of:=[.$M$3]*([.C83]-[.D83])+(1-[.$M$3])*[.F71]" office:value-type="float" office:value="-0.0836044675976322" calcext:value-type="float">
            <text:p>-0,083604467597632</text:p>
          </table:table-cell>
          <table:table-cell table:formula="of:=[.D82]+[.E82]+[.F71]" office:value-type="float" office:value="102.253033560537" calcext:value-type="float">
            <text:p>102,253033560537</text:p>
          </table:table-cell>
          <table:table-cell table:formula="of:=[.C83]-[.G83]" office:value-type="float" office:value="-0.713033560537056" calcext:value-type="float">
            <text:p>-0,713033560537056</text:p>
          </table:table-cell>
          <table:table-cell table:formula="of:=ABS([.H83]/[.C83])" office:value-type="float" office:value="0.00702219382053433" calcext:value-type="float">
            <text:p>0,0070221938205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10</text:p>
          </table:table-cell>
          <table:table-cell office:value-type="float" office:value="70" calcext:value-type="float">
            <text:p>70</text:p>
          </table:table-cell>
          <table:table-cell office:value-type="float" office:value="101.48" calcext:value-type="float">
            <text:p>101,48</text:p>
          </table:table-cell>
          <table:table-cell table:formula="of:=[.$K$3]*([.C84]-[.F72])+(1-[.$K$3])*([.D83]+[.E83])" office:value-type="float" office:value="101.541261236054" calcext:value-type="float">
            <text:p>101,541261236054</text:p>
          </table:table-cell>
          <table:table-cell table:formula="of:=[.$L$3]*([.D84]-[.D83])+(1-[.$L$3])*[.E83]" office:value-type="float" office:value="0.0209026463189561" calcext:value-type="float">
            <text:p>0,020902646318956</text:p>
          </table:table-cell>
          <table:table-cell table:formula="of:=[.$M$3]*([.C84]-[.D84])+(1-[.$M$3])*[.F72]" office:value-type="float" office:value="-0.0215535475470392" calcext:value-type="float">
            <text:p>-0,021553547547039</text:p>
          </table:table-cell>
          <table:table-cell table:formula="of:=[.D83]+[.E83]+[.F72]" office:value-type="float" office:value="102.047252692962" calcext:value-type="float">
            <text:p>102,047252692962</text:p>
          </table:table-cell>
          <table:table-cell table:formula="of:=[.C84]-[.G84]" office:value-type="float" office:value="-0.567252692962185" calcext:value-type="float">
            <text:p>-0,567252692962185</text:p>
          </table:table-cell>
          <table:table-cell table:formula="of:=ABS([.H84]/[.C84])" office:value-type="float" office:value="0.00558979792039993" calcext:value-type="float">
            <text:p>0,00558979792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11</text:p>
          </table:table-cell>
          <table:table-cell office:value-type="float" office:value="71" calcext:value-type="float">
            <text:p>71</text:p>
          </table:table-cell>
          <table:table-cell office:value-type="float" office:value="101.37" calcext:value-type="float">
            <text:p>101,37</text:p>
          </table:table-cell>
          <table:table-cell table:formula="of:=[.$K$3]*([.C85]-[.F73])+(1-[.$K$3])*([.D84]+[.E84])" office:value-type="float" office:value="101.387615827303" calcext:value-type="float">
            <text:p>101,387615827303</text:p>
          </table:table-cell>
          <table:table-cell table:formula="of:=[.$L$3]*([.D85]-[.D84])+(1-[.$L$3])*[.E84]" office:value-type="float" office:value="0.00344784081188623" calcext:value-type="float">
            <text:p>0,003447840811886</text:p>
          </table:table-cell>
          <table:table-cell table:formula="of:=[.$M$3]*([.C85]-[.D85])+(1-[.$M$3])*[.F73]" office:value-type="float" office:value="0.0231120522138489" calcext:value-type="float">
            <text:p>0,023112052213849</text:p>
          </table:table-cell>
          <table:table-cell table:formula="of:=[.D84]+[.E84]+[.F73]" office:value-type="float" office:value="101.951826850236" calcext:value-type="float">
            <text:p>101,951826850236</text:p>
          </table:table-cell>
          <table:table-cell table:formula="of:=[.C85]-[.G85]" office:value-type="float" office:value="-0.581826850235672" calcext:value-type="float">
            <text:p>-0,581826850235672</text:p>
          </table:table-cell>
          <table:table-cell table:formula="of:=ABS([.H85]/[.C85])" office:value-type="float" office:value="0.00573963549606069" calcext:value-type="float">
            <text:p>0,0057396354960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0-12</text:p>
          </table:table-cell>
          <table:table-cell office:value-type="float" office:value="72" calcext:value-type="float">
            <text:p>72</text:p>
          </table:table-cell>
          <table:table-cell office:value-type="float" office:value="101.44" calcext:value-type="float">
            <text:p>101,44</text:p>
          </table:table-cell>
          <table:table-cell table:formula="of:=[.$K$3]*([.C86]-[.F74])+(1-[.$K$3])*([.D85]+[.E85])" office:value-type="float" office:value="101.373041737091" calcext:value-type="float">
            <text:p>101,373041737091</text:p>
          </table:table-cell>
          <table:table-cell table:formula="of:=[.$L$3]*([.D86]-[.D85])+(1-[.$L$3])*[.E85]" office:value-type="float" office:value="0.00164564770956643" calcext:value-type="float">
            <text:p>0,001645647709566</text:p>
          </table:table-cell>
          <table:table-cell table:formula="of:=[.$M$3]*([.C86]-[.D86])+(1-[.$M$3])*[.F74]" office:value-type="float" office:value="0.0711633801474035" calcext:value-type="float">
            <text:p>0,071163380147404</text:p>
          </table:table-cell>
          <table:table-cell table:formula="of:=[.D85]+[.E85]+[.F74]" office:value-type="float" office:value="101.500073103411" calcext:value-type="float">
            <text:p>101,500073103411</text:p>
          </table:table-cell>
          <table:table-cell table:formula="of:=[.C86]-[.G86]" office:value-type="float" office:value="-0.060073103410673" calcext:value-type="float">
            <text:p>-0,060073103410673</text:p>
          </table:table-cell>
          <table:table-cell table:formula="of:=ABS([.H86]/[.C86])" office:value-type="float" office:value="0.000592203306493227" calcext:value-type="float">
            <text:p>0,0005922033064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1</text:p>
          </table:table-cell>
          <table:table-cell office:value-type="float" office:value="73" calcext:value-type="float">
            <text:p>73</text:p>
          </table:table-cell>
          <table:table-cell office:value-type="float" office:value="101.31" calcext:value-type="float">
            <text:p>101,31</text:p>
          </table:table-cell>
          <table:table-cell table:formula="of:=[.$K$3]*([.C87]-[.F75])+(1-[.$K$3])*([.D86]+[.E86])" office:value-type="float" office:value="101.288286026307" calcext:value-type="float">
            <text:p>101,288286026307</text:p>
          </table:table-cell>
          <table:table-cell table:formula="of:=[.$L$3]*([.D87]-[.D86])+(1-[.$L$3])*[.E86]" office:value-type="float" office:value="-0.00699448813986927" calcext:value-type="float">
            <text:p>-0,006994488139869</text:p>
          </table:table-cell>
          <table:table-cell table:formula="of:=[.$M$3]*([.C87]-[.D87])+(1-[.$M$3])*[.F75]" office:value-type="float" office:value="0.0418742906754696" calcext:value-type="float">
            <text:p>0,04187429067547</text:p>
          </table:table-cell>
          <table:table-cell table:formula="of:=[.D86]+[.E86]+[.F75]" office:value-type="float" office:value="101.598004528315" calcext:value-type="float">
            <text:p>101,598004528315</text:p>
          </table:table-cell>
          <table:table-cell table:formula="of:=[.C87]-[.G87]" office:value-type="float" office:value="-0.288004528314545" calcext:value-type="float">
            <text:p>-0,288004528314545</text:p>
          </table:table-cell>
          <table:table-cell table:formula="of:=ABS([.H87]/[.C87])" office:value-type="float" office:value="0.00284280454362398" calcext:value-type="float">
            <text:p>0,0028428045436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2</text:p>
          </table:table-cell>
          <table:table-cell office:value-type="float" office:value="74" calcext:value-type="float">
            <text:p>74</text:p>
          </table:table-cell>
          <table:table-cell office:value-type="float" office:value="101.26" calcext:value-type="float">
            <text:p>101,26</text:p>
          </table:table-cell>
          <table:table-cell table:formula="of:=[.$K$3]*([.C88]-[.F76])+(1-[.$K$3])*([.D87]+[.E87])" office:value-type="float" office:value="101.208096675321" calcext:value-type="float">
            <text:p>101,208096675321</text:p>
          </table:table-cell>
          <table:table-cell table:formula="of:=[.$L$3]*([.D88]-[.D87])+(1-[.$L$3])*[.E87]" office:value-type="float" office:value="-0.0143139744243974" calcext:value-type="float">
            <text:p>-0,014313974424398</text:p>
          </table:table-cell>
          <table:table-cell table:formula="of:=[.$M$3]*([.C88]-[.D88])+(1-[.$M$3])*[.F76]" office:value-type="float" office:value="0.068982126009171" calcext:value-type="float">
            <text:p>0,068982126009171</text:p>
          </table:table-cell>
          <table:table-cell table:formula="of:=[.D87]+[.E87]+[.F76]" office:value-type="float" office:value="101.503982876151" calcext:value-type="float">
            <text:p>101,503982876151</text:p>
          </table:table-cell>
          <table:table-cell table:formula="of:=[.C88]-[.G88]" office:value-type="float" office:value="-0.243982876150937" calcext:value-type="float">
            <text:p>-0,243982876150937</text:p>
          </table:table-cell>
          <table:table-cell table:formula="of:=ABS([.H88]/[.C88])" office:value-type="float" office:value="0.00240946944648368" calcext:value-type="float">
            <text:p>0,0024094694464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3</text:p>
          </table:table-cell>
          <table:table-cell office:value-type="float" office:value="75" calcext:value-type="float">
            <text:p>75</text:p>
          </table:table-cell>
          <table:table-cell office:value-type="float" office:value="101.45" calcext:value-type="float">
            <text:p>101,45</text:p>
          </table:table-cell>
          <table:table-cell table:formula="of:=[.$K$3]*([.C89]-[.F77])+(1-[.$K$3])*([.D88]+[.E88])" office:value-type="float" office:value="101.209377355593" calcext:value-type="float">
            <text:p>101,209377355593</text:p>
          </table:table-cell>
          <table:table-cell table:formula="of:=[.$L$3]*([.D89]-[.D88])+(1-[.$L$3])*[.E88]" office:value-type="float" office:value="-0.0127545089547858" calcext:value-type="float">
            <text:p>-0,012754508954786</text:p>
          </table:table-cell>
          <table:table-cell table:formula="of:=[.$M$3]*([.C89]-[.D89])+(1-[.$M$3])*[.F77]" office:value-type="float" office:value="0.236983891644456" calcext:value-type="float">
            <text:p>0,236983891644456</text:p>
          </table:table-cell>
          <table:table-cell table:formula="of:=[.D88]+[.E88]+[.F77]" office:value-type="float" office:value="101.39801781768" calcext:value-type="float">
            <text:p>101,39801781768</text:p>
          </table:table-cell>
          <table:table-cell table:formula="of:=[.C89]-[.G89]" office:value-type="float" office:value="0.0519821823204012" calcext:value-type="float">
            <text:p>0,051982182320401</text:p>
          </table:table-cell>
          <table:table-cell table:formula="of:=ABS([.H89]/[.C89])" office:value-type="float" office:value="0.000512392137214403" calcext:value-type="float">
            <text:p>0,0005123921372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4</text:p>
          </table:table-cell>
          <table:table-cell office:value-type="float" office:value="76" calcext:value-type="float">
            <text:p>76</text:p>
          </table:table-cell>
          <table:table-cell office:value-type="float" office:value="101.45" calcext:value-type="float">
            <text:p>101,45</text:p>
          </table:table-cell>
          <table:table-cell table:formula="of:=[.$K$3]*([.C90]-[.F78])+(1-[.$K$3])*([.D89]+[.E89])" office:value-type="float" office:value="101.266236485165" calcext:value-type="float">
            <text:p>101,266236485165</text:p>
          </table:table-cell>
          <table:table-cell table:formula="of:=[.$L$3]*([.D90]-[.D89])+(1-[.$L$3])*[.E89]" office:value-type="float" office:value="-0.00579314510210679" calcext:value-type="float">
            <text:p>-0,005793145102107</text:p>
          </table:table-cell>
          <table:table-cell table:formula="of:=[.$M$3]*([.C90]-[.D90])+(1-[.$M$3])*[.F78]" office:value-type="float" office:value="0.16752033251196" calcext:value-type="float">
            <text:p>0,16752033251196</text:p>
          </table:table-cell>
          <table:table-cell table:formula="of:=[.D89]+[.E89]+[.F78]" office:value-type="float" office:value="101.217954538244" calcext:value-type="float">
            <text:p>101,217954538244</text:p>
          </table:table-cell>
          <table:table-cell table:formula="of:=[.C90]-[.G90]" office:value-type="float" office:value="0.232045461755987" calcext:value-type="float">
            <text:p>0,232045461755987</text:p>
          </table:table-cell>
          <table:table-cell table:formula="of:=ABS([.H90]/[.C90])" office:value-type="float" office:value="0.00228728892810239" calcext:value-type="float">
            <text:p>0,0022872889281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5</text:p>
          </table:table-cell>
          <table:table-cell office:value-type="float" office:value="77" calcext:value-type="float">
            <text:p>77</text:p>
          </table:table-cell>
          <table:table-cell office:value-type="float" office:value="101.9" calcext:value-type="float">
            <text:p>101,9</text:p>
          </table:table-cell>
          <table:table-cell table:formula="of:=[.$K$3]*([.C91]-[.F79])+(1-[.$K$3])*([.D90]+[.E90])" office:value-type="float" office:value="101.489164471705" calcext:value-type="float">
            <text:p>101,489164471705</text:p>
          </table:table-cell>
          <table:table-cell table:formula="of:=[.$L$3]*([.D91]-[.D90])+(1-[.$L$3])*[.E90]" office:value-type="float" office:value="0.0170789680620897" calcext:value-type="float">
            <text:p>0,01707896806209</text:p>
          </table:table-cell>
          <table:table-cell table:formula="of:=[.$M$3]*([.C91]-[.D91])+(1-[.$M$3])*[.F79]" office:value-type="float" office:value="0.35746726424523" calcext:value-type="float">
            <text:p>0,35746726424523</text:p>
          </table:table-cell>
          <table:table-cell table:formula="of:=[.D90]+[.E90]+[.F79]" office:value-type="float" office:value="101.13759622786" calcext:value-type="float">
            <text:p>101,13759622786</text:p>
          </table:table-cell>
          <table:table-cell table:formula="of:=[.C91]-[.G91]" office:value-type="float" office:value="0.762403772139905" calcext:value-type="float">
            <text:p>0,762403772139905</text:p>
          </table:table-cell>
          <table:table-cell table:formula="of:=ABS([.H91]/[.C91])" office:value-type="float" office:value="0.0074818819640815" calcext:value-type="float">
            <text:p>0,0074818819640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6</text:p>
          </table:table-cell>
          <table:table-cell office:value-type="float" office:value="78" calcext:value-type="float">
            <text:p>78</text:p>
          </table:table-cell>
          <table:table-cell office:value-type="float" office:value="102.33" calcext:value-type="float">
            <text:p>102,33</text:p>
          </table:table-cell>
          <table:table-cell table:formula="of:=[.$K$3]*([.C92]-[.F80])+(1-[.$K$3])*([.D91]+[.E91])" office:value-type="float" office:value="101.814564149058" calcext:value-type="float">
            <text:p>101,814564149058</text:p>
          </table:table-cell>
          <table:table-cell table:formula="of:=[.$L$3]*([.D92]-[.D91])+(1-[.$L$3])*[.E91]" office:value-type="float" office:value="0.0479110389911514" calcext:value-type="float">
            <text:p>0,047911038991151</text:p>
          </table:table-cell>
          <table:table-cell table:formula="of:=[.$M$3]*([.C92]-[.D92])+(1-[.$M$3])*[.F80]" office:value-type="float" office:value="0.443494352107831" calcext:value-type="float">
            <text:p>0,443494352107831</text:p>
          </table:table-cell>
          <table:table-cell table:formula="of:=[.D91]+[.E91]+[.F80]" office:value-type="float" office:value="101.302264302365" calcext:value-type="float">
            <text:p>101,302264302365</text:p>
          </table:table-cell>
          <table:table-cell table:formula="of:=[.C92]-[.G92]" office:value-type="float" office:value="1.02773569763541" calcext:value-type="float">
            <text:p>1,02773569763541</text:p>
          </table:table-cell>
          <table:table-cell table:formula="of:=ABS([.H92]/[.C92])" office:value-type="float" office:value="0.0100433469914532" calcext:value-type="float">
            <text:p>0,0100433469914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7</text:p>
          </table:table-cell>
          <table:table-cell office:value-type="float" office:value="79" calcext:value-type="float">
            <text:p>79</text:p>
          </table:table-cell>
          <table:table-cell office:value-type="float" office:value="102.75" calcext:value-type="float">
            <text:p>102,75</text:p>
          </table:table-cell>
          <table:table-cell table:formula="of:=[.$K$3]*([.C93]-[.F81])+(1-[.$K$3])*([.D92]+[.E92])" office:value-type="float" office:value="102.206005141819" calcext:value-type="float">
            <text:p>102,206005141819</text:p>
          </table:table-cell>
          <table:table-cell table:formula="of:=[.$L$3]*([.D93]-[.D92])+(1-[.$L$3])*[.E92]" office:value-type="float" office:value="0.0822640343681183" calcext:value-type="float">
            <text:p>0,082264034368118</text:p>
          </table:table-cell>
          <table:table-cell table:formula="of:=[.$M$3]*([.C93]-[.D93])+(1-[.$M$3])*[.F81]" office:value-type="float" office:value="0.463837868968564" calcext:value-type="float">
            <text:p>0,463837868968564</text:p>
          </table:table-cell>
          <table:table-cell table:formula="of:=[.D92]+[.E92]+[.F81]" office:value-type="float" office:value="101.604900154101" calcext:value-type="float">
            <text:p>101,604900154101</text:p>
          </table:table-cell>
          <table:table-cell table:formula="of:=[.C93]-[.G93]" office:value-type="float" office:value="1.14509984589895" calcext:value-type="float">
            <text:p>1,14509984589895</text:p>
          </table:table-cell>
          <table:table-cell table:formula="of:=ABS([.H93]/[.C93])" office:value-type="float" office:value="0.0111445240476784" calcext:value-type="float">
            <text:p>0,0111445240476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8</text:p>
          </table:table-cell>
          <table:table-cell office:value-type="float" office:value="80" calcext:value-type="float">
            <text:p>80</text:p>
          </table:table-cell>
          <table:table-cell office:value-type="float" office:value="103.12" calcext:value-type="float">
            <text:p>103,12</text:p>
          </table:table-cell>
          <table:table-cell table:formula="of:=[.$K$3]*([.C94]-[.F82])+(1-[.$K$3])*([.D93]+[.E93])" office:value-type="float" office:value="102.550308269825" calcext:value-type="float">
            <text:p>102,550308269825</text:p>
          </table:table-cell>
          <table:table-cell table:formula="of:=[.$L$3]*([.D94]-[.D93])+(1-[.$L$3])*[.E93]" office:value-type="float" office:value="0.108467943731972" calcext:value-type="float">
            <text:p>0,108467943731972</text:p>
          </table:table-cell>
          <table:table-cell table:formula="of:=[.$M$3]*([.C94]-[.D94])+(1-[.$M$3])*[.F82]" office:value-type="float" office:value="0.508549274992512" calcext:value-type="float">
            <text:p>0,508549274992512</text:p>
          </table:table-cell>
          <table:table-cell table:formula="of:=[.D93]+[.E93]+[.F82]" office:value-type="float" office:value="102.246536354538" calcext:value-type="float">
            <text:p>102,246536354538</text:p>
          </table:table-cell>
          <table:table-cell table:formula="of:=[.C94]-[.G94]" office:value-type="float" office:value="0.873463645461797" calcext:value-type="float">
            <text:p>0,873463645461797</text:p>
          </table:table-cell>
          <table:table-cell table:formula="of:=ABS([.H94]/[.C94])" office:value-type="float" office:value="0.00847036118562643" calcext:value-type="float">
            <text:p>0,0084703611856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09</text:p>
          </table:table-cell>
          <table:table-cell office:value-type="float" office:value="81" calcext:value-type="float">
            <text:p>81</text:p>
          </table:table-cell>
          <table:table-cell office:value-type="float" office:value="102.99" calcext:value-type="float">
            <text:p>102,99</text:p>
          </table:table-cell>
          <table:table-cell table:formula="of:=[.$K$3]*([.C95]-[.F83])+(1-[.$K$3])*([.D94]+[.E94])" office:value-type="float" office:value="102.783224689769" calcext:value-type="float">
            <text:p>102,783224689769</text:p>
          </table:table-cell>
          <table:table-cell table:formula="of:=[.$L$3]*([.D95]-[.D94])+(1-[.$L$3])*[.E94]" office:value-type="float" office:value="0.120912791353187" calcext:value-type="float">
            <text:p>0,120912791353187</text:p>
          </table:table-cell>
          <table:table-cell table:formula="of:=[.$M$3]*([.C95]-[.D95])+(1-[.$M$3])*[.F83]" office:value-type="float" office:value="0.177737332447877" calcext:value-type="float">
            <text:p>0,177737332447877</text:p>
          </table:table-cell>
          <table:table-cell table:formula="of:=[.D94]+[.E94]+[.F83]" office:value-type="float" office:value="102.57517174596" calcext:value-type="float">
            <text:p>102,57517174596</text:p>
          </table:table-cell>
          <table:table-cell table:formula="of:=[.C95]-[.G95]" office:value-type="float" office:value="0.414828254040501" calcext:value-type="float">
            <text:p>0,414828254040501</text:p>
          </table:table-cell>
          <table:table-cell table:formula="of:=ABS([.H95]/[.C95])" office:value-type="float" office:value="0.00402784983047384" calcext:value-type="float">
            <text:p>0,0040278498304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10</text:p>
          </table:table-cell>
          <table:table-cell office:value-type="float" office:value="82" calcext:value-type="float">
            <text:p>82</text:p>
          </table:table-cell>
          <table:table-cell office:value-type="float" office:value="103.31" calcext:value-type="float">
            <text:p>103,31</text:p>
          </table:table-cell>
          <table:table-cell table:formula="of:=[.$K$3]*([.C96]-[.F84])+(1-[.$K$3])*([.D95]+[.E95])" office:value-type="float" office:value="103.03236230105" calcext:value-type="float">
            <text:p>103,03236230105</text:p>
          </table:table-cell>
          <table:table-cell table:formula="of:=[.$L$3]*([.D96]-[.D95])+(1-[.$L$3])*[.E95]" office:value-type="float" office:value="0.133735273345926" calcext:value-type="float">
            <text:p>0,133735273345926</text:p>
          </table:table-cell>
          <table:table-cell table:formula="of:=[.$M$3]*([.C96]-[.D96])+(1-[.$M$3])*[.F84]" office:value-type="float" office:value="0.247718574300426" calcext:value-type="float">
            <text:p>0,247718574300426</text:p>
          </table:table-cell>
          <table:table-cell table:formula="of:=[.D95]+[.E95]+[.F84]" office:value-type="float" office:value="102.882583933575" calcext:value-type="float">
            <text:p>102,882583933575</text:p>
          </table:table-cell>
          <table:table-cell table:formula="of:=[.C96]-[.G96]" office:value-type="float" office:value="0.42741606642457" calcext:value-type="float">
            <text:p>0,42741606642457</text:p>
          </table:table-cell>
          <table:table-cell table:formula="of:=ABS([.H96]/[.C96])" office:value-type="float" office:value="0.00413721872446588" calcext:value-type="float">
            <text:p>0,0041372187244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11</text:p>
          </table:table-cell>
          <table:table-cell office:value-type="float" office:value="83" calcext:value-type="float">
            <text:p>83</text:p>
          </table:table-cell>
          <table:table-cell office:value-type="float" office:value="103.77" calcext:value-type="float">
            <text:p>103,77</text:p>
          </table:table-cell>
          <table:table-cell table:formula="of:=[.$K$3]*([.C97]-[.F85])+(1-[.$K$3])*([.D96]+[.E96])" office:value-type="float" office:value="103.340334686413" calcext:value-type="float">
            <text:p>103,340334686413</text:p>
          </table:table-cell>
          <table:table-cell table:formula="of:=[.$L$3]*([.D97]-[.D96])+(1-[.$L$3])*[.E96]" office:value-type="float" office:value="0.151158984547636" calcext:value-type="float">
            <text:p>0,151158984547636</text:p>
          </table:table-cell>
          <table:table-cell table:formula="of:=[.$M$3]*([.C97]-[.D97])+(1-[.$M$3])*[.F85]" office:value-type="float" office:value="0.389009987449782" calcext:value-type="float">
            <text:p>0,389009987449782</text:p>
          </table:table-cell>
          <table:table-cell table:formula="of:=[.D96]+[.E96]+[.F85]" office:value-type="float" office:value="103.18920962661" calcext:value-type="float">
            <text:p>103,18920962661</text:p>
          </table:table-cell>
          <table:table-cell table:formula="of:=[.C97]-[.G97]" office:value-type="float" office:value="0.580790373390371" calcext:value-type="float">
            <text:p>0,580790373390371</text:p>
          </table:table-cell>
          <table:table-cell table:formula="of:=ABS([.H97]/[.C97])" office:value-type="float" office:value="0.00559690058196368" calcext:value-type="float">
            <text:p>0,0055969005819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1-12</text:p>
          </table:table-cell>
          <table:table-cell office:value-type="float" office:value="84" calcext:value-type="float">
            <text:p>84</text:p>
          </table:table-cell>
          <table:table-cell office:value-type="float" office:value="103.86" calcext:value-type="float">
            <text:p>103,86</text:p>
          </table:table-cell>
          <table:table-cell table:formula="of:=[.$K$3]*([.C98]-[.F86])+(1-[.$K$3])*([.D97]+[.E97])" office:value-type="float" office:value="103.580696555628" calcext:value-type="float">
            <text:p>103,580696555628</text:p>
          </table:table-cell>
          <table:table-cell table:formula="of:=[.$L$3]*([.D98]-[.D97])+(1-[.$L$3])*[.E97]" office:value-type="float" office:value="0.160079273014397" calcext:value-type="float">
            <text:p>0,160079273014397</text:p>
          </table:table-cell>
          <table:table-cell table:formula="of:=[.$M$3]*([.C98]-[.D98])+(1-[.$M$3])*[.F86]" office:value-type="float" office:value="0.258489437949417" calcext:value-type="float">
            <text:p>0,258489437949417</text:p>
          </table:table-cell>
          <table:table-cell table:formula="of:=[.D97]+[.E97]+[.F86]" office:value-type="float" office:value="103.562657051108" calcext:value-type="float">
            <text:p>103,562657051108</text:p>
          </table:table-cell>
          <table:table-cell table:formula="of:=[.C98]-[.G98]" office:value-type="float" office:value="0.29734294889208" calcext:value-type="float">
            <text:p>0,29734294889208</text:p>
          </table:table-cell>
          <table:table-cell table:formula="of:=ABS([.H98]/[.C98])" office:value-type="float" office:value="0.00286292074804622" calcext:value-type="float">
            <text:p>0,0028629207480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1</text:p>
          </table:table-cell>
          <table:table-cell office:value-type="float" office:value="85" calcext:value-type="float">
            <text:p>85</text:p>
          </table:table-cell>
          <table:table-cell office:value-type="float" office:value="103.85" calcext:value-type="float">
            <text:p>103,85</text:p>
          </table:table-cell>
          <table:table-cell table:formula="of:=[.$K$3]*([.C99]-[.F87])+(1-[.$K$3])*([.D98]+[.E98])" office:value-type="float" office:value="103.760980792847" calcext:value-type="float">
            <text:p>103,760980792847</text:p>
          </table:table-cell>
          <table:table-cell table:formula="of:=[.$L$3]*([.D99]-[.D98])+(1-[.$L$3])*[.E98]" office:value-type="float" office:value="0.162099769434857" calcext:value-type="float">
            <text:p>0,162099769434857</text:p>
          </table:table-cell>
          <table:table-cell table:formula="of:=[.$M$3]*([.C99]-[.D99])+(1-[.$M$3])*[.F87]" office:value-type="float" office:value="0.0843047155051199" calcext:value-type="float">
            <text:p>0,08430471550512</text:p>
          </table:table-cell>
          <table:table-cell table:formula="of:=[.D98]+[.E98]+[.F87]" office:value-type="float" office:value="103.782650119318" calcext:value-type="float">
            <text:p>103,782650119318</text:p>
          </table:table-cell>
          <table:table-cell table:formula="of:=[.C99]-[.G99]" office:value-type="float" office:value="0.0673498806819879" calcext:value-type="float">
            <text:p>0,067349880681988</text:p>
          </table:table-cell>
          <table:table-cell table:formula="of:=ABS([.H99]/[.C99])" office:value-type="float" office:value="0.000648530386923331" calcext:value-type="float">
            <text:p>0,0006485303869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2</text:p>
          </table:table-cell>
          <table:table-cell office:value-type="float" office:value="86" calcext:value-type="float">
            <text:p>86</text:p>
          </table:table-cell>
          <table:table-cell office:value-type="float" office:value="103.76" calcext:value-type="float">
            <text:p>103,76</text:p>
          </table:table-cell>
          <table:table-cell table:formula="of:=[.$K$3]*([.C100]-[.F88])+(1-[.$K$3])*([.D99]+[.E99])" office:value-type="float" office:value="103.853461755795" calcext:value-type="float">
            <text:p>103,853461755795</text:p>
          </table:table-cell>
          <table:table-cell table:formula="of:=[.$L$3]*([.D100]-[.D99])+(1-[.$L$3])*[.E99]" office:value-type="float" office:value="0.155137888786122" calcext:value-type="float">
            <text:p>0,155137888786122</text:p>
          </table:table-cell>
          <table:table-cell table:formula="of:=[.$M$3]*([.C100]-[.D100])+(1-[.$M$3])*[.F88]" office:value-type="float" office:value="-0.0772173676142547" calcext:value-type="float">
            <text:p>-0,077217367614255</text:p>
          </table:table-cell>
          <table:table-cell table:formula="of:=[.D99]+[.E99]+[.F88]" office:value-type="float" office:value="103.992062688291" calcext:value-type="float">
            <text:p>103,992062688291</text:p>
          </table:table-cell>
          <table:table-cell table:formula="of:=[.C100]-[.G100]" office:value-type="float" office:value="-0.232062688291165" calcext:value-type="float">
            <text:p>-0,232062688291165</text:p>
          </table:table-cell>
          <table:table-cell table:formula="of:=ABS([.H100]/[.C100])" office:value-type="float" office:value="0.00223653323333814" calcext:value-type="float">
            <text:p>0,0022365332333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3</text:p>
          </table:table-cell>
          <table:table-cell office:value-type="float" office:value="87" calcext:value-type="float">
            <text:p>87</text:p>
          </table:table-cell>
          <table:table-cell office:value-type="float" office:value="103.7" calcext:value-type="float">
            <text:p>103,7</text:p>
          </table:table-cell>
          <table:table-cell table:formula="of:=[.$K$3]*([.C101]-[.F89])+(1-[.$K$3])*([.D100]+[.E100])" office:value-type="float" office:value="103.844924583713" calcext:value-type="float">
            <text:p>103,844924583713</text:p>
          </table:table-cell>
          <table:table-cell table:formula="of:=[.$L$3]*([.D101]-[.D100])+(1-[.$L$3])*[.E100]" office:value-type="float" office:value="0.138770382699367" calcext:value-type="float">
            <text:p>0,138770382699367</text:p>
          </table:table-cell>
          <table:table-cell table:formula="of:=[.$M$3]*([.C101]-[.D101])+(1-[.$M$3])*[.F89]" office:value-type="float" office:value="-0.106733736177439" calcext:value-type="float">
            <text:p>-0,106733736177439</text:p>
          </table:table-cell>
          <table:table-cell table:formula="of:=[.D100]+[.E100]+[.F89]" office:value-type="float" office:value="104.245583536225" calcext:value-type="float">
            <text:p>104,245583536225</text:p>
          </table:table-cell>
          <table:table-cell table:formula="of:=[.C101]-[.G101]" office:value-type="float" office:value="-0.545583536225223" calcext:value-type="float">
            <text:p>-0,545583536225223</text:p>
          </table:table-cell>
          <table:table-cell table:formula="of:=ABS([.H101]/[.C101])" office:value-type="float" office:value="0.00526117199831459" calcext:value-type="float">
            <text:p>0,0052611719983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4</text:p>
          </table:table-cell>
          <table:table-cell office:value-type="float" office:value="88" calcext:value-type="float">
            <text:p>88</text:p>
          </table:table-cell>
          <table:table-cell office:value-type="float" office:value="103.69" calcext:value-type="float">
            <text:p>103,69</text:p>
          </table:table-cell>
          <table:table-cell table:formula="of:=[.$K$3]*([.C102]-[.F90])+(1-[.$K$3])*([.D101]+[.E101])" office:value-type="float" office:value="103.845330376735" calcext:value-type="float">
            <text:p>103,845330376735</text:p>
          </table:table-cell>
          <table:table-cell table:formula="of:=[.$L$3]*([.D102]-[.D101])+(1-[.$L$3])*[.E101]" office:value-type="float" office:value="0.12493392373163" calcext:value-type="float">
            <text:p>0,12493392373163</text:p>
          </table:table-cell>
          <table:table-cell table:formula="of:=[.$M$3]*([.C102]-[.D102])+(1-[.$M$3])*[.F90]" office:value-type="float" office:value="-0.123045305810491" calcext:value-type="float">
            <text:p>-0,123045305810491</text:p>
          </table:table-cell>
          <table:table-cell table:formula="of:=[.D101]+[.E101]+[.F90]" office:value-type="float" office:value="104.151215298925" calcext:value-type="float">
            <text:p>104,151215298925</text:p>
          </table:table-cell>
          <table:table-cell table:formula="of:=[.C102]-[.G102]" office:value-type="float" office:value="-0.461215298924529" calcext:value-type="float">
            <text:p>-0,461215298924529</text:p>
          </table:table-cell>
          <table:table-cell table:formula="of:=ABS([.H102]/[.C102])" office:value-type="float" office:value="0.00444802101383478" calcext:value-type="float">
            <text:p>0,0044480210138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5</text:p>
          </table:table-cell>
          <table:table-cell office:value-type="float" office:value="89" calcext:value-type="float">
            <text:p>89</text:p>
          </table:table-cell>
          <table:table-cell office:value-type="float" office:value="103.42" calcext:value-type="float">
            <text:p>103,42</text:p>
          </table:table-cell>
          <table:table-cell table:formula="of:=[.$K$3]*([.C103]-[.F91])+(1-[.$K$3])*([.D102]+[.E102])" office:value-type="float" office:value="103.697944831053" calcext:value-type="float">
            <text:p>103,697944831053</text:p>
          </table:table-cell>
          <table:table-cell table:formula="of:=[.$L$3]*([.D103]-[.D102])+(1-[.$L$3])*[.E102]" office:value-type="float" office:value="0.0977019767902683" calcext:value-type="float">
            <text:p>0,097701976790268</text:p>
          </table:table-cell>
          <table:table-cell table:formula="of:=[.$M$3]*([.C103]-[.D103])+(1-[.$M$3])*[.F91]" office:value-type="float" office:value="-0.214403621523374" calcext:value-type="float">
            <text:p>-0,214403621523374</text:p>
          </table:table-cell>
          <table:table-cell table:formula="of:=[.D102]+[.E102]+[.F91]" office:value-type="float" office:value="104.327731564712" calcext:value-type="float">
            <text:p>104,327731564712</text:p>
          </table:table-cell>
          <table:table-cell table:formula="of:=[.C103]-[.G103]" office:value-type="float" office:value="-0.907731564712066" calcext:value-type="float">
            <text:p>-0,907731564712066</text:p>
          </table:table-cell>
          <table:table-cell table:formula="of:=ABS([.H103]/[.C103])" office:value-type="float" office:value="0.00877713754314509" calcext:value-type="float">
            <text:p>0,0087771375431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6</text:p>
          </table:table-cell>
          <table:table-cell office:value-type="float" office:value="90" calcext:value-type="float">
            <text:p>90</text:p>
          </table:table-cell>
          <table:table-cell office:value-type="float" office:value="103.62" calcext:value-type="float">
            <text:p>103,62</text:p>
          </table:table-cell>
          <table:table-cell table:formula="of:=[.$K$3]*([.C104]-[.F92])+(1-[.$K$3])*([.D103]+[.E103])" office:value-type="float" office:value="103.609904459858" calcext:value-type="float">
            <text:p>103,609904459858</text:p>
          </table:table-cell>
          <table:table-cell table:formula="of:=[.$L$3]*([.D104]-[.D103])+(1-[.$L$3])*[.E103]" office:value-type="float" office:value="0.079127741991728" calcext:value-type="float">
            <text:p>0,079127741991728</text:p>
          </table:table-cell>
          <table:table-cell table:formula="of:=[.$M$3]*([.C104]-[.D104])+(1-[.$M$3])*[.F92]" office:value-type="float" office:value="0.0534354213385097" calcext:value-type="float">
            <text:p>0,05343542133851</text:p>
          </table:table-cell>
          <table:table-cell table:formula="of:=[.D103]+[.E103]+[.F92]" office:value-type="float" office:value="104.239141159951" calcext:value-type="float">
            <text:p>104,239141159951</text:p>
          </table:table-cell>
          <table:table-cell table:formula="of:=[.C104]-[.G104]" office:value-type="float" office:value="-0.619141159951312" calcext:value-type="float">
            <text:p>-0,619141159951312</text:p>
          </table:table-cell>
          <table:table-cell table:formula="of:=ABS([.H104]/[.C104])" office:value-type="float" office:value="0.0059751125260694" calcext:value-type="float">
            <text:p>0,005975112526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7</text:p>
          </table:table-cell>
          <table:table-cell office:value-type="float" office:value="91" calcext:value-type="float">
            <text:p>91</text:p>
          </table:table-cell>
          <table:table-cell office:value-type="float" office:value="103.63" calcext:value-type="float">
            <text:p>103,63</text:p>
          </table:table-cell>
          <table:table-cell table:formula="of:=[.$K$3]*([.C105]-[.F93])+(1-[.$K$3])*([.D104]+[.E104])" office:value-type="float" office:value="103.532171180604" calcext:value-type="float">
            <text:p>103,532171180604</text:p>
          </table:table-cell>
          <table:table-cell table:formula="of:=[.$L$3]*([.D105]-[.D104])+(1-[.$L$3])*[.E104]" office:value-type="float" office:value="0.063441639867176" calcext:value-type="float">
            <text:p>0,063441639867176</text:p>
          </table:table-cell>
          <table:table-cell table:formula="of:=[.$M$3]*([.C105]-[.D105])+(1-[.$M$3])*[.F93]" office:value-type="float" office:value="0.134429724352988" calcext:value-type="float">
            <text:p>0,134429724352988</text:p>
          </table:table-cell>
          <table:table-cell table:formula="of:=[.D104]+[.E104]+[.F93]" office:value-type="float" office:value="104.152870070818" calcext:value-type="float">
            <text:p>104,152870070818</text:p>
          </table:table-cell>
          <table:table-cell table:formula="of:=[.C105]-[.G105]" office:value-type="float" office:value="-0.522870070818385" calcext:value-type="float">
            <text:p>-0,522870070818385</text:p>
          </table:table-cell>
          <table:table-cell table:formula="of:=ABS([.H105]/[.C105])" office:value-type="float" office:value="0.00504554733975089" calcext:value-type="float">
            <text:p>0,0050455473397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8</text:p>
          </table:table-cell>
          <table:table-cell office:value-type="float" office:value="92" calcext:value-type="float">
            <text:p>92</text:p>
          </table:table-cell>
          <table:table-cell office:value-type="float" office:value="103.92" calcext:value-type="float">
            <text:p>103,92</text:p>
          </table:table-cell>
          <table:table-cell table:formula="of:=[.$K$3]*([.C106]-[.F94])+(1-[.$K$3])*([.D105]+[.E105])" office:value-type="float" office:value="103.540364191832" calcext:value-type="float">
            <text:p>103,540364191832</text:p>
          </table:table-cell>
          <table:table-cell table:formula="of:=[.$L$3]*([.D106]-[.D105])+(1-[.$L$3])*[.E105]" office:value-type="float" office:value="0.0579167770032572" calcext:value-type="float">
            <text:p>0,057916777003257</text:p>
          </table:table-cell>
          <table:table-cell table:formula="of:=[.$M$3]*([.C106]-[.D106])+(1-[.$M$3])*[.F94]" office:value-type="float" office:value="0.392527154850199" calcext:value-type="float">
            <text:p>0,392527154850199</text:p>
          </table:table-cell>
          <table:table-cell table:formula="of:=[.D105]+[.E105]+[.F94]" office:value-type="float" office:value="104.104162095464" calcext:value-type="float">
            <text:p>104,104162095464</text:p>
          </table:table-cell>
          <table:table-cell table:formula="of:=[.C106]-[.G106]" office:value-type="float" office:value="-0.184162095463989" calcext:value-type="float">
            <text:p>-0,184162095463989</text:p>
          </table:table-cell>
          <table:table-cell table:formula="of:=ABS([.H106]/[.C106])" office:value-type="float" office:value="0.00177215257374893" calcext:value-type="float">
            <text:p>0,00177215257374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09</text:p>
          </table:table-cell>
          <table:table-cell office:value-type="float" office:value="93" calcext:value-type="float">
            <text:p>93</text:p>
          </table:table-cell>
          <table:table-cell office:value-type="float" office:value="103.71" calcext:value-type="float">
            <text:p>103,71</text:p>
          </table:table-cell>
          <table:table-cell table:formula="of:=[.$K$3]*([.C107]-[.F95])+(1-[.$K$3])*([.D106]+[.E106])" office:value-type="float" office:value="103.578475478451" calcext:value-type="float">
            <text:p>103,578475478451</text:p>
          </table:table-cell>
          <table:table-cell table:formula="of:=[.$L$3]*([.D107]-[.D106])+(1-[.$L$3])*[.E106]" office:value-type="float" office:value="0.0559362279647547" calcext:value-type="float">
            <text:p>0,055936227964755</text:p>
          </table:table-cell>
          <table:table-cell table:formula="of:=[.$M$3]*([.C107]-[.D107])+(1-[.$M$3])*[.F95]" office:value-type="float" office:value="0.136145802639319" calcext:value-type="float">
            <text:p>0,136145802639319</text:p>
          </table:table-cell>
          <table:table-cell table:formula="of:=[.D106]+[.E106]+[.F95]" office:value-type="float" office:value="103.776018301283" calcext:value-type="float">
            <text:p>103,776018301283</text:p>
          </table:table-cell>
          <table:table-cell table:formula="of:=[.C107]-[.G107]" office:value-type="float" office:value="-0.066018301283421" calcext:value-type="float">
            <text:p>-0,066018301283421</text:p>
          </table:table-cell>
          <table:table-cell table:formula="of:=ABS([.H107]/[.C107])" office:value-type="float" office:value="0.000636566399415881" calcext:value-type="float">
            <text:p>0,0006365663994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10</text:p>
          </table:table-cell>
          <table:table-cell office:value-type="float" office:value="94" calcext:value-type="float">
            <text:p>94</text:p>
          </table:table-cell>
          <table:table-cell office:value-type="float" office:value="103.73" calcext:value-type="float">
            <text:p>103,73</text:p>
          </table:table-cell>
          <table:table-cell table:formula="of:=[.$K$3]*([.C108]-[.F96])+(1-[.$K$3])*([.D107]+[.E107])" office:value-type="float" office:value="103.588772622201" calcext:value-type="float">
            <text:p>103,588772622201</text:p>
          </table:table-cell>
          <table:table-cell table:formula="of:=[.$L$3]*([.D108]-[.D107])+(1-[.$L$3])*[.E107]" office:value-type="float" office:value="0.0513723195432844" calcext:value-type="float">
            <text:p>0,051372319543284</text:p>
          </table:table-cell>
          <table:table-cell table:formula="of:=[.$M$3]*([.C108]-[.D108])+(1-[.$M$3])*[.F96]" office:value-type="float" office:value="0.151876497449537" calcext:value-type="float">
            <text:p>0,151876497449537</text:p>
          </table:table-cell>
          <table:table-cell table:formula="of:=[.D107]+[.E107]+[.F96]" office:value-type="float" office:value="103.882130280716" calcext:value-type="float">
            <text:p>103,882130280716</text:p>
          </table:table-cell>
          <table:table-cell table:formula="of:=[.C108]-[.G108]" office:value-type="float" office:value="-0.152130280715681" calcext:value-type="float">
            <text:p>-0,152130280715681</text:p>
          </table:table-cell>
          <table:table-cell table:formula="of:=ABS([.H108]/[.C108])" office:value-type="float" office:value="0.00146659867652252" calcext:value-type="float">
            <text:p>0,0014665986765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11</text:p>
          </table:table-cell>
          <table:table-cell office:value-type="float" office:value="95" calcext:value-type="float">
            <text:p>95</text:p>
          </table:table-cell>
          <table:table-cell office:value-type="float" office:value="103.86" calcext:value-type="float">
            <text:p>103,86</text:p>
          </table:table-cell>
          <table:table-cell table:formula="of:=[.$K$3]*([.C109]-[.F97])+(1-[.$K$3])*([.D108]+[.E108])" office:value-type="float" office:value="103.589398462986" calcext:value-type="float">
            <text:p>103,589398462986</text:p>
          </table:table-cell>
          <table:table-cell table:formula="of:=[.$L$3]*([.D109]-[.D108])+(1-[.$L$3])*[.E108]" office:value-type="float" office:value="0.046297671667475" calcext:value-type="float">
            <text:p>0,046297671667475</text:p>
          </table:table-cell>
          <table:table-cell table:formula="of:=[.$M$3]*([.C109]-[.D109])+(1-[.$M$3])*[.F97]" office:value-type="float" office:value="0.282442382057798" calcext:value-type="float">
            <text:p>0,282442382057798</text:p>
          </table:table-cell>
          <table:table-cell table:formula="of:=[.D108]+[.E108]+[.F97]" office:value-type="float" office:value="104.029154929194" calcext:value-type="float">
            <text:p>104,029154929194</text:p>
          </table:table-cell>
          <table:table-cell table:formula="of:=[.C109]-[.G109]" office:value-type="float" office:value="-0.169154929193638" calcext:value-type="float">
            <text:p>-0,169154929193638</text:p>
          </table:table-cell>
          <table:table-cell table:formula="of:=ABS([.H109]/[.C109])" office:value-type="float" office:value="0.00162868216053956" calcext:value-type="float">
            <text:p>0,001628682160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2-12</text:p>
          </table:table-cell>
          <table:table-cell office:value-type="float" office:value="96" calcext:value-type="float">
            <text:p>96</text:p>
          </table:table-cell>
          <table:table-cell office:value-type="float" office:value="103.84" calcext:value-type="float">
            <text:p>103,84</text:p>
          </table:table-cell>
          <table:table-cell table:formula="of:=[.$K$3]*([.C110]-[.F98])+(1-[.$K$3])*([.D109]+[.E109])" office:value-type="float" office:value="103.619440462872" calcext:value-type="float">
            <text:p>103,619440462872</text:p>
          </table:table-cell>
          <table:table-cell table:formula="of:=[.$L$3]*([.D110]-[.D109])+(1-[.$L$3])*[.E109]" office:value-type="float" office:value="0.0446721044893952" calcext:value-type="float">
            <text:p>0,044672104489395</text:p>
          </table:table-cell>
          <table:table-cell table:formula="of:=[.$M$3]*([.C110]-[.D110])+(1-[.$M$3])*[.F98]" office:value-type="float" office:value="0.224352527209755" calcext:value-type="float">
            <text:p>0,224352527209755</text:p>
          </table:table-cell>
          <table:table-cell table:formula="of:=[.D109]+[.E109]+[.F98]" office:value-type="float" office:value="103.894185572603" calcext:value-type="float">
            <text:p>103,894185572603</text:p>
          </table:table-cell>
          <table:table-cell table:formula="of:=[.C110]-[.G110]" office:value-type="float" office:value="-0.0541855726026483" calcext:value-type="float">
            <text:p>-0,054185572602648</text:p>
          </table:table-cell>
          <table:table-cell table:formula="of:=ABS([.H110]/[.C110])" office:value-type="float" office:value="0.000521817917976197" calcext:value-type="float">
            <text:p>0,0005218179179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1</text:p>
          </table:table-cell>
          <table:table-cell office:value-type="float" office:value="97" calcext:value-type="float">
            <text:p>97</text:p>
          </table:table-cell>
          <table:table-cell office:value-type="float" office:value="103.79" calcext:value-type="float">
            <text:p>103,79</text:p>
          </table:table-cell>
          <table:table-cell table:formula="of:=[.$K$3]*([.C111]-[.F99])+(1-[.$K$3])*([.D110]+[.E110])" office:value-type="float" office:value="103.676587382502" calcext:value-type="float">
            <text:p>103,676587382502</text:p>
          </table:table-cell>
          <table:table-cell table:formula="of:=[.$L$3]*([.D111]-[.D110])+(1-[.$L$3])*[.E110]" office:value-type="float" office:value="0.045919586003386" calcext:value-type="float">
            <text:p>0,045919586003386</text:p>
          </table:table-cell>
          <table:table-cell table:formula="of:=[.$M$3]*([.C111]-[.D111])+(1-[.$M$3])*[.F99]" office:value-type="float" office:value="0.110501827298955" calcext:value-type="float">
            <text:p>0,110501827298955</text:p>
          </table:table-cell>
          <table:table-cell table:formula="of:=[.D110]+[.E110]+[.F99]" office:value-type="float" office:value="103.748417282867" calcext:value-type="float">
            <text:p>103,748417282867</text:p>
          </table:table-cell>
          <table:table-cell table:formula="of:=[.C111]-[.G111]" office:value-type="float" office:value="0.0415827171330534" calcext:value-type="float">
            <text:p>0,041582717133053</text:p>
          </table:table-cell>
          <table:table-cell table:formula="of:=ABS([.H111]/[.C111])" office:value-type="float" office:value="0.000400642808874202" calcext:value-type="float">
            <text:p>0,0004006428088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2</text:p>
          </table:table-cell>
          <table:table-cell office:value-type="float" office:value="98" calcext:value-type="float">
            <text:p>98</text:p>
          </table:table-cell>
          <table:table-cell office:value-type="float" office:value="103.76" calcext:value-type="float">
            <text:p>103,76</text:p>
          </table:table-cell>
          <table:table-cell table:formula="of:=[.$K$3]*([.C112]-[.F100])+(1-[.$K$3])*([.D111]+[.E111])" office:value-type="float" office:value="103.756920088238" calcext:value-type="float">
            <text:p>103,756920088238</text:p>
          </table:table-cell>
          <table:table-cell table:formula="of:=[.$L$3]*([.D112]-[.D111])+(1-[.$L$3])*[.E111]" office:value-type="float" office:value="0.0493608979766614" calcext:value-type="float">
            <text:p>0,049360897976662</text:p>
          </table:table-cell>
          <table:table-cell table:formula="of:=[.$M$3]*([.C112]-[.D112])+(1-[.$M$3])*[.F100]" office:value-type="float" office:value="-0.0049498161755098" calcext:value-type="float">
            <text:p>-0,00494981617551</text:p>
          </table:table-cell>
          <table:table-cell table:formula="of:=[.D111]+[.E111]+[.F100]" office:value-type="float" office:value="103.645289600891" calcext:value-type="float">
            <text:p>103,645289600891</text:p>
          </table:table-cell>
          <table:table-cell table:formula="of:=[.C112]-[.G112]" office:value-type="float" office:value="0.114710399109129" calcext:value-type="float">
            <text:p>0,114710399109129</text:p>
          </table:table-cell>
          <table:table-cell table:formula="of:=ABS([.H112]/[.C112])" office:value-type="float" office:value="0.00110553584338019" calcext:value-type="float">
            <text:p>0,001105535843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3</text:p>
          </table:table-cell>
          <table:table-cell office:value-type="float" office:value="99" calcext:value-type="float">
            <text:p>99</text:p>
          </table:table-cell>
          <table:table-cell office:value-type="float" office:value="103.65" calcext:value-type="float">
            <text:p>103,65</text:p>
          </table:table-cell>
          <table:table-cell table:formula="of:=[.$K$3]*([.C113]-[.F101])+(1-[.$K$3])*([.D112]+[.E112])" office:value-type="float" office:value="103.791416811203" calcext:value-type="float">
            <text:p>103,791416811203</text:p>
          </table:table-cell>
          <table:table-cell table:formula="of:=[.$L$3]*([.D113]-[.D112])+(1-[.$L$3])*[.E112]" office:value-type="float" office:value="0.0478744804755495" calcext:value-type="float">
            <text:p>0,04787448047555</text:p>
          </table:table-cell>
          <table:table-cell table:formula="of:=[.$M$3]*([.C113]-[.D113])+(1-[.$M$3])*[.F101]" office:value-type="float" office:value="-0.137948503700816" calcext:value-type="float">
            <text:p>-0,137948503700816</text:p>
          </table:table-cell>
          <table:table-cell table:formula="of:=[.D112]+[.E112]+[.F101]" office:value-type="float" office:value="103.699547250037" calcext:value-type="float">
            <text:p>103,699547250037</text:p>
          </table:table-cell>
          <table:table-cell table:formula="of:=[.C113]-[.G113]" office:value-type="float" office:value="-0.0495472500370795" calcext:value-type="float">
            <text:p>-0,04954725003708</text:p>
          </table:table-cell>
          <table:table-cell table:formula="of:=ABS([.H113]/[.C113])" office:value-type="float" office:value="0.000478024602383787" calcext:value-type="float">
            <text:p>0,0004780246023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4</text:p>
          </table:table-cell>
          <table:table-cell office:value-type="float" office:value="100" calcext:value-type="float">
            <text:p>100</text:p>
          </table:table-cell>
          <table:table-cell office:value-type="float" office:value="103.69" calcext:value-type="float">
            <text:p>103,69</text:p>
          </table:table-cell>
          <table:table-cell table:formula="of:=[.$K$3]*([.C114]-[.F102])+(1-[.$K$3])*([.D113]+[.E113])" office:value-type="float" office:value="103.831417495918" calcext:value-type="float">
            <text:p>103,831417495918</text:p>
          </table:table-cell>
          <table:table-cell table:formula="of:=[.$L$3]*([.D114]-[.D113])+(1-[.$L$3])*[.E113]" office:value-type="float" office:value="0.0470871008994957" calcext:value-type="float">
            <text:p>0,047087100899496</text:p>
          </table:table-cell>
          <table:table-cell table:formula="of:=[.$M$3]*([.C114]-[.D114])+(1-[.$M$3])*[.F102]" office:value-type="float" office:value="-0.139580276907638" calcext:value-type="float">
            <text:p>-0,139580276907638</text:p>
          </table:table-cell>
          <table:table-cell table:formula="of:=[.D113]+[.E113]+[.F102]" office:value-type="float" office:value="103.716245985868" calcext:value-type="float">
            <text:p>103,716245985868</text:p>
          </table:table-cell>
          <table:table-cell table:formula="of:=[.C114]-[.G114]" office:value-type="float" office:value="-0.0262459858684849" calcext:value-type="float">
            <text:p>-0,026245985868485</text:p>
          </table:table-cell>
          <table:table-cell table:formula="of:=ABS([.H114]/[.C114])" office:value-type="float" office:value="0.000253119740268926" calcext:value-type="float">
            <text:p>0,0002531197402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5</text:p>
          </table:table-cell>
          <table:table-cell office:value-type="float" office:value="101" calcext:value-type="float">
            <text:p>101</text:p>
          </table:table-cell>
          <table:table-cell office:value-type="float" office:value="103.4" calcext:value-type="float">
            <text:p>103,4</text:p>
          </table:table-cell>
          <table:table-cell table:formula="of:=[.$K$3]*([.C115]-[.F103])+(1-[.$K$3])*([.D114]+[.E114])" office:value-type="float" office:value="103.79927430423" calcext:value-type="float">
            <text:p>103,79927430423</text:p>
          </table:table-cell>
          <table:table-cell table:formula="of:=[.$L$3]*([.D115]-[.D114])+(1-[.$L$3])*[.E114]" office:value-type="float" office:value="0.0391640716406587" calcext:value-type="float">
            <text:p>0,039164071640659</text:p>
          </table:table-cell>
          <table:table-cell table:formula="of:=[.$M$3]*([.C115]-[.D115])+(1-[.$M$3])*[.F103]" office:value-type="float" office:value="-0.380787235958933" calcext:value-type="float">
            <text:p>-0,380787235958933</text:p>
          </table:table-cell>
          <table:table-cell table:formula="of:=[.D114]+[.E114]+[.F103]" office:value-type="float" office:value="103.664100975295" calcext:value-type="float">
            <text:p>103,664100975295</text:p>
          </table:table-cell>
          <table:table-cell table:formula="of:=[.C115]-[.G115]" office:value-type="float" office:value="-0.264100975294539" calcext:value-type="float">
            <text:p>-0,264100975294539</text:p>
          </table:table-cell>
          <table:table-cell table:formula="of:=ABS([.H115]/[.C115])" office:value-type="float" office:value="0.00255416803959903" calcext:value-type="float">
            <text:p>0,0025541680395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6</text:p>
          </table:table-cell>
          <table:table-cell office:value-type="float" office:value="102" calcext:value-type="float">
            <text:p>102</text:p>
          </table:table-cell>
          <table:table-cell office:value-type="float" office:value="103.4" calcext:value-type="float">
            <text:p>103,4</text:p>
          </table:table-cell>
          <table:table-cell table:formula="of:=[.$K$3]*([.C116]-[.F104])+(1-[.$K$3])*([.D115]+[.E115])" office:value-type="float" office:value="103.690876236708" calcext:value-type="float">
            <text:p>103,690876236708</text:p>
          </table:table-cell>
          <table:table-cell table:formula="of:=[.$L$3]*([.D116]-[.D115])+(1-[.$L$3])*[.E115]" office:value-type="float" office:value="0.0244078577243968" calcext:value-type="float">
            <text:p>0,024407857724397</text:p>
          </table:table-cell>
          <table:table-cell table:formula="of:=[.$M$3]*([.C116]-[.D116])+(1-[.$M$3])*[.F104]" office:value-type="float" office:value="-0.25644507090298" calcext:value-type="float">
            <text:p>-0,25644507090298</text:p>
          </table:table-cell>
          <table:table-cell table:formula="of:=[.D115]+[.E115]+[.F104]" office:value-type="float" office:value="103.891873797209" calcext:value-type="float">
            <text:p>103,891873797209</text:p>
          </table:table-cell>
          <table:table-cell table:formula="of:=[.C116]-[.G116]" office:value-type="float" office:value="-0.491873797208712" calcext:value-type="float">
            <text:p>-0,491873797208712</text:p>
          </table:table-cell>
          <table:table-cell table:formula="of:=ABS([.H116]/[.C116])" office:value-type="float" office:value="0.00475699997300495" calcext:value-type="float">
            <text:p>0,0047569999730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7</text:p>
          </table:table-cell>
          <table:table-cell office:value-type="float" office:value="103" calcext:value-type="float">
            <text:p>103</text:p>
          </table:table-cell>
          <table:table-cell office:value-type="float" office:value="103.2" calcext:value-type="float">
            <text:p>103,2</text:p>
          </table:table-cell>
          <table:table-cell table:formula="of:=[.$K$3]*([.C117]-[.F105])+(1-[.$K$3])*([.D116]+[.E116])" office:value-type="float" office:value="103.520369948797" calcext:value-type="float">
            <text:p>103,520369948797</text:p>
          </table:table-cell>
          <table:table-cell table:formula="of:=[.$L$3]*([.D117]-[.D116])+(1-[.$L$3])*[.E116]" office:value-type="float" office:value="0.00491644316084755" calcext:value-type="float">
            <text:p>0,004916443160848</text:p>
          </table:table-cell>
          <table:table-cell table:formula="of:=[.$M$3]*([.C117]-[.D117])+(1-[.$M$3])*[.F105]" office:value-type="float" office:value="-0.274889981481548" calcext:value-type="float">
            <text:p>-0,274889981481548</text:p>
          </table:table-cell>
          <table:table-cell table:formula="of:=[.D116]+[.E116]+[.F105]" office:value-type="float" office:value="103.849713818785" calcext:value-type="float">
            <text:p>103,849713818785</text:p>
          </table:table-cell>
          <table:table-cell table:formula="of:=[.C117]-[.G117]" office:value-type="float" office:value="-0.649713818784974" calcext:value-type="float">
            <text:p>-0,649713818784974</text:p>
          </table:table-cell>
          <table:table-cell table:formula="of:=ABS([.H117]/[.C117])" office:value-type="float" office:value="0.00629567653861409" calcext:value-type="float">
            <text:p>0,0062956765386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8</text:p>
          </table:table-cell>
          <table:table-cell office:value-type="float" office:value="104" calcext:value-type="float">
            <text:p>104</text:p>
          </table:table-cell>
          <table:table-cell office:value-type="float" office:value="103.51" calcext:value-type="float">
            <text:p>103,51</text:p>
          </table:table-cell>
          <table:table-cell table:formula="of:=[.$K$3]*([.C118]-[.F106])+(1-[.$K$3])*([.D117]+[.E117])" office:value-type="float" office:value="103.402942327915" calcext:value-type="float">
            <text:p>103,402942327915</text:p>
          </table:table-cell>
          <table:table-cell table:formula="of:=[.$L$3]*([.D118]-[.D117])+(1-[.$L$3])*[.E117]" office:value-type="float" office:value="-0.00731796324337728" calcext:value-type="float">
            <text:p>-0,007317963243377</text:p>
          </table:table-cell>
          <table:table-cell table:formula="of:=[.$M$3]*([.C118]-[.D118])+(1-[.$M$3])*[.F106]" office:value-type="float" office:value="0.135604620361435" calcext:value-type="float">
            <text:p>0,135604620361435</text:p>
          </table:table-cell>
          <table:table-cell table:formula="of:=[.D117]+[.E117]+[.F106]" office:value-type="float" office:value="103.917813546808" calcext:value-type="float">
            <text:p>103,917813546808</text:p>
          </table:table-cell>
          <table:table-cell table:formula="of:=[.C118]-[.G118]" office:value-type="float" office:value="-0.407813546807546" calcext:value-type="float">
            <text:p>-0,407813546807546</text:p>
          </table:table-cell>
          <table:table-cell table:formula="of:=ABS([.H118]/[.C118])" office:value-type="float" office:value="0.00393984684385611" calcext:value-type="float">
            <text:p>0,0039398468438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09</text:p>
          </table:table-cell>
          <table:table-cell office:value-type="float" office:value="105" calcext:value-type="float">
            <text:p>105</text:p>
          </table:table-cell>
          <table:table-cell office:value-type="float" office:value="103.22" calcext:value-type="float">
            <text:p>103,22</text:p>
          </table:table-cell>
          <table:table-cell table:formula="of:=[.$K$3]*([.C119]-[.F107])+(1-[.$K$3])*([.D118]+[.E118])" office:value-type="float" office:value="103.302093314478" calcext:value-type="float">
            <text:p>103,302093314478</text:p>
          </table:table-cell>
          <table:table-cell table:formula="of:=[.$L$3]*([.D119]-[.D118])+(1-[.$L$3])*[.E118]" office:value-type="float" office:value="-0.0166710682627082" calcext:value-type="float">
            <text:p>-0,016671068262708</text:p>
          </table:table-cell>
          <table:table-cell table:formula="of:=[.$M$3]*([.C119]-[.D119])+(1-[.$M$3])*[.F107]" office:value-type="float" office:value="-0.0602694027666402" calcext:value-type="float">
            <text:p>-0,06026940276664</text:p>
          </table:table-cell>
          <table:table-cell table:formula="of:=[.D118]+[.E118]+[.F107]" office:value-type="float" office:value="103.531770167311" calcext:value-type="float">
            <text:p>103,531770167311</text:p>
          </table:table-cell>
          <table:table-cell table:formula="of:=[.C119]-[.G119]" office:value-type="float" office:value="-0.311770167311039" calcext:value-type="float">
            <text:p>-0,311770167311039</text:p>
          </table:table-cell>
          <table:table-cell table:formula="of:=ABS([.H119]/[.C119])" office:value-type="float" office:value="0.0030204433957667" calcext:value-type="float">
            <text:p>0,0030204433957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10</text:p>
          </table:table-cell>
          <table:table-cell office:value-type="float" office:value="106" calcext:value-type="float">
            <text:p>106</text:p>
          </table:table-cell>
          <table:table-cell office:value-type="float" office:value="103.08" calcext:value-type="float">
            <text:p>103,08</text:p>
          </table:table-cell>
          <table:table-cell table:formula="of:=[.$K$3]*([.C120]-[.F108])+(1-[.$K$3])*([.D119]+[.E119])" office:value-type="float" office:value="103.178232623116" calcext:value-type="float">
            <text:p>103,178232623116</text:p>
          </table:table-cell>
          <table:table-cell table:formula="of:=[.$L$3]*([.D120]-[.D119])+(1-[.$L$3])*[.E119]" office:value-type="float" office:value="-0.0273900305726656" calcext:value-type="float">
            <text:p>-0,027390030572666</text:p>
          </table:table-cell>
          <table:table-cell table:formula="of:=[.$M$3]*([.C120]-[.D120])+(1-[.$M$3])*[.F108]" office:value-type="float" office:value="-0.0732217110595654" calcext:value-type="float">
            <text:p>-0,073221711059565</text:p>
          </table:table-cell>
          <table:table-cell table:formula="of:=[.D119]+[.E119]+[.F108]" office:value-type="float" office:value="103.437298743665" calcext:value-type="float">
            <text:p>103,437298743665</text:p>
          </table:table-cell>
          <table:table-cell table:formula="of:=[.C120]-[.G120]" office:value-type="float" office:value="-0.35729874366524" calcext:value-type="float">
            <text:p>-0,35729874366524</text:p>
          </table:table-cell>
          <table:table-cell table:formula="of:=ABS([.H120]/[.C120])" office:value-type="float" office:value="0.00346622762577842" calcext:value-type="float">
            <text:p>0,0034662276257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11</text:p>
          </table:table-cell>
          <table:table-cell office:value-type="float" office:value="107" calcext:value-type="float">
            <text:p>107</text:p>
          </table:table-cell>
          <table:table-cell office:value-type="float" office:value="103.17" calcext:value-type="float">
            <text:p>103,17</text:p>
          </table:table-cell>
          <table:table-cell table:formula="of:=[.$K$3]*([.C121]-[.F109])+(1-[.$K$3])*([.D120]+[.E120])" office:value-type="float" office:value="103.071857100163" calcext:value-type="float">
            <text:p>103,071857100163</text:p>
          </table:table-cell>
          <table:table-cell table:formula="of:=[.$L$3]*([.D121]-[.D120])+(1-[.$L$3])*[.E120]" office:value-type="float" office:value="-0.0352885798107034" calcext:value-type="float">
            <text:p>-0,035288579810704</text:p>
          </table:table-cell>
          <table:table-cell table:formula="of:=[.$M$3]*([.C121]-[.D121])+(1-[.$M$3])*[.F109]" office:value-type="float" office:value="0.116572848059004" calcext:value-type="float">
            <text:p>0,116572848059004</text:p>
          </table:table-cell>
          <table:table-cell table:formula="of:=[.D120]+[.E120]+[.F109]" office:value-type="float" office:value="103.433284974601" calcext:value-type="float">
            <text:p>103,433284974601</text:p>
          </table:table-cell>
          <table:table-cell table:formula="of:=[.C121]-[.G121]" office:value-type="float" office:value="-0.263284974601262" calcext:value-type="float">
            <text:p>-0,263284974601262</text:p>
          </table:table-cell>
          <table:table-cell table:formula="of:=ABS([.H121]/[.C121])" office:value-type="float" office:value="0.00255195284095437" calcext:value-type="float">
            <text:p>0,0025519528409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3-12</text:p>
          </table:table-cell>
          <table:table-cell office:value-type="float" office:value="108" calcext:value-type="float">
            <text:p>108</text:p>
          </table:table-cell>
          <table:table-cell office:value-type="float" office:value="103.19" calcext:value-type="float">
            <text:p>103,19</text:p>
          </table:table-cell>
          <table:table-cell table:formula="of:=[.$K$3]*([.C122]-[.F110])+(1-[.$K$3])*([.D121]+[.E121])" office:value-type="float" office:value="103.015292206084" calcext:value-type="float">
            <text:p>103,015292206084</text:p>
          </table:table-cell>
          <table:table-cell table:formula="of:=[.$L$3]*([.D122]-[.D121])+(1-[.$L$3])*[.E121]" office:value-type="float" office:value="-0.0374162112375675" calcext:value-type="float">
            <text:p>-0,037416211237568</text:p>
          </table:table-cell>
          <table:table-cell table:formula="of:=[.$M$3]*([.C122]-[.D122])+(1-[.$M$3])*[.F110]" office:value-type="float" office:value="0.179672267245605" calcext:value-type="float">
            <text:p>0,179672267245605</text:p>
          </table:table-cell>
          <table:table-cell table:formula="of:=[.D121]+[.E121]+[.F110]" office:value-type="float" office:value="103.260921047562" calcext:value-type="float">
            <text:p>103,260921047562</text:p>
          </table:table-cell>
          <table:table-cell table:formula="of:=[.C122]-[.G122]" office:value-type="float" office:value="-0.0709210475621518" calcext:value-type="float">
            <text:p>-0,070921047562152</text:p>
          </table:table-cell>
          <table:table-cell table:formula="of:=ABS([.H122]/[.C122])" office:value-type="float" office:value="0.00068728605060715" calcext:value-type="float">
            <text:p>0,0006872860506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[.$K$3]*([.C123]-[.F111])+(1-[.$K$3])*([.D122]+[.E122])" office:value-type="float" office:value="102.951362648203" calcext:value-type="float">
            <text:p>102,951362648203</text:p>
          </table:table-cell>
          <table:table-cell table:formula="of:=[.$L$3]*([.D123]-[.D122])+(1-[.$L$3])*[.E122]" office:value-type="float" office:value="-0.0400675459019217" calcext:value-type="float">
            <text:p>-0,040067545901922</text:p>
          </table:table-cell>
          <table:table-cell table:formula="of:=[.$M$3]*([.C123]-[.D123])+(1-[.$M$3])*[.F111]" office:value-type="float" office:value="0.0548237993475262" calcext:value-type="float">
            <text:p>0,054823799347526</text:p>
          </table:table-cell>
          <table:table-cell table:formula="of:=[.D122]+[.E122]+[.F111]" office:value-type="float" office:value="103.088377822145" calcext:value-type="float">
            <text:p>103,088377822145</text:p>
          </table:table-cell>
          <table:table-cell table:formula="of:=[.C123]-[.G123]" office:value-type="float" office:value="-0.0883778221451337" calcext:value-type="float">
            <text:p>-0,088377822145134</text:p>
          </table:table-cell>
          <table:table-cell table:formula="of:=ABS([.H123]/[.C123])" office:value-type="float" office:value="0.000858037108205181" calcext:value-type="float">
            <text:p>0,0008580371082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2</text:p>
          </table:table-cell>
          <table:table-cell office:value-type="float" office:value="110" calcext:value-type="float">
            <text:p>110</text:p>
          </table:table-cell>
          <table:table-cell office:value-type="float" office:value="102.89" calcext:value-type="float">
            <text:p>102,89</text:p>
          </table:table-cell>
          <table:table-cell table:formula="of:=[.$K$3]*([.C124]-[.F112])+(1-[.$K$3])*([.D123]+[.E123])" office:value-type="float" office:value="102.906391516463" calcext:value-type="float">
            <text:p>102,906391516463</text:p>
          </table:table-cell>
          <table:table-cell table:formula="of:=[.$L$3]*([.D124]-[.D123])+(1-[.$L$3])*[.E123]" office:value-type="float" office:value="-0.0405579044856783" calcext:value-type="float">
            <text:p>-0,040557904485678</text:p>
          </table:table-cell>
          <table:table-cell table:formula="of:=[.$M$3]*([.C124]-[.D124])+(1-[.$M$3])*[.F112]" office:value-type="float" office:value="-0.0152473464343812" calcext:value-type="float">
            <text:p>-0,015247346434381</text:p>
          </table:table-cell>
          <table:table-cell table:formula="of:=[.D123]+[.E123]+[.F112]" office:value-type="float" office:value="102.906345286125" calcext:value-type="float">
            <text:p>102,906345286125</text:p>
          </table:table-cell>
          <table:table-cell table:formula="of:=[.C124]-[.G124]" office:value-type="float" office:value="-0.0163452861252011" calcext:value-type="float">
            <text:p>-0,016345286125201</text:p>
          </table:table-cell>
          <table:table-cell table:formula="of:=ABS([.H124]/[.C124])" office:value-type="float" office:value="0.000158861756489466" calcext:value-type="float">
            <text:p>0,0001588617564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3</text:p>
          </table:table-cell>
          <table:table-cell office:value-type="float" office:value="111" calcext:value-type="float">
            <text:p>111</text:p>
          </table:table-cell>
          <table:table-cell office:value-type="float" office:value="102.66" calcext:value-type="float">
            <text:p>102,66</text:p>
          </table:table-cell>
          <table:table-cell table:formula="of:=[.$K$3]*([.C125]-[.F113])+(1-[.$K$3])*([.D124]+[.E124])" office:value-type="float" office:value="102.845468079494" calcext:value-type="float">
            <text:p>102,845468079494</text:p>
          </table:table-cell>
          <table:table-cell table:formula="of:=[.$L$3]*([.D125]-[.D124])+(1-[.$L$3])*[.E124]" office:value-type="float" office:value="-0.0425944577339783" calcext:value-type="float">
            <text:p>-0,042594457733978</text:p>
          </table:table-cell>
          <table:table-cell table:formula="of:=[.$M$3]*([.C125]-[.D125])+(1-[.$M$3])*[.F113]" office:value-type="float" office:value="-0.180716121915104" calcext:value-type="float">
            <text:p>-0,180716121915104</text:p>
          </table:table-cell>
          <table:table-cell table:formula="of:=[.D124]+[.E124]+[.F113]" office:value-type="float" office:value="102.727885108277" calcext:value-type="float">
            <text:p>102,727885108277</text:p>
          </table:table-cell>
          <table:table-cell table:formula="of:=[.C125]-[.G125]" office:value-type="float" office:value="-0.0678851082766556" calcext:value-type="float">
            <text:p>-0,067885108276656</text:p>
          </table:table-cell>
          <table:table-cell table:formula="of:=ABS([.H125]/[.C125])" office:value-type="float" office:value="0.000661261526170423" calcext:value-type="float">
            <text:p>0,000661261526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4</text:p>
          </table:table-cell>
          <table:table-cell office:value-type="float" office:value="112" calcext:value-type="float">
            <text:p>112</text:p>
          </table:table-cell>
          <table:table-cell office:value-type="float" office:value="102.2" calcext:value-type="float">
            <text:p>102,2</text:p>
          </table:table-cell>
          <table:table-cell table:formula="of:=[.$K$3]*([.C126]-[.F114])+(1-[.$K$3])*([.D125]+[.E125])" office:value-type="float" office:value="102.663885618305" calcext:value-type="float">
            <text:p>102,663885618305</text:p>
          </table:table-cell>
          <table:table-cell table:formula="of:=[.$L$3]*([.D126]-[.D125])+(1-[.$L$3])*[.E125]" office:value-type="float" office:value="-0.0564932580795639" calcext:value-type="float">
            <text:p>-0,056493258079564</text:p>
          </table:table-cell>
          <table:table-cell table:formula="of:=[.$M$3]*([.C126]-[.D126])+(1-[.$M$3])*[.F114]" office:value-type="float" office:value="-0.431455084164931" calcext:value-type="float">
            <text:p>-0,431455084164931</text:p>
          </table:table-cell>
          <table:table-cell table:formula="of:=[.D125]+[.E125]+[.F114]" office:value-type="float" office:value="102.663293344853" calcext:value-type="float">
            <text:p>102,663293344853</text:p>
          </table:table-cell>
          <table:table-cell table:formula="of:=[.C126]-[.G126]" office:value-type="float" office:value="-0.463293344852843" calcext:value-type="float">
            <text:p>-0,463293344852843</text:p>
          </table:table-cell>
          <table:table-cell table:formula="of:=ABS([.H126]/[.C126])" office:value-type="float" office:value="0.00453320298290453" calcext:value-type="float">
            <text:p>0,0045332029829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5</text:p>
          </table:table-cell>
          <table:table-cell office:value-type="float" office:value="113" calcext:value-type="float">
            <text:p>113</text:p>
          </table:table-cell>
          <table:table-cell office:value-type="float" office:value="101.58" calcext:value-type="float">
            <text:p>101,58</text:p>
          </table:table-cell>
          <table:table-cell table:formula="of:=[.$K$3]*([.C127]-[.F115])+(1-[.$K$3])*([.D126]+[.E126])" office:value-type="float" office:value="102.413410822945" calcext:value-type="float">
            <text:p>102,413410822945</text:p>
          </table:table-cell>
          <table:table-cell table:formula="of:=[.$L$3]*([.D127]-[.D126])+(1-[.$L$3])*[.E126]" office:value-type="float" office:value="-0.0758914118075484" calcext:value-type="float">
            <text:p>-0,075891411807548</text:p>
          </table:table-cell>
          <table:table-cell table:formula="of:=[.$M$3]*([.C127]-[.D127])+(1-[.$M$3])*[.F115]" office:value-type="float" office:value="-0.788148464246596" calcext:value-type="float">
            <text:p>-0,788148464246596</text:p>
          </table:table-cell>
          <table:table-cell table:formula="of:=[.D126]+[.E126]+[.F115]" office:value-type="float" office:value="102.226605124266" calcext:value-type="float">
            <text:p>102,226605124266</text:p>
          </table:table-cell>
          <table:table-cell table:formula="of:=[.C127]-[.G127]" office:value-type="float" office:value="-0.646605124266131" calcext:value-type="float">
            <text:p>-0,646605124266131</text:p>
          </table:table-cell>
          <table:table-cell table:formula="of:=ABS([.H127]/[.C127])" office:value-type="float" office:value="0.0063654767106333" calcext:value-type="float">
            <text:p>0,0063654767106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6</text:p>
          </table:table-cell>
          <table:table-cell office:value-type="float" office:value="114" calcext:value-type="float">
            <text:p>114</text:p>
          </table:table-cell>
          <table:table-cell office:value-type="float" office:value="101.47" calcext:value-type="float">
            <text:p>101,47</text:p>
          </table:table-cell>
          <table:table-cell table:formula="of:=[.$K$3]*([.C128]-[.F116])+(1-[.$K$3])*([.D127]+[.E127])" office:value-type="float" office:value="102.154197109067" calcext:value-type="float">
            <text:p>102,154197109067</text:p>
          </table:table-cell>
          <table:table-cell table:formula="of:=[.$L$3]*([.D128]-[.D127])+(1-[.$L$3])*[.E127]" office:value-type="float" office:value="-0.094223642014589" calcext:value-type="float">
            <text:p>-0,094223642014589</text:p>
          </table:table-cell>
          <table:table-cell table:formula="of:=[.$M$3]*([.C128]-[.D128])+(1-[.$M$3])*[.F116]" office:value-type="float" office:value="-0.641421905250841" calcext:value-type="float">
            <text:p>-0,641421905250841</text:p>
          </table:table-cell>
          <table:table-cell table:formula="of:=[.D127]+[.E127]+[.F116]" office:value-type="float" office:value="102.081074340235" calcext:value-type="float">
            <text:p>102,081074340235</text:p>
          </table:table-cell>
          <table:table-cell table:formula="of:=[.C128]-[.G128]" office:value-type="float" office:value="-0.611074340234694" calcext:value-type="float">
            <text:p>-0,611074340234694</text:p>
          </table:table-cell>
          <table:table-cell table:formula="of:=ABS([.H128]/[.C128])" office:value-type="float" office:value="0.00602221681516403" calcext:value-type="float">
            <text:p>0,00602221681516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7</text:p>
          </table:table-cell>
          <table:table-cell office:value-type="float" office:value="115" calcext:value-type="float">
            <text:p>115</text:p>
          </table:table-cell>
          <table:table-cell office:value-type="float" office:value="101.41" calcext:value-type="float">
            <text:p>101,41</text:p>
          </table:table-cell>
          <table:table-cell table:formula="of:=[.$K$3]*([.C129]-[.F117])+(1-[.$K$3])*([.D128]+[.E128])" office:value-type="float" office:value="101.947448421381" calcext:value-type="float">
            <text:p>101,947448421381</text:p>
          </table:table-cell>
          <table:table-cell table:formula="of:=[.$L$3]*([.D129]-[.D128])+(1-[.$L$3])*[.E128]" office:value-type="float" office:value="-0.105476146581722" calcext:value-type="float">
            <text:p>-0,105476146581722</text:p>
          </table:table-cell>
          <table:table-cell table:formula="of:=[.$M$3]*([.C129]-[.D129])+(1-[.$M$3])*[.F117]" office:value-type="float" office:value="-0.511192577391375" calcext:value-type="float">
            <text:p>-0,511192577391375</text:p>
          </table:table-cell>
          <table:table-cell table:formula="of:=[.D128]+[.E128]+[.F117]" office:value-type="float" office:value="101.785083485571" calcext:value-type="float">
            <text:p>101,785083485571</text:p>
          </table:table-cell>
          <table:table-cell table:formula="of:=[.C129]-[.G129]" office:value-type="float" office:value="-0.375083485571139" calcext:value-type="float">
            <text:p>-0,375083485571139</text:p>
          </table:table-cell>
          <table:table-cell table:formula="of:=ABS([.H129]/[.C129])" office:value-type="float" office:value="0.00369868341949649" calcext:value-type="float">
            <text:p>0,0036986834194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8</text:p>
          </table:table-cell>
          <table:table-cell office:value-type="float" office:value="116" calcext:value-type="float">
            <text:p>116</text:p>
          </table:table-cell>
          <table:table-cell office:value-type="float" office:value="101.57" calcext:value-type="float">
            <text:p>101,57</text:p>
          </table:table-cell>
          <table:table-cell table:formula="of:=[.$K$3]*([.C130]-[.F118])+(1-[.$K$3])*([.D129]+[.E129])" office:value-type="float" office:value="101.719699206251" calcext:value-type="float">
            <text:p>101,719699206251</text:p>
          </table:table-cell>
          <table:table-cell table:formula="of:=[.$L$3]*([.D130]-[.D129])+(1-[.$L$3])*[.E129]" office:value-type="float" office:value="-0.117703453436554" calcext:value-type="float">
            <text:p>-0,117703453436554</text:p>
          </table:table-cell>
          <table:table-cell table:formula="of:=[.$M$3]*([.C130]-[.D130])+(1-[.$M$3])*[.F118]" office:value-type="float" office:value="-0.121168823590038" calcext:value-type="float">
            <text:p>-0,121168823590038</text:p>
          </table:table-cell>
          <table:table-cell table:formula="of:=[.D129]+[.E129]+[.F118]" office:value-type="float" office:value="101.977576895161" calcext:value-type="float">
            <text:p>101,977576895161</text:p>
          </table:table-cell>
          <table:table-cell table:formula="of:=[.C130]-[.G130]" office:value-type="float" office:value="-0.407576895161071" calcext:value-type="float">
            <text:p>-0,407576895161071</text:p>
          </table:table-cell>
          <table:table-cell table:formula="of:=ABS([.H130]/[.C130])" office:value-type="float" office:value="0.00401276848637463" calcext:value-type="float">
            <text:p>0,0040127684863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09</text:p>
          </table:table-cell>
          <table:table-cell office:value-type="float" office:value="117" calcext:value-type="float">
            <text:p>117</text:p>
          </table:table-cell>
          <table:table-cell office:value-type="float" office:value="101.27" calcext:value-type="float">
            <text:p>101,27</text:p>
          </table:table-cell>
          <table:table-cell table:formula="of:=[.$K$3]*([.C131]-[.F119])+(1-[.$K$3])*([.D130]+[.E130])" office:value-type="float" office:value="101.5204778478" calcext:value-type="float">
            <text:p>101,5204778478</text:p>
          </table:table-cell>
          <table:table-cell table:formula="of:=[.$L$3]*([.D131]-[.D130])+(1-[.$L$3])*[.E130]" office:value-type="float" office:value="-0.125855243937997" calcext:value-type="float">
            <text:p>-0,125855243937997</text:p>
          </table:table-cell>
          <table:table-cell table:formula="of:=[.$M$3]*([.C131]-[.D131])+(1-[.$M$3])*[.F119]" office:value-type="float" office:value="-0.231457003296957" calcext:value-type="float">
            <text:p>-0,231457003296957</text:p>
          </table:table-cell>
          <table:table-cell table:formula="of:=[.D130]+[.E130]+[.F119]" office:value-type="float" office:value="101.541726350048" calcext:value-type="float">
            <text:p>101,541726350048</text:p>
          </table:table-cell>
          <table:table-cell table:formula="of:=[.C131]-[.G131]" office:value-type="float" office:value="-0.271726350048127" calcext:value-type="float">
            <text:p>-0,271726350048127</text:p>
          </table:table-cell>
          <table:table-cell table:formula="of:=ABS([.H131]/[.C131])" office:value-type="float" office:value="0.00268318702526046" calcext:value-type="float">
            <text:p>0,002683187025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10</text:p>
          </table:table-cell>
          <table:table-cell office:value-type="float" office:value="118" calcext:value-type="float">
            <text:p>118</text:p>
          </table:table-cell>
          <table:table-cell office:value-type="float" office:value="101.01" calcext:value-type="float">
            <text:p>101,01</text:p>
          </table:table-cell>
          <table:table-cell table:formula="of:=[.$K$3]*([.C132]-[.F120])+(1-[.$K$3])*([.D131]+[.E131])" office:value-type="float" office:value="101.301202336022" calcext:value-type="float">
            <text:p>101,301202336022</text:p>
          </table:table-cell>
          <table:table-cell table:formula="of:=[.$L$3]*([.D132]-[.D131])+(1-[.$L$3])*[.E131]" office:value-type="float" office:value="-0.135197270722079" calcext:value-type="float">
            <text:p>-0,135197270722079</text:p>
          </table:table-cell>
          <table:table-cell table:formula="of:=[.$M$3]*([.C132]-[.D132])+(1-[.$M$3])*[.F120]" office:value-type="float" office:value="-0.269404273525305" calcext:value-type="float">
            <text:p>-0,269404273525305</text:p>
          </table:table-cell>
          <table:table-cell table:formula="of:=[.D131]+[.E131]+[.F120]" office:value-type="float" office:value="101.321400892803" calcext:value-type="float">
            <text:p>101,321400892803</text:p>
          </table:table-cell>
          <table:table-cell table:formula="of:=[.C132]-[.G132]" office:value-type="float" office:value="-0.311400892802766" calcext:value-type="float">
            <text:p>-0,311400892802766</text:p>
          </table:table-cell>
          <table:table-cell table:formula="of:=ABS([.H132]/[.C132])" office:value-type="float" office:value="0.0030828719216193" calcext:value-type="float">
            <text:p>0,0030828719216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11</text:p>
          </table:table-cell>
          <table:table-cell office:value-type="float" office:value="119" calcext:value-type="float">
            <text:p>119</text:p>
          </table:table-cell>
          <table:table-cell office:value-type="float" office:value="100.84" calcext:value-type="float">
            <text:p>100,84</text:p>
          </table:table-cell>
          <table:table-cell table:formula="of:=[.$K$3]*([.C133]-[.F121])+(1-[.$K$3])*([.D132]+[.E132])" office:value-type="float" office:value="101.033231691292" calcext:value-type="float">
            <text:p>101,033231691292</text:p>
          </table:table-cell>
          <table:table-cell table:formula="of:=[.$L$3]*([.D133]-[.D132])+(1-[.$L$3])*[.E132]" office:value-type="float" office:value="-0.148474608122832" calcext:value-type="float">
            <text:p>-0,148474608122832</text:p>
          </table:table-cell>
          <table:table-cell table:formula="of:=[.$M$3]*([.C133]-[.D133])+(1-[.$M$3])*[.F121]" office:value-type="float" office:value="-0.162251237356809" calcext:value-type="float">
            <text:p>-0,162251237356809</text:p>
          </table:table-cell>
          <table:table-cell table:formula="of:=[.D132]+[.E132]+[.F121]" office:value-type="float" office:value="101.282577913358" calcext:value-type="float">
            <text:p>101,282577913358</text:p>
          </table:table-cell>
          <table:table-cell table:formula="of:=[.C133]-[.G133]" office:value-type="float" office:value="-0.442577913358434" calcext:value-type="float">
            <text:p>-0,442577913358434</text:p>
          </table:table-cell>
          <table:table-cell table:formula="of:=ABS([.H133]/[.C133])" office:value-type="float" office:value="0.00438891227051204" calcext:value-type="float">
            <text:p>0,0043889122705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4-12</text:p>
          </table:table-cell>
          <table:table-cell office:value-type="float" office:value="120" calcext:value-type="float">
            <text:p>120</text:p>
          </table:table-cell>
          <table:table-cell office:value-type="float" office:value="100.45" calcext:value-type="float">
            <text:p>100,45</text:p>
          </table:table-cell>
          <table:table-cell table:formula="of:=[.$K$3]*([.C134]-[.F122])+(1-[.$K$3])*([.D133]+[.E133])" office:value-type="float" office:value="100.700428278045" calcext:value-type="float">
            <text:p>100,700428278045</text:p>
          </table:table-cell>
          <table:table-cell table:formula="of:=[.$L$3]*([.D134]-[.D133])+(1-[.$L$3])*[.E133]" office:value-type="float" office:value="-0.166907488635272" calcext:value-type="float">
            <text:p>-0,166907488635272</text:p>
          </table:table-cell>
          <table:table-cell table:formula="of:=[.$M$3]*([.C134]-[.D134])+(1-[.$M$3])*[.F122]" office:value-type="float" office:value="-0.207418223515639" calcext:value-type="float">
            <text:p>-0,207418223515639</text:p>
          </table:table-cell>
          <table:table-cell table:formula="of:=[.D133]+[.E133]+[.F122]" office:value-type="float" office:value="101.064429350415" calcext:value-type="float">
            <text:p>101,064429350415</text:p>
          </table:table-cell>
          <table:table-cell table:formula="of:=[.C134]-[.G134]" office:value-type="float" office:value="-0.614429350414682" calcext:value-type="float">
            <text:p>-0,614429350414682</text:p>
          </table:table-cell>
          <table:table-cell table:formula="of:=ABS([.H134]/[.C134])" office:value-type="float" office:value="0.00611676804793113" calcext:value-type="float">
            <text:p>0,0061167680479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1</text:p>
          </table:table-cell>
          <table:table-cell office:value-type="float" office:value="121" calcext:value-type="float">
            <text:p>121</text:p>
          </table:table-cell>
          <table:table-cell office:value-type="float" office:value="100.4" calcext:value-type="float">
            <text:p>100,4</text:p>
          </table:table-cell>
          <table:table-cell table:formula="of:=[.$K$3]*([.C135]-[.F123])+(1-[.$K$3])*([.D134]+[.E134])" office:value-type="float" office:value="100.477017412782" calcext:value-type="float">
            <text:p>100,477017412782</text:p>
          </table:table-cell>
          <table:table-cell table:formula="of:=[.$L$3]*([.D135]-[.D134])+(1-[.$L$3])*[.E134]" office:value-type="float" office:value="-0.17255782629798" calcext:value-type="float">
            <text:p>-0,17255782629798</text:p>
          </table:table-cell>
          <table:table-cell table:formula="of:=[.$M$3]*([.C135]-[.D135])+(1-[.$M$3])*[.F123]" office:value-type="float" office:value="-0.0638332915693274" calcext:value-type="float">
            <text:p>-0,063833291569327</text:p>
          </table:table-cell>
          <table:table-cell table:formula="of:=[.D134]+[.E134]+[.F123]" office:value-type="float" office:value="100.588344588757" calcext:value-type="float">
            <text:p>100,588344588757</text:p>
          </table:table-cell>
          <table:table-cell table:formula="of:=[.C135]-[.G135]" office:value-type="float" office:value="-0.18834458875692" calcext:value-type="float">
            <text:p>-0,18834458875692</text:p>
          </table:table-cell>
          <table:table-cell table:formula="of:=ABS([.H135]/[.C135])" office:value-type="float" office:value="0.00187594211909282" calcext:value-type="float">
            <text:p>0,0018759421190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2</text:p>
          </table:table-cell>
          <table:table-cell office:value-type="float" office:value="122" calcext:value-type="float">
            <text:p>122</text:p>
          </table:table-cell>
          <table:table-cell office:value-type="float" office:value="100.39" calcext:value-type="float">
            <text:p>100,39</text:p>
          </table:table-cell>
          <table:table-cell table:formula="of:=[.$K$3]*([.C136]-[.F124])+(1-[.$K$3])*([.D135]+[.E135])" office:value-type="float" office:value="100.334695914469" calcext:value-type="float">
            <text:p>100,334695914469</text:p>
          </table:table-cell>
          <table:table-cell table:formula="of:=[.$L$3]*([.D136]-[.D135])+(1-[.$L$3])*[.E135]" office:value-type="float" office:value="-0.169534193499479" calcext:value-type="float">
            <text:p>-0,169534193499479</text:p>
          </table:table-cell>
          <table:table-cell table:formula="of:=[.$M$3]*([.C136]-[.D136])+(1-[.$M$3])*[.F124]" office:value-type="float" office:value="0.0482489423341474" calcext:value-type="float">
            <text:p>0,048248942334147</text:p>
          </table:table-cell>
          <table:table-cell table:formula="of:=[.D135]+[.E135]+[.F124]" office:value-type="float" office:value="100.28921224005" calcext:value-type="float">
            <text:p>100,28921224005</text:p>
          </table:table-cell>
          <table:table-cell table:formula="of:=[.C136]-[.G136]" office:value-type="float" office:value="0.100787759950038" calcext:value-type="float">
            <text:p>0,100787759950038</text:p>
          </table:table-cell>
          <table:table-cell table:formula="of:=ABS([.H136]/[.C136])" office:value-type="float" office:value="0.00100396214712658" calcext:value-type="float">
            <text:p>0,0010039621471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3</text:p>
          </table:table-cell>
          <table:table-cell office:value-type="float" office:value="123" calcext:value-type="float">
            <text:p>123</text:p>
          </table:table-cell>
          <table:table-cell office:value-type="float" office:value="100.26" calcext:value-type="float">
            <text:p>100,26</text:p>
          </table:table-cell>
          <table:table-cell table:formula="of:=[.$K$3]*([.C137]-[.F125])+(1-[.$K$3])*([.D136]+[.E136])" office:value-type="float" office:value="100.247828041253" calcext:value-type="float">
            <text:p>100,247828041253</text:p>
          </table:table-cell>
          <table:table-cell table:formula="of:=[.$L$3]*([.D137]-[.D136])+(1-[.$L$3])*[.E136]" office:value-type="float" office:value="-0.16126756147112" calcext:value-type="float">
            <text:p>-0,16126756147112</text:p>
          </table:table-cell>
          <table:table-cell table:formula="of:=[.$M$3]*([.C137]-[.D137])+(1-[.$M$3])*[.F125]" office:value-type="float" office:value="-0.00711684931961617" calcext:value-type="float">
            <text:p>-0,007116849319616</text:p>
          </table:table-cell>
          <table:table-cell table:formula="of:=[.D136]+[.E136]+[.F125]" office:value-type="float" office:value="99.9844455990548" calcext:value-type="float">
            <text:p>99,9844455990548</text:p>
          </table:table-cell>
          <table:table-cell table:formula="of:=[.C137]-[.G137]" office:value-type="float" office:value="0.275554400945239" calcext:value-type="float">
            <text:p>0,275554400945239</text:p>
          </table:table-cell>
          <table:table-cell table:formula="of:=ABS([.H137]/[.C137])" office:value-type="float" office:value="0.00274839817419947" calcext:value-type="float">
            <text:p>0,00274839817419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4</text:p>
          </table:table-cell>
          <table:table-cell office:value-type="float" office:value="124" calcext:value-type="float">
            <text:p>124</text:p>
          </table:table-cell>
          <table:table-cell office:value-type="float" office:value="100.29" calcext:value-type="float">
            <text:p>100,29</text:p>
          </table:table-cell>
          <table:table-cell table:formula="of:=[.$K$3]*([.C138]-[.F126])+(1-[.$K$3])*([.D137]+[.E137])" office:value-type="float" office:value="100.277028861097" calcext:value-type="float">
            <text:p>100,277028861097</text:p>
          </table:table-cell>
          <table:table-cell table:formula="of:=[.$L$3]*([.D138]-[.D137])+(1-[.$L$3])*[.E137]" office:value-type="float" office:value="-0.142220723339641" calcext:value-type="float">
            <text:p>-0,142220723339641</text:p>
          </table:table-cell>
          <table:table-cell table:formula="of:=[.$M$3]*([.C138]-[.D138])+(1-[.$M$3])*[.F126]" office:value-type="float" office:value="-0.0314714834038973" calcext:value-type="float">
            <text:p>-0,031471483403897</text:p>
          </table:table-cell>
          <table:table-cell table:formula="of:=[.D137]+[.E137]+[.F126]" office:value-type="float" office:value="99.6551053956174" calcext:value-type="float">
            <text:p>99,6551053956174</text:p>
          </table:table-cell>
          <table:table-cell table:formula="of:=[.C138]-[.G138]" office:value-type="float" office:value="0.634894604382609" calcext:value-type="float">
            <text:p>0,634894604382609</text:p>
          </table:table-cell>
          <table:table-cell table:formula="of:=ABS([.H138]/[.C138])" office:value-type="float" office:value="0.00633058734053853" calcext:value-type="float">
            <text:p>0,0063305873405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5</text:p>
          </table:table-cell>
          <table:table-cell office:value-type="float" office:value="125" calcext:value-type="float">
            <text:p>125</text:p>
          </table:table-cell>
          <table:table-cell office:value-type="float" office:value="100.09" calcext:value-type="float">
            <text:p>100,09</text:p>
          </table:table-cell>
          <table:table-cell table:formula="of:=[.$K$3]*([.C139]-[.F127])+(1-[.$K$3])*([.D138]+[.E138])" office:value-type="float" office:value="100.357810235704" calcext:value-type="float">
            <text:p>100,357810235704</text:p>
          </table:table-cell>
          <table:table-cell table:formula="of:=[.$L$3]*([.D139]-[.D138])+(1-[.$L$3])*[.E138]" office:value-type="float" office:value="-0.119920513544967" calcext:value-type="float">
            <text:p>-0,119920513544967</text:p>
          </table:table-cell>
          <table:table-cell table:formula="of:=[.$M$3]*([.C139]-[.D139])+(1-[.$M$3])*[.F127]" office:value-type="float" office:value="-0.319844058558456" calcext:value-type="float">
            <text:p>-0,319844058558456</text:p>
          </table:table-cell>
          <table:table-cell table:formula="of:=[.D138]+[.E138]+[.F127]" office:value-type="float" office:value="99.3466596735109" calcext:value-type="float">
            <text:p>99,3466596735109</text:p>
          </table:table-cell>
          <table:table-cell table:formula="of:=[.C139]-[.G139]" office:value-type="float" office:value="0.743340326489118" calcext:value-type="float">
            <text:p>0,743340326489118</text:p>
          </table:table-cell>
          <table:table-cell table:formula="of:=ABS([.H139]/[.C139])" office:value-type="float" office:value="0.00742671921759535" calcext:value-type="float">
            <text:p>0,0074267192175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6</text:p>
          </table:table-cell>
          <table:table-cell office:value-type="float" office:value="126" calcext:value-type="float">
            <text:p>126</text:p>
          </table:table-cell>
          <table:table-cell office:value-type="float" office:value="99.81" calcext:value-type="float">
            <text:p>99,81</text:p>
          </table:table-cell>
          <table:table-cell table:formula="of:=[.$K$3]*([.C140]-[.F128])+(1-[.$K$3])*([.D139]+[.E139])" office:value-type="float" office:value="100.301949377087" calcext:value-type="float">
            <text:p>100,301949377087</text:p>
          </table:table-cell>
          <table:table-cell table:formula="of:=[.$L$3]*([.D140]-[.D139])+(1-[.$L$3])*[.E139]" office:value-type="float" office:value="-0.11351454805222" calcext:value-type="float">
            <text:p>-0,11351454805222</text:p>
          </table:table-cell>
          <table:table-cell table:formula="of:=[.$M$3]*([.C140]-[.D140])+(1-[.$M$3])*[.F128]" office:value-type="float" office:value="-0.506896629903138" calcext:value-type="float">
            <text:p>-0,506896629903138</text:p>
          </table:table-cell>
          <table:table-cell table:formula="of:=[.D139]+[.E139]+[.F128]" office:value-type="float" office:value="99.5964678169084" calcext:value-type="float">
            <text:p>99,5964678169084</text:p>
          </table:table-cell>
          <table:table-cell table:formula="of:=[.C140]-[.G140]" office:value-type="float" office:value="0.213532183091587" calcext:value-type="float">
            <text:p>0,213532183091587</text:p>
          </table:table-cell>
          <table:table-cell table:formula="of:=ABS([.H140]/[.C140])" office:value-type="float" office:value="0.00213938666558047" calcext:value-type="float">
            <text:p>0,002139386665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27" calcext:value-type="float">
            <text:p>127</text:p>
          </table:table-cell>
          <table:table-cell office:value-type="float" office:value="99.85" calcext:value-type="float">
            <text:p>99,85</text:p>
          </table:table-cell>
          <table:table-cell table:formula="of:=[.$K$3]*([.C141]-[.F129])+(1-[.$K$3])*([.D140]+[.E140])" office:value-type="float" office:value="100.240262153542" calcext:value-type="float">
            <text:p>100,240262153542</text:p>
          </table:table-cell>
          <table:table-cell table:formula="of:=[.$L$3]*([.D141]-[.D140])+(1-[.$L$3])*[.E140]" office:value-type="float" office:value="-0.108331815601516" calcext:value-type="float">
            <text:p>-0,108331815601516</text:p>
          </table:table-cell>
          <table:table-cell table:formula="of:=[.$M$3]*([.C141]-[.D141])+(1-[.$M$3])*[.F129]" office:value-type="float" office:value="-0.402355195926538" calcext:value-type="float">
            <text:p>-0,402355195926538</text:p>
          </table:table-cell>
          <table:table-cell table:formula="of:=[.D140]+[.E140]+[.F129]" office:value-type="float" office:value="99.6772422516431" calcext:value-type="float">
            <text:p>99,6772422516431</text:p>
          </table:table-cell>
          <table:table-cell table:formula="of:=[.C141]-[.G141]" office:value-type="float" office:value="0.172757748356858" calcext:value-type="float">
            <text:p>0,172757748356858</text:p>
          </table:table-cell>
          <table:table-cell table:formula="of:=ABS([.H141]/[.C141])" office:value-type="float" office:value="0.00173017274268261" calcext:value-type="float">
            <text:p>0,0017301727426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[.$K$3]*([.C142]-[.F130])+(1-[.$K$3])*([.D141]+[.E141])" office:value-type="float" office:value="100.128701883635" calcext:value-type="float">
            <text:p>100,128701883635</text:p>
          </table:table-cell>
          <table:table-cell table:formula="of:=[.$L$3]*([.D142]-[.D141])+(1-[.$L$3])*[.E141]" office:value-type="float" office:value="-0.108654661032016" calcext:value-type="float">
            <text:p>-0,108654661032016</text:p>
          </table:table-cell>
          <table:table-cell table:formula="of:=[.$M$3]*([.C142]-[.D142])+(1-[.$M$3])*[.F130]" office:value-type="float" office:value="-0.127948577630532" calcext:value-type="float">
            <text:p>-0,127948577630532</text:p>
          </table:table-cell>
          <table:table-cell table:formula="of:=[.D141]+[.E141]+[.F130]" office:value-type="float" office:value="100.01076151435" calcext:value-type="float">
            <text:p>100,01076151435</text:p>
          </table:table-cell>
          <table:table-cell table:formula="of:=[.C142]-[.G142]" office:value-type="float" office:value="-0.0107615143499942" calcext:value-type="float">
            <text:p>-0,010761514349994</text:p>
          </table:table-cell>
          <table:table-cell table:formula="of:=ABS([.H142]/[.C142])" office:value-type="float" office:value="0.000107615143499942" calcext:value-type="float">
            <text:p>0,00010761514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09</text:p>
          </table:table-cell>
          <table:table-cell office:value-type="float" office:value="129" calcext:value-type="float">
            <text:p>129</text:p>
          </table:table-cell>
          <table:table-cell office:value-type="float" office:value="99.85" calcext:value-type="float">
            <text:p>99,85</text:p>
          </table:table-cell>
          <table:table-cell table:formula="of:=[.$K$3]*([.C143]-[.F131])+(1-[.$K$3])*([.D142]+[.E142])" office:value-type="float" office:value="100.038470156811" calcext:value-type="float">
            <text:p>100,038470156811</text:p>
          </table:table-cell>
          <table:table-cell table:formula="of:=[.$L$3]*([.D143]-[.D142])+(1-[.$L$3])*[.E142]" office:value-type="float" office:value="-0.106812367611199" calcext:value-type="float">
            <text:p>-0,106812367611199</text:p>
          </table:table-cell>
          <table:table-cell table:formula="of:=[.$M$3]*([.C143]-[.D143])+(1-[.$M$3])*[.F131]" office:value-type="float" office:value="-0.192768841459769" calcext:value-type="float">
            <text:p>-0,192768841459769</text:p>
          </table:table-cell>
          <table:table-cell table:formula="of:=[.D142]+[.E142]+[.F131]" office:value-type="float" office:value="99.7885902193061" calcext:value-type="float">
            <text:p>99,7885902193061</text:p>
          </table:table-cell>
          <table:table-cell table:formula="of:=[.C143]-[.G143]" office:value-type="float" office:value="0.0614097806939355" calcext:value-type="float">
            <text:p>0,061409780693936</text:p>
          </table:table-cell>
          <table:table-cell table:formula="of:=ABS([.H143]/[.C143])" office:value-type="float" office:value="0.000615020337445524" calcext:value-type="float">
            <text:p>0,0006150203374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10</text:p>
          </table:table-cell>
          <table:table-cell office:value-type="float" office:value="130" calcext:value-type="float">
            <text:p>130</text:p>
          </table:table-cell>
          <table:table-cell office:value-type="float" office:value="99.77" calcext:value-type="float">
            <text:p>99,77</text:p>
          </table:table-cell>
          <table:table-cell table:formula="of:=[.$K$3]*([.C144]-[.F132])+(1-[.$K$3])*([.D143]+[.E143])" office:value-type="float" office:value="99.9639817344976" calcext:value-type="float">
            <text:p>99,9639817344976</text:p>
          </table:table-cell>
          <table:table-cell table:formula="of:=[.$L$3]*([.D144]-[.D143])+(1-[.$L$3])*[.E143]" office:value-type="float" office:value="-0.10357997308144" calcext:value-type="float">
            <text:p>-0,10357997308144</text:p>
          </table:table-cell>
          <table:table-cell table:formula="of:=[.$M$3]*([.C144]-[.D144])+(1-[.$M$3])*[.F132]" office:value-type="float" office:value="-0.201523988400356" calcext:value-type="float">
            <text:p>-0,201523988400356</text:p>
          </table:table-cell>
          <table:table-cell table:formula="of:=[.D143]+[.E143]+[.F132]" office:value-type="float" office:value="99.6622535156747" calcext:value-type="float">
            <text:p>99,6622535156747</text:p>
          </table:table-cell>
          <table:table-cell table:formula="of:=[.C144]-[.G144]" office:value-type="float" office:value="0.107746484325318" calcext:value-type="float">
            <text:p>0,107746484325318</text:p>
          </table:table-cell>
          <table:table-cell table:formula="of:=ABS([.H144]/[.C144])" office:value-type="float" office:value="0.00107994872532142" calcext:value-type="float">
            <text:p>0,0010799487253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11</text:p>
          </table:table-cell>
          <table:table-cell office:value-type="float" office:value="131" calcext:value-type="float">
            <text:p>131</text:p>
          </table:table-cell>
          <table:table-cell office:value-type="float" office:value="99.64" calcext:value-type="float">
            <text:p>99,64</text:p>
          </table:table-cell>
          <table:table-cell table:formula="of:=[.$K$3]*([.C145]-[.F133])+(1-[.$K$3])*([.D144]+[.E144])" office:value-type="float" office:value="99.8429566041984" calcext:value-type="float">
            <text:p>99,8429566041984</text:p>
          </table:table-cell>
          <table:table-cell table:formula="of:=[.$L$3]*([.D145]-[.D144])+(1-[.$L$3])*[.E144]" office:value-type="float" office:value="-0.105324488803219" calcext:value-type="float">
            <text:p>-0,105324488803219</text:p>
          </table:table-cell>
          <table:table-cell table:formula="of:=[.$M$3]*([.C145]-[.D145])+(1-[.$M$3])*[.F133]" office:value-type="float" office:value="-0.198886067514195" calcext:value-type="float">
            <text:p>-0,198886067514195</text:p>
          </table:table-cell>
          <table:table-cell table:formula="of:=[.D144]+[.E144]+[.F133]" office:value-type="float" office:value="99.6981505240593" calcext:value-type="float">
            <text:p>99,6981505240593</text:p>
          </table:table-cell>
          <table:table-cell table:formula="of:=[.C145]-[.G145]" office:value-type="float" office:value="-0.0581505240593287" calcext:value-type="float">
            <text:p>-0,058150524059329</text:p>
          </table:table-cell>
          <table:table-cell table:formula="of:=ABS([.H145]/[.C145])" office:value-type="float" office:value="0.000583606222996073" calcext:value-type="float">
            <text:p>0,0005836062229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5-12</text:p>
          </table:table-cell>
          <table:table-cell office:value-type="float" office:value="132" calcext:value-type="float">
            <text:p>132</text:p>
          </table:table-cell>
          <table:table-cell office:value-type="float" office:value="99.66" calcext:value-type="float">
            <text:p>99,66</text:p>
          </table:table-cell>
          <table:table-cell table:formula="of:=[.$K$3]*([.C146]-[.F134])+(1-[.$K$3])*([.D145]+[.E145])" office:value-type="float" office:value="99.7765679478313" calcext:value-type="float">
            <text:p>99,7765679478313</text:p>
          </table:table-cell>
          <table:table-cell table:formula="of:=[.$L$3]*([.D146]-[.D145])+(1-[.$L$3])*[.E145]" office:value-type="float" office:value="-0.101430905559604" calcext:value-type="float">
            <text:p>-0,101430905559604</text:p>
          </table:table-cell>
          <table:table-cell table:formula="of:=[.$M$3]*([.C146]-[.D146])+(1-[.$M$3])*[.F134]" office:value-type="float" office:value="-0.125652975399721" calcext:value-type="float">
            <text:p>-0,125652975399721</text:p>
          </table:table-cell>
          <table:table-cell table:formula="of:=[.D145]+[.E145]+[.F134]" office:value-type="float" office:value="99.5302138918795" calcext:value-type="float">
            <text:p>99,5302138918795</text:p>
          </table:table-cell>
          <table:table-cell table:formula="of:=[.C146]-[.G146]" office:value-type="float" office:value="0.129786108120513" calcext:value-type="float">
            <text:p>0,129786108120513</text:p>
          </table:table-cell>
          <table:table-cell table:formula="of:=ABS([.H146]/[.C146])" office:value-type="float" office:value="0.00130228886334049" calcext:value-type="float">
            <text:p>0,001302288863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1</text:p>
          </table:table-cell>
          <table:table-cell office:value-type="float" office:value="133" calcext:value-type="float">
            <text:p>133</text:p>
          </table:table-cell>
          <table:table-cell office:value-type="float" office:value="99.28" calcext:value-type="float">
            <text:p>99,28</text:p>
          </table:table-cell>
          <table:table-cell table:formula="of:=[.$K$3]*([.C147]-[.F135])+(1-[.$K$3])*([.D146]+[.E146])" office:value-type="float" office:value="99.575745917061" calcext:value-type="float">
            <text:p>99,575745917061</text:p>
          </table:table-cell>
          <table:table-cell table:formula="of:=[.$L$3]*([.D147]-[.D146])+(1-[.$L$3])*[.E146]" office:value-type="float" office:value="-0.111370018080674" calcext:value-type="float">
            <text:p>-0,111370018080674</text:p>
          </table:table-cell>
          <table:table-cell table:formula="of:=[.$M$3]*([.C147]-[.D147])+(1-[.$M$3])*[.F135]" office:value-type="float" office:value="-0.272554654511805" calcext:value-type="float">
            <text:p>-0,272554654511805</text:p>
          </table:table-cell>
          <table:table-cell table:formula="of:=[.D146]+[.E146]+[.F135]" office:value-type="float" office:value="99.6113037507024" calcext:value-type="float">
            <text:p>99,6113037507024</text:p>
          </table:table-cell>
          <table:table-cell table:formula="of:=[.C147]-[.G147]" office:value-type="float" office:value="-0.331303750702347" calcext:value-type="float">
            <text:p>-0,331303750702347</text:p>
          </table:table-cell>
          <table:table-cell table:formula="of:=ABS([.H147]/[.C147])" office:value-type="float" office:value="0.003337064370491" calcext:value-type="float">
            <text:p>0,0033370643704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2</text:p>
          </table:table-cell>
          <table:table-cell office:value-type="float" office:value="134" calcext:value-type="float">
            <text:p>134</text:p>
          </table:table-cell>
          <table:table-cell office:value-type="float" office:value="99.28" calcext:value-type="float">
            <text:p>99,28</text:p>
          </table:table-cell>
          <table:table-cell table:formula="of:=[.$K$3]*([.C148]-[.F136])+(1-[.$K$3])*([.D147]+[.E147])" office:value-type="float" office:value="99.394588446586" calcext:value-type="float">
            <text:p>99,394588446586</text:p>
          </table:table-cell>
          <table:table-cell table:formula="of:=[.$L$3]*([.D148]-[.D147])+(1-[.$L$3])*[.E147]" office:value-type="float" office:value="-0.118348763320107" calcext:value-type="float">
            <text:p>-0,118348763320107</text:p>
          </table:table-cell>
          <table:table-cell table:formula="of:=[.$M$3]*([.C148]-[.D148])+(1-[.$M$3])*[.F136]" office:value-type="float" office:value="-0.0983047076939578" calcext:value-type="float">
            <text:p>-0,098304707693958</text:p>
          </table:table-cell>
          <table:table-cell table:formula="of:=[.D147]+[.E147]+[.F136]" office:value-type="float" office:value="99.5126248413144" calcext:value-type="float">
            <text:p>99,5126248413144</text:p>
          </table:table-cell>
          <table:table-cell table:formula="of:=[.C148]-[.G148]" office:value-type="float" office:value="-0.232624841314433" calcext:value-type="float">
            <text:p>-0,232624841314433</text:p>
          </table:table-cell>
          <table:table-cell table:formula="of:=ABS([.H148]/[.C148])" office:value-type="float" office:value="0.00234311886900113" calcext:value-type="float">
            <text:p>0,0023431188690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3</text:p>
          </table:table-cell>
          <table:table-cell office:value-type="float" office:value="135" calcext:value-type="float">
            <text:p>135</text:p>
          </table:table-cell>
          <table:table-cell office:value-type="float" office:value="99.13" calcext:value-type="float">
            <text:p>99,13</text:p>
          </table:table-cell>
          <table:table-cell table:formula="of:=[.$K$3]*([.C149]-[.F137])+(1-[.$K$3])*([.D148]+[.E148])" office:value-type="float" office:value="99.234502833082" calcext:value-type="float">
            <text:p>99,234502833082</text:p>
          </table:table-cell>
          <table:table-cell table:formula="of:=[.$L$3]*([.D149]-[.D148])+(1-[.$L$3])*[.E148]" office:value-type="float" office:value="-0.122522448338494" calcext:value-type="float">
            <text:p>-0,122522448338494</text:p>
          </table:table-cell>
          <table:table-cell table:formula="of:=[.$M$3]*([.C149]-[.D149])+(1-[.$M$3])*[.F137]" office:value-type="float" office:value="-0.0947642347057568" calcext:value-type="float">
            <text:p>-0,094764234705757</text:p>
          </table:table-cell>
          <table:table-cell table:formula="of:=[.D148]+[.E148]+[.F137]" office:value-type="float" office:value="99.2691228339463" calcext:value-type="float">
            <text:p>99,2691228339463</text:p>
          </table:table-cell>
          <table:table-cell table:formula="of:=[.C149]-[.G149]" office:value-type="float" office:value="-0.139122833946246" calcext:value-type="float">
            <text:p>-0,139122833946246</text:p>
          </table:table-cell>
          <table:table-cell table:formula="of:=ABS([.H149]/[.C149])" office:value-type="float" office:value="0.0014034382522571" calcext:value-type="float">
            <text:p>0,0014034382522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4</text:p>
          </table:table-cell>
          <table:table-cell office:value-type="float" office:value="136" calcext:value-type="float">
            <text:p>136</text:p>
          </table:table-cell>
          <table:table-cell office:value-type="float" office:value="99.03" calcext:value-type="float">
            <text:p>99,03</text:p>
          </table:table-cell>
          <table:table-cell table:formula="of:=[.$K$3]*([.C150]-[.F138])+(1-[.$K$3])*([.D149]+[.E149])" office:value-type="float" office:value="99.0968277143416" calcext:value-type="float">
            <text:p>99,0968277143416</text:p>
          </table:table-cell>
          <table:table-cell table:formula="of:=[.$L$3]*([.D150]-[.D149])+(1-[.$L$3])*[.E149]" office:value-type="float" office:value="-0.124037715378682" calcext:value-type="float">
            <text:p>-0,124037715378682</text:p>
          </table:table-cell>
          <table:table-cell table:formula="of:=[.$M$3]*([.C150]-[.D150])+(1-[.$M$3])*[.F138]" office:value-type="float" office:value="-0.0632920912478418" calcext:value-type="float">
            <text:p>-0,063292091247842</text:p>
          </table:table-cell>
          <table:table-cell table:formula="of:=[.D149]+[.E149]+[.F138]" office:value-type="float" office:value="99.0805089013396" calcext:value-type="float">
            <text:p>99,0805089013396</text:p>
          </table:table-cell>
          <table:table-cell table:formula="of:=[.C150]-[.G150]" office:value-type="float" office:value="-0.0505089013395974" calcext:value-type="float">
            <text:p>-0,050508901339597</text:p>
          </table:table-cell>
          <table:table-cell table:formula="of:=ABS([.H150]/[.C150])" office:value-type="float" office:value="0.000510036366147606" calcext:value-type="float">
            <text:p>0,0005100363661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5</text:p>
          </table:table-cell>
          <table:table-cell office:value-type="float" office:value="137" calcext:value-type="float">
            <text:p>137</text:p>
          </table:table-cell>
          <table:table-cell office:value-type="float" office:value="98.83" calcext:value-type="float">
            <text:p>98,83</text:p>
          </table:table-cell>
          <table:table-cell table:formula="of:=[.$K$3]*([.C151]-[.F139])+(1-[.$K$3])*([.D150]+[.E150])" office:value-type="float" office:value="99.0259062168416" calcext:value-type="float">
            <text:p>99,0259062168416</text:p>
          </table:table-cell>
          <table:table-cell table:formula="of:=[.$L$3]*([.D151]-[.D150])+(1-[.$L$3])*[.E150]" office:value-type="float" office:value="-0.118726093590817" calcext:value-type="float">
            <text:p>-0,118726093590817</text:p>
          </table:table-cell>
          <table:table-cell table:formula="of:=[.$M$3]*([.C151]-[.D151])+(1-[.$M$3])*[.F139]" office:value-type="float" office:value="-0.208300001013279" calcext:value-type="float">
            <text:p>-0,208300001013279</text:p>
          </table:table-cell>
          <table:table-cell table:formula="of:=[.D150]+[.E150]+[.F139]" office:value-type="float" office:value="98.6529459404045" calcext:value-type="float">
            <text:p>98,6529459404045</text:p>
          </table:table-cell>
          <table:table-cell table:formula="of:=[.C151]-[.G151]" office:value-type="float" office:value="0.17705405959552" calcext:value-type="float">
            <text:p>0,17705405959552</text:p>
          </table:table-cell>
          <table:table-cell table:formula="of:=ABS([.H151]/[.C151])" office:value-type="float" office:value="0.0017915011595216" calcext:value-type="float">
            <text:p>0,0017915011595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6</text:p>
          </table:table-cell>
          <table:table-cell office:value-type="float" office:value="138" calcext:value-type="float">
            <text:p>138</text:p>
          </table:table-cell>
          <table:table-cell office:value-type="float" office:value="98.89" calcext:value-type="float">
            <text:p>98,89</text:p>
          </table:table-cell>
          <table:table-cell table:formula="of:=[.$K$3]*([.C152]-[.F140])+(1-[.$K$3])*([.D151]+[.E151])" office:value-type="float" office:value="99.0540950752465" calcext:value-type="float">
            <text:p>99,0540950752465</text:p>
          </table:table-cell>
          <table:table-cell table:formula="of:=[.$L$3]*([.D152]-[.D151])+(1-[.$L$3])*[.E151]" office:value-type="float" office:value="-0.104034598391245" calcext:value-type="float">
            <text:p>-0,104034598391245</text:p>
          </table:table-cell>
          <table:table-cell table:formula="of:=[.$M$3]*([.C152]-[.D152])+(1-[.$M$3])*[.F140]" office:value-type="float" office:value="-0.198375230712158" calcext:value-type="float">
            <text:p>-0,198375230712158</text:p>
          </table:table-cell>
          <table:table-cell table:formula="of:=[.D151]+[.E151]+[.F140]" office:value-type="float" office:value="98.4002834933476" calcext:value-type="float">
            <text:p>98,4002834933476</text:p>
          </table:table-cell>
          <table:table-cell table:formula="of:=[.C152]-[.G152]" office:value-type="float" office:value="0.489716506652371" calcext:value-type="float">
            <text:p>0,489716506652371</text:p>
          </table:table-cell>
          <table:table-cell table:formula="of:=ABS([.H152]/[.C152])" office:value-type="float" office:value="0.00495213375116161" calcext:value-type="float">
            <text:p>0,0049521337511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7</text:p>
          </table:table-cell>
          <table:table-cell office:value-type="float" office:value="139" calcext:value-type="float">
            <text:p>139</text:p>
          </table:table-cell>
          <table:table-cell office:value-type="float" office:value="98.77" calcext:value-type="float">
            <text:p>98,77</text:p>
          </table:table-cell>
          <table:table-cell table:formula="of:=[.$K$3]*([.C153]-[.F141])+(1-[.$K$3])*([.D152]+[.E152])" office:value-type="float" office:value="99.0167488925766" calcext:value-type="float">
            <text:p>99,0167488925766</text:p>
          </table:table-cell>
          <table:table-cell table:formula="of:=[.$L$3]*([.D153]-[.D152])+(1-[.$L$3])*[.E152]" office:value-type="float" office:value="-0.0973657568191066" calcext:value-type="float">
            <text:p>-0,097365756819107</text:p>
          </table:table-cell>
          <table:table-cell table:formula="of:=[.$M$3]*([.C153]-[.D153])+(1-[.$M$3])*[.F141]" office:value-type="float" office:value="-0.262309522911624" calcext:value-type="float">
            <text:p>-0,262309522911624</text:p>
          </table:table-cell>
          <table:table-cell table:formula="of:=[.D152]+[.E152]+[.F141]" office:value-type="float" office:value="98.5477052809287" calcext:value-type="float">
            <text:p>98,5477052809287</text:p>
          </table:table-cell>
          <table:table-cell table:formula="of:=[.C153]-[.G153]" office:value-type="float" office:value="0.222294719071286" calcext:value-type="float">
            <text:p>0,222294719071286</text:p>
          </table:table-cell>
          <table:table-cell table:formula="of:=ABS([.H153]/[.C153])" office:value-type="float" office:value="0.00225062993896209" calcext:value-type="float">
            <text:p>0,0022506299389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8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formula="of:=[.$K$3]*([.C154]-[.F142])+(1-[.$K$3])*([.D153]+[.E153])" office:value-type="float" office:value="98.9819527683194" calcext:value-type="float">
            <text:p>98,9819527683194</text:p>
          </table:table-cell>
          <table:table-cell table:formula="of:=[.$L$3]*([.D154]-[.D153])+(1-[.$L$3])*[.E153]" office:value-type="float" office:value="-0.0911087935629158" calcext:value-type="float">
            <text:p>-0,091108793562916</text:p>
          </table:table-cell>
          <table:table-cell table:formula="of:=[.$M$3]*([.C154]-[.D154])+(1-[.$M$3])*[.F142]" office:value-type="float" office:value="0.00344765074945899" calcext:value-type="float">
            <text:p>0,003447650749459</text:p>
          </table:table-cell>
          <table:table-cell table:formula="of:=[.D153]+[.E153]+[.F142]" office:value-type="float" office:value="98.791434558127" calcext:value-type="float">
            <text:p>98,791434558127</text:p>
          </table:table-cell>
          <table:table-cell table:formula="of:=[.C154]-[.G154]" office:value-type="float" office:value="0.208565441873006" calcext:value-type="float">
            <text:p>0,208565441873006</text:p>
          </table:table-cell>
          <table:table-cell table:formula="of:=ABS([.H154]/[.C154])" office:value-type="float" office:value="0.00210672163508087" calcext:value-type="float">
            <text:p>0,0021067216350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09</text:p>
          </table:table-cell>
          <table:table-cell office:value-type="float" office:value="141" calcext:value-type="float">
            <text:p>141</text:p>
          </table:table-cell>
          <table:table-cell office:value-type="float" office:value="98.84" calcext:value-type="float">
            <text:p>98,84</text:p>
          </table:table-cell>
          <table:table-cell table:formula="of:=[.$K$3]*([.C155]-[.F143])+(1-[.$K$3])*([.D154]+[.E154])" office:value-type="float" office:value="98.9334214347675" calcext:value-type="float">
            <text:p>98,9334214347675</text:p>
          </table:table-cell>
          <table:table-cell table:formula="of:=[.$L$3]*([.D155]-[.D154])+(1-[.$L$3])*[.E154]" office:value-type="float" office:value="-0.0868510475618177" calcext:value-type="float">
            <text:p>-0,086851047561818</text:p>
          </table:table-cell>
          <table:table-cell table:formula="of:=[.$M$3]*([.C155]-[.D155])+(1-[.$M$3])*[.F143]" office:value-type="float" office:value="-0.10335617543672" calcext:value-type="float">
            <text:p>-0,10335617543672</text:p>
          </table:table-cell>
          <table:table-cell table:formula="of:=[.D154]+[.E154]+[.F143]" office:value-type="float" office:value="98.6980751332968" calcext:value-type="float">
            <text:p>98,6980751332968</text:p>
          </table:table-cell>
          <table:table-cell table:formula="of:=[.C155]-[.G155]" office:value-type="float" office:value="0.141924866703249" calcext:value-type="float">
            <text:p>0,141924866703249</text:p>
          </table:table-cell>
          <table:table-cell table:formula="of:=ABS([.H155]/[.C155])" office:value-type="float" office:value="0.00143590516696934" calcext:value-type="float">
            <text:p>0,0014359051669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10</text:p>
          </table:table-cell>
          <table:table-cell office:value-type="float" office:value="142" calcext:value-type="float">
            <text:p>142</text:p>
          </table:table-cell>
          <table:table-cell office:value-type="float" office:value="98.94" calcext:value-type="float">
            <text:p>98,94</text:p>
          </table:table-cell>
          <table:table-cell table:formula="of:=[.$K$3]*([.C156]-[.F144])+(1-[.$K$3])*([.D155]+[.E155])" office:value-type="float" office:value="98.9350564675641" calcext:value-type="float">
            <text:p>98,9350564675641</text:p>
          </table:table-cell>
          <table:table-cell table:formula="of:=[.$L$3]*([.D156]-[.D155])+(1-[.$L$3])*[.E155]" office:value-type="float" office:value="-0.0780024395259788" calcext:value-type="float">
            <text:p>-0,078002439525979</text:p>
          </table:table-cell>
          <table:table-cell table:formula="of:=[.$M$3]*([.C156]-[.D156])+(1-[.$M$3])*[.F144]" office:value-type="float" office:value="-0.0157032196476978" calcext:value-type="float">
            <text:p>-0,015703219647698</text:p>
          </table:table-cell>
          <table:table-cell table:formula="of:=[.D155]+[.E155]+[.F144]" office:value-type="float" office:value="98.6450463988053" calcext:value-type="float">
            <text:p>98,6450463988053</text:p>
          </table:table-cell>
          <table:table-cell table:formula="of:=[.C156]-[.G156]" office:value-type="float" office:value="0.294953601194678" calcext:value-type="float">
            <text:p>0,294953601194678</text:p>
          </table:table-cell>
          <table:table-cell table:formula="of:=ABS([.H156]/[.C156])" office:value-type="float" office:value="0.00298113605412045" calcext:value-type="float">
            <text:p>0,002981136054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11</text:p>
          </table:table-cell>
          <table:table-cell office:value-type="float" office:value="143" calcext:value-type="float">
            <text:p>143</text:p>
          </table:table-cell>
          <table:table-cell office:value-type="float" office:value="98.84" calcext:value-type="float">
            <text:p>98,84</text:p>
          </table:table-cell>
          <table:table-cell table:formula="of:=[.$K$3]*([.C157]-[.F145])+(1-[.$K$3])*([.D156]+[.E156])" office:value-type="float" office:value="98.9116036398809" calcext:value-type="float">
            <text:p>98,9116036398809</text:p>
          </table:table-cell>
          <table:table-cell table:formula="of:=[.$L$3]*([.D157]-[.D156])+(1-[.$L$3])*[.E156]" office:value-type="float" office:value="-0.0725474783416954" calcext:value-type="float">
            <text:p>-0,072547478341695</text:p>
          </table:table-cell>
          <table:table-cell table:formula="of:=[.$M$3]*([.C157]-[.D157])+(1-[.$M$3])*[.F145]" office:value-type="float" office:value="-0.084331882644247" calcext:value-type="float">
            <text:p>-0,084331882644247</text:p>
          </table:table-cell>
          <table:table-cell table:formula="of:=[.D156]+[.E156]+[.F145]" office:value-type="float" office:value="98.6581679605239" calcext:value-type="float">
            <text:p>98,6581679605239</text:p>
          </table:table-cell>
          <table:table-cell table:formula="of:=[.C157]-[.G157]" office:value-type="float" office:value="0.181832039476106" calcext:value-type="float">
            <text:p>0,181832039476106</text:p>
          </table:table-cell>
          <table:table-cell table:formula="of:=ABS([.H157]/[.C157])" office:value-type="float" office:value="0.00183966045605125" calcext:value-type="float">
            <text:p>0,0018396604560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6-12</text:p>
          </table:table-cell>
          <table:table-cell office:value-type="float" office:value="144" calcext:value-type="float">
            <text:p>144</text:p>
          </table:table-cell>
          <table:table-cell office:value-type="float" office:value="99.02" calcext:value-type="float">
            <text:p>99,02</text:p>
          </table:table-cell>
          <table:table-cell table:formula="of:=[.$K$3]*([.C158]-[.F146])+(1-[.$K$3])*([.D157]+[.E157])" office:value-type="float" office:value="98.9310352056974" calcext:value-type="float">
            <text:p>98,9310352056974</text:p>
          </table:table-cell>
          <table:table-cell table:formula="of:=[.$L$3]*([.D158]-[.D157])+(1-[.$L$3])*[.E157]" office:value-type="float" office:value="-0.0633495739258797" calcext:value-type="float">
            <text:p>-0,06334957392588</text:p>
          </table:table-cell>
          <table:table-cell table:formula="of:=[.$M$3]*([.C158]-[.D158])+(1-[.$M$3])*[.F146]" office:value-type="float" office:value="0.0675030173323787" calcext:value-type="float">
            <text:p>0,067503017332379</text:p>
          </table:table-cell>
          <table:table-cell table:formula="of:=[.D157]+[.E157]+[.F146]" office:value-type="float" office:value="98.7134031861395" calcext:value-type="float">
            <text:p>98,7134031861395</text:p>
          </table:table-cell>
          <table:table-cell table:formula="of:=[.C158]-[.G158]" office:value-type="float" office:value="0.30659681386048" calcext:value-type="float">
            <text:p>0,30659681386048</text:p>
          </table:table-cell>
          <table:table-cell table:formula="of:=ABS([.H158]/[.C158])" office:value-type="float" office:value="0.00309631199616724" calcext:value-type="float">
            <text:p>0,0030963119961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1</text:p>
          </table:table-cell>
          <table:table-cell office:value-type="float" office:value="145" calcext:value-type="float">
            <text:p>145</text:p>
          </table:table-cell>
          <table:table-cell office:value-type="float" office:value="98.77" calcext:value-type="float">
            <text:p>98,77</text:p>
          </table:table-cell>
          <table:table-cell table:formula="of:=[.$K$3]*([.C159]-[.F147])+(1-[.$K$3])*([.D158]+[.E158])" office:value-type="float" office:value="98.9201463385936" calcext:value-type="float">
            <text:p>98,9201463385936</text:p>
          </table:table-cell>
          <table:table-cell table:formula="of:=[.$L$3]*([.D159]-[.D158])+(1-[.$L$3])*[.E158]" office:value-type="float" office:value="-0.0581035032436705" calcext:value-type="float">
            <text:p>-0,058103503243671</text:p>
          </table:table-cell>
          <table:table-cell table:formula="of:=[.$M$3]*([.C159]-[.D159])+(1-[.$M$3])*[.F147]" office:value-type="float" office:value="-0.162387170185421" calcext:value-type="float">
            <text:p>-0,162387170185421</text:p>
          </table:table-cell>
          <table:table-cell table:formula="of:=[.D158]+[.E158]+[.F147]" office:value-type="float" office:value="98.5951309772597" calcext:value-type="float">
            <text:p>98,5951309772597</text:p>
          </table:table-cell>
          <table:table-cell table:formula="of:=[.C159]-[.G159]" office:value-type="float" office:value="0.174869022740296" calcext:value-type="float">
            <text:p>0,174869022740296</text:p>
          </table:table-cell>
          <table:table-cell table:formula="of:=ABS([.H159]/[.C159])" office:value-type="float" office:value="0.00177046697114808" calcext:value-type="float">
            <text:p>0,0017704669711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2</text:p>
          </table:table-cell>
          <table:table-cell office:value-type="float" office:value="146" calcext:value-type="float">
            <text:p>146</text:p>
          </table:table-cell>
          <table:table-cell office:value-type="float" office:value="98.79" calcext:value-type="float">
            <text:p>98,79</text:p>
          </table:table-cell>
          <table:table-cell table:formula="of:=[.$K$3]*([.C160]-[.F148])+(1-[.$K$3])*([.D159]+[.E159])" office:value-type="float" office:value="98.8699213970531" calcext:value-type="float">
            <text:p>98,8699213970531</text:p>
          </table:table-cell>
          <table:table-cell table:formula="of:=[.$L$3]*([.D160]-[.D159])+(1-[.$L$3])*[.E159]" office:value-type="float" office:value="-0.0573156470733498" calcext:value-type="float">
            <text:p>-0,05731564707335</text:p>
          </table:table-cell>
          <table:table-cell table:formula="of:=[.$M$3]*([.C160]-[.D160])+(1-[.$M$3])*[.F148]" office:value-type="float" office:value="-0.08175972811721" calcext:value-type="float">
            <text:p>-0,08175972811721</text:p>
          </table:table-cell>
          <table:table-cell table:formula="of:=[.D159]+[.E159]+[.F148]" office:value-type="float" office:value="98.763738127656" calcext:value-type="float">
            <text:p>98,763738127656</text:p>
          </table:table-cell>
          <table:table-cell table:formula="of:=[.C160]-[.G160]" office:value-type="float" office:value="0.0262618723440369" calcext:value-type="float">
            <text:p>0,026261872344037</text:p>
          </table:table-cell>
          <table:table-cell table:formula="of:=ABS([.H160]/[.C160])" office:value-type="float" office:value="0.000265835330944801" calcext:value-type="float">
            <text:p>0,0002658353309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3</text:p>
          </table:table-cell>
          <table:table-cell office:value-type="float" office:value="147" calcext:value-type="float">
            <text:p>147</text:p>
          </table:table-cell>
          <table:table-cell office:value-type="float" office:value="98.77" calcext:value-type="float">
            <text:p>98,77</text:p>
          </table:table-cell>
          <table:table-cell table:formula="of:=[.$K$3]*([.C161]-[.F149])+(1-[.$K$3])*([.D160]+[.E160])" office:value-type="float" office:value="98.8282532953976" calcext:value-type="float">
            <text:p>98,8282532953976</text:p>
          </table:table-cell>
          <table:table-cell table:formula="of:=[.$L$3]*([.D161]-[.D160])+(1-[.$L$3])*[.E160]" office:value-type="float" office:value="-0.0557508925315708" calcext:value-type="float">
            <text:p>-0,055750892531571</text:p>
          </table:table-cell>
          <table:table-cell table:formula="of:=[.$M$3]*([.C161]-[.D161])+(1-[.$M$3])*[.F149]" office:value-type="float" office:value="-0.0619043893283951" calcext:value-type="float">
            <text:p>-0,061904389328395</text:p>
          </table:table-cell>
          <table:table-cell table:formula="of:=[.D160]+[.E160]+[.F149]" office:value-type="float" office:value="98.717841515274" calcext:value-type="float">
            <text:p>98,717841515274</text:p>
          </table:table-cell>
          <table:table-cell table:formula="of:=[.C161]-[.G161]" office:value-type="float" office:value="0.0521584847259788" calcext:value-type="float">
            <text:p>0,052158484725979</text:p>
          </table:table-cell>
          <table:table-cell table:formula="of:=ABS([.H161]/[.C161])" office:value-type="float" office:value="0.000528080234139707" calcext:value-type="float">
            <text:p>0,000528080234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4</text:p>
          </table:table-cell>
          <table:table-cell office:value-type="float" office:value="148" calcext:value-type="float">
            <text:p>148</text:p>
          </table:table-cell>
          <table:table-cell office:value-type="float" office:value="98.59" calcext:value-type="float">
            <text:p>98,59</text:p>
          </table:table-cell>
          <table:table-cell table:formula="of:=[.$K$3]*([.C162]-[.F150])+(1-[.$K$3])*([.D161]+[.E161])" office:value-type="float" office:value="98.7367393093806" calcext:value-type="float">
            <text:p>98,7367393093806</text:p>
          </table:table-cell>
          <table:table-cell table:formula="of:=[.$L$3]*([.D162]-[.D161])+(1-[.$L$3])*[.E161]" office:value-type="float" office:value="-0.0593272018801157" calcext:value-type="float">
            <text:p>-0,059327201880116</text:p>
          </table:table-cell>
          <table:table-cell table:formula="of:=[.$M$3]*([.C162]-[.D162])+(1-[.$M$3])*[.F150]" office:value-type="float" office:value="-0.138394587567279" calcext:value-type="float">
            <text:p>-0,138394587567279</text:p>
          </table:table-cell>
          <table:table-cell table:formula="of:=[.D161]+[.E161]+[.F150]" office:value-type="float" office:value="98.7092103116182" calcext:value-type="float">
            <text:p>98,7092103116182</text:p>
          </table:table-cell>
          <table:table-cell table:formula="of:=[.C162]-[.G162]" office:value-type="float" office:value="-0.119210311618147" calcext:value-type="float">
            <text:p>-0,119210311618147</text:p>
          </table:table-cell>
          <table:table-cell table:formula="of:=ABS([.H162]/[.C162])" office:value-type="float" office:value="0.00120915216166089" calcext:value-type="float">
            <text:p>0,00120915216166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5</text:p>
          </table:table-cell>
          <table:table-cell office:value-type="float" office:value="149" calcext:value-type="float">
            <text:p>149</text:p>
          </table:table-cell>
          <table:table-cell office:value-type="float" office:value="98.44" calcext:value-type="float">
            <text:p>98,44</text:p>
          </table:table-cell>
          <table:table-cell table:formula="of:=[.$K$3]*([.C163]-[.F151])+(1-[.$K$3])*([.D162]+[.E162])" office:value-type="float" office:value="98.6686784755543" calcext:value-type="float">
            <text:p>98,6686784755543</text:p>
          </table:table-cell>
          <table:table-cell table:formula="of:=[.$L$3]*([.D163]-[.D162])+(1-[.$L$3])*[.E162]" office:value-type="float" office:value="-0.0602005650747293" calcext:value-type="float">
            <text:p>-0,060200565074729</text:p>
          </table:table-cell>
          <table:table-cell table:formula="of:=[.$M$3]*([.C163]-[.D163])+(1-[.$M$3])*[.F151]" office:value-type="float" office:value="-0.226640628100201" calcext:value-type="float">
            <text:p>-0,226640628100201</text:p>
          </table:table-cell>
          <table:table-cell table:formula="of:=[.D162]+[.E162]+[.F151]" office:value-type="float" office:value="98.4691121064872" calcext:value-type="float">
            <text:p>98,4691121064872</text:p>
          </table:table-cell>
          <table:table-cell table:formula="of:=[.C163]-[.G163]" office:value-type="float" office:value="-0.0291121064871618" calcext:value-type="float">
            <text:p>-0,029112106487162</text:p>
          </table:table-cell>
          <table:table-cell table:formula="of:=ABS([.H163]/[.C163])" office:value-type="float" office:value="0.000295734523437239" calcext:value-type="float">
            <text:p>0,0002957345234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6</text:p>
          </table:table-cell>
          <table:table-cell office:value-type="float" office:value="150" calcext:value-type="float">
            <text:p>150</text:p>
          </table:table-cell>
          <table:table-cell office:value-type="float" office:value="98.72" calcext:value-type="float">
            <text:p>98,72</text:p>
          </table:table-cell>
          <table:table-cell table:formula="of:=[.$K$3]*([.C164]-[.F152])+(1-[.$K$3])*([.D163]+[.E163])" office:value-type="float" office:value="98.7014471065494" calcext:value-type="float">
            <text:p>98,7014471065494</text:p>
          </table:table-cell>
          <table:table-cell table:formula="of:=[.$L$3]*([.D164]-[.D163])+(1-[.$L$3])*[.E163]" office:value-type="float" office:value="-0.0509036454677513" calcext:value-type="float">
            <text:p>-0,050903645467751</text:p>
          </table:table-cell>
          <table:table-cell table:formula="of:=[.$M$3]*([.C164]-[.D164])+(1-[.$M$3])*[.F152]" office:value-type="float" office:value="-0.00313991896563392" calcext:value-type="float">
            <text:p>-0,003139918965634</text:p>
          </table:table-cell>
          <table:table-cell table:formula="of:=[.D163]+[.E163]+[.F152]" office:value-type="float" office:value="98.4101026797674" calcext:value-type="float">
            <text:p>98,4101026797674</text:p>
          </table:table-cell>
          <table:table-cell table:formula="of:=[.C164]-[.G164]" office:value-type="float" office:value="0.309897320232579" calcext:value-type="float">
            <text:p>0,309897320232579</text:p>
          </table:table-cell>
          <table:table-cell table:formula="of:=ABS([.H164]/[.C164])" office:value-type="float" office:value="0.00313915437836892" calcext:value-type="float">
            <text:p>0,0031391543783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7</text:p>
          </table:table-cell>
          <table:table-cell office:value-type="float" office:value="151" calcext:value-type="float">
            <text:p>151</text:p>
          </table:table-cell>
          <table:table-cell office:value-type="float" office:value="98.77" calcext:value-type="float">
            <text:p>98,77</text:p>
          </table:table-cell>
          <table:table-cell table:formula="of:=[.$K$3]*([.C165]-[.F153])+(1-[.$K$3])*([.D164]+[.E164])" office:value-type="float" office:value="98.7650732796306" calcext:value-type="float">
            <text:p>98,7650732796306</text:p>
          </table:table-cell>
          <table:table-cell table:formula="of:=[.$L$3]*([.D165]-[.D164])+(1-[.$L$3])*[.E164]" office:value-type="float" office:value="-0.0394506636128515" calcext:value-type="float">
            <text:p>-0,039450663612852</text:p>
          </table:table-cell>
          <table:table-cell table:formula="of:=[.$M$3]*([.C165]-[.D165])+(1-[.$M$3])*[.F153]" office:value-type="float" office:value="-0.0217969039587049" calcext:value-type="float">
            <text:p>-0,021796903958705</text:p>
          </table:table-cell>
          <table:table-cell table:formula="of:=[.D164]+[.E164]+[.F153]" office:value-type="float" office:value="98.38823393817" calcext:value-type="float">
            <text:p>98,38823393817</text:p>
          </table:table-cell>
          <table:table-cell table:formula="of:=[.C165]-[.G165]" office:value-type="float" office:value="0.381766061830021" calcext:value-type="float">
            <text:p>0,381766061830021</text:p>
          </table:table-cell>
          <table:table-cell table:formula="of:=ABS([.H165]/[.C165])" office:value-type="float" office:value="0.00386520261040823" calcext:value-type="float">
            <text:p>0,0038652026104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8</text:p>
          </table:table-cell>
          <table:table-cell office:value-type="float" office:value="152" calcext:value-type="float">
            <text:p>152</text:p>
          </table:table-cell>
          <table:table-cell office:value-type="float" office:value="98.94" calcext:value-type="float">
            <text:p>98,94</text:p>
          </table:table-cell>
          <table:table-cell table:formula="of:=[.$K$3]*([.C166]-[.F154])+(1-[.$K$3])*([.D165]+[.E165])" office:value-type="float" office:value="98.7889015359876" calcext:value-type="float">
            <text:p>98,7889015359876</text:p>
          </table:table-cell>
          <table:table-cell table:formula="of:=[.$L$3]*([.D166]-[.D165])+(1-[.$L$3])*[.E165]" office:value-type="float" office:value="-0.0331227716158686" calcext:value-type="float">
            <text:p>-0,033122771615869</text:p>
          </table:table-cell>
          <table:table-cell table:formula="of:=[.$M$3]*([.C166]-[.D166])+(1-[.$M$3])*[.F154]" office:value-type="float" office:value="0.136333382686125" calcext:value-type="float">
            <text:p>0,136333382686125</text:p>
          </table:table-cell>
          <table:table-cell table:formula="of:=[.D165]+[.E165]+[.F154]" office:value-type="float" office:value="98.7290702667672" calcext:value-type="float">
            <text:p>98,7290702667672</text:p>
          </table:table-cell>
          <table:table-cell table:formula="of:=[.C166]-[.G166]" office:value-type="float" office:value="0.210929733232788" calcext:value-type="float">
            <text:p>0,210929733232788</text:p>
          </table:table-cell>
          <table:table-cell table:formula="of:=ABS([.H166]/[.C166])" office:value-type="float" office:value="0.00213189542382038" calcext:value-type="float">
            <text:p>0,002131895423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09</text:p>
          </table:table-cell>
          <table:table-cell office:value-type="float" office:value="153" calcext:value-type="float">
            <text:p>153</text:p>
          </table:table-cell>
          <table:table-cell office:value-type="float" office:value="98.59" calcext:value-type="float">
            <text:p>98,59</text:p>
          </table:table-cell>
          <table:table-cell table:formula="of:=[.$K$3]*([.C167]-[.F155])+(1-[.$K$3])*([.D166]+[.E166])" office:value-type="float" office:value="98.7370519876912" calcext:value-type="float">
            <text:p>98,7370519876912</text:p>
          </table:table-cell>
          <table:table-cell table:formula="of:=[.$L$3]*([.D167]-[.D166])+(1-[.$L$3])*[.E166]" office:value-type="float" office:value="-0.0349954492839177" calcext:value-type="float">
            <text:p>-0,034995449283918</text:p>
          </table:table-cell>
          <table:table-cell table:formula="of:=[.$M$3]*([.C167]-[.D167])+(1-[.$M$3])*[.F155]" office:value-type="float" office:value="-0.142682406465764" calcext:value-type="float">
            <text:p>-0,142682406465764</text:p>
          </table:table-cell>
          <table:table-cell table:formula="of:=[.D166]+[.E166]+[.F155]" office:value-type="float" office:value="98.652422588935" calcext:value-type="float">
            <text:p>98,652422588935</text:p>
          </table:table-cell>
          <table:table-cell table:formula="of:=[.C167]-[.G167]" office:value-type="float" office:value="-0.062422588934993" calcext:value-type="float">
            <text:p>-0,062422588934993</text:p>
          </table:table-cell>
          <table:table-cell table:formula="of:=ABS([.H167]/[.C167])" office:value-type="float" office:value="0.000633153351607597" calcext:value-type="float">
            <text:p>0,0006331533516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10</text:p>
          </table:table-cell>
          <table:table-cell office:value-type="float" office:value="154" calcext:value-type="float">
            <text:p>154</text:p>
          </table:table-cell>
          <table:table-cell office:value-type="float" office:value="98.78" calcext:value-type="float">
            <text:p>98,78</text:p>
          </table:table-cell>
          <table:table-cell table:formula="of:=[.$K$3]*([.C168]-[.F156])+(1-[.$K$3])*([.D167]+[.E167])" office:value-type="float" office:value="98.7301505427794" calcext:value-type="float">
            <text:p>98,7301505427794</text:p>
          </table:table-cell>
          <table:table-cell table:formula="of:=[.$L$3]*([.D168]-[.D167])+(1-[.$L$3])*[.E167]" office:value-type="float" office:value="-0.0321860488467049" calcext:value-type="float">
            <text:p>-0,032186048846705</text:p>
          </table:table-cell>
          <table:table-cell table:formula="of:=[.$M$3]*([.C168]-[.D168])+(1-[.$M$3])*[.F156]" office:value-type="float" office:value="0.0432941895337471" calcext:value-type="float">
            <text:p>0,043294189533747</text:p>
          </table:table-cell>
          <table:table-cell table:formula="of:=[.D167]+[.E167]+[.F156]" office:value-type="float" office:value="98.6863533187596" calcext:value-type="float">
            <text:p>98,6863533187596</text:p>
          </table:table-cell>
          <table:table-cell table:formula="of:=[.C168]-[.G168]" office:value-type="float" office:value="0.0936466812404007" calcext:value-type="float">
            <text:p>0,093646681240401</text:p>
          </table:table-cell>
          <table:table-cell table:formula="of:=ABS([.H168]/[.C168])" office:value-type="float" office:value="0.00094803281271918" calcext:value-type="float">
            <text:p>0,0009480328127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11</text:p>
          </table:table-cell>
          <table:table-cell office:value-type="float" office:value="155" calcext:value-type="float">
            <text:p>155</text:p>
          </table:table-cell>
          <table:table-cell office:value-type="float" office:value="98.63" calcext:value-type="float">
            <text:p>98,63</text:p>
          </table:table-cell>
          <table:table-cell table:formula="of:=[.$K$3]*([.C169]-[.F157])+(1-[.$K$3])*([.D168]+[.E168])" office:value-type="float" office:value="98.7028747105462" calcext:value-type="float">
            <text:p>98,7028747105462</text:p>
          </table:table-cell>
          <table:table-cell table:formula="of:=[.$L$3]*([.D169]-[.D168])+(1-[.$L$3])*[.E168]" office:value-type="float" office:value="-0.0316950271853588" calcext:value-type="float">
            <text:p>-0,031695027185359</text:p>
          </table:table-cell>
          <table:table-cell table:formula="of:=[.$M$3]*([.C169]-[.D169])+(1-[.$M$3])*[.F157]" office:value-type="float" office:value="-0.0740204277559937" calcext:value-type="float">
            <text:p>-0,074020427755994</text:p>
          </table:table-cell>
          <table:table-cell table:formula="of:=[.D168]+[.E168]+[.F157]" office:value-type="float" office:value="98.6136326112885" calcext:value-type="float">
            <text:p>98,6136326112885</text:p>
          </table:table-cell>
          <table:table-cell table:formula="of:=[.C169]-[.G169]" office:value-type="float" office:value="0.0163673887115294" calcext:value-type="float">
            <text:p>0,01636738871153</text:p>
          </table:table-cell>
          <table:table-cell table:formula="of:=ABS([.H169]/[.C169])" office:value-type="float" office:value="0.000165947366029904" calcext:value-type="float">
            <text:p>0,000165947366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7-12</text:p>
          </table:table-cell>
          <table:table-cell office:value-type="float" office:value="156" calcext:value-type="float">
            <text:p>156</text:p>
          </table:table-cell>
          <table:table-cell office:value-type="float" office:value="98.78" calcext:value-type="float">
            <text:p>98,78</text:p>
          </table:table-cell>
          <table:table-cell table:formula="of:=[.$K$3]*([.C170]-[.F158])+(1-[.$K$3])*([.D169]+[.E169])" office:value-type="float" office:value="98.6835748731528" calcext:value-type="float">
            <text:p>98,6835748731528</text:p>
          </table:table-cell>
          <table:table-cell table:formula="of:=[.$L$3]*([.D170]-[.D169])+(1-[.$L$3])*[.E169]" office:value-type="float" office:value="-0.0304555082061563" calcext:value-type="float">
            <text:p>-0,030455508206156</text:p>
          </table:table-cell>
          <table:table-cell table:formula="of:=[.$M$3]*([.C170]-[.D170])+(1-[.$M$3])*[.F158]" office:value-type="float" office:value="0.0935329158956742" calcext:value-type="float">
            <text:p>0,093532915895674</text:p>
          </table:table-cell>
          <table:table-cell table:formula="of:=[.D169]+[.E169]+[.F158]" office:value-type="float" office:value="98.7386827006932" calcext:value-type="float">
            <text:p>98,7386827006932</text:p>
          </table:table-cell>
          <table:table-cell table:formula="of:=[.C170]-[.G170]" office:value-type="float" office:value="0.0413172993067974" calcext:value-type="float">
            <text:p>0,041317299306797</text:p>
          </table:table-cell>
          <table:table-cell table:formula="of:=ABS([.H170]/[.C170])" office:value-type="float" office:value="0.000418275959777257" calcext:value-type="float">
            <text:p>0,00041827595977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1</text:p>
          </table:table-cell>
          <table:table-cell office:value-type="float" office:value="157" calcext:value-type="float">
            <text:p>157</text:p>
          </table:table-cell>
          <table:table-cell office:value-type="float" office:value="98.59" calcext:value-type="float">
            <text:p>98,59</text:p>
          </table:table-cell>
          <table:table-cell table:formula="of:=[.$K$3]*([.C171]-[.F159])+(1-[.$K$3])*([.D170]+[.E170])" office:value-type="float" office:value="98.6828997065183" calcext:value-type="float">
            <text:p>98,6828997065183</text:p>
          </table:table-cell>
          <table:table-cell table:formula="of:=[.$L$3]*([.D171]-[.D170])+(1-[.$L$3])*[.E170]" office:value-type="float" office:value="-0.0274774740489957" calcext:value-type="float">
            <text:p>-0,027477474048996</text:p>
          </table:table-cell>
          <table:table-cell table:formula="of:=[.$M$3]*([.C171]-[.D171])+(1-[.$M$3])*[.F159]" office:value-type="float" office:value="-0.099848452885008" calcext:value-type="float">
            <text:p>-0,099848452885008</text:p>
          </table:table-cell>
          <table:table-cell table:formula="of:=[.D170]+[.E170]+[.F159]" office:value-type="float" office:value="98.4907321947613" calcext:value-type="float">
            <text:p>98,4907321947613</text:p>
          </table:table-cell>
          <table:table-cell table:formula="of:=[.C171]-[.G171]" office:value-type="float" office:value="0.099267805238739" calcext:value-type="float">
            <text:p>0,099267805238739</text:p>
          </table:table-cell>
          <table:table-cell table:formula="of:=ABS([.H171]/[.C171])" office:value-type="float" office:value="0.00100687498974276" calcext:value-type="float">
            <text:p>0,0010068749897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2</text:p>
          </table:table-cell>
          <table:table-cell office:value-type="float" office:value="158" calcext:value-type="float">
            <text:p>158</text:p>
          </table:table-cell>
          <table:table-cell office:value-type="float" office:value="98.69" calcext:value-type="float">
            <text:p>98,69</text:p>
          </table:table-cell>
          <table:table-cell table:formula="of:=[.$K$3]*([.C172]-[.F160])+(1-[.$K$3])*([.D171]+[.E171])" office:value-type="float" office:value="98.6903234811637" calcext:value-type="float">
            <text:p>98,6903234811637</text:p>
          </table:table-cell>
          <table:table-cell table:formula="of:=[.$L$3]*([.D172]-[.D171])+(1-[.$L$3])*[.E171]" office:value-type="float" office:value="-0.0239873491795587" calcext:value-type="float">
            <text:p>-0,023987349179559</text:p>
          </table:table-cell>
          <table:table-cell table:formula="of:=[.$M$3]*([.C172]-[.D172])+(1-[.$M$3])*[.F160]" office:value-type="float" office:value="-0.00846710585902928" calcext:value-type="float">
            <text:p>-0,008467105859029</text:p>
          </table:table-cell>
          <table:table-cell table:formula="of:=[.D171]+[.E171]+[.F160]" office:value-type="float" office:value="98.5736625043521" calcext:value-type="float">
            <text:p>98,5736625043521</text:p>
          </table:table-cell>
          <table:table-cell table:formula="of:=[.C172]-[.G172]" office:value-type="float" office:value="0.116337495647898" calcext:value-type="float">
            <text:p>0,116337495647898</text:p>
          </table:table-cell>
          <table:table-cell table:formula="of:=ABS([.H172]/[.C172])" office:value-type="float" office:value="0.00117881746527407" calcext:value-type="float">
            <text:p>0,0011788174652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3</text:p>
          </table:table-cell>
          <table:table-cell office:value-type="float" office:value="159" calcext:value-type="float">
            <text:p>159</text:p>
          </table:table-cell>
          <table:table-cell office:value-type="float" office:value="98.7" calcext:value-type="float">
            <text:p>98,7</text:p>
          </table:table-cell>
          <table:table-cell table:formula="of:=[.$K$3]*([.C173]-[.F161])+(1-[.$K$3])*([.D172]+[.E172])" office:value-type="float" office:value="98.6950066091874" calcext:value-type="float">
            <text:p>98,6950066091874</text:p>
          </table:table-cell>
          <table:table-cell table:formula="of:=[.$L$3]*([.D173]-[.D172])+(1-[.$L$3])*[.E172]" office:value-type="float" office:value="-0.02112030145923" calcext:value-type="float">
            <text:p>-0,02112030145923</text:p>
          </table:table-cell>
          <table:table-cell table:formula="of:=[.$M$3]*([.C173]-[.D173])+(1-[.$M$3])*[.F161]" office:value-type="float" office:value="-0.00169638720149884" calcext:value-type="float">
            <text:p>-0,001696387201499</text:p>
          </table:table-cell>
          <table:table-cell table:formula="of:=[.D172]+[.E172]+[.F161]" office:value-type="float" office:value="98.6044317426557" calcext:value-type="float">
            <text:p>98,6044317426557</text:p>
          </table:table-cell>
          <table:table-cell table:formula="of:=[.C173]-[.G173]" office:value-type="float" office:value="0.0955682573442829" calcext:value-type="float">
            <text:p>0,095568257344283</text:p>
          </table:table-cell>
          <table:table-cell table:formula="of:=ABS([.H173]/[.C173])" office:value-type="float" office:value="0.000968270084541873" calcext:value-type="float">
            <text:p>0,0009682700845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4</text:p>
          </table:table-cell>
          <table:table-cell office:value-type="float" office:value="160" calcext:value-type="float">
            <text:p>160</text:p>
          </table:table-cell>
          <table:table-cell office:value-type="float" office:value="98.65" calcext:value-type="float">
            <text:p>98,65</text:p>
          </table:table-cell>
          <table:table-cell table:formula="of:=[.$K$3]*([.C174]-[.F162])+(1-[.$K$3])*([.D173]+[.E173])" office:value-type="float" office:value="98.7082387916799" calcext:value-type="float">
            <text:p>98,7082387916799</text:p>
          </table:table-cell>
          <table:table-cell table:formula="of:=[.$L$3]*([.D174]-[.D173])+(1-[.$L$3])*[.E173]" office:value-type="float" office:value="-0.0176850530640568" calcext:value-type="float">
            <text:p>-0,017685053064057</text:p>
          </table:table-cell>
          <table:table-cell table:formula="of:=[.$M$3]*([.C174]-[.D174])+(1-[.$M$3])*[.F162]" office:value-type="float" office:value="-0.066254371268636" calcext:value-type="float">
            <text:p>-0,066254371268636</text:p>
          </table:table-cell>
          <table:table-cell table:formula="of:=[.D173]+[.E173]+[.F162]" office:value-type="float" office:value="98.5354917201609" calcext:value-type="float">
            <text:p>98,5354917201609</text:p>
          </table:table-cell>
          <table:table-cell table:formula="of:=[.C174]-[.G174]" office:value-type="float" office:value="0.114508279839114" calcext:value-type="float">
            <text:p>0,114508279839114</text:p>
          </table:table-cell>
          <table:table-cell table:formula="of:=ABS([.H174]/[.C174])" office:value-type="float" office:value="0.001160752963397" calcext:value-type="float">
            <text:p>0,00116075296339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5</text:p>
          </table:table-cell>
          <table:table-cell office:value-type="float" office:value="161" calcext:value-type="float">
            <text:p>161</text:p>
          </table:table-cell>
          <table:table-cell office:value-type="float" office:value="98.63" calcext:value-type="float">
            <text:p>98,63</text:p>
          </table:table-cell>
          <table:table-cell table:formula="of:=[.$K$3]*([.C175]-[.F163])+(1-[.$K$3])*([.D174]+[.E174])" office:value-type="float" office:value="98.7403798054612" calcext:value-type="float">
            <text:p>98,7403798054612</text:p>
          </table:table-cell>
          <table:table-cell table:formula="of:=[.$L$3]*([.D175]-[.D174])+(1-[.$L$3])*[.E174]" office:value-type="float" office:value="-0.0127024463795255" calcext:value-type="float">
            <text:p>-0,012702446379526</text:p>
          </table:table-cell>
          <table:table-cell table:formula="of:=[.$M$3]*([.C175]-[.D175])+(1-[.$M$3])*[.F163]" office:value-type="float" office:value="-0.122005887725068" calcext:value-type="float">
            <text:p>-0,122005887725068</text:p>
          </table:table-cell>
          <table:table-cell table:formula="of:=[.D174]+[.E174]+[.F163]" office:value-type="float" office:value="98.4639131105157" calcext:value-type="float">
            <text:p>98,4639131105157</text:p>
          </table:table-cell>
          <table:table-cell table:formula="of:=[.C175]-[.G175]" office:value-type="float" office:value="0.166086889484347" calcext:value-type="float">
            <text:p>0,166086889484347</text:p>
          </table:table-cell>
          <table:table-cell table:formula="of:=ABS([.H175]/[.C175])" office:value-type="float" office:value="0.00168393885718694" calcext:value-type="float">
            <text:p>0,0016839388571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6</text:p>
          </table:table-cell>
          <table:table-cell office:value-type="float" office:value="162" calcext:value-type="float">
            <text:p>162</text:p>
          </table:table-cell>
          <table:table-cell office:value-type="float" office:value="98.32" calcext:value-type="float">
            <text:p>98,32</text:p>
          </table:table-cell>
          <table:table-cell table:formula="of:=[.$K$3]*([.C176]-[.F164])+(1-[.$K$3])*([.D175]+[.E175])" office:value-type="float" office:value="98.6063161270468" calcext:value-type="float">
            <text:p>98,6063161270468</text:p>
          </table:table-cell>
          <table:table-cell table:formula="of:=[.$L$3]*([.D176]-[.D175])+(1-[.$L$3])*[.E175]" office:value-type="float" office:value="-0.0248385695830051" calcext:value-type="float">
            <text:p>-0,024838569583005</text:p>
          </table:table-cell>
          <table:table-cell table:formula="of:=[.$M$3]*([.C176]-[.D176])+(1-[.$M$3])*[.F164]" office:value-type="float" office:value="-0.257998506238724" calcext:value-type="float">
            <text:p>-0,257998506238724</text:p>
          </table:table-cell>
          <table:table-cell table:formula="of:=[.D175]+[.E175]+[.F164]" office:value-type="float" office:value="98.724537440116" calcext:value-type="float">
            <text:p>98,724537440116</text:p>
          </table:table-cell>
          <table:table-cell table:formula="of:=[.C176]-[.G176]" office:value-type="float" office:value="-0.404537440116016" calcext:value-type="float">
            <text:p>-0,404537440116016</text:p>
          </table:table-cell>
          <table:table-cell table:formula="of:=ABS([.H176]/[.C176])" office:value-type="float" office:value="0.00411449796700586" calcext:value-type="float">
            <text:p>0,0041144979670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7</text:p>
          </table:table-cell>
          <table:table-cell office:value-type="float" office:value="163" calcext:value-type="float">
            <text:p>163</text:p>
          </table:table-cell>
          <table:table-cell office:value-type="float" office:value="98.19" calcext:value-type="float">
            <text:p>98,19</text:p>
          </table:table-cell>
          <table:table-cell table:formula="of:=[.$K$3]*([.C177]-[.F165])+(1-[.$K$3])*([.D176]+[.E176])" office:value-type="float" office:value="98.4705733614123" calcext:value-type="float">
            <text:p>98,4705733614123</text:p>
          </table:table-cell>
          <table:table-cell table:formula="of:=[.$L$3]*([.D177]-[.D176])+(1-[.$L$3])*[.E176]" office:value-type="float" office:value="-0.0359289891881592" calcext:value-type="float">
            <text:p>-0,035928989188159</text:p>
          </table:table-cell>
          <table:table-cell table:formula="of:=[.$M$3]*([.C177]-[.D177])+(1-[.$M$3])*[.F165]" office:value-type="float" office:value="-0.254695715666935" calcext:value-type="float">
            <text:p>-0,254695715666935</text:p>
          </table:table-cell>
          <table:table-cell table:formula="of:=[.D176]+[.E176]+[.F165]" office:value-type="float" office:value="98.5596806535051" calcext:value-type="float">
            <text:p>98,5596806535051</text:p>
          </table:table-cell>
          <table:table-cell table:formula="of:=[.C177]-[.G177]" office:value-type="float" office:value="-0.369680653505128" calcext:value-type="float">
            <text:p>-0,369680653505128</text:p>
          </table:table-cell>
          <table:table-cell table:formula="of:=ABS([.H177]/[.C177])" office:value-type="float" office:value="0.0037649521693159" calcext:value-type="float">
            <text:p>0,0037649521693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8</text:p>
          </table:table-cell>
          <table:table-cell office:value-type="float" office:value="164" calcext:value-type="float">
            <text:p>164</text:p>
          </table:table-cell>
          <table:table-cell office:value-type="float" office:value="98.41" calcext:value-type="float">
            <text:p>98,41</text:p>
          </table:table-cell>
          <table:table-cell table:formula="of:=[.$K$3]*([.C178]-[.F166])+(1-[.$K$3])*([.D177]+[.E177])" office:value-type="float" office:value="98.3863510457511" calcext:value-type="float">
            <text:p>98,3863510457511</text:p>
          </table:table-cell>
          <table:table-cell table:formula="of:=[.$L$3]*([.D178]-[.D177])+(1-[.$L$3])*[.E177]" office:value-type="float" office:value="-0.040758321835467" calcext:value-type="float">
            <text:p>-0,040758321835467</text:p>
          </table:table-cell>
          <table:table-cell table:formula="of:=[.$M$3]*([.C178]-[.D178])+(1-[.$M$3])*[.F166]" office:value-type="float" office:value="0.0349173970926592" calcext:value-type="float">
            <text:p>0,034917397092659</text:p>
          </table:table-cell>
          <table:table-cell table:formula="of:=[.D177]+[.E177]+[.F166]" office:value-type="float" office:value="98.5709777549102" calcext:value-type="float">
            <text:p>98,5709777549102</text:p>
          </table:table-cell>
          <table:table-cell table:formula="of:=[.C178]-[.G178]" office:value-type="float" office:value="-0.160977754910249" calcext:value-type="float">
            <text:p>-0,160977754910249</text:p>
          </table:table-cell>
          <table:table-cell table:formula="of:=ABS([.H178]/[.C178])" office:value-type="float" office:value="0.00163578655533227" calcext:value-type="float">
            <text:p>0,0016357865553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09</text:p>
          </table:table-cell>
          <table:table-cell office:value-type="float" office:value="165" calcext:value-type="float">
            <text:p>165</text:p>
          </table:table-cell>
          <table:table-cell office:value-type="float" office:value="98.11" calcext:value-type="float">
            <text:p>98,11</text:p>
          </table:table-cell>
          <table:table-cell table:formula="of:=[.$K$3]*([.C179]-[.F167])+(1-[.$K$3])*([.D178]+[.E178])" office:value-type="float" office:value="98.3177196286806" calcext:value-type="float">
            <text:p>98,3177196286806</text:p>
          </table:table-cell>
          <table:table-cell table:formula="of:=[.$L$3]*([.D179]-[.D178])+(1-[.$L$3])*[.E178]" office:value-type="float" office:value="-0.0435456313589609" calcext:value-type="float">
            <text:p>-0,043545631358961</text:p>
          </table:table-cell>
          <table:table-cell table:formula="of:=[.$M$3]*([.C179]-[.D179])+(1-[.$M$3])*[.F167]" office:value-type="float" office:value="-0.201215906459161" calcext:value-type="float">
            <text:p>-0,201215906459161</text:p>
          </table:table-cell>
          <table:table-cell table:formula="of:=[.D178]+[.E178]+[.F167]" office:value-type="float" office:value="98.2029103174498" calcext:value-type="float">
            <text:p>98,2029103174498</text:p>
          </table:table-cell>
          <table:table-cell table:formula="of:=[.C179]-[.G179]" office:value-type="float" office:value="-0.0929103174498209" calcext:value-type="float">
            <text:p>-0,092910317449821</text:p>
          </table:table-cell>
          <table:table-cell table:formula="of:=ABS([.H179]/[.C179])" office:value-type="float" office:value="0.000947001502903077" calcext:value-type="float">
            <text:p>0,0009470015029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10</text:p>
          </table:table-cell>
          <table:table-cell office:value-type="float" office:value="166" calcext:value-type="float">
            <text:p>166</text:p>
          </table:table-cell>
          <table:table-cell office:value-type="float" office:value="98.18" calcext:value-type="float">
            <text:p>98,18</text:p>
          </table:table-cell>
          <table:table-cell table:formula="of:=[.$K$3]*([.C180]-[.F168])+(1-[.$K$3])*([.D179]+[.E179])" office:value-type="float" office:value="98.2329335412651" calcext:value-type="float">
            <text:p>98,2329335412651</text:p>
          </table:table-cell>
          <table:table-cell table:formula="of:=[.$L$3]*([.D180]-[.D179])+(1-[.$L$3])*[.E179]" office:value-type="float" office:value="-0.0476696769646242" calcext:value-type="float">
            <text:p>-0,047669676964624</text:p>
          </table:table-cell>
          <table:table-cell table:formula="of:=[.$M$3]*([.C180]-[.D180])+(1-[.$M$3])*[.F168]" office:value-type="float" office:value="-0.0433107681851687" calcext:value-type="float">
            <text:p>-0,043310768185169</text:p>
          </table:table-cell>
          <table:table-cell table:formula="of:=[.D179]+[.E179]+[.F168]" office:value-type="float" office:value="98.3174681868554" calcext:value-type="float">
            <text:p>98,3174681868554</text:p>
          </table:table-cell>
          <table:table-cell table:formula="of:=[.C180]-[.G180]" office:value-type="float" office:value="-0.137468186855429" calcext:value-type="float">
            <text:p>-0,137468186855429</text:p>
          </table:table-cell>
          <table:table-cell table:formula="of:=ABS([.H180]/[.C180])" office:value-type="float" office:value="0.00140016486917324" calcext:value-type="float">
            <text:p>0,0014001648691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11</text:p>
          </table:table-cell>
          <table:table-cell office:value-type="float" office:value="167" calcext:value-type="float">
            <text:p>167</text:p>
          </table:table-cell>
          <table:table-cell office:value-type="float" office:value="98.26" calcext:value-type="float">
            <text:p>98,26</text:p>
          </table:table-cell>
          <table:table-cell table:formula="of:=[.$K$3]*([.C181]-[.F169])+(1-[.$K$3])*([.D180]+[.E180])" office:value-type="float" office:value="98.2298908333371" calcext:value-type="float">
            <text:p>98,2298908333371</text:p>
          </table:table-cell>
          <table:table-cell table:formula="of:=[.$L$3]*([.D181]-[.D180])+(1-[.$L$3])*[.E180]" office:value-type="float" office:value="-0.0432069800609579" calcext:value-type="float">
            <text:p>-0,043206980060958</text:p>
          </table:table-cell>
          <table:table-cell table:formula="of:=[.$M$3]*([.C181]-[.D181])+(1-[.$M$3])*[.F169]" office:value-type="float" office:value="0.0196962072210201" calcext:value-type="float">
            <text:p>0,01969620722102</text:p>
          </table:table-cell>
          <table:table-cell table:formula="of:=[.D180]+[.E180]+[.F169]" office:value-type="float" office:value="98.1112434365444" calcext:value-type="float">
            <text:p>98,1112434365444</text:p>
          </table:table-cell>
          <table:table-cell table:formula="of:=[.C181]-[.G181]" office:value-type="float" office:value="0.148756563455578" calcext:value-type="float">
            <text:p>0,148756563455578</text:p>
          </table:table-cell>
          <table:table-cell table:formula="of:=ABS([.H181]/[.C181])" office:value-type="float" office:value="0.00151390762727028" calcext:value-type="float">
            <text:p>0,001513907627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8-12</text:p>
          </table:table-cell>
          <table:table-cell office:value-type="float" office:value="168" calcext:value-type="float">
            <text:p>168</text:p>
          </table:table-cell>
          <table:table-cell office:value-type="float" office:value="98.66" calcext:value-type="float">
            <text:p>98,66</text:p>
          </table:table-cell>
          <table:table-cell table:formula="of:=[.$K$3]*([.C182]-[.F170])+(1-[.$K$3])*([.D181]+[.E181])" office:value-type="float" office:value="98.3006188225246" calcext:value-type="float">
            <text:p>98,3006188225246</text:p>
          </table:table-cell>
          <table:table-cell table:formula="of:=[.$L$3]*([.D182]-[.D181])+(1-[.$L$3])*[.E181]" office:value-type="float" office:value="-0.0318134831361132" calcext:value-type="float">
            <text:p>-0,031813483136113</text:p>
          </table:table-cell>
          <table:table-cell table:formula="of:=[.$M$3]*([.C182]-[.D182])+(1-[.$M$3])*[.F170]" office:value-type="float" office:value="0.332796351317439" calcext:value-type="float">
            <text:p>0,332796351317439</text:p>
          </table:table-cell>
          <table:table-cell table:formula="of:=[.D181]+[.E181]+[.F170]" office:value-type="float" office:value="98.2802167691718" calcext:value-type="float">
            <text:p>98,2802167691718</text:p>
          </table:table-cell>
          <table:table-cell table:formula="of:=[.C182]-[.G182]" office:value-type="float" office:value="0.379783230828181" calcext:value-type="float">
            <text:p>0,379783230828181</text:p>
          </table:table-cell>
          <table:table-cell table:formula="of:=ABS([.H182]/[.C182])" office:value-type="float" office:value="0.0038494144620736" calcext:value-type="float">
            <text:p>0,0038494144620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1</text:p>
          </table:table-cell>
          <table:table-cell office:value-type="float" office:value="169" calcext:value-type="float">
            <text:p>169</text:p>
          </table:table-cell>
          <table:table-cell office:value-type="float" office:value="98.63" calcext:value-type="float">
            <text:p>98,63</text:p>
          </table:table-cell>
          <table:table-cell table:formula="of:=[.$K$3]*([.C183]-[.F171])+(1-[.$K$3])*([.D182]+[.E182])" office:value-type="float" office:value="98.4071182734374" calcext:value-type="float">
            <text:p>98,4071182734374</text:p>
          </table:table-cell>
          <table:table-cell table:formula="of:=[.$L$3]*([.D183]-[.D182])+(1-[.$L$3])*[.E182]" office:value-type="float" office:value="-0.0179821897312183" calcext:value-type="float">
            <text:p>-0,017982189731218</text:p>
          </table:table-cell>
          <table:table-cell table:formula="of:=[.$M$3]*([.C183]-[.D183])+(1-[.$M$3])*[.F171]" office:value-type="float" office:value="0.190608708617818" calcext:value-type="float">
            <text:p>0,190608708617818</text:p>
          </table:table-cell>
          <table:table-cell table:formula="of:=[.D182]+[.E182]+[.F171]" office:value-type="float" office:value="98.1689568865034" calcext:value-type="float">
            <text:p>98,1689568865034</text:p>
          </table:table-cell>
          <table:table-cell table:formula="of:=[.C183]-[.G183]" office:value-type="float" office:value="0.461043113496544" calcext:value-type="float">
            <text:p>0,461043113496544</text:p>
          </table:table-cell>
          <table:table-cell table:formula="of:=ABS([.H183]/[.C183])" office:value-type="float" office:value="0.00467447139305023" calcext:value-type="float">
            <text:p>0,004674471393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2</text:p>
          </table:table-cell>
          <table:table-cell office:value-type="float" office:value="170" calcext:value-type="float">
            <text:p>170</text:p>
          </table:table-cell>
          <table:table-cell office:value-type="float" office:value="98.58" calcext:value-type="float">
            <text:p>98,58</text:p>
          </table:table-cell>
          <table:table-cell table:formula="of:=[.$K$3]*([.C184]-[.F172])+(1-[.$K$3])*([.D183]+[.E183])" office:value-type="float" office:value="98.4489353903521" calcext:value-type="float">
            <text:p>98,4489353903521</text:p>
          </table:table-cell>
          <table:table-cell table:formula="of:=[.$L$3]*([.D184]-[.D183])+(1-[.$L$3])*[.E183]" office:value-type="float" office:value="-0.0120022590666336" calcext:value-type="float">
            <text:p>-0,012002259066634</text:p>
          </table:table-cell>
          <table:table-cell table:formula="of:=[.$M$3]*([.C184]-[.D184])+(1-[.$M$3])*[.F172]" office:value-type="float" office:value="0.117111438097252" calcext:value-type="float">
            <text:p>0,117111438097252</text:p>
          </table:table-cell>
          <table:table-cell table:formula="of:=[.D183]+[.E183]+[.F172]" office:value-type="float" office:value="98.3806689778472" calcext:value-type="float">
            <text:p>98,3806689778472</text:p>
          </table:table-cell>
          <table:table-cell table:formula="of:=[.C184]-[.G184]" office:value-type="float" office:value="0.199331022152819" calcext:value-type="float">
            <text:p>0,199331022152819</text:p>
          </table:table-cell>
          <table:table-cell table:formula="of:=ABS([.H184]/[.C184])" office:value-type="float" office:value="0.002022022947381" calcext:value-type="float">
            <text:p>0,0020220229473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3</text:p>
          </table:table-cell>
          <table:table-cell office:value-type="float" office:value="171" calcext:value-type="float">
            <text:p>171</text:p>
          </table:table-cell>
          <table:table-cell office:value-type="float" office:value="98.45" calcext:value-type="float">
            <text:p>98,45</text:p>
          </table:table-cell>
          <table:table-cell table:formula="of:=[.$K$3]*([.C185]-[.F173])+(1-[.$K$3])*([.D184]+[.E184])" office:value-type="float" office:value="98.4413621080602" calcext:value-type="float">
            <text:p>98,4413621080602</text:p>
          </table:table-cell>
          <table:table-cell table:formula="of:=[.$L$3]*([.D185]-[.D184])+(1-[.$L$3])*[.E184]" office:value-type="float" office:value="-0.0115593613891518" calcext:value-type="float">
            <text:p>-0,011559361389152</text:p>
          </table:table-cell>
          <table:table-cell table:formula="of:=[.$M$3]*([.C185]-[.D185])+(1-[.$M$3])*[.F173]" office:value-type="float" office:value="0.00760446402564336" calcext:value-type="float">
            <text:p>0,007604464025643</text:p>
          </table:table-cell>
          <table:table-cell table:formula="of:=[.D184]+[.E184]+[.F173]" office:value-type="float" office:value="98.4352367440839" calcext:value-type="float">
            <text:p>98,4352367440839</text:p>
          </table:table-cell>
          <table:table-cell table:formula="of:=[.C185]-[.G185]" office:value-type="float" office:value="0.014763255916094" calcext:value-type="float">
            <text:p>0,014763255916094</text:p>
          </table:table-cell>
          <table:table-cell table:formula="of:=ABS([.H185]/[.C185])" office:value-type="float" office:value="0.00014995689097099" calcext:value-type="float">
            <text:p>0,00014995689097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4</text:p>
          </table:table-cell>
          <table:table-cell office:value-type="float" office:value="172" calcext:value-type="float">
            <text:p>172</text:p>
          </table:table-cell>
          <table:table-cell office:value-type="float" office:value="98.47" calcext:value-type="float">
            <text:p>98,47</text:p>
          </table:table-cell>
          <table:table-cell table:formula="of:=[.$K$3]*([.C186]-[.F174])+(1-[.$K$3])*([.D185]+[.E185])" office:value-type="float" office:value="98.4617382340504" calcext:value-type="float">
            <text:p>98,4617382340504</text:p>
          </table:table-cell>
          <table:table-cell table:formula="of:=[.$L$3]*([.D186]-[.D185])+(1-[.$L$3])*[.E185]" office:value-type="float" office:value="-0.00836581265122403" calcext:value-type="float">
            <text:p>-0,008365812651224</text:p>
          </table:table-cell>
          <table:table-cell table:formula="of:=[.$M$3]*([.C186]-[.D186])+(1-[.$M$3])*[.F174]" office:value-type="float" office:value="0.000810152227813012" calcext:value-type="float">
            <text:p>0,000810152227813</text:p>
          </table:table-cell>
          <table:table-cell table:formula="of:=[.D185]+[.E185]+[.F174]" office:value-type="float" office:value="98.3635483754025" calcext:value-type="float">
            <text:p>98,3635483754025</text:p>
          </table:table-cell>
          <table:table-cell table:formula="of:=[.C186]-[.G186]" office:value-type="float" office:value="0.106451624597554" calcext:value-type="float">
            <text:p>0,106451624597554</text:p>
          </table:table-cell>
          <table:table-cell table:formula="of:=ABS([.H186]/[.C186])" office:value-type="float" office:value="0.00108105640903376" calcext:value-type="float">
            <text:p>0,0010810564090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5</text:p>
          </table:table-cell>
          <table:table-cell office:value-type="float" office:value="173" calcext:value-type="float">
            <text:p>173</text:p>
          </table:table-cell>
          <table:table-cell office:value-type="float" office:value="98.27" calcext:value-type="float">
            <text:p>98,27</text:p>
          </table:table-cell>
          <table:table-cell table:formula="of:=[.$K$3]*([.C187]-[.F175])+(1-[.$K$3])*([.D186]+[.E186])" office:value-type="float" office:value="98.4349624612969" calcext:value-type="float">
            <text:p>98,4349624612969</text:p>
          </table:table-cell>
          <table:table-cell table:formula="of:=[.$L$3]*([.D187]-[.D186])+(1-[.$L$3])*[.E186]" office:value-type="float" office:value="-0.0102068086614455" calcext:value-type="float">
            <text:p>-0,010206808661446</text:p>
          </table:table-cell>
          <table:table-cell table:formula="of:=[.$M$3]*([.C187]-[.D187])+(1-[.$M$3])*[.F175]" office:value-type="float" office:value="-0.160666803939738" calcext:value-type="float">
            <text:p>-0,160666803939738</text:p>
          </table:table-cell>
          <table:table-cell table:formula="of:=[.D186]+[.E186]+[.F175]" office:value-type="float" office:value="98.3313665336741" calcext:value-type="float">
            <text:p>98,3313665336741</text:p>
          </table:table-cell>
          <table:table-cell table:formula="of:=[.C187]-[.G187]" office:value-type="float" office:value="-0.0613665336740752" calcext:value-type="float">
            <text:p>-0,061366533674075</text:p>
          </table:table-cell>
          <table:table-cell table:formula="of:=ABS([.H187]/[.C187])" office:value-type="float" office:value="0.000624468644286915" calcext:value-type="float">
            <text:p>0,0006244686442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6</text:p>
          </table:table-cell>
          <table:table-cell office:value-type="float" office:value="174" calcext:value-type="float">
            <text:p>174</text:p>
          </table:table-cell>
          <table:table-cell office:value-type="float" office:value="98.37" calcext:value-type="float">
            <text:p>98,37</text:p>
          </table:table-cell>
          <table:table-cell table:formula="of:=[.$K$3]*([.C188]-[.F176])+(1-[.$K$3])*([.D187]+[.E187])" office:value-type="float" office:value="98.4857285087164" calcext:value-type="float">
            <text:p>98,4857285087164</text:p>
          </table:table-cell>
          <table:table-cell table:formula="of:=[.$L$3]*([.D188]-[.D187])+(1-[.$L$3])*[.E187]" office:value-type="float" office:value="-0.00410952305334947" calcext:value-type="float">
            <text:p>-0,004109523053349</text:p>
          </table:table-cell>
          <table:table-cell table:formula="of:=[.$M$3]*([.C188]-[.D188])+(1-[.$M$3])*[.F176]" office:value-type="float" office:value="-0.129955508468659" calcext:value-type="float">
            <text:p>-0,129955508468659</text:p>
          </table:table-cell>
          <table:table-cell table:formula="of:=[.D187]+[.E187]+[.F176]" office:value-type="float" office:value="98.1667571463968" calcext:value-type="float">
            <text:p>98,1667571463968</text:p>
          </table:table-cell>
          <table:table-cell table:formula="of:=[.C188]-[.G188]" office:value-type="float" office:value="0.203242853603257" calcext:value-type="float">
            <text:p>0,203242853603257</text:p>
          </table:table-cell>
          <table:table-cell table:formula="of:=ABS([.H188]/[.C188])" office:value-type="float" office:value="0.00206610606489028" calcext:value-type="float">
            <text:p>0,002066106064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7</text:p>
          </table:table-cell>
          <table:table-cell office:value-type="float" office:value="175" calcext:value-type="float">
            <text:p>175</text:p>
          </table:table-cell>
          <table:table-cell office:value-type="float" office:value="98.39" calcext:value-type="float">
            <text:p>98,39</text:p>
          </table:table-cell>
          <table:table-cell table:formula="of:=[.$K$3]*([.C189]-[.F177])+(1-[.$K$3])*([.D188]+[.E188])" office:value-type="float" office:value="98.5305420046642" calcext:value-type="float">
            <text:p>98,5305420046642</text:p>
          </table:table-cell>
          <table:table-cell table:formula="of:=[.$L$3]*([.D189]-[.D188])+(1-[.$L$3])*[.E188]" office:value-type="float" office:value="0.000782778846766156" calcext:value-type="float">
            <text:p>0,000782778846766</text:p>
          </table:table-cell>
          <table:table-cell table:formula="of:=[.$M$3]*([.C189]-[.D189])+(1-[.$M$3])*[.F177]" office:value-type="float" office:value="-0.15195737576451" calcext:value-type="float">
            <text:p>-0,15195737576451</text:p>
          </table:table-cell>
          <table:table-cell table:formula="of:=[.D188]+[.E188]+[.F177]" office:value-type="float" office:value="98.2269232699962" calcext:value-type="float">
            <text:p>98,2269232699962</text:p>
          </table:table-cell>
          <table:table-cell table:formula="of:=[.C189]-[.G189]" office:value-type="float" office:value="0.163076730003851" calcext:value-type="float">
            <text:p>0,163076730003851</text:p>
          </table:table-cell>
          <table:table-cell table:formula="of:=ABS([.H189]/[.C189])" office:value-type="float" office:value="0.00165745228177509" calcext:value-type="float">
            <text:p>0,0016574522817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8</text:p>
          </table:table-cell>
          <table:table-cell office:value-type="float" office:value="176" calcext:value-type="float">
            <text:p>176</text:p>
          </table:table-cell>
          <table:table-cell office:value-type="float" office:value="98.49" calcext:value-type="float">
            <text:p>98,49</text:p>
          </table:table-cell>
          <table:table-cell table:formula="of:=[.$K$3]*([.C190]-[.F178])+(1-[.$K$3])*([.D189]+[.E189])" office:value-type="float" office:value="98.5084521293299" calcext:value-type="float">
            <text:p>98,5084521293299</text:p>
          </table:table-cell>
          <table:table-cell table:formula="of:=[.$L$3]*([.D190]-[.D189])+(1-[.$L$3])*[.E189]" office:value-type="float" office:value="-0.00150448657134494" calcext:value-type="float">
            <text:p>-0,001504486571345</text:p>
          </table:table-cell>
          <table:table-cell table:formula="of:=[.$M$3]*([.C190]-[.D190])+(1-[.$M$3])*[.F178]" office:value-type="float" office:value="-0.0131151766876453" calcext:value-type="float">
            <text:p>-0,013115176687645</text:p>
          </table:table-cell>
          <table:table-cell table:formula="of:=[.D189]+[.E189]+[.F178]" office:value-type="float" office:value="98.5662421806037" calcext:value-type="float">
            <text:p>98,5662421806037</text:p>
          </table:table-cell>
          <table:table-cell table:formula="of:=[.C190]-[.G190]" office:value-type="float" office:value="-0.0762421806036713" calcext:value-type="float">
            <text:p>-0,076242180603671</text:p>
          </table:table-cell>
          <table:table-cell table:formula="of:=ABS([.H190]/[.C190])" office:value-type="float" office:value="0.000774110880329691" calcext:value-type="float">
            <text:p>0,000774110880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09</text:p>
          </table:table-cell>
          <table:table-cell office:value-type="float" office:value="177" calcext:value-type="float">
            <text:p>177</text:p>
          </table:table-cell>
          <table:table-cell office:value-type="float" office:value="98.31" calcext:value-type="float">
            <text:p>98,31</text:p>
          </table:table-cell>
          <table:table-cell table:formula="of:=[.$K$3]*([.C191]-[.F179])+(1-[.$K$3])*([.D190]+[.E190])" office:value-type="float" office:value="98.5082281218687" calcext:value-type="float">
            <text:p>98,5082281218687</text:p>
          </table:table-cell>
          <table:table-cell table:formula="of:=[.$L$3]*([.D191]-[.D190])+(1-[.$L$3])*[.E190]" office:value-type="float" office:value="-0.0013764386603275" calcext:value-type="float">
            <text:p>-0,001376438660328</text:p>
          </table:table-cell>
          <table:table-cell table:formula="of:=[.$M$3]*([.C191]-[.D191])+(1-[.$M$3])*[.F179]" office:value-type="float" office:value="-0.198526900327767" calcext:value-type="float">
            <text:p>-0,198526900327767</text:p>
          </table:table-cell>
          <table:table-cell table:formula="of:=[.D190]+[.E190]+[.F179]" office:value-type="float" office:value="98.3057317362994" calcext:value-type="float">
            <text:p>98,3057317362994</text:p>
          </table:table-cell>
          <table:table-cell table:formula="of:=[.C191]-[.G191]" office:value-type="float" office:value="0.00426826370060951" calcext:value-type="float">
            <text:p>0,00426826370061</text:p>
          </table:table-cell>
          <table:table-cell table:formula="of:=ABS([.H191]/[.C191])" office:value-type="float" office:value="0.0000434163737219968" calcext:value-type="float">
            <text:p>4,34163737219968E-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10</text:p>
          </table:table-cell>
          <table:table-cell office:value-type="float" office:value="178" calcext:value-type="float">
            <text:p>178</text:p>
          </table:table-cell>
          <table:table-cell office:value-type="float" office:value="98.24" calcext:value-type="float">
            <text:p>98,24</text:p>
          </table:table-cell>
          <table:table-cell table:formula="of:=[.$K$3]*([.C192]-[.F180])+(1-[.$K$3])*([.D191]+[.E191])" office:value-type="float" office:value="98.4397894087014" calcext:value-type="float">
            <text:p>98,4397894087014</text:p>
          </table:table-cell>
          <table:table-cell table:formula="of:=[.$L$3]*([.D192]-[.D191])+(1-[.$L$3])*[.E191]" office:value-type="float" office:value="-0.00808266611102581" calcext:value-type="float">
            <text:p>-0,008082666111026</text:p>
          </table:table-cell>
          <table:table-cell table:formula="of:=[.$M$3]*([.C192]-[.D192])+(1-[.$M$3])*[.F180]" office:value-type="float" office:value="-0.184141544649795" calcext:value-type="float">
            <text:p>-0,184141544649795</text:p>
          </table:table-cell>
          <table:table-cell table:formula="of:=[.D191]+[.E191]+[.F180]" office:value-type="float" office:value="98.4635409150232" calcext:value-type="float">
            <text:p>98,4635409150232</text:p>
          </table:table-cell>
          <table:table-cell table:formula="of:=[.C192]-[.G192]" office:value-type="float" office:value="-0.223540915023236" calcext:value-type="float">
            <text:p>-0,223540915023236</text:p>
          </table:table-cell>
          <table:table-cell table:formula="of:=ABS([.H192]/[.C192])" office:value-type="float" office:value="0.00227545719689776" calcext:value-type="float">
            <text:p>0,002275457196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11</text:p>
          </table:table-cell>
          <table:table-cell office:value-type="float" office:value="179" calcext:value-type="float">
            <text:p>179</text:p>
          </table:table-cell>
          <table:table-cell office:value-type="float" office:value="98.03" calcext:value-type="float">
            <text:p>98,03</text:p>
          </table:table-cell>
          <table:table-cell table:number-columns-repeated="3"/>
          <table:table-cell table:formula="of:=[.$D$192]+[.J193]*[.$E$192]+[.F181]" office:value-type="float" office:value="98.4514029498114" calcext:value-type="float">
            <text:p>98,4514029498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-12</text:p>
          </table:table-cell>
          <table:table-cell office:value-type="float" office:value="180" calcext:value-type="float">
            <text:p>180</text:p>
          </table:table-cell>
          <table:table-cell office:value-type="float" office:value="98.35" calcext:value-type="float">
            <text:p>98,35</text:p>
          </table:table-cell>
          <table:table-cell table:number-columns-repeated="3"/>
          <table:table-cell table:formula="of:=[.$D$192]+[.J194]*[.$E$192]+[.F182]" office:value-type="float" office:value="98.7564204277968" calcext:value-type="float">
            <text:p>98,75642042779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1</text:p>
          </table:table-cell>
          <table:table-cell office:value-type="float" office:value="181" calcext:value-type="float">
            <text:p>181</text:p>
          </table:table-cell>
          <table:table-cell office:value-type="float" office:value="97.47" calcext:value-type="float">
            <text:p>97,47</text:p>
          </table:table-cell>
          <table:table-cell table:number-columns-repeated="3"/>
          <table:table-cell table:formula="of:=[.$D$192]+[.J195]*[.$E$192]+[.F183]" office:value-type="float" office:value="98.6061501189861" calcext:value-type="float">
            <text:p>98,60615011898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2</text:p>
          </table:table-cell>
          <table:table-cell office:value-type="float" office:value="182" calcext:value-type="float">
            <text:p>182</text:p>
          </table:table-cell>
          <table:table-cell office:value-type="float" office:value="97.74" calcext:value-type="float">
            <text:p>97,74</text:p>
          </table:table-cell>
          <table:table-cell table:number-columns-repeated="3"/>
          <table:table-cell table:formula="of:=[.$D$192]+[.J196]*[.$E$192]+[.F184]" office:value-type="float" office:value="98.5245701823546" calcext:value-type="float">
            <text:p>98,52457018235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3</text:p>
          </table:table-cell>
          <table:table-cell office:value-type="float" office:value="183" calcext:value-type="float">
            <text:p>183</text:p>
          </table:table-cell>
          <table:table-cell office:value-type="float" office:value="97.49" calcext:value-type="float">
            <text:p>97,49</text:p>
          </table:table-cell>
          <table:table-cell table:number-columns-repeated="3"/>
          <table:table-cell table:formula="of:=[.$D$192]+[.J197]*[.$E$192]+[.F185]" office:value-type="float" office:value="98.4069805421719" calcext:value-type="float">
            <text:p>98,40698054217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4</text:p>
          </table:table-cell>
          <table:table-cell office:value-type="float" office:value="184" calcext:value-type="float">
            <text:p>184</text:p>
          </table:table-cell>
          <table:table-cell office:value-type="float" office:value="97.66" calcext:value-type="float">
            <text:p>97,66</text:p>
          </table:table-cell>
          <table:table-cell table:number-columns-repeated="3"/>
          <table:table-cell table:formula="of:=[.$D$192]+[.J198]*[.$E$192]+[.F186]" office:value-type="float" office:value="98.3921035642631" calcext:value-type="float">
            <text:p>98,39210356426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5</text:p>
          </table:table-cell>
          <table:table-cell office:value-type="float" office:value="185" calcext:value-type="float">
            <text:p>185</text:p>
          </table:table-cell>
          <table:table-cell office:value-type="float" office:value="97.32" calcext:value-type="float">
            <text:p>97,32</text:p>
          </table:table-cell>
          <table:table-cell table:number-columns-repeated="3"/>
          <table:table-cell table:formula="of:=[.$D$192]+[.J199]*[.$E$192]+[.F187]" office:value-type="float" office:value="98.2225439419845" calcext:value-type="float">
            <text:p>98,222543941984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6</text:p>
          </table:table-cell>
          <table:table-cell office:value-type="float" office:value="186" calcext:value-type="float">
            <text:p>186</text:p>
          </table:table-cell>
          <table:table-cell office:value-type="float" office:value="97.02" calcext:value-type="float">
            <text:p>97,02</text:p>
          </table:table-cell>
          <table:table-cell table:number-columns-repeated="3"/>
          <table:table-cell table:formula="of:=[.$D$192]+[.J200]*[.$E$192]+[.F188]" office:value-type="float" office:value="98.2451725713446" calcext:value-type="float">
            <text:p>98,24517257134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7</text:p>
          </table:table-cell>
          <table:table-cell office:value-type="float" office:value="187" calcext:value-type="float">
            <text:p>187</text:p>
          </table:table-cell>
          <table:table-cell office:value-type="float" office:value="97.47" calcext:value-type="float">
            <text:p>97,47</text:p>
          </table:table-cell>
          <table:table-cell table:number-columns-repeated="3"/>
          <table:table-cell table:formula="of:=[.$D$192]+[.J201]*[.$E$192]+[.F189]" office:value-type="float" office:value="98.2150880379377" calcext:value-type="float">
            <text:p>98,215088037937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8</text:p>
          </table:table-cell>
          <table:table-cell office:value-type="float" office:value="188" calcext:value-type="float">
            <text:p>188</text:p>
          </table:table-cell>
          <table:table-cell office:value-type="float" office:value="97.84" calcext:value-type="float">
            <text:p>97,84</text:p>
          </table:table-cell>
          <table:table-cell table:number-columns-repeated="3"/>
          <table:table-cell table:formula="of:=[.$D$192]+[.J202]*[.$E$192]+[.F190]" office:value-type="float" office:value="98.3458475709035" calcext:value-type="float">
            <text:p>98,34584757090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09</text:p>
          </table:table-cell>
          <table:table-cell office:value-type="float" office:value="189" calcext:value-type="float">
            <text:p>189</text:p>
          </table:table-cell>
          <table:table-cell office:value-type="float" office:value="96.78" calcext:value-type="float">
            <text:p>96,78</text:p>
          </table:table-cell>
          <table:table-cell table:number-columns-repeated="3"/>
          <table:table-cell table:formula="of:=[.$D$192]+[.J203]*[.$E$192]+[.F191]" office:value-type="float" office:value="98.1523531811524" calcext:value-type="float">
            <text:p>98,15235318115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-10</text:p>
          </table:table-cell>
          <table:table-cell office:value-type="float" office:value="190" calcext:value-type="float">
            <text:p>190</text:p>
          </table:table-cell>
          <table:table-cell office:value-type="float" office:value="96.96" calcext:value-type="float">
            <text:p>96,96</text:p>
          </table:table-cell>
          <table:table-cell table:number-columns-repeated="3"/>
          <table:table-cell table:formula="of:=[.$D$192]+[.J204]*[.$E$192]+[.F192]" office:value-type="float" office:value="98.1586558707193" calcext:value-type="float">
            <text:p>98,158655870719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PC</text:p>
          </table:table-cell>
          <table:table-cell table:style-name="ce2" office:value-type="string" calcext:value-type="string">
            <text:p>S_t</text:p>
          </table:table-cell>
          <table:table-cell table:style-name="ce2" office:value-type="string" calcext:value-type="string">
            <text:p>T_t</text:p>
          </table:table-cell>
          <table:table-cell table:style-name="ce2" office:value-type="string" calcext:value-type="string">
            <text:p>I_t</text:p>
          </table:table-cell>
          <table:table-cell table:style-name="ce2" office:value-type="string" calcext:value-type="string">
            <text:p>Prévision</text:p>
          </table:table-cell>
          <table:table-cell table:style-name="ce2" office:value-type="string" calcext:value-type="string">
            <text:p>e_t</text:p>
          </table:table-cell>
          <table:table-cell table:style-name="ce2" office:value-type="string" calcext:value-type="string">
            <text:p>| e_t / X_t |</text:p>
          </table:table-cell>
          <table:table-cell table:style-name="ce2" office:value-type="string" calcext:value-type="string">
            <text:p>h</text:p>
          </table:table-cell>
          <table:table-cell table:number-columns-repeated="1014"/>
        </table:table-row>
      </table:table>
      <table:table table:name="Holt" table:style-name="ta1">
        <table:shapes>
          <draw:frame draw:z-index="0" draw:style-name="gr1" draw:text-style-name="P1" svg:width="159.97mm" svg:height="90.04mm" svg:x="316.1mm" svg:y="4.5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93.52mm" svg:y="812.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1"/>
          <table:table-cell table:style-name="ce12"/>
          <table:table-cell table:style-name="ce13" office:value-type="string" calcext:value-type="string">
            <text:p>Méthode de Holt</text:p>
          </table:table-cell>
          <table:table-cell table:style-name="ce14"/>
          <table:table-cell table:style-name="ce8"/>
          <table:table-cell table:style-name="ce1"/>
          <table:table-cell table:style-name="ce8" table:number-columns-repeated="4"/>
          <table:table-cell table:style-name="ce1" table:number-columns-repeated="2"/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PC</text:p>
          </table:table-cell>
          <table:table-cell table:style-name="ce15" office:value-type="string" calcext:value-type="string">
            <text:p><text:s text:c="6"/>S_t</text:p>
          </table:table-cell>
          <table:table-cell table:style-name="ce15" office:value-type="string" calcext:value-type="string">
            <text:p><text:s text:c="6"/>T_t</text:p>
          </table:table-cell>
          <table:table-cell table:style-name="ce16" office:value-type="string" calcext:value-type="string">
            <text:p>Prévision</text:p>
          </table:table-cell>
          <table:table-cell table:style-name="ce15" office:value-type="string" calcext:value-type="string">
            <text:p><text:s text:c="7"/>e_t</text:p>
          </table:table-cell>
          <table:table-cell table:style-name="ce15" office:value-type="string" calcext:value-type="string">
            <text:p><text:s text:c="2"/>| e_t / X_t |</text:p>
          </table:table-cell>
          <table:table-cell table:style-name="ce15" office:value-type="string" calcext:value-type="string">
            <text:p>alpha</text:p>
          </table:table-cell>
          <table:table-cell table:style-name="ce15" office:value-type="string" calcext:value-type="string">
            <text:p>gamma</text:p>
          </table:table-cell>
          <table:table-cell table:style-name="ce16" office:value-type="string" calcext:value-type="string">
            <text:p>MAPE</text:p>
          </table:table-cell>
          <table:table-cell table:style-name="ce16"/>
          <table:table-cell table:number-columns-repeated="1012"/>
        </table:table-row>
        <table:table-row table:style-name="ro2"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C4]"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85" calcext:value-type="float">
            <text:p>0,85</text:p>
          </table:table-cell>
          <table:table-cell office:value-type="float" office:value="0.3" calcext:value-type="float">
            <text:p>0,3</text:p>
          </table:table-cell>
          <table:table-cell table:formula="of:=AVERAGE([.H4:.H181])" office:value-type="float" office:value="0.0015602808606208" calcext:value-type="float">
            <text:p>0,0015602808606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05-01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,6</text:p>
          </table:table-cell>
          <table:table-cell table:formula="of:=[.$I$3]*[.C4]+(1-[.$I$3])*([.D3]+[.E3])" office:value-type="float" office:value="96.6" calcext:value-type="float">
            <text:p>96,6</text:p>
          </table:table-cell>
          <table:table-cell table:formula="of:=[.$J$3]*([.D4]-[.D3])+(1-[.$J$3])*[.E3]" office:value-type="float" office:value="0" calcext:value-type="float">
            <text:p>0</text:p>
          </table:table-cell>
          <table:table-cell table:formula="of:=[.D3]+[.E3]" office:value-type="float" office:value="96.6" calcext:value-type="float">
            <text:p>96,6</text:p>
          </table:table-cell>
          <table:table-cell table:formula="of:=[.C4]-[.F4]" office:value-type="float" office:value="0" calcext:value-type="float">
            <text:p>0</text:p>
          </table:table-cell>
          <table:table-cell table:formula="of:=ABS([.G4]/[.C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2</text:p>
          </table:table-cell>
          <table:table-cell office:value-type="float" office:value="2" calcext:value-type="float">
            <text:p>2</text:p>
          </table:table-cell>
          <table:table-cell office:value-type="float" office:value="96.6" calcext:value-type="float">
            <text:p>96,6</text:p>
          </table:table-cell>
          <table:table-cell table:formula="of:=[.$I$3]*[.C5]+(1-[.$I$3])*([.D4]+[.E4])" office:value-type="float" office:value="96.6" calcext:value-type="float">
            <text:p>96,6</text:p>
          </table:table-cell>
          <table:table-cell table:formula="of:=[.$J$3]*([.D5]-[.D4])+(1-[.$J$3])*[.E4]" office:value-type="float" office:value="0" calcext:value-type="float">
            <text:p>0</text:p>
          </table:table-cell>
          <table:table-cell table:formula="of:=[.D4]+[.E4]" office:value-type="float" office:value="96.6" calcext:value-type="float">
            <text:p>96,6</text:p>
          </table:table-cell>
          <table:table-cell table:formula="of:=[.C5]-[.F5]" office:value-type="float" office:value="0" calcext:value-type="float">
            <text:p>0</text:p>
          </table:table-cell>
          <table:table-cell table:formula="of:=ABS([.G5]/[.C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3</text:p>
          </table:table-cell>
          <table:table-cell office:value-type="float" office:value="3" calcext:value-type="float">
            <text:p>3</text:p>
          </table:table-cell>
          <table:table-cell office:value-type="float" office:value="96.7" calcext:value-type="float">
            <text:p>96,7</text:p>
          </table:table-cell>
          <table:table-cell table:formula="of:=[.$I$3]*[.C6]+(1-[.$I$3])*([.D5]+[.E5])" office:value-type="float" office:value="96.685" calcext:value-type="float">
            <text:p>96,685</text:p>
          </table:table-cell>
          <table:table-cell table:formula="of:=[.$J$3]*([.D6]-[.D5])+(1-[.$J$3])*[.E5]" office:value-type="float" office:value="0.0255000000000024" calcext:value-type="float">
            <text:p>0,025500000000002</text:p>
          </table:table-cell>
          <table:table-cell table:formula="of:=[.D5]+[.E5]" office:value-type="float" office:value="96.6" calcext:value-type="float">
            <text:p>96,6</text:p>
          </table:table-cell>
          <table:table-cell table:formula="of:=[.C6]-[.F6]" office:value-type="float" office:value="0.100000000000009" calcext:value-type="float">
            <text:p>0,100000000000009</text:p>
          </table:table-cell>
          <table:table-cell table:formula="of:=ABS([.G6]/[.C6])" office:value-type="float" office:value="0.00103412616339202" calcext:value-type="float">
            <text:p>0,0010341261633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4</text:p>
          </table:table-cell>
          <table:table-cell office:value-type="float" office:value="4" calcext:value-type="float">
            <text:p>4</text:p>
          </table:table-cell>
          <table:table-cell office:value-type="float" office:value="96.5" calcext:value-type="float">
            <text:p>96,5</text:p>
          </table:table-cell>
          <table:table-cell table:formula="of:=[.$I$3]*[.C7]+(1-[.$I$3])*([.D6]+[.E6])" office:value-type="float" office:value="96.531575" calcext:value-type="float">
            <text:p>96,531575</text:p>
          </table:table-cell>
          <table:table-cell table:formula="of:=[.$J$3]*([.D7]-[.D6])+(1-[.$J$3])*[.E6]" office:value-type="float" office:value="-0.0281775000000022" calcext:value-type="float">
            <text:p>-0,028177500000002</text:p>
          </table:table-cell>
          <table:table-cell table:formula="of:=[.D6]+[.E6]" office:value-type="float" office:value="96.7105" calcext:value-type="float">
            <text:p>96,7105</text:p>
          </table:table-cell>
          <table:table-cell table:formula="of:=[.C7]-[.F7]" office:value-type="float" office:value="-0.21050000000001" calcext:value-type="float">
            <text:p>-0,21050000000001</text:p>
          </table:table-cell>
          <table:table-cell table:formula="of:=ABS([.G7]/[.C7])" office:value-type="float" office:value="0.00218134715025917" calcext:value-type="float">
            <text:p>0,0021813471502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5</text:p>
          </table:table-cell>
          <table:table-cell office:value-type="float" office:value="5" calcext:value-type="float">
            <text:p>5</text:p>
          </table:table-cell>
          <table:table-cell office:value-type="float" office:value="96.4" calcext:value-type="float">
            <text:p>96,4</text:p>
          </table:table-cell>
          <table:table-cell table:formula="of:=[.$I$3]*[.C8]+(1-[.$I$3])*([.D7]+[.E7])" office:value-type="float" office:value="96.415509625" calcext:value-type="float">
            <text:p>96,415509625</text:p>
          </table:table-cell>
          <table:table-cell table:formula="of:=[.$J$3]*([.D8]-[.D7])+(1-[.$J$3])*[.E7]" office:value-type="float" office:value="-0.0545438624999988" calcext:value-type="float">
            <text:p>-0,054543862499999</text:p>
          </table:table-cell>
          <table:table-cell table:formula="of:=[.D7]+[.E7]" office:value-type="float" office:value="96.5033975" calcext:value-type="float">
            <text:p>96,5033975</text:p>
          </table:table-cell>
          <table:table-cell table:formula="of:=[.C8]-[.F8]" office:value-type="float" office:value="-0.103397499999986" calcext:value-type="float">
            <text:p>-0,103397499999986</text:p>
          </table:table-cell>
          <table:table-cell table:formula="of:=ABS([.G8]/[.C8])" office:value-type="float" office:value="0.00107258817427371" calcext:value-type="float">
            <text:p>0,0010725881742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6</text:p>
          </table:table-cell>
          <table:table-cell office:value-type="float" office:value="6" calcext:value-type="float">
            <text:p>6</text:p>
          </table:table-cell>
          <table:table-cell office:value-type="float" office:value="96.4" calcext:value-type="float">
            <text:p>96,4</text:p>
          </table:table-cell>
          <table:table-cell table:formula="of:=[.$I$3]*[.C9]+(1-[.$I$3])*([.D8]+[.E8])" office:value-type="float" office:value="96.394144864375" calcext:value-type="float">
            <text:p>96,394144864375</text:p>
          </table:table-cell>
          <table:table-cell table:formula="of:=[.$J$3]*([.D9]-[.D8])+(1-[.$J$3])*[.E8]" office:value-type="float" office:value="-0.0445901319375006" calcext:value-type="float">
            <text:p>-0,044590131937501</text:p>
          </table:table-cell>
          <table:table-cell table:formula="of:=[.D8]+[.E8]" office:value-type="float" office:value="96.3609657625" calcext:value-type="float">
            <text:p>96,3609657625</text:p>
          </table:table-cell>
          <table:table-cell table:formula="of:=[.C9]-[.F9]" office:value-type="float" office:value="0.0390342375000046" calcext:value-type="float">
            <text:p>0,039034237500005</text:p>
          </table:table-cell>
          <table:table-cell table:formula="of:=ABS([.G9]/[.C9])" office:value-type="float" office:value="0.000404919476141126" calcext:value-type="float">
            <text:p>0,0004049194761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7</text:p>
          </table:table-cell>
          <table:table-cell office:value-type="float" office:value="7" calcext:value-type="float">
            <text:p>7</text:p>
          </table:table-cell>
          <table:table-cell office:value-type="float" office:value="96.4" calcext:value-type="float">
            <text:p>96,4</text:p>
          </table:table-cell>
          <table:table-cell table:formula="of:=[.$I$3]*[.C10]+(1-[.$I$3])*([.D9]+[.E9])" office:value-type="float" office:value="96.3924332098656" calcext:value-type="float">
            <text:p>96,3924332098656</text:p>
          </table:table-cell>
          <table:table-cell table:formula="of:=[.$J$3]*([.D10]-[.D9])+(1-[.$J$3])*[.E9]" office:value-type="float" office:value="-0.0317265887090597" calcext:value-type="float">
            <text:p>-0,03172658870906</text:p>
          </table:table-cell>
          <table:table-cell table:formula="of:=[.D9]+[.E9]" office:value-type="float" office:value="96.3495547324375" calcext:value-type="float">
            <text:p>96,3495547324375</text:p>
          </table:table-cell>
          <table:table-cell table:formula="of:=[.C10]-[.F10]" office:value-type="float" office:value="0.0504452675625089" calcext:value-type="float">
            <text:p>0,050445267562509</text:p>
          </table:table-cell>
          <table:table-cell table:formula="of:=ABS([.G10]/[.C10])" office:value-type="float" office:value="0.000523291157287437" calcext:value-type="float">
            <text:p>0,0005232911572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8</text:p>
          </table:table-cell>
          <table:table-cell office:value-type="float" office:value="8" calcext:value-type="float">
            <text:p>8</text:p>
          </table:table-cell>
          <table:table-cell office:value-type="float" office:value="96.5" calcext:value-type="float">
            <text:p>96,5</text:p>
          </table:table-cell>
          <table:table-cell table:formula="of:=[.$I$3]*[.C11]+(1-[.$I$3])*([.D10]+[.E10])" office:value-type="float" office:value="96.4791059931735" calcext:value-type="float">
            <text:p>96,4791059931735</text:p>
          </table:table-cell>
          <table:table-cell table:formula="of:=[.$J$3]*([.D11]-[.D10])+(1-[.$J$3])*[.E10]" office:value-type="float" office:value="0.00379322289601233" calcext:value-type="float">
            <text:p>0,003793222896012</text:p>
          </table:table-cell>
          <table:table-cell table:formula="of:=[.D10]+[.E10]" office:value-type="float" office:value="96.3607066211566" calcext:value-type="float">
            <text:p>96,3607066211566</text:p>
          </table:table-cell>
          <table:table-cell table:formula="of:=[.C11]-[.F11]" office:value-type="float" office:value="0.139293378843433" calcext:value-type="float">
            <text:p>0,139293378843433</text:p>
          </table:table-cell>
          <table:table-cell table:formula="of:=ABS([.G11]/[.C11])" office:value-type="float" office:value="0.00144345470304076" calcext:value-type="float">
            <text:p>0,0014434547030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09</text:p>
          </table:table-cell>
          <table:table-cell office:value-type="float" office:value="9" calcext:value-type="float">
            <text:p>9</text:p>
          </table:table-cell>
          <table:table-cell office:value-type="float" office:value="96.4" calcext:value-type="float">
            <text:p>96,4</text:p>
          </table:table-cell>
          <table:table-cell table:formula="of:=[.$I$3]*[.C12]+(1-[.$I$3])*([.D11]+[.E11])" office:value-type="float" office:value="96.4124348824104" calcext:value-type="float">
            <text:p>96,4124348824104</text:p>
          </table:table-cell>
          <table:table-cell table:formula="of:=[.$J$3]*([.D12]-[.D11])+(1-[.$J$3])*[.E11]" office:value-type="float" office:value="-0.0173460772017074" calcext:value-type="float">
            <text:p>-0,017346077201707</text:p>
          </table:table-cell>
          <table:table-cell table:formula="of:=[.D11]+[.E11]" office:value-type="float" office:value="96.4828992160695" calcext:value-type="float">
            <text:p>96,4828992160695</text:p>
          </table:table-cell>
          <table:table-cell table:formula="of:=[.C12]-[.F12]" office:value-type="float" office:value="-0.0828992160694781" calcext:value-type="float">
            <text:p>-0,082899216069478</text:p>
          </table:table-cell>
          <table:table-cell table:formula="of:=ABS([.G12]/[.C12])" office:value-type="float" office:value="0.000859950374164711" calcext:value-type="float">
            <text:p>0,0008599503741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10</text:p>
          </table:table-cell>
          <table:table-cell office:value-type="float" office:value="10" calcext:value-type="float">
            <text:p>10</text:p>
          </table:table-cell>
          <table:table-cell office:value-type="float" office:value="96.2" calcext:value-type="float">
            <text:p>96,2</text:p>
          </table:table-cell>
          <table:table-cell table:formula="of:=[.$I$3]*[.C13]+(1-[.$I$3])*([.D12]+[.E12])" office:value-type="float" office:value="96.2292633207813" calcext:value-type="float">
            <text:p>96,2292633207813</text:p>
          </table:table-cell>
          <table:table-cell table:formula="of:=[.$J$3]*([.D13]-[.D12])+(1-[.$J$3])*[.E12]" office:value-type="float" office:value="-0.0670937225299322" calcext:value-type="float">
            <text:p>-0,067093722529932</text:p>
          </table:table-cell>
          <table:table-cell table:formula="of:=[.D12]+[.E12]" office:value-type="float" office:value="96.3950888052087" calcext:value-type="float">
            <text:p>96,3950888052087</text:p>
          </table:table-cell>
          <table:table-cell table:formula="of:=[.C13]-[.F13]" office:value-type="float" office:value="-0.195088805208712" calcext:value-type="float">
            <text:p>-0,195088805208712</text:p>
          </table:table-cell>
          <table:table-cell table:formula="of:=ABS([.G13]/[.C13])" office:value-type="float" office:value="0.00202795015809472" calcext:value-type="float">
            <text:p>0,0020279501580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11</text:p>
          </table:table-cell>
          <table:table-cell office:value-type="float" office:value="11" calcext:value-type="float">
            <text:p>11</text:p>
          </table:table-cell>
          <table:table-cell office:value-type="float" office:value="96.1" calcext:value-type="float">
            <text:p>96,1</text:p>
          </table:table-cell>
          <table:table-cell table:formula="of:=[.$I$3]*[.C14]+(1-[.$I$3])*([.D13]+[.E13])" office:value-type="float" office:value="96.1093254397377" calcext:value-type="float">
            <text:p>96,1093254397377</text:p>
          </table:table-cell>
          <table:table-cell table:formula="of:=[.$J$3]*([.D14]-[.D13])+(1-[.$J$3])*[.E13]" office:value-type="float" office:value="-0.082946970084036" calcext:value-type="float">
            <text:p>-0,082946970084036</text:p>
          </table:table-cell>
          <table:table-cell table:formula="of:=[.D13]+[.E13]" office:value-type="float" office:value="96.1621695982514" calcext:value-type="float">
            <text:p>96,1621695982514</text:p>
          </table:table-cell>
          <table:table-cell table:formula="of:=[.C14]-[.F14]" office:value-type="float" office:value="-0.0621695982513728" calcext:value-type="float">
            <text:p>-0,062169598251373</text:p>
          </table:table-cell>
          <table:table-cell table:formula="of:=ABS([.G14]/[.C14])" office:value-type="float" office:value="0.000646926100430518" calcext:value-type="float">
            <text:p>0,0006469261004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5-12</text:p>
          </table:table-cell>
          <table:table-cell office:value-type="float" office:value="12" calcext:value-type="float">
            <text:p>12</text:p>
          </table:table-cell>
          <table:table-cell office:value-type="float" office:value="96.3" calcext:value-type="float">
            <text:p>96,3</text:p>
          </table:table-cell>
          <table:table-cell table:formula="of:=[.$I$3]*[.C15]+(1-[.$I$3])*([.D14]+[.E14])" office:value-type="float" office:value="96.258956770448" calcext:value-type="float">
            <text:p>96,258956770448</text:p>
          </table:table-cell>
          <table:table-cell table:formula="of:=[.$J$3]*([.D15]-[.D14])+(1-[.$J$3])*[.E14]" office:value-type="float" office:value="-0.0131734798457204" calcext:value-type="float">
            <text:p>-0,013173479845721</text:p>
          </table:table-cell>
          <table:table-cell table:formula="of:=[.D14]+[.E14]" office:value-type="float" office:value="96.0263784696537" calcext:value-type="float">
            <text:p>96,0263784696537</text:p>
          </table:table-cell>
          <table:table-cell table:formula="of:=[.C15]-[.F15]" office:value-type="float" office:value="0.273621530346347" calcext:value-type="float">
            <text:p>0,273621530346347</text:p>
          </table:table-cell>
          <table:table-cell table:formula="of:=ABS([.G15]/[.C15])" office:value-type="float" office:value="0.00284134507109394" calcext:value-type="float">
            <text:p>0,0028413450710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1</text:p>
          </table:table-cell>
          <table:table-cell office:value-type="float" office:value="13" calcext:value-type="float">
            <text:p>13</text:p>
          </table:table-cell>
          <table:table-cell office:value-type="float" office:value="96.52" calcext:value-type="float">
            <text:p>96,52</text:p>
          </table:table-cell>
          <table:table-cell table:formula="of:=[.$I$3]*[.C16]+(1-[.$I$3])*([.D15]+[.E15])" office:value-type="float" office:value="96.4788674935904" calcext:value-type="float">
            <text:p>96,4788674935904</text:p>
          </table:table-cell>
          <table:table-cell table:formula="of:=[.$J$3]*([.D16]-[.D15])+(1-[.$J$3])*[.E15]" office:value-type="float" office:value="0.0567517810506874" calcext:value-type="float">
            <text:p>0,056751781050687</text:p>
          </table:table-cell>
          <table:table-cell table:formula="of:=[.D15]+[.E15]" office:value-type="float" office:value="96.2457832906023" calcext:value-type="float">
            <text:p>96,2457832906023</text:p>
          </table:table-cell>
          <table:table-cell table:formula="of:=[.C16]-[.F16]" office:value-type="float" office:value="0.274216709397677" calcext:value-type="float">
            <text:p>0,274216709397677</text:p>
          </table:table-cell>
          <table:table-cell table:formula="of:=ABS([.G16]/[.C16])" office:value-type="float" office:value="0.00284103511601406" calcext:value-type="float">
            <text:p>0,0028410351160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2</text:p>
          </table:table-cell>
          <table:table-cell office:value-type="float" office:value="14" calcext:value-type="float">
            <text:p>14</text:p>
          </table:table-cell>
          <table:table-cell office:value-type="float" office:value="96.84" calcext:value-type="float">
            <text:p>96,84</text:p>
          </table:table-cell>
          <table:table-cell table:formula="of:=[.$I$3]*[.C17]+(1-[.$I$3])*([.D16]+[.E16])" office:value-type="float" office:value="96.7943428911962" calcext:value-type="float">
            <text:p>96,7943428911962</text:p>
          </table:table-cell>
          <table:table-cell table:formula="of:=[.$J$3]*([.D17]-[.D16])+(1-[.$J$3])*[.E16]" office:value-type="float" office:value="0.134368866017228" calcext:value-type="float">
            <text:p>0,134368866017228</text:p>
          </table:table-cell>
          <table:table-cell table:formula="of:=[.D16]+[.E16]" office:value-type="float" office:value="96.535619274641" calcext:value-type="float">
            <text:p>96,535619274641</text:p>
          </table:table-cell>
          <table:table-cell table:formula="of:=[.C17]-[.F17]" office:value-type="float" office:value="0.304380725358968" calcext:value-type="float">
            <text:p>0,304380725358968</text:p>
          </table:table-cell>
          <table:table-cell table:formula="of:=ABS([.G17]/[.C17])" office:value-type="float" office:value="0.00314313016686253" calcext:value-type="float">
            <text:p>0,0031431301668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3</text:p>
          </table:table-cell>
          <table:table-cell office:value-type="float" office:value="15" calcext:value-type="float">
            <text:p>15</text:p>
          </table:table-cell>
          <table:table-cell office:value-type="float" office:value="97.36" calcext:value-type="float">
            <text:p>97,36</text:p>
          </table:table-cell>
          <table:table-cell table:formula="of:=[.$I$3]*[.C18]+(1-[.$I$3])*([.D17]+[.E17])" office:value-type="float" office:value="97.295306763582" calcext:value-type="float">
            <text:p>97,295306763582</text:p>
          </table:table-cell>
          <table:table-cell table:formula="of:=[.$J$3]*([.D18]-[.D17])+(1-[.$J$3])*[.E17]" office:value-type="float" office:value="0.244347367927811" calcext:value-type="float">
            <text:p>0,244347367927811</text:p>
          </table:table-cell>
          <table:table-cell table:formula="of:=[.D17]+[.E17]" office:value-type="float" office:value="96.9287117572134" calcext:value-type="float">
            <text:p>96,9287117572134</text:p>
          </table:table-cell>
          <table:table-cell table:formula="of:=[.C18]-[.F18]" office:value-type="float" office:value="0.431288242786607" calcext:value-type="float">
            <text:p>0,431288242786607</text:p>
          </table:table-cell>
          <table:table-cell table:formula="of:=ABS([.G18]/[.C18])" office:value-type="float" office:value="0.00442982993823549" calcext:value-type="float">
            <text:p>0,0044298299382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4</text:p>
          </table:table-cell>
          <table:table-cell office:value-type="float" office:value="16" calcext:value-type="float">
            <text:p>16</text:p>
          </table:table-cell>
          <table:table-cell office:value-type="float" office:value="97.51" calcext:value-type="float">
            <text:p>97,51</text:p>
          </table:table-cell>
          <table:table-cell table:formula="of:=[.$I$3]*[.C19]+(1-[.$I$3])*([.D18]+[.E18])" office:value-type="float" office:value="97.5144481197265" calcext:value-type="float">
            <text:p>97,5144481197265</text:p>
          </table:table-cell>
          <table:table-cell table:formula="of:=[.$J$3]*([.D19]-[.D18])+(1-[.$J$3])*[.E18]" office:value-type="float" office:value="0.236785564392807" calcext:value-type="float">
            <text:p>0,236785564392807</text:p>
          </table:table-cell>
          <table:table-cell table:formula="of:=[.D18]+[.E18]" office:value-type="float" office:value="97.5396541315098" calcext:value-type="float">
            <text:p>97,5396541315098</text:p>
          </table:table-cell>
          <table:table-cell table:formula="of:=[.C19]-[.F19]" office:value-type="float" office:value="-0.0296541315098153" calcext:value-type="float">
            <text:p>-0,029654131509815</text:p>
          </table:table-cell>
          <table:table-cell table:formula="of:=ABS([.G19]/[.C19])" office:value-type="float" office:value="0.000304113747408628" calcext:value-type="float">
            <text:p>0,0003041137474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5</text:p>
          </table:table-cell>
          <table:table-cell office:value-type="float" office:value="17" calcext:value-type="float">
            <text:p>17</text:p>
          </table:table-cell>
          <table:table-cell office:value-type="float" office:value="97.38" calcext:value-type="float">
            <text:p>97,38</text:p>
          </table:table-cell>
          <table:table-cell table:formula="of:=[.$I$3]*[.C20]+(1-[.$I$3])*([.D19]+[.E19])" office:value-type="float" office:value="97.4356850526179" calcext:value-type="float">
            <text:p>97,4356850526179</text:p>
          </table:table-cell>
          <table:table-cell table:formula="of:=[.$J$3]*([.D20]-[.D19])+(1-[.$J$3])*[.E19]" office:value-type="float" office:value="0.14212097494239" calcext:value-type="float">
            <text:p>0,14212097494239</text:p>
          </table:table-cell>
          <table:table-cell table:formula="of:=[.D19]+[.E19]" office:value-type="float" office:value="97.7512336841193" calcext:value-type="float">
            <text:p>97,7512336841193</text:p>
          </table:table-cell>
          <table:table-cell table:formula="of:=[.C20]-[.F20]" office:value-type="float" office:value="-0.371233684119275" calcext:value-type="float">
            <text:p>-0,371233684119275</text:p>
          </table:table-cell>
          <table:table-cell table:formula="of:=ABS([.G20]/[.C20])" office:value-type="float" office:value="0.00381221692461774" calcext:value-type="float">
            <text:p>0,0038122169246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6</text:p>
          </table:table-cell>
          <table:table-cell office:value-type="float" office:value="18" calcext:value-type="float">
            <text:p>18</text:p>
          </table:table-cell>
          <table:table-cell office:value-type="float" office:value="97.37" calcext:value-type="float">
            <text:p>97,37</text:p>
          </table:table-cell>
          <table:table-cell table:formula="of:=[.$I$3]*[.C21]+(1-[.$I$3])*([.D20]+[.E20])" office:value-type="float" office:value="97.401170904134" calcext:value-type="float">
            <text:p>97,401170904134</text:p>
          </table:table-cell>
          <table:table-cell table:formula="of:=[.$J$3]*([.D21]-[.D20])+(1-[.$J$3])*[.E20]" office:value-type="float" office:value="0.0891304379145177" calcext:value-type="float">
            <text:p>0,089130437914518</text:p>
          </table:table-cell>
          <table:table-cell table:formula="of:=[.D20]+[.E20]" office:value-type="float" office:value="97.5778060275603" calcext:value-type="float">
            <text:p>97,5778060275603</text:p>
          </table:table-cell>
          <table:table-cell table:formula="of:=[.C21]-[.F21]" office:value-type="float" office:value="-0.207806027560267" calcext:value-type="float">
            <text:p>-0,207806027560267</text:p>
          </table:table-cell>
          <table:table-cell table:formula="of:=ABS([.G21]/[.C21])" office:value-type="float" office:value="0.00213418945835747" calcext:value-type="float">
            <text:p>0,0021341894583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7</text:p>
          </table:table-cell>
          <table:table-cell office:value-type="float" office:value="19" calcext:value-type="float">
            <text:p>19</text:p>
          </table:table-cell>
          <table:table-cell office:value-type="float" office:value="97.37" calcext:value-type="float">
            <text:p>97,37</text:p>
          </table:table-cell>
          <table:table-cell table:formula="of:=[.$I$3]*[.C22]+(1-[.$I$3])*([.D21]+[.E21])" office:value-type="float" office:value="97.3880452013073" calcext:value-type="float">
            <text:p>97,3880452013073</text:p>
          </table:table-cell>
          <table:table-cell table:formula="of:=[.$J$3]*([.D22]-[.D21])+(1-[.$J$3])*[.E21]" office:value-type="float" office:value="0.0584535956921358" calcext:value-type="float">
            <text:p>0,058453595692136</text:p>
          </table:table-cell>
          <table:table-cell table:formula="of:=[.D21]+[.E21]" office:value-type="float" office:value="97.4903013420485" calcext:value-type="float">
            <text:p>97,4903013420485</text:p>
          </table:table-cell>
          <table:table-cell table:formula="of:=[.C22]-[.F22]" office:value-type="float" office:value="-0.120301342048549" calcext:value-type="float">
            <text:p>-0,120301342048549</text:p>
          </table:table-cell>
          <table:table-cell table:formula="of:=ABS([.G22]/[.C22])" office:value-type="float" office:value="0.00123550726146194" calcext:value-type="float">
            <text:p>0,0012355072614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8</text:p>
          </table:table-cell>
          <table:table-cell office:value-type="float" office:value="20" calcext:value-type="float">
            <text:p>20</text:p>
          </table:table-cell>
          <table:table-cell office:value-type="float" office:value="97.54" calcext:value-type="float">
            <text:p>97,54</text:p>
          </table:table-cell>
          <table:table-cell table:formula="of:=[.$I$3]*[.C23]+(1-[.$I$3])*([.D22]+[.E22])" office:value-type="float" office:value="97.5259748195499" calcext:value-type="float">
            <text:p>97,5259748195499</text:p>
          </table:table-cell>
          <table:table-cell table:formula="of:=[.$J$3]*([.D23]-[.D22])+(1-[.$J$3])*[.E22]" office:value-type="float" office:value="0.0822964024572862" calcext:value-type="float">
            <text:p>0,082296402457286</text:p>
          </table:table-cell>
          <table:table-cell table:formula="of:=[.D22]+[.E22]" office:value-type="float" office:value="97.4464987969994" calcext:value-type="float">
            <text:p>97,4464987969994</text:p>
          </table:table-cell>
          <table:table-cell table:formula="of:=[.C23]-[.F23]" office:value-type="float" office:value="0.0935012030005851" calcext:value-type="float">
            <text:p>0,093501203000585</text:p>
          </table:table-cell>
          <table:table-cell table:formula="of:=ABS([.G23]/[.C23])" office:value-type="float" office:value="0.000958593428343091" calcext:value-type="float">
            <text:p>0,0009585934283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09</text:p>
          </table:table-cell>
          <table:table-cell office:value-type="float" office:value="21" calcext:value-type="float">
            <text:p>21</text:p>
          </table:table-cell>
          <table:table-cell office:value-type="float" office:value="97.51" calcext:value-type="float">
            <text:p>97,51</text:p>
          </table:table-cell>
          <table:table-cell table:formula="of:=[.$I$3]*[.C24]+(1-[.$I$3])*([.D23]+[.E23])" office:value-type="float" office:value="97.5247406833011" calcext:value-type="float">
            <text:p>97,5247406833011</text:p>
          </table:table-cell>
          <table:table-cell table:formula="of:=[.$J$3]*([.D24]-[.D23])+(1-[.$J$3])*[.E23]" office:value-type="float" office:value="0.0572372408454484" calcext:value-type="float">
            <text:p>0,057237240845448</text:p>
          </table:table-cell>
          <table:table-cell table:formula="of:=[.D23]+[.E23]" office:value-type="float" office:value="97.6082712220072" calcext:value-type="float">
            <text:p>97,6082712220072</text:p>
          </table:table-cell>
          <table:table-cell table:formula="of:=[.C24]-[.F24]" office:value-type="float" office:value="-0.0982712220071988" calcext:value-type="float">
            <text:p>-0,098271222007199</text:p>
          </table:table-cell>
          <table:table-cell table:formula="of:=ABS([.G24]/[.C24])" office:value-type="float" office:value="0.00100780660452465" calcext:value-type="float">
            <text:p>0,0010078066045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10</text:p>
          </table:table-cell>
          <table:table-cell office:value-type="float" office:value="22" calcext:value-type="float">
            <text:p>22</text:p>
          </table:table-cell>
          <table:table-cell office:value-type="float" office:value="97.5" calcext:value-type="float">
            <text:p>97,5</text:p>
          </table:table-cell>
          <table:table-cell table:formula="of:=[.$I$3]*[.C25]+(1-[.$I$3])*([.D24]+[.E24])" office:value-type="float" office:value="97.512296688622" calcext:value-type="float">
            <text:p>97,512296688622</text:p>
          </table:table-cell>
          <table:table-cell table:formula="of:=[.$J$3]*([.D25]-[.D24])+(1-[.$J$3])*[.E24]" office:value-type="float" office:value="0.0363328701880873" calcext:value-type="float">
            <text:p>0,036332870188087</text:p>
          </table:table-cell>
          <table:table-cell table:formula="of:=[.D24]+[.E24]" office:value-type="float" office:value="97.5819779241465" calcext:value-type="float">
            <text:p>97,5819779241465</text:p>
          </table:table-cell>
          <table:table-cell table:formula="of:=[.C25]-[.F25]" office:value-type="float" office:value="-0.0819779241465284" calcext:value-type="float">
            <text:p>-0,081977924146528</text:p>
          </table:table-cell>
          <table:table-cell table:formula="of:=ABS([.G25]/[.C25])" office:value-type="float" office:value="0.000840799222015676" calcext:value-type="float">
            <text:p>0,0008407992220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11</text:p>
          </table:table-cell>
          <table:table-cell office:value-type="float" office:value="23" calcext:value-type="float">
            <text:p>23</text:p>
          </table:table-cell>
          <table:table-cell office:value-type="float" office:value="97.69" calcext:value-type="float">
            <text:p>97,69</text:p>
          </table:table-cell>
          <table:table-cell table:formula="of:=[.$I$3]*[.C26]+(1-[.$I$3])*([.D25]+[.E25])" office:value-type="float" office:value="97.6687944338215" calcext:value-type="float">
            <text:p>97,6687944338215</text:p>
          </table:table-cell>
          <table:table-cell table:formula="of:=[.$J$3]*([.D26]-[.D25])+(1-[.$J$3])*[.E25]" office:value-type="float" office:value="0.0723823326915159" calcext:value-type="float">
            <text:p>0,072382332691516</text:p>
          </table:table-cell>
          <table:table-cell table:formula="of:=[.D25]+[.E25]" office:value-type="float" office:value="97.5486295588101" calcext:value-type="float">
            <text:p>97,5486295588101</text:p>
          </table:table-cell>
          <table:table-cell table:formula="of:=[.C26]-[.F26]" office:value-type="float" office:value="0.14137044118992" calcext:value-type="float">
            <text:p>0,14137044118992</text:p>
          </table:table-cell>
          <table:table-cell table:formula="of:=ABS([.G26]/[.C26])" office:value-type="float" office:value="0.00144713318855482" calcext:value-type="float">
            <text:p>0,0014471331885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6-12</text:p>
          </table:table-cell>
          <table:table-cell office:value-type="float" office:value="24" calcext:value-type="float">
            <text:p>24</text:p>
          </table:table-cell>
          <table:table-cell office:value-type="float" office:value="97.71" calcext:value-type="float">
            <text:p>97,71</text:p>
          </table:table-cell>
          <table:table-cell table:formula="of:=[.$I$3]*[.C27]+(1-[.$I$3])*([.D26]+[.E26])" office:value-type="float" office:value="97.7146765149769" calcext:value-type="float">
            <text:p>97,7146765149769</text:p>
          </table:table-cell>
          <table:table-cell table:formula="of:=[.$J$3]*([.D27]-[.D26])+(1-[.$J$3])*[.E26]" office:value-type="float" office:value="0.0644322572306933" calcext:value-type="float">
            <text:p>0,064432257230693</text:p>
          </table:table-cell>
          <table:table-cell table:formula="of:=[.D26]+[.E26]" office:value-type="float" office:value="97.741176766513" calcext:value-type="float">
            <text:p>97,741176766513</text:p>
          </table:table-cell>
          <table:table-cell table:formula="of:=[.C27]-[.F27]" office:value-type="float" office:value="-0.0311767665130276" calcext:value-type="float">
            <text:p>-0,031176766513028</text:p>
          </table:table-cell>
          <table:table-cell table:formula="of:=ABS([.G27]/[.C27])" office:value-type="float" office:value="0.000319074470504837" calcext:value-type="float">
            <text:p>0,0003190744705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1</text:p>
          </table:table-cell>
          <table:table-cell office:value-type="float" office:value="25" calcext:value-type="float">
            <text:p>25</text:p>
          </table:table-cell>
          <table:table-cell office:value-type="float" office:value="97.42" calcext:value-type="float">
            <text:p>97,42</text:p>
          </table:table-cell>
          <table:table-cell table:formula="of:=[.$I$3]*[.C28]+(1-[.$I$3])*([.D27]+[.E27])" office:value-type="float" office:value="97.4738663158312" calcext:value-type="float">
            <text:p>97,4738663158312</text:p>
          </table:table-cell>
          <table:table-cell table:formula="of:=[.$J$3]*([.D28]-[.D27])+(1-[.$J$3])*[.E27]" office:value-type="float" office:value="-0.0271404796822542" calcext:value-type="float">
            <text:p>-0,027140479682254</text:p>
          </table:table-cell>
          <table:table-cell table:formula="of:=[.D27]+[.E27]" office:value-type="float" office:value="97.7791087722076" calcext:value-type="float">
            <text:p>97,7791087722076</text:p>
          </table:table-cell>
          <table:table-cell table:formula="of:=[.C28]-[.F28]" office:value-type="float" office:value="-0.359108772207634" calcext:value-type="float">
            <text:p>-0,359108772207634</text:p>
          </table:table-cell>
          <table:table-cell table:formula="of:=ABS([.G28]/[.C28])" office:value-type="float" office:value="0.00368619146179053" calcext:value-type="float">
            <text:p>0,0036861914617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2</text:p>
          </table:table-cell>
          <table:table-cell office:value-type="float" office:value="26" calcext:value-type="float">
            <text:p>26</text:p>
          </table:table-cell>
          <table:table-cell office:value-type="float" office:value="97.49" calcext:value-type="float">
            <text:p>97,49</text:p>
          </table:table-cell>
          <table:table-cell table:formula="of:=[.$I$3]*[.C29]+(1-[.$I$3])*([.D28]+[.E28])" office:value-type="float" office:value="97.4835088754223" calcext:value-type="float">
            <text:p>97,4835088754223</text:p>
          </table:table-cell>
          <table:table-cell table:formula="of:=[.$J$3]*([.D29]-[.D28])+(1-[.$J$3])*[.E28]" office:value-type="float" office:value="-0.0161055679002223" calcext:value-type="float">
            <text:p>-0,016105567900222</text:p>
          </table:table-cell>
          <table:table-cell table:formula="of:=[.D28]+[.E28]" office:value-type="float" office:value="97.4467258361489" calcext:value-type="float">
            <text:p>97,4467258361489</text:p>
          </table:table-cell>
          <table:table-cell table:formula="of:=[.C29]-[.F29]" office:value-type="float" office:value="0.0432741638511089" calcext:value-type="float">
            <text:p>0,043274163851109</text:p>
          </table:table-cell>
          <table:table-cell table:formula="of:=ABS([.G29]/[.C29])" office:value-type="float" office:value="0.000443883104432341" calcext:value-type="float">
            <text:p>0,0004438831044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3</text:p>
          </table:table-cell>
          <table:table-cell office:value-type="float" office:value="27" calcext:value-type="float">
            <text:p>27</text:p>
          </table:table-cell>
          <table:table-cell office:value-type="float" office:value="97.59" calcext:value-type="float">
            <text:p>97,59</text:p>
          </table:table-cell>
          <table:table-cell table:formula="of:=[.$I$3]*[.C30]+(1-[.$I$3])*([.D29]+[.E29])" office:value-type="float" office:value="97.5716104961283" calcext:value-type="float">
            <text:p>97,5716104961283</text:p>
          </table:table-cell>
          <table:table-cell table:formula="of:=[.$J$3]*([.D30]-[.D29])+(1-[.$J$3])*[.E29]" office:value-type="float" office:value="0.0151565886816397" calcext:value-type="float">
            <text:p>0,01515658868164</text:p>
          </table:table-cell>
          <table:table-cell table:formula="of:=[.D29]+[.E29]" office:value-type="float" office:value="97.4674033075221" calcext:value-type="float">
            <text:p>97,4674033075221</text:p>
          </table:table-cell>
          <table:table-cell table:formula="of:=[.C30]-[.F30]" office:value-type="float" office:value="0.122596692477899" calcext:value-type="float">
            <text:p>0,122596692477899</text:p>
          </table:table-cell>
          <table:table-cell table:formula="of:=ABS([.G30]/[.C30])" office:value-type="float" office:value="0.00125624236579464" calcext:value-type="float">
            <text:p>0,0012562423657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4</text:p>
          </table:table-cell>
          <table:table-cell office:value-type="float" office:value="28" calcext:value-type="float">
            <text:p>28</text:p>
          </table:table-cell>
          <table:table-cell office:value-type="float" office:value="97.59" calcext:value-type="float">
            <text:p>97,59</text:p>
          </table:table-cell>
          <table:table-cell table:formula="of:=[.$I$3]*[.C31]+(1-[.$I$3])*([.D30]+[.E30])" office:value-type="float" office:value="97.5895150627215" calcext:value-type="float">
            <text:p>97,5895150627215</text:p>
          </table:table-cell>
          <table:table-cell table:formula="of:=[.$J$3]*([.D31]-[.D30])+(1-[.$J$3])*[.E30]" office:value-type="float" office:value="0.0159809820550999" calcext:value-type="float">
            <text:p>0,0159809820551</text:p>
          </table:table-cell>
          <table:table-cell table:formula="of:=[.D30]+[.E30]" office:value-type="float" office:value="97.5867670848099" calcext:value-type="float">
            <text:p>97,5867670848099</text:p>
          </table:table-cell>
          <table:table-cell table:formula="of:=[.C31]-[.F31]" office:value-type="float" office:value="0.00323291519005409" calcext:value-type="float">
            <text:p>0,003232915190054</text:p>
          </table:table-cell>
          <table:table-cell table:formula="of:=ABS([.G31]/[.C31])" office:value-type="float" office:value="0.0000331275252592897" calcext:value-type="float">
            <text:p>3,31275252592897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5</text:p>
          </table:table-cell>
          <table:table-cell office:value-type="float" office:value="29" calcext:value-type="float">
            <text:p>29</text:p>
          </table:table-cell>
          <table:table-cell office:value-type="float" office:value="97.64" calcext:value-type="float">
            <text:p>97,64</text:p>
          </table:table-cell>
          <table:table-cell table:formula="of:=[.$I$3]*[.C32]+(1-[.$I$3])*([.D31]+[.E31])" office:value-type="float" office:value="97.6348244067165" calcext:value-type="float">
            <text:p>97,6348244067165</text:p>
          </table:table-cell>
          <table:table-cell table:formula="of:=[.$J$3]*([.D32]-[.D31])+(1-[.$J$3])*[.E31]" office:value-type="float" office:value="0.0247794906370702" calcext:value-type="float">
            <text:p>0,02477949063707</text:p>
          </table:table-cell>
          <table:table-cell table:formula="of:=[.D31]+[.E31]" office:value-type="float" office:value="97.6054960447766" calcext:value-type="float">
            <text:p>97,6054960447766</text:p>
          </table:table-cell>
          <table:table-cell table:formula="of:=[.C32]-[.F32]" office:value-type="float" office:value="0.0345039552234141" calcext:value-type="float">
            <text:p>0,034503955223414</text:p>
          </table:table-cell>
          <table:table-cell table:formula="of:=ABS([.G32]/[.C32])" office:value-type="float" office:value="0.000353379303803913" calcext:value-type="float">
            <text:p>0,0003533793038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6</text:p>
          </table:table-cell>
          <table:table-cell office:value-type="float" office:value="30" calcext:value-type="float">
            <text:p>30</text:p>
          </table:table-cell>
          <table:table-cell office:value-type="float" office:value="97.76" calcext:value-type="float">
            <text:p>97,76</text:p>
          </table:table-cell>
          <table:table-cell table:formula="of:=[.$I$3]*[.C33]+(1-[.$I$3])*([.D32]+[.E32])" office:value-type="float" office:value="97.744940584603" calcext:value-type="float">
            <text:p>97,744940584603</text:p>
          </table:table-cell>
          <table:table-cell table:formula="of:=[.$J$3]*([.D33]-[.D32])+(1-[.$J$3])*[.E32]" office:value-type="float" office:value="0.0503804968119151" calcext:value-type="float">
            <text:p>0,050380496811915</text:p>
          </table:table-cell>
          <table:table-cell table:formula="of:=[.D32]+[.E32]" office:value-type="float" office:value="97.6596038973536" calcext:value-type="float">
            <text:p>97,6596038973536</text:p>
          </table:table-cell>
          <table:table-cell table:formula="of:=[.C33]-[.F33]" office:value-type="float" office:value="0.100396102646442" calcext:value-type="float">
            <text:p>0,100396102646442</text:p>
          </table:table-cell>
          <table:table-cell table:formula="of:=ABS([.G33]/[.C33])" office:value-type="float" office:value="0.00102696504343742" calcext:value-type="float">
            <text:p>0,0010269650434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7</text:p>
          </table:table-cell>
          <table:table-cell office:value-type="float" office:value="31" calcext:value-type="float">
            <text:p>31</text:p>
          </table:table-cell>
          <table:table-cell office:value-type="float" office:value="97.68" calcext:value-type="float">
            <text:p>97,68</text:p>
          </table:table-cell>
          <table:table-cell table:formula="of:=[.$I$3]*[.C34]+(1-[.$I$3])*([.D33]+[.E33])" office:value-type="float" office:value="97.6972981622123" calcext:value-type="float">
            <text:p>97,6972981622123</text:p>
          </table:table-cell>
          <table:table-cell table:formula="of:=[.$J$3]*([.D34]-[.D33])+(1-[.$J$3])*[.E33]" office:value-type="float" office:value="0.0209736210511023" calcext:value-type="float">
            <text:p>0,020973621051102</text:p>
          </table:table-cell>
          <table:table-cell table:formula="of:=[.D33]+[.E33]" office:value-type="float" office:value="97.795321081415" calcext:value-type="float">
            <text:p>97,795321081415</text:p>
          </table:table-cell>
          <table:table-cell table:formula="of:=[.C34]-[.F34]" office:value-type="float" office:value="-0.115321081414947" calcext:value-type="float">
            <text:p>-0,115321081414947</text:p>
          </table:table-cell>
          <table:table-cell table:formula="of:=ABS([.G34]/[.C34])" office:value-type="float" office:value="0.00118060075158628" calcext:value-type="float">
            <text:p>0,0011806007515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8</text:p>
          </table:table-cell>
          <table:table-cell office:value-type="float" office:value="32" calcext:value-type="float">
            <text:p>32</text:p>
          </table:table-cell>
          <table:table-cell office:value-type="float" office:value="98.05" calcext:value-type="float">
            <text:p>98,05</text:p>
          </table:table-cell>
          <table:table-cell table:formula="of:=[.$I$3]*[.C35]+(1-[.$I$3])*([.D34]+[.E34])" office:value-type="float" office:value="98.0002407674895" calcext:value-type="float">
            <text:p>98,0002407674895</text:p>
          </table:table-cell>
          <table:table-cell table:formula="of:=[.$J$3]*([.D35]-[.D34])+(1-[.$J$3])*[.E34]" office:value-type="float" office:value="0.105564316318947" calcext:value-type="float">
            <text:p>0,105564316318947</text:p>
          </table:table-cell>
          <table:table-cell table:formula="of:=[.D34]+[.E34]" office:value-type="float" office:value="97.7182717832634" calcext:value-type="float">
            <text:p>97,7182717832634</text:p>
          </table:table-cell>
          <table:table-cell table:formula="of:=[.C35]-[.F35]" office:value-type="float" office:value="0.33172821673665" calcext:value-type="float">
            <text:p>0,33172821673665</text:p>
          </table:table-cell>
          <table:table-cell table:formula="of:=ABS([.G35]/[.C35])" office:value-type="float" office:value="0.00338325565259204" calcext:value-type="float">
            <text:p>0,0033832556525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09</text:p>
          </table:table-cell>
          <table:table-cell office:value-type="float" office:value="33" calcext:value-type="float">
            <text:p>33</text:p>
          </table:table-cell>
          <table:table-cell office:value-type="float" office:value="97.93" calcext:value-type="float">
            <text:p>97,93</text:p>
          </table:table-cell>
          <table:table-cell table:formula="of:=[.$I$3]*[.C36]+(1-[.$I$3])*([.D35]+[.E35])" office:value-type="float" office:value="97.9563707625713" calcext:value-type="float">
            <text:p>97,9563707625713</text:p>
          </table:table-cell>
          <table:table-cell table:formula="of:=[.$J$3]*([.D36]-[.D35])+(1-[.$J$3])*[.E35]" office:value-type="float" office:value="0.0607340199477932" calcext:value-type="float">
            <text:p>0,060734019947793</text:p>
          </table:table-cell>
          <table:table-cell table:formula="of:=[.D35]+[.E35]" office:value-type="float" office:value="98.1058050838085" calcext:value-type="float">
            <text:p>98,1058050838085</text:p>
          </table:table-cell>
          <table:table-cell table:formula="of:=[.C36]-[.F36]" office:value-type="float" office:value="-0.175805083808442" calcext:value-type="float">
            <text:p>-0,175805083808442</text:p>
          </table:table-cell>
          <table:table-cell table:formula="of:=ABS([.G36]/[.C36])" office:value-type="float" office:value="0.00179521172070297" calcext:value-type="float">
            <text:p>0,0017952117207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10</text:p>
          </table:table-cell>
          <table:table-cell office:value-type="float" office:value="34" calcext:value-type="float">
            <text:p>34</text:p>
          </table:table-cell>
          <table:table-cell office:value-type="float" office:value="98.01" calcext:value-type="float">
            <text:p>98,01</text:p>
          </table:table-cell>
          <table:table-cell table:formula="of:=[.$I$3]*[.C37]+(1-[.$I$3])*([.D36]+[.E36])" office:value-type="float" office:value="98.0110657173779" calcext:value-type="float">
            <text:p>98,0110657173779</text:p>
          </table:table-cell>
          <table:table-cell table:formula="of:=[.$J$3]*([.D37]-[.D36])+(1-[.$J$3])*[.E36]" office:value-type="float" office:value="0.058922300405433" calcext:value-type="float">
            <text:p>0,058922300405433</text:p>
          </table:table-cell>
          <table:table-cell table:formula="of:=[.D36]+[.E36]" office:value-type="float" office:value="98.0171047825191" calcext:value-type="float">
            <text:p>98,0171047825191</text:p>
          </table:table-cell>
          <table:table-cell table:formula="of:=[.C37]-[.F37]" office:value-type="float" office:value="-0.00710478251905045" calcext:value-type="float">
            <text:p>-0,00710478251905</text:p>
          </table:table-cell>
          <table:table-cell table:formula="of:=ABS([.G37]/[.C37])" office:value-type="float" office:value="0.0000724903838286955" calcext:value-type="float">
            <text:p>7,24903838286955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11</text:p>
          </table:table-cell>
          <table:table-cell office:value-type="float" office:value="35" calcext:value-type="float">
            <text:p>35</text:p>
          </table:table-cell>
          <table:table-cell office:value-type="float" office:value="98.16" calcext:value-type="float">
            <text:p>98,16</text:p>
          </table:table-cell>
          <table:table-cell table:formula="of:=[.$I$3]*[.C38]+(1-[.$I$3])*([.D37]+[.E37])" office:value-type="float" office:value="98.1464982026675" calcext:value-type="float">
            <text:p>98,1464982026675</text:p>
          </table:table-cell>
          <table:table-cell table:formula="of:=[.$J$3]*([.D38]-[.D37])+(1-[.$J$3])*[.E37]" office:value-type="float" office:value="0.0818753558706912" calcext:value-type="float">
            <text:p>0,081875355870691</text:p>
          </table:table-cell>
          <table:table-cell table:formula="of:=[.D37]+[.E37]" office:value-type="float" office:value="98.0699880177833" calcext:value-type="float">
            <text:p>98,0699880177833</text:p>
          </table:table-cell>
          <table:table-cell table:formula="of:=[.C38]-[.F38]" office:value-type="float" office:value="0.0900119822167085" calcext:value-type="float">
            <text:p>0,090011982216709</text:p>
          </table:table-cell>
          <table:table-cell table:formula="of:=ABS([.G38]/[.C38])" office:value-type="float" office:value="0.000916992483870298" calcext:value-type="float">
            <text:p>0,000916992483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98.26" calcext:value-type="float">
            <text:p>98,26</text:p>
          </table:table-cell>
          <table:table-cell table:formula="of:=[.$I$3]*[.C39]+(1-[.$I$3])*([.D38]+[.E38])" office:value-type="float" office:value="98.2552560337807" calcext:value-type="float">
            <text:p>98,2552560337807</text:p>
          </table:table-cell>
          <table:table-cell table:formula="of:=[.$J$3]*([.D39]-[.D38])+(1-[.$J$3])*[.E38]" office:value-type="float" office:value="0.0899400984434551" calcext:value-type="float">
            <text:p>0,089940098443455</text:p>
          </table:table-cell>
          <table:table-cell table:formula="of:=[.D38]+[.E38]" office:value-type="float" office:value="98.2283735585382" calcext:value-type="float">
            <text:p>98,2283735585382</text:p>
          </table:table-cell>
          <table:table-cell table:formula="of:=[.C39]-[.F39]" office:value-type="float" office:value="0.0316264414618246" calcext:value-type="float">
            <text:p>0,031626441461825</text:p>
          </table:table-cell>
          <table:table-cell table:formula="of:=ABS([.G39]/[.C39])" office:value-type="float" office:value="0.000321864863238597" calcext:value-type="float">
            <text:p>0,0003218648632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1</text:p>
          </table:table-cell>
          <table:table-cell office:value-type="float" office:value="37" calcext:value-type="float">
            <text:p>37</text:p>
          </table:table-cell>
          <table:table-cell office:value-type="float" office:value="98.73" calcext:value-type="float">
            <text:p>98,73</text:p>
          </table:table-cell>
          <table:table-cell table:formula="of:=[.$I$3]*[.C40]+(1-[.$I$3])*([.D39]+[.E39])" office:value-type="float" office:value="98.6722794198336" calcext:value-type="float">
            <text:p>98,6722794198336</text:p>
          </table:table-cell>
          <table:table-cell table:formula="of:=[.$J$3]*([.D40]-[.D39])+(1-[.$J$3])*[.E39]" office:value-type="float" office:value="0.18806508472629" calcext:value-type="float">
            <text:p>0,18806508472629</text:p>
          </table:table-cell>
          <table:table-cell table:formula="of:=[.D39]+[.E39]" office:value-type="float" office:value="98.3451961322242" calcext:value-type="float">
            <text:p>98,3451961322242</text:p>
          </table:table-cell>
          <table:table-cell table:formula="of:=[.C40]-[.F40]" office:value-type="float" office:value="0.38480386777583" calcext:value-type="float">
            <text:p>0,38480386777583</text:p>
          </table:table-cell>
          <table:table-cell table:formula="of:=ABS([.G40]/[.C40])" office:value-type="float" office:value="0.00389753740277352" calcext:value-type="float">
            <text:p>0,0038975374027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2</text:p>
          </table:table-cell>
          <table:table-cell office:value-type="float" office:value="38" calcext:value-type="float">
            <text:p>38</text:p>
          </table:table-cell>
          <table:table-cell office:value-type="float" office:value="99.02" calcext:value-type="float">
            <text:p>99,02</text:p>
          </table:table-cell>
          <table:table-cell table:formula="of:=[.$I$3]*[.C41]+(1-[.$I$3])*([.D40]+[.E40])" office:value-type="float" office:value="98.996051675684" calcext:value-type="float">
            <text:p>98,996051675684</text:p>
          </table:table-cell>
          <table:table-cell table:formula="of:=[.$J$3]*([.D41]-[.D40])+(1-[.$J$3])*[.E40]" office:value-type="float" office:value="0.228777236063506" calcext:value-type="float">
            <text:p>0,228777236063506</text:p>
          </table:table-cell>
          <table:table-cell table:formula="of:=[.D40]+[.E40]" office:value-type="float" office:value="98.8603445045599" calcext:value-type="float">
            <text:p>98,8603445045599</text:p>
          </table:table-cell>
          <table:table-cell table:formula="of:=[.C41]-[.F41]" office:value-type="float" office:value="0.159655495440077" calcext:value-type="float">
            <text:p>0,159655495440077</text:p>
          </table:table-cell>
          <table:table-cell table:formula="of:=ABS([.G41]/[.C41])" office:value-type="float" office:value="0.00161235604362833" calcext:value-type="float">
            <text:p>0,0016123560436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3</text:p>
          </table:table-cell>
          <table:table-cell office:value-type="float" office:value="39" calcext:value-type="float">
            <text:p>39</text:p>
          </table:table-cell>
          <table:table-cell office:value-type="float" office:value="99.31" calcext:value-type="float">
            <text:p>99,31</text:p>
          </table:table-cell>
          <table:table-cell table:formula="of:=[.$I$3]*[.C42]+(1-[.$I$3])*([.D41]+[.E41])" office:value-type="float" office:value="99.2972243367621" calcext:value-type="float">
            <text:p>99,2972243367621</text:p>
          </table:table-cell>
          <table:table-cell table:formula="of:=[.$J$3]*([.D42]-[.D41])+(1-[.$J$3])*[.E41]" office:value-type="float" office:value="0.250495863567901" calcext:value-type="float">
            <text:p>0,250495863567901</text:p>
          </table:table-cell>
          <table:table-cell table:formula="of:=[.D41]+[.E41]" office:value-type="float" office:value="99.2248289117475" calcext:value-type="float">
            <text:p>99,2248289117475</text:p>
          </table:table-cell>
          <table:table-cell table:formula="of:=[.C42]-[.F42]" office:value-type="float" office:value="0.0851710882525225" calcext:value-type="float">
            <text:p>0,085171088252523</text:p>
          </table:table-cell>
          <table:table-cell table:formula="of:=ABS([.G42]/[.C42])" office:value-type="float" office:value="0.000857628519308453" calcext:value-type="float">
            <text:p>0,0008576285193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99.63" calcext:value-type="float">
            <text:p>99,63</text:p>
          </table:table-cell>
          <table:table-cell table:formula="of:=[.$I$3]*[.C43]+(1-[.$I$3])*([.D42]+[.E42])" office:value-type="float" office:value="99.6176580300495" calcext:value-type="float">
            <text:p>99,6176580300495</text:p>
          </table:table-cell>
          <table:table-cell table:formula="of:=[.$J$3]*([.D43]-[.D42])+(1-[.$J$3])*[.E42]" office:value-type="float" office:value="0.271477212483741" calcext:value-type="float">
            <text:p>0,271477212483741</text:p>
          </table:table-cell>
          <table:table-cell table:formula="of:=[.D42]+[.E42]" office:value-type="float" office:value="99.54772020033" calcext:value-type="float">
            <text:p>99,54772020033</text:p>
          </table:table-cell>
          <table:table-cell table:formula="of:=[.C43]-[.F43]" office:value-type="float" office:value="0.082279799669962" calcext:value-type="float">
            <text:p>0,082279799669962</text:p>
          </table:table-cell>
          <table:table-cell table:formula="of:=ABS([.G43]/[.C43])" office:value-type="float" office:value="0.000825853655223949" calcext:value-type="float">
            <text:p>0,0008258536552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5</text:p>
          </table:table-cell>
          <table:table-cell office:value-type="float" office:value="41" calcext:value-type="float">
            <text:p>41</text:p>
          </table:table-cell>
          <table:table-cell office:value-type="float" office:value="99.56" calcext:value-type="float">
            <text:p>99,56</text:p>
          </table:table-cell>
          <table:table-cell table:formula="of:=[.$I$3]*[.C44]+(1-[.$I$3])*([.D43]+[.E43])" office:value-type="float" office:value="99.60937028638" calcext:value-type="float">
            <text:p>99,60937028638</text:p>
          </table:table-cell>
          <table:table-cell table:formula="of:=[.$J$3]*([.D44]-[.D43])+(1-[.$J$3])*[.E43]" office:value-type="float" office:value="0.187547725637769" calcext:value-type="float">
            <text:p>0,187547725637769</text:p>
          </table:table-cell>
          <table:table-cell table:formula="of:=[.D43]+[.E43]" office:value-type="float" office:value="99.8891352425332" calcext:value-type="float">
            <text:p>99,8891352425332</text:p>
          </table:table-cell>
          <table:table-cell table:formula="of:=[.C44]-[.F44]" office:value-type="float" office:value="-0.329135242533241" calcext:value-type="float">
            <text:p>-0,329135242533241</text:p>
          </table:table-cell>
          <table:table-cell table:formula="of:=ABS([.G44]/[.C44])" office:value-type="float" office:value="0.00330589837819647" calcext:value-type="float">
            <text:p>0,0033058983781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6</text:p>
          </table:table-cell>
          <table:table-cell office:value-type="float" office:value="42" calcext:value-type="float">
            <text:p>42</text:p>
          </table:table-cell>
          <table:table-cell office:value-type="float" office:value="99.6" calcext:value-type="float">
            <text:p>99,6</text:p>
          </table:table-cell>
          <table:table-cell table:formula="of:=[.$I$3]*[.C45]+(1-[.$I$3])*([.D44]+[.E44])" office:value-type="float" office:value="99.6295377018027" calcext:value-type="float">
            <text:p>99,6295377018027</text:p>
          </table:table-cell>
          <table:table-cell table:formula="of:=[.$J$3]*([.D45]-[.D44])+(1-[.$J$3])*[.E44]" office:value-type="float" office:value="0.137333632573237" calcext:value-type="float">
            <text:p>0,137333632573237</text:p>
          </table:table-cell>
          <table:table-cell table:formula="of:=[.D44]+[.E44]" office:value-type="float" office:value="99.7969180120178" calcext:value-type="float">
            <text:p>99,7969180120178</text:p>
          </table:table-cell>
          <table:table-cell table:formula="of:=[.C45]-[.F45]" office:value-type="float" office:value="-0.196918012017775" calcext:value-type="float">
            <text:p>-0,196918012017775</text:p>
          </table:table-cell>
          <table:table-cell table:formula="of:=ABS([.G45]/[.C45])" office:value-type="float" office:value="0.00197708847407405" calcext:value-type="float">
            <text:p>0,0019770884740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7</text:p>
          </table:table-cell>
          <table:table-cell office:value-type="float" office:value="43" calcext:value-type="float">
            <text:p>43</text:p>
          </table:table-cell>
          <table:table-cell office:value-type="float" office:value="100.04" calcext:value-type="float">
            <text:p>100,04</text:p>
          </table:table-cell>
          <table:table-cell table:formula="of:=[.$I$3]*[.C46]+(1-[.$I$3])*([.D45]+[.E45])" office:value-type="float" office:value="99.9990307001564" calcext:value-type="float">
            <text:p>99,9990307001564</text:p>
          </table:table-cell>
          <table:table-cell table:formula="of:=[.$J$3]*([.D46]-[.D45])+(1-[.$J$3])*[.E45]" office:value-type="float" office:value="0.206981442307387" calcext:value-type="float">
            <text:p>0,206981442307387</text:p>
          </table:table-cell>
          <table:table-cell table:formula="of:=[.D45]+[.E45]" office:value-type="float" office:value="99.7668713343759" calcext:value-type="float">
            <text:p>99,7668713343759</text:p>
          </table:table-cell>
          <table:table-cell table:formula="of:=[.C46]-[.F46]" office:value-type="float" office:value="0.273128665624114" calcext:value-type="float">
            <text:p>0,273128665624114</text:p>
          </table:table-cell>
          <table:table-cell table:formula="of:=ABS([.G46]/[.C46])" office:value-type="float" office:value="0.00273019457840977" calcext:value-type="float">
            <text:p>0,002730194578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8</text:p>
          </table:table-cell>
          <table:table-cell office:value-type="float" office:value="44" calcext:value-type="float">
            <text:p>44</text:p>
          </table:table-cell>
          <table:table-cell office:value-type="float" office:value="100.31" calcext:value-type="float">
            <text:p>100,31</text:p>
          </table:table-cell>
          <table:table-cell table:formula="of:=[.$I$3]*[.C47]+(1-[.$I$3])*([.D46]+[.E46])" office:value-type="float" office:value="100.29440182137" calcext:value-type="float">
            <text:p>100,29440182137</text:p>
          </table:table-cell>
          <table:table-cell table:formula="of:=[.$J$3]*([.D47]-[.D46])+(1-[.$J$3])*[.E46]" office:value-type="float" office:value="0.23349834597912" calcext:value-type="float">
            <text:p>0,23349834597912</text:p>
          </table:table-cell>
          <table:table-cell table:formula="of:=[.D46]+[.E46]" office:value-type="float" office:value="100.206012142464" calcext:value-type="float">
            <text:p>100,206012142464</text:p>
          </table:table-cell>
          <table:table-cell table:formula="of:=[.C47]-[.F47]" office:value-type="float" office:value="0.103987857536225" calcext:value-type="float">
            <text:p>0,103987857536225</text:p>
          </table:table-cell>
          <table:table-cell table:formula="of:=ABS([.G47]/[.C47])" office:value-type="float" office:value="0.00103666491412845" calcext:value-type="float">
            <text:p>0,0010366649141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09</text:p>
          </table:table-cell>
          <table:table-cell office:value-type="float" office:value="45" calcext:value-type="float">
            <text:p>45</text:p>
          </table:table-cell>
          <table:table-cell office:value-type="float" office:value="100.24" calcext:value-type="float">
            <text:p>100,24</text:p>
          </table:table-cell>
          <table:table-cell table:formula="of:=[.$I$3]*[.C48]+(1-[.$I$3])*([.D47]+[.E47])" office:value-type="float" office:value="100.283185025102" calcext:value-type="float">
            <text:p>100,283185025102</text:p>
          </table:table-cell>
          <table:table-cell table:formula="of:=[.$J$3]*([.D48]-[.D47])+(1-[.$J$3])*[.E47]" office:value-type="float" office:value="0.160083803305205" calcext:value-type="float">
            <text:p>0,160083803305205</text:p>
          </table:table-cell>
          <table:table-cell table:formula="of:=[.D47]+[.E47]" office:value-type="float" office:value="100.527900167349" calcext:value-type="float">
            <text:p>100,527900167349</text:p>
          </table:table-cell>
          <table:table-cell table:formula="of:=[.C48]-[.F48]" office:value-type="float" office:value="-0.287900167348681" calcext:value-type="float">
            <text:p>-0,287900167348681</text:p>
          </table:table-cell>
          <table:table-cell table:formula="of:=ABS([.G48]/[.C48])" office:value-type="float" office:value="0.00287210861281605" calcext:value-type="float">
            <text:p>0,0028721086128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100.34" calcext:value-type="float">
            <text:p>100,34</text:p>
          </table:table-cell>
          <table:table-cell table:formula="of:=[.$I$3]*[.C49]+(1-[.$I$3])*([.D48]+[.E48])" office:value-type="float" office:value="100.355490324261" calcext:value-type="float">
            <text:p>100,355490324261</text:p>
          </table:table-cell>
          <table:table-cell table:formula="of:=[.$J$3]*([.D49]-[.D48])+(1-[.$J$3])*[.E48]" office:value-type="float" office:value="0.133750252061292" calcext:value-type="float">
            <text:p>0,133750252061292</text:p>
          </table:table-cell>
          <table:table-cell table:formula="of:=[.D48]+[.E48]" office:value-type="float" office:value="100.443268828408" calcext:value-type="float">
            <text:p>100,443268828408</text:p>
          </table:table-cell>
          <table:table-cell table:formula="of:=[.C49]-[.F49]" office:value-type="float" office:value="-0.103268828407494" calcext:value-type="float">
            <text:p>-0,103268828407494</text:p>
          </table:table-cell>
          <table:table-cell table:formula="of:=ABS([.G49]/[.C49])" office:value-type="float" office:value="0.0010291890413344" calcext:value-type="float">
            <text:p>0,0010291890413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11</text:p>
          </table:table-cell>
          <table:table-cell office:value-type="float" office:value="47" calcext:value-type="float">
            <text:p>47</text:p>
          </table:table-cell>
          <table:table-cell office:value-type="float" office:value="100.71" calcext:value-type="float">
            <text:p>100,71</text:p>
          </table:table-cell>
          <table:table-cell table:formula="of:=[.$I$3]*[.C50]+(1-[.$I$3])*([.D49]+[.E49])" office:value-type="float" office:value="100.676886086448" calcext:value-type="float">
            <text:p>100,676886086448</text:p>
          </table:table-cell>
          <table:table-cell table:formula="of:=[.$J$3]*([.D50]-[.D49])+(1-[.$J$3])*[.E49]" office:value-type="float" office:value="0.190043905099075" calcext:value-type="float">
            <text:p>0,190043905099075</text:p>
          </table:table-cell>
          <table:table-cell table:formula="of:=[.D49]+[.E49]" office:value-type="float" office:value="100.489240576322" calcext:value-type="float">
            <text:p>100,489240576322</text:p>
          </table:table-cell>
          <table:table-cell table:formula="of:=[.C50]-[.F50]" office:value-type="float" office:value="0.220759423677578" calcext:value-type="float">
            <text:p>0,220759423677578</text:p>
          </table:table-cell>
          <table:table-cell table:formula="of:=ABS([.G50]/[.C50])" office:value-type="float" office:value="0.0021920308179682" calcext:value-type="float">
            <text:p>0,0021920308179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8-12</text:p>
          </table:table-cell>
          <table:table-cell office:value-type="float" office:value="48" calcext:value-type="float">
            <text:p>48</text:p>
          </table:table-cell>
          <table:table-cell office:value-type="float" office:value="100.7" calcext:value-type="float">
            <text:p>100,7</text:p>
          </table:table-cell>
          <table:table-cell table:formula="of:=[.$I$3]*[.C51]+(1-[.$I$3])*([.D50]+[.E50])" office:value-type="float" office:value="100.725039498732" calcext:value-type="float">
            <text:p>100,725039498732</text:p>
          </table:table-cell>
          <table:table-cell table:formula="of:=[.$J$3]*([.D51]-[.D50])+(1-[.$J$3])*[.E50]" office:value-type="float" office:value="0.147476757254479" calcext:value-type="float">
            <text:p>0,147476757254479</text:p>
          </table:table-cell>
          <table:table-cell table:formula="of:=[.D50]+[.E50]" office:value-type="float" office:value="100.866929991547" calcext:value-type="float">
            <text:p>100,866929991547</text:p>
          </table:table-cell>
          <table:table-cell table:formula="of:=[.C51]-[.F51]" office:value-type="float" office:value="-0.166929991547434" calcext:value-type="float">
            <text:p>-0,166929991547434</text:p>
          </table:table-cell>
          <table:table-cell table:formula="of:=ABS([.G51]/[.C51])" office:value-type="float" office:value="0.00165769604317214" calcext:value-type="float">
            <text:p>0,0016576960431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1</text:p>
          </table:table-cell>
          <table:table-cell office:value-type="float" office:value="49" calcext:value-type="float">
            <text:p>49</text:p>
          </table:table-cell>
          <table:table-cell office:value-type="float" office:value="100.95" calcext:value-type="float">
            <text:p>100,95</text:p>
          </table:table-cell>
          <table:table-cell table:formula="of:=[.$I$3]*[.C52]+(1-[.$I$3])*([.D51]+[.E51])" office:value-type="float" office:value="100.938377438398" calcext:value-type="float">
            <text:p>100,938377438398</text:p>
          </table:table-cell>
          <table:table-cell table:formula="of:=[.$J$3]*([.D52]-[.D51])+(1-[.$J$3])*[.E51]" office:value-type="float" office:value="0.167235111977898" calcext:value-type="float">
            <text:p>0,167235111977898</text:p>
          </table:table-cell>
          <table:table-cell table:formula="of:=[.D51]+[.E51]" office:value-type="float" office:value="100.872516255987" calcext:value-type="float">
            <text:p>100,872516255987</text:p>
          </table:table-cell>
          <table:table-cell table:formula="of:=[.C52]-[.F52]" office:value-type="float" office:value="0.0774837440134064" calcext:value-type="float">
            <text:p>0,077483744013406</text:p>
          </table:table-cell>
          <table:table-cell table:formula="of:=ABS([.G52]/[.C52])" office:value-type="float" office:value="0.00076754575545722" calcext:value-type="float">
            <text:p>0,000767545755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2</text:p>
          </table:table-cell>
          <table:table-cell office:value-type="float" office:value="50" calcext:value-type="float">
            <text:p>50</text:p>
          </table:table-cell>
          <table:table-cell office:value-type="float" office:value="101.09" calcext:value-type="float">
            <text:p>101,09</text:p>
          </table:table-cell>
          <table:table-cell table:formula="of:=[.$I$3]*[.C53]+(1-[.$I$3])*([.D52]+[.E52])" office:value-type="float" office:value="101.092341882556" calcext:value-type="float">
            <text:p>101,092341882556</text:p>
          </table:table-cell>
          <table:table-cell table:formula="of:=[.$J$3]*([.D53]-[.D52])+(1-[.$J$3])*[.E52]" office:value-type="float" office:value="0.163253911632046" calcext:value-type="float">
            <text:p>0,163253911632046</text:p>
          </table:table-cell>
          <table:table-cell table:formula="of:=[.D52]+[.E52]" office:value-type="float" office:value="101.105612550376" calcext:value-type="float">
            <text:p>101,105612550376</text:p>
          </table:table-cell>
          <table:table-cell table:formula="of:=[.C53]-[.F53]" office:value-type="float" office:value="-0.0156125503758915" calcext:value-type="float">
            <text:p>-0,015612550375892</text:p>
          </table:table-cell>
          <table:table-cell table:formula="of:=ABS([.G53]/[.C53])" office:value-type="float" office:value="0.000154442085032065" calcext:value-type="float">
            <text:p>0,0001544420850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3</text:p>
          </table:table-cell>
          <table:table-cell office:value-type="float" office:value="51" calcext:value-type="float">
            <text:p>51</text:p>
          </table:table-cell>
          <table:table-cell office:value-type="float" office:value="101.22" calcext:value-type="float">
            <text:p>101,22</text:p>
          </table:table-cell>
          <table:table-cell table:formula="of:=[.$I$3]*[.C54]+(1-[.$I$3])*([.D53]+[.E53])" office:value-type="float" office:value="101.225339369128" calcext:value-type="float">
            <text:p>101,225339369128</text:p>
          </table:table-cell>
          <table:table-cell table:formula="of:=[.$J$3]*([.D54]-[.D53])+(1-[.$J$3])*[.E53]" office:value-type="float" office:value="0.154176984113992" calcext:value-type="float">
            <text:p>0,154176984113992</text:p>
          </table:table-cell>
          <table:table-cell table:formula="of:=[.D53]+[.E53]" office:value-type="float" office:value="101.255595794188" calcext:value-type="float">
            <text:p>101,255595794188</text:p>
          </table:table-cell>
          <table:table-cell table:formula="of:=[.C54]-[.F54]" office:value-type="float" office:value="-0.0355957941884242" calcext:value-type="float">
            <text:p>-0,035595794188424</text:p>
          </table:table-cell>
          <table:table-cell table:formula="of:=ABS([.G54]/[.C54])" office:value-type="float" office:value="0.000351667597198421" calcext:value-type="float">
            <text:p>0,0003516675971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4</text:p>
          </table:table-cell>
          <table:table-cell office:value-type="float" office:value="52" calcext:value-type="float">
            <text:p>52</text:p>
          </table:table-cell>
          <table:table-cell office:value-type="float" office:value="100.96" calcext:value-type="float">
            <text:p>100,96</text:p>
          </table:table-cell>
          <table:table-cell table:formula="of:=[.$I$3]*[.C55]+(1-[.$I$3])*([.D54]+[.E54])" office:value-type="float" office:value="101.022927452986" calcext:value-type="float">
            <text:p>101,022927452986</text:p>
          </table:table-cell>
          <table:table-cell table:formula="of:=[.$J$3]*([.D55]-[.D54])+(1-[.$J$3])*[.E54]" office:value-type="float" office:value="0.0472003140372165" calcext:value-type="float">
            <text:p>0,047200314037217</text:p>
          </table:table-cell>
          <table:table-cell table:formula="of:=[.D54]+[.E54]" office:value-type="float" office:value="101.379516353242" calcext:value-type="float">
            <text:p>101,379516353242</text:p>
          </table:table-cell>
          <table:table-cell table:formula="of:=[.C55]-[.F55]" office:value-type="float" office:value="-0.419516353242244" calcext:value-type="float">
            <text:p>-0,419516353242244</text:p>
          </table:table-cell>
          <table:table-cell table:formula="of:=ABS([.G55]/[.C55])" office:value-type="float" office:value="0.0041552729124628" calcext:value-type="float">
            <text:p>0,0041552729124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5</text:p>
          </table:table-cell>
          <table:table-cell office:value-type="float" office:value="53" calcext:value-type="float">
            <text:p>53</text:p>
          </table:table-cell>
          <table:table-cell office:value-type="float" office:value="100.9" calcext:value-type="float">
            <text:p>100,9</text:p>
          </table:table-cell>
          <table:table-cell table:formula="of:=[.$I$3]*[.C56]+(1-[.$I$3])*([.D55]+[.E55])" office:value-type="float" office:value="100.925519165054" calcext:value-type="float">
            <text:p>100,925519165054</text:p>
          </table:table-cell>
          <table:table-cell table:formula="of:=[.$J$3]*([.D56]-[.D55])+(1-[.$J$3])*[.E55]" office:value-type="float" office:value="0.0038177334462134" calcext:value-type="float">
            <text:p>0,003817733446213</text:p>
          </table:table-cell>
          <table:table-cell table:formula="of:=[.D55]+[.E55]" office:value-type="float" office:value="101.070127767024" calcext:value-type="float">
            <text:p>101,070127767024</text:p>
          </table:table-cell>
          <table:table-cell table:formula="of:=[.C56]-[.F56]" office:value-type="float" office:value="-0.17012776702353" calcext:value-type="float">
            <text:p>-0,17012776702353</text:p>
          </table:table-cell>
          <table:table-cell table:formula="of:=ABS([.G56]/[.C56])" office:value-type="float" office:value="0.00168610274552557" calcext:value-type="float">
            <text:p>0,0016861027455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6</text:p>
          </table:table-cell>
          <table:table-cell office:value-type="float" office:value="54" calcext:value-type="float">
            <text:p>54</text:p>
          </table:table-cell>
          <table:table-cell office:value-type="float" office:value="100.58" calcext:value-type="float">
            <text:p>100,58</text:p>
          </table:table-cell>
          <table:table-cell table:formula="of:=[.$I$3]*[.C57]+(1-[.$I$3])*([.D56]+[.E56])" office:value-type="float" office:value="100.632400534775" calcext:value-type="float">
            <text:p>100,632400534775</text:p>
          </table:table-cell>
          <table:table-cell table:formula="of:=[.$J$3]*([.D57]-[.D56])+(1-[.$J$3])*[.E56]" office:value-type="float" office:value="-0.0852631756712218" calcext:value-type="float">
            <text:p>-0,085263175671222</text:p>
          </table:table-cell>
          <table:table-cell table:formula="of:=[.D56]+[.E56]" office:value-type="float" office:value="100.9293368985" calcext:value-type="float">
            <text:p>100,9293368985</text:p>
          </table:table-cell>
          <table:table-cell table:formula="of:=[.C57]-[.F57]" office:value-type="float" office:value="-0.349336898499743" calcext:value-type="float">
            <text:p>-0,349336898499743</text:p>
          </table:table-cell>
          <table:table-cell table:formula="of:=ABS([.G57]/[.C57])" office:value-type="float" office:value="0.00347322428414936" calcext:value-type="float">
            <text:p>0,0034732242841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7</text:p>
          </table:table-cell>
          <table:table-cell office:value-type="float" office:value="55" calcext:value-type="float">
            <text:p>55</text:p>
          </table:table-cell>
          <table:table-cell office:value-type="float" office:value="100.86" calcext:value-type="float">
            <text:p>100,86</text:p>
          </table:table-cell>
          <table:table-cell table:formula="of:=[.$I$3]*[.C58]+(1-[.$I$3])*([.D57]+[.E57])" office:value-type="float" office:value="100.813070603866" calcext:value-type="float">
            <text:p>100,813070603866</text:p>
          </table:table-cell>
          <table:table-cell table:formula="of:=[.$J$3]*([.D58]-[.D57])+(1-[.$J$3])*[.E57]" office:value-type="float" office:value="-0.00548320224267655" calcext:value-type="float">
            <text:p>-0,005483202242677</text:p>
          </table:table-cell>
          <table:table-cell table:formula="of:=[.D57]+[.E57]" office:value-type="float" office:value="100.547137359104" calcext:value-type="float">
            <text:p>100,547137359104</text:p>
          </table:table-cell>
          <table:table-cell table:formula="of:=[.C58]-[.F58]" office:value-type="float" office:value="0.312862640896256" calcext:value-type="float">
            <text:p>0,312862640896256</text:p>
          </table:table-cell>
          <table:table-cell table:formula="of:=ABS([.G58]/[.C58])" office:value-type="float" office:value="0.00310194964204101" calcext:value-type="float">
            <text:p>0,0031019496420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8</text:p>
          </table:table-cell>
          <table:table-cell office:value-type="float" office:value="56" calcext:value-type="float">
            <text:p>56</text:p>
          </table:table-cell>
          <table:table-cell office:value-type="float" office:value="101.34" calcext:value-type="float">
            <text:p>101,34</text:p>
          </table:table-cell>
          <table:table-cell table:formula="of:=[.$I$3]*[.C59]+(1-[.$I$3])*([.D58]+[.E58])" office:value-type="float" office:value="101.260138110243" calcext:value-type="float">
            <text:p>101,260138110243</text:p>
          </table:table-cell>
          <table:table-cell table:formula="of:=[.$J$3]*([.D59]-[.D58])+(1-[.$J$3])*[.E58]" office:value-type="float" office:value="0.13028201034349" calcext:value-type="float">
            <text:p>0,13028201034349</text:p>
          </table:table-cell>
          <table:table-cell table:formula="of:=[.D58]+[.E58]" office:value-type="float" office:value="100.807587401623" calcext:value-type="float">
            <text:p>100,807587401623</text:p>
          </table:table-cell>
          <table:table-cell table:formula="of:=[.C59]-[.F59]" office:value-type="float" office:value="0.532412598377121" calcext:value-type="float">
            <text:p>0,532412598377121</text:p>
          </table:table-cell>
          <table:table-cell table:formula="of:=ABS([.G59]/[.C59])" office:value-type="float" office:value="0.00525372605463905" calcext:value-type="float">
            <text:p>0,0052537260546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09</text:p>
          </table:table-cell>
          <table:table-cell office:value-type="float" office:value="57" calcext:value-type="float">
            <text:p>57</text:p>
          </table:table-cell>
          <table:table-cell office:value-type="float" office:value="101.4" calcext:value-type="float">
            <text:p>101,4</text:p>
          </table:table-cell>
          <table:table-cell table:formula="of:=[.$I$3]*[.C60]+(1-[.$I$3])*([.D59]+[.E59])" office:value-type="float" office:value="101.398563018088" calcext:value-type="float">
            <text:p>101,398563018088</text:p>
          </table:table-cell>
          <table:table-cell table:formula="of:=[.$J$3]*([.D60]-[.D59])+(1-[.$J$3])*[.E59]" office:value-type="float" office:value="0.132724879593825" calcext:value-type="float">
            <text:p>0,132724879593825</text:p>
          </table:table-cell>
          <table:table-cell table:formula="of:=[.D59]+[.E59]" office:value-type="float" office:value="101.390420120587" calcext:value-type="float">
            <text:p>101,390420120587</text:p>
          </table:table-cell>
          <table:table-cell table:formula="of:=[.C60]-[.F60]" office:value-type="float" office:value="0.00957987941308147" calcext:value-type="float">
            <text:p>0,009579879413081</text:p>
          </table:table-cell>
          <table:table-cell table:formula="of:=ABS([.G60]/[.C60])" office:value-type="float" office:value="0.0000944761283341368" calcext:value-type="float">
            <text:p>9,44761283341368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10</text:p>
          </table:table-cell>
          <table:table-cell office:value-type="float" office:value="58" calcext:value-type="float">
            <text:p>58</text:p>
          </table:table-cell>
          <table:table-cell office:value-type="float" office:value="101.55" calcext:value-type="float">
            <text:p>101,55</text:p>
          </table:table-cell>
          <table:table-cell table:formula="of:=[.$I$3]*[.C61]+(1-[.$I$3])*([.D60]+[.E60])" office:value-type="float" office:value="101.547193184652" calcext:value-type="float">
            <text:p>101,547193184652</text:p>
          </table:table-cell>
          <table:table-cell table:formula="of:=[.$J$3]*([.D61]-[.D60])+(1-[.$J$3])*[.E60]" office:value-type="float" office:value="0.137496465684947" calcext:value-type="float">
            <text:p>0,137496465684947</text:p>
          </table:table-cell>
          <table:table-cell table:formula="of:=[.D60]+[.E60]" office:value-type="float" office:value="101.531287897682" calcext:value-type="float">
            <text:p>101,531287897682</text:p>
          </table:table-cell>
          <table:table-cell table:formula="of:=[.C61]-[.F61]" office:value-type="float" office:value="0.0187121023181334" calcext:value-type="float">
            <text:p>0,018712102318133</text:p>
          </table:table-cell>
          <table:table-cell table:formula="of:=ABS([.G61]/[.C61])" office:value-type="float" office:value="0.000184264916968325" calcext:value-type="float">
            <text:p>0,0001842649169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11</text:p>
          </table:table-cell>
          <table:table-cell office:value-type="float" office:value="59" calcext:value-type="float">
            <text:p>59</text:p>
          </table:table-cell>
          <table:table-cell office:value-type="float" office:value="101.75" calcext:value-type="float">
            <text:p>101,75</text:p>
          </table:table-cell>
          <table:table-cell table:formula="of:=[.$I$3]*[.C62]+(1-[.$I$3])*([.D61]+[.E61])" office:value-type="float" office:value="101.740203447551" calcext:value-type="float">
            <text:p>101,740203447551</text:p>
          </table:table-cell>
          <table:table-cell table:formula="of:=[.$J$3]*([.D62]-[.D61])+(1-[.$J$3])*[.E61]" office:value-type="float" office:value="0.154150604848957" calcext:value-type="float">
            <text:p>0,154150604848957</text:p>
          </table:table-cell>
          <table:table-cell table:formula="of:=[.D61]+[.E61]" office:value-type="float" office:value="101.684689650337" calcext:value-type="float">
            <text:p>101,684689650337</text:p>
          </table:table-cell>
          <table:table-cell table:formula="of:=[.C62]-[.F62]" office:value-type="float" office:value="0.0653103496627807" calcext:value-type="float">
            <text:p>0,065310349662781</text:p>
          </table:table-cell>
          <table:table-cell table:formula="of:=ABS([.G62]/[.C62])" office:value-type="float" office:value="0.000641870758356567" calcext:value-type="float">
            <text:p>0,0006418707583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9-12</text:p>
          </table:table-cell>
          <table:table-cell office:value-type="float" office:value="60" calcext:value-type="float">
            <text:p>60</text:p>
          </table:table-cell>
          <table:table-cell office:value-type="float" office:value="101.57" calcext:value-type="float">
            <text:p>101,57</text:p>
          </table:table-cell>
          <table:table-cell table:formula="of:=[.$I$3]*[.C63]+(1-[.$I$3])*([.D62]+[.E62])" office:value-type="float" office:value="101.61865310786" calcext:value-type="float">
            <text:p>101,61865310786</text:p>
          </table:table-cell>
          <table:table-cell table:formula="of:=[.$J$3]*([.D63]-[.D62])+(1-[.$J$3])*[.E62]" office:value-type="float" office:value="0.0714403214870726" calcext:value-type="float">
            <text:p>0,071440321487073</text:p>
          </table:table-cell>
          <table:table-cell table:formula="of:=[.D62]+[.E62]" office:value-type="float" office:value="101.8943540524" calcext:value-type="float">
            <text:p>101,8943540524</text:p>
          </table:table-cell>
          <table:table-cell table:formula="of:=[.C63]-[.F63]" office:value-type="float" office:value="-0.324354052399542" calcext:value-type="float">
            <text:p>-0,324354052399542</text:p>
          </table:table-cell>
          <table:table-cell table:formula="of:=ABS([.G63]/[.C63])" office:value-type="float" office:value="0.00319340407994036" calcext:value-type="float">
            <text:p>0,003193404079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1</text:p>
          </table:table-cell>
          <table:table-cell office:value-type="float" office:value="61" calcext:value-type="float">
            <text:p>61</text:p>
          </table:table-cell>
          <table:table-cell office:value-type="float" office:value="101.81" calcext:value-type="float">
            <text:p>101,81</text:p>
          </table:table-cell>
          <table:table-cell table:formula="of:=[.$I$3]*[.C64]+(1-[.$I$3])*([.D63]+[.E63])" office:value-type="float" office:value="101.792014014402" calcext:value-type="float">
            <text:p>101,792014014402</text:p>
          </table:table-cell>
          <table:table-cell table:formula="of:=[.$J$3]*([.D64]-[.D63])+(1-[.$J$3])*[.E63]" office:value-type="float" office:value="0.10201649700359" calcext:value-type="float">
            <text:p>0,10201649700359</text:p>
          </table:table-cell>
          <table:table-cell table:formula="of:=[.D63]+[.E63]" office:value-type="float" office:value="101.690093429347" calcext:value-type="float">
            <text:p>101,690093429347</text:p>
          </table:table-cell>
          <table:table-cell table:formula="of:=[.C64]-[.F64]" office:value-type="float" office:value="0.119906570653001" calcext:value-type="float">
            <text:p>0,119906570653001</text:p>
          </table:table-cell>
          <table:table-cell table:formula="of:=ABS([.G64]/[.C64])" office:value-type="float" office:value="0.0011777484594146" calcext:value-type="float">
            <text:p>0,0011777484594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2</text:p>
          </table:table-cell>
          <table:table-cell office:value-type="float" office:value="62" calcext:value-type="float">
            <text:p>62</text:p>
          </table:table-cell>
          <table:table-cell office:value-type="float" office:value="101.93" calcext:value-type="float">
            <text:p>101,93</text:p>
          </table:table-cell>
          <table:table-cell table:formula="of:=[.$I$3]*[.C65]+(1-[.$I$3])*([.D64]+[.E64])" office:value-type="float" office:value="101.924604576711" calcext:value-type="float">
            <text:p>101,924604576711</text:p>
          </table:table-cell>
          <table:table-cell table:formula="of:=[.$J$3]*([.D65]-[.D64])+(1-[.$J$3])*[.E64]" office:value-type="float" office:value="0.11118871659515" calcext:value-type="float">
            <text:p>0,11118871659515</text:p>
          </table:table-cell>
          <table:table-cell table:formula="of:=[.D64]+[.E64]" office:value-type="float" office:value="101.894030511406" calcext:value-type="float">
            <text:p>101,894030511406</text:p>
          </table:table-cell>
          <table:table-cell table:formula="of:=[.C65]-[.F65]" office:value-type="float" office:value="0.0359694885943611" calcext:value-type="float">
            <text:p>0,035969488594361</text:p>
          </table:table-cell>
          <table:table-cell table:formula="of:=ABS([.G65]/[.C65])" office:value-type="float" office:value="0.000352884220488189" calcext:value-type="float">
            <text:p>0,0003528842204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3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table:formula="of:=[.$I$3]*[.C66]+(1-[.$I$3])*([.D65]+[.E65])" office:value-type="float" office:value="102.005368993996" calcext:value-type="float">
            <text:p>102,005368993996</text:p>
          </table:table-cell>
          <table:table-cell table:formula="of:=[.$J$3]*([.D66]-[.D65])+(1-[.$J$3])*[.E65]" office:value-type="float" office:value="0.102061426802121" calcext:value-type="float">
            <text:p>0,102061426802121</text:p>
          </table:table-cell>
          <table:table-cell table:formula="of:=[.D65]+[.E65]" office:value-type="float" office:value="102.035793293306" calcext:value-type="float">
            <text:p>102,035793293306</text:p>
          </table:table-cell>
          <table:table-cell table:formula="of:=[.C66]-[.F66]" office:value-type="float" office:value="-0.0357932933059999" calcext:value-type="float">
            <text:p>-0,035793293306</text:p>
          </table:table-cell>
          <table:table-cell table:formula="of:=ABS([.G66]/[.C66])" office:value-type="float" office:value="0.000350914640254901" calcext:value-type="float">
            <text:p>0,0003509146402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4</text:p>
          </table:table-cell>
          <table:table-cell office:value-type="float" office:value="64" calcext:value-type="float">
            <text:p>64</text:p>
          </table:table-cell>
          <table:table-cell office:value-type="float" office:value="101.91" calcext:value-type="float">
            <text:p>101,91</text:p>
          </table:table-cell>
          <table:table-cell table:formula="of:=[.$I$3]*[.C67]+(1-[.$I$3])*([.D66]+[.E66])" office:value-type="float" office:value="101.93961456312" calcext:value-type="float">
            <text:p>101,93961456312</text:p>
          </table:table-cell>
          <table:table-cell table:formula="of:=[.$J$3]*([.D67]-[.D66])+(1-[.$J$3])*[.E66]" office:value-type="float" office:value="0.0517166694986257" calcext:value-type="float">
            <text:p>0,051716669498626</text:p>
          </table:table-cell>
          <table:table-cell table:formula="of:=[.D66]+[.E66]" office:value-type="float" office:value="102.107430420798" calcext:value-type="float">
            <text:p>102,107430420798</text:p>
          </table:table-cell>
          <table:table-cell table:formula="of:=[.C67]-[.F67]" office:value-type="float" office:value="-0.197430420798028" calcext:value-type="float">
            <text:p>-0,197430420798028</text:p>
          </table:table-cell>
          <table:table-cell table:formula="of:=ABS([.G67]/[.C67])" office:value-type="float" office:value="0.00193730174465733" calcext:value-type="float">
            <text:p>0,0019373017446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5</text:p>
          </table:table-cell>
          <table:table-cell office:value-type="float" office:value="65" calcext:value-type="float">
            <text:p>65</text:p>
          </table:table-cell>
          <table:table-cell office:value-type="float" office:value="101.81" calcext:value-type="float">
            <text:p>101,81</text:p>
          </table:table-cell>
          <table:table-cell table:formula="of:=[.$I$3]*[.C68]+(1-[.$I$3])*([.D67]+[.E67])" office:value-type="float" office:value="101.837199684893" calcext:value-type="float">
            <text:p>101,837199684893</text:p>
          </table:table-cell>
          <table:table-cell table:formula="of:=[.$J$3]*([.D68]-[.D67])+(1-[.$J$3])*[.E67]" office:value-type="float" office:value="0.00547720518095234" calcext:value-type="float">
            <text:p>0,005477205180952</text:p>
          </table:table-cell>
          <table:table-cell table:formula="of:=[.D67]+[.E67]" office:value-type="float" office:value="101.991331232618" calcext:value-type="float">
            <text:p>101,991331232618</text:p>
          </table:table-cell>
          <table:table-cell table:formula="of:=[.C68]-[.F68]" office:value-type="float" office:value="-0.181331232618334" calcext:value-type="float">
            <text:p>-0,181331232618334</text:p>
          </table:table-cell>
          <table:table-cell table:formula="of:=ABS([.G68]/[.C68])" office:value-type="float" office:value="0.00178107487101791" calcext:value-type="float">
            <text:p>0,0017810748710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6</text:p>
          </table:table-cell>
          <table:table-cell office:value-type="float" office:value="66" calcext:value-type="float">
            <text:p>66</text:p>
          </table:table-cell>
          <table:table-cell office:value-type="float" office:value="101.85" calcext:value-type="float">
            <text:p>101,85</text:p>
          </table:table-cell>
          <table:table-cell table:formula="of:=[.$I$3]*[.C69]+(1-[.$I$3])*([.D68]+[.E68])" office:value-type="float" office:value="101.848901533511" calcext:value-type="float">
            <text:p>101,848901533511</text:p>
          </table:table-cell>
          <table:table-cell table:formula="of:=[.$J$3]*([.D69]-[.D68])+(1-[.$J$3])*[.E68]" office:value-type="float" office:value="0.00734459821215705" calcext:value-type="float">
            <text:p>0,007344598212157</text:p>
          </table:table-cell>
          <table:table-cell table:formula="of:=[.D68]+[.E68]" office:value-type="float" office:value="101.842676890074" calcext:value-type="float">
            <text:p>101,842676890074</text:p>
          </table:table-cell>
          <table:table-cell table:formula="of:=[.C69]-[.F69]" office:value-type="float" office:value="0.00732310992628982" calcext:value-type="float">
            <text:p>0,00732310992629</text:p>
          </table:table-cell>
          <table:table-cell table:formula="of:=ABS([.G69]/[.C69])" office:value-type="float" office:value="0.0000719009320205186" calcext:value-type="float">
            <text:p>7,19009320205186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7</text:p>
          </table:table-cell>
          <table:table-cell office:value-type="float" office:value="67" calcext:value-type="float">
            <text:p>67</text:p>
          </table:table-cell>
          <table:table-cell office:value-type="float" office:value="101.69" calcext:value-type="float">
            <text:p>101,69</text:p>
          </table:table-cell>
          <table:table-cell table:formula="of:=[.$I$3]*[.C70]+(1-[.$I$3])*([.D69]+[.E69])" office:value-type="float" office:value="101.714936919758" calcext:value-type="float">
            <text:p>101,714936919758</text:p>
          </table:table-cell>
          <table:table-cell table:formula="of:=[.$J$3]*([.D70]-[.D69])+(1-[.$J$3])*[.E69]" office:value-type="float" office:value="-0.0350481653772604" calcext:value-type="float">
            <text:p>-0,03504816537726</text:p>
          </table:table-cell>
          <table:table-cell table:formula="of:=[.D69]+[.E69]" office:value-type="float" office:value="101.856246131723" calcext:value-type="float">
            <text:p>101,856246131723</text:p>
          </table:table-cell>
          <table:table-cell table:formula="of:=[.C70]-[.F70]" office:value-type="float" office:value="-0.166246131723213" calcext:value-type="float">
            <text:p>-0,166246131723213</text:p>
          </table:table-cell>
          <table:table-cell table:formula="of:=ABS([.G70]/[.C70])" office:value-type="float" office:value="0.00163483264552279" calcext:value-type="float">
            <text:p>0,0016348326455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8</text:p>
          </table:table-cell>
          <table:table-cell office:value-type="float" office:value="68" calcext:value-type="float">
            <text:p>68</text:p>
          </table:table-cell>
          <table:table-cell office:value-type="float" office:value="101.73" calcext:value-type="float">
            <text:p>101,73</text:p>
          </table:table-cell>
          <table:table-cell table:formula="of:=[.$I$3]*[.C71]+(1-[.$I$3])*([.D70]+[.E70])" office:value-type="float" office:value="101.722483313157" calcext:value-type="float">
            <text:p>101,722483313157</text:p>
          </table:table-cell>
          <table:table-cell table:formula="of:=[.$J$3]*([.D71]-[.D70])+(1-[.$J$3])*[.E70]" office:value-type="float" office:value="-0.0222697977444728" calcext:value-type="float">
            <text:p>-0,022269797744473</text:p>
          </table:table-cell>
          <table:table-cell table:formula="of:=[.D70]+[.E70]" office:value-type="float" office:value="101.679888754381" calcext:value-type="float">
            <text:p>101,679888754381</text:p>
          </table:table-cell>
          <table:table-cell table:formula="of:=[.C71]-[.F71]" office:value-type="float" office:value="0.0501112456187798" calcext:value-type="float">
            <text:p>0,05011124561878</text:p>
          </table:table-cell>
          <table:table-cell table:formula="of:=ABS([.G71]/[.C71])" office:value-type="float" office:value="0.00049259063814784" calcext:value-type="float">
            <text:p>0,0004925906381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09</text:p>
          </table:table-cell>
          <table:table-cell office:value-type="float" office:value="69" calcext:value-type="float">
            <text:p>69</text:p>
          </table:table-cell>
          <table:table-cell office:value-type="float" office:value="101.54" calcext:value-type="float">
            <text:p>101,54</text:p>
          </table:table-cell>
          <table:table-cell table:formula="of:=[.$I$3]*[.C72]+(1-[.$I$3])*([.D71]+[.E71])" office:value-type="float" office:value="101.564032027312" calcext:value-type="float">
            <text:p>101,564032027312</text:p>
          </table:table-cell>
          <table:table-cell table:formula="of:=[.$J$3]*([.D72]-[.D71])+(1-[.$J$3])*[.E71]" office:value-type="float" office:value="-0.0631242441747132" calcext:value-type="float">
            <text:p>-0,063124244174713</text:p>
          </table:table-cell>
          <table:table-cell table:formula="of:=[.D71]+[.E71]" office:value-type="float" office:value="101.700213515413" calcext:value-type="float">
            <text:p>101,700213515413</text:p>
          </table:table-cell>
          <table:table-cell table:formula="of:=[.C72]-[.F72]" office:value-type="float" office:value="-0.160213515412707" calcext:value-type="float">
            <text:p>-0,160213515412707</text:p>
          </table:table-cell>
          <table:table-cell table:formula="of:=ABS([.G72]/[.C72])" office:value-type="float" office:value="0.00157783647245132" calcext:value-type="float">
            <text:p>0,0015778364724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10</text:p>
          </table:table-cell>
          <table:table-cell office:value-type="float" office:value="70" calcext:value-type="float">
            <text:p>70</text:p>
          </table:table-cell>
          <table:table-cell office:value-type="float" office:value="101.48" calcext:value-type="float">
            <text:p>101,48</text:p>
          </table:table-cell>
          <table:table-cell table:formula="of:=[.$I$3]*[.C73]+(1-[.$I$3])*([.D72]+[.E72])" office:value-type="float" office:value="101.483136167471" calcext:value-type="float">
            <text:p>101,483136167471</text:p>
          </table:table-cell>
          <table:table-cell table:formula="of:=[.$J$3]*([.D73]-[.D72])+(1-[.$J$3])*[.E72]" office:value-type="float" office:value="-0.0684557288746995" calcext:value-type="float">
            <text:p>-0,0684557288747</text:p>
          </table:table-cell>
          <table:table-cell table:formula="of:=[.D72]+[.E72]" office:value-type="float" office:value="101.500907783137" calcext:value-type="float">
            <text:p>101,500907783137</text:p>
          </table:table-cell>
          <table:table-cell table:formula="of:=[.C73]-[.F73]" office:value-type="float" office:value="-0.02090778313719" calcext:value-type="float">
            <text:p>-0,02090778313719</text:p>
          </table:table-cell>
          <table:table-cell table:formula="of:=ABS([.G73]/[.C73])" office:value-type="float" office:value="0.000206028607973886" calcext:value-type="float">
            <text:p>0,0002060286079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11</text:p>
          </table:table-cell>
          <table:table-cell office:value-type="float" office:value="71" calcext:value-type="float">
            <text:p>71</text:p>
          </table:table-cell>
          <table:table-cell office:value-type="float" office:value="101.37" calcext:value-type="float">
            <text:p>101,37</text:p>
          </table:table-cell>
          <table:table-cell table:formula="of:=[.$I$3]*[.C74]+(1-[.$I$3])*([.D73]+[.E73])" office:value-type="float" office:value="101.376702065789" calcext:value-type="float">
            <text:p>101,376702065789</text:p>
          </table:table-cell>
          <table:table-cell table:formula="of:=[.$J$3]*([.D74]-[.D73])+(1-[.$J$3])*[.E73]" office:value-type="float" office:value="-0.079849240716646" calcext:value-type="float">
            <text:p>-0,079849240716646</text:p>
          </table:table-cell>
          <table:table-cell table:formula="of:=[.D73]+[.E73]" office:value-type="float" office:value="101.414680438596" calcext:value-type="float">
            <text:p>101,414680438596</text:p>
          </table:table-cell>
          <table:table-cell table:formula="of:=[.C74]-[.F74]" office:value-type="float" office:value="-0.0446804385958757" calcext:value-type="float">
            <text:p>-0,044680438595876</text:p>
          </table:table-cell>
          <table:table-cell table:formula="of:=ABS([.G74]/[.C74])" office:value-type="float" office:value="0.000440765893221621" calcext:value-type="float">
            <text:p>0,0004407658932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0-12</text:p>
          </table:table-cell>
          <table:table-cell office:value-type="float" office:value="72" calcext:value-type="float">
            <text:p>72</text:p>
          </table:table-cell>
          <table:table-cell office:value-type="float" office:value="101.44" calcext:value-type="float">
            <text:p>101,44</text:p>
          </table:table-cell>
          <table:table-cell table:formula="of:=[.$I$3]*[.C75]+(1-[.$I$3])*([.D74]+[.E74])" office:value-type="float" office:value="101.418527923761" calcext:value-type="float">
            <text:p>101,418527923761</text:p>
          </table:table-cell>
          <table:table-cell table:formula="of:=[.$J$3]*([.D75]-[.D74])+(1-[.$J$3])*[.E74]" office:value-type="float" office:value="-0.0433467111101971" calcext:value-type="float">
            <text:p>-0,043346711110197</text:p>
          </table:table-cell>
          <table:table-cell table:formula="of:=[.D74]+[.E74]" office:value-type="float" office:value="101.296852825073" calcext:value-type="float">
            <text:p>101,296852825073</text:p>
          </table:table-cell>
          <table:table-cell table:formula="of:=[.C75]-[.F75]" office:value-type="float" office:value="0.14314717492725" calcext:value-type="float">
            <text:p>0,14314717492725</text:p>
          </table:table-cell>
          <table:table-cell table:formula="of:=ABS([.G75]/[.C75])" office:value-type="float" office:value="0.00141115117239009" calcext:value-type="float">
            <text:p>0,001411151172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1</text:p>
          </table:table-cell>
          <table:table-cell office:value-type="float" office:value="73" calcext:value-type="float">
            <text:p>73</text:p>
          </table:table-cell>
          <table:table-cell office:value-type="float" office:value="101.31" calcext:value-type="float">
            <text:p>101,31</text:p>
          </table:table-cell>
          <table:table-cell table:formula="of:=[.$I$3]*[.C76]+(1-[.$I$3])*([.D75]+[.E75])" office:value-type="float" office:value="101.319777181898" calcext:value-type="float">
            <text:p>101,319777181898</text:p>
          </table:table-cell>
          <table:table-cell table:formula="of:=[.$J$3]*([.D76]-[.D75])+(1-[.$J$3])*[.E75]" office:value-type="float" office:value="-0.0599679203361276" calcext:value-type="float">
            <text:p>-0,059967920336128</text:p>
          </table:table-cell>
          <table:table-cell table:formula="of:=[.D75]+[.E75]" office:value-type="float" office:value="101.375181212651" calcext:value-type="float">
            <text:p>101,375181212651</text:p>
          </table:table-cell>
          <table:table-cell table:formula="of:=[.C76]-[.F76]" office:value-type="float" office:value="-0.0651812126506997" calcext:value-type="float">
            <text:p>-0,0651812126507</text:p>
          </table:table-cell>
          <table:table-cell table:formula="of:=ABS([.G76]/[.C76])" office:value-type="float" office:value="0.000643383798743457" calcext:value-type="float">
            <text:p>0,0006433837987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2</text:p>
          </table:table-cell>
          <table:table-cell office:value-type="float" office:value="74" calcext:value-type="float">
            <text:p>74</text:p>
          </table:table-cell>
          <table:table-cell office:value-type="float" office:value="101.26" calcext:value-type="float">
            <text:p>101,26</text:p>
          </table:table-cell>
          <table:table-cell table:formula="of:=[.$I$3]*[.C77]+(1-[.$I$3])*([.D76]+[.E76])" office:value-type="float" office:value="101.259971389234" calcext:value-type="float">
            <text:p>101,259971389234</text:p>
          </table:table-cell>
          <table:table-cell table:formula="of:=[.$J$3]*([.D77]-[.D76])+(1-[.$J$3])*[.E76]" office:value-type="float" office:value="-0.0599192820343041" calcext:value-type="float">
            <text:p>-0,059919282034304</text:p>
          </table:table-cell>
          <table:table-cell table:formula="of:=[.D76]+[.E76]" office:value-type="float" office:value="101.259809261561" calcext:value-type="float">
            <text:p>101,259809261561</text:p>
          </table:table-cell>
          <table:table-cell table:formula="of:=[.C77]-[.F77]" office:value-type="float" office:value="0.000190738438519134" calcext:value-type="float">
            <text:p>0,000190738438519</text:p>
          </table:table-cell>
          <table:table-cell table:formula="of:=ABS([.G77]/[.C77])" office:value-type="float" office:value="0.00000188365039027388" calcext:value-type="float">
            <text:p>1,88365039027388E-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3</text:p>
          </table:table-cell>
          <table:table-cell office:value-type="float" office:value="75" calcext:value-type="float">
            <text:p>75</text:p>
          </table:table-cell>
          <table:table-cell office:value-type="float" office:value="101.45" calcext:value-type="float">
            <text:p>101,45</text:p>
          </table:table-cell>
          <table:table-cell table:formula="of:=[.$I$3]*[.C78]+(1-[.$I$3])*([.D77]+[.E77])" office:value-type="float" office:value="101.41250781608" calcext:value-type="float">
            <text:p>101,41250781608</text:p>
          </table:table-cell>
          <table:table-cell table:formula="of:=[.$J$3]*([.D78]-[.D77])+(1-[.$J$3])*[.E77]" office:value-type="float" office:value="0.00381743062971834" calcext:value-type="float">
            <text:p>0,003817430629718</text:p>
          </table:table-cell>
          <table:table-cell table:formula="of:=[.D77]+[.E77]" office:value-type="float" office:value="101.2000521072" calcext:value-type="float">
            <text:p>101,2000521072</text:p>
          </table:table-cell>
          <table:table-cell table:formula="of:=[.C78]-[.F78]" office:value-type="float" office:value="0.24994789280008" calcext:value-type="float">
            <text:p>0,24994789280008</text:p>
          </table:table-cell>
          <table:table-cell table:formula="of:=ABS([.G78]/[.C78])" office:value-type="float" office:value="0.00246375448792587" calcext:value-type="float">
            <text:p>0,0024637544879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4</text:p>
          </table:table-cell>
          <table:table-cell office:value-type="float" office:value="76" calcext:value-type="float">
            <text:p>76</text:p>
          </table:table-cell>
          <table:table-cell office:value-type="float" office:value="101.45" calcext:value-type="float">
            <text:p>101,45</text:p>
          </table:table-cell>
          <table:table-cell table:formula="of:=[.$I$3]*[.C79]+(1-[.$I$3])*([.D78]+[.E78])" office:value-type="float" office:value="101.444948787006" calcext:value-type="float">
            <text:p>101,444948787006</text:p>
          </table:table-cell>
          <table:table-cell table:formula="of:=[.$J$3]*([.D79]-[.D78])+(1-[.$J$3])*[.E78]" office:value-type="float" office:value="0.0124044927187447" calcext:value-type="float">
            <text:p>0,012404492718745</text:p>
          </table:table-cell>
          <table:table-cell table:formula="of:=[.D78]+[.E78]" office:value-type="float" office:value="101.41632524671" calcext:value-type="float">
            <text:p>101,41632524671</text:p>
          </table:table-cell>
          <table:table-cell table:formula="of:=[.C79]-[.F79]" office:value-type="float" office:value="0.0336747532902848" calcext:value-type="float">
            <text:p>0,033674753290285</text:p>
          </table:table-cell>
          <table:table-cell table:formula="of:=ABS([.G79]/[.C79])" office:value-type="float" office:value="0.000331934482900787" calcext:value-type="float">
            <text:p>0,0003319344829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5</text:p>
          </table:table-cell>
          <table:table-cell office:value-type="float" office:value="77" calcext:value-type="float">
            <text:p>77</text:p>
          </table:table-cell>
          <table:table-cell office:value-type="float" office:value="101.9" calcext:value-type="float">
            <text:p>101,9</text:p>
          </table:table-cell>
          <table:table-cell table:formula="of:=[.$I$3]*[.C80]+(1-[.$I$3])*([.D79]+[.E79])" office:value-type="float" office:value="101.833602991959" calcext:value-type="float">
            <text:p>101,833602991959</text:p>
          </table:table-cell>
          <table:table-cell table:formula="of:=[.$J$3]*([.D80]-[.D79])+(1-[.$J$3])*[.E79]" office:value-type="float" office:value="0.125279406388821" calcext:value-type="float">
            <text:p>0,125279406388821</text:p>
          </table:table-cell>
          <table:table-cell table:formula="of:=[.D79]+[.E79]" office:value-type="float" office:value="101.457353279725" calcext:value-type="float">
            <text:p>101,457353279725</text:p>
          </table:table-cell>
          <table:table-cell table:formula="of:=[.C80]-[.F80]" office:value-type="float" office:value="0.442646720274794" calcext:value-type="float">
            <text:p>0,442646720274794</text:p>
          </table:table-cell>
          <table:table-cell table:formula="of:=ABS([.G80]/[.C80])" office:value-type="float" office:value="0.00434393248552301" calcext:value-type="float">
            <text:p>0,0043439324855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6</text:p>
          </table:table-cell>
          <table:table-cell office:value-type="float" office:value="78" calcext:value-type="float">
            <text:p>78</text:p>
          </table:table-cell>
          <table:table-cell office:value-type="float" office:value="102.33" calcext:value-type="float">
            <text:p>102,33</text:p>
          </table:table-cell>
          <table:table-cell table:formula="of:=[.$I$3]*[.C81]+(1-[.$I$3])*([.D80]+[.E80])" office:value-type="float" office:value="102.274332359752" calcext:value-type="float">
            <text:p>102,274332359752</text:p>
          </table:table-cell>
          <table:table-cell table:formula="of:=[.$J$3]*([.D81]-[.D80])+(1-[.$J$3])*[.E80]" office:value-type="float" office:value="0.219914394810176" calcext:value-type="float">
            <text:p>0,219914394810176</text:p>
          </table:table-cell>
          <table:table-cell table:formula="of:=[.D80]+[.E80]" office:value-type="float" office:value="101.958882398348" calcext:value-type="float">
            <text:p>101,958882398348</text:p>
          </table:table-cell>
          <table:table-cell table:formula="of:=[.C81]-[.F81]" office:value-type="float" office:value="0.371117601652372" calcext:value-type="float">
            <text:p>0,371117601652372</text:p>
          </table:table-cell>
          <table:table-cell table:formula="of:=ABS([.G81]/[.C81])" office:value-type="float" office:value="0.00362667450065838" calcext:value-type="float">
            <text:p>0,0036266745006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7</text:p>
          </table:table-cell>
          <table:table-cell office:value-type="float" office:value="79" calcext:value-type="float">
            <text:p>79</text:p>
          </table:table-cell>
          <table:table-cell office:value-type="float" office:value="102.75" calcext:value-type="float">
            <text:p>102,75</text:p>
          </table:table-cell>
          <table:table-cell table:formula="of:=[.$I$3]*[.C82]+(1-[.$I$3])*([.D81]+[.E81])" office:value-type="float" office:value="102.711637013184" calcext:value-type="float">
            <text:p>102,711637013184</text:p>
          </table:table-cell>
          <table:table-cell table:formula="of:=[.$J$3]*([.D82]-[.D81])+(1-[.$J$3])*[.E81]" office:value-type="float" office:value="0.285131472396785" calcext:value-type="float">
            <text:p>0,285131472396785</text:p>
          </table:table-cell>
          <table:table-cell table:formula="of:=[.D81]+[.E81]" office:value-type="float" office:value="102.494246754562" calcext:value-type="float">
            <text:p>102,494246754562</text:p>
          </table:table-cell>
          <table:table-cell table:formula="of:=[.C82]-[.F82]" office:value-type="float" office:value="0.255753245437688" calcext:value-type="float">
            <text:p>0,255753245437688</text:p>
          </table:table-cell>
          <table:table-cell table:formula="of:=ABS([.G82]/[.C82])" office:value-type="float" office:value="0.00248908268065877" calcext:value-type="float">
            <text:p>0,0024890826806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8</text:p>
          </table:table-cell>
          <table:table-cell office:value-type="float" office:value="80" calcext:value-type="float">
            <text:p>80</text:p>
          </table:table-cell>
          <table:table-cell office:value-type="float" office:value="103.12" calcext:value-type="float">
            <text:p>103,12</text:p>
          </table:table-cell>
          <table:table-cell table:formula="of:=[.$I$3]*[.C83]+(1-[.$I$3])*([.D82]+[.E82])" office:value-type="float" office:value="103.101515272837" calcext:value-type="float">
            <text:p>103,101515272837</text:p>
          </table:table-cell>
          <table:table-cell table:formula="of:=[.$J$3]*([.D83]-[.D82])+(1-[.$J$3])*[.E82]" office:value-type="float" office:value="0.316555508573599" calcext:value-type="float">
            <text:p>0,316555508573599</text:p>
          </table:table-cell>
          <table:table-cell table:formula="of:=[.D82]+[.E82]" office:value-type="float" office:value="102.996768485581" calcext:value-type="float">
            <text:p>102,996768485581</text:p>
          </table:table-cell>
          <table:table-cell table:formula="of:=[.C83]-[.F83]" office:value-type="float" office:value="0.123231514418876" calcext:value-type="float">
            <text:p>0,123231514418876</text:p>
          </table:table-cell>
          <table:table-cell table:formula="of:=ABS([.G83]/[.C83])" office:value-type="float" office:value="0.0011950302018898" calcext:value-type="float">
            <text:p>0,001195030201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09</text:p>
          </table:table-cell>
          <table:table-cell office:value-type="float" office:value="81" calcext:value-type="float">
            <text:p>81</text:p>
          </table:table-cell>
          <table:table-cell office:value-type="float" office:value="102.99" calcext:value-type="float">
            <text:p>102,99</text:p>
          </table:table-cell>
          <table:table-cell table:formula="of:=[.$I$3]*[.C84]+(1-[.$I$3])*([.D83]+[.E83])" office:value-type="float" office:value="103.054210617212" calcext:value-type="float">
            <text:p>103,054210617212</text:p>
          </table:table-cell>
          <table:table-cell table:formula="of:=[.$J$3]*([.D84]-[.D83])+(1-[.$J$3])*[.E83]" office:value-type="float" office:value="0.207397459313854" calcext:value-type="float">
            <text:p>0,207397459313854</text:p>
          </table:table-cell>
          <table:table-cell table:formula="of:=[.D83]+[.E83]" office:value-type="float" office:value="103.418070781411" calcext:value-type="float">
            <text:p>103,418070781411</text:p>
          </table:table-cell>
          <table:table-cell table:formula="of:=[.C84]-[.F84]" office:value-type="float" office:value="-0.428070781410781" calcext:value-type="float">
            <text:p>-0,428070781410781</text:p>
          </table:table-cell>
          <table:table-cell table:formula="of:=ABS([.G84]/[.C84])" office:value-type="float" office:value="0.00415643054093389" calcext:value-type="float">
            <text:p>0,0041564305409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10</text:p>
          </table:table-cell>
          <table:table-cell office:value-type="float" office:value="82" calcext:value-type="float">
            <text:p>82</text:p>
          </table:table-cell>
          <table:table-cell office:value-type="float" office:value="103.31" calcext:value-type="float">
            <text:p>103,31</text:p>
          </table:table-cell>
          <table:table-cell table:formula="of:=[.$I$3]*[.C85]+(1-[.$I$3])*([.D84]+[.E84])" office:value-type="float" office:value="103.302741211479" calcext:value-type="float">
            <text:p>103,302741211479</text:p>
          </table:table-cell>
          <table:table-cell table:formula="of:=[.$J$3]*([.D85]-[.D84])+(1-[.$J$3])*[.E84]" office:value-type="float" office:value="0.21973739979986" calcext:value-type="float">
            <text:p>0,21973739979986</text:p>
          </table:table-cell>
          <table:table-cell table:formula="of:=[.D84]+[.E84]" office:value-type="float" office:value="103.261608076525" calcext:value-type="float">
            <text:p>103,261608076525</text:p>
          </table:table-cell>
          <table:table-cell table:formula="of:=[.C85]-[.F85]" office:value-type="float" office:value="0.0483919234745258" calcext:value-type="float">
            <text:p>0,048391923474526</text:p>
          </table:table-cell>
          <table:table-cell table:formula="of:=ABS([.G85]/[.C85])" office:value-type="float" office:value="0.000468414707913327" calcext:value-type="float">
            <text:p>0,0004684147079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11</text:p>
          </table:table-cell>
          <table:table-cell office:value-type="float" office:value="83" calcext:value-type="float">
            <text:p>83</text:p>
          </table:table-cell>
          <table:table-cell office:value-type="float" office:value="103.77" calcext:value-type="float">
            <text:p>103,77</text:p>
          </table:table-cell>
          <table:table-cell table:formula="of:=[.$I$3]*[.C86]+(1-[.$I$3])*([.D85]+[.E85])" office:value-type="float" office:value="103.732871791692" calcext:value-type="float">
            <text:p>103,732871791692</text:p>
          </table:table-cell>
          <table:table-cell table:formula="of:=[.$J$3]*([.D86]-[.D85])+(1-[.$J$3])*[.E85]" office:value-type="float" office:value="0.282855353923795" calcext:value-type="float">
            <text:p>0,282855353923795</text:p>
          </table:table-cell>
          <table:table-cell table:formula="of:=[.D85]+[.E85]" office:value-type="float" office:value="103.522478611279" calcext:value-type="float">
            <text:p>103,522478611279</text:p>
          </table:table-cell>
          <table:table-cell table:formula="of:=[.C86]-[.F86]" office:value-type="float" office:value="0.24752138872131" calcext:value-type="float">
            <text:p>0,24752138872131</text:p>
          </table:table-cell>
          <table:table-cell table:formula="of:=ABS([.G86]/[.C86])" office:value-type="float" office:value="0.00238528851037207" calcext:value-type="float">
            <text:p>0,0023852885103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1-12</text:p>
          </table:table-cell>
          <table:table-cell office:value-type="float" office:value="84" calcext:value-type="float">
            <text:p>84</text:p>
          </table:table-cell>
          <table:table-cell office:value-type="float" office:value="103.86" calcext:value-type="float">
            <text:p>103,86</text:p>
          </table:table-cell>
          <table:table-cell table:formula="of:=[.$I$3]*[.C87]+(1-[.$I$3])*([.D86]+[.E86])" office:value-type="float" office:value="103.883359071842" calcext:value-type="float">
            <text:p>103,883359071842</text:p>
          </table:table-cell>
          <table:table-cell table:formula="of:=[.$J$3]*([.D87]-[.D86])+(1-[.$J$3])*[.E86]" office:value-type="float" office:value="0.243144931791815" calcext:value-type="float">
            <text:p>0,243144931791815</text:p>
          </table:table-cell>
          <table:table-cell table:formula="of:=[.D86]+[.E86]" office:value-type="float" office:value="104.015727145616" calcext:value-type="float">
            <text:p>104,015727145616</text:p>
          </table:table-cell>
          <table:table-cell table:formula="of:=[.C87]-[.F87]" office:value-type="float" office:value="-0.1557271456156" calcext:value-type="float">
            <text:p>-0,1557271456156</text:p>
          </table:table-cell>
          <table:table-cell table:formula="of:=ABS([.G87]/[.C87])" office:value-type="float" office:value="0.0014993948162488" calcext:value-type="float">
            <text:p>0,0014993948162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1</text:p>
          </table:table-cell>
          <table:table-cell office:value-type="float" office:value="85" calcext:value-type="float">
            <text:p>85</text:p>
          </table:table-cell>
          <table:table-cell office:value-type="float" office:value="103.85" calcext:value-type="float">
            <text:p>103,85</text:p>
          </table:table-cell>
          <table:table-cell table:formula="of:=[.$I$3]*[.C88]+(1-[.$I$3])*([.D87]+[.E87])" office:value-type="float" office:value="103.891475600545" calcext:value-type="float">
            <text:p>103,891475600545</text:p>
          </table:table-cell>
          <table:table-cell table:formula="of:=[.$J$3]*([.D88]-[.D87])+(1-[.$J$3])*[.E87]" office:value-type="float" office:value="0.172636410865106" calcext:value-type="float">
            <text:p>0,172636410865106</text:p>
          </table:table-cell>
          <table:table-cell table:formula="of:=[.D87]+[.E87]" office:value-type="float" office:value="104.126504003634" calcext:value-type="float">
            <text:p>104,126504003634</text:p>
          </table:table-cell>
          <table:table-cell table:formula="of:=[.C88]-[.F88]" office:value-type="float" office:value="-0.276504003634159" calcext:value-type="float">
            <text:p>-0,276504003634159</text:p>
          </table:table-cell>
          <table:table-cell table:formula="of:=ABS([.G88]/[.C88])" office:value-type="float" office:value="0.00266253253379065" calcext:value-type="float">
            <text:p>0,0026625325337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2</text:p>
          </table:table-cell>
          <table:table-cell office:value-type="float" office:value="86" calcext:value-type="float">
            <text:p>86</text:p>
          </table:table-cell>
          <table:table-cell office:value-type="float" office:value="103.76" calcext:value-type="float">
            <text:p>103,76</text:p>
          </table:table-cell>
          <table:table-cell table:formula="of:=[.$I$3]*[.C89]+(1-[.$I$3])*([.D88]+[.E88])" office:value-type="float" office:value="103.805616801712" calcext:value-type="float">
            <text:p>103,805616801712</text:p>
          </table:table-cell>
          <table:table-cell table:formula="of:=[.$J$3]*([.D89]-[.D88])+(1-[.$J$3])*[.E88]" office:value-type="float" office:value="0.095087847955499" calcext:value-type="float">
            <text:p>0,095087847955499</text:p>
          </table:table-cell>
          <table:table-cell table:formula="of:=[.D88]+[.E88]" office:value-type="float" office:value="104.06411201141" calcext:value-type="float">
            <text:p>104,06411201141</text:p>
          </table:table-cell>
          <table:table-cell table:formula="of:=[.C89]-[.F89]" office:value-type="float" office:value="-0.304112011410226" calcext:value-type="float">
            <text:p>-0,304112011410226</text:p>
          </table:table-cell>
          <table:table-cell table:formula="of:=ABS([.G89]/[.C89])" office:value-type="float" office:value="0.002930917611895" calcext:value-type="float">
            <text:p>0,0029309176118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3</text:p>
          </table:table-cell>
          <table:table-cell office:value-type="float" office:value="87" calcext:value-type="float">
            <text:p>87</text:p>
          </table:table-cell>
          <table:table-cell office:value-type="float" office:value="103.7" calcext:value-type="float">
            <text:p>103,7</text:p>
          </table:table-cell>
          <table:table-cell table:formula="of:=[.$I$3]*[.C90]+(1-[.$I$3])*([.D89]+[.E89])" office:value-type="float" office:value="103.73010569745" calcext:value-type="float">
            <text:p>103,73010569745</text:p>
          </table:table-cell>
          <table:table-cell table:formula="of:=[.$J$3]*([.D90]-[.D89])+(1-[.$J$3])*[.E89]" office:value-type="float" office:value="0.0439081622904053" calcext:value-type="float">
            <text:p>0,043908162290405</text:p>
          </table:table-cell>
          <table:table-cell table:formula="of:=[.D89]+[.E89]" office:value-type="float" office:value="103.900704649667" calcext:value-type="float">
            <text:p>103,900704649667</text:p>
          </table:table-cell>
          <table:table-cell table:formula="of:=[.C90]-[.F90]" office:value-type="float" office:value="-0.200704649667031" calcext:value-type="float">
            <text:p>-0,200704649667031</text:p>
          </table:table-cell>
          <table:table-cell table:formula="of:=ABS([.G90]/[.C90])" office:value-type="float" office:value="0.00193543538733878" calcext:value-type="float">
            <text:p>0,0019354353873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4</text:p>
          </table:table-cell>
          <table:table-cell office:value-type="float" office:value="88" calcext:value-type="float">
            <text:p>88</text:p>
          </table:table-cell>
          <table:table-cell office:value-type="float" office:value="103.69" calcext:value-type="float">
            <text:p>103,69</text:p>
          </table:table-cell>
          <table:table-cell table:formula="of:=[.$I$3]*[.C91]+(1-[.$I$3])*([.D90]+[.E90])" office:value-type="float" office:value="103.702602078961" calcext:value-type="float">
            <text:p>103,702602078961</text:p>
          </table:table-cell>
          <table:table-cell table:formula="of:=[.$J$3]*([.D91]-[.D90])+(1-[.$J$3])*[.E90]" office:value-type="float" office:value="0.0224846280565859" calcext:value-type="float">
            <text:p>0,022484628056586</text:p>
          </table:table-cell>
          <table:table-cell table:formula="of:=[.D90]+[.E90]" office:value-type="float" office:value="103.77401385974" calcext:value-type="float">
            <text:p>103,77401385974</text:p>
          </table:table-cell>
          <table:table-cell table:formula="of:=[.C91]-[.F91]" office:value-type="float" office:value="-0.084013859740466" calcext:value-type="float">
            <text:p>-0,084013859740466</text:p>
          </table:table-cell>
          <table:table-cell table:formula="of:=ABS([.G91]/[.C91])" office:value-type="float" office:value="0.000810240715020407" calcext:value-type="float">
            <text:p>0,000810240715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5</text:p>
          </table:table-cell>
          <table:table-cell office:value-type="float" office:value="89" calcext:value-type="float">
            <text:p>89</text:p>
          </table:table-cell>
          <table:table-cell office:value-type="float" office:value="103.42" calcext:value-type="float">
            <text:p>103,42</text:p>
          </table:table-cell>
          <table:table-cell table:formula="of:=[.$I$3]*[.C92]+(1-[.$I$3])*([.D91]+[.E91])" office:value-type="float" office:value="103.465763006053" calcext:value-type="float">
            <text:p>103,465763006053</text:p>
          </table:table-cell>
          <table:table-cell table:formula="of:=[.$J$3]*([.D92]-[.D91])+(1-[.$J$3])*[.E91]" office:value-type="float" office:value="-0.0553124822329171" calcext:value-type="float">
            <text:p>-0,055312482232917</text:p>
          </table:table-cell>
          <table:table-cell table:formula="of:=[.D91]+[.E91]" office:value-type="float" office:value="103.725086707018" calcext:value-type="float">
            <text:p>103,725086707018</text:p>
          </table:table-cell>
          <table:table-cell table:formula="of:=[.C92]-[.F92]" office:value-type="float" office:value="-0.305086707017651" calcext:value-type="float">
            <text:p>-0,305086707017651</text:p>
          </table:table-cell>
          <table:table-cell table:formula="of:=ABS([.G92]/[.C92])" office:value-type="float" office:value="0.00294997782844373" calcext:value-type="float">
            <text:p>0,002949977828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6</text:p>
          </table:table-cell>
          <table:table-cell office:value-type="float" office:value="90" calcext:value-type="float">
            <text:p>90</text:p>
          </table:table-cell>
          <table:table-cell office:value-type="float" office:value="103.62" calcext:value-type="float">
            <text:p>103,62</text:p>
          </table:table-cell>
          <table:table-cell table:formula="of:=[.$I$3]*[.C93]+(1-[.$I$3])*([.D92]+[.E92])" office:value-type="float" office:value="103.588567578573" calcext:value-type="float">
            <text:p>103,588567578573</text:p>
          </table:table-cell>
          <table:table-cell table:formula="of:=[.$J$3]*([.D93]-[.D92])+(1-[.$J$3])*[.E92]" office:value-type="float" office:value="-0.00187736580694504" calcext:value-type="float">
            <text:p>-0,001877365806945</text:p>
          </table:table-cell>
          <table:table-cell table:formula="of:=[.D92]+[.E92]" office:value-type="float" office:value="103.41045052382" calcext:value-type="float">
            <text:p>103,41045052382</text:p>
          </table:table-cell>
          <table:table-cell table:formula="of:=[.C93]-[.F93]" office:value-type="float" office:value="0.209549476180285" calcext:value-type="float">
            <text:p>0,209549476180285</text:p>
          </table:table-cell>
          <table:table-cell table:formula="of:=ABS([.G93]/[.C93])" office:value-type="float" office:value="0.00202228793843163" calcext:value-type="float">
            <text:p>0,0020222879384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7</text:p>
          </table:table-cell>
          <table:table-cell office:value-type="float" office:value="91" calcext:value-type="float">
            <text:p>91</text:p>
          </table:table-cell>
          <table:table-cell office:value-type="float" office:value="103.63" calcext:value-type="float">
            <text:p>103,63</text:p>
          </table:table-cell>
          <table:table-cell table:formula="of:=[.$I$3]*[.C94]+(1-[.$I$3])*([.D93]+[.E93])" office:value-type="float" office:value="103.623503531915" calcext:value-type="float">
            <text:p>103,623503531915</text:p>
          </table:table-cell>
          <table:table-cell table:formula="of:=[.$J$3]*([.D94]-[.D93])+(1-[.$J$3])*[.E93]" office:value-type="float" office:value="0.00916662993772141" calcext:value-type="float">
            <text:p>0,009166629937721</text:p>
          </table:table-cell>
          <table:table-cell table:formula="of:=[.D93]+[.E93]" office:value-type="float" office:value="103.586690212766" calcext:value-type="float">
            <text:p>103,586690212766</text:p>
          </table:table-cell>
          <table:table-cell table:formula="of:=[.C94]-[.F94]" office:value-type="float" office:value="0.04330978723398" calcext:value-type="float">
            <text:p>0,04330978723398</text:p>
          </table:table-cell>
          <table:table-cell table:formula="of:=ABS([.G94]/[.C94])" office:value-type="float" office:value="0.000417927117957928" calcext:value-type="float">
            <text:p>0,0004179271179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8</text:p>
          </table:table-cell>
          <table:table-cell office:value-type="float" office:value="92" calcext:value-type="float">
            <text:p>92</text:p>
          </table:table-cell>
          <table:table-cell office:value-type="float" office:value="103.92" calcext:value-type="float">
            <text:p>103,92</text:p>
          </table:table-cell>
          <table:table-cell table:formula="of:=[.$I$3]*[.C95]+(1-[.$I$3])*([.D94]+[.E94])" office:value-type="float" office:value="103.876900524278" calcext:value-type="float">
            <text:p>103,876900524278</text:p>
          </table:table-cell>
          <table:table-cell table:formula="of:=[.$J$3]*([.D95]-[.D94])+(1-[.$J$3])*[.E94]" office:value-type="float" office:value="0.0824357386652989" calcext:value-type="float">
            <text:p>0,082435738665299</text:p>
          </table:table-cell>
          <table:table-cell table:formula="of:=[.D94]+[.E94]" office:value-type="float" office:value="103.632670161853" calcext:value-type="float">
            <text:p>103,632670161853</text:p>
          </table:table-cell>
          <table:table-cell table:formula="of:=[.C95]-[.F95]" office:value-type="float" office:value="0.287329838147372" calcext:value-type="float">
            <text:p>0,287329838147372</text:p>
          </table:table-cell>
          <table:table-cell table:formula="of:=ABS([.G95]/[.C95])" office:value-type="float" office:value="0.00276491376200319" calcext:value-type="float">
            <text:p>0,002764913762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09</text:p>
          </table:table-cell>
          <table:table-cell office:value-type="float" office:value="93" calcext:value-type="float">
            <text:p>93</text:p>
          </table:table-cell>
          <table:table-cell office:value-type="float" office:value="103.71" calcext:value-type="float">
            <text:p>103,71</text:p>
          </table:table-cell>
          <table:table-cell table:formula="of:=[.$I$3]*[.C96]+(1-[.$I$3])*([.D95]+[.E95])" office:value-type="float" office:value="103.747400439441" calcext:value-type="float">
            <text:p>103,747400439441</text:p>
          </table:table-cell>
          <table:table-cell table:formula="of:=[.$J$3]*([.D96]-[.D95])+(1-[.$J$3])*[.E95]" office:value-type="float" office:value="0.0188549916147868" calcext:value-type="float">
            <text:p>0,018854991614787</text:p>
          </table:table-cell>
          <table:table-cell table:formula="of:=[.D95]+[.E95]" office:value-type="float" office:value="103.959336262943" calcext:value-type="float">
            <text:p>103,959336262943</text:p>
          </table:table-cell>
          <table:table-cell table:formula="of:=[.C96]-[.F96]" office:value-type="float" office:value="-0.249336262943189" calcext:value-type="float">
            <text:p>-0,249336262943189</text:p>
          </table:table-cell>
          <table:table-cell table:formula="of:=ABS([.G96]/[.C96])" office:value-type="float" office:value="0.00240416799675237" calcext:value-type="float">
            <text:p>0,0024041679967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10</text:p>
          </table:table-cell>
          <table:table-cell office:value-type="float" office:value="94" calcext:value-type="float">
            <text:p>94</text:p>
          </table:table-cell>
          <table:table-cell office:value-type="float" office:value="103.73" calcext:value-type="float">
            <text:p>103,73</text:p>
          </table:table-cell>
          <table:table-cell table:formula="of:=[.$I$3]*[.C97]+(1-[.$I$3])*([.D96]+[.E96])" office:value-type="float" office:value="103.735438314658" calcext:value-type="float">
            <text:p>103,735438314658</text:p>
          </table:table-cell>
          <table:table-cell table:formula="of:=[.$J$3]*([.D97]-[.D96])+(1-[.$J$3])*[.E96]" office:value-type="float" office:value="0.00960985669543888" calcext:value-type="float">
            <text:p>0,009609856695439</text:p>
          </table:table-cell>
          <table:table-cell table:formula="of:=[.D96]+[.E96]" office:value-type="float" office:value="103.766255431056" calcext:value-type="float">
            <text:p>103,766255431056</text:p>
          </table:table-cell>
          <table:table-cell table:formula="of:=[.C97]-[.F97]" office:value-type="float" office:value="-0.0362554310562615" calcext:value-type="float">
            <text:p>-0,036255431056262</text:p>
          </table:table-cell>
          <table:table-cell table:formula="of:=ABS([.G97]/[.C97])" office:value-type="float" office:value="0.000349517314723431" calcext:value-type="float">
            <text:p>0,0003495173147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11</text:p>
          </table:table-cell>
          <table:table-cell office:value-type="float" office:value="95" calcext:value-type="float">
            <text:p>95</text:p>
          </table:table-cell>
          <table:table-cell office:value-type="float" office:value="103.86" calcext:value-type="float">
            <text:p>103,86</text:p>
          </table:table-cell>
          <table:table-cell table:formula="of:=[.$I$3]*[.C98]+(1-[.$I$3])*([.D97]+[.E97])" office:value-type="float" office:value="103.842757225703" calcext:value-type="float">
            <text:p>103,842757225703</text:p>
          </table:table-cell>
          <table:table-cell table:formula="of:=[.$J$3]*([.D98]-[.D97])+(1-[.$J$3])*[.E97]" office:value-type="float" office:value="0.0389225730002003" calcext:value-type="float">
            <text:p>0,0389225730002</text:p>
          </table:table-cell>
          <table:table-cell table:formula="of:=[.D97]+[.E97]" office:value-type="float" office:value="103.745048171354" calcext:value-type="float">
            <text:p>103,745048171354</text:p>
          </table:table-cell>
          <table:table-cell table:formula="of:=[.C98]-[.F98]" office:value-type="float" office:value="0.114951828646127" calcext:value-type="float">
            <text:p>0,114951828646127</text:p>
          </table:table-cell>
          <table:table-cell table:formula="of:=ABS([.G98]/[.C98])" office:value-type="float" office:value="0.00110679596231588" calcext:value-type="float">
            <text:p>0,0011067959623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2-12</text:p>
          </table:table-cell>
          <table:table-cell office:value-type="float" office:value="96" calcext:value-type="float">
            <text:p>96</text:p>
          </table:table-cell>
          <table:table-cell office:value-type="float" office:value="103.84" calcext:value-type="float">
            <text:p>103,84</text:p>
          </table:table-cell>
          <table:table-cell table:formula="of:=[.$I$3]*[.C99]+(1-[.$I$3])*([.D98]+[.E98])" office:value-type="float" office:value="103.846251969806" calcext:value-type="float">
            <text:p>103,846251969806</text:p>
          </table:table-cell>
          <table:table-cell table:formula="of:=[.$J$3]*([.D99]-[.D98])+(1-[.$J$3])*[.E98]" office:value-type="float" office:value="0.0282942243308637" calcext:value-type="float">
            <text:p>0,028294224330864</text:p>
          </table:table-cell>
          <table:table-cell table:formula="of:=[.D98]+[.E98]" office:value-type="float" office:value="103.881679798703" calcext:value-type="float">
            <text:p>103,881679798703</text:p>
          </table:table-cell>
          <table:table-cell table:formula="of:=[.C99]-[.F99]" office:value-type="float" office:value="-0.0416797987032851" calcext:value-type="float">
            <text:p>-0,041679798703285</text:p>
          </table:table-cell>
          <table:table-cell table:formula="of:=ABS([.G99]/[.C99])" office:value-type="float" office:value="0.00040138481031669" calcext:value-type="float">
            <text:p>0,0004013848103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1</text:p>
          </table:table-cell>
          <table:table-cell office:value-type="float" office:value="97" calcext:value-type="float">
            <text:p>97</text:p>
          </table:table-cell>
          <table:table-cell office:value-type="float" office:value="103.79" calcext:value-type="float">
            <text:p>103,79</text:p>
          </table:table-cell>
          <table:table-cell table:formula="of:=[.$I$3]*[.C100]+(1-[.$I$3])*([.D99]+[.E99])" office:value-type="float" office:value="103.80268192912" calcext:value-type="float">
            <text:p>103,80268192912</text:p>
          </table:table-cell>
          <table:table-cell table:formula="of:=[.$J$3]*([.D100]-[.D99])+(1-[.$J$3])*[.E99]" office:value-type="float" office:value="0.00673494482609679" calcext:value-type="float">
            <text:p>0,006734944826097</text:p>
          </table:table-cell>
          <table:table-cell table:formula="of:=[.D99]+[.E99]" office:value-type="float" office:value="103.874546194136" calcext:value-type="float">
            <text:p>103,874546194136</text:p>
          </table:table-cell>
          <table:table-cell table:formula="of:=[.C100]-[.F100]" office:value-type="float" office:value="-0.084546194136351" calcext:value-type="float">
            <text:p>-0,084546194136351</text:p>
          </table:table-cell>
          <table:table-cell table:formula="of:=ABS([.G100]/[.C100])" office:value-type="float" office:value="0.000814589017596599" calcext:value-type="float">
            <text:p>0,0008145890175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2</text:p>
          </table:table-cell>
          <table:table-cell office:value-type="float" office:value="98" calcext:value-type="float">
            <text:p>98</text:p>
          </table:table-cell>
          <table:table-cell office:value-type="float" office:value="103.76" calcext:value-type="float">
            <text:p>103,76</text:p>
          </table:table-cell>
          <table:table-cell table:formula="of:=[.$I$3]*[.C101]+(1-[.$I$3])*([.D100]+[.E100])" office:value-type="float" office:value="103.767412531092" calcext:value-type="float">
            <text:p>103,767412531092</text:p>
          </table:table-cell>
          <table:table-cell table:formula="of:=[.$J$3]*([.D101]-[.D100])+(1-[.$J$3])*[.E100]" office:value-type="float" office:value="-0.0058663580302749" calcext:value-type="float">
            <text:p>-0,005866358030275</text:p>
          </table:table-cell>
          <table:table-cell table:formula="of:=[.D100]+[.E100]" office:value-type="float" office:value="103.809416873947" calcext:value-type="float">
            <text:p>103,809416873947</text:p>
          </table:table-cell>
          <table:table-cell table:formula="of:=[.C101]-[.F101]" office:value-type="float" office:value="-0.049416873946555" calcext:value-type="float">
            <text:p>-0,049416873946555</text:p>
          </table:table-cell>
          <table:table-cell table:formula="of:=ABS([.G101]/[.C101])" office:value-type="float" office:value="0.000476261314057007" calcext:value-type="float">
            <text:p>0,0004762613140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3</text:p>
          </table:table-cell>
          <table:table-cell office:value-type="float" office:value="99" calcext:value-type="float">
            <text:p>99</text:p>
          </table:table-cell>
          <table:table-cell office:value-type="float" office:value="103.65" calcext:value-type="float">
            <text:p>103,65</text:p>
          </table:table-cell>
          <table:table-cell table:formula="of:=[.$I$3]*[.C102]+(1-[.$I$3])*([.D101]+[.E101])" office:value-type="float" office:value="103.666731925959" calcext:value-type="float">
            <text:p>103,666731925959</text:p>
          </table:table-cell>
          <table:table-cell table:formula="of:=[.$J$3]*([.D102]-[.D101])+(1-[.$J$3])*[.E101]" office:value-type="float" office:value="-0.0343106321610094" calcext:value-type="float">
            <text:p>-0,034310632161009</text:p>
          </table:table-cell>
          <table:table-cell table:formula="of:=[.D101]+[.E101]" office:value-type="float" office:value="103.761546173062" calcext:value-type="float">
            <text:p>103,761546173062</text:p>
          </table:table-cell>
          <table:table-cell table:formula="of:=[.C102]-[.F102]" office:value-type="float" office:value="-0.111546173061711" calcext:value-type="float">
            <text:p>-0,111546173061711</text:p>
          </table:table-cell>
          <table:table-cell table:formula="of:=ABS([.G102]/[.C102])" office:value-type="float" office:value="0.00107618111974637" calcext:value-type="float">
            <text:p>0,00107618111974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4</text:p>
          </table:table-cell>
          <table:table-cell office:value-type="float" office:value="100" calcext:value-type="float">
            <text:p>100</text:p>
          </table:table-cell>
          <table:table-cell office:value-type="float" office:value="103.69" calcext:value-type="float">
            <text:p>103,69</text:p>
          </table:table-cell>
          <table:table-cell table:formula="of:=[.$I$3]*[.C103]+(1-[.$I$3])*([.D102]+[.E102])" office:value-type="float" office:value="103.68136319407" calcext:value-type="float">
            <text:p>103,68136319407</text:p>
          </table:table-cell>
          <table:table-cell table:formula="of:=[.$J$3]*([.D103]-[.D102])+(1-[.$J$3])*[.E102]" office:value-type="float" office:value="-0.0196280620795633" calcext:value-type="float">
            <text:p>-0,019628062079563</text:p>
          </table:table-cell>
          <table:table-cell table:formula="of:=[.D102]+[.E102]" office:value-type="float" office:value="103.632421293798" calcext:value-type="float">
            <text:p>103,632421293798</text:p>
          </table:table-cell>
          <table:table-cell table:formula="of:=[.C103]-[.F103]" office:value-type="float" office:value="0.0575787062017383" calcext:value-type="float">
            <text:p>0,057578706201738</text:p>
          </table:table-cell>
          <table:table-cell table:formula="of:=ABS([.G103]/[.C103])" office:value-type="float" office:value="0.000555296616855418" calcext:value-type="float">
            <text:p>0,0005552966168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5</text:p>
          </table:table-cell>
          <table:table-cell office:value-type="float" office:value="101" calcext:value-type="float">
            <text:p>101</text:p>
          </table:table-cell>
          <table:table-cell office:value-type="float" office:value="103.4" calcext:value-type="float">
            <text:p>103,4</text:p>
          </table:table-cell>
          <table:table-cell table:formula="of:=[.$I$3]*[.C104]+(1-[.$I$3])*([.D103]+[.E103])" office:value-type="float" office:value="103.439260269799" calcext:value-type="float">
            <text:p>103,439260269799</text:p>
          </table:table-cell>
          <table:table-cell table:formula="of:=[.$J$3]*([.D104]-[.D103])+(1-[.$J$3])*[.E103]" office:value-type="float" office:value="-0.086370520737061" calcext:value-type="float">
            <text:p>-0,086370520737061</text:p>
          </table:table-cell>
          <table:table-cell table:formula="of:=[.D103]+[.E103]" office:value-type="float" office:value="103.66173513199" calcext:value-type="float">
            <text:p>103,66173513199</text:p>
          </table:table-cell>
          <table:table-cell table:formula="of:=[.C104]-[.F104]" office:value-type="float" office:value="-0.261735131990179" calcext:value-type="float">
            <text:p>-0,261735131990179</text:p>
          </table:table-cell>
          <table:table-cell table:formula="of:=ABS([.G104]/[.C104])" office:value-type="float" office:value="0.00253128754342532" calcext:value-type="float">
            <text:p>0,0025312875434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6</text:p>
          </table:table-cell>
          <table:table-cell office:value-type="float" office:value="102" calcext:value-type="float">
            <text:p>102</text:p>
          </table:table-cell>
          <table:table-cell office:value-type="float" office:value="103.4" calcext:value-type="float">
            <text:p>103,4</text:p>
          </table:table-cell>
          <table:table-cell table:formula="of:=[.$I$3]*[.C105]+(1-[.$I$3])*([.D104]+[.E104])" office:value-type="float" office:value="103.392933462359" calcext:value-type="float">
            <text:p>103,392933462359</text:p>
          </table:table-cell>
          <table:table-cell table:formula="of:=[.$J$3]*([.D105]-[.D104])+(1-[.$J$3])*[.E104]" office:value-type="float" office:value="-0.0743574067477327" calcext:value-type="float">
            <text:p>-0,074357406747733</text:p>
          </table:table-cell>
          <table:table-cell table:formula="of:=[.D104]+[.E104]" office:value-type="float" office:value="103.352889749061" calcext:value-type="float">
            <text:p>103,352889749061</text:p>
          </table:table-cell>
          <table:table-cell table:formula="of:=[.C105]-[.F105]" office:value-type="float" office:value="0.0471102509385446" calcext:value-type="float">
            <text:p>0,047110250938545</text:p>
          </table:table-cell>
          <table:table-cell table:formula="of:=ABS([.G105]/[.C105])" office:value-type="float" office:value="0.000455611711204493" calcext:value-type="float">
            <text:p>0,0004556117112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7</text:p>
          </table:table-cell>
          <table:table-cell office:value-type="float" office:value="103" calcext:value-type="float">
            <text:p>103</text:p>
          </table:table-cell>
          <table:table-cell office:value-type="float" office:value="103.2" calcext:value-type="float">
            <text:p>103,2</text:p>
          </table:table-cell>
          <table:table-cell table:formula="of:=[.$I$3]*[.C106]+(1-[.$I$3])*([.D105]+[.E105])" office:value-type="float" office:value="103.217786408342" calcext:value-type="float">
            <text:p>103,217786408342</text:p>
          </table:table-cell>
          <table:table-cell table:formula="of:=[.$J$3]*([.D106]-[.D105])+(1-[.$J$3])*[.E105]" office:value-type="float" office:value="-0.104594300928663" calcext:value-type="float">
            <text:p>-0,104594300928663</text:p>
          </table:table-cell>
          <table:table-cell table:formula="of:=[.D105]+[.E105]" office:value-type="float" office:value="103.318576055611" calcext:value-type="float">
            <text:p>103,318576055611</text:p>
          </table:table-cell>
          <table:table-cell table:formula="of:=[.C106]-[.F106]" office:value-type="float" office:value="-0.118576055611484" calcext:value-type="float">
            <text:p>-0,118576055611484</text:p>
          </table:table-cell>
          <table:table-cell table:formula="of:=ABS([.G106]/[.C106])" office:value-type="float" office:value="0.00114899278693299" calcext:value-type="float">
            <text:p>0,0011489927869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8</text:p>
          </table:table-cell>
          <table:table-cell office:value-type="float" office:value="104" calcext:value-type="float">
            <text:p>104</text:p>
          </table:table-cell>
          <table:table-cell office:value-type="float" office:value="103.51" calcext:value-type="float">
            <text:p>103,51</text:p>
          </table:table-cell>
          <table:table-cell table:formula="of:=[.$I$3]*[.C107]+(1-[.$I$3])*([.D106]+[.E106])" office:value-type="float" office:value="103.450478816112" calcext:value-type="float">
            <text:p>103,450478816112</text:p>
          </table:table-cell>
          <table:table-cell table:formula="of:=[.$J$3]*([.D107]-[.D106])+(1-[.$J$3])*[.E106]" office:value-type="float" office:value="-0.00340828831899083" calcext:value-type="float">
            <text:p>-0,003408288318991</text:p>
          </table:table-cell>
          <table:table-cell table:formula="of:=[.D106]+[.E106]" office:value-type="float" office:value="103.113192107413" calcext:value-type="float">
            <text:p>103,113192107413</text:p>
          </table:table-cell>
          <table:table-cell table:formula="of:=[.C107]-[.F107]" office:value-type="float" office:value="0.396807892586949" calcext:value-type="float">
            <text:p>0,396807892586949</text:p>
          </table:table-cell>
          <table:table-cell table:formula="of:=ABS([.G107]/[.C107])" office:value-type="float" office:value="0.00383352229337213" calcext:value-type="float">
            <text:p>0,0038335222933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09</text:p>
          </table:table-cell>
          <table:table-cell office:value-type="float" office:value="105" calcext:value-type="float">
            <text:p>105</text:p>
          </table:table-cell>
          <table:table-cell office:value-type="float" office:value="103.22" calcext:value-type="float">
            <text:p>103,22</text:p>
          </table:table-cell>
          <table:table-cell table:formula="of:=[.$I$3]*[.C108]+(1-[.$I$3])*([.D107]+[.E107])" office:value-type="float" office:value="103.254060579169" calcext:value-type="float">
            <text:p>103,254060579169</text:p>
          </table:table-cell>
          <table:table-cell table:formula="of:=[.$J$3]*([.D108]-[.D107])+(1-[.$J$3])*[.E107]" office:value-type="float" office:value="-0.0613112729062031" calcext:value-type="float">
            <text:p>-0,061311272906203</text:p>
          </table:table-cell>
          <table:table-cell table:formula="of:=[.D107]+[.E107]" office:value-type="float" office:value="103.447070527793" calcext:value-type="float">
            <text:p>103,447070527793</text:p>
          </table:table-cell>
          <table:table-cell table:formula="of:=[.C108]-[.F108]" office:value-type="float" office:value="-0.227070527792975" calcext:value-type="float">
            <text:p>-0,227070527792975</text:p>
          </table:table-cell>
          <table:table-cell table:formula="of:=ABS([.G108]/[.C108])" office:value-type="float" office:value="0.00219986948065273" calcext:value-type="float">
            <text:p>0,0021998694806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10</text:p>
          </table:table-cell>
          <table:table-cell office:value-type="float" office:value="106" calcext:value-type="float">
            <text:p>106</text:p>
          </table:table-cell>
          <table:table-cell office:value-type="float" office:value="103.08" calcext:value-type="float">
            <text:p>103,08</text:p>
          </table:table-cell>
          <table:table-cell table:formula="of:=[.$I$3]*[.C109]+(1-[.$I$3])*([.D108]+[.E108])" office:value-type="float" office:value="103.096912395939" calcext:value-type="float">
            <text:p>103,096912395939</text:p>
          </table:table-cell>
          <table:table-cell table:formula="of:=[.$J$3]*([.D109]-[.D108])+(1-[.$J$3])*[.E108]" office:value-type="float" office:value="-0.0900623460032035" calcext:value-type="float">
            <text:p>-0,090062346003204</text:p>
          </table:table-cell>
          <table:table-cell table:formula="of:=[.D108]+[.E108]" office:value-type="float" office:value="103.192749306263" calcext:value-type="float">
            <text:p>103,192749306263</text:p>
          </table:table-cell>
          <table:table-cell table:formula="of:=[.C109]-[.F109]" office:value-type="float" office:value="-0.112749306262728" calcext:value-type="float">
            <text:p>-0,112749306262728</text:p>
          </table:table-cell>
          <table:table-cell table:formula="of:=ABS([.G109]/[.C109])" office:value-type="float" office:value="0.00109380390243236" calcext:value-type="float">
            <text:p>0,0010938039024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11</text:p>
          </table:table-cell>
          <table:table-cell office:value-type="float" office:value="107" calcext:value-type="float">
            <text:p>107</text:p>
          </table:table-cell>
          <table:table-cell office:value-type="float" office:value="103.17" calcext:value-type="float">
            <text:p>103,17</text:p>
          </table:table-cell>
          <table:table-cell table:formula="of:=[.$I$3]*[.C110]+(1-[.$I$3])*([.D109]+[.E109])" office:value-type="float" office:value="103.14552750749" calcext:value-type="float">
            <text:p>103,14552750749</text:p>
          </table:table-cell>
          <table:table-cell table:formula="of:=[.$J$3]*([.D110]-[.D109])+(1-[.$J$3])*[.E109]" office:value-type="float" office:value="-0.0484591087369293" calcext:value-type="float">
            <text:p>-0,048459108736929</text:p>
          </table:table-cell>
          <table:table-cell table:formula="of:=[.D109]+[.E109]" office:value-type="float" office:value="103.006850049936" calcext:value-type="float">
            <text:p>103,006850049936</text:p>
          </table:table-cell>
          <table:table-cell table:formula="of:=[.C110]-[.F110]" office:value-type="float" office:value="0.163149950063811" calcext:value-type="float">
            <text:p>0,163149950063811</text:p>
          </table:table-cell>
          <table:table-cell table:formula="of:=ABS([.G110]/[.C110])" office:value-type="float" office:value="0.00158137006943696" calcext:value-type="float">
            <text:p>0,0015813700694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3-12</text:p>
          </table:table-cell>
          <table:table-cell office:value-type="float" office:value="108" calcext:value-type="float">
            <text:p>108</text:p>
          </table:table-cell>
          <table:table-cell office:value-type="float" office:value="103.19" calcext:value-type="float">
            <text:p>103,19</text:p>
          </table:table-cell>
          <table:table-cell table:formula="of:=[.$I$3]*[.C111]+(1-[.$I$3])*([.D110]+[.E110])" office:value-type="float" office:value="103.176060259813" calcext:value-type="float">
            <text:p>103,176060259813</text:p>
          </table:table-cell>
          <table:table-cell table:formula="of:=[.$J$3]*([.D111]-[.D110])+(1-[.$J$3])*[.E110]" office:value-type="float" office:value="-0.0247615504190748" calcext:value-type="float">
            <text:p>-0,024761550419075</text:p>
          </table:table-cell>
          <table:table-cell table:formula="of:=[.D110]+[.E110]" office:value-type="float" office:value="103.097068398754" calcext:value-type="float">
            <text:p>103,097068398754</text:p>
          </table:table-cell>
          <table:table-cell table:formula="of:=[.C111]-[.F111]" office:value-type="float" office:value="0.0929316012464909" calcext:value-type="float">
            <text:p>0,092931601246491</text:p>
          </table:table-cell>
          <table:table-cell table:formula="of:=ABS([.G111]/[.C111])" office:value-type="float" office:value="0.000900587278287537" calcext:value-type="float">
            <text:p>0,0009005872782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1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[.$I$3]*[.C112]+(1-[.$I$3])*([.D111]+[.E111])" office:value-type="float" office:value="103.022694806409" calcext:value-type="float">
            <text:p>103,022694806409</text:p>
          </table:table-cell>
          <table:table-cell table:formula="of:=[.$J$3]*([.D112]-[.D111])+(1-[.$J$3])*[.E111]" office:value-type="float" office:value="-0.0633427213145331" calcext:value-type="float">
            <text:p>-0,063342721314533</text:p>
          </table:table-cell>
          <table:table-cell table:formula="of:=[.D111]+[.E111]" office:value-type="float" office:value="103.151298709394" calcext:value-type="float">
            <text:p>103,151298709394</text:p>
          </table:table-cell>
          <table:table-cell table:formula="of:=[.C112]-[.F112]" office:value-type="float" office:value="-0.151298709393956" calcext:value-type="float">
            <text:p>-0,151298709393956</text:p>
          </table:table-cell>
          <table:table-cell table:formula="of:=ABS([.G112]/[.C112])" office:value-type="float" office:value="0.00146891950867918" calcext:value-type="float">
            <text:p>0,0014689195086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2</text:p>
          </table:table-cell>
          <table:table-cell office:value-type="float" office:value="110" calcext:value-type="float">
            <text:p>110</text:p>
          </table:table-cell>
          <table:table-cell office:value-type="float" office:value="102.89" calcext:value-type="float">
            <text:p>102,89</text:p>
          </table:table-cell>
          <table:table-cell table:formula="of:=[.$I$3]*[.C113]+(1-[.$I$3])*([.D112]+[.E112])" office:value-type="float" office:value="102.900402812764" calcext:value-type="float">
            <text:p>102,900402812764</text:p>
          </table:table-cell>
          <table:table-cell table:formula="of:=[.$J$3]*([.D113]-[.D112])+(1-[.$J$3])*[.E112]" office:value-type="float" office:value="-0.0810275030136454" calcext:value-type="float">
            <text:p>-0,081027503013645</text:p>
          </table:table-cell>
          <table:table-cell table:formula="of:=[.D112]+[.E112]" office:value-type="float" office:value="102.959352085095" calcext:value-type="float">
            <text:p>102,959352085095</text:p>
          </table:table-cell>
          <table:table-cell table:formula="of:=[.C113]-[.F113]" office:value-type="float" office:value="-0.0693520850945646" calcext:value-type="float">
            <text:p>-0,069352085094565</text:p>
          </table:table-cell>
          <table:table-cell table:formula="of:=ABS([.G113]/[.C113])" office:value-type="float" office:value="0.000674041064190539" calcext:value-type="float">
            <text:p>0,0006740410641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3</text:p>
          </table:table-cell>
          <table:table-cell office:value-type="float" office:value="111" calcext:value-type="float">
            <text:p>111</text:p>
          </table:table-cell>
          <table:table-cell office:value-type="float" office:value="102.66" calcext:value-type="float">
            <text:p>102,66</text:p>
          </table:table-cell>
          <table:table-cell table:formula="of:=[.$I$3]*[.C114]+(1-[.$I$3])*([.D113]+[.E113])" office:value-type="float" office:value="102.683906296463" calcext:value-type="float">
            <text:p>102,683906296463</text:p>
          </table:table-cell>
          <table:table-cell table:formula="of:=[.$J$3]*([.D114]-[.D113])+(1-[.$J$3])*[.E113]" office:value-type="float" office:value="-0.121668207000033" calcext:value-type="float">
            <text:p>-0,121668207000033</text:p>
          </table:table-cell>
          <table:table-cell table:formula="of:=[.D113]+[.E113]" office:value-type="float" office:value="102.819375309751" calcext:value-type="float">
            <text:p>102,819375309751</text:p>
          </table:table-cell>
          <table:table-cell table:formula="of:=[.C114]-[.F114]" office:value-type="float" office:value="-0.159375309750544" calcext:value-type="float">
            <text:p>-0,159375309750544</text:p>
          </table:table-cell>
          <table:table-cell table:formula="of:=ABS([.G114]/[.C114])" office:value-type="float" office:value="0.00155245772209764" calcext:value-type="float">
            <text:p>0,0015524577220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4</text:p>
          </table:table-cell>
          <table:table-cell office:value-type="float" office:value="112" calcext:value-type="float">
            <text:p>112</text:p>
          </table:table-cell>
          <table:table-cell office:value-type="float" office:value="102.2" calcext:value-type="float">
            <text:p>102,2</text:p>
          </table:table-cell>
          <table:table-cell table:formula="of:=[.$I$3]*[.C115]+(1-[.$I$3])*([.D114]+[.E114])" office:value-type="float" office:value="102.254335713419" calcext:value-type="float">
            <text:p>102,254335713419</text:p>
          </table:table-cell>
          <table:table-cell table:formula="of:=[.$J$3]*([.D115]-[.D114])+(1-[.$J$3])*[.E114]" office:value-type="float" office:value="-0.214038919812979" calcext:value-type="float">
            <text:p>-0,214038919812979</text:p>
          </table:table-cell>
          <table:table-cell table:formula="of:=[.D114]+[.E114]" office:value-type="float" office:value="102.562238089463" calcext:value-type="float">
            <text:p>102,562238089463</text:p>
          </table:table-cell>
          <table:table-cell table:formula="of:=[.C115]-[.F115]" office:value-type="float" office:value="-0.362238089462551" calcext:value-type="float">
            <text:p>-0,362238089462551</text:p>
          </table:table-cell>
          <table:table-cell table:formula="of:=ABS([.G115]/[.C115])" office:value-type="float" office:value="0.00354440400648288" calcext:value-type="float">
            <text:p>0,0035444040064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5</text:p>
          </table:table-cell>
          <table:table-cell office:value-type="float" office:value="113" calcext:value-type="float">
            <text:p>113</text:p>
          </table:table-cell>
          <table:table-cell office:value-type="float" office:value="101.58" calcext:value-type="float">
            <text:p>101,58</text:p>
          </table:table-cell>
          <table:table-cell table:formula="of:=[.$I$3]*[.C116]+(1-[.$I$3])*([.D115]+[.E115])" office:value-type="float" office:value="101.649044519041" calcext:value-type="float">
            <text:p>101,649044519041</text:p>
          </table:table-cell>
          <table:table-cell table:formula="of:=[.$J$3]*([.D116]-[.D115])+(1-[.$J$3])*[.E115]" office:value-type="float" office:value="-0.331414602182617" calcext:value-type="float">
            <text:p>-0,331414602182617</text:p>
          </table:table-cell>
          <table:table-cell table:formula="of:=[.D115]+[.E115]" office:value-type="float" office:value="102.040296793606" calcext:value-type="float">
            <text:p>102,040296793606</text:p>
          </table:table-cell>
          <table:table-cell table:formula="of:=[.C116]-[.F116]" office:value-type="float" office:value="-0.460296793606418" calcext:value-type="float">
            <text:p>-0,460296793606418</text:p>
          </table:table-cell>
          <table:table-cell table:formula="of:=ABS([.G116]/[.C116])" office:value-type="float" office:value="0.00453137225444396" calcext:value-type="float">
            <text:p>0,004531372254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6</text:p>
          </table:table-cell>
          <table:table-cell office:value-type="float" office:value="114" calcext:value-type="float">
            <text:p>114</text:p>
          </table:table-cell>
          <table:table-cell office:value-type="float" office:value="101.47" calcext:value-type="float">
            <text:p>101,47</text:p>
          </table:table-cell>
          <table:table-cell table:formula="of:=[.$I$3]*[.C117]+(1-[.$I$3])*([.D116]+[.E116])" office:value-type="float" office:value="101.447144487529" calcext:value-type="float">
            <text:p>101,447144487529</text:p>
          </table:table-cell>
          <table:table-cell table:formula="of:=[.$J$3]*([.D117]-[.D116])+(1-[.$J$3])*[.E116]" office:value-type="float" office:value="-0.292560230981495" calcext:value-type="float">
            <text:p>-0,292560230981495</text:p>
          </table:table-cell>
          <table:table-cell table:formula="of:=[.D116]+[.E116]" office:value-type="float" office:value="101.317629916858" calcext:value-type="float">
            <text:p>101,317629916858</text:p>
          </table:table-cell>
          <table:table-cell table:formula="of:=[.C117]-[.F117]" office:value-type="float" office:value="0.152370083141662" calcext:value-type="float">
            <text:p>0,152370083141662</text:p>
          </table:table-cell>
          <table:table-cell table:formula="of:=ABS([.G117]/[.C117])" office:value-type="float" office:value="0.00150162691575502" calcext:value-type="float">
            <text:p>0,0015016269157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7</text:p>
          </table:table-cell>
          <table:table-cell office:value-type="float" office:value="115" calcext:value-type="float">
            <text:p>115</text:p>
          </table:table-cell>
          <table:table-cell office:value-type="float" office:value="101.41" calcext:value-type="float">
            <text:p>101,41</text:p>
          </table:table-cell>
          <table:table-cell table:formula="of:=[.$I$3]*[.C118]+(1-[.$I$3])*([.D117]+[.E117])" office:value-type="float" office:value="101.371687638482" calcext:value-type="float">
            <text:p>101,371687638482</text:p>
          </table:table-cell>
          <table:table-cell table:formula="of:=[.$J$3]*([.D118]-[.D117])+(1-[.$J$3])*[.E117]" office:value-type="float" office:value="-0.227429216401044" calcext:value-type="float">
            <text:p>-0,227429216401044</text:p>
          </table:table-cell>
          <table:table-cell table:formula="of:=[.D117]+[.E117]" office:value-type="float" office:value="101.154584256547" calcext:value-type="float">
            <text:p>101,154584256547</text:p>
          </table:table-cell>
          <table:table-cell table:formula="of:=[.C118]-[.F118]" office:value-type="float" office:value="0.255415743452744" calcext:value-type="float">
            <text:p>0,255415743452744</text:p>
          </table:table-cell>
          <table:table-cell table:formula="of:=ABS([.G118]/[.C118])" office:value-type="float" office:value="0.00251864454642288" calcext:value-type="float">
            <text:p>0,0025186445464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8</text:p>
          </table:table-cell>
          <table:table-cell office:value-type="float" office:value="116" calcext:value-type="float">
            <text:p>116</text:p>
          </table:table-cell>
          <table:table-cell office:value-type="float" office:value="101.57" calcext:value-type="float">
            <text:p>101,57</text:p>
          </table:table-cell>
          <table:table-cell table:formula="of:=[.$I$3]*[.C119]+(1-[.$I$3])*([.D118]+[.E118])" office:value-type="float" office:value="101.506138763312" calcext:value-type="float">
            <text:p>101,506138763312</text:p>
          </table:table-cell>
          <table:table-cell table:formula="of:=[.$J$3]*([.D119]-[.D118])+(1-[.$J$3])*[.E118]" office:value-type="float" office:value="-0.118865114031711" calcext:value-type="float">
            <text:p>-0,118865114031711</text:p>
          </table:table-cell>
          <table:table-cell table:formula="of:=[.D118]+[.E118]" office:value-type="float" office:value="101.144258422081" calcext:value-type="float">
            <text:p>101,144258422081</text:p>
          </table:table-cell>
          <table:table-cell table:formula="of:=[.C119]-[.F119]" office:value-type="float" office:value="0.425741577918956" calcext:value-type="float">
            <text:p>0,425741577918956</text:p>
          </table:table-cell>
          <table:table-cell table:formula="of:=ABS([.G119]/[.C119])" office:value-type="float" office:value="0.00419160754079901" calcext:value-type="float">
            <text:p>0,0041916075407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09</text:p>
          </table:table-cell>
          <table:table-cell office:value-type="float" office:value="117" calcext:value-type="float">
            <text:p>117</text:p>
          </table:table-cell>
          <table:table-cell office:value-type="float" office:value="101.27" calcext:value-type="float">
            <text:p>101,27</text:p>
          </table:table-cell>
          <table:table-cell table:formula="of:=[.$I$3]*[.C120]+(1-[.$I$3])*([.D119]+[.E119])" office:value-type="float" office:value="101.287591047392" calcext:value-type="float">
            <text:p>101,287591047392</text:p>
          </table:table-cell>
          <table:table-cell table:formula="of:=[.$J$3]*([.D120]-[.D119])+(1-[.$J$3])*[.E119]" office:value-type="float" office:value="-0.148769894598222" calcext:value-type="float">
            <text:p>-0,148769894598222</text:p>
          </table:table-cell>
          <table:table-cell table:formula="of:=[.D119]+[.E119]" office:value-type="float" office:value="101.38727364928" calcext:value-type="float">
            <text:p>101,38727364928</text:p>
          </table:table-cell>
          <table:table-cell table:formula="of:=[.C120]-[.F120]" office:value-type="float" office:value="-0.117273649280449" calcext:value-type="float">
            <text:p>-0,117273649280449</text:p>
          </table:table-cell>
          <table:table-cell table:formula="of:=ABS([.G120]/[.C120])" office:value-type="float" office:value="0.00115802951792682" calcext:value-type="float">
            <text:p>0,0011580295179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10</text:p>
          </table:table-cell>
          <table:table-cell office:value-type="float" office:value="118" calcext:value-type="float">
            <text:p>118</text:p>
          </table:table-cell>
          <table:table-cell office:value-type="float" office:value="101.01" calcext:value-type="float">
            <text:p>101,01</text:p>
          </table:table-cell>
          <table:table-cell table:formula="of:=[.$I$3]*[.C121]+(1-[.$I$3])*([.D120]+[.E120])" office:value-type="float" office:value="101.029323172919" calcext:value-type="float">
            <text:p>101,029323172919</text:p>
          </table:table-cell>
          <table:table-cell table:formula="of:=[.$J$3]*([.D121]-[.D120])+(1-[.$J$3])*[.E120]" office:value-type="float" office:value="-0.181619288560649" calcext:value-type="float">
            <text:p>-0,181619288560649</text:p>
          </table:table-cell>
          <table:table-cell table:formula="of:=[.D120]+[.E120]" office:value-type="float" office:value="101.138821152794" calcext:value-type="float">
            <text:p>101,138821152794</text:p>
          </table:table-cell>
          <table:table-cell table:formula="of:=[.C121]-[.F121]" office:value-type="float" office:value="-0.128821152793847" calcext:value-type="float">
            <text:p>-0,128821152793847</text:p>
          </table:table-cell>
          <table:table-cell table:formula="of:=ABS([.G121]/[.C121])" office:value-type="float" office:value="0.00127533068798978" calcext:value-type="float">
            <text:p>0,001275330687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11</text:p>
          </table:table-cell>
          <table:table-cell office:value-type="float" office:value="119" calcext:value-type="float">
            <text:p>119</text:p>
          </table:table-cell>
          <table:table-cell office:value-type="float" office:value="100.84" calcext:value-type="float">
            <text:p>100,84</text:p>
          </table:table-cell>
          <table:table-cell table:formula="of:=[.$I$3]*[.C122]+(1-[.$I$3])*([.D121]+[.E121])" office:value-type="float" office:value="100.841155582654" calcext:value-type="float">
            <text:p>100,841155582654</text:p>
          </table:table-cell>
          <table:table-cell table:formula="of:=[.$J$3]*([.D122]-[.D121])+(1-[.$J$3])*[.E121]" office:value-type="float" office:value="-0.183583779072051" calcext:value-type="float">
            <text:p>-0,183583779072051</text:p>
          </table:table-cell>
          <table:table-cell table:formula="of:=[.D121]+[.E121]" office:value-type="float" office:value="100.847703884358" calcext:value-type="float">
            <text:p>100,847703884358</text:p>
          </table:table-cell>
          <table:table-cell table:formula="of:=[.C122]-[.F122]" office:value-type="float" office:value="-0.00770388435843472" calcext:value-type="float">
            <text:p>-0,007703884358435</text:p>
          </table:table-cell>
          <table:table-cell table:formula="of:=ABS([.G122]/[.C122])" office:value-type="float" office:value="0.0000763971078781706" calcext:value-type="float">
            <text:p>7,63971078781706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4-12</text:p>
          </table:table-cell>
          <table:table-cell office:value-type="float" office:value="120" calcext:value-type="float">
            <text:p>120</text:p>
          </table:table-cell>
          <table:table-cell office:value-type="float" office:value="100.45" calcext:value-type="float">
            <text:p>100,45</text:p>
          </table:table-cell>
          <table:table-cell table:formula="of:=[.$I$3]*[.C123]+(1-[.$I$3])*([.D122]+[.E122])" office:value-type="float" office:value="100.481135770537" calcext:value-type="float">
            <text:p>100,481135770537</text:p>
          </table:table-cell>
          <table:table-cell table:formula="of:=[.$J$3]*([.D123]-[.D122])+(1-[.$J$3])*[.E122]" office:value-type="float" office:value="-0.236514588985392" calcext:value-type="float">
            <text:p>-0,236514588985392</text:p>
          </table:table-cell>
          <table:table-cell table:formula="of:=[.D122]+[.E122]" office:value-type="float" office:value="100.657571803582" calcext:value-type="float">
            <text:p>100,657571803582</text:p>
          </table:table-cell>
          <table:table-cell table:formula="of:=[.C123]-[.F123]" office:value-type="float" office:value="-0.207571803581715" calcext:value-type="float">
            <text:p>-0,207571803581715</text:p>
          </table:table-cell>
          <table:table-cell table:formula="of:=ABS([.G123]/[.C123])" office:value-type="float" office:value="0.00206641914964375" calcext:value-type="float">
            <text:p>0,0020664191496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1</text:p>
          </table:table-cell>
          <table:table-cell office:value-type="float" office:value="121" calcext:value-type="float">
            <text:p>121</text:p>
          </table:table-cell>
          <table:table-cell office:value-type="float" office:value="100.4" calcext:value-type="float">
            <text:p>100,4</text:p>
          </table:table-cell>
          <table:table-cell table:formula="of:=[.$I$3]*[.C124]+(1-[.$I$3])*([.D123]+[.E123])" office:value-type="float" office:value="100.376693177233" calcext:value-type="float">
            <text:p>100,376693177233</text:p>
          </table:table-cell>
          <table:table-cell table:formula="of:=[.$J$3]*([.D124]-[.D123])+(1-[.$J$3])*[.E123]" office:value-type="float" office:value="-0.196892990281115" calcext:value-type="float">
            <text:p>-0,196892990281115</text:p>
          </table:table-cell>
          <table:table-cell table:formula="of:=[.D123]+[.E123]" office:value-type="float" office:value="100.244621181552" calcext:value-type="float">
            <text:p>100,244621181552</text:p>
          </table:table-cell>
          <table:table-cell table:formula="of:=[.C124]-[.F124]" office:value-type="float" office:value="0.155378818448142" calcext:value-type="float">
            <text:p>0,155378818448142</text:p>
          </table:table-cell>
          <table:table-cell table:formula="of:=ABS([.G124]/[.C124])" office:value-type="float" office:value="0.00154759779330819" calcext:value-type="float">
            <text:p>0,0015475977933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2</text:p>
          </table:table-cell>
          <table:table-cell office:value-type="float" office:value="122" calcext:value-type="float">
            <text:p>122</text:p>
          </table:table-cell>
          <table:table-cell office:value-type="float" office:value="100.39" calcext:value-type="float">
            <text:p>100,39</text:p>
          </table:table-cell>
          <table:table-cell table:formula="of:=[.$I$3]*[.C125]+(1-[.$I$3])*([.D124]+[.E124])" office:value-type="float" office:value="100.358470028043" calcext:value-type="float">
            <text:p>100,358470028043</text:p>
          </table:table-cell>
          <table:table-cell table:formula="of:=[.$J$3]*([.D125]-[.D124])+(1-[.$J$3])*[.E124]" office:value-type="float" office:value="-0.143292037953791" calcext:value-type="float">
            <text:p>-0,143292037953791</text:p>
          </table:table-cell>
          <table:table-cell table:formula="of:=[.D124]+[.E124]" office:value-type="float" office:value="100.179800186952" calcext:value-type="float">
            <text:p>100,179800186952</text:p>
          </table:table-cell>
          <table:table-cell table:formula="of:=[.C125]-[.F125]" office:value-type="float" office:value="0.210199813048334" calcext:value-type="float">
            <text:p>0,210199813048334</text:p>
          </table:table-cell>
          <table:table-cell table:formula="of:=ABS([.G125]/[.C125])" office:value-type="float" office:value="0.00209383218496199" calcext:value-type="float">
            <text:p>0,0020938321849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3</text:p>
          </table:table-cell>
          <table:table-cell office:value-type="float" office:value="123" calcext:value-type="float">
            <text:p>123</text:p>
          </table:table-cell>
          <table:table-cell office:value-type="float" office:value="100.26" calcext:value-type="float">
            <text:p>100,26</text:p>
          </table:table-cell>
          <table:table-cell table:formula="of:=[.$I$3]*[.C126]+(1-[.$I$3])*([.D125]+[.E125])" office:value-type="float" office:value="100.253276698513" calcext:value-type="float">
            <text:p>100,253276698513</text:p>
          </table:table-cell>
          <table:table-cell table:formula="of:=[.$J$3]*([.D126]-[.D125])+(1-[.$J$3])*[.E125]" office:value-type="float" office:value="-0.131862425426473" calcext:value-type="float">
            <text:p>-0,131862425426473</text:p>
          </table:table-cell>
          <table:table-cell table:formula="of:=[.D125]+[.E125]" office:value-type="float" office:value="100.215177990089" calcext:value-type="float">
            <text:p>100,215177990089</text:p>
          </table:table-cell>
          <table:table-cell table:formula="of:=[.C126]-[.F126]" office:value-type="float" office:value="0.0448220099110444" calcext:value-type="float">
            <text:p>0,044822009911044</text:p>
          </table:table-cell>
          <table:table-cell table:formula="of:=ABS([.G126]/[.C126])" office:value-type="float" office:value="0.000447057748963139" calcext:value-type="float">
            <text:p>0,0004470577489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4</text:p>
          </table:table-cell>
          <table:table-cell office:value-type="float" office:value="124" calcext:value-type="float">
            <text:p>124</text:p>
          </table:table-cell>
          <table:table-cell office:value-type="float" office:value="100.29" calcext:value-type="float">
            <text:p>100,29</text:p>
          </table:table-cell>
          <table:table-cell table:formula="of:=[.$I$3]*[.C127]+(1-[.$I$3])*([.D126]+[.E126])" office:value-type="float" office:value="100.264712140963" calcext:value-type="float">
            <text:p>100,264712140963</text:p>
          </table:table-cell>
          <table:table-cell table:formula="of:=[.$J$3]*([.D127]-[.D126])+(1-[.$J$3])*[.E126]" office:value-type="float" office:value="-0.0888730650636271" calcext:value-type="float">
            <text:p>-0,088873065063627</text:p>
          </table:table-cell>
          <table:table-cell table:formula="of:=[.D126]+[.E126]" office:value-type="float" office:value="100.121414273087" calcext:value-type="float">
            <text:p>100,121414273087</text:p>
          </table:table-cell>
          <table:table-cell table:formula="of:=[.C127]-[.F127]" office:value-type="float" office:value="0.168585726913136" calcext:value-type="float">
            <text:p>0,168585726913136</text:p>
          </table:table-cell>
          <table:table-cell table:formula="of:=ABS([.G127]/[.C127])" office:value-type="float" office:value="0.00168098242011303" calcext:value-type="float">
            <text:p>0,0016809824201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5</text:p>
          </table:table-cell>
          <table:table-cell office:value-type="float" office:value="125" calcext:value-type="float">
            <text:p>125</text:p>
          </table:table-cell>
          <table:table-cell office:value-type="float" office:value="100.09" calcext:value-type="float">
            <text:p>100,09</text:p>
          </table:table-cell>
          <table:table-cell table:formula="of:=[.$I$3]*[.C128]+(1-[.$I$3])*([.D127]+[.E127])" office:value-type="float" office:value="100.102875861385" calcext:value-type="float">
            <text:p>100,102875861385</text:p>
          </table:table-cell>
          <table:table-cell table:formula="of:=[.$J$3]*([.D128]-[.D127])+(1-[.$J$3])*[.E127]" office:value-type="float" office:value="-0.110762029417972" calcext:value-type="float">
            <text:p>-0,110762029417972</text:p>
          </table:table-cell>
          <table:table-cell table:formula="of:=[.D127]+[.E127]" office:value-type="float" office:value="100.175839075899" calcext:value-type="float">
            <text:p>100,175839075899</text:p>
          </table:table-cell>
          <table:table-cell table:formula="of:=[.C128]-[.F128]" office:value-type="float" office:value="-0.0858390758994005" calcext:value-type="float">
            <text:p>-0,085839075899401</text:p>
          </table:table-cell>
          <table:table-cell table:formula="of:=ABS([.G128]/[.C128])" office:value-type="float" office:value="0.000857618901982221" calcext:value-type="float">
            <text:p>0,0008576189019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6</text:p>
          </table:table-cell>
          <table:table-cell office:value-type="float" office:value="126" calcext:value-type="float">
            <text:p>126</text:p>
          </table:table-cell>
          <table:table-cell office:value-type="float" office:value="99.81" calcext:value-type="float">
            <text:p>99,81</text:p>
          </table:table-cell>
          <table:table-cell table:formula="of:=[.$I$3]*[.C129]+(1-[.$I$3])*([.D128]+[.E128])" office:value-type="float" office:value="99.837317074795" calcext:value-type="float">
            <text:p>99,837317074795</text:p>
          </table:table-cell>
          <table:table-cell table:formula="of:=[.$J$3]*([.D129]-[.D128])+(1-[.$J$3])*[.E128]" office:value-type="float" office:value="-0.157201056569544" calcext:value-type="float">
            <text:p>-0,157201056569544</text:p>
          </table:table-cell>
          <table:table-cell table:formula="of:=[.D128]+[.E128]" office:value-type="float" office:value="99.9921138319669" calcext:value-type="float">
            <text:p>99,9921138319669</text:p>
          </table:table-cell>
          <table:table-cell table:formula="of:=[.C129]-[.F129]" office:value-type="float" office:value="-0.182113831966944" calcext:value-type="float">
            <text:p>-0,182113831966944</text:p>
          </table:table-cell>
          <table:table-cell table:formula="of:=ABS([.G129]/[.C129])" office:value-type="float" office:value="0.00182460506930112" calcext:value-type="float">
            <text:p>0,0018246050693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127" calcext:value-type="float">
            <text:p>127</text:p>
          </table:table-cell>
          <table:table-cell office:value-type="float" office:value="99.85" calcext:value-type="float">
            <text:p>99,85</text:p>
          </table:table-cell>
          <table:table-cell table:formula="of:=[.$I$3]*[.C130]+(1-[.$I$3])*([.D129]+[.E129])" office:value-type="float" office:value="99.8245174027338" calcext:value-type="float">
            <text:p>99,8245174027338</text:p>
          </table:table-cell>
          <table:table-cell table:formula="of:=[.$J$3]*([.D130]-[.D129])+(1-[.$J$3])*[.E129]" office:value-type="float" office:value="-0.113880641217047" calcext:value-type="float">
            <text:p>-0,113880641217047</text:p>
          </table:table-cell>
          <table:table-cell table:formula="of:=[.D129]+[.E129]" office:value-type="float" office:value="99.6801160182255" calcext:value-type="float">
            <text:p>99,6801160182255</text:p>
          </table:table-cell>
          <table:table-cell table:formula="of:=[.C130]-[.F130]" office:value-type="float" office:value="0.169883981774504" calcext:value-type="float">
            <text:p>0,169883981774504</text:p>
          </table:table-cell>
          <table:table-cell table:formula="of:=ABS([.G130]/[.C130])" office:value-type="float" office:value="0.00170139190560344" calcext:value-type="float">
            <text:p>0,0017013919056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formula="of:=[.$I$3]*[.C131]+(1-[.$I$3])*([.D130]+[.E130])" office:value-type="float" office:value="99.9565955142275" calcext:value-type="float">
            <text:p>99,9565955142275</text:p>
          </table:table-cell>
          <table:table-cell table:formula="of:=[.$J$3]*([.D131]-[.D130])+(1-[.$J$3])*[.E130]" office:value-type="float" office:value="-0.0400930154038235" calcext:value-type="float">
            <text:p>-0,040093015403824</text:p>
          </table:table-cell>
          <table:table-cell table:formula="of:=[.D130]+[.E130]" office:value-type="float" office:value="99.7106367615168" calcext:value-type="float">
            <text:p>99,7106367615168</text:p>
          </table:table-cell>
          <table:table-cell table:formula="of:=[.C131]-[.F131]" office:value-type="float" office:value="0.289363238483233" calcext:value-type="float">
            <text:p>0,289363238483233</text:p>
          </table:table-cell>
          <table:table-cell table:formula="of:=ABS([.G131]/[.C131])" office:value-type="float" office:value="0.00289363238483233" calcext:value-type="float">
            <text:p>0,0028936323848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09</text:p>
          </table:table-cell>
          <table:table-cell office:value-type="float" office:value="129" calcext:value-type="float">
            <text:p>129</text:p>
          </table:table-cell>
          <table:table-cell office:value-type="float" office:value="99.85" calcext:value-type="float">
            <text:p>99,85</text:p>
          </table:table-cell>
          <table:table-cell table:formula="of:=[.$I$3]*[.C132]+(1-[.$I$3])*([.D131]+[.E131])" office:value-type="float" office:value="99.8599753748236" calcext:value-type="float">
            <text:p>99,8599753748236</text:p>
          </table:table-cell>
          <table:table-cell table:formula="of:=[.$J$3]*([.D132]-[.D131])+(1-[.$J$3])*[.E131]" office:value-type="float" office:value="-0.0570511526038666" calcext:value-type="float">
            <text:p>-0,057051152603867</text:p>
          </table:table-cell>
          <table:table-cell table:formula="of:=[.D131]+[.E131]" office:value-type="float" office:value="99.9165024988237" calcext:value-type="float">
            <text:p>99,9165024988237</text:p>
          </table:table-cell>
          <table:table-cell table:formula="of:=[.C132]-[.F132]" office:value-type="float" office:value="-0.0665024988236951" calcext:value-type="float">
            <text:p>-0,066502498823695</text:p>
          </table:table-cell>
          <table:table-cell table:formula="of:=ABS([.G132]/[.C132])" office:value-type="float" office:value="0.000666024024273361" calcext:value-type="float">
            <text:p>0,0006660240242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10</text:p>
          </table:table-cell>
          <table:table-cell office:value-type="float" office:value="130" calcext:value-type="float">
            <text:p>130</text:p>
          </table:table-cell>
          <table:table-cell office:value-type="float" office:value="99.77" calcext:value-type="float">
            <text:p>99,77</text:p>
          </table:table-cell>
          <table:table-cell table:formula="of:=[.$I$3]*[.C133]+(1-[.$I$3])*([.D132]+[.E132])" office:value-type="float" office:value="99.774938633333" calcext:value-type="float">
            <text:p>99,774938633333</text:p>
          </table:table-cell>
          <table:table-cell table:formula="of:=[.$J$3]*([.D133]-[.D132])+(1-[.$J$3])*[.E132]" office:value-type="float" office:value="-0.0654468292698859" calcext:value-type="float">
            <text:p>-0,065446829269886</text:p>
          </table:table-cell>
          <table:table-cell table:formula="of:=[.D132]+[.E132]" office:value-type="float" office:value="99.8029242222197" calcext:value-type="float">
            <text:p>99,8029242222197</text:p>
          </table:table-cell>
          <table:table-cell table:formula="of:=[.C133]-[.F133]" office:value-type="float" office:value="-0.032924222219691" calcext:value-type="float">
            <text:p>-0,032924222219691</text:p>
          </table:table-cell>
          <table:table-cell table:formula="of:=ABS([.G133]/[.C133])" office:value-type="float" office:value="0.000330001225014444" calcext:value-type="float">
            <text:p>0,0003300012250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11</text:p>
          </table:table-cell>
          <table:table-cell office:value-type="float" office:value="131" calcext:value-type="float">
            <text:p>131</text:p>
          </table:table-cell>
          <table:table-cell office:value-type="float" office:value="99.64" calcext:value-type="float">
            <text:p>99,64</text:p>
          </table:table-cell>
          <table:table-cell table:formula="of:=[.$I$3]*[.C134]+(1-[.$I$3])*([.D133]+[.E133])" office:value-type="float" office:value="99.6504237706095" calcext:value-type="float">
            <text:p>99,6504237706095</text:p>
          </table:table-cell>
          <table:table-cell table:formula="of:=[.$J$3]*([.D134]-[.D133])+(1-[.$J$3])*[.E133]" office:value-type="float" office:value="-0.0831672393059662" calcext:value-type="float">
            <text:p>-0,083167239305966</text:p>
          </table:table-cell>
          <table:table-cell table:formula="of:=[.D133]+[.E133]" office:value-type="float" office:value="99.7094918040631" calcext:value-type="float">
            <text:p>99,7094918040631</text:p>
          </table:table-cell>
          <table:table-cell table:formula="of:=[.C134]-[.F134]" office:value-type="float" office:value="-0.0694918040630625" calcext:value-type="float">
            <text:p>-0,069491804063063</text:p>
          </table:table-cell>
          <table:table-cell table:formula="of:=ABS([.G134]/[.C134])" office:value-type="float" office:value="0.00069742878425394" calcext:value-type="float">
            <text:p>0,0006974287842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5-12</text:p>
          </table:table-cell>
          <table:table-cell office:value-type="float" office:value="132" calcext:value-type="float">
            <text:p>132</text:p>
          </table:table-cell>
          <table:table-cell office:value-type="float" office:value="99.66" calcext:value-type="float">
            <text:p>99,66</text:p>
          </table:table-cell>
          <table:table-cell table:formula="of:=[.$I$3]*[.C135]+(1-[.$I$3])*([.D134]+[.E134])" office:value-type="float" office:value="99.6460884796955" calcext:value-type="float">
            <text:p>99,6460884796955</text:p>
          </table:table-cell>
          <table:table-cell table:formula="of:=[.$J$3]*([.D135]-[.D134])+(1-[.$J$3])*[.E134]" office:value-type="float" office:value="-0.0595176547883592" calcext:value-type="float">
            <text:p>-0,059517654788359</text:p>
          </table:table-cell>
          <table:table-cell table:formula="of:=[.D134]+[.E134]" office:value-type="float" office:value="99.5672565313035" calcext:value-type="float">
            <text:p>99,5672565313035</text:p>
          </table:table-cell>
          <table:table-cell table:formula="of:=[.C135]-[.F135]" office:value-type="float" office:value="0.0927434686964972" calcext:value-type="float">
            <text:p>0,092743468696497</text:p>
          </table:table-cell>
          <table:table-cell table:formula="of:=ABS([.G135]/[.C135])" office:value-type="float" office:value="0.000930598722621886" calcext:value-type="float">
            <text:p>0,0009305987226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1</text:p>
          </table:table-cell>
          <table:table-cell office:value-type="float" office:value="133" calcext:value-type="float">
            <text:p>133</text:p>
          </table:table-cell>
          <table:table-cell office:value-type="float" office:value="99.28" calcext:value-type="float">
            <text:p>99,28</text:p>
          </table:table-cell>
          <table:table-cell table:formula="of:=[.$I$3]*[.C136]+(1-[.$I$3])*([.D135]+[.E135])" office:value-type="float" office:value="99.3259856237361" calcext:value-type="float">
            <text:p>99,3259856237361</text:p>
          </table:table-cell>
          <table:table-cell table:formula="of:=[.$J$3]*([.D136]-[.D135])+(1-[.$J$3])*[.E135]" office:value-type="float" office:value="-0.137693215139686" calcext:value-type="float">
            <text:p>-0,137693215139686</text:p>
          </table:table-cell>
          <table:table-cell table:formula="of:=[.D135]+[.E135]" office:value-type="float" office:value="99.5865708249072" calcext:value-type="float">
            <text:p>99,5865708249072</text:p>
          </table:table-cell>
          <table:table-cell table:formula="of:=[.C136]-[.F136]" office:value-type="float" office:value="-0.306570824907155" calcext:value-type="float">
            <text:p>-0,306570824907155</text:p>
          </table:table-cell>
          <table:table-cell table:formula="of:=ABS([.G136]/[.C136])" office:value-type="float" office:value="0.00308794142734846" calcext:value-type="float">
            <text:p>0,0030879414273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2</text:p>
          </table:table-cell>
          <table:table-cell office:value-type="float" office:value="134" calcext:value-type="float">
            <text:p>134</text:p>
          </table:table-cell>
          <table:table-cell office:value-type="float" office:value="99.28" calcext:value-type="float">
            <text:p>99,28</text:p>
          </table:table-cell>
          <table:table-cell table:formula="of:=[.$I$3]*[.C137]+(1-[.$I$3])*([.D136]+[.E136])" office:value-type="float" office:value="99.2662438612895" calcext:value-type="float">
            <text:p>99,2662438612895</text:p>
          </table:table-cell>
          <table:table-cell table:formula="of:=[.$J$3]*([.D137]-[.D136])+(1-[.$J$3])*[.E136]" office:value-type="float" office:value="-0.114307779331762" calcext:value-type="float">
            <text:p>-0,114307779331762</text:p>
          </table:table-cell>
          <table:table-cell table:formula="of:=[.D136]+[.E136]" office:value-type="float" office:value="99.1882924085964" calcext:value-type="float">
            <text:p>99,1882924085964</text:p>
          </table:table-cell>
          <table:table-cell table:formula="of:=[.C137]-[.F137]" office:value-type="float" office:value="0.091707591403619" calcext:value-type="float">
            <text:p>0,091707591403619</text:p>
          </table:table-cell>
          <table:table-cell table:formula="of:=ABS([.G137]/[.C137])" office:value-type="float" office:value="0.000923726746611794" calcext:value-type="float">
            <text:p>0,0009237267466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3</text:p>
          </table:table-cell>
          <table:table-cell office:value-type="float" office:value="135" calcext:value-type="float">
            <text:p>135</text:p>
          </table:table-cell>
          <table:table-cell office:value-type="float" office:value="99.13" calcext:value-type="float">
            <text:p>99,13</text:p>
          </table:table-cell>
          <table:table-cell table:formula="of:=[.$I$3]*[.C138]+(1-[.$I$3])*([.D137]+[.E137])" office:value-type="float" office:value="99.1332904122936" calcext:value-type="float">
            <text:p>99,1332904122936</text:p>
          </table:table-cell>
          <table:table-cell table:formula="of:=[.$J$3]*([.D138]-[.D137])+(1-[.$J$3])*[.E137]" office:value-type="float" office:value="-0.119901480230979" calcext:value-type="float">
            <text:p>-0,119901480230979</text:p>
          </table:table-cell>
          <table:table-cell table:formula="of:=[.D137]+[.E137]" office:value-type="float" office:value="99.1519360819577" calcext:value-type="float">
            <text:p>99,1519360819577</text:p>
          </table:table-cell>
          <table:table-cell table:formula="of:=[.C138]-[.F138]" office:value-type="float" office:value="-0.0219360819577048" calcext:value-type="float">
            <text:p>-0,021936081957705</text:p>
          </table:table-cell>
          <table:table-cell table:formula="of:=ABS([.G138]/[.C138])" office:value-type="float" office:value="0.000221286007845302" calcext:value-type="float">
            <text:p>0,0002212860078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4</text:p>
          </table:table-cell>
          <table:table-cell office:value-type="float" office:value="136" calcext:value-type="float">
            <text:p>136</text:p>
          </table:table-cell>
          <table:table-cell office:value-type="float" office:value="99.03" calcext:value-type="float">
            <text:p>99,03</text:p>
          </table:table-cell>
          <table:table-cell table:formula="of:=[.$I$3]*[.C139]+(1-[.$I$3])*([.D138]+[.E138])" office:value-type="float" office:value="99.0275083398094" calcext:value-type="float">
            <text:p>99,0275083398094</text:p>
          </table:table-cell>
          <table:table-cell table:formula="of:=[.$J$3]*([.D139]-[.D138])+(1-[.$J$3])*[.E138]" office:value-type="float" office:value="-0.115665657906959" calcext:value-type="float">
            <text:p>-0,115665657906959</text:p>
          </table:table-cell>
          <table:table-cell table:formula="of:=[.D138]+[.E138]" office:value-type="float" office:value="99.0133889320627" calcext:value-type="float">
            <text:p>99,0133889320627</text:p>
          </table:table-cell>
          <table:table-cell table:formula="of:=[.C139]-[.F139]" office:value-type="float" office:value="0.0166110679373332" calcext:value-type="float">
            <text:p>0,016611067937333</text:p>
          </table:table-cell>
          <table:table-cell table:formula="of:=ABS([.G139]/[.C139])" office:value-type="float" office:value="0.000167737735406778" calcext:value-type="float">
            <text:p>0,0001677377354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5</text:p>
          </table:table-cell>
          <table:table-cell office:value-type="float" office:value="137" calcext:value-type="float">
            <text:p>137</text:p>
          </table:table-cell>
          <table:table-cell office:value-type="float" office:value="98.83" calcext:value-type="float">
            <text:p>98,83</text:p>
          </table:table-cell>
          <table:table-cell table:formula="of:=[.$I$3]*[.C140]+(1-[.$I$3])*([.D139]+[.E139])" office:value-type="float" office:value="98.8422764022854" calcext:value-type="float">
            <text:p>98,8422764022854</text:p>
          </table:table-cell>
          <table:table-cell table:formula="of:=[.$J$3]*([.D140]-[.D139])+(1-[.$J$3])*[.E139]" office:value-type="float" office:value="-0.136535541792083" calcext:value-type="float">
            <text:p>-0,136535541792083</text:p>
          </table:table-cell>
          <table:table-cell table:formula="of:=[.D139]+[.E139]" office:value-type="float" office:value="98.9118426819024" calcext:value-type="float">
            <text:p>98,9118426819024</text:p>
          </table:table-cell>
          <table:table-cell table:formula="of:=[.C140]-[.F140]" office:value-type="float" office:value="-0.0818426819024438" calcext:value-type="float">
            <text:p>-0,081842681902444</text:p>
          </table:table-cell>
          <table:table-cell table:formula="of:=ABS([.G140]/[.C140])" office:value-type="float" office:value="0.000828115773575269" calcext:value-type="float">
            <text:p>0,0008281157735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6</text:p>
          </table:table-cell>
          <table:table-cell office:value-type="float" office:value="138" calcext:value-type="float">
            <text:p>138</text:p>
          </table:table-cell>
          <table:table-cell office:value-type="float" office:value="98.89" calcext:value-type="float">
            <text:p>98,89</text:p>
          </table:table-cell>
          <table:table-cell table:formula="of:=[.$I$3]*[.C141]+(1-[.$I$3])*([.D140]+[.E140])" office:value-type="float" office:value="98.862361129074" calcext:value-type="float">
            <text:p>98,862361129074</text:p>
          </table:table-cell>
          <table:table-cell table:formula="of:=[.$J$3]*([.D141]-[.D140])+(1-[.$J$3])*[.E140]" office:value-type="float" office:value="-0.0895494612178705" calcext:value-type="float">
            <text:p>-0,089549461217871</text:p>
          </table:table-cell>
          <table:table-cell table:formula="of:=[.D140]+[.E140]" office:value-type="float" office:value="98.7057408604933" calcext:value-type="float">
            <text:p>98,7057408604933</text:p>
          </table:table-cell>
          <table:table-cell table:formula="of:=[.C141]-[.F141]" office:value-type="float" office:value="0.184259139506722" calcext:value-type="float">
            <text:p>0,184259139506722</text:p>
          </table:table-cell>
          <table:table-cell table:formula="of:=ABS([.G141]/[.C141])" office:value-type="float" office:value="0.00186327373350917" calcext:value-type="float">
            <text:p>0,0018632737335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7</text:p>
          </table:table-cell>
          <table:table-cell office:value-type="float" office:value="139" calcext:value-type="float">
            <text:p>139</text:p>
          </table:table-cell>
          <table:table-cell office:value-type="float" office:value="98.77" calcext:value-type="float">
            <text:p>98,77</text:p>
          </table:table-cell>
          <table:table-cell table:formula="of:=[.$I$3]*[.C142]+(1-[.$I$3])*([.D141]+[.E141])" office:value-type="float" office:value="98.7704217501784" calcext:value-type="float">
            <text:p>98,7704217501784</text:p>
          </table:table-cell>
          <table:table-cell table:formula="of:=[.$J$3]*([.D142]-[.D141])+(1-[.$J$3])*[.E141]" office:value-type="float" office:value="-0.0902664365211817" calcext:value-type="float">
            <text:p>-0,090266436521182</text:p>
          </table:table-cell>
          <table:table-cell table:formula="of:=[.D141]+[.E141]" office:value-type="float" office:value="98.7728116678561" calcext:value-type="float">
            <text:p>98,7728116678561</text:p>
          </table:table-cell>
          <table:table-cell table:formula="of:=[.C142]-[.F142]" office:value-type="float" office:value="-0.00281166785612186" calcext:value-type="float">
            <text:p>-0,002811667856122</text:p>
          </table:table-cell>
          <table:table-cell table:formula="of:=ABS([.G142]/[.C142])" office:value-type="float" office:value="0.0000284668204527879" calcext:value-type="float">
            <text:p>2,84668204527879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8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formula="of:=[.$I$3]*[.C143]+(1-[.$I$3])*([.D142]+[.E142])" office:value-type="float" office:value="98.9520232970486" calcext:value-type="float">
            <text:p>98,9520232970486</text:p>
          </table:table-cell>
          <table:table-cell table:formula="of:=[.$J$3]*([.D143]-[.D142])+(1-[.$J$3])*[.E142]" office:value-type="float" office:value="-0.00870604150377639" calcext:value-type="float">
            <text:p>-0,008706041503776</text:p>
          </table:table-cell>
          <table:table-cell table:formula="of:=[.D142]+[.E142]" office:value-type="float" office:value="98.6801553136572" calcext:value-type="float">
            <text:p>98,6801553136572</text:p>
          </table:table-cell>
          <table:table-cell table:formula="of:=[.C143]-[.F143]" office:value-type="float" office:value="0.319844686342762" calcext:value-type="float">
            <text:p>0,319844686342762</text:p>
          </table:table-cell>
          <table:table-cell table:formula="of:=ABS([.G143]/[.C143])" office:value-type="float" office:value="0.00323075440750265" calcext:value-type="float">
            <text:p>0,0032307544075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09</text:p>
          </table:table-cell>
          <table:table-cell office:value-type="float" office:value="141" calcext:value-type="float">
            <text:p>141</text:p>
          </table:table-cell>
          <table:table-cell office:value-type="float" office:value="98.84" calcext:value-type="float">
            <text:p>98,84</text:p>
          </table:table-cell>
          <table:table-cell table:formula="of:=[.$I$3]*[.C144]+(1-[.$I$3])*([.D143]+[.E143])" office:value-type="float" office:value="98.8554975883317" calcext:value-type="float">
            <text:p>98,8554975883317</text:p>
          </table:table-cell>
          <table:table-cell table:formula="of:=[.$J$3]*([.D144]-[.D143])+(1-[.$J$3])*[.E143]" office:value-type="float" office:value="-0.0350519416677039" calcext:value-type="float">
            <text:p>-0,035051941667704</text:p>
          </table:table-cell>
          <table:table-cell table:formula="of:=[.D143]+[.E143]" office:value-type="float" office:value="98.9433172555448" calcext:value-type="float">
            <text:p>98,9433172555448</text:p>
          </table:table-cell>
          <table:table-cell table:formula="of:=[.C144]-[.F144]" office:value-type="float" office:value="-0.103317255544809" calcext:value-type="float">
            <text:p>-0,103317255544809</text:p>
          </table:table-cell>
          <table:table-cell table:formula="of:=ABS([.G144]/[.C144])" office:value-type="float" office:value="0.00104529801239184" calcext:value-type="float">
            <text:p>0,0010452980123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10</text:p>
          </table:table-cell>
          <table:table-cell office:value-type="float" office:value="142" calcext:value-type="float">
            <text:p>142</text:p>
          </table:table-cell>
          <table:table-cell office:value-type="float" office:value="98.94" calcext:value-type="float">
            <text:p>98,94</text:p>
          </table:table-cell>
          <table:table-cell table:formula="of:=[.$I$3]*[.C145]+(1-[.$I$3])*([.D144]+[.E144])" office:value-type="float" office:value="98.9220668469996" calcext:value-type="float">
            <text:p>98,9220668469996</text:p>
          </table:table-cell>
          <table:table-cell table:formula="of:=[.$J$3]*([.D145]-[.D144])+(1-[.$J$3])*[.E144]" office:value-type="float" office:value="-0.00456558156702782" calcext:value-type="float">
            <text:p>-0,004565581567028</text:p>
          </table:table-cell>
          <table:table-cell table:formula="of:=[.D144]+[.E144]" office:value-type="float" office:value="98.820445646664" calcext:value-type="float">
            <text:p>98,820445646664</text:p>
          </table:table-cell>
          <table:table-cell table:formula="of:=[.C145]-[.F145]" office:value-type="float" office:value="0.119554353335985" calcext:value-type="float">
            <text:p>0,119554353335985</text:p>
          </table:table-cell>
          <table:table-cell table:formula="of:=ABS([.G145]/[.C145])" office:value-type="float" office:value="0.00120835206525152" calcext:value-type="float">
            <text:p>0,0012083520652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11</text:p>
          </table:table-cell>
          <table:table-cell office:value-type="float" office:value="143" calcext:value-type="float">
            <text:p>143</text:p>
          </table:table-cell>
          <table:table-cell office:value-type="float" office:value="98.84" calcext:value-type="float">
            <text:p>98,84</text:p>
          </table:table-cell>
          <table:table-cell table:formula="of:=[.$I$3]*[.C146]+(1-[.$I$3])*([.D145]+[.E145])" office:value-type="float" office:value="98.8516251898149" calcext:value-type="float">
            <text:p>98,8516251898149</text:p>
          </table:table-cell>
          <table:table-cell table:formula="of:=[.$J$3]*([.D146]-[.D145])+(1-[.$J$3])*[.E145]" office:value-type="float" office:value="-0.0243284042523343" calcext:value-type="float">
            <text:p>-0,024328404252334</text:p>
          </table:table-cell>
          <table:table-cell table:formula="of:=[.D145]+[.E145]" office:value-type="float" office:value="98.9175012654326" calcext:value-type="float">
            <text:p>98,9175012654326</text:p>
          </table:table-cell>
          <table:table-cell table:formula="of:=[.C146]-[.F146]" office:value-type="float" office:value="-0.0775012654325735" calcext:value-type="float">
            <text:p>-0,077501265432574</text:p>
          </table:table-cell>
          <table:table-cell table:formula="of:=ABS([.G146]/[.C146])" office:value-type="float" office:value="0.000784108310730205" calcext:value-type="float">
            <text:p>0,000784108310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6-12</text:p>
          </table:table-cell>
          <table:table-cell office:value-type="float" office:value="144" calcext:value-type="float">
            <text:p>144</text:p>
          </table:table-cell>
          <table:table-cell office:value-type="float" office:value="99.02" calcext:value-type="float">
            <text:p>99,02</text:p>
          </table:table-cell>
          <table:table-cell table:formula="of:=[.$I$3]*[.C147]+(1-[.$I$3])*([.D146]+[.E146])" office:value-type="float" office:value="98.9910945178344" calcext:value-type="float">
            <text:p>98,9910945178344</text:p>
          </table:table-cell>
          <table:table-cell table:formula="of:=[.$J$3]*([.D147]-[.D146])+(1-[.$J$3])*[.E146]" office:value-type="float" office:value="0.0248109154292121" calcext:value-type="float">
            <text:p>0,024810915429212</text:p>
          </table:table-cell>
          <table:table-cell table:formula="of:=[.D146]+[.E146]" office:value-type="float" office:value="98.8272967855626" calcext:value-type="float">
            <text:p>98,8272967855626</text:p>
          </table:table-cell>
          <table:table-cell table:formula="of:=[.C147]-[.F147]" office:value-type="float" office:value="0.192703214437444" calcext:value-type="float">
            <text:p>0,192703214437444</text:p>
          </table:table-cell>
          <table:table-cell table:formula="of:=ABS([.G147]/[.C147])" office:value-type="float" office:value="0.00194610396321393" calcext:value-type="float">
            <text:p>0,0019461039632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1</text:p>
          </table:table-cell>
          <table:table-cell office:value-type="float" office:value="145" calcext:value-type="float">
            <text:p>145</text:p>
          </table:table-cell>
          <table:table-cell office:value-type="float" office:value="98.77" calcext:value-type="float">
            <text:p>98,77</text:p>
          </table:table-cell>
          <table:table-cell table:formula="of:=[.$I$3]*[.C148]+(1-[.$I$3])*([.D147]+[.E147])" office:value-type="float" office:value="98.8068858149895" calcext:value-type="float">
            <text:p>98,8068858149895</text:p>
          </table:table-cell>
          <table:table-cell table:formula="of:=[.$J$3]*([.D148]-[.D147])+(1-[.$J$3])*[.E147]" office:value-type="float" office:value="-0.0378949700530041" calcext:value-type="float">
            <text:p>-0,037894970053004</text:p>
          </table:table-cell>
          <table:table-cell table:formula="of:=[.D147]+[.E147]" office:value-type="float" office:value="99.0159054332636" calcext:value-type="float">
            <text:p>99,0159054332636</text:p>
          </table:table-cell>
          <table:table-cell table:formula="of:=[.C148]-[.F148]" office:value-type="float" office:value="-0.245905433263587" calcext:value-type="float">
            <text:p>-0,245905433263587</text:p>
          </table:table-cell>
          <table:table-cell table:formula="of:=ABS([.G148]/[.C148])" office:value-type="float" office:value="0.00248967736421573" calcext:value-type="float">
            <text:p>0,0024896773642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2</text:p>
          </table:table-cell>
          <table:table-cell office:value-type="float" office:value="146" calcext:value-type="float">
            <text:p>146</text:p>
          </table:table-cell>
          <table:table-cell office:value-type="float" office:value="98.79" calcext:value-type="float">
            <text:p>98,79</text:p>
          </table:table-cell>
          <table:table-cell table:formula="of:=[.$I$3]*[.C149]+(1-[.$I$3])*([.D148]+[.E148])" office:value-type="float" office:value="98.7868486267405" calcext:value-type="float">
            <text:p>98,7868486267405</text:p>
          </table:table-cell>
          <table:table-cell table:formula="of:=[.$J$3]*([.D149]-[.D148])+(1-[.$J$3])*[.E148]" office:value-type="float" office:value="-0.0325376355118132" calcext:value-type="float">
            <text:p>-0,032537635511813</text:p>
          </table:table-cell>
          <table:table-cell table:formula="of:=[.D148]+[.E148]" office:value-type="float" office:value="98.7689908449365" calcext:value-type="float">
            <text:p>98,7689908449365</text:p>
          </table:table-cell>
          <table:table-cell table:formula="of:=[.C149]-[.F149]" office:value-type="float" office:value="0.0210091550634814" calcext:value-type="float">
            <text:p>0,021009155063482</text:p>
          </table:table-cell>
          <table:table-cell table:formula="of:=ABS([.G149]/[.C149])" office:value-type="float" office:value="0.00021266479465008" calcext:value-type="float">
            <text:p>0,000212664794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3</text:p>
          </table:table-cell>
          <table:table-cell office:value-type="float" office:value="147" calcext:value-type="float">
            <text:p>147</text:p>
          </table:table-cell>
          <table:table-cell office:value-type="float" office:value="98.77" calcext:value-type="float">
            <text:p>98,77</text:p>
          </table:table-cell>
          <table:table-cell table:formula="of:=[.$I$3]*[.C150]+(1-[.$I$3])*([.D149]+[.E149])" office:value-type="float" office:value="98.7676466486843" calcext:value-type="float">
            <text:p>98,7676466486843</text:p>
          </table:table-cell>
          <table:table-cell table:formula="of:=[.$J$3]*([.D150]-[.D149])+(1-[.$J$3])*[.E149]" office:value-type="float" office:value="-0.0285369382751256" calcext:value-type="float">
            <text:p>-0,028536938275126</text:p>
          </table:table-cell>
          <table:table-cell table:formula="of:=[.D149]+[.E149]" office:value-type="float" office:value="98.7543109912287" calcext:value-type="float">
            <text:p>98,7543109912287</text:p>
          </table:table-cell>
          <table:table-cell table:formula="of:=[.C150]-[.F150]" office:value-type="float" office:value="0.015689008771318" calcext:value-type="float">
            <text:p>0,015689008771318</text:p>
          </table:table-cell>
          <table:table-cell table:formula="of:=ABS([.G150]/[.C150])" office:value-type="float" office:value="0.000158843867280733" calcext:value-type="float">
            <text:p>0,0001588438672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4</text:p>
          </table:table-cell>
          <table:table-cell office:value-type="float" office:value="148" calcext:value-type="float">
            <text:p>148</text:p>
          </table:table-cell>
          <table:table-cell office:value-type="float" office:value="98.59" calcext:value-type="float">
            <text:p>98,59</text:p>
          </table:table-cell>
          <table:table-cell table:formula="of:=[.$I$3]*[.C151]+(1-[.$I$3])*([.D150]+[.E150])" office:value-type="float" office:value="98.6123664565614" calcext:value-type="float">
            <text:p>98,6123664565614</text:p>
          </table:table-cell>
          <table:table-cell table:formula="of:=[.$J$3]*([.D151]-[.D150])+(1-[.$J$3])*[.E150]" office:value-type="float" office:value="-0.0665599144294627" calcext:value-type="float">
            <text:p>-0,066559914429463</text:p>
          </table:table-cell>
          <table:table-cell table:formula="of:=[.D150]+[.E150]" office:value-type="float" office:value="98.7391097104092" calcext:value-type="float">
            <text:p>98,7391097104092</text:p>
          </table:table-cell>
          <table:table-cell table:formula="of:=[.C151]-[.F151]" office:value-type="float" office:value="-0.149109710409178" calcext:value-type="float">
            <text:p>-0,149109710409178</text:p>
          </table:table-cell>
          <table:table-cell table:formula="of:=ABS([.G151]/[.C151])" office:value-type="float" office:value="0.00151242225792857" calcext:value-type="float">
            <text:p>0,00151242225792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5</text:p>
          </table:table-cell>
          <table:table-cell office:value-type="float" office:value="149" calcext:value-type="float">
            <text:p>149</text:p>
          </table:table-cell>
          <table:table-cell office:value-type="float" office:value="98.44" calcext:value-type="float">
            <text:p>98,44</text:p>
          </table:table-cell>
          <table:table-cell table:formula="of:=[.$I$3]*[.C152]+(1-[.$I$3])*([.D151]+[.E151])" office:value-type="float" office:value="98.4558709813198" calcext:value-type="float">
            <text:p>98,4558709813198</text:p>
          </table:table-cell>
          <table:table-cell table:formula="of:=[.$J$3]*([.D152]-[.D151])+(1-[.$J$3])*[.E151]" office:value-type="float" office:value="-0.0935405826731078" calcext:value-type="float">
            <text:p>-0,093540582673108</text:p>
          </table:table-cell>
          <table:table-cell table:formula="of:=[.D151]+[.E151]" office:value-type="float" office:value="98.5458065421319" calcext:value-type="float">
            <text:p>98,5458065421319</text:p>
          </table:table-cell>
          <table:table-cell table:formula="of:=[.C152]-[.F152]" office:value-type="float" office:value="-0.10580654213193" calcext:value-type="float">
            <text:p>-0,10580654213193</text:p>
          </table:table-cell>
          <table:table-cell table:formula="of:=ABS([.G152]/[.C152])" office:value-type="float" office:value="0.0010748328132053" calcext:value-type="float">
            <text:p>0,0010748328132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6</text:p>
          </table:table-cell>
          <table:table-cell office:value-type="float" office:value="150" calcext:value-type="float">
            <text:p>150</text:p>
          </table:table-cell>
          <table:table-cell office:value-type="float" office:value="98.72" calcext:value-type="float">
            <text:p>98,72</text:p>
          </table:table-cell>
          <table:table-cell table:formula="of:=[.$I$3]*[.C153]+(1-[.$I$3])*([.D152]+[.E152])" office:value-type="float" office:value="98.666349559797" calcext:value-type="float">
            <text:p>98,666349559797</text:p>
          </table:table-cell>
          <table:table-cell table:formula="of:=[.$J$3]*([.D153]-[.D152])+(1-[.$J$3])*[.E152]" office:value-type="float" office:value="-0.00233483432800886" calcext:value-type="float">
            <text:p>-0,002334834328009</text:p>
          </table:table-cell>
          <table:table-cell table:formula="of:=[.D152]+[.E152]" office:value-type="float" office:value="98.3623303986467" calcext:value-type="float">
            <text:p>98,3623303986467</text:p>
          </table:table-cell>
          <table:table-cell table:formula="of:=[.C153]-[.F153]" office:value-type="float" office:value="0.357669601353336" calcext:value-type="float">
            <text:p>0,357669601353336</text:p>
          </table:table-cell>
          <table:table-cell table:formula="of:=ABS([.G153]/[.C153])" office:value-type="float" office:value="0.00362307132651273" calcext:value-type="float">
            <text:p>0,0036230713265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7</text:p>
          </table:table-cell>
          <table:table-cell office:value-type="float" office:value="151" calcext:value-type="float">
            <text:p>151</text:p>
          </table:table-cell>
          <table:table-cell office:value-type="float" office:value="98.77" calcext:value-type="float">
            <text:p>98,77</text:p>
          </table:table-cell>
          <table:table-cell table:formula="of:=[.$I$3]*[.C154]+(1-[.$I$3])*([.D153]+[.E153])" office:value-type="float" office:value="98.7541022088204" calcext:value-type="float">
            <text:p>98,7541022088204</text:p>
          </table:table-cell>
          <table:table-cell table:formula="of:=[.$J$3]*([.D154]-[.D153])+(1-[.$J$3])*[.E153]" office:value-type="float" office:value="0.0246914106773969" calcext:value-type="float">
            <text:p>0,024691410677397</text:p>
          </table:table-cell>
          <table:table-cell table:formula="of:=[.D153]+[.E153]" office:value-type="float" office:value="98.664014725469" calcext:value-type="float">
            <text:p>98,664014725469</text:p>
          </table:table-cell>
          <table:table-cell table:formula="of:=[.C154]-[.F154]" office:value-type="float" office:value="0.105985274531008" calcext:value-type="float">
            <text:p>0,105985274531008</text:p>
          </table:table-cell>
          <table:table-cell table:formula="of:=ABS([.G154]/[.C154])" office:value-type="float" office:value="0.00107305127600494" calcext:value-type="float">
            <text:p>0,0010730512760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8</text:p>
          </table:table-cell>
          <table:table-cell office:value-type="float" office:value="152" calcext:value-type="float">
            <text:p>152</text:p>
          </table:table-cell>
          <table:table-cell office:value-type="float" office:value="98.94" calcext:value-type="float">
            <text:p>98,94</text:p>
          </table:table-cell>
          <table:table-cell table:formula="of:=[.$I$3]*[.C155]+(1-[.$I$3])*([.D154]+[.E154])" office:value-type="float" office:value="98.9158190429247" calcext:value-type="float">
            <text:p>98,9158190429247</text:p>
          </table:table-cell>
          <table:table-cell table:formula="of:=[.$J$3]*([.D155]-[.D154])+(1-[.$J$3])*[.E154]" office:value-type="float" office:value="0.0657990377054712" calcext:value-type="float">
            <text:p>0,065799037705471</text:p>
          </table:table-cell>
          <table:table-cell table:formula="of:=[.D154]+[.E154]" office:value-type="float" office:value="98.7787936194977" calcext:value-type="float">
            <text:p>98,7787936194977</text:p>
          </table:table-cell>
          <table:table-cell table:formula="of:=[.C155]-[.F155]" office:value-type="float" office:value="0.161206380502264" calcext:value-type="float">
            <text:p>0,161206380502264</text:p>
          </table:table-cell>
          <table:table-cell table:formula="of:=ABS([.G155]/[.C155])" office:value-type="float" office:value="0.00162933475340878" calcext:value-type="float">
            <text:p>0,0016293347534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09</text:p>
          </table:table-cell>
          <table:table-cell office:value-type="float" office:value="153" calcext:value-type="float">
            <text:p>153</text:p>
          </table:table-cell>
          <table:table-cell office:value-type="float" office:value="98.59" calcext:value-type="float">
            <text:p>98,59</text:p>
          </table:table-cell>
          <table:table-cell table:formula="of:=[.$I$3]*[.C156]+(1-[.$I$3])*([.D155]+[.E155])" office:value-type="float" office:value="98.6487427120945" calcext:value-type="float">
            <text:p>98,6487427120945</text:p>
          </table:table-cell>
          <table:table-cell table:formula="of:=[.$J$3]*([.D156]-[.D155])+(1-[.$J$3])*[.E155]" office:value-type="float" office:value="-0.0340635728552068" calcext:value-type="float">
            <text:p>-0,034063572855207</text:p>
          </table:table-cell>
          <table:table-cell table:formula="of:=[.D155]+[.E155]" office:value-type="float" office:value="98.9816180806301" calcext:value-type="float">
            <text:p>98,9816180806301</text:p>
          </table:table-cell>
          <table:table-cell table:formula="of:=[.C156]-[.F156]" office:value-type="float" office:value="-0.391618080630124" calcext:value-type="float">
            <text:p>-0,391618080630124</text:p>
          </table:table-cell>
          <table:table-cell table:formula="of:=ABS([.G156]/[.C156])" office:value-type="float" office:value="0.00397218866649888" calcext:value-type="float">
            <text:p>0,0039721886664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10</text:p>
          </table:table-cell>
          <table:table-cell office:value-type="float" office:value="154" calcext:value-type="float">
            <text:p>154</text:p>
          </table:table-cell>
          <table:table-cell office:value-type="float" office:value="98.78" calcext:value-type="float">
            <text:p>98,78</text:p>
          </table:table-cell>
          <table:table-cell table:formula="of:=[.$I$3]*[.C157]+(1-[.$I$3])*([.D156]+[.E156])" office:value-type="float" office:value="98.7552018708859" calcext:value-type="float">
            <text:p>98,7552018708859</text:p>
          </table:table-cell>
          <table:table-cell table:formula="of:=[.$J$3]*([.D157]-[.D156])+(1-[.$J$3])*[.E156]" office:value-type="float" office:value="0.00809324663876531" calcext:value-type="float">
            <text:p>0,008093246638765</text:p>
          </table:table-cell>
          <table:table-cell table:formula="of:=[.D156]+[.E156]" office:value-type="float" office:value="98.6146791392393" calcext:value-type="float">
            <text:p>98,6146791392393</text:p>
          </table:table-cell>
          <table:table-cell table:formula="of:=[.C157]-[.F157]" office:value-type="float" office:value="0.165320860760673" calcext:value-type="float">
            <text:p>0,165320860760673</text:p>
          </table:table-cell>
          <table:table-cell table:formula="of:=ABS([.G157]/[.C157])" office:value-type="float" office:value="0.00167362685524066" calcext:value-type="float">
            <text:p>0,0016736268552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11</text:p>
          </table:table-cell>
          <table:table-cell office:value-type="float" office:value="155" calcext:value-type="float">
            <text:p>155</text:p>
          </table:table-cell>
          <table:table-cell office:value-type="float" office:value="98.63" calcext:value-type="float">
            <text:p>98,63</text:p>
          </table:table-cell>
          <table:table-cell table:formula="of:=[.$I$3]*[.C158]+(1-[.$I$3])*([.D157]+[.E157])" office:value-type="float" office:value="98.6499942676287" calcext:value-type="float">
            <text:p>98,6499942676287</text:p>
          </table:table-cell>
          <table:table-cell table:formula="of:=[.$J$3]*([.D158]-[.D157])+(1-[.$J$3])*[.E157]" office:value-type="float" office:value="-0.025897008330024" calcext:value-type="float">
            <text:p>-0,025897008330024</text:p>
          </table:table-cell>
          <table:table-cell table:formula="of:=[.D157]+[.E157]" office:value-type="float" office:value="98.7632951175247" calcext:value-type="float">
            <text:p>98,7632951175247</text:p>
          </table:table-cell>
          <table:table-cell table:formula="of:=[.C158]-[.F158]" office:value-type="float" office:value="-0.133295117524668" calcext:value-type="float">
            <text:p>-0,133295117524668</text:p>
          </table:table-cell>
          <table:table-cell table:formula="of:=ABS([.G158]/[.C158])" office:value-type="float" office:value="0.00135146626305047" calcext:value-type="float">
            <text:p>0,001351466263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7-12</text:p>
          </table:table-cell>
          <table:table-cell office:value-type="float" office:value="156" calcext:value-type="float">
            <text:p>156</text:p>
          </table:table-cell>
          <table:table-cell office:value-type="float" office:value="98.78" calcext:value-type="float">
            <text:p>98,78</text:p>
          </table:table-cell>
          <table:table-cell table:formula="of:=[.$I$3]*[.C159]+(1-[.$I$3])*([.D158]+[.E158])" office:value-type="float" office:value="98.7566145888948" calcext:value-type="float">
            <text:p>98,7566145888948</text:p>
          </table:table-cell>
          <table:table-cell table:formula="of:=[.$J$3]*([.D159]-[.D158])+(1-[.$J$3])*[.E158]" office:value-type="float" office:value="0.0138581905488109" calcext:value-type="float">
            <text:p>0,013858190548811</text:p>
          </table:table-cell>
          <table:table-cell table:formula="of:=[.D158]+[.E158]" office:value-type="float" office:value="98.6240972592987" calcext:value-type="float">
            <text:p>98,6240972592987</text:p>
          </table:table-cell>
          <table:table-cell table:formula="of:=[.C159]-[.F159]" office:value-type="float" office:value="0.155902740701322" calcext:value-type="float">
            <text:p>0,155902740701322</text:p>
          </table:table-cell>
          <table:table-cell table:formula="of:=ABS([.G159]/[.C159])" office:value-type="float" office:value="0.00157828245293907" calcext:value-type="float">
            <text:p>0,0015782824529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1</text:p>
          </table:table-cell>
          <table:table-cell office:value-type="float" office:value="157" calcext:value-type="float">
            <text:p>157</text:p>
          </table:table-cell>
          <table:table-cell office:value-type="float" office:value="98.59" calcext:value-type="float">
            <text:p>98,59</text:p>
          </table:table-cell>
          <table:table-cell table:formula="of:=[.$I$3]*[.C160]+(1-[.$I$3])*([.D159]+[.E159])" office:value-type="float" office:value="98.6170709169165" calcext:value-type="float">
            <text:p>98,6170709169165</text:p>
          </table:table-cell>
          <table:table-cell table:formula="of:=[.$J$3]*([.D160]-[.D159])+(1-[.$J$3])*[.E159]" office:value-type="float" office:value="-0.0321623682093059" calcext:value-type="float">
            <text:p>-0,032162368209306</text:p>
          </table:table-cell>
          <table:table-cell table:formula="of:=[.D159]+[.E159]" office:value-type="float" office:value="98.7704727794436" calcext:value-type="float">
            <text:p>98,7704727794436</text:p>
          </table:table-cell>
          <table:table-cell table:formula="of:=[.C160]-[.F160]" office:value-type="float" office:value="-0.180472779443605" calcext:value-type="float">
            <text:p>-0,180472779443605</text:p>
          </table:table-cell>
          <table:table-cell table:formula="of:=ABS([.G160]/[.C160])" office:value-type="float" office:value="0.00183053838567405" calcext:value-type="float">
            <text:p>0,0018305383856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2</text:p>
          </table:table-cell>
          <table:table-cell office:value-type="float" office:value="158" calcext:value-type="float">
            <text:p>158</text:p>
          </table:table-cell>
          <table:table-cell office:value-type="float" office:value="98.69" calcext:value-type="float">
            <text:p>98,69</text:p>
          </table:table-cell>
          <table:table-cell table:formula="of:=[.$I$3]*[.C161]+(1-[.$I$3])*([.D160]+[.E160])" office:value-type="float" office:value="98.6742362823061" calcext:value-type="float">
            <text:p>98,6742362823061</text:p>
          </table:table-cell>
          <table:table-cell table:formula="of:=[.$J$3]*([.D161]-[.D160])+(1-[.$J$3])*[.E160]" office:value-type="float" office:value="-0.00536404812965311" calcext:value-type="float">
            <text:p>-0,005364048129653</text:p>
          </table:table-cell>
          <table:table-cell table:formula="of:=[.D160]+[.E160]" office:value-type="float" office:value="98.5849085487073" calcext:value-type="float">
            <text:p>98,5849085487073</text:p>
          </table:table-cell>
          <table:table-cell table:formula="of:=[.C161]-[.F161]" office:value-type="float" office:value="0.105091451292751" calcext:value-type="float">
            <text:p>0,105091451292751</text:p>
          </table:table-cell>
          <table:table-cell table:formula="of:=ABS([.G161]/[.C161])" office:value-type="float" office:value="0.00106486423439812" calcext:value-type="float">
            <text:p>0,0010648642343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3</text:p>
          </table:table-cell>
          <table:table-cell office:value-type="float" office:value="159" calcext:value-type="float">
            <text:p>159</text:p>
          </table:table-cell>
          <table:table-cell office:value-type="float" office:value="98.7" calcext:value-type="float">
            <text:p>98,7</text:p>
          </table:table-cell>
          <table:table-cell table:formula="of:=[.$I$3]*[.C162]+(1-[.$I$3])*([.D161]+[.E161])" office:value-type="float" office:value="98.6953308351265" calcext:value-type="float">
            <text:p>98,6953308351265</text:p>
          </table:table-cell>
          <table:table-cell table:formula="of:=[.$J$3]*([.D162]-[.D161])+(1-[.$J$3])*[.E161]" office:value-type="float" office:value="0.00257353215535878" calcext:value-type="float">
            <text:p>0,002573532155359</text:p>
          </table:table-cell>
          <table:table-cell table:formula="of:=[.D161]+[.E161]" office:value-type="float" office:value="98.6688722341764" calcext:value-type="float">
            <text:p>98,6688722341764</text:p>
          </table:table-cell>
          <table:table-cell table:formula="of:=[.C162]-[.F162]" office:value-type="float" office:value="0.0311277658235696" calcext:value-type="float">
            <text:p>0,03112776582357</text:p>
          </table:table-cell>
          <table:table-cell table:formula="of:=ABS([.G162]/[.C162])" office:value-type="float" office:value="0.000315377566601515" calcext:value-type="float">
            <text:p>0,0003153775666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4</text:p>
          </table:table-cell>
          <table:table-cell office:value-type="float" office:value="160" calcext:value-type="float">
            <text:p>160</text:p>
          </table:table-cell>
          <table:table-cell office:value-type="float" office:value="98.65" calcext:value-type="float">
            <text:p>98,65</text:p>
          </table:table-cell>
          <table:table-cell table:formula="of:=[.$I$3]*[.C163]+(1-[.$I$3])*([.D162]+[.E162])" office:value-type="float" office:value="98.6571856550923" calcext:value-type="float">
            <text:p>98,6571856550923</text:p>
          </table:table-cell>
          <table:table-cell table:formula="of:=[.$J$3]*([.D163]-[.D162])+(1-[.$J$3])*[.E162]" office:value-type="float" office:value="-0.00964208150150648" calcext:value-type="float">
            <text:p>-0,009642081501506</text:p>
          </table:table-cell>
          <table:table-cell table:formula="of:=[.D162]+[.E162]" office:value-type="float" office:value="98.6979043672818" calcext:value-type="float">
            <text:p>98,6979043672818</text:p>
          </table:table-cell>
          <table:table-cell table:formula="of:=[.C163]-[.F163]" office:value-type="float" office:value="-0.0479043672818165" calcext:value-type="float">
            <text:p>-0,047904367281817</text:p>
          </table:table-cell>
          <table:table-cell table:formula="of:=ABS([.G163]/[.C163])" office:value-type="float" office:value="0.000485599262866867" calcext:value-type="float">
            <text:p>0,0004855992628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5</text:p>
          </table:table-cell>
          <table:table-cell office:value-type="float" office:value="161" calcext:value-type="float">
            <text:p>161</text:p>
          </table:table-cell>
          <table:table-cell office:value-type="float" office:value="98.63" calcext:value-type="float">
            <text:p>98,63</text:p>
          </table:table-cell>
          <table:table-cell table:formula="of:=[.$I$3]*[.C164]+(1-[.$I$3])*([.D163]+[.E163])" office:value-type="float" office:value="98.6326315360386" calcext:value-type="float">
            <text:p>98,6326315360386</text:p>
          </table:table-cell>
          <table:table-cell table:formula="of:=[.$J$3]*([.D164]-[.D163])+(1-[.$J$3])*[.E163]" office:value-type="float" office:value="-0.0141156927671529" calcext:value-type="float">
            <text:p>-0,014115692767153</text:p>
          </table:table-cell>
          <table:table-cell table:formula="of:=[.D163]+[.E163]" office:value-type="float" office:value="98.6475435735908" calcext:value-type="float">
            <text:p>98,6475435735908</text:p>
          </table:table-cell>
          <table:table-cell table:formula="of:=[.C164]-[.F164]" office:value-type="float" office:value="-0.0175435735907712" calcext:value-type="float">
            <text:p>-0,017543573590771</text:p>
          </table:table-cell>
          <table:table-cell table:formula="of:=ABS([.G164]/[.C164])" office:value-type="float" office:value="0.000177872590396139" calcext:value-type="float">
            <text:p>0,0001778725903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6</text:p>
          </table:table-cell>
          <table:table-cell office:value-type="float" office:value="162" calcext:value-type="float">
            <text:p>162</text:p>
          </table:table-cell>
          <table:table-cell office:value-type="float" office:value="98.32" calcext:value-type="float">
            <text:p>98,32</text:p>
          </table:table-cell>
          <table:table-cell table:formula="of:=[.$I$3]*[.C165]+(1-[.$I$3])*([.D164]+[.E164])" office:value-type="float" office:value="98.3647773764907" calcext:value-type="float">
            <text:p>98,3647773764907</text:p>
          </table:table-cell>
          <table:table-cell table:formula="of:=[.$J$3]*([.D165]-[.D164])+(1-[.$J$3])*[.E164]" office:value-type="float" office:value="-0.0902372328013797" calcext:value-type="float">
            <text:p>-0,09023723280138</text:p>
          </table:table-cell>
          <table:table-cell table:formula="of:=[.D164]+[.E164]" office:value-type="float" office:value="98.6185158432715" calcext:value-type="float">
            <text:p>98,6185158432715</text:p>
          </table:table-cell>
          <table:table-cell table:formula="of:=[.C165]-[.F165]" office:value-type="float" office:value="-0.298515843271474" calcext:value-type="float">
            <text:p>-0,298515843271474</text:p>
          </table:table-cell>
          <table:table-cell table:formula="of:=ABS([.G165]/[.C165])" office:value-type="float" office:value="0.00303616602188236" calcext:value-type="float">
            <text:p>0,0030361660218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7</text:p>
          </table:table-cell>
          <table:table-cell office:value-type="float" office:value="163" calcext:value-type="float">
            <text:p>163</text:p>
          </table:table-cell>
          <table:table-cell office:value-type="float" office:value="98.19" calcext:value-type="float">
            <text:p>98,19</text:p>
          </table:table-cell>
          <table:table-cell table:formula="of:=[.$I$3]*[.C166]+(1-[.$I$3])*([.D165]+[.E165])" office:value-type="float" office:value="98.2026810215534" calcext:value-type="float">
            <text:p>98,2026810215534</text:p>
          </table:table-cell>
          <table:table-cell table:formula="of:=[.$J$3]*([.D166]-[.D165])+(1-[.$J$3])*[.E165]" office:value-type="float" office:value="-0.111794969442157" calcext:value-type="float">
            <text:p>-0,111794969442157</text:p>
          </table:table-cell>
          <table:table-cell table:formula="of:=[.D165]+[.E165]" office:value-type="float" office:value="98.2745401436893" calcext:value-type="float">
            <text:p>98,2745401436893</text:p>
          </table:table-cell>
          <table:table-cell table:formula="of:=[.C166]-[.F166]" office:value-type="float" office:value="-0.0845401436893241" calcext:value-type="float">
            <text:p>-0,084540143689324</text:p>
          </table:table-cell>
          <table:table-cell table:formula="of:=ABS([.G166]/[.C166])" office:value-type="float" office:value="0.000860985270285407" calcext:value-type="float">
            <text:p>0,0008609852702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8</text:p>
          </table:table-cell>
          <table:table-cell office:value-type="float" office:value="164" calcext:value-type="float">
            <text:p>164</text:p>
          </table:table-cell>
          <table:table-cell office:value-type="float" office:value="98.41" calcext:value-type="float">
            <text:p>98,41</text:p>
          </table:table-cell>
          <table:table-cell table:formula="of:=[.$I$3]*[.C167]+(1-[.$I$3])*([.D166]+[.E166])" office:value-type="float" office:value="98.3621329078167" calcext:value-type="float">
            <text:p>98,3621329078167</text:p>
          </table:table-cell>
          <table:table-cell table:formula="of:=[.$J$3]*([.D167]-[.D166])+(1-[.$J$3])*[.E166]" office:value-type="float" office:value="-0.0304209127305248" calcext:value-type="float">
            <text:p>-0,030420912730525</text:p>
          </table:table-cell>
          <table:table-cell table:formula="of:=[.D166]+[.E166]" office:value-type="float" office:value="98.0908860521113" calcext:value-type="float">
            <text:p>98,0908860521113</text:p>
          </table:table-cell>
          <table:table-cell table:formula="of:=[.C167]-[.F167]" office:value-type="float" office:value="0.319113947888752" calcext:value-type="float">
            <text:p>0,319113947888752</text:p>
          </table:table-cell>
          <table:table-cell table:formula="of:=ABS([.G167]/[.C167])" office:value-type="float" office:value="0.00324269838318008" calcext:value-type="float">
            <text:p>0,0032426983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09</text:p>
          </table:table-cell>
          <table:table-cell office:value-type="float" office:value="165" calcext:value-type="float">
            <text:p>165</text:p>
          </table:table-cell>
          <table:table-cell office:value-type="float" office:value="98.11" calcext:value-type="float">
            <text:p>98,11</text:p>
          </table:table-cell>
          <table:table-cell table:formula="of:=[.$I$3]*[.C168]+(1-[.$I$3])*([.D167]+[.E167])" office:value-type="float" office:value="98.1432567992629" calcext:value-type="float">
            <text:p>98,1432567992629</text:p>
          </table:table-cell>
          <table:table-cell table:formula="of:=[.$J$3]*([.D168]-[.D167])+(1-[.$J$3])*[.E167]" office:value-type="float" office:value="-0.0869574714774947" calcext:value-type="float">
            <text:p>-0,086957471477495</text:p>
          </table:table-cell>
          <table:table-cell table:formula="of:=[.D167]+[.E167]" office:value-type="float" office:value="98.3317119950862" calcext:value-type="float">
            <text:p>98,3317119950862</text:p>
          </table:table-cell>
          <table:table-cell table:formula="of:=[.C168]-[.F168]" office:value-type="float" office:value="-0.221711995086167" calcext:value-type="float">
            <text:p>-0,221711995086167</text:p>
          </table:table-cell>
          <table:table-cell table:formula="of:=ABS([.G168]/[.C168])" office:value-type="float" office:value="0.00225983075207591" calcext:value-type="float">
            <text:p>0,0022598307520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10</text:p>
          </table:table-cell>
          <table:table-cell office:value-type="float" office:value="166" calcext:value-type="float">
            <text:p>166</text:p>
          </table:table-cell>
          <table:table-cell office:value-type="float" office:value="98.18" calcext:value-type="float">
            <text:p>98,18</text:p>
          </table:table-cell>
          <table:table-cell table:formula="of:=[.$I$3]*[.C169]+(1-[.$I$3])*([.D168]+[.E168])" office:value-type="float" office:value="98.1614448991678" calcext:value-type="float">
            <text:p>98,1614448991678</text:p>
          </table:table-cell>
          <table:table-cell table:formula="of:=[.$J$3]*([.D169]-[.D168])+(1-[.$J$3])*[.E168]" office:value-type="float" office:value="-0.0554138000627793" calcext:value-type="float">
            <text:p>-0,055413800062779</text:p>
          </table:table-cell>
          <table:table-cell table:formula="of:=[.D168]+[.E168]" office:value-type="float" office:value="98.0562993277854" calcext:value-type="float">
            <text:p>98,0562993277854</text:p>
          </table:table-cell>
          <table:table-cell table:formula="of:=[.C169]-[.F169]" office:value-type="float" office:value="0.123700672214568" calcext:value-type="float">
            <text:p>0,123700672214568</text:p>
          </table:table-cell>
          <table:table-cell table:formula="of:=ABS([.G169]/[.C169])" office:value-type="float" office:value="0.00125993758621479" calcext:value-type="float">
            <text:p>0,00125993758621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11</text:p>
          </table:table-cell>
          <table:table-cell office:value-type="float" office:value="167" calcext:value-type="float">
            <text:p>167</text:p>
          </table:table-cell>
          <table:table-cell office:value-type="float" office:value="98.26" calcext:value-type="float">
            <text:p>98,26</text:p>
          </table:table-cell>
          <table:table-cell table:formula="of:=[.$I$3]*[.C170]+(1-[.$I$3])*([.D169]+[.E169])" office:value-type="float" office:value="98.2369046648658" calcext:value-type="float">
            <text:p>98,2369046648658</text:p>
          </table:table-cell>
          <table:table-cell table:formula="of:=[.$J$3]*([.D170]-[.D169])+(1-[.$J$3])*[.E169]" office:value-type="float" office:value="-0.0161517303345627" calcext:value-type="float">
            <text:p>-0,016151730334563</text:p>
          </table:table-cell>
          <table:table-cell table:formula="of:=[.D169]+[.E169]" office:value-type="float" office:value="98.106031099105" calcext:value-type="float">
            <text:p>98,106031099105</text:p>
          </table:table-cell>
          <table:table-cell table:formula="of:=[.C170]-[.F170]" office:value-type="float" office:value="0.153968900894967" calcext:value-type="float">
            <text:p>0,153968900894967</text:p>
          </table:table-cell>
          <table:table-cell table:formula="of:=ABS([.G170]/[.C170])" office:value-type="float" office:value="0.00156695400870106" calcext:value-type="float">
            <text:p>0,0015669540087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8-12</text:p>
          </table:table-cell>
          <table:table-cell office:value-type="float" office:value="168" calcext:value-type="float">
            <text:p>168</text:p>
          </table:table-cell>
          <table:table-cell office:value-type="float" office:value="98.66" calcext:value-type="float">
            <text:p>98,66</text:p>
          </table:table-cell>
          <table:table-cell table:formula="of:=[.$I$3]*[.C171]+(1-[.$I$3])*([.D170]+[.E170])" office:value-type="float" office:value="98.5941129401797" calcext:value-type="float">
            <text:p>98,5941129401797</text:p>
          </table:table-cell>
          <table:table-cell table:formula="of:=[.$J$3]*([.D171]-[.D170])+(1-[.$J$3])*[.E170]" office:value-type="float" office:value="0.0958562713599787" calcext:value-type="float">
            <text:p>0,095856271359979</text:p>
          </table:table-cell>
          <table:table-cell table:formula="of:=[.D170]+[.E170]" office:value-type="float" office:value="98.2207529345312" calcext:value-type="float">
            <text:p>98,2207529345312</text:p>
          </table:table-cell>
          <table:table-cell table:formula="of:=[.C171]-[.F171]" office:value-type="float" office:value="0.439247065468791" calcext:value-type="float">
            <text:p>0,439247065468791</text:p>
          </table:table-cell>
          <table:table-cell table:formula="of:=ABS([.G171]/[.C171])" office:value-type="float" office:value="0.00445212918577733" calcext:value-type="float">
            <text:p>0,0044521291857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1</text:p>
          </table:table-cell>
          <table:table-cell office:value-type="float" office:value="169" calcext:value-type="float">
            <text:p>169</text:p>
          </table:table-cell>
          <table:table-cell office:value-type="float" office:value="98.63" calcext:value-type="float">
            <text:p>98,63</text:p>
          </table:table-cell>
          <table:table-cell table:formula="of:=[.$I$3]*[.C172]+(1-[.$I$3])*([.D171]+[.E171])" office:value-type="float" office:value="98.638995381731" calcext:value-type="float">
            <text:p>98,638995381731</text:p>
          </table:table-cell>
          <table:table-cell table:formula="of:=[.$J$3]*([.D172]-[.D171])+(1-[.$J$3])*[.E171]" office:value-type="float" office:value="0.0805641224173692" calcext:value-type="float">
            <text:p>0,080564122417369</text:p>
          </table:table-cell>
          <table:table-cell table:formula="of:=[.D171]+[.E171]" office:value-type="float" office:value="98.6899692115397" calcext:value-type="float">
            <text:p>98,6899692115397</text:p>
          </table:table-cell>
          <table:table-cell table:formula="of:=[.C172]-[.F172]" office:value-type="float" office:value="-0.0599692115396522" calcext:value-type="float">
            <text:p>-0,059969211539652</text:p>
          </table:table-cell>
          <table:table-cell table:formula="of:=ABS([.G172]/[.C172])" office:value-type="float" office:value="0.000608022017029831" calcext:value-type="float">
            <text:p>0,000608022017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2</text:p>
          </table:table-cell>
          <table:table-cell office:value-type="float" office:value="170" calcext:value-type="float">
            <text:p>170</text:p>
          </table:table-cell>
          <table:table-cell office:value-type="float" office:value="98.58" calcext:value-type="float">
            <text:p>98,58</text:p>
          </table:table-cell>
          <table:table-cell table:formula="of:=[.$I$3]*[.C173]+(1-[.$I$3])*([.D172]+[.E172])" office:value-type="float" office:value="98.6009339256222" calcext:value-type="float">
            <text:p>98,6009339256222</text:p>
          </table:table-cell>
          <table:table-cell table:formula="of:=[.$J$3]*([.D173]-[.D172])+(1-[.$J$3])*[.E172]" office:value-type="float" office:value="0.0449764488595463" calcext:value-type="float">
            <text:p>0,044976448859546</text:p>
          </table:table-cell>
          <table:table-cell table:formula="of:=[.D172]+[.E172]" office:value-type="float" office:value="98.7195595041483" calcext:value-type="float">
            <text:p>98,7195595041483</text:p>
          </table:table-cell>
          <table:table-cell table:formula="of:=[.C173]-[.F173]" office:value-type="float" office:value="-0.139559504148323" calcext:value-type="float">
            <text:p>-0,139559504148323</text:p>
          </table:table-cell>
          <table:table-cell table:formula="of:=ABS([.G173]/[.C173])" office:value-type="float" office:value="0.00141569795240742" calcext:value-type="float">
            <text:p>0,0014156979524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3</text:p>
          </table:table-cell>
          <table:table-cell office:value-type="float" office:value="171" calcext:value-type="float">
            <text:p>171</text:p>
          </table:table-cell>
          <table:table-cell office:value-type="float" office:value="98.45" calcext:value-type="float">
            <text:p>98,45</text:p>
          </table:table-cell>
          <table:table-cell table:formula="of:=[.$I$3]*[.C174]+(1-[.$I$3])*([.D173]+[.E173])" office:value-type="float" office:value="98.4793865561723" calcext:value-type="float">
            <text:p>98,4793865561723</text:p>
          </table:table-cell>
          <table:table-cell table:formula="of:=[.$J$3]*([.D174]-[.D173])+(1-[.$J$3])*[.E173]" office:value-type="float" office:value="-0.00498069663330882" calcext:value-type="float">
            <text:p>-0,004980696633309</text:p>
          </table:table-cell>
          <table:table-cell table:formula="of:=[.D173]+[.E173]" office:value-type="float" office:value="98.6459103744818" calcext:value-type="float">
            <text:p>98,6459103744818</text:p>
          </table:table-cell>
          <table:table-cell table:formula="of:=[.C174]-[.F174]" office:value-type="float" office:value="-0.195910374481784" calcext:value-type="float">
            <text:p>-0,195910374481784</text:p>
          </table:table-cell>
          <table:table-cell table:formula="of:=ABS([.G174]/[.C174])" office:value-type="float" office:value="0.00198994793785458" calcext:value-type="float">
            <text:p>0,0019899479378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4</text:p>
          </table:table-cell>
          <table:table-cell office:value-type="float" office:value="172" calcext:value-type="float">
            <text:p>172</text:p>
          </table:table-cell>
          <table:table-cell office:value-type="float" office:value="98.47" calcext:value-type="float">
            <text:p>98,47</text:p>
          </table:table-cell>
          <table:table-cell table:formula="of:=[.$I$3]*[.C175]+(1-[.$I$3])*([.D174]+[.E174])" office:value-type="float" office:value="98.4706608789309" calcext:value-type="float">
            <text:p>98,4706608789309</text:p>
          </table:table-cell>
          <table:table-cell table:formula="of:=[.$J$3]*([.D175]-[.D174])+(1-[.$J$3])*[.E174]" office:value-type="float" office:value="-0.00610419081574495" calcext:value-type="float">
            <text:p>-0,006104190815745</text:p>
          </table:table-cell>
          <table:table-cell table:formula="of:=[.D174]+[.E174]" office:value-type="float" office:value="98.474405859539" calcext:value-type="float">
            <text:p>98,474405859539</text:p>
          </table:table-cell>
          <table:table-cell table:formula="of:=[.C175]-[.F175]" office:value-type="float" office:value="-0.00440585953896289" calcext:value-type="float">
            <text:p>-0,004405859538963</text:p>
          </table:table-cell>
          <table:table-cell table:formula="of:=ABS([.G175]/[.C175])" office:value-type="float" office:value="0.0000447431658267786" calcext:value-type="float">
            <text:p>4,47431658267786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5</text:p>
          </table:table-cell>
          <table:table-cell office:value-type="float" office:value="173" calcext:value-type="float">
            <text:p>173</text:p>
          </table:table-cell>
          <table:table-cell office:value-type="float" office:value="98.27" calcext:value-type="float">
            <text:p>98,27</text:p>
          </table:table-cell>
          <table:table-cell table:formula="of:=[.$I$3]*[.C176]+(1-[.$I$3])*([.D175]+[.E175])" office:value-type="float" office:value="98.2991835032173" calcext:value-type="float">
            <text:p>98,2991835032173</text:p>
          </table:table-cell>
          <table:table-cell table:formula="of:=[.$J$3]*([.D176]-[.D175])+(1-[.$J$3])*[.E175]" office:value-type="float" office:value="-0.0557161462850951" calcext:value-type="float">
            <text:p>-0,055716146285095</text:p>
          </table:table-cell>
          <table:table-cell table:formula="of:=[.D175]+[.E175]" office:value-type="float" office:value="98.4645566881151" calcext:value-type="float">
            <text:p>98,4645566881151</text:p>
          </table:table-cell>
          <table:table-cell table:formula="of:=[.C176]-[.F176]" office:value-type="float" office:value="-0.1945566881151" calcext:value-type="float">
            <text:p>-0,1945566881151</text:p>
          </table:table-cell>
          <table:table-cell table:formula="of:=ABS([.G176]/[.C176])" office:value-type="float" office:value="0.00197981772784267" calcext:value-type="float">
            <text:p>0,0019798177278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6</text:p>
          </table:table-cell>
          <table:table-cell office:value-type="float" office:value="174" calcext:value-type="float">
            <text:p>174</text:p>
          </table:table-cell>
          <table:table-cell office:value-type="float" office:value="98.37" calcext:value-type="float">
            <text:p>98,37</text:p>
          </table:table-cell>
          <table:table-cell table:formula="of:=[.$I$3]*[.C177]+(1-[.$I$3])*([.D176]+[.E176])" office:value-type="float" office:value="98.3510201035398" calcext:value-type="float">
            <text:p>98,3510201035398</text:p>
          </table:table-cell>
          <table:table-cell table:formula="of:=[.$J$3]*([.D177]-[.D176])+(1-[.$J$3])*[.E176]" office:value-type="float" office:value="-0.0234503223027945" calcext:value-type="float">
            <text:p>-0,023450322302795</text:p>
          </table:table-cell>
          <table:table-cell table:formula="of:=[.D176]+[.E176]" office:value-type="float" office:value="98.2434673569322" calcext:value-type="float">
            <text:p>98,2434673569322</text:p>
          </table:table-cell>
          <table:table-cell table:formula="of:=[.C177]-[.F177]" office:value-type="float" office:value="0.126532643067833" calcext:value-type="float">
            <text:p>0,126532643067833</text:p>
          </table:table-cell>
          <table:table-cell table:formula="of:=ABS([.G177]/[.C177])" office:value-type="float" office:value="0.00128629300668733" calcext:value-type="float">
            <text:p>0,0012862930066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7</text:p>
          </table:table-cell>
          <table:table-cell office:value-type="float" office:value="175" calcext:value-type="float">
            <text:p>175</text:p>
          </table:table-cell>
          <table:table-cell office:value-type="float" office:value="98.39" calcext:value-type="float">
            <text:p>98,39</text:p>
          </table:table-cell>
          <table:table-cell table:formula="of:=[.$I$3]*[.C178]+(1-[.$I$3])*([.D177]+[.E177])" office:value-type="float" office:value="98.3806354671856" calcext:value-type="float">
            <text:p>98,3806354671856</text:p>
          </table:table-cell>
          <table:table-cell table:formula="of:=[.$J$3]*([.D178]-[.D177])+(1-[.$J$3])*[.E177]" office:value-type="float" office:value="-0.00753061651824082" calcext:value-type="float">
            <text:p>-0,007530616518241</text:p>
          </table:table-cell>
          <table:table-cell table:formula="of:=[.D177]+[.E177]" office:value-type="float" office:value="98.327569781237" calcext:value-type="float">
            <text:p>98,327569781237</text:p>
          </table:table-cell>
          <table:table-cell table:formula="of:=[.C178]-[.F178]" office:value-type="float" office:value="0.0624302187629553" calcext:value-type="float">
            <text:p>0,062430218762955</text:p>
          </table:table-cell>
          <table:table-cell table:formula="of:=ABS([.G178]/[.C178])" office:value-type="float" office:value="0.00063451792624205" calcext:value-type="float">
            <text:p>0,0006345179262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8</text:p>
          </table:table-cell>
          <table:table-cell office:value-type="float" office:value="176" calcext:value-type="float">
            <text:p>176</text:p>
          </table:table-cell>
          <table:table-cell office:value-type="float" office:value="98.49" calcext:value-type="float">
            <text:p>98,49</text:p>
          </table:table-cell>
          <table:table-cell table:formula="of:=[.$I$3]*[.C179]+(1-[.$I$3])*([.D178]+[.E178])" office:value-type="float" office:value="98.4724657276001" calcext:value-type="float">
            <text:p>98,4724657276001</text:p>
          </table:table-cell>
          <table:table-cell table:formula="of:=[.$J$3]*([.D179]-[.D178])+(1-[.$J$3])*[.E178]" office:value-type="float" office:value="0.0222776465615933" calcext:value-type="float">
            <text:p>0,022277646561593</text:p>
          </table:table-cell>
          <table:table-cell table:formula="of:=[.D178]+[.E178]" office:value-type="float" office:value="98.3731048506673" calcext:value-type="float">
            <text:p>98,3731048506673</text:p>
          </table:table-cell>
          <table:table-cell table:formula="of:=[.C179]-[.F179]" office:value-type="float" office:value="0.116895149332677" calcext:value-type="float">
            <text:p>0,116895149332677</text:p>
          </table:table-cell>
          <table:table-cell table:formula="of:=ABS([.G179]/[.C179])" office:value-type="float" office:value="0.00118687327985255" calcext:value-type="float">
            <text:p>0,0011868732798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09</text:p>
          </table:table-cell>
          <table:table-cell office:value-type="float" office:value="177" calcext:value-type="float">
            <text:p>177</text:p>
          </table:table-cell>
          <table:table-cell office:value-type="float" office:value="98.31" calcext:value-type="float">
            <text:p>98,31</text:p>
          </table:table-cell>
          <table:table-cell table:formula="of:=[.$I$3]*[.C180]+(1-[.$I$3])*([.D179]+[.E179])" office:value-type="float" office:value="98.3377115061243" calcext:value-type="float">
            <text:p>98,3377115061243</text:p>
          </table:table-cell>
          <table:table-cell table:formula="of:=[.$J$3]*([.D180]-[.D179])+(1-[.$J$3])*[.E179]" office:value-type="float" office:value="-0.0248319138496339" calcext:value-type="float">
            <text:p>-0,024831913849634</text:p>
          </table:table-cell>
          <table:table-cell table:formula="of:=[.D179]+[.E179]" office:value-type="float" office:value="98.4947433741617" calcext:value-type="float">
            <text:p>98,4947433741617</text:p>
          </table:table-cell>
          <table:table-cell table:formula="of:=[.C180]-[.F180]" office:value-type="float" office:value="-0.184743374161684" calcext:value-type="float">
            <text:p>-0,184743374161684</text:p>
          </table:table-cell>
          <table:table-cell table:formula="of:=ABS([.G180]/[.C180])" office:value-type="float" office:value="0.00187919208790239" calcext:value-type="float">
            <text:p>0,0018791920879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10</text:p>
          </table:table-cell>
          <table:table-cell office:value-type="float" office:value="178" calcext:value-type="float">
            <text:p>178</text:p>
          </table:table-cell>
          <table:table-cell office:value-type="float" office:value="98.24" calcext:value-type="float">
            <text:p>98,24</text:p>
          </table:table-cell>
          <table:table-cell table:formula="of:=[.$I$3]*[.C181]+(1-[.$I$3])*([.D180]+[.E180])" office:value-type="float" office:value="98.2509319388412" calcext:value-type="float">
            <text:p>98,2509319388412</text:p>
          </table:table-cell>
          <table:table-cell table:formula="of:=[.$J$3]*([.D181]-[.D180])+(1-[.$J$3])*[.E180]" office:value-type="float" office:value="-0.0434162098796659" calcext:value-type="float">
            <text:p>-0,043416209879666</text:p>
          </table:table-cell>
          <table:table-cell table:formula="of:=[.D180]+[.E180]" office:value-type="float" office:value="98.3128795922746" calcext:value-type="float">
            <text:p>98,3128795922746</text:p>
          </table:table-cell>
          <table:table-cell table:formula="of:=[.C181]-[.F181]" office:value-type="float" office:value="-0.0728795922746315" calcext:value-type="float">
            <text:p>-0,072879592274632</text:p>
          </table:table-cell>
          <table:table-cell table:formula="of:=ABS([.G181]/[.C181])" office:value-type="float" office:value="0.000741852527225483" calcext:value-type="float">
            <text:p>0,000741852527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19-11</text:p>
          </table:table-cell>
          <table:table-cell office:value-type="float" office:value="179" calcext:value-type="float">
            <text:p>179</text:p>
          </table:table-cell>
          <table:table-cell office:value-type="float" office:value="98.03" calcext:value-type="float">
            <text:p>98,03</text:p>
          </table:table-cell>
          <table:table-cell table:number-columns-repeated="2"/>
          <table:table-cell table:formula="of:=[.$D$181]+[.I182]*[.$E$181]" office:value-type="float" office:value="98.2075157289615" calcext:value-type="float">
            <text:p>98,2075157289615</text:p>
          </table:table-cell>
          <table:table-cell table:formula="of:=[.D182]-[.F182]" office:value-type="float" office:value="-98.2075157289615" calcext:value-type="float">
            <text:p>-98,20751572896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19-12</text:p>
          </table:table-cell>
          <table:table-cell office:value-type="float" office:value="180" calcext:value-type="float">
            <text:p>180</text:p>
          </table:table-cell>
          <table:table-cell office:value-type="float" office:value="98.35" calcext:value-type="float">
            <text:p>98,35</text:p>
          </table:table-cell>
          <table:table-cell table:number-columns-repeated="2"/>
          <table:table-cell table:formula="of:=[.$D$181]+[.I183]*[.$E$181]" office:value-type="float" office:value="98.1640995190819" calcext:value-type="float">
            <text:p>98,1640995190819</text:p>
          </table:table-cell>
          <table:table-cell table:formula="of:=[.D183]-[.F183]" office:value-type="float" office:value="-98.1640995190819" calcext:value-type="float">
            <text:p>-98,16409951908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1</text:p>
          </table:table-cell>
          <table:table-cell office:value-type="float" office:value="181" calcext:value-type="float">
            <text:p>181</text:p>
          </table:table-cell>
          <table:table-cell office:value-type="float" office:value="97.47" calcext:value-type="float">
            <text:p>97,47</text:p>
          </table:table-cell>
          <table:table-cell table:number-columns-repeated="2"/>
          <table:table-cell table:formula="of:=[.$D$181]+[.I184]*[.$E$181]" office:value-type="float" office:value="98.1206833092022" calcext:value-type="float">
            <text:p>98,1206833092022</text:p>
          </table:table-cell>
          <table:table-cell table:formula="of:=[.D184]-[.F184]" office:value-type="float" office:value="-98.1206833092022" calcext:value-type="float">
            <text:p>-98,12068330920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2</text:p>
          </table:table-cell>
          <table:table-cell office:value-type="float" office:value="182" calcext:value-type="float">
            <text:p>182</text:p>
          </table:table-cell>
          <table:table-cell office:value-type="float" office:value="97.74" calcext:value-type="float">
            <text:p>97,74</text:p>
          </table:table-cell>
          <table:table-cell table:number-columns-repeated="2"/>
          <table:table-cell table:formula="of:=[.$D$181]+[.I185]*[.$E$181]" office:value-type="float" office:value="98.0772670993225" calcext:value-type="float">
            <text:p>98,0772670993225</text:p>
          </table:table-cell>
          <table:table-cell table:formula="of:=[.D185]-[.F185]" office:value-type="float" office:value="-98.0772670993225" calcext:value-type="float">
            <text:p>-98,07726709932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3</text:p>
          </table:table-cell>
          <table:table-cell office:value-type="float" office:value="183" calcext:value-type="float">
            <text:p>183</text:p>
          </table:table-cell>
          <table:table-cell office:value-type="float" office:value="97.49" calcext:value-type="float">
            <text:p>97,49</text:p>
          </table:table-cell>
          <table:table-cell table:number-columns-repeated="2"/>
          <table:table-cell table:formula="of:=[.$D$181]+[.I186]*[.$E$181]" office:value-type="float" office:value="98.0338508894429" calcext:value-type="float">
            <text:p>98,0338508894429</text:p>
          </table:table-cell>
          <table:table-cell table:formula="of:=[.D186]-[.F186]" office:value-type="float" office:value="-98.0338508894429" calcext:value-type="float">
            <text:p>-98,03385088944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4</text:p>
          </table:table-cell>
          <table:table-cell office:value-type="float" office:value="184" calcext:value-type="float">
            <text:p>184</text:p>
          </table:table-cell>
          <table:table-cell office:value-type="float" office:value="97.66" calcext:value-type="float">
            <text:p>97,66</text:p>
          </table:table-cell>
          <table:table-cell table:number-columns-repeated="2"/>
          <table:table-cell table:formula="of:=[.$D$181]+[.I187]*[.$E$181]" office:value-type="float" office:value="97.9904346795632" calcext:value-type="float">
            <text:p>97,9904346795632</text:p>
          </table:table-cell>
          <table:table-cell table:formula="of:=[.D187]-[.F187]" office:value-type="float" office:value="-97.9904346795632" calcext:value-type="float">
            <text:p>-97,990434679563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5</text:p>
          </table:table-cell>
          <table:table-cell office:value-type="float" office:value="185" calcext:value-type="float">
            <text:p>185</text:p>
          </table:table-cell>
          <table:table-cell office:value-type="float" office:value="97.32" calcext:value-type="float">
            <text:p>97,32</text:p>
          </table:table-cell>
          <table:table-cell table:number-columns-repeated="2"/>
          <table:table-cell table:formula="of:=[.$D$181]+[.I188]*[.$E$181]" office:value-type="float" office:value="97.9470184696835" calcext:value-type="float">
            <text:p>97,9470184696835</text:p>
          </table:table-cell>
          <table:table-cell table:formula="of:=[.D188]-[.F188]" office:value-type="float" office:value="-97.9470184696835" calcext:value-type="float">
            <text:p>-97,947018469683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6</text:p>
          </table:table-cell>
          <table:table-cell office:value-type="float" office:value="186" calcext:value-type="float">
            <text:p>186</text:p>
          </table:table-cell>
          <table:table-cell office:value-type="float" office:value="97.02" calcext:value-type="float">
            <text:p>97,02</text:p>
          </table:table-cell>
          <table:table-cell table:number-columns-repeated="2"/>
          <table:table-cell table:formula="of:=[.$D$181]+[.I189]*[.$E$181]" office:value-type="float" office:value="97.9036022598039" calcext:value-type="float">
            <text:p>97,9036022598039</text:p>
          </table:table-cell>
          <table:table-cell table:formula="of:=[.D189]-[.F189]" office:value-type="float" office:value="-97.9036022598039" calcext:value-type="float">
            <text:p>-97,90360225980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7</text:p>
          </table:table-cell>
          <table:table-cell office:value-type="float" office:value="187" calcext:value-type="float">
            <text:p>187</text:p>
          </table:table-cell>
          <table:table-cell office:value-type="float" office:value="97.47" calcext:value-type="float">
            <text:p>97,47</text:p>
          </table:table-cell>
          <table:table-cell table:number-columns-repeated="2"/>
          <table:table-cell table:formula="of:=[.$D$181]+[.I190]*[.$E$181]" office:value-type="float" office:value="97.8601860499242" calcext:value-type="float">
            <text:p>97,8601860499242</text:p>
          </table:table-cell>
          <table:table-cell table:formula="of:=[.D190]-[.F190]" office:value-type="float" office:value="-97.8601860499242" calcext:value-type="float">
            <text:p>-97,860186049924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8</text:p>
          </table:table-cell>
          <table:table-cell office:value-type="float" office:value="188" calcext:value-type="float">
            <text:p>188</text:p>
          </table:table-cell>
          <table:table-cell office:value-type="float" office:value="97.84" calcext:value-type="float">
            <text:p>97,84</text:p>
          </table:table-cell>
          <table:table-cell table:number-columns-repeated="2"/>
          <table:table-cell table:formula="of:=[.$D$181]+[.I191]*[.$E$181]" office:value-type="float" office:value="97.8167698400445" calcext:value-type="float">
            <text:p>97,8167698400445</text:p>
          </table:table-cell>
          <table:table-cell table:formula="of:=[.D191]-[.F191]" office:value-type="float" office:value="-97.8167698400445" calcext:value-type="float">
            <text:p>-97,81676984004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09</text:p>
          </table:table-cell>
          <table:table-cell office:value-type="float" office:value="189" calcext:value-type="float">
            <text:p>189</text:p>
          </table:table-cell>
          <table:table-cell office:value-type="float" office:value="96.78" calcext:value-type="float">
            <text:p>96,78</text:p>
          </table:table-cell>
          <table:table-cell table:number-columns-repeated="2"/>
          <table:table-cell table:formula="of:=[.$D$181]+[.I192]*[.$E$181]" office:value-type="float" office:value="97.7733536301649" calcext:value-type="float">
            <text:p>97,7733536301649</text:p>
          </table:table-cell>
          <table:table-cell table:formula="of:=[.D192]-[.F192]" office:value-type="float" office:value="-97.7733536301649" calcext:value-type="float">
            <text:p>-97,773353630164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-10</text:p>
          </table:table-cell>
          <table:table-cell office:value-type="float" office:value="190" calcext:value-type="float">
            <text:p>190</text:p>
          </table:table-cell>
          <table:table-cell office:value-type="float" office:value="96.96" calcext:value-type="float">
            <text:p>96,96</text:p>
          </table:table-cell>
          <table:table-cell table:number-columns-repeated="2"/>
          <table:table-cell table:formula="of:=[.$D$181]+[.I193]*[.$E$181]" office:value-type="float" office:value="97.7299374202852" calcext:value-type="float">
            <text:p>97,7299374202852</text:p>
          </table:table-cell>
          <table:table-cell table:formula="of:=[.D193]-[.F193]" office:value-type="float" office:value="-97.7299374202852" calcext:value-type="float">
            <text:p>-97,729937420285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PC</text:p>
          </table:table-cell>
          <table:table-cell table:style-name="ce15" office:value-type="string" calcext:value-type="string">
            <text:p><text:s text:c="6"/>S_t</text:p>
          </table:table-cell>
          <table:table-cell table:style-name="ce15" office:value-type="string" calcext:value-type="string">
            <text:p><text:s text:c="6"/>T_t</text:p>
          </table:table-cell>
          <table:table-cell table:style-name="ce16" office:value-type="string" calcext:value-type="string">
            <text:p>Prévision</text:p>
          </table:table-cell>
          <table:table-cell table:style-name="ce15" office:value-type="string" calcext:value-type="string">
            <text:p><text:s text:c="7"/>e_t</text:p>
          </table:table-cell>
          <table:table-cell table:style-name="ce15" office:value-type="string" calcext:value-type="string">
            <text:p><text:s text:c="2"/>| e_t / X_t |</text:p>
          </table:table-cell>
          <table:table-cell table:style-name="ce2" office:value-type="string" calcext:value-type="string">
            <text:p>h</text:p>
          </table:table-cell>
          <table:table-cell table:number-columns-repeated="1015"/>
        </table:table-row>
      </table:table>
      <table:table table:name="Méthodes de décomposition" table:style-name="ta1">
        <table:shapes>
          <draw:frame draw:z-index="0" draw:style-name="gr1" draw:text-style-name="P1" svg:width="159.87mm" svg:height="90.04mm" svg:x="632.18mm" svg:y="9.8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96.74mm" svg:x="632.18mm" svg:y="113.69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1.25mm" svg:height="98.28mm" svg:x="632.18mm" svg:y="222.06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43mm" svg:height="90.84mm" svg:x="632.18mm" svg:y="334.9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1021" table:default-cell-style-name="Default"/>
        <table:table-row table:style-name="ro4">
          <table:table-cell table:style-name="ce8" table:number-columns-repeated="2"/>
          <table:table-cell table:style-name="ce17"/>
          <table:table-cell table:style-name="ce20" office:value-type="string" calcext:value-type="string">
            <text:p>Méthode de décompositions</text:p>
          </table:table-cell>
          <table:table-cell table:style-name="ce6" table:number-columns-repeated="2"/>
          <table:table-cell table:style-name="ce8" table:number-columns-repeated="1018"/>
        </table:table-row>
        <table:table-row table:style-name="ro2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IPC</text:p>
          </table:table-cell>
          <table:table-cell table:style-name="ce18" office:value-type="string" calcext:value-type="string">
            <text:p>LN(X)</text:p>
          </table:table-cell>
          <table:table-cell table:style-name="ce9" office:value-type="string" calcext:value-type="string">
            <text:p>T_t </text:p>
          </table:table-cell>
          <table:table-cell table:style-name="ce9" office:value-type="string" calcext:value-type="string">
            <text:p>CVS</text:p>
          </table:table-cell>
          <table:table-cell/>
          <table:table-cell table:style-name="ce9" office:value-type="string" calcext:value-type="string">
            <text:p>X_t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string" calcext:value-type="string">
            <text:p>moyenn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1</text:p>
          </table:table-cell>
          <table:table-cell office:value-type="float" office:value="96.6" calcext:value-type="float">
            <text:p>96,6</text:p>
          </table:table-cell>
          <table:table-cell table:formula="of:=LN([.B3])" office:value-type="float" office:value="4.57057874121847" calcext:value-type="float">
            <text:p>4,5706</text:p>
          </table:table-cell>
          <table:table-cell/>
          <table:table-cell office:value-type="float" office:value="96.6122814727627" calcext:value-type="float">
            <text:p>96,6122814727627</text:p>
          </table:table-cell>
          <table:table-cell/>
          <table:table-cell table:style-name="ce9" office:value-type="string" calcext:value-type="string">
            <text:p>Janvier</text:p>
          </table:table-cell>
          <table:table-cell table:style-name="ce23" office:value-type="float" office:value="96.6" calcext:value-type="float">
            <text:p>96,60</text:p>
          </table:table-cell>
          <table:table-cell table:style-name="ce23" office:value-type="float" office:value="96.52" calcext:value-type="float">
            <text:p>96,52</text:p>
          </table:table-cell>
          <table:table-cell table:style-name="ce23" office:value-type="float" office:value="97.42" calcext:value-type="float">
            <text:p>97,42</text:p>
          </table:table-cell>
          <table:table-cell table:style-name="ce23" office:value-type="float" office:value="98.73" calcext:value-type="float">
            <text:p>98,73</text:p>
          </table:table-cell>
          <table:table-cell table:style-name="ce23" office:value-type="float" office:value="100.95" calcext:value-type="float">
            <text:p>100,95</text:p>
          </table:table-cell>
          <table:table-cell table:style-name="ce23" office:value-type="float" office:value="101.81" calcext:value-type="float">
            <text:p>101,81</text:p>
          </table:table-cell>
          <table:table-cell table:style-name="ce23" office:value-type="float" office:value="101.31" calcext:value-type="float">
            <text:p>101,31</text:p>
          </table:table-cell>
          <table:table-cell table:style-name="ce23" office:value-type="float" office:value="103.85" calcext:value-type="float">
            <text:p>103,85</text:p>
          </table:table-cell>
          <table:table-cell table:style-name="ce23" office:value-type="float" office:value="103.79" calcext:value-type="float">
            <text:p>103,79</text:p>
          </table:table-cell>
          <table:table-cell table:style-name="ce23" office:value-type="float" office:value="103" calcext:value-type="float">
            <text:p>103,00</text:p>
          </table:table-cell>
          <table:table-cell table:style-name="ce23" office:value-type="float" office:value="100.4" calcext:value-type="float">
            <text:p>100,40</text:p>
          </table:table-cell>
          <table:table-cell table:style-name="ce23" office:value-type="float" office:value="99.28" calcext:value-type="float">
            <text:p>99,28</text:p>
          </table:table-cell>
          <table:table-cell table:style-name="ce23" office:value-type="float" office:value="98.77" calcext:value-type="float">
            <text:p>98,77</text:p>
          </table:table-cell>
          <table:table-cell table:style-name="ce23" office:value-type="float" office:value="98.59" calcext:value-type="float">
            <text:p>98,59</text:p>
          </table:table-cell>
          <table:table-cell table:style-name="ce23" office:value-type="float" office:value="98.63" calcext:value-type="float">
            <text:p>98,63</text:p>
          </table:table-cell>
          <table:table-cell table:style-name="ce23" office:value-type="float" office:value="97.47" calcext:value-type="float">
            <text:p>97,47</text:p>
          </table:table-cell>
          <table:table-cell table:style-name="ce23" office:value-type="float" office:value="99.82" calcext:value-type="float">
            <text:p>99,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2</text:p>
          </table:table-cell>
          <table:table-cell office:value-type="float" office:value="96.6" calcext:value-type="float">
            <text:p>96,6</text:p>
          </table:table-cell>
          <table:table-cell table:formula="of:=LN([.B4])" office:value-type="float" office:value="4.57057874121847" calcext:value-type="float">
            <text:p>4,5706</text:p>
          </table:table-cell>
          <table:table-cell/>
          <table:table-cell office:value-type="float" office:value="96.5534791097607" calcext:value-type="float">
            <text:p>96,5534791097607</text:p>
          </table:table-cell>
          <table:table-cell/>
          <table:table-cell table:style-name="ce9" office:value-type="string" calcext:value-type="string">
            <text:p>Février</text:p>
          </table:table-cell>
          <table:table-cell table:style-name="ce23" office:value-type="float" office:value="96.6" calcext:value-type="float">
            <text:p>96,60</text:p>
          </table:table-cell>
          <table:table-cell table:style-name="ce23" office:value-type="float" office:value="96.84" calcext:value-type="float">
            <text:p>96,84</text:p>
          </table:table-cell>
          <table:table-cell table:style-name="ce23" office:value-type="float" office:value="97.49" calcext:value-type="float">
            <text:p>97,49</text:p>
          </table:table-cell>
          <table:table-cell table:style-name="ce23" office:value-type="float" office:value="99.02" calcext:value-type="float">
            <text:p>99,02</text:p>
          </table:table-cell>
          <table:table-cell table:style-name="ce23" office:value-type="float" office:value="101.09" calcext:value-type="float">
            <text:p>101,09</text:p>
          </table:table-cell>
          <table:table-cell table:style-name="ce23" office:value-type="float" office:value="101.93" calcext:value-type="float">
            <text:p>101,93</text:p>
          </table:table-cell>
          <table:table-cell table:style-name="ce23" office:value-type="float" office:value="101.26" calcext:value-type="float">
            <text:p>101,26</text:p>
          </table:table-cell>
          <table:table-cell table:number-columns-repeated="2" table:style-name="ce23" office:value-type="float" office:value="103.76" calcext:value-type="float">
            <text:p>103,76</text:p>
          </table:table-cell>
          <table:table-cell table:style-name="ce23" office:value-type="float" office:value="102.89" calcext:value-type="float">
            <text:p>102,89</text:p>
          </table:table-cell>
          <table:table-cell table:style-name="ce23" office:value-type="float" office:value="100.39" calcext:value-type="float">
            <text:p>100,39</text:p>
          </table:table-cell>
          <table:table-cell table:style-name="ce23" office:value-type="float" office:value="99.28" calcext:value-type="float">
            <text:p>99,28</text:p>
          </table:table-cell>
          <table:table-cell table:style-name="ce23" office:value-type="float" office:value="98.79" calcext:value-type="float">
            <text:p>98,79</text:p>
          </table:table-cell>
          <table:table-cell table:style-name="ce23" office:value-type="float" office:value="98.69" calcext:value-type="float">
            <text:p>98,69</text:p>
          </table:table-cell>
          <table:table-cell table:style-name="ce23" office:value-type="float" office:value="98.58" calcext:value-type="float">
            <text:p>98,58</text:p>
          </table:table-cell>
          <table:table-cell table:style-name="ce23" office:value-type="float" office:value="97.74" calcext:value-type="float">
            <text:p>97,74</text:p>
          </table:table-cell>
          <table:table-cell table:style-name="ce23" office:value-type="float" office:value="99.881875" calcext:value-type="float">
            <text:p>99,8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3</text:p>
          </table:table-cell>
          <table:table-cell office:value-type="float" office:value="96.7" calcext:value-type="float">
            <text:p>96,7</text:p>
          </table:table-cell>
          <table:table-cell table:formula="of:=LN([.B5])" office:value-type="float" office:value="4.57161340245925" calcext:value-type="float">
            <text:p>4,5716</text:p>
          </table:table-cell>
          <table:table-cell/>
          <table:table-cell office:value-type="float" office:value="96.6421730263951" calcext:value-type="float">
            <text:p>96,6421730263951</text:p>
          </table:table-cell>
          <table:table-cell/>
          <table:table-cell table:style-name="ce9" office:value-type="string" calcext:value-type="string">
            <text:p>Mars</text:p>
          </table:table-cell>
          <table:table-cell table:style-name="ce23" office:value-type="float" office:value="96.7" calcext:value-type="float">
            <text:p>96,70</text:p>
          </table:table-cell>
          <table:table-cell table:style-name="ce23" office:value-type="float" office:value="97.36" calcext:value-type="float">
            <text:p>97,36</text:p>
          </table:table-cell>
          <table:table-cell table:style-name="ce23" office:value-type="float" office:value="97.59" calcext:value-type="float">
            <text:p>97,59</text:p>
          </table:table-cell>
          <table:table-cell table:style-name="ce23" office:value-type="float" office:value="99.31" calcext:value-type="float">
            <text:p>99,31</text:p>
          </table:table-cell>
          <table:table-cell table:style-name="ce23" office:value-type="float" office:value="101.22" calcext:value-type="float">
            <text:p>101,22</text:p>
          </table:table-cell>
          <table:table-cell table:style-name="ce23" office:value-type="float" office:value="102" calcext:value-type="float">
            <text:p>102,00</text:p>
          </table:table-cell>
          <table:table-cell table:style-name="ce23" office:value-type="float" office:value="101.45" calcext:value-type="float">
            <text:p>101,45</text:p>
          </table:table-cell>
          <table:table-cell table:style-name="ce23" office:value-type="float" office:value="103.7" calcext:value-type="float">
            <text:p>103,70</text:p>
          </table:table-cell>
          <table:table-cell table:style-name="ce23" office:value-type="float" office:value="103.65" calcext:value-type="float">
            <text:p>103,65</text:p>
          </table:table-cell>
          <table:table-cell table:style-name="ce23" office:value-type="float" office:value="102.66" calcext:value-type="float">
            <text:p>102,66</text:p>
          </table:table-cell>
          <table:table-cell table:style-name="ce23" office:value-type="float" office:value="100.26" calcext:value-type="float">
            <text:p>100,26</text:p>
          </table:table-cell>
          <table:table-cell table:style-name="ce23" office:value-type="float" office:value="99.13" calcext:value-type="float">
            <text:p>99,13</text:p>
          </table:table-cell>
          <table:table-cell table:style-name="ce23" office:value-type="float" office:value="98.77" calcext:value-type="float">
            <text:p>98,77</text:p>
          </table:table-cell>
          <table:table-cell table:style-name="ce23" office:value-type="float" office:value="98.7" calcext:value-type="float">
            <text:p>98,70</text:p>
          </table:table-cell>
          <table:table-cell table:style-name="ce23" office:value-type="float" office:value="98.45" calcext:value-type="float">
            <text:p>98,45</text:p>
          </table:table-cell>
          <table:table-cell table:style-name="ce23" office:value-type="float" office:value="97.49" calcext:value-type="float">
            <text:p>97,49</text:p>
          </table:table-cell>
          <table:table-cell table:style-name="ce23" office:value-type="float" office:value="99.9025" calcext:value-type="float">
            <text:p>99,9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4</text:p>
          </table:table-cell>
          <table:table-cell office:value-type="float" office:value="96.5" calcext:value-type="float">
            <text:p>96,5</text:p>
          </table:table-cell>
          <table:table-cell table:formula="of:=LN([.B6])" office:value-type="float" office:value="4.56954300834494" calcext:value-type="float">
            <text:p>4,5695</text:p>
          </table:table-cell>
          <table:table-cell/>
          <table:table-cell table:style-name="ce8" office:value-type="float" office:value="96.4711354400599" calcext:value-type="float">
            <text:p>96,4711354400599</text:p>
          </table:table-cell>
          <table:table-cell/>
          <table:table-cell table:style-name="ce9" office:value-type="string" calcext:value-type="string">
            <text:p>Avril</text:p>
          </table:table-cell>
          <table:table-cell table:style-name="ce23" office:value-type="float" office:value="96.5" calcext:value-type="float">
            <text:p>96,50</text:p>
          </table:table-cell>
          <table:table-cell table:style-name="ce23" office:value-type="float" office:value="97.51" calcext:value-type="float">
            <text:p>97,51</text:p>
          </table:table-cell>
          <table:table-cell table:style-name="ce23" office:value-type="float" office:value="97.59" calcext:value-type="float">
            <text:p>97,59</text:p>
          </table:table-cell>
          <table:table-cell table:style-name="ce23" office:value-type="float" office:value="99.63" calcext:value-type="float">
            <text:p>99,63</text:p>
          </table:table-cell>
          <table:table-cell table:style-name="ce23" office:value-type="float" office:value="100.96" calcext:value-type="float">
            <text:p>100,96</text:p>
          </table:table-cell>
          <table:table-cell table:style-name="ce23" office:value-type="float" office:value="101.91" calcext:value-type="float">
            <text:p>101,91</text:p>
          </table:table-cell>
          <table:table-cell table:style-name="ce23" office:value-type="float" office:value="101.45" calcext:value-type="float">
            <text:p>101,45</text:p>
          </table:table-cell>
          <table:table-cell table:number-columns-repeated="2" table:style-name="ce23" office:value-type="float" office:value="103.69" calcext:value-type="float">
            <text:p>103,69</text:p>
          </table:table-cell>
          <table:table-cell table:style-name="ce23" office:value-type="float" office:value="102.2" calcext:value-type="float">
            <text:p>102,20</text:p>
          </table:table-cell>
          <table:table-cell table:style-name="ce23" office:value-type="float" office:value="100.29" calcext:value-type="float">
            <text:p>100,29</text:p>
          </table:table-cell>
          <table:table-cell table:style-name="ce23" office:value-type="float" office:value="99.03" calcext:value-type="float">
            <text:p>99,03</text:p>
          </table:table-cell>
          <table:table-cell table:style-name="ce23" office:value-type="float" office:value="98.59" calcext:value-type="float">
            <text:p>98,59</text:p>
          </table:table-cell>
          <table:table-cell table:style-name="ce23" office:value-type="float" office:value="98.65" calcext:value-type="float">
            <text:p>98,65</text:p>
          </table:table-cell>
          <table:table-cell table:style-name="ce23" office:value-type="float" office:value="98.47" calcext:value-type="float">
            <text:p>98,47</text:p>
          </table:table-cell>
          <table:table-cell table:style-name="ce23" office:value-type="float" office:value="97.66" calcext:value-type="float">
            <text:p>97,66</text:p>
          </table:table-cell>
          <table:table-cell table:style-name="ce23" office:value-type="float" office:value="99.86375" calcext:value-type="float">
            <text:p>99,8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5</text:p>
          </table:table-cell>
          <table:table-cell office:value-type="float" office:value="96.4" calcext:value-type="float">
            <text:p>96,4</text:p>
          </table:table-cell>
          <table:table-cell table:formula="of:=LN([.B7])" office:value-type="float" office:value="4.5685062016165" calcext:value-type="float">
            <text:p>4,5685</text:p>
          </table:table-cell>
          <table:table-cell/>
          <table:table-cell table:style-name="ce21" office:value-type="float" office:value="96.5112780366416" calcext:value-type="float">
            <text:p>96,5112780366416</text:p>
          </table:table-cell>
          <table:table-cell/>
          <table:table-cell table:style-name="ce9" office:value-type="string" calcext:value-type="string">
            <text:p>Mai</text:p>
          </table:table-cell>
          <table:table-cell table:style-name="ce23" office:value-type="float" office:value="96.4" calcext:value-type="float">
            <text:p>96,40</text:p>
          </table:table-cell>
          <table:table-cell table:style-name="ce23" office:value-type="float" office:value="97.38" calcext:value-type="float">
            <text:p>97,38</text:p>
          </table:table-cell>
          <table:table-cell table:style-name="ce23" office:value-type="float" office:value="97.64" calcext:value-type="float">
            <text:p>97,64</text:p>
          </table:table-cell>
          <table:table-cell table:style-name="ce23" office:value-type="float" office:value="99.56" calcext:value-type="float">
            <text:p>99,56</text:p>
          </table:table-cell>
          <table:table-cell table:style-name="ce23" office:value-type="float" office:value="100.9" calcext:value-type="float">
            <text:p>100,90</text:p>
          </table:table-cell>
          <table:table-cell table:style-name="ce23" office:value-type="float" office:value="101.81" calcext:value-type="float">
            <text:p>101,81</text:p>
          </table:table-cell>
          <table:table-cell table:style-name="ce23" office:value-type="float" office:value="101.9" calcext:value-type="float">
            <text:p>101,90</text:p>
          </table:table-cell>
          <table:table-cell table:style-name="ce23" office:value-type="float" office:value="103.42" calcext:value-type="float">
            <text:p>103,42</text:p>
          </table:table-cell>
          <table:table-cell table:style-name="ce23" office:value-type="float" office:value="103.4" calcext:value-type="float">
            <text:p>103,40</text:p>
          </table:table-cell>
          <table:table-cell table:style-name="ce23" office:value-type="float" office:value="101.58" calcext:value-type="float">
            <text:p>101,58</text:p>
          </table:table-cell>
          <table:table-cell table:style-name="ce23" office:value-type="float" office:value="100.09" calcext:value-type="float">
            <text:p>100,09</text:p>
          </table:table-cell>
          <table:table-cell table:style-name="ce23" office:value-type="float" office:value="98.83" calcext:value-type="float">
            <text:p>98,83</text:p>
          </table:table-cell>
          <table:table-cell table:style-name="ce23" office:value-type="float" office:value="98.44" calcext:value-type="float">
            <text:p>98,44</text:p>
          </table:table-cell>
          <table:table-cell table:style-name="ce23" office:value-type="float" office:value="98.63" calcext:value-type="float">
            <text:p>98,63</text:p>
          </table:table-cell>
          <table:table-cell table:style-name="ce23" office:value-type="float" office:value="98.27" calcext:value-type="float">
            <text:p>98,27</text:p>
          </table:table-cell>
          <table:table-cell table:style-name="ce23" office:value-type="float" office:value="97.32" calcext:value-type="float">
            <text:p>97,32</text:p>
          </table:table-cell>
          <table:table-cell table:style-name="ce23" office:value-type="float" office:value="99.723125" calcext:value-type="float">
            <text:p>99,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6</text:p>
          </table:table-cell>
          <table:table-cell office:value-type="float" office:value="96.4" calcext:value-type="float">
            <text:p>96,4</text:p>
          </table:table-cell>
          <table:table-cell table:formula="of:=LN([.B8])" office:value-type="float" office:value="4.5685062016165" calcext:value-type="float">
            <text:p>4,5685</text:p>
          </table:table-cell>
          <table:table-cell/>
          <table:table-cell table:style-name="ce21" office:value-type="float" office:value="96.5070693781344" calcext:value-type="float">
            <text:p>96,5070693781344</text:p>
          </table:table-cell>
          <table:table-cell/>
          <table:table-cell table:style-name="ce9" office:value-type="string" calcext:value-type="string">
            <text:p>Juin</text:p>
          </table:table-cell>
          <table:table-cell table:style-name="ce23" office:value-type="float" office:value="96.4" calcext:value-type="float">
            <text:p>96,40</text:p>
          </table:table-cell>
          <table:table-cell table:style-name="ce23" office:value-type="float" office:value="97.37" calcext:value-type="float">
            <text:p>97,37</text:p>
          </table:table-cell>
          <table:table-cell table:style-name="ce23" office:value-type="float" office:value="97.76" calcext:value-type="float">
            <text:p>97,76</text:p>
          </table:table-cell>
          <table:table-cell table:style-name="ce23" office:value-type="float" office:value="99.6" calcext:value-type="float">
            <text:p>99,60</text:p>
          </table:table-cell>
          <table:table-cell table:style-name="ce23" office:value-type="float" office:value="100.58" calcext:value-type="float">
            <text:p>100,58</text:p>
          </table:table-cell>
          <table:table-cell table:style-name="ce23" office:value-type="float" office:value="101.85" calcext:value-type="float">
            <text:p>101,85</text:p>
          </table:table-cell>
          <table:table-cell table:style-name="ce23" office:value-type="float" office:value="102.33" calcext:value-type="float">
            <text:p>102,33</text:p>
          </table:table-cell>
          <table:table-cell table:style-name="ce23" office:value-type="float" office:value="103.62" calcext:value-type="float">
            <text:p>103,62</text:p>
          </table:table-cell>
          <table:table-cell table:style-name="ce23" office:value-type="float" office:value="103.4" calcext:value-type="float">
            <text:p>103,40</text:p>
          </table:table-cell>
          <table:table-cell table:style-name="ce23" office:value-type="float" office:value="101.47" calcext:value-type="float">
            <text:p>101,47</text:p>
          </table:table-cell>
          <table:table-cell table:style-name="ce23" office:value-type="float" office:value="99.81" calcext:value-type="float">
            <text:p>99,81</text:p>
          </table:table-cell>
          <table:table-cell table:style-name="ce23" office:value-type="float" office:value="98.89" calcext:value-type="float">
            <text:p>98,89</text:p>
          </table:table-cell>
          <table:table-cell table:style-name="ce23" office:value-type="float" office:value="98.72" calcext:value-type="float">
            <text:p>98,72</text:p>
          </table:table-cell>
          <table:table-cell table:style-name="ce23" office:value-type="float" office:value="98.32" calcext:value-type="float">
            <text:p>98,32</text:p>
          </table:table-cell>
          <table:table-cell table:style-name="ce23" office:value-type="float" office:value="98.37" calcext:value-type="float">
            <text:p>98,37</text:p>
          </table:table-cell>
          <table:table-cell table:style-name="ce23" office:value-type="float" office:value="97.02" calcext:value-type="float">
            <text:p>97,02</text:p>
          </table:table-cell>
          <table:table-cell table:style-name="ce23" office:value-type="float" office:value="99.719375" calcext:value-type="float">
            <text:p>99,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7</text:p>
          </table:table-cell>
          <table:table-cell office:value-type="float" office:value="96.4" calcext:value-type="float">
            <text:p>96,4</text:p>
          </table:table-cell>
          <table:table-cell table:formula="of:=LN([.B9])" office:value-type="float" office:value="4.5685062016165" calcext:value-type="float">
            <text:p>4,5685</text:p>
          </table:table-cell>
          <table:table-cell table:formula="of:=([.B3]/24)+(SUM([.B4:.B14])/12)+([.B15]/24)" office:value-type="float" office:value="96.4216666666667" calcext:value-type="float">
            <text:p>96,4216666666667</text:p>
          </table:table-cell>
          <table:table-cell table:style-name="ce21" office:value-type="float" office:value="96.4772960204364" calcext:value-type="float">
            <text:p>96,4772960204364</text:p>
          </table:table-cell>
          <table:table-cell/>
          <table:table-cell table:style-name="ce9" office:value-type="string" calcext:value-type="string">
            <text:p>Juillet</text:p>
          </table:table-cell>
          <table:table-cell table:style-name="ce23" office:value-type="float" office:value="96.4" calcext:value-type="float">
            <text:p>96,40</text:p>
          </table:table-cell>
          <table:table-cell table:style-name="ce23" office:value-type="float" office:value="97.37" calcext:value-type="float">
            <text:p>97,37</text:p>
          </table:table-cell>
          <table:table-cell table:style-name="ce23" office:value-type="float" office:value="97.68" calcext:value-type="float">
            <text:p>97,68</text:p>
          </table:table-cell>
          <table:table-cell table:style-name="ce23" office:value-type="float" office:value="100.04" calcext:value-type="float">
            <text:p>100,04</text:p>
          </table:table-cell>
          <table:table-cell table:style-name="ce23" office:value-type="float" office:value="100.86" calcext:value-type="float">
            <text:p>100,86</text:p>
          </table:table-cell>
          <table:table-cell table:style-name="ce23" office:value-type="float" office:value="101.69" calcext:value-type="float">
            <text:p>101,69</text:p>
          </table:table-cell>
          <table:table-cell table:style-name="ce23" office:value-type="float" office:value="102.75" calcext:value-type="float">
            <text:p>102,75</text:p>
          </table:table-cell>
          <table:table-cell table:style-name="ce23" office:value-type="float" office:value="103.63" calcext:value-type="float">
            <text:p>103,63</text:p>
          </table:table-cell>
          <table:table-cell table:style-name="ce23" office:value-type="float" office:value="103.2" calcext:value-type="float">
            <text:p>103,20</text:p>
          </table:table-cell>
          <table:table-cell table:style-name="ce23" office:value-type="float" office:value="101.41" calcext:value-type="float">
            <text:p>101,41</text:p>
          </table:table-cell>
          <table:table-cell table:style-name="ce23" office:value-type="float" office:value="99.85" calcext:value-type="float">
            <text:p>99,85</text:p>
          </table:table-cell>
          <table:table-cell table:number-columns-repeated="2" table:style-name="ce23" office:value-type="float" office:value="98.77" calcext:value-type="float">
            <text:p>98,77</text:p>
          </table:table-cell>
          <table:table-cell table:style-name="ce23" office:value-type="float" office:value="98.19" calcext:value-type="float">
            <text:p>98,19</text:p>
          </table:table-cell>
          <table:table-cell table:style-name="ce23" office:value-type="float" office:value="98.39" calcext:value-type="float">
            <text:p>98,39</text:p>
          </table:table-cell>
          <table:table-cell table:style-name="ce23" office:value-type="float" office:value="97.47" calcext:value-type="float">
            <text:p>97,47</text:p>
          </table:table-cell>
          <table:table-cell table:style-name="ce23" office:value-type="float" office:value="99.779375" calcext:value-type="float">
            <text:p>99,7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8</text:p>
          </table:table-cell>
          <table:table-cell office:value-type="float" office:value="96.5" calcext:value-type="float">
            <text:p>96,5</text:p>
          </table:table-cell>
          <table:table-cell table:formula="of:=LN([.B10])" office:value-type="float" office:value="4.56954300834494" calcext:value-type="float">
            <text:p>4,5695</text:p>
          </table:table-cell>
          <table:table-cell table:formula="of:=([.B4]/24)+(SUM([.B5:.B15])/12)+([.B16]/24)" office:value-type="float" office:value="96.4283333333333" calcext:value-type="float">
            <text:p>96,4283333333333</text:p>
          </table:table-cell>
          <table:table-cell table:style-name="ce21" office:value-type="float" office:value="96.3632373680977" calcext:value-type="float">
            <text:p>96,3632373680977</text:p>
          </table:table-cell>
          <table:table-cell/>
          <table:table-cell table:style-name="ce9" office:value-type="string" calcext:value-type="string">
            <text:p>Août</text:p>
          </table:table-cell>
          <table:table-cell table:style-name="ce23" office:value-type="float" office:value="96.5" calcext:value-type="float">
            <text:p>96,50</text:p>
          </table:table-cell>
          <table:table-cell table:style-name="ce23" office:value-type="float" office:value="97.54" calcext:value-type="float">
            <text:p>97,54</text:p>
          </table:table-cell>
          <table:table-cell table:style-name="ce23" office:value-type="float" office:value="98.05" calcext:value-type="float">
            <text:p>98,05</text:p>
          </table:table-cell>
          <table:table-cell table:style-name="ce23" office:value-type="float" office:value="100.31" calcext:value-type="float">
            <text:p>100,31</text:p>
          </table:table-cell>
          <table:table-cell table:style-name="ce23" office:value-type="float" office:value="101.34" calcext:value-type="float">
            <text:p>101,34</text:p>
          </table:table-cell>
          <table:table-cell table:style-name="ce23" office:value-type="float" office:value="101.73" calcext:value-type="float">
            <text:p>101,73</text:p>
          </table:table-cell>
          <table:table-cell table:style-name="ce23" office:value-type="float" office:value="103.12" calcext:value-type="float">
            <text:p>103,12</text:p>
          </table:table-cell>
          <table:table-cell table:style-name="ce23" office:value-type="float" office:value="103.92" calcext:value-type="float">
            <text:p>103,92</text:p>
          </table:table-cell>
          <table:table-cell table:style-name="ce23" office:value-type="float" office:value="103.51" calcext:value-type="float">
            <text:p>103,51</text:p>
          </table:table-cell>
          <table:table-cell table:style-name="ce23" office:value-type="float" office:value="101.57" calcext:value-type="float">
            <text:p>101,57</text:p>
          </table:table-cell>
          <table:table-cell table:style-name="ce23" office:value-type="float" office:value="100" calcext:value-type="float">
            <text:p>100,00</text:p>
          </table:table-cell>
          <table:table-cell table:style-name="ce23" office:value-type="float" office:value="99" calcext:value-type="float">
            <text:p>99,00</text:p>
          </table:table-cell>
          <table:table-cell table:style-name="ce23" office:value-type="float" office:value="98.94" calcext:value-type="float">
            <text:p>98,94</text:p>
          </table:table-cell>
          <table:table-cell table:style-name="ce23" office:value-type="float" office:value="98.41" calcext:value-type="float">
            <text:p>98,41</text:p>
          </table:table-cell>
          <table:table-cell table:style-name="ce23" office:value-type="float" office:value="98.49" calcext:value-type="float">
            <text:p>98,49</text:p>
          </table:table-cell>
          <table:table-cell table:style-name="ce23" office:value-type="float" office:value="97.84" calcext:value-type="float">
            <text:p>97,84</text:p>
          </table:table-cell>
          <table:table-cell table:style-name="ce24" office:value-type="float" office:value="100.016875" calcext:value-type="float">
            <text:p>100,0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09</text:p>
          </table:table-cell>
          <table:table-cell office:value-type="float" office:value="96.4" calcext:value-type="float">
            <text:p>96,4</text:p>
          </table:table-cell>
          <table:table-cell table:formula="of:=LN([.B11])" office:value-type="float" office:value="4.5685062016165" calcext:value-type="float">
            <text:p>4,5685</text:p>
          </table:table-cell>
          <table:table-cell table:formula="of:=([.B5]/24)+(SUM([.B6:.B16])/12)+([.B17]/24)" office:value-type="float" office:value="96.4658333333333" calcext:value-type="float">
            <text:p>96,4658333333333</text:p>
          </table:table-cell>
          <table:table-cell table:style-name="ce21" office:value-type="float" office:value="96.4301105345077" calcext:value-type="float">
            <text:p>96,4301105345077</text:p>
          </table:table-cell>
          <table:table-cell/>
          <table:table-cell table:style-name="ce9" office:value-type="string" calcext:value-type="string">
            <text:p>Septembre</text:p>
          </table:table-cell>
          <table:table-cell table:style-name="ce23" office:value-type="float" office:value="96.4" calcext:value-type="float">
            <text:p>96,40</text:p>
          </table:table-cell>
          <table:table-cell table:style-name="ce23" office:value-type="float" office:value="97.51" calcext:value-type="float">
            <text:p>97,51</text:p>
          </table:table-cell>
          <table:table-cell table:style-name="ce23" office:value-type="float" office:value="97.93" calcext:value-type="float">
            <text:p>97,93</text:p>
          </table:table-cell>
          <table:table-cell table:style-name="ce23" office:value-type="float" office:value="100.24" calcext:value-type="float">
            <text:p>100,24</text:p>
          </table:table-cell>
          <table:table-cell table:style-name="ce23" office:value-type="float" office:value="101.4" calcext:value-type="float">
            <text:p>101,40</text:p>
          </table:table-cell>
          <table:table-cell table:style-name="ce23" office:value-type="float" office:value="101.54" calcext:value-type="float">
            <text:p>101,54</text:p>
          </table:table-cell>
          <table:table-cell table:style-name="ce23" office:value-type="float" office:value="102.99" calcext:value-type="float">
            <text:p>102,99</text:p>
          </table:table-cell>
          <table:table-cell table:style-name="ce23" office:value-type="float" office:value="103.71" calcext:value-type="float">
            <text:p>103,71</text:p>
          </table:table-cell>
          <table:table-cell table:style-name="ce23" office:value-type="float" office:value="103.22" calcext:value-type="float">
            <text:p>103,22</text:p>
          </table:table-cell>
          <table:table-cell table:style-name="ce23" office:value-type="float" office:value="101.27" calcext:value-type="float">
            <text:p>101,27</text:p>
          </table:table-cell>
          <table:table-cell table:style-name="ce23" office:value-type="float" office:value="99.85" calcext:value-type="float">
            <text:p>99,85</text:p>
          </table:table-cell>
          <table:table-cell table:style-name="ce23" office:value-type="float" office:value="98.84" calcext:value-type="float">
            <text:p>98,84</text:p>
          </table:table-cell>
          <table:table-cell table:style-name="ce23" office:value-type="float" office:value="98.59" calcext:value-type="float">
            <text:p>98,59</text:p>
          </table:table-cell>
          <table:table-cell table:style-name="ce23" office:value-type="float" office:value="98.11" calcext:value-type="float">
            <text:p>98,11</text:p>
          </table:table-cell>
          <table:table-cell table:style-name="ce23" office:value-type="float" office:value="98.31" calcext:value-type="float">
            <text:p>98,31</text:p>
          </table:table-cell>
          <table:table-cell table:style-name="ce23" office:value-type="float" office:value="96.78" calcext:value-type="float">
            <text:p>96,78</text:p>
          </table:table-cell>
          <table:table-cell table:style-name="ce23" office:value-type="float" office:value="99.793125" calcext:value-type="float">
            <text:p>99,7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10</text:p>
          </table:table-cell>
          <table:table-cell office:value-type="float" office:value="96.2" calcext:value-type="float">
            <text:p>96,2</text:p>
          </table:table-cell>
          <table:table-cell table:formula="of:=LN([.B12])" office:value-type="float" office:value="4.56642935767166" calcext:value-type="float">
            <text:p>4,5664</text:p>
          </table:table-cell>
          <table:table-cell table:formula="of:=([.B6]/24)+(SUM([.B7:.B17])/12)+([.B18]/24)" office:value-type="float" office:value="96.5354166666667" calcext:value-type="float">
            <text:p>96,5354166666667</text:p>
          </table:table-cell>
          <table:table-cell table:style-name="ce21" office:value-type="float" office:value="96.2223668742181" calcext:value-type="float">
            <text:p>96,2223668742181</text:p>
          </table:table-cell>
          <table:table-cell/>
          <table:table-cell table:style-name="ce9" office:value-type="string" calcext:value-type="string">
            <text:p>Octobre</text:p>
          </table:table-cell>
          <table:table-cell table:style-name="ce23" office:value-type="float" office:value="96.2" calcext:value-type="float">
            <text:p>96,20</text:p>
          </table:table-cell>
          <table:table-cell table:style-name="ce23" office:value-type="float" office:value="97.5" calcext:value-type="float">
            <text:p>97,50</text:p>
          </table:table-cell>
          <table:table-cell table:style-name="ce23" office:value-type="float" office:value="98.01" calcext:value-type="float">
            <text:p>98,01</text:p>
          </table:table-cell>
          <table:table-cell table:style-name="ce23" office:value-type="float" office:value="100.34" calcext:value-type="float">
            <text:p>100,34</text:p>
          </table:table-cell>
          <table:table-cell table:style-name="ce23" office:value-type="float" office:value="101.55" calcext:value-type="float">
            <text:p>101,55</text:p>
          </table:table-cell>
          <table:table-cell table:style-name="ce23" office:value-type="float" office:value="101.48" calcext:value-type="float">
            <text:p>101,48</text:p>
          </table:table-cell>
          <table:table-cell table:style-name="ce23" office:value-type="float" office:value="103.31" calcext:value-type="float">
            <text:p>103,31</text:p>
          </table:table-cell>
          <table:table-cell table:style-name="ce23" office:value-type="float" office:value="103.73" calcext:value-type="float">
            <text:p>103,73</text:p>
          </table:table-cell>
          <table:table-cell table:style-name="ce23" office:value-type="float" office:value="103.08" calcext:value-type="float">
            <text:p>103,08</text:p>
          </table:table-cell>
          <table:table-cell table:style-name="ce23" office:value-type="float" office:value="101.01" calcext:value-type="float">
            <text:p>101,01</text:p>
          </table:table-cell>
          <table:table-cell table:style-name="ce23" office:value-type="float" office:value="99.77" calcext:value-type="float">
            <text:p>99,77</text:p>
          </table:table-cell>
          <table:table-cell table:style-name="ce23" office:value-type="float" office:value="98.94" calcext:value-type="float">
            <text:p>98,94</text:p>
          </table:table-cell>
          <table:table-cell table:style-name="ce23" office:value-type="float" office:value="98.78" calcext:value-type="float">
            <text:p>98,78</text:p>
          </table:table-cell>
          <table:table-cell table:style-name="ce23" office:value-type="float" office:value="98.18" calcext:value-type="float">
            <text:p>98,18</text:p>
          </table:table-cell>
          <table:table-cell table:style-name="ce23" office:value-type="float" office:value="98.24" calcext:value-type="float">
            <text:p>98,24</text:p>
          </table:table-cell>
          <table:table-cell table:style-name="ce23" office:value-type="float" office:value="96.96" calcext:value-type="float">
            <text:p>96,96</text:p>
          </table:table-cell>
          <table:table-cell table:style-name="ce23" office:value-type="float" office:value="99.8175" calcext:value-type="float">
            <text:p>99,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11</text:p>
          </table:table-cell>
          <table:table-cell office:value-type="float" office:value="96.1" calcext:value-type="float">
            <text:p>96,1</text:p>
          </table:table-cell>
          <table:table-cell table:formula="of:=LN([.B13])" office:value-type="float" office:value="4.56538931597625" calcext:value-type="float">
            <text:p>4,5654</text:p>
          </table:table-cell>
          <table:table-cell table:formula="of:=([.B7]/24)+(SUM([.B8:.B18])/12)+([.B19]/24)" office:value-type="float" office:value="96.6183333333333" calcext:value-type="float">
            <text:p>96,6183333333333</text:p>
          </table:table-cell>
          <table:table-cell table:style-name="ce8" office:value-type="float" office:value="96.0848544467666" calcext:value-type="float">
            <text:p>96,0848544467666</text:p>
          </table:table-cell>
          <table:table-cell/>
          <table:table-cell table:style-name="ce9" office:value-type="string" calcext:value-type="string">
            <text:p>Novembre</text:p>
          </table:table-cell>
          <table:table-cell table:style-name="ce23" office:value-type="float" office:value="96.1" calcext:value-type="float">
            <text:p>96,10</text:p>
          </table:table-cell>
          <table:table-cell table:style-name="ce23" office:value-type="float" office:value="97.69" calcext:value-type="float">
            <text:p>97,69</text:p>
          </table:table-cell>
          <table:table-cell table:style-name="ce23" office:value-type="float" office:value="98.16" calcext:value-type="float">
            <text:p>98,16</text:p>
          </table:table-cell>
          <table:table-cell table:style-name="ce23" office:value-type="float" office:value="100.71" calcext:value-type="float">
            <text:p>100,71</text:p>
          </table:table-cell>
          <table:table-cell table:style-name="ce23" office:value-type="float" office:value="101.75" calcext:value-type="float">
            <text:p>101,75</text:p>
          </table:table-cell>
          <table:table-cell table:style-name="ce23" office:value-type="float" office:value="101.37" calcext:value-type="float">
            <text:p>101,37</text:p>
          </table:table-cell>
          <table:table-cell table:style-name="ce23" office:value-type="float" office:value="103.77" calcext:value-type="float">
            <text:p>103,77</text:p>
          </table:table-cell>
          <table:table-cell table:style-name="ce23" office:value-type="float" office:value="103.86" calcext:value-type="float">
            <text:p>103,86</text:p>
          </table:table-cell>
          <table:table-cell table:style-name="ce23" office:value-type="float" office:value="103.17" calcext:value-type="float">
            <text:p>103,17</text:p>
          </table:table-cell>
          <table:table-cell table:style-name="ce23" office:value-type="float" office:value="100.84" calcext:value-type="float">
            <text:p>100,84</text:p>
          </table:table-cell>
          <table:table-cell table:style-name="ce23" office:value-type="float" office:value="99.64" calcext:value-type="float">
            <text:p>99,64</text:p>
          </table:table-cell>
          <table:table-cell table:style-name="ce23" office:value-type="float" office:value="98.84" calcext:value-type="float">
            <text:p>98,84</text:p>
          </table:table-cell>
          <table:table-cell table:style-name="ce23" office:value-type="float" office:value="98.63" calcext:value-type="float">
            <text:p>98,63</text:p>
          </table:table-cell>
          <table:table-cell table:style-name="ce23" office:value-type="float" office:value="98.26" calcext:value-type="float">
            <text:p>98,26</text:p>
          </table:table-cell>
          <table:table-cell table:style-name="ce23" office:value-type="float" office:value="98.03" calcext:value-type="float">
            <text:p>98,03</text:p>
          </table:table-cell>
          <table:table-cell table:style-name="ce23"/>
          <table:table-cell table:style-name="ce23" office:value-type="float" office:value="100.054666666667" calcext:value-type="float">
            <text:p>100,0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5-12</text:p>
          </table:table-cell>
          <table:table-cell office:value-type="float" office:value="96.3" calcext:value-type="float">
            <text:p>96,3</text:p>
          </table:table-cell>
          <table:table-cell table:formula="of:=LN([.B14])" office:value-type="float" office:value="4.56746831880408" calcext:value-type="float">
            <text:p>4,5675</text:p>
          </table:table-cell>
          <table:table-cell table:formula="of:=([.B8]/24)+(SUM([.B9:.B19])/12)+([.B20]/24)" office:value-type="float" office:value="96.6995833333333" calcext:value-type="float">
            <text:p>96,6995833333333</text:p>
          </table:table-cell>
          <table:table-cell table:style-name="ce8" office:value-type="float" office:value="96.2250204658951" calcext:value-type="float">
            <text:p>96,2250204658951</text:p>
          </table:table-cell>
          <table:table-cell/>
          <table:table-cell table:style-name="ce9" office:value-type="string" calcext:value-type="string">
            <text:p>Décembre</text:p>
          </table:table-cell>
          <table:table-cell table:style-name="ce23" office:value-type="float" office:value="96.3" calcext:value-type="float">
            <text:p>96,30</text:p>
          </table:table-cell>
          <table:table-cell table:style-name="ce23" office:value-type="float" office:value="97.71" calcext:value-type="float">
            <text:p>97,71</text:p>
          </table:table-cell>
          <table:table-cell table:style-name="ce23" office:value-type="float" office:value="98.26" calcext:value-type="float">
            <text:p>98,26</text:p>
          </table:table-cell>
          <table:table-cell table:style-name="ce23" office:value-type="float" office:value="100.7" calcext:value-type="float">
            <text:p>100,70</text:p>
          </table:table-cell>
          <table:table-cell table:style-name="ce23" office:value-type="float" office:value="101.57" calcext:value-type="float">
            <text:p>101,57</text:p>
          </table:table-cell>
          <table:table-cell table:style-name="ce23" office:value-type="float" office:value="101.44" calcext:value-type="float">
            <text:p>101,44</text:p>
          </table:table-cell>
          <table:table-cell table:style-name="ce23" office:value-type="float" office:value="103.86" calcext:value-type="float">
            <text:p>103,86</text:p>
          </table:table-cell>
          <table:table-cell table:style-name="ce23" office:value-type="float" office:value="103.84" calcext:value-type="float">
            <text:p>103,84</text:p>
          </table:table-cell>
          <table:table-cell table:style-name="ce23" office:value-type="float" office:value="103.19" calcext:value-type="float">
            <text:p>103,19</text:p>
          </table:table-cell>
          <table:table-cell table:style-name="ce23" office:value-type="float" office:value="100.45" calcext:value-type="float">
            <text:p>100,45</text:p>
          </table:table-cell>
          <table:table-cell table:style-name="ce23" office:value-type="float" office:value="99.66" calcext:value-type="float">
            <text:p>99,66</text:p>
          </table:table-cell>
          <table:table-cell table:style-name="ce23" office:value-type="float" office:value="99.02" calcext:value-type="float">
            <text:p>99,02</text:p>
          </table:table-cell>
          <table:table-cell table:style-name="ce23" office:value-type="float" office:value="98.78" calcext:value-type="float">
            <text:p>98,78</text:p>
          </table:table-cell>
          <table:table-cell table:style-name="ce23" office:value-type="float" office:value="98.66" calcext:value-type="float">
            <text:p>98,66</text:p>
          </table:table-cell>
          <table:table-cell table:style-name="ce23" office:value-type="float" office:value="98.35" calcext:value-type="float">
            <text:p>98,35</text:p>
          </table:table-cell>
          <table:table-cell table:style-name="ce23"/>
          <table:table-cell table:style-name="ce24" office:value-type="float" office:value="100.119333333333" calcext:value-type="float">
            <text:p>100,1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01</text:p>
          </table:table-cell>
          <table:table-cell office:value-type="float" office:value="96.52" calcext:value-type="float">
            <text:p>96,52</text:p>
          </table:table-cell>
          <table:table-cell table:formula="of:=LN([.B15])" office:value-type="float" office:value="4.56975024075683" calcext:value-type="float">
            <text:p>4,5698</text:p>
          </table:table-cell>
          <table:table-cell table:formula="of:=([.B9]/24)+(SUM([.B10:.B20])/12)+([.B21]/24)" office:value-type="float" office:value="96.7804166666667" calcext:value-type="float">
            <text:p>96,7804166666667</text:p>
          </table:table-cell>
          <table:table-cell table:style-name="ce8" office:value-type="float" office:value="96.5322713017707" calcext:value-type="float">
            <text:p>96,5322713017707</text:p>
          </table:table-cell>
          <table:table-cell/>
          <table:table-cell table:style-name="ce9" office:value-type="string" calcext:value-type="string">
            <text:p>moyenne</text:p>
          </table:table-cell>
          <table:table-cell table:style-name="ce24" office:value-type="float" office:value="96.425" calcext:value-type="float">
            <text:p>96,43</text:p>
          </table:table-cell>
          <table:table-cell table:style-name="ce23" office:value-type="float" office:value="97.3583333333334" calcext:value-type="float">
            <text:p>97,36</text:p>
          </table:table-cell>
          <table:table-cell table:style-name="ce23" office:value-type="float" office:value="97.7983333333333" calcext:value-type="float">
            <text:p>97,80</text:p>
          </table:table-cell>
          <table:table-cell table:style-name="ce23" office:value-type="float" office:value="99.8491666666667" calcext:value-type="float">
            <text:p>99,85</text:p>
          </table:table-cell>
          <table:table-cell table:style-name="ce23" office:value-type="float" office:value="101.180833333333" calcext:value-type="float">
            <text:p>101,18</text:p>
          </table:table-cell>
          <table:table-cell table:style-name="ce23" office:value-type="float" office:value="101.713333333333" calcext:value-type="float">
            <text:p>101,71</text:p>
          </table:table-cell>
          <table:table-cell table:style-name="ce23" office:value-type="float" office:value="102.458333333333" calcext:value-type="float">
            <text:p>102,46</text:p>
          </table:table-cell>
          <table:table-cell table:style-name="ce24" office:value-type="float" office:value="103.7275" calcext:value-type="float">
            <text:p>103,73</text:p>
          </table:table-cell>
          <table:table-cell table:style-name="ce29" office:value-type="float" office:value="103.421666666667" calcext:value-type="float">
            <text:p>103,42</text:p>
          </table:table-cell>
          <table:table-cell table:style-name="ce23" office:value-type="float" office:value="101.695833333333" calcext:value-type="float">
            <text:p>101,70</text:p>
          </table:table-cell>
          <table:table-cell table:style-name="ce23" office:value-type="float" office:value="100.000833333333" calcext:value-type="float">
            <text:p>100,00</text:p>
          </table:table-cell>
          <table:table-cell table:style-name="ce23" office:value-type="float" office:value="98.9875" calcext:value-type="float">
            <text:p>98,99</text:p>
          </table:table-cell>
          <table:table-cell table:style-name="ce23" office:value-type="float" office:value="98.7141666666667" calcext:value-type="float">
            <text:p>98,71</text:p>
          </table:table-cell>
          <table:table-cell table:style-name="ce23" office:value-type="float" office:value="98.4491666666667" calcext:value-type="float">
            <text:p>98,45</text:p>
          </table:table-cell>
          <table:table-cell table:style-name="ce23" office:value-type="float" office:value="98.3816666666667" calcext:value-type="float">
            <text:p>98,38</text:p>
          </table:table-cell>
          <table:table-cell table:style-name="ce23" office:value-type="float" office:value="97.375" calcext:value-type="float">
            <text:p>97,38</text:p>
          </table:table-cell>
          <table:table-cell table:style-name="ce23"/>
          <table:table-cell table:number-columns-repeated="1000"/>
        </table:table-row>
        <table:table-row table:style-name="ro2">
          <table:table-cell office:value-type="string" calcext:value-type="string">
            <text:p>2006-02</text:p>
          </table:table-cell>
          <table:table-cell office:value-type="float" office:value="96.84" calcext:value-type="float">
            <text:p>96,84</text:p>
          </table:table-cell>
          <table:table-cell table:formula="of:=LN([.B16])" office:value-type="float" office:value="4.57306013206986" calcext:value-type="float">
            <text:p>4,5731</text:p>
          </table:table-cell>
          <table:table-cell table:formula="of:=([.B10]/24)+(SUM([.B11:.B21])/12)+([.B22]/24)" office:value-type="float" office:value="96.8641666666667" calcext:value-type="float">
            <text:p>96,8641666666667</text:p>
          </table:table-cell>
          <table:table-cell table:style-name="ce8" office:value-type="float" office:value="96.7933635299092" calcext:value-type="float">
            <text:p>96,79336352990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6-03</text:p>
          </table:table-cell>
          <table:table-cell office:value-type="float" office:value="97.36" calcext:value-type="float">
            <text:p>97,36</text:p>
          </table:table-cell>
          <table:table-cell table:formula="of:=LN([.B17])" office:value-type="float" office:value="4.57841544867927" calcext:value-type="float">
            <text:p>4,5784</text:p>
          </table:table-cell>
          <table:table-cell table:formula="of:=([.B11]/24)+(SUM([.B12:.B22])/12)+([.B23]/24)" office:value-type="float" office:value="96.95375" calcext:value-type="float">
            <text:p>96,95375</text:p>
          </table:table-cell>
          <table:table-cell table:style-name="ce8" office:value-type="float" office:value="97.3017783438452" calcext:value-type="float">
            <text:p>97,3017783438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6-04</text:p>
          </table:table-cell>
          <table:table-cell office:value-type="float" office:value="97.51" calcext:value-type="float">
            <text:p>97,51</text:p>
          </table:table-cell>
          <table:table-cell table:formula="of:=LN([.B18])" office:value-type="float" office:value="4.57995493684703" calcext:value-type="float">
            <text:p>4,5800</text:p>
          </table:table-cell>
          <table:table-cell table:formula="of:=([.B12]/24)+(SUM([.B13:.B23])/12)+([.B24]/24)" office:value-type="float" office:value="97.0541666666667" calcext:value-type="float">
            <text:p>97,0541666666667</text:p>
          </table:table-cell>
          <table:table-cell office:value-type="float" office:value="97.480833334303" calcext:value-type="float">
            <text:p>97,480833334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6-05</text:p>
          </table:table-cell>
          <table:table-cell office:value-type="float" office:value="97.38" calcext:value-type="float">
            <text:p>97,38</text:p>
          </table:table-cell>
          <table:table-cell table:formula="of:=LN([.B19])" office:value-type="float" office:value="4.57862085075456" calcext:value-type="float">
            <text:p>4,5786</text:p>
          </table:table-cell>
          <table:table-cell table:formula="of:=([.B13]/24)+(SUM([.B14:.B24])/12)+([.B25]/24)" office:value-type="float" office:value="97.1745833333334" calcext:value-type="float">
            <text:p>97,1745833333334</text:p>
          </table:table-cell>
          <table:table-cell office:value-type="float" office:value="97.4924092863917" calcext:value-type="float">
            <text:p>97,4924092863917</text:p>
          </table:table-cell>
          <table:table-cell/>
          <table:table-cell table:style-name="ce9" office:value-type="string" calcext:value-type="string">
            <text:p>T_t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string" calcext:value-type="string">
            <text:p>moyenn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06</text:p>
          </table:table-cell>
          <table:table-cell office:value-type="float" office:value="97.37" calcext:value-type="float">
            <text:p>97,37</text:p>
          </table:table-cell>
          <table:table-cell table:formula="of:=LN([.B20])" office:value-type="float" office:value="4.57851815499066" calcext:value-type="float">
            <text:p>4,5785</text:p>
          </table:table-cell>
          <table:table-cell table:formula="of:=([.B14]/24)+(SUM([.B15:.B25])/12)+([.B26]/24)" office:value-type="float" office:value="97.2995833333333" calcext:value-type="float">
            <text:p>97,2995833333333</text:p>
          </table:table-cell>
          <table:table-cell office:value-type="float" office:value="97.4781467359849" calcext:value-type="float">
            <text:p>97,4781467359849</text:p>
          </table:table-cell>
          <table:table-cell/>
          <table:table-cell table:style-name="ce9" office:value-type="string" calcext:value-type="string">
            <text:p>Janvier</text:p>
          </table:table-cell>
          <table:table-cell table:style-name="ce6"/>
          <table:table-cell table:style-name="ce25" table:formula="of:=([.B9]/24)+(SUM([.B10:.B20])/12)+([.B21]/24)" office:value-type="float" office:value="96.7804166666667" calcext:value-type="float">
            <text:p>96,780</text:p>
          </table:table-cell>
          <table:table-cell table:style-name="ce25" table:formula="of:=([.B21]/24)+(SUM([.B22:.B32])/12)+([.B33]/24)" office:value-type="float" office:value="97.5804166666667" calcext:value-type="float">
            <text:p>97,580</text:p>
          </table:table-cell>
          <table:table-cell table:style-name="ce25" table:formula="of:=([.B33]/24)+(SUM([.B34:.B44])/12)+([.B45]/24)" office:value-type="float" office:value="98.76" calcext:value-type="float">
            <text:p>98,760</text:p>
          </table:table-cell>
          <table:table-cell table:style-name="ce6" office:value-type="float" office:value="100.704166666667" calcext:value-type="float">
            <text:p>100,704166666667</text:p>
          </table:table-cell>
          <table:table-cell table:style-name="ce26" table:formula="of:=([.B57]/24)+(SUM([.B58:.B68])/12)+([.B69]/24)" office:value-type="float" office:value="101.682916666667" calcext:value-type="float">
            <text:p>101,683</text:p>
          </table:table-cell>
          <table:table-cell table:style-name="ce26" table:formula="of:=([.B69]/24)+(SUM([.B70:.B80])/12)+([.B81]/24)" office:value-type="float" office:value="101.623333333333" calcext:value-type="float">
            <text:p>101,623</text:p>
          </table:table-cell>
          <table:table-cell table:style-name="ce26" table:formula="of:=([.B81]/24)+(SUM([.B82:.B92])/12)+([.B93]/24)" office:value-type="float" office:value="103.523333333333" calcext:value-type="float">
            <text:p>103,523</text:p>
          </table:table-cell>
          <table:table-cell table:style-name="ce26" table:formula="of:=([.B93]/24)+(SUM([.B94:.B104])/12)+([.B105]/24)" office:value-type="float" office:value="103.680416666667" calcext:value-type="float">
            <text:p>103,680</text:p>
          </table:table-cell>
          <table:table-cell table:style-name="ce26" table:formula="of:=([.B105]/24)+(SUM([.B106:.B116])/12)+([.B117]/24)" office:value-type="float" office:value="102.689583333333" calcext:value-type="float">
            <text:p>102,690</text:p>
          </table:table-cell>
          <table:table-cell table:style-name="ce25" table:formula="of:=([.B117]/24)+(SUM([.B118:.B128])/12)+([.B129]/24)" office:value-type="float" office:value="100.584166666667" calcext:value-type="float">
            <text:p>100,584</text:p>
          </table:table-cell>
          <table:table-cell table:style-name="ce25" table:formula="of:=([.B129]/24)+(SUM([.B130:.B140])/12)+([.B141]/24)" office:value-type="float" office:value="99.3891666666667" calcext:value-type="float">
            <text:p>99,389</text:p>
          </table:table-cell>
          <table:table-cell table:style-name="ce25" table:formula="of:=([.B141]/24)+(SUM([.B142:.B152])/12)+([.B153]/24)" office:value-type="float" office:value="98.7908333333333" calcext:value-type="float">
            <text:p>98,791</text:p>
          </table:table-cell>
          <table:table-cell table:style-name="ce25" table:formula="of:=([.B153]/24)+(SUM([.B154:.B164])/12)+([.B165]/24)" office:value-type="float" office:value="98.6483333333333" calcext:value-type="float">
            <text:p>98,648</text:p>
          </table:table-cell>
          <table:table-cell table:style-name="ce25" table:formula="of:=([.B165]/24)+(SUM([.B166:.B176])/12)+([.B177]/24)" office:value-type="float" office:value="98.39" calcext:value-type="float">
            <text:p>98,390</text:p>
          </table:table-cell>
          <table:table-cell table:style-name="ce30" table:formula="of:=([.B177]/24)+(SUM([.B178:.B188])/12)+([.B189]/24)" office:value-type="float" office:value="97.8375" calcext:value-type="float">
            <text:p>97,838</text:p>
          </table:table-cell>
          <table:table-cell table:style-name="ce6" table:formula="of:=AVERAGE([.I20:.W20])" office:value-type="float" office:value="100.044305555556" calcext:value-type="float">
            <text:p>100,0443055555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07</text:p>
          </table:table-cell>
          <table:table-cell office:value-type="float" office:value="97.37" calcext:value-type="float">
            <text:p>97,37</text:p>
          </table:table-cell>
          <table:table-cell table:formula="of:=LN([.B21])" office:value-type="float" office:value="4.57851815499066" calcext:value-type="float">
            <text:p>4,5785</text:p>
          </table:table-cell>
          <table:table-cell table:formula="of:=([.B15]/24)+(SUM([.B16:.B26])/12)+([.B27]/24)" office:value-type="float" office:value="97.3958333333333" calcext:value-type="float">
            <text:p>97,3958333333333</text:p>
          </table:table-cell>
          <table:table-cell office:value-type="float" office:value="97.4480737915964" calcext:value-type="float">
            <text:p>97,4480737915964</text:p>
          </table:table-cell>
          <table:table-cell/>
          <table:table-cell table:style-name="ce9" office:value-type="string" calcext:value-type="string">
            <text:p>Février</text:p>
          </table:table-cell>
          <table:table-cell table:style-name="ce6"/>
          <table:table-cell table:style-name="ce25" table:formula="of:=([.B10]/24)+(SUM([.B11:.B21])/12)+([.B22]/24)" office:value-type="float" office:value="96.8641666666667" calcext:value-type="float">
            <text:p>96,864</text:p>
          </table:table-cell>
          <table:table-cell table:style-name="ce25" table:formula="of:=([.B22]/24)+(SUM([.B23:.B33])/12)+([.B34]/24)" office:value-type="float" office:value="97.6145833333333" calcext:value-type="float">
            <text:p>97,615</text:p>
          </table:table-cell>
          <table:table-cell table:style-name="ce25" table:formula="of:=([.B34]/24)+(SUM([.B35:.B45])/12)+([.B46]/24)" office:value-type="float" office:value="98.9525" calcext:value-type="float">
            <text:p>98,953</text:p>
          </table:table-cell>
          <table:table-cell table:style-name="ce6" office:value-type="float" office:value="100.78125" calcext:value-type="float">
            <text:p>100,78125</text:p>
          </table:table-cell>
          <table:table-cell table:style-name="ce26" table:formula="of:=([.B58]/24)+(SUM([.B59:.B69])/12)+([.B70]/24)" office:value-type="float" office:value="101.73375" calcext:value-type="float">
            <text:p>101,734</text:p>
          </table:table-cell>
          <table:table-cell table:style-name="ce26" table:formula="of:=([.B70]/24)+(SUM([.B71:.B81])/12)+([.B82]/24)" office:value-type="float" office:value="101.725416666667" calcext:value-type="float">
            <text:p>101,725</text:p>
          </table:table-cell>
          <table:table-cell table:style-name="ce26" table:formula="of:=([.B82]/24)+(SUM([.B83:.B93])/12)+([.B94]/24)" office:value-type="float" office:value="103.593333333333" calcext:value-type="float">
            <text:p>103,593</text:p>
          </table:table-cell>
          <table:table-cell table:style-name="ce26" table:formula="of:=([.B94]/24)+(SUM([.B95:.B105])/12)+([.B106]/24)" office:value-type="float" office:value="103.645416666667" calcext:value-type="float">
            <text:p>103,645</text:p>
          </table:table-cell>
          <table:table-cell table:style-name="ce26" table:formula="of:=([.B106]/24)+(SUM([.B107:.B117])/12)+([.B118]/24)" office:value-type="float" office:value="102.534166666667" calcext:value-type="float">
            <text:p>102,534</text:p>
          </table:table-cell>
          <table:table-cell table:style-name="ce25" table:formula="of:=([.B118]/24)+(SUM([.B119:.B129])/12)+([.B130]/24)" office:value-type="float" office:value="100.45375" calcext:value-type="float">
            <text:p>100,454</text:p>
          </table:table-cell>
          <table:table-cell table:style-name="ce25" table:formula="of:=([.B130]/24)+(SUM([.B131:.B141])/12)+([.B142]/24)" office:value-type="float" office:value="99.3025" calcext:value-type="float">
            <text:p>99,303</text:p>
          </table:table-cell>
          <table:table-cell table:style-name="ce25" table:formula="of:=([.B142]/24)+(SUM([.B143:.B153])/12)+([.B154]/24)" office:value-type="float" office:value="98.7883333333333" calcext:value-type="float">
            <text:p>98,788</text:p>
          </table:table-cell>
          <table:table-cell table:style-name="ce25" table:formula="of:=([.B154]/24)+(SUM([.B155:.B165])/12)+([.B166]/24)" office:value-type="float" office:value="98.6020833333333" calcext:value-type="float">
            <text:p>98,602</text:p>
          </table:table-cell>
          <table:table-cell table:style-name="ce25" table:formula="of:=([.B166]/24)+(SUM([.B167:.B177])/12)+([.B178]/24)" office:value-type="float" office:value="98.4016666666667" calcext:value-type="float">
            <text:p>98,402</text:p>
          </table:table-cell>
          <table:table-cell table:style-name="ce30" table:formula="of:=([.B178]/24)+(SUM([.B179:.B189])/12)+([.B190]/24)" office:value-type="float" office:value="97.7720833333333" calcext:value-type="float">
            <text:p>97,772</text:p>
          </table:table-cell>
          <table:table-cell table:style-name="ce6" table:formula="of:=AVERAGE([.I21:.W21])" office:value-type="float" office:value="100.051" calcext:value-type="float">
            <text:p>100,05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08</text:p>
          </table:table-cell>
          <table:table-cell office:value-type="float" office:value="97.54" calcext:value-type="float">
            <text:p>97,54</text:p>
          </table:table-cell>
          <table:table-cell table:formula="of:=LN([.B22])" office:value-type="float" office:value="4.58026255028191" calcext:value-type="float">
            <text:p>4,5803</text:p>
          </table:table-cell>
          <table:table-cell table:formula="of:=([.B16]/24)+(SUM([.B17:.B27])/12)+([.B28]/24)" office:value-type="float" office:value="97.4604166666667" calcext:value-type="float">
            <text:p>97,4604166666667</text:p>
          </table:table-cell>
          <table:table-cell office:value-type="float" office:value="97.4017634495777" calcext:value-type="float">
            <text:p>97,4017634495777</text:p>
          </table:table-cell>
          <table:table-cell/>
          <table:table-cell table:style-name="ce9" office:value-type="string" calcext:value-type="string">
            <text:p>Mars</text:p>
          </table:table-cell>
          <table:table-cell table:style-name="ce6"/>
          <table:table-cell table:style-name="ce25" table:formula="of:=([.B11]/24)+(SUM([.B12:.B22])/12)+([.B23]/24)" office:value-type="float" office:value="96.95375" calcext:value-type="float">
            <text:p>96,954</text:p>
          </table:table-cell>
          <table:table-cell table:style-name="ce25" table:formula="of:=([.B23]/24)+(SUM([.B24:.B34])/12)+([.B35]/24)" office:value-type="float" office:value="97.6533333333333" calcext:value-type="float">
            <text:p>97,653</text:p>
          </table:table-cell>
          <table:table-cell table:style-name="ce25" table:formula="of:=([.B35]/24)+(SUM([.B36:.B46])/12)+([.B47]/24)" office:value-type="float" office:value="99.1429166666667" calcext:value-type="float">
            <text:p>99,143</text:p>
          </table:table-cell>
          <table:table-cell table:style-name="ce6" office:value-type="float" office:value="100.8725" calcext:value-type="float">
            <text:p>100,8725</text:p>
          </table:table-cell>
          <table:table-cell table:style-name="ce26" table:formula="of:=([.B59]/24)+(SUM([.B60:.B70])/12)+([.B71]/24)" office:value-type="float" office:value="101.755833333333" calcext:value-type="float">
            <text:p>101,756</text:p>
          </table:table-cell>
          <table:table-cell table:style-name="ce26" table:formula="of:=([.B71]/24)+(SUM([.B72:.B82])/12)+([.B83]/24)" office:value-type="float" office:value="101.84375" calcext:value-type="float">
            <text:p>101,844</text:p>
          </table:table-cell>
          <table:table-cell table:style-name="ce26" table:formula="of:=([.B83]/24)+(SUM([.B84:.B94])/12)+([.B95]/24)" office:value-type="float" office:value="103.656666666667" calcext:value-type="float">
            <text:p>103,657</text:p>
          </table:table-cell>
          <table:table-cell table:style-name="ce26" table:formula="of:=([.B95]/24)+(SUM([.B96:.B106])/12)+([.B107]/24)" office:value-type="float" office:value="103.607916666667" calcext:value-type="float">
            <text:p>103,608</text:p>
          </table:table-cell>
          <table:table-cell table:style-name="ce26" table:formula="of:=([.B107]/24)+(SUM([.B108:.B118])/12)+([.B119]/24)" office:value-type="float" office:value="102.372083333333" calcext:value-type="float">
            <text:p>102,372</text:p>
          </table:table-cell>
          <table:table-cell table:style-name="ce25" table:formula="of:=([.B119]/24)+(SUM([.B120:.B130])/12)+([.B131]/24)" office:value-type="float" office:value="100.329166666667" calcext:value-type="float">
            <text:p>100,329</text:p>
          </table:table-cell>
          <table:table-cell table:style-name="ce25" table:formula="of:=([.B131]/24)+(SUM([.B132:.B142])/12)+([.B143]/24)" office:value-type="float" office:value="99.21875" calcext:value-type="float">
            <text:p>99,219</text:p>
          </table:table-cell>
          <table:table-cell table:style-name="ce25" table:formula="of:=([.B143]/24)+(SUM([.B144:.B154])/12)+([.B155]/24)" office:value-type="float" office:value="98.7754166666667" calcext:value-type="float">
            <text:p>98,775</text:p>
          </table:table-cell>
          <table:table-cell table:style-name="ce25" table:formula="of:=([.B155]/24)+(SUM([.B156:.B166])/12)+([.B167]/24)" office:value-type="float" office:value="98.56" calcext:value-type="float">
            <text:p>98,560</text:p>
          </table:table-cell>
          <table:table-cell table:style-name="ce25" table:formula="of:=([.B167]/24)+(SUM([.B168:.B178])/12)+([.B179]/24)" office:value-type="float" office:value="98.4133333333334" calcext:value-type="float">
            <text:p>98,413</text:p>
          </table:table-cell>
          <table:table-cell table:style-name="ce30" table:formula="of:=([.B179]/24)+(SUM([.B180:.B190])/12)+([.B191]/24)" office:value-type="float" office:value="97.68125" calcext:value-type="float">
            <text:p>97,681</text:p>
          </table:table-cell>
          <table:table-cell table:style-name="ce6" table:formula="of:=AVERAGE([.I22:.W22])" office:value-type="float" office:value="100.055777777778" calcext:value-type="float">
            <text:p>100,05577777777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09</text:p>
          </table:table-cell>
          <table:table-cell office:value-type="float" office:value="97.51" calcext:value-type="float">
            <text:p>97,51</text:p>
          </table:table-cell>
          <table:table-cell table:formula="of:=LN([.B23])" office:value-type="float" office:value="4.57995493684703" calcext:value-type="float">
            <text:p>4,5800</text:p>
          </table:table-cell>
          <table:table-cell table:formula="of:=([.B17]/24)+(SUM([.B18:.B28])/12)+([.B29]/24)" office:value-type="float" office:value="97.4970833333333" calcext:value-type="float">
            <text:p>97,4970833333333</text:p>
          </table:table-cell>
          <table:table-cell office:value-type="float" office:value="97.5404572429445" calcext:value-type="float">
            <text:p>97,5404572429445</text:p>
          </table:table-cell>
          <table:table-cell/>
          <table:table-cell table:style-name="ce9" office:value-type="string" calcext:value-type="string">
            <text:p>Avril</text:p>
          </table:table-cell>
          <table:table-cell table:style-name="ce6"/>
          <table:table-cell table:style-name="ce25" table:formula="of:=([.B12]/24)+(SUM([.B13:.B23])/12)+([.B24]/24)" office:value-type="float" office:value="97.0541666666667" calcext:value-type="float">
            <text:p>97,054</text:p>
          </table:table-cell>
          <table:table-cell table:style-name="ce25" table:formula="of:=([.B24]/24)+(SUM([.B25:.B35])/12)+([.B36]/24)" office:value-type="float" office:value="97.6920833333334" calcext:value-type="float">
            <text:p>97,692</text:p>
          </table:table-cell>
          <table:table-cell table:style-name="ce25" table:formula="of:=([.B36]/24)+(SUM([.B37:.B47])/12)+([.B48]/24)" office:value-type="float" office:value="99.33625" calcext:value-type="float">
            <text:p>99,336</text:p>
          </table:table-cell>
          <table:table-cell table:style-name="ce6" office:value-type="float" office:value="100.97125" calcext:value-type="float">
            <text:p>100,97125</text:p>
          </table:table-cell>
          <table:table-cell table:style-name="ce26" table:formula="of:=([.B60]/24)+(SUM([.B61:.B71])/12)+([.B72]/24)" office:value-type="float" office:value="101.75875" calcext:value-type="float">
            <text:p>101,759</text:p>
          </table:table-cell>
          <table:table-cell table:style-name="ce26" table:formula="of:=([.B72]/24)+(SUM([.B73:.B83])/12)+([.B84]/24)" office:value-type="float" office:value="101.980416666667" calcext:value-type="float">
            <text:p>101,980</text:p>
          </table:table-cell>
          <table:table-cell table:style-name="ce26" table:formula="of:=([.B84]/24)+(SUM([.B85:.B95])/12)+([.B96]/24)" office:value-type="float" office:value="103.704166666667" calcext:value-type="float">
            <text:p>103,704</text:p>
          </table:table-cell>
          <table:table-cell table:style-name="ce26" table:formula="of:=([.B96]/24)+(SUM([.B97:.B107])/12)+([.B108]/24)" office:value-type="float" office:value="103.560416666667" calcext:value-type="float">
            <text:p>103,560</text:p>
          </table:table-cell>
          <table:table-cell table:style-name="ce26" table:formula="of:=([.B108]/24)+(SUM([.B109:.B119])/12)+([.B120]/24)" office:value-type="float" office:value="102.204583333333" calcext:value-type="float">
            <text:p>102,205</text:p>
          </table:table-cell>
          <table:table-cell table:style-name="ce25" table:formula="of:=([.B120]/24)+(SUM([.B121:.B131])/12)+([.B132]/24)" office:value-type="float" office:value="100.218333333333" calcext:value-type="float">
            <text:p>100,218</text:p>
          </table:table-cell>
          <table:table-cell table:style-name="ce25" table:formula="of:=([.B132]/24)+(SUM([.B133:.B143])/12)+([.B144]/24)" office:value-type="float" office:value="99.1420833333333" calcext:value-type="float">
            <text:p>99,142</text:p>
          </table:table-cell>
          <table:table-cell table:style-name="ce25" table:formula="of:=([.B144]/24)+(SUM([.B145:.B155])/12)+([.B156]/24)" office:value-type="float" office:value="98.7583333333333" calcext:value-type="float">
            <text:p>98,758</text:p>
          </table:table-cell>
          <table:table-cell table:style-name="ce25" table:formula="of:=([.B156]/24)+(SUM([.B157:.B167])/12)+([.B168]/24)" office:value-type="float" office:value="98.515" calcext:value-type="float">
            <text:p>98,515</text:p>
          </table:table-cell>
          <table:table-cell table:style-name="ce25" table:formula="of:=([.B168]/24)+(SUM([.B169:.B179])/12)+([.B180]/24)" office:value-type="float" office:value="98.4241666666667" calcext:value-type="float">
            <text:p>98,424</text:p>
          </table:table-cell>
          <table:table-cell table:style-name="ce30" table:formula="of:=([.B180]/24)+(SUM([.B181:.B191])/12)+([.B192]/24)" office:value-type="float" office:value="97.5641666666667" calcext:value-type="float">
            <text:p>97,564</text:p>
          </table:table-cell>
          <table:table-cell table:style-name="ce6" table:formula="of:=AVERAGE([.I23:.W23])" office:value-type="float" office:value="100.058944444444" calcext:value-type="float">
            <text:p>100,0589444444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10</text:p>
          </table:table-cell>
          <table:table-cell office:value-type="float" office:value="97.5" calcext:value-type="float">
            <text:p>97,5</text:p>
          </table:table-cell>
          <table:table-cell table:formula="of:=LN([.B24])" office:value-type="float" office:value="4.5798523780038" calcext:value-type="float">
            <text:p>4,5799</text:p>
          </table:table-cell>
          <table:table-cell table:formula="of:=([.B18]/24)+(SUM([.B19:.B29])/12)+([.B30]/24)" office:value-type="float" office:value="97.51" calcext:value-type="float">
            <text:p>97,51</text:p>
          </table:table-cell>
          <table:table-cell office:value-type="float" office:value="97.5226691292751" calcext:value-type="float">
            <text:p>97,5226691292751</text:p>
          </table:table-cell>
          <table:table-cell/>
          <table:table-cell table:style-name="ce9" office:value-type="string" calcext:value-type="string">
            <text:p>Mai</text:p>
          </table:table-cell>
          <table:table-cell table:style-name="ce6"/>
          <table:table-cell table:style-name="ce25" table:formula="of:=([.B13]/24)+(SUM([.B14:.B24])/12)+([.B25]/24)" office:value-type="float" office:value="97.1745833333334" calcext:value-type="float">
            <text:p>97,175</text:p>
          </table:table-cell>
          <table:table-cell table:style-name="ce25" table:formula="of:=([.B25]/24)+(SUM([.B26:.B36])/12)+([.B37]/24)" office:value-type="float" office:value="97.7329166666667" calcext:value-type="float">
            <text:p>97,733</text:p>
          </table:table-cell>
          <table:table-cell table:style-name="ce25" table:formula="of:=([.B37]/24)+(SUM([.B38:.B48])/12)+([.B49]/24)" office:value-type="float" office:value="99.5395833333334" calcext:value-type="float">
            <text:p>99,540</text:p>
          </table:table-cell>
          <table:table-cell table:style-name="ce6" office:value-type="float" office:value="101.065" calcext:value-type="float">
            <text:p>101,065</text:p>
          </table:table-cell>
          <table:table-cell table:style-name="ce26" table:formula="of:=([.B61]/24)+(SUM([.B62:.B72])/12)+([.B73]/24)" office:value-type="float" office:value="101.74" calcext:value-type="float">
            <text:p>101,740</text:p>
          </table:table-cell>
          <table:table-cell table:style-name="ce26" table:formula="of:=([.B73]/24)+(SUM([.B74:.B84])/12)+([.B85]/24)" office:value-type="float" office:value="102.156666666667" calcext:value-type="float">
            <text:p>102,157</text:p>
          </table:table-cell>
          <table:table-cell table:style-name="ce26" table:formula="of:=([.B85]/24)+(SUM([.B86:.B96])/12)+([.B97]/24)" office:value-type="float" office:value="103.725416666667" calcext:value-type="float">
            <text:p>103,725</text:p>
          </table:table-cell>
          <table:table-cell table:style-name="ce26" table:formula="of:=([.B97]/24)+(SUM([.B98:.B108])/12)+([.B109]/24)" office:value-type="float" office:value="103.504583333333" calcext:value-type="float">
            <text:p>103,505</text:p>
          </table:table-cell>
          <table:table-cell table:style-name="ce26" table:formula="of:=([.B109]/24)+(SUM([.B110:.B120])/12)+([.B121]/24)" office:value-type="float" office:value="102.02125" calcext:value-type="float">
            <text:p>102,021</text:p>
          </table:table-cell>
          <table:table-cell table:style-name="ce25" table:formula="of:=([.B121]/24)+(SUM([.B122:.B132])/12)+([.B133]/24)" office:value-type="float" office:value="100.116666666667" calcext:value-type="float">
            <text:p>100,117</text:p>
          </table:table-cell>
          <table:table-cell table:style-name="ce25" table:formula="of:=([.B133]/24)+(SUM([.B134:.B144])/12)+([.B145]/24)" office:value-type="float" office:value="99.0741666666667" calcext:value-type="float">
            <text:p>99,074</text:p>
          </table:table-cell>
          <table:table-cell table:style-name="ce25" table:formula="of:=([.B145]/24)+(SUM([.B146:.B156])/12)+([.B157]/24)" office:value-type="float" office:value="98.7429166666667" calcext:value-type="float">
            <text:p>98,743</text:p>
          </table:table-cell>
          <table:table-cell table:style-name="ce25" table:formula="of:=([.B157]/24)+(SUM([.B158:.B168])/12)+([.B169]/24)" office:value-type="float" office:value="98.4745833333333" calcext:value-type="float">
            <text:p>98,475</text:p>
          </table:table-cell>
          <table:table-cell table:style-name="ce25" table:formula="of:=([.B169]/24)+(SUM([.B170:.B180])/12)+([.B181]/24)" office:value-type="float" office:value="98.4170833333333" calcext:value-type="float">
            <text:p>98,417</text:p>
          </table:table-cell>
          <table:table-cell table:style-name="ce30"/>
          <table:table-cell table:style-name="ce6" table:formula="of:=AVERAGE([.I24:.V24])" office:value-type="float" office:value="100.248958333333" calcext:value-type="float">
            <text:p>100,24895833333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11</text:p>
          </table:table-cell>
          <table:table-cell office:value-type="float" office:value="97.69" calcext:value-type="float">
            <text:p>97,69</text:p>
          </table:table-cell>
          <table:table-cell table:formula="of:=LN([.B25])" office:value-type="float" office:value="4.58179919966485" calcext:value-type="float">
            <text:p>4,5818</text:p>
          </table:table-cell>
          <table:table-cell table:formula="of:=([.B19]/24)+(SUM([.B20:.B30])/12)+([.B31]/24)" office:value-type="float" office:value="97.5241666666667" calcext:value-type="float">
            <text:p>97,5241666666667</text:p>
          </table:table-cell>
          <table:table-cell office:value-type="float" office:value="97.6746038595695" calcext:value-type="float">
            <text:p>97,6746038595695</text:p>
          </table:table-cell>
          <table:table-cell/>
          <table:table-cell table:style-name="ce9" office:value-type="string" calcext:value-type="string">
            <text:p>Juin</text:p>
          </table:table-cell>
          <table:table-cell table:style-name="ce6"/>
          <table:table-cell table:style-name="ce25" table:formula="of:=([.B14]/24)+(SUM([.B15:.B25])/12)+([.B26]/24)" office:value-type="float" office:value="97.2995833333333" calcext:value-type="float">
            <text:p>97,300</text:p>
          </table:table-cell>
          <table:table-cell table:style-name="ce25" table:formula="of:=([.B26]/24)+(SUM([.B27:.B37])/12)+([.B38]/24)" office:value-type="float" office:value="97.7754166666667" calcext:value-type="float">
            <text:p>97,775</text:p>
          </table:table-cell>
          <table:table-cell table:style-name="ce25" table:formula="of:=([.B38]/24)+(SUM([.B39:.B49])/12)+([.B50]/24)" office:value-type="float" office:value="99.7475" calcext:value-type="float">
            <text:p>99,748</text:p>
          </table:table-cell>
          <table:table-cell table:style-name="ce6" office:value-type="float" office:value="101.144583333333" calcext:value-type="float">
            <text:p>101,144583333333</text:p>
          </table:table-cell>
          <table:table-cell table:style-name="ce26" table:formula="of:=([.B62]/24)+(SUM([.B63:.B73])/12)+([.B74]/24)" office:value-type="float" office:value="101.71875" calcext:value-type="float">
            <text:p>101,719</text:p>
          </table:table-cell>
          <table:table-cell table:style-name="ce26" table:formula="of:=([.B74]/24)+(SUM([.B75:.B85])/12)+([.B86]/24)" office:value-type="float" office:value="102.3575" calcext:value-type="float">
            <text:p>102,358</text:p>
          </table:table-cell>
          <table:table-cell table:style-name="ce26" table:formula="of:=([.B86]/24)+(SUM([.B87:.B97])/12)+([.B98]/24)" office:value-type="float" office:value="103.728333333333" calcext:value-type="float">
            <text:p>103,728</text:p>
          </table:table-cell>
          <table:table-cell table:style-name="ce26" table:formula="of:=([.B98]/24)+(SUM([.B99:.B109])/12)+([.B110]/24)" office:value-type="float" office:value="103.44875" calcext:value-type="float">
            <text:p>103,449</text:p>
          </table:table-cell>
          <table:table-cell table:style-name="ce26" table:formula="of:=([.B110]/24)+(SUM([.B111:.B121])/12)+([.B122]/24)" office:value-type="float" office:value="101.81" calcext:value-type="float">
            <text:p>101,810</text:p>
          </table:table-cell>
          <table:table-cell table:style-name="ce25" table:formula="of:=([.B122]/24)+(SUM([.B123:.B133])/12)+([.B134]/24)" office:value-type="float" office:value="100.03375" calcext:value-type="float">
            <text:p>100,034</text:p>
          </table:table-cell>
          <table:table-cell table:style-name="ce25" table:formula="of:=([.B134]/24)+(SUM([.B135:.B145])/12)+([.B146]/24)" office:value-type="float" office:value="99.0141666666667" calcext:value-type="float">
            <text:p>99,014</text:p>
          </table:table-cell>
          <table:table-cell table:style-name="ce25" table:formula="of:=([.B146]/24)+(SUM([.B147:.B157])/12)+([.B158]/24)" office:value-type="float" office:value="98.7241666666667" calcext:value-type="float">
            <text:p>98,724</text:p>
          </table:table-cell>
          <table:table-cell table:style-name="ce25" table:formula="of:=([.B158]/24)+(SUM([.B159:.B169])/12)+([.B170]/24)" office:value-type="float" office:value="98.4541666666667" calcext:value-type="float">
            <text:p>98,454</text:p>
          </table:table-cell>
          <table:table-cell table:style-name="ce25" table:formula="of:=([.B170]/24)+(SUM([.B171:.B181])/12)+([.B182]/24)" office:value-type="float" office:value="98.3945833333333" calcext:value-type="float">
            <text:p>98,395</text:p>
          </table:table-cell>
          <table:table-cell table:style-name="ce30"/>
          <table:table-cell table:style-name="ce6" table:formula="of:=AVERAGE([.I25:.V25])" office:value-type="float" office:value="100.260803571429" calcext:value-type="float">
            <text:p>100,26080357142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6-12</text:p>
          </table:table-cell>
          <table:table-cell office:value-type="float" office:value="97.71" calcext:value-type="float">
            <text:p>97,71</text:p>
          </table:table-cell>
          <table:table-cell table:formula="of:=LN([.B26])" office:value-type="float" office:value="4.58200390795625" calcext:value-type="float">
            <text:p>4,5820</text:p>
          </table:table-cell>
          <table:table-cell table:formula="of:=([.B20]/24)+(SUM([.B21:.B31])/12)+([.B32]/24)" office:value-type="float" office:value="97.55125" calcext:value-type="float">
            <text:p>97,55125</text:p>
          </table:table-cell>
          <table:table-cell office:value-type="float" office:value="97.6339226347104" calcext:value-type="float">
            <text:p>97,6339226347104</text:p>
          </table:table-cell>
          <table:table-cell/>
          <table:table-cell table:style-name="ce9" office:value-type="string" calcext:value-type="string">
            <text:p>Juillet</text:p>
          </table:table-cell>
          <table:table-cell table:style-name="ce25" table:formula="of:=([.B3]/24)+(SUM([.B4:.B14])/12)+([.B15]/24)" office:value-type="float" office:value="96.4216666666667" calcext:value-type="float">
            <text:p>96,422</text:p>
          </table:table-cell>
          <table:table-cell table:style-name="ce25" table:formula="of:=([.B15]/24)+(SUM([.B16:.B26])/12)+([.B27]/24)" office:value-type="float" office:value="97.3958333333333" calcext:value-type="float">
            <text:p>97,396</text:p>
          </table:table-cell>
          <table:table-cell table:style-name="ce25" table:formula="of:=([.B27]/24)+(SUM([.B28:.B38])/12)+([.B39]/24)" office:value-type="float" office:value="97.8529166666667" calcext:value-type="float">
            <text:p>97,853</text:p>
          </table:table-cell>
          <table:table-cell table:style-name="ce25" table:formula="of:=([.B39]/24)+(SUM([.B40:.B50])/12)+([.B51]/24)" office:value-type="float" office:value="99.9416666666667" calcext:value-type="float">
            <text:p>99,942</text:p>
          </table:table-cell>
          <table:table-cell table:style-name="ce6" office:value-type="float" office:value="101.216666666667" calcext:value-type="float">
            <text:p>101,216666666667</text:p>
          </table:table-cell>
          <table:table-cell table:style-name="ce26" table:formula="of:=([.B63]/24)+(SUM([.B64:.B74])/12)+([.B75]/24)" office:value-type="float" office:value="101.6925" calcext:value-type="float">
            <text:p>101,693</text:p>
          </table:table-cell>
          <table:table-cell table:style-name="ce26" table:formula="of:=([.B75]/24)+(SUM([.B76:.B86])/12)+([.B87]/24)" office:value-type="float" office:value="102.564166666667" calcext:value-type="float">
            <text:p>102,564</text:p>
          </table:table-cell>
          <table:table-cell table:style-name="ce26" table:formula="of:=([.B87]/24)+(SUM([.B88:.B98])/12)+([.B99]/24)" office:value-type="float" office:value="103.725" calcext:value-type="float">
            <text:p>103,725</text:p>
          </table:table-cell>
          <table:table-cell table:style-name="ce26" table:formula="of:=([.B99]/24)+(SUM([.B100:.B110])/12)+([.B111]/24)" office:value-type="float" office:value="103.38875" calcext:value-type="float">
            <text:p>103,389</text:p>
          </table:table-cell>
          <table:table-cell table:style-name="ce26" table:formula="of:=([.B111]/24)+(SUM([.B112:.B122])/12)+([.B123]/24)" office:value-type="float" office:value="101.5875" calcext:value-type="float">
            <text:p>101,588</text:p>
          </table:table-cell>
          <table:table-cell table:style-name="ce25" table:formula="of:=([.B123]/24)+(SUM([.B124:.B134])/12)+([.B135]/24)" office:value-type="float" office:value="99.9541666666667" calcext:value-type="float">
            <text:p>99,954</text:p>
          </table:table-cell>
          <table:table-cell table:style-name="ce25" table:formula="of:=([.B135]/24)+(SUM([.B136:.B146])/12)+([.B147]/24)" office:value-type="float" office:value="98.96625" calcext:value-type="float">
            <text:p>98,966</text:p>
          </table:table-cell>
          <table:table-cell table:style-name="ce25" table:formula="of:=([.B147]/24)+(SUM([.B148:.B158])/12)+([.B159]/24)" office:value-type="float" office:value="98.7066666666667" calcext:value-type="float">
            <text:p>98,707</text:p>
          </table:table-cell>
          <table:table-cell table:style-name="ce25" table:formula="of:=([.B159]/24)+(SUM([.B160:.B170])/12)+([.B171]/24)" office:value-type="float" office:value="98.4508333333333" calcext:value-type="float">
            <text:p>98,451</text:p>
          </table:table-cell>
          <table:table-cell table:style-name="ce25" table:formula="of:=([.B171]/24)+(SUM([.B172:.B182])/12)+([.B183]/24)" office:value-type="float" office:value="98.3333333333333" calcext:value-type="float">
            <text:p>98,333</text:p>
          </table:table-cell>
          <table:table-cell table:style-name="ce30"/>
          <table:table-cell table:style-name="ce6" table:formula="of:=AVERAGE([.H26:.V26])" office:value-type="float" office:value="100.013194444444" calcext:value-type="float">
            <text:p>100,0131944444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7-01</text:p>
          </table:table-cell>
          <table:table-cell office:value-type="float" office:value="97.42" calcext:value-type="float">
            <text:p>97,42</text:p>
          </table:table-cell>
          <table:table-cell table:formula="of:=LN([.B27])" office:value-type="float" office:value="4.5790315283784" calcext:value-type="float">
            <text:p>4,5790</text:p>
          </table:table-cell>
          <table:table-cell table:formula="of:=([.B21]/24)+(SUM([.B22:.B32])/12)+([.B33]/24)" office:value-type="float" office:value="97.5804166666667" calcext:value-type="float">
            <text:p>97,5804166666667</text:p>
          </table:table-cell>
          <table:table-cell office:value-type="float" office:value="97.43238572543" calcext:value-type="float">
            <text:p>97,43238572543</text:p>
          </table:table-cell>
          <table:table-cell/>
          <table:table-cell table:style-name="ce9" office:value-type="string" calcext:value-type="string">
            <text:p>Août</text:p>
          </table:table-cell>
          <table:table-cell table:style-name="ce25" table:formula="of:=([.B4]/24)+(SUM([.B5:.B15])/12)+([.B16]/24)" office:value-type="float" office:value="96.4283333333333" calcext:value-type="float">
            <text:p>96,428</text:p>
          </table:table-cell>
          <table:table-cell table:style-name="ce25" table:formula="of:=([.B16]/24)+(SUM([.B17:.B27])/12)+([.B28]/24)" office:value-type="float" office:value="97.4604166666667" calcext:value-type="float">
            <text:p>97,460</text:p>
          </table:table-cell>
          <table:table-cell table:style-name="ce25" table:formula="of:=([.B28]/24)+(SUM([.B29:.B39])/12)+([.B40]/24)" office:value-type="float" office:value="97.97125" calcext:value-type="float">
            <text:p>97,971</text:p>
          </table:table-cell>
          <table:table-cell table:style-name="ce25" table:formula="of:=([.B40]/24)+(SUM([.B41:.B51])/12)+([.B52]/24)" office:value-type="float" office:value="100.120416666667" calcext:value-type="float">
            <text:p>100,120</text:p>
          </table:table-cell>
          <table:table-cell table:style-name="ce6" office:value-type="float" office:value="101.2875" calcext:value-type="float">
            <text:p>101,2875</text:p>
          </table:table-cell>
          <table:table-cell table:style-name="ce26" table:formula="of:=([.B64]/24)+(SUM([.B65:.B75])/12)+([.B76]/24)" office:value-type="float" office:value="101.64375" calcext:value-type="float">
            <text:p>101,644</text:p>
          </table:table-cell>
          <table:table-cell table:style-name="ce26" table:formula="of:=([.B76]/24)+(SUM([.B77:.B87])/12)+([.B88]/24)" office:value-type="float" office:value="102.774166666667" calcext:value-type="float">
            <text:p>102,774</text:p>
          </table:table-cell>
          <table:table-cell table:style-name="ce26" table:formula="of:=([.B88]/24)+(SUM([.B89:.B99])/12)+([.B100]/24)" office:value-type="float" office:value="103.7225" calcext:value-type="float">
            <text:p>103,723</text:p>
          </table:table-cell>
          <table:table-cell table:style-name="ce26" table:formula="of:=([.B100]/24)+(SUM([.B101:.B111])/12)+([.B112]/24)" office:value-type="float" office:value="103.319583333333" calcext:value-type="float">
            <text:p>103,320</text:p>
          </table:table-cell>
          <table:table-cell table:style-name="ce26" table:formula="of:=([.B112]/24)+(SUM([.B113:.B123])/12)+([.B124]/24)" office:value-type="float" office:value="101.375" calcext:value-type="float">
            <text:p>101,375</text:p>
          </table:table-cell>
          <table:table-cell table:style-name="ce25" table:formula="of:=([.B124]/24)+(SUM([.B125:.B135])/12)+([.B136]/24)" office:value-type="float" office:value="99.86125" calcext:value-type="float">
            <text:p>99,861</text:p>
          </table:table-cell>
          <table:table-cell table:style-name="ce25" table:formula="of:=([.B136]/24)+(SUM([.B137:.B147])/12)+([.B148]/24)" office:value-type="float" office:value="98.9245833333333" calcext:value-type="float">
            <text:p>98,925</text:p>
          </table:table-cell>
          <table:table-cell table:style-name="ce25" table:formula="of:=([.B148]/24)+(SUM([.B149:.B159])/12)+([.B160]/24)" office:value-type="float" office:value="98.695" calcext:value-type="float">
            <text:p>98,695</text:p>
          </table:table-cell>
          <table:table-cell table:style-name="ce25" table:formula="of:=([.B160]/24)+(SUM([.B161:.B171])/12)+([.B172]/24)" office:value-type="float" office:value="98.4479166666667" calcext:value-type="float">
            <text:p>98,448</text:p>
          </table:table-cell>
          <table:table-cell table:style-name="ce25" table:formula="of:=([.B172]/24)+(SUM([.B173:.B183])/12)+([.B184]/24)" office:value-type="float" office:value="98.25" calcext:value-type="float">
            <text:p>98,250</text:p>
          </table:table-cell>
          <table:table-cell table:style-name="ce30"/>
          <table:table-cell table:style-name="ce6" table:formula="of:=AVERAGE([.H27:.V27])" office:value-type="float" office:value="100.018777777778" calcext:value-type="float">
            <text:p>100,01877777777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7-02</text:p>
          </table:table-cell>
          <table:table-cell office:value-type="float" office:value="97.49" calcext:value-type="float">
            <text:p>97,49</text:p>
          </table:table-cell>
          <table:table-cell table:formula="of:=LN([.B28])" office:value-type="float" office:value="4.57974980864118" calcext:value-type="float">
            <text:p>4,5797</text:p>
          </table:table-cell>
          <table:table-cell table:formula="of:=([.B22]/24)+(SUM([.B23:.B33])/12)+([.B34]/24)" office:value-type="float" office:value="97.6145833333333" calcext:value-type="float">
            <text:p>97,6145833333333</text:p>
          </table:table-cell>
          <table:table-cell office:value-type="float" office:value="97.4430505011446" calcext:value-type="float">
            <text:p>97,4430505011446</text:p>
          </table:table-cell>
          <table:table-cell/>
          <table:table-cell table:style-name="ce9" office:value-type="string" calcext:value-type="string">
            <text:p>Septembre</text:p>
          </table:table-cell>
          <table:table-cell table:style-name="ce25" table:formula="of:=([.B5]/24)+(SUM([.B6:.B16])/12)+([.B17]/24)" office:value-type="float" office:value="96.4658333333333" calcext:value-type="float">
            <text:p>96,466</text:p>
          </table:table-cell>
          <table:table-cell table:style-name="ce25" table:formula="of:=([.B17]/24)+(SUM([.B18:.B28])/12)+([.B29]/24)" office:value-type="float" office:value="97.4970833333333" calcext:value-type="float">
            <text:p>97,497</text:p>
          </table:table-cell>
          <table:table-cell table:style-name="ce25" table:formula="of:=([.B29]/24)+(SUM([.B30:.B40])/12)+([.B41]/24)" office:value-type="float" office:value="98.1066666666667" calcext:value-type="float">
            <text:p>98,107</text:p>
          </table:table-cell>
          <table:table-cell table:style-name="ce25" table:formula="of:=([.B41]/24)+(SUM([.B42:.B52])/12)+([.B53]/24)" office:value-type="float" office:value="100.28625" calcext:value-type="float">
            <text:p>100,286</text:p>
          </table:table-cell>
          <table:table-cell table:style-name="ce6" office:value-type="float" office:value="101.355" calcext:value-type="float">
            <text:p>101,355</text:p>
          </table:table-cell>
          <table:table-cell table:style-name="ce26" table:formula="of:=([.B65]/24)+(SUM([.B66:.B76])/12)+([.B77]/24)" office:value-type="float" office:value="101.592916666667" calcext:value-type="float">
            <text:p>101,593</text:p>
          </table:table-cell>
          <table:table-cell table:style-name="ce26" table:formula="of:=([.B77]/24)+(SUM([.B78:.B88])/12)+([.B89]/24)" office:value-type="float" office:value="102.972083333333" calcext:value-type="float">
            <text:p>102,972</text:p>
          </table:table-cell>
          <table:table-cell table:style-name="ce26" table:formula="of:=([.B89]/24)+(SUM([.B90:.B100])/12)+([.B101]/24)" office:value-type="float" office:value="103.720416666667" calcext:value-type="float">
            <text:p>103,720</text:p>
          </table:table-cell>
          <table:table-cell table:style-name="ce26" table:formula="of:=([.B101]/24)+(SUM([.B102:.B112])/12)+([.B113]/24)" office:value-type="float" office:value="103.242083333333" calcext:value-type="float">
            <text:p>103,242</text:p>
          </table:table-cell>
          <table:table-cell table:style-name="ce26" table:formula="of:=([.B113]/24)+(SUM([.B114:.B124])/12)+([.B125]/24)" office:value-type="float" office:value="101.170833333333" calcext:value-type="float">
            <text:p>101,171</text:p>
          </table:table-cell>
          <table:table-cell table:style-name="ce25" table:formula="of:=([.B125]/24)+(SUM([.B126:.B136])/12)+([.B137]/24)" office:value-type="float" office:value="99.7679166666667" calcext:value-type="float">
            <text:p>99,768</text:p>
          </table:table-cell>
          <table:table-cell table:style-name="ce25" table:formula="of:=([.B137]/24)+(SUM([.B138:.B148])/12)+([.B149]/24)" office:value-type="float" office:value="98.8891666666666" calcext:value-type="float">
            <text:p>98,889</text:p>
          </table:table-cell>
          <table:table-cell table:style-name="ce25" table:formula="of:=([.B149]/24)+(SUM([.B150:.B160])/12)+([.B161]/24)" office:value-type="float" office:value="98.6879166666667" calcext:value-type="float">
            <text:p>98,688</text:p>
          </table:table-cell>
          <table:table-cell table:style-name="ce25" table:formula="of:=([.B161]/24)+(SUM([.B162:.B172])/12)+([.B173]/24)" office:value-type="float" office:value="98.4329166666667" calcext:value-type="float">
            <text:p>98,433</text:p>
          </table:table-cell>
          <table:table-cell table:style-name="ce25" table:formula="of:=([.B173]/24)+(SUM([.B174:.B184])/12)+([.B185]/24)" office:value-type="float" office:value="98.175" calcext:value-type="float">
            <text:p>98,175</text:p>
          </table:table-cell>
          <table:table-cell table:style-name="ce30"/>
          <table:table-cell table:style-name="ce6" table:formula="of:=AVERAGE([.H28:.V28])" office:value-type="float" office:value="100.024138888889" calcext:value-type="float">
            <text:p>100,02413888888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7-03</text:p>
          </table:table-cell>
          <table:table-cell office:value-type="float" office:value="97.59" calcext:value-type="float">
            <text:p>97,59</text:p>
          </table:table-cell>
          <table:table-cell table:formula="of:=LN([.B29])" office:value-type="float" office:value="4.58077502915337" calcext:value-type="float">
            <text:p>4,5808</text:p>
          </table:table-cell>
          <table:table-cell table:formula="of:=([.B23]/24)+(SUM([.B24:.B34])/12)+([.B35]/24)" office:value-type="float" office:value="97.6533333333333" calcext:value-type="float">
            <text:p>97,6533333333333</text:p>
          </table:table-cell>
          <table:table-cell office:value-type="float" office:value="97.5316408029566" calcext:value-type="float">
            <text:p>97,5316408029566</text:p>
          </table:table-cell>
          <table:table-cell/>
          <table:table-cell table:style-name="ce9" office:value-type="string" calcext:value-type="string">
            <text:p>Octobre</text:p>
          </table:table-cell>
          <table:table-cell table:style-name="ce25" table:formula="of:=([.B6]/24)+(SUM([.B7:.B17])/12)+([.B18]/24)" office:value-type="float" office:value="96.5354166666667" calcext:value-type="float">
            <text:p>96,535</text:p>
          </table:table-cell>
          <table:table-cell table:style-name="ce25" table:formula="of:=([.B18]/24)+(SUM([.B19:.B29])/12)+([.B30]/24)" office:value-type="float" office:value="97.51" calcext:value-type="float">
            <text:p>97,510</text:p>
          </table:table-cell>
          <table:table-cell table:style-name="ce25" table:formula="of:=([.B30]/24)+(SUM([.B31:.B41])/12)+([.B42]/24)" office:value-type="float" office:value="98.2633333333333" calcext:value-type="float">
            <text:p>98,263</text:p>
          </table:table-cell>
          <table:table-cell table:style-name="ce25" table:formula="of:=([.B42]/24)+(SUM([.B43:.B53])/12)+([.B54]/24)" office:value-type="float" office:value="100.42125" calcext:value-type="float">
            <text:p>100,421</text:p>
          </table:table-cell>
          <table:table-cell table:style-name="ce6" office:value-type="float" office:value="101.427083333333" calcext:value-type="float">
            <text:p>101,427083333333</text:p>
          </table:table-cell>
          <table:table-cell table:style-name="ce26" table:formula="of:=([.B66]/24)+(SUM([.B67:.B77])/12)+([.B78]/24)" office:value-type="float" office:value="101.550833333333" calcext:value-type="float">
            <text:p>101,551</text:p>
          </table:table-cell>
          <table:table-cell table:style-name="ce26" table:formula="of:=([.B78]/24)+(SUM([.B79:.B89])/12)+([.B90]/24)" office:value-type="float" office:value="103.159166666667" calcext:value-type="float">
            <text:p>103,159</text:p>
          </table:table-cell>
          <table:table-cell table:style-name="ce26" table:formula="of:=([.B90]/24)+(SUM([.B91:.B101])/12)+([.B102]/24)" office:value-type="float" office:value="103.718333333333" calcext:value-type="float">
            <text:p>103,718</text:p>
          </table:table-cell>
          <table:table-cell table:style-name="ce26" table:formula="of:=([.B102]/24)+(SUM([.B103:.B113])/12)+([.B114]/24)" office:value-type="float" office:value="103.13875" calcext:value-type="float">
            <text:p>103,139</text:p>
          </table:table-cell>
          <table:table-cell table:style-name="ce26" table:formula="of:=([.B114]/24)+(SUM([.B115:.B125])/12)+([.B126]/24)" office:value-type="float" office:value="100.99125" calcext:value-type="float">
            <text:p>100,991</text:p>
          </table:table-cell>
          <table:table-cell table:style-name="ce25" table:formula="of:=([.B126]/24)+(SUM([.B127:.B137])/12)+([.B138]/24)" office:value-type="float" office:value="99.6683333333333" calcext:value-type="float">
            <text:p>99,668</text:p>
          </table:table-cell>
          <table:table-cell table:style-name="ce25" table:formula="of:=([.B138]/24)+(SUM([.B139:.B149])/12)+([.B150]/24)" office:value-type="float" office:value="98.8558333333333" calcext:value-type="float">
            <text:p>98,856</text:p>
          </table:table-cell>
          <table:table-cell table:style-name="ce25" table:formula="of:=([.B150]/24)+(SUM([.B151:.B161])/12)+([.B162]/24)" office:value-type="float" office:value="98.6875" calcext:value-type="float">
            <text:p>98,688</text:p>
          </table:table-cell>
          <table:table-cell table:style-name="ce25" table:formula="of:=([.B162]/24)+(SUM([.B163:.B173])/12)+([.B174]/24)" office:value-type="float" office:value="98.415" calcext:value-type="float">
            <text:p>98,415</text:p>
          </table:table-cell>
          <table:table-cell table:style-name="ce25" table:formula="of:=([.B174]/24)+(SUM([.B175:.B185])/12)+([.B186]/24)" office:value-type="float" office:value="98.10125" calcext:value-type="float">
            <text:p>98,101</text:p>
          </table:table-cell>
          <table:table-cell table:style-name="ce30"/>
          <table:table-cell table:style-name="ce6" table:formula="of:=AVERAGE([.H29:.V29])" office:value-type="float" office:value="100.029555555556" calcext:value-type="float">
            <text:p>100,0295555555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7-04</text:p>
          </table:table-cell>
          <table:table-cell office:value-type="float" office:value="97.59" calcext:value-type="float">
            <text:p>97,59</text:p>
          </table:table-cell>
          <table:table-cell table:formula="of:=LN([.B30])" office:value-type="float" office:value="4.58077502915337" calcext:value-type="float">
            <text:p>4,5808</text:p>
          </table:table-cell>
          <table:table-cell table:formula="of:=([.B24]/24)+(SUM([.B25:.B35])/12)+([.B36]/24)" office:value-type="float" office:value="97.6920833333334" calcext:value-type="float">
            <text:p>97,6920833333334</text:p>
          </table:table-cell>
          <table:table-cell office:value-type="float" office:value="97.5608094051341" calcext:value-type="float">
            <text:p>97,5608094051341</text:p>
          </table:table-cell>
          <table:table-cell/>
          <table:table-cell table:style-name="ce9" office:value-type="string" calcext:value-type="string">
            <text:p>Novembre</text:p>
          </table:table-cell>
          <table:table-cell table:style-name="ce25" table:formula="of:=([.B7]/24)+(SUM([.B8:.B18])/12)+([.B19]/24)" office:value-type="float" office:value="96.6183333333333" calcext:value-type="float">
            <text:p>96,618</text:p>
          </table:table-cell>
          <table:table-cell table:style-name="ce25" table:formula="of:=([.B19]/24)+(SUM([.B20:.B30])/12)+([.B31]/24)" office:value-type="float" office:value="97.5241666666667" calcext:value-type="float">
            <text:p>97,524</text:p>
          </table:table-cell>
          <table:table-cell table:style-name="ce25" table:formula="of:=([.B31]/24)+(SUM([.B32:.B42])/12)+([.B43]/24)" office:value-type="float" office:value="98.4283333333334" calcext:value-type="float">
            <text:p>98,428</text:p>
          </table:table-cell>
          <table:table-cell table:style-name="ce25" table:formula="of:=([.B43]/24)+(SUM([.B44:.B54])/12)+([.B55]/24)" office:value-type="float" office:value="100.5325" calcext:value-type="float">
            <text:p>100,533</text:p>
          </table:table-cell>
          <table:table-cell table:style-name="ce6" office:value-type="float" office:value="101.504583333333" calcext:value-type="float">
            <text:p>101,504583333333</text:p>
          </table:table-cell>
          <table:table-cell table:style-name="ce26" table:formula="of:=([.B67]/24)+(SUM([.B68:.B78])/12)+([.B79]/24)" office:value-type="float" office:value="101.535416666667" calcext:value-type="float">
            <text:p>101,535</text:p>
          </table:table-cell>
          <table:table-cell table:style-name="ce26" table:formula="of:=([.B79]/24)+(SUM([.B80:.B90])/12)+([.B91]/24)" office:value-type="float" office:value="103.315833333333" calcext:value-type="float">
            <text:p>103,316</text:p>
          </table:table-cell>
          <table:table-cell table:style-name="ce26" table:formula="of:=([.B91]/24)+(SUM([.B92:.B102])/12)+([.B103]/24)" office:value-type="float" office:value="103.7175" calcext:value-type="float">
            <text:p>103,718</text:p>
          </table:table-cell>
          <table:table-cell table:style-name="ce26" table:formula="of:=([.B103]/24)+(SUM([.B104:.B114])/12)+([.B115]/24)" office:value-type="float" office:value="103.000833333333" calcext:value-type="float">
            <text:p>103,001</text:p>
          </table:table-cell>
          <table:table-cell table:style-name="ce26" table:formula="of:=([.B115]/24)+(SUM([.B116:.B126])/12)+([.B127]/24)" office:value-type="float" office:value="100.849583333333" calcext:value-type="float">
            <text:p>100,850</text:p>
          </table:table-cell>
          <table:table-cell table:style-name="ce25" table:formula="of:=([.B127]/24)+(SUM([.B128:.B138])/12)+([.B139]/24)" office:value-type="float" office:value="99.5633333333333" calcext:value-type="float">
            <text:p>99,563</text:p>
          </table:table-cell>
          <table:table-cell table:style-name="ce25" table:formula="of:=([.B139]/24)+(SUM([.B140:.B150])/12)+([.B151]/24)" office:value-type="float" office:value="98.82125" calcext:value-type="float">
            <text:p>98,821</text:p>
          </table:table-cell>
          <table:table-cell table:style-name="ce25" table:formula="of:=([.B151]/24)+(SUM([.B152:.B162])/12)+([.B163]/24)" office:value-type="float" office:value="98.6979166666667" calcext:value-type="float">
            <text:p>98,698</text:p>
          </table:table-cell>
          <table:table-cell table:style-name="ce25" table:formula="of:=([.B163]/24)+(SUM([.B164:.B174])/12)+([.B175]/24)" office:value-type="float" office:value="98.3925" calcext:value-type="float">
            <text:p>98,393</text:p>
          </table:table-cell>
          <table:table-cell table:style-name="ce25" table:formula="of:=([.B175]/24)+(SUM([.B176:.B186])/12)+([.B187]/24)" office:value-type="float" office:value="98.0279166666667" calcext:value-type="float">
            <text:p>98,028</text:p>
          </table:table-cell>
          <table:table-cell table:style-name="ce30"/>
          <table:table-cell table:style-name="ce6" table:formula="of:=AVERAGE([.H30:.V30])" office:value-type="float" office:value="100.035333333333" calcext:value-type="float">
            <text:p>100,03533333333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7-05</text:p>
          </table:table-cell>
          <table:table-cell office:value-type="float" office:value="97.64" calcext:value-type="float">
            <text:p>97,64</text:p>
          </table:table-cell>
          <table:table-cell table:formula="of:=LN([.B31])" office:value-type="float" office:value="4.58128724552476" calcext:value-type="float">
            <text:p>4,5813</text:p>
          </table:table-cell>
          <table:table-cell table:formula="of:=([.B25]/24)+(SUM([.B26:.B36])/12)+([.B37]/24)" office:value-type="float" office:value="97.7329166666667" calcext:value-type="float">
            <text:p>97,7329166666667</text:p>
          </table:table-cell>
          <table:table-cell office:value-type="float" office:value="97.7527094138764" calcext:value-type="float">
            <text:p>97,7527094138764</text:p>
          </table:table-cell>
          <table:table-cell/>
          <table:table-cell table:style-name="ce9" office:value-type="string" calcext:value-type="string">
            <text:p>Décembre</text:p>
          </table:table-cell>
          <table:table-cell table:style-name="ce25" table:formula="of:=([.B8]/24)+(SUM([.B9:.B19])/12)+([.B20]/24)" office:value-type="float" office:value="96.6995833333333" calcext:value-type="float">
            <text:p>96,700</text:p>
          </table:table-cell>
          <table:table-cell table:style-name="ce25" table:formula="of:=([.B20]/24)+(SUM([.B21:.B31])/12)+([.B32]/24)" office:value-type="float" office:value="97.55125" calcext:value-type="float">
            <text:p>97,551</text:p>
          </table:table-cell>
          <table:table-cell table:style-name="ce25" table:formula="of:=([.B32]/24)+(SUM([.B33:.B43])/12)+([.B44]/24)" office:value-type="float" office:value="98.585" calcext:value-type="float">
            <text:p>98,585</text:p>
          </table:table-cell>
          <table:table-cell table:style-name="ce25" table:formula="of:=([.B44]/24)+(SUM([.B45:.B55])/12)+([.B56]/24)" office:value-type="float" office:value="100.629166666667" calcext:value-type="float">
            <text:p>100,629</text:p>
          </table:table-cell>
          <table:table-cell table:style-name="ce6" office:value-type="float" office:value="101.595416666667" calcext:value-type="float">
            <text:p>101,595416666667</text:p>
          </table:table-cell>
          <table:table-cell table:style-name="ce26" table:formula="of:=([.B68]/24)+(SUM([.B69:.B79])/12)+([.B80]/24)" office:value-type="float" office:value="101.559166666667" calcext:value-type="float">
            <text:p>101,559</text:p>
          </table:table-cell>
          <table:table-cell table:style-name="ce26" table:formula="of:=([.B80]/24)+(SUM([.B81:.B91])/12)+([.B92]/24)" office:value-type="float" office:value="103.432916666667" calcext:value-type="float">
            <text:p>103,433</text:p>
          </table:table-cell>
          <table:table-cell table:style-name="ce26" table:formula="of:=([.B92]/24)+(SUM([.B93:.B103])/12)+([.B104]/24)" office:value-type="float" office:value="103.7075" calcext:value-type="float">
            <text:p>103,708</text:p>
          </table:table-cell>
          <table:table-cell table:style-name="ce26" table:formula="of:=([.B104]/24)+(SUM([.B105:.B115])/12)+([.B116]/24)" office:value-type="float" office:value="102.844583333333" calcext:value-type="float">
            <text:p>102,845</text:p>
          </table:table-cell>
          <table:table-cell table:style-name="ce26" table:formula="of:=([.B116]/24)+(SUM([.B117:.B127])/12)+([.B128]/24)" office:value-type="float" office:value="100.718333333333" calcext:value-type="float">
            <text:p>100,718</text:p>
          </table:table-cell>
          <table:table-cell table:style-name="ce25" table:formula="of:=([.B128]/24)+(SUM([.B129:.B139])/12)+([.B140]/24)" office:value-type="float" office:value="99.4725" calcext:value-type="float">
            <text:p>99,473</text:p>
          </table:table-cell>
          <table:table-cell table:style-name="ce25" table:formula="of:=([.B140]/24)+(SUM([.B141:.B151])/12)+([.B152]/24)" office:value-type="float" office:value="98.7979166666667" calcext:value-type="float">
            <text:p>98,798</text:p>
          </table:table-cell>
          <table:table-cell table:style-name="ce25" table:formula="of:=([.B152]/24)+(SUM([.B153:.B163])/12)+([.B164]/24)" office:value-type="float" office:value="98.6891666666667" calcext:value-type="float">
            <text:p>98,689</text:p>
          </table:table-cell>
          <table:table-cell table:style-name="ce25" table:formula="of:=([.B164]/24)+(SUM([.B165:.B175])/12)+([.B176]/24)" office:value-type="float" office:value="98.3795833333333" calcext:value-type="float">
            <text:p>98,380</text:p>
          </table:table-cell>
          <table:table-cell table:style-name="ce25" table:formula="of:=([.B176]/24)+(SUM([.B177:.B187])/12)+([.B188]/24)" office:value-type="float" office:value="97.9320833333333" calcext:value-type="float">
            <text:p>97,932</text:p>
          </table:table-cell>
          <table:table-cell table:style-name="ce30"/>
          <table:table-cell table:style-name="ce28" table:formula="of:=AVERAGE([.H31:.V31])" office:value-type="float" office:value="100.039611111111" calcext:value-type="float">
            <text:p>100,03961111111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7-06</text:p>
          </table:table-cell>
          <table:table-cell office:value-type="float" office:value="97.76" calcext:value-type="float">
            <text:p>97,76</text:p>
          </table:table-cell>
          <table:table-cell table:formula="of:=LN([.B32])" office:value-type="float" office:value="4.58251549542329" calcext:value-type="float">
            <text:p>4,5825</text:p>
          </table:table-cell>
          <table:table-cell table:formula="of:=([.B26]/24)+(SUM([.B27:.B37])/12)+([.B38]/24)" office:value-type="float" office:value="97.7754166666667" calcext:value-type="float">
            <text:p>97,7754166666667</text:p>
          </table:table-cell>
          <table:table-cell office:value-type="float" office:value="97.8685799004815" calcext:value-type="float">
            <text:p>97,8685799004815</text:p>
          </table:table-cell>
          <table:table-cell/>
          <table:table-cell table:style-name="ce9" office:value-type="string" calcext:value-type="string">
            <text:p>moyenne</text:p>
          </table:table-cell>
          <table:table-cell table:style-name="ce25" table:formula="of:=AVERAGE([.H26:.H31])" office:value-type="float" office:value="96.5281944444445" calcext:value-type="float">
            <text:p>96,528</text:p>
          </table:table-cell>
          <table:table-cell table:style-name="ce25" table:formula="of:=AVERAGE([.I20:.I31])" office:value-type="float" office:value="97.2554513888889" calcext:value-type="float">
            <text:p>97,255</text:p>
          </table:table-cell>
          <table:table-cell table:style-name="ce25" table:formula="of:=AVERAGE([.J20:.J31])" office:value-type="float" office:value="97.9380208333333" calcext:value-type="float">
            <text:p>97,938</text:p>
          </table:table-cell>
          <table:table-cell table:style-name="ce25" table:formula="of:=AVERAGE([.K20:.K31])" office:value-type="float" office:value="99.7841666666666" calcext:value-type="float">
            <text:p>99,784</text:p>
          </table:table-cell>
          <table:table-cell table:style-name="ce6" table:formula="of:=AVERAGE([.L20:.L31])" office:value-type="float" office:value="101.160416666667" calcext:value-type="float">
            <text:p>101,160416666667</text:p>
          </table:table-cell>
          <table:table-cell table:style-name="ce25" table:formula="of:=AVERAGE([.M20:.M31])" office:value-type="float" office:value="101.663715277778" calcext:value-type="float">
            <text:p>101,664</text:p>
          </table:table-cell>
          <table:table-cell table:style-name="ce25" table:formula="of:=AVERAGE([.N20:.N31])" office:value-type="float" office:value="102.492118055556" calcext:value-type="float">
            <text:p>102,492</text:p>
          </table:table-cell>
          <table:table-cell table:style-name="ce27" table:formula="of:=AVERAGE([.O20:.O31])" office:value-type="float" office:value="103.686875" calcext:value-type="float">
            <text:p>103,687</text:p>
          </table:table-cell>
          <table:table-cell table:style-name="ce25" table:formula="of:=AVERAGE([.P20:.P31])" office:value-type="float" office:value="103.365173611111" calcext:value-type="float">
            <text:p>103,365</text:p>
          </table:table-cell>
          <table:table-cell table:style-name="ce25" table:formula="of:=AVERAGE([.Q20:.Q31])" office:value-type="float" office:value="101.693680555556" calcext:value-type="float">
            <text:p>101,694</text:p>
          </table:table-cell>
          <table:table-cell table:style-name="ce25" table:formula="of:=AVERAGE([.R20:.R31])" office:value-type="float" office:value="100.001944444444" calcext:value-type="float">
            <text:p>100,002</text:p>
          </table:table-cell>
          <table:table-cell table:style-name="ce25" table:formula="of:=AVERAGE([.S20:.S31])" office:value-type="float" office:value="99.0329861111111" calcext:value-type="float">
            <text:p>99,033</text:p>
          </table:table-cell>
          <table:table-cell table:style-name="ce25" table:formula="of:=AVERAGE([.T20:.T31])" office:value-type="float" office:value="98.7286805555556" calcext:value-type="float">
            <text:p>98,729</text:p>
          </table:table-cell>
          <table:table-cell table:style-name="ce25" table:formula="of:=AVERAGE([.U20:.U31])" office:value-type="float" office:value="98.4810763888889" calcext:value-type="float">
            <text:p>98,481</text:p>
          </table:table-cell>
          <table:table-cell table:style-name="ce25" table:formula="of:=AVERAGE([.V20:.V31])" office:value-type="float" office:value="98.2717013888889" calcext:value-type="float">
            <text:p>98,272</text:p>
          </table:table-cell>
          <table:table-cell table:style-name="ce6" table:formula="of:=AVERAGE([.W20:.W23])" office:value-type="float" office:value="97.71375" calcext:value-type="float">
            <text:p>97,71375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2007-07</text:p>
          </table:table-cell>
          <table:table-cell office:value-type="float" office:value="97.68" calcext:value-type="float">
            <text:p>97,68</text:p>
          </table:table-cell>
          <table:table-cell table:formula="of:=LN([.B33])" office:value-type="float" office:value="4.58169682980245" calcext:value-type="float">
            <text:p>4,5817</text:p>
          </table:table-cell>
          <table:table-cell table:formula="of:=([.B27]/24)+(SUM([.B28:.B38])/12)+([.B39]/24)" office:value-type="float" office:value="97.8529166666667" calcext:value-type="float">
            <text:p>97,8529166666667</text:p>
          </table:table-cell>
          <table:table-cell office:value-type="float" office:value="97.7583223576372" calcext:value-type="float">
            <text:p>97,7583223576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7-08</text:p>
          </table:table-cell>
          <table:table-cell office:value-type="float" office:value="98.05" calcext:value-type="float">
            <text:p>98,05</text:p>
          </table:table-cell>
          <table:table-cell table:formula="of:=LN([.B34])" office:value-type="float" office:value="4.58547755264236" calcext:value-type="float">
            <text:p>4,5855</text:p>
          </table:table-cell>
          <table:table-cell table:formula="of:=([.B28]/24)+(SUM([.B29:.B39])/12)+([.B40]/24)" office:value-type="float" office:value="97.97125" calcext:value-type="float">
            <text:p>97,97125</text:p>
          </table:table-cell>
          <table:table-cell office:value-type="float" office:value="97.9110406626112" calcext:value-type="float">
            <text:p>97,91104066261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7-09</text:p>
          </table:table-cell>
          <table:table-cell office:value-type="float" office:value="97.93" calcext:value-type="float">
            <text:p>97,93</text:p>
          </table:table-cell>
          <table:table-cell table:formula="of:=LN([.B35])" office:value-type="float" office:value="4.5842529377327" calcext:value-type="float">
            <text:p>4,5843</text:p>
          </table:table-cell>
          <table:table-cell table:formula="of:=([.B29]/24)+(SUM([.B30:.B40])/12)+([.B41]/24)" office:value-type="float" office:value="98.1066666666667" calcext:value-type="float">
            <text:p>98,1066666666667</text:p>
          </table:table-cell>
          <table:table-cell office:value-type="float" office:value="97.9605884299206" calcext:value-type="float">
            <text:p>97,9605884299206</text:p>
          </table:table-cell>
          <table:table-cell/>
          <table:table-cell table:style-name="ce9" office:value-type="string" calcext:value-type="string">
            <text:p>X_t / T_t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I_t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7-10</text:p>
          </table:table-cell>
          <table:table-cell office:value-type="float" office:value="98.01" calcext:value-type="float">
            <text:p>98,01</text:p>
          </table:table-cell>
          <table:table-cell table:formula="of:=LN([.B36])" office:value-type="float" office:value="4.58506951428109" calcext:value-type="float">
            <text:p>4,5851</text:p>
          </table:table-cell>
          <table:table-cell table:formula="of:=([.B30]/24)+(SUM([.B31:.B41])/12)+([.B42]/24)" office:value-type="float" office:value="98.2633333333333" calcext:value-type="float">
            <text:p>98,2633333333333</text:p>
          </table:table-cell>
          <table:table-cell office:value-type="float" office:value="98.032787706259" calcext:value-type="float">
            <text:p>98,032787706259</text:p>
          </table:table-cell>
          <table:table-cell/>
          <table:table-cell table:style-name="ce9" office:value-type="string" calcext:value-type="string">
            <text:p>Janvier</text:p>
          </table:table-cell>
          <table:table-cell table:style-name="ce6"/>
          <table:table-cell table:style-name="ce6" table:formula="of:=[.I3]/[.I20]" office:value-type="float" office:value="0.997309200811114" calcext:value-type="float">
            <text:p>0,997309200811114</text:p>
          </table:table-cell>
          <table:table-cell table:style-name="ce6" table:formula="of:=[.J3]/[.J20]" office:value-type="float" office:value="0.998356056756607" calcext:value-type="float">
            <text:p>0,998356056756607</text:p>
          </table:table-cell>
          <table:table-cell table:style-name="ce6" table:formula="of:=[.K3]/[.K20]" office:value-type="float" office:value="0.999696233292831" calcext:value-type="float">
            <text:p>0,999696233292831</text:p>
          </table:table-cell>
          <table:table-cell table:style-name="ce6" table:formula="of:=[.L3]/[.L20]" office:value-type="float" office:value="1.00244114361372" calcext:value-type="float">
            <text:p>1,00244114361372</text:p>
          </table:table-cell>
          <table:table-cell table:style-name="ce6" table:formula="of:=[.M3]/[.M20]" office:value-type="float" office:value="1.00124980023685" calcext:value-type="float">
            <text:p>1,00124980023685</text:p>
          </table:table-cell>
          <table:table-cell table:style-name="ce6" table:formula="of:=[.N3]/[.N20]" office:value-type="float" office:value="0.996916718601371" calcext:value-type="float">
            <text:p>0,996916718601371</text:p>
          </table:table-cell>
          <table:table-cell table:style-name="ce6" table:formula="of:=[.O3]/[.O20]" office:value-type="float" office:value="1.00315548829571" calcext:value-type="float">
            <text:p>1,00315548829571</text:p>
          </table:table-cell>
          <table:table-cell table:style-name="ce6" table:formula="of:=[.P3]/[.P20]" office:value-type="float" office:value="1.00105693376682" calcext:value-type="float">
            <text:p>1,00105693376682</text:p>
          </table:table-cell>
          <table:table-cell table:style-name="ce6" table:formula="of:=[.Q3]/[.Q20]" office:value-type="float" office:value="1.00302286421456" calcext:value-type="float">
            <text:p>1,00302286421456</text:p>
          </table:table-cell>
          <table:table-cell table:style-name="ce6" table:formula="of:=[.R3]/[.R20]" office:value-type="float" office:value="0.998169029254107" calcext:value-type="float">
            <text:p>0,998169029254107</text:p>
          </table:table-cell>
          <table:table-cell table:style-name="ce6" table:formula="of:=[.S3]/[.S20]" office:value-type="float" office:value="0.998901624087132" calcext:value-type="float">
            <text:p>0,998901624087132</text:p>
          </table:table-cell>
          <table:table-cell table:style-name="ce6" table:formula="of:=[.T3]/[.T20]" office:value-type="float" office:value="0.999789116736539" calcext:value-type="float">
            <text:p>0,999789116736539</text:p>
          </table:table-cell>
          <table:table-cell table:style-name="ce6" table:formula="of:=[.U3]/[.U20]" office:value-type="float" office:value="0.999408673909004" calcext:value-type="float">
            <text:p>0,999408673909004</text:p>
          </table:table-cell>
          <table:table-cell table:style-name="ce6" table:formula="of:=[.V3]/[.V20]" office:value-type="float" office:value="1.00243927228377" calcext:value-type="float">
            <text:p>1,00243927228377</text:p>
          </table:table-cell>
          <table:table-cell table:style-name="ce6" table:formula="of:=[.W3]/[.W20]" office:value-type="float" office:value="0.996243771559985" calcext:value-type="float">
            <text:p>0,996243771559985</text:p>
          </table:table-cell>
          <table:table-cell table:style-name="ce6" table:formula="of:=AVERAGE([.I36:.W36])" office:value-type="float" office:value="0.999877061828008" calcext:value-type="float">
            <text:p>0,999877061828008</text:p>
          </table:table-cell>
          <table:table-cell table:style-name="ce6" table:formula="of:=[.X36]/[.X48]" office:value-type="float" office:value="0.999872878762664" calcext:value-type="float">
            <text:p>0,99987287876266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7-11</text:p>
          </table:table-cell>
          <table:table-cell office:value-type="float" office:value="98.16" calcext:value-type="float">
            <text:p>98,16</text:p>
          </table:table-cell>
          <table:table-cell table:formula="of:=LN([.B37])" office:value-type="float" office:value="4.58659880040266" calcext:value-type="float">
            <text:p>4,5866</text:p>
          </table:table-cell>
          <table:table-cell table:formula="of:=([.B31]/24)+(SUM([.B32:.B42])/12)+([.B43]/24)" office:value-type="float" office:value="98.4283333333334" calcext:value-type="float">
            <text:p>98,4283333333334</text:p>
          </table:table-cell>
          <table:table-cell office:value-type="float" office:value="98.1445297866244" calcext:value-type="float">
            <text:p>98,1445297866244</text:p>
          </table:table-cell>
          <table:table-cell/>
          <table:table-cell table:style-name="ce9" office:value-type="string" calcext:value-type="string">
            <text:p>Février</text:p>
          </table:table-cell>
          <table:table-cell table:style-name="ce6"/>
          <table:table-cell table:style-name="ce6" table:formula="of:=[.I4]/[.I21]" office:value-type="float" office:value="0.999750509734422" calcext:value-type="float">
            <text:p>0,999750509734422</text:p>
          </table:table-cell>
          <table:table-cell table:style-name="ce6" table:formula="of:=[.J4]/[.J21]" office:value-type="float" office:value="0.998723722121438" calcext:value-type="float">
            <text:p>0,998723722121438</text:p>
          </table:table-cell>
          <table:table-cell table:style-name="ce6" table:formula="of:=[.K4]/[.K21]" office:value-type="float" office:value="1.00068214547384" calcext:value-type="float">
            <text:p>1,00068214547384</text:p>
          </table:table-cell>
          <table:table-cell table:style-name="ce6" table:formula="of:=[.L4]/[.L21]" office:value-type="float" office:value="1.00306356589147" calcext:value-type="float">
            <text:p>1,00306356589147</text:p>
          </table:table-cell>
          <table:table-cell table:style-name="ce6" table:formula="of:=[.M4]/[.M21]" office:value-type="float" office:value="1.00192905500879" calcext:value-type="float">
            <text:p>1,00192905500879</text:p>
          </table:table-cell>
          <table:table-cell table:style-name="ce6" table:formula="of:=[.N4]/[.N21]" office:value-type="float" office:value="0.995424775027546" calcext:value-type="float">
            <text:p>0,995424775027546</text:p>
          </table:table-cell>
          <table:table-cell table:style-name="ce6" table:formula="of:=[.O4]/[.O21]" office:value-type="float" office:value="1.00160885513868" calcext:value-type="float">
            <text:p>1,00160885513868</text:p>
          </table:table-cell>
          <table:table-cell table:style-name="ce6" table:formula="of:=[.P4]/[.P21]" office:value-type="float" office:value="1.00110553208254" calcext:value-type="float">
            <text:p>1,00110553208254</text:p>
          </table:table-cell>
          <table:table-cell table:style-name="ce6" table:formula="of:=[.Q4]/[.Q21]" office:value-type="float" office:value="1.00347038791947" calcext:value-type="float">
            <text:p>1,00347038791947</text:p>
          </table:table-cell>
          <table:table-cell table:style-name="ce6" table:formula="of:=[.R4]/[.R21]" office:value-type="float" office:value="0.99936537959011" calcext:value-type="float">
            <text:p>0,99936537959011</text:p>
          </table:table-cell>
          <table:table-cell table:style-name="ce6" table:formula="of:=[.S4]/[.S21]" office:value-type="float" office:value="0.999773419601722" calcext:value-type="float">
            <text:p>0,999773419601722</text:p>
          </table:table-cell>
          <table:table-cell table:style-name="ce6" table:formula="of:=[.T4]/[.T21]" office:value-type="float" office:value="1.00001687108802" calcext:value-type="float">
            <text:p>1,00001687108802</text:p>
          </table:table-cell>
          <table:table-cell table:style-name="ce6" table:formula="of:=[.U4]/[.U21]" office:value-type="float" office:value="1.00089163092396" calcext:value-type="float">
            <text:p>1,00089163092396</text:p>
          </table:table-cell>
          <table:table-cell table:style-name="ce6" table:formula="of:=[.V4]/[.V21]" office:value-type="float" office:value="1.00181229992717" calcext:value-type="float">
            <text:p>1,00181229992717</text:p>
          </table:table-cell>
          <table:table-cell table:style-name="ce6" table:formula="of:=[.W4]/[.W21]" office:value-type="float" office:value="0.999671855889334" calcext:value-type="float">
            <text:p>0,999671855889334</text:p>
          </table:table-cell>
          <table:table-cell table:style-name="ce6" table:formula="of:=AVERAGE([.I37:.W37])" office:value-type="float" office:value="1.00048600036123" calcext:value-type="float">
            <text:p>1,00048600036123</text:p>
          </table:table-cell>
          <table:table-cell table:style-name="ce6" table:formula="of:=[.X37]/[.X48]" office:value-type="float" office:value="1.00048181474835" calcext:value-type="float">
            <text:p>1,0004818147483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7-12</text:p>
          </table:table-cell>
          <table:table-cell office:value-type="float" office:value="98.26" calcext:value-type="float">
            <text:p>98,26</text:p>
          </table:table-cell>
          <table:table-cell table:formula="of:=LN([.B38])" office:value-type="float" office:value="4.5876170267405" calcext:value-type="float">
            <text:p>4,5876</text:p>
          </table:table-cell>
          <table:table-cell table:formula="of:=([.B32]/24)+(SUM([.B33:.B43])/12)+([.B44]/24)" office:value-type="float" office:value="98.585" calcext:value-type="float">
            <text:p>98,585</text:p>
          </table:table-cell>
          <table:table-cell office:value-type="float" office:value="98.183494402688" calcext:value-type="float">
            <text:p>98,183494402688</text:p>
          </table:table-cell>
          <table:table-cell/>
          <table:table-cell table:style-name="ce9" office:value-type="string" calcext:value-type="string">
            <text:p>Mars</text:p>
          </table:table-cell>
          <table:table-cell table:style-name="ce6"/>
          <table:table-cell table:style-name="ce6" table:formula="of:=[.I5]/[.I22]" office:value-type="float" office:value="1.00419014220698" calcext:value-type="float">
            <text:p>1,00419014220698</text:p>
          </table:table-cell>
          <table:table-cell table:style-name="ce6" table:formula="of:=[.J5]/[.J22]" office:value-type="float" office:value="0.999351447296559" calcext:value-type="float">
            <text:p>0,999351447296559</text:p>
          </table:table-cell>
          <table:table-cell table:style-name="ce6" table:formula="of:=[.K5]/[.K22]" office:value-type="float" office:value="1.00168527756648" calcext:value-type="float">
            <text:p>1,00168527756648</text:p>
          </table:table-cell>
          <table:table-cell table:style-name="ce6" table:formula="of:=[.L5]/[.L22]" office:value-type="float" office:value="1.00344494287343" calcext:value-type="float">
            <text:p>1,00344494287343</text:p>
          </table:table-cell>
          <table:table-cell table:style-name="ce6" table:formula="of:=[.M5]/[.M22]" office:value-type="float" office:value="1.0023995348342" calcext:value-type="float">
            <text:p>1,0023995348342</text:p>
          </table:table-cell>
          <table:table-cell table:style-name="ce6" table:formula="of:=[.N5]/[.N22]" office:value-type="float" office:value="0.996133783369132" calcext:value-type="float">
            <text:p>0,996133783369132</text:p>
          </table:table-cell>
          <table:table-cell table:style-name="ce6" table:formula="of:=[.O5]/[.O22]" office:value-type="float" office:value="1.00041804675692" calcext:value-type="float">
            <text:p>1,00041804675692</text:p>
          </table:table-cell>
          <table:table-cell table:style-name="ce6" table:formula="of:=[.P5]/[.P22]" office:value-type="float" office:value="1.00040617874278" calcext:value-type="float">
            <text:p>1,00040617874278</text:p>
          </table:table-cell>
          <table:table-cell table:style-name="ce6" table:formula="of:=[.Q5]/[.Q22]" office:value-type="float" office:value="1.00281245293924" calcext:value-type="float">
            <text:p>1,00281245293924</text:p>
          </table:table-cell>
          <table:table-cell table:style-name="ce6" table:formula="of:=[.R5]/[.R22]" office:value-type="float" office:value="0.999310602599776" calcext:value-type="float">
            <text:p>0,999310602599776</text:p>
          </table:table-cell>
          <table:table-cell table:style-name="ce6" table:formula="of:=[.S5]/[.S22]" office:value-type="float" office:value="0.999105511811024" calcext:value-type="float">
            <text:p>0,999105511811024</text:p>
          </table:table-cell>
          <table:table-cell table:style-name="ce6" table:formula="of:=[.T5]/[.T22]" office:value-type="float" office:value="0.9999451617938" calcext:value-type="float">
            <text:p>0,9999451617938</text:p>
          </table:table-cell>
          <table:table-cell table:style-name="ce6" table:formula="of:=[.U5]/[.U22]" office:value-type="float" office:value="1.00142045454545" calcext:value-type="float">
            <text:p>1,00142045454545</text:p>
          </table:table-cell>
          <table:table-cell table:style-name="ce6" table:formula="of:=[.V5]/[.V22]" office:value-type="float" office:value="1.00037257824143" calcext:value-type="float">
            <text:p>1,00037257824143</text:p>
          </table:table-cell>
          <table:table-cell table:style-name="ce6" table:formula="of:=[.W5]/[.W22]" office:value-type="float" office:value="0.998042101222087" calcext:value-type="float">
            <text:p>0,998042101222087</text:p>
          </table:table-cell>
          <table:table-cell table:style-name="ce6" table:formula="of:=AVERAGE([.I38:.W38])" office:value-type="float" office:value="1.00060254778662" calcext:value-type="float">
            <text:p>1,00060254778662</text:p>
          </table:table-cell>
          <table:table-cell table:style-name="ce6" table:formula="of:=[.X38]/[.X48]" office:value-type="float" office:value="1.00059836168615" calcext:value-type="float">
            <text:p>1,000598361686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1</text:p>
          </table:table-cell>
          <table:table-cell office:value-type="float" office:value="98.73" calcext:value-type="float">
            <text:p>98,73</text:p>
          </table:table-cell>
          <table:table-cell table:formula="of:=LN([.B39])" office:value-type="float" office:value="4.59238885162336" calcext:value-type="float">
            <text:p>4,5924</text:p>
          </table:table-cell>
          <table:table-cell table:formula="of:=([.B33]/24)+(SUM([.B34:.B44])/12)+([.B45]/24)" office:value-type="float" office:value="98.76" calcext:value-type="float">
            <text:p>98,76</text:p>
          </table:table-cell>
          <table:table-cell office:value-type="float" office:value="98.742552275423" calcext:value-type="float">
            <text:p>98,742552275423</text:p>
          </table:table-cell>
          <table:table-cell/>
          <table:table-cell table:style-name="ce9" office:value-type="string" calcext:value-type="string">
            <text:p>Avril</text:p>
          </table:table-cell>
          <table:table-cell table:style-name="ce6"/>
          <table:table-cell table:style-name="ce6" table:formula="of:=[.I6]/[.I23]" office:value-type="float" office:value="1.0046966899927" calcext:value-type="float">
            <text:p>1,0046966899927</text:p>
          </table:table-cell>
          <table:table-cell table:style-name="ce6" table:formula="of:=[.J6]/[.J23]" office:value-type="float" office:value="0.998955050093619" calcext:value-type="float">
            <text:p>0,998955050093619</text:p>
          </table:table-cell>
          <table:table-cell table:style-name="ce6" table:formula="of:=[.K6]/[.K23]" office:value-type="float" office:value="1.00295712793668" calcext:value-type="float">
            <text:p>1,00295712793668</text:p>
          </table:table-cell>
          <table:table-cell table:style-name="ce6" table:formula="of:=[.L6]/[.L23]" office:value-type="float" office:value="0.999888582145908" calcext:value-type="float">
            <text:p>0,999888582145908</text:p>
          </table:table-cell>
          <table:table-cell table:style-name="ce6" table:formula="of:=[.M6]/[.M23]" office:value-type="float" office:value="1.00148635866695" calcext:value-type="float">
            <text:p>1,00148635866695</text:p>
          </table:table-cell>
          <table:table-cell table:style-name="ce6" table:formula="of:=[.N6]/[.N23]" office:value-type="float" office:value="0.9947988380122" calcext:value-type="float">
            <text:p>0,9947988380122</text:p>
          </table:table-cell>
          <table:table-cell table:style-name="ce6" table:formula="of:=[.O6]/[.O23]" office:value-type="float" office:value="0.999863393466993" calcext:value-type="float">
            <text:p>0,999863393466993</text:p>
          </table:table-cell>
          <table:table-cell table:style-name="ce6" table:formula="of:=[.P6]/[.P23]" office:value-type="float" office:value="1.00125128246394" calcext:value-type="float">
            <text:p>1,00125128246394</text:p>
          </table:table-cell>
          <table:table-cell table:style-name="ce6" table:formula="of:=[.Q6]/[.Q23]" office:value-type="float" office:value="0.999955155305331" calcext:value-type="float">
            <text:p>0,999955155305331</text:p>
          </table:table-cell>
          <table:table-cell table:style-name="ce6" table:formula="of:=[.R6]/[.R23]" office:value-type="float" office:value="1.00071510535331" calcext:value-type="float">
            <text:p>1,00071510535331</text:p>
          </table:table-cell>
          <table:table-cell table:style-name="ce6" table:formula="of:=[.S6]/[.S23]" office:value-type="float" office:value="0.998869467641138" calcext:value-type="float">
            <text:p>0,998869467641138</text:p>
          </table:table-cell>
          <table:table-cell table:style-name="ce6" table:formula="of:=[.T6]/[.T23]" office:value-type="float" office:value="0.998295502489241" calcext:value-type="float">
            <text:p>0,998295502489241</text:p>
          </table:table-cell>
          <table:table-cell table:style-name="ce6" table:formula="of:=[.U6]/[.U23]" office:value-type="float" office:value="1.00137034969294" calcext:value-type="float">
            <text:p>1,00137034969294</text:p>
          </table:table-cell>
          <table:table-cell table:style-name="ce6" table:formula="of:=[.V6]/[.V23]" office:value-type="float" office:value="1.0004656715407" calcext:value-type="float">
            <text:p>1,0004656715407</text:p>
          </table:table-cell>
          <table:table-cell table:style-name="ce6" table:formula="of:=[.W6]/[.W23]" office:value-type="float" office:value="1.00098225953859" calcext:value-type="float">
            <text:p>1,00098225953859</text:p>
          </table:table-cell>
          <table:table-cell table:style-name="ce6" table:formula="of:=AVERAGE([.I39:.W39])" office:value-type="float" office:value="1.00030338895602" calcext:value-type="float">
            <text:p>1,00030338895602</text:p>
          </table:table-cell>
          <table:table-cell table:style-name="ce6" table:formula="of:=[.X39]/[.X48]" office:value-type="float" office:value="1.0002992041071" calcext:value-type="float">
            <text:p>1,000299204107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2</text:p>
          </table:table-cell>
          <table:table-cell office:value-type="float" office:value="99.02" calcext:value-type="float">
            <text:p>99,02</text:p>
          </table:table-cell>
          <table:table-cell table:formula="of:=LN([.B40])" office:value-type="float" office:value="4.59532184993328" calcext:value-type="float">
            <text:p>4,5953</text:p>
          </table:table-cell>
          <table:table-cell table:formula="of:=([.B34]/24)+(SUM([.B35:.B45])/12)+([.B46]/24)" office:value-type="float" office:value="98.9525" calcext:value-type="float">
            <text:p>98,9525</text:p>
          </table:table-cell>
          <table:table-cell office:value-type="float" office:value="98.9723136795912" calcext:value-type="float">
            <text:p>98,9723136795912</text:p>
          </table:table-cell>
          <table:table-cell/>
          <table:table-cell table:style-name="ce9" office:value-type="string" calcext:value-type="string">
            <text:p>Mai</text:p>
          </table:table-cell>
          <table:table-cell table:style-name="ce6"/>
          <table:table-cell table:style-name="ce6" table:formula="of:=[.I7]/[.I24]" office:value-type="float" office:value="1.0021138929504" calcext:value-type="float">
            <text:p>1,0021138929504</text:p>
          </table:table-cell>
          <table:table-cell table:style-name="ce6" table:formula="of:=[.J7]/[.J24]" office:value-type="float" office:value="0.999049279712141" calcext:value-type="float">
            <text:p>0,999049279712141</text:p>
          </table:table-cell>
          <table:table-cell table:style-name="ce6" table:formula="of:=[.K7]/[.K24]" office:value-type="float" office:value="1.00020511103204" calcext:value-type="float">
            <text:p>1,00020511103204</text:p>
          </table:table-cell>
          <table:table-cell table:style-name="ce6" table:formula="of:=[.L7]/[.L24]" office:value-type="float" office:value="0.998367387324989" calcext:value-type="float">
            <text:p>0,998367387324989</text:p>
          </table:table-cell>
          <table:table-cell table:style-name="ce6" table:formula="of:=[.M7]/[.M24]" office:value-type="float" office:value="1.00068802830745" calcext:value-type="float">
            <text:p>1,00068802830745</text:p>
          </table:table-cell>
          <table:table-cell table:style-name="ce6" table:formula="of:=[.N7]/[.N24]" office:value-type="float" office:value="0.997487519169903" calcext:value-type="float">
            <text:p>0,997487519169903</text:p>
          </table:table-cell>
          <table:table-cell table:style-name="ce6" table:formula="of:=[.O7]/[.O24]" office:value-type="float" office:value="0.997055527213275" calcext:value-type="float">
            <text:p>0,997055527213275</text:p>
          </table:table-cell>
          <table:table-cell table:style-name="ce6" table:formula="of:=[.P7]/[.P24]" office:value-type="float" office:value="0.998989577756219" calcext:value-type="float">
            <text:p>0,998989577756219</text:p>
          </table:table-cell>
          <table:table-cell table:style-name="ce6" table:formula="of:=[.Q7]/[.Q24]" office:value-type="float" office:value="0.995674920666038" calcext:value-type="float">
            <text:p>0,995674920666038</text:p>
          </table:table-cell>
          <table:table-cell table:style-name="ce6" table:formula="of:=[.R7]/[.R24]" office:value-type="float" office:value="0.999733644081904" calcext:value-type="float">
            <text:p>0,999733644081904</text:p>
          </table:table-cell>
          <table:table-cell table:style-name="ce6" table:formula="of:=[.S7]/[.S24]" office:value-type="float" office:value="0.997535516321947" calcext:value-type="float">
            <text:p>0,997535516321947</text:p>
          </table:table-cell>
          <table:table-cell table:style-name="ce6" table:formula="of:=[.T7]/[.T24]" office:value-type="float" office:value="0.99693226940329" calcext:value-type="float">
            <text:p>0,99693226940329</text:p>
          </table:table-cell>
          <table:table-cell table:style-name="ce6" table:formula="of:=[.U7]/[.U24]" office:value-type="float" office:value="1.00157824142439" calcext:value-type="float">
            <text:p>1,00157824142439</text:p>
          </table:table-cell>
          <table:table-cell table:style-name="ce6" table:formula="of:=[.V7]/[.V24]" office:value-type="float" office:value="0.998505510137552" calcext:value-type="float">
            <text:p>0,998505510137552</text:p>
          </table:table-cell>
          <table:table-cell table:style-name="ce6"/>
          <table:table-cell table:style-name="ce6" table:formula="of:=AVERAGE([.I40:.V40])" office:value-type="float" office:value="0.998851173250111" calcext:value-type="float">
            <text:p>0,998851173250111</text:p>
          </table:table-cell>
          <table:table-cell table:style-name="ce6" table:formula="of:==[.X40]/[.X48]" office:value-type="float" office:value="0.998846994476652" calcext:value-type="float">
            <text:p>0,99884699447665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3</text:p>
          </table:table-cell>
          <table:table-cell office:value-type="float" office:value="99.31" calcext:value-type="float">
            <text:p>99,31</text:p>
          </table:table-cell>
          <table:table-cell table:formula="of:=LN([.B41])" office:value-type="float" office:value="4.59824627091527" calcext:value-type="float">
            <text:p>4,5982</text:p>
          </table:table-cell>
          <table:table-cell table:formula="of:=([.B35]/24)+(SUM([.B36:.B46])/12)+([.B47]/24)" office:value-type="float" office:value="99.1429166666667" calcext:value-type="float">
            <text:p>99,1429166666667</text:p>
          </table:table-cell>
          <table:table-cell office:value-type="float" office:value="99.2506122363113" calcext:value-type="float">
            <text:p>99,2506122363113</text:p>
          </table:table-cell>
          <table:table-cell/>
          <table:table-cell table:style-name="ce9" office:value-type="string" calcext:value-type="string">
            <text:p>Juin</text:p>
          </table:table-cell>
          <table:table-cell table:style-name="ce6"/>
          <table:table-cell table:style-name="ce6" table:formula="of:=[.I8]/[.I25]" office:value-type="float" office:value="1.00072370984802" calcext:value-type="float">
            <text:p>1,00072370984802</text:p>
          </table:table-cell>
          <table:table-cell table:style-name="ce6" table:formula="of:=[.J8]/[.J25]" office:value-type="float" office:value="0.999842325737979" calcext:value-type="float">
            <text:p>0,999842325737979</text:p>
          </table:table-cell>
          <table:table-cell table:style-name="ce6" table:formula="of:=[.K8]/[.K25]" office:value-type="float" office:value="0.998521266197148" calcext:value-type="float">
            <text:p>0,998521266197148</text:p>
          </table:table-cell>
          <table:table-cell table:style-name="ce6" table:formula="of:=[.L8]/[.L25]" office:value-type="float" office:value="0.994418056659818" calcext:value-type="float">
            <text:p>0,994418056659818</text:p>
          </table:table-cell>
          <table:table-cell table:style-name="ce6" table:formula="of:=[.M8]/[.M25]" office:value-type="float" office:value="1.00129032258065" calcext:value-type="float">
            <text:p>1,00129032258065</text:p>
          </table:table-cell>
          <table:table-cell table:style-name="ce6" table:formula="of:=[.N8]/[.N25]" office:value-type="float" office:value="0.999731333805534" calcext:value-type="float">
            <text:p>0,999731333805534</text:p>
          </table:table-cell>
          <table:table-cell table:style-name="ce6" table:formula="of:=[.O8]/[.O25]" office:value-type="float" office:value="0.998955605186625" calcext:value-type="float">
            <text:p>0,998955605186625</text:p>
          </table:table-cell>
          <table:table-cell table:style-name="ce6" table:formula="of:=[.P8]/[.P25]" office:value-type="float" office:value="0.999528752159886" calcext:value-type="float">
            <text:p>0,999528752159886</text:p>
          </table:table-cell>
          <table:table-cell table:style-name="ce6" table:formula="of:=[.Q8]/[.Q25]" office:value-type="float" office:value="0.996660445928691" calcext:value-type="float">
            <text:p>0,996660445928691</text:p>
          </table:table-cell>
          <table:table-cell table:style-name="ce6" table:formula="of:=[.R8]/[.R25]" office:value-type="float" office:value="0.997763254901471" calcext:value-type="float">
            <text:p>0,997763254901471</text:p>
          </table:table-cell>
          <table:table-cell table:style-name="ce6" table:formula="of:=[.S8]/[.S25]" office:value-type="float" office:value="0.998745970694429" calcext:value-type="float">
            <text:p>0,998745970694429</text:p>
          </table:table-cell>
          <table:table-cell table:style-name="ce6" table:formula="of:=[.T8]/[.T25]" office:value-type="float" office:value="0.999957794866167" calcext:value-type="float">
            <text:p>0,999957794866167</text:p>
          </table:table-cell>
          <table:table-cell table:style-name="ce6" table:formula="of:=[.U8]/[.U25]" office:value-type="float" office:value="0.998637267764188" calcext:value-type="float">
            <text:p>0,998637267764188</text:p>
          </table:table-cell>
          <table:table-cell table:style-name="ce6" table:formula="of:=[.V8]/[.V25]" office:value-type="float" office:value="0.999750155623404" calcext:value-type="float">
            <text:p>0,999750155623404</text:p>
          </table:table-cell>
          <table:table-cell table:style-name="ce6"/>
          <table:table-cell table:style-name="ce6" table:formula="of:=AVERAGE([.I41:.V41])" office:value-type="float" office:value="0.998894732996715" calcext:value-type="float">
            <text:p>0,998894732996715</text:p>
          </table:table-cell>
          <table:table-cell table:style-name="ce6" table:formula="of:=[.X41]/[.X48]" office:value-type="float" office:value="0.998890554041021" calcext:value-type="float">
            <text:p>0,99889055404102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4</text:p>
          </table:table-cell>
          <table:table-cell office:value-type="float" office:value="99.63" calcext:value-type="float">
            <text:p>99,63</text:p>
          </table:table-cell>
          <table:table-cell table:formula="of:=LN([.B42])" office:value-type="float" office:value="4.60146332405677" calcext:value-type="float">
            <text:p>4,6015</text:p>
          </table:table-cell>
          <table:table-cell table:formula="of:=([.B36]/24)+(SUM([.B37:.B47])/12)+([.B48]/24)" office:value-type="float" office:value="99.33625" calcext:value-type="float">
            <text:p>99,33625</text:p>
          </table:table-cell>
          <table:table-cell office:value-type="float" office:value="99.6001992113281" calcext:value-type="float">
            <text:p>99,6001992113281</text:p>
          </table:table-cell>
          <table:table-cell/>
          <table:table-cell table:style-name="ce9" office:value-type="string" calcext:value-type="string">
            <text:p>Juillet</text:p>
          </table:table-cell>
          <table:table-cell table:style-name="ce6" table:formula="of:=[.H9]/[.H26]" office:value-type="float" office:value="0.999775292551812" calcext:value-type="float">
            <text:p>0,999775292551812</text:p>
          </table:table-cell>
          <table:table-cell table:style-name="ce6" table:formula="of:=[.I9]/[.I26]" office:value-type="float" office:value="0.999734759358289" calcext:value-type="float">
            <text:p>0,999734759358289</text:p>
          </table:table-cell>
          <table:table-cell table:style-name="ce6" table:formula="of:=[.J9]/[.J26]" office:value-type="float" office:value="0.998232892053124" calcext:value-type="float">
            <text:p>0,998232892053124</text:p>
          </table:table-cell>
          <table:table-cell table:style-name="ce6" table:formula="of:=[.K9]/[.K26]" office:value-type="float" office:value="1.00098390727925" calcext:value-type="float">
            <text:p>1,00098390727925</text:p>
          </table:table-cell>
          <table:table-cell table:style-name="ce6" table:formula="of:=[.L9]/[.L26]" office:value-type="float" office:value="0.996476206158403" calcext:value-type="float">
            <text:p>0,996476206158403</text:p>
          </table:table-cell>
          <table:table-cell table:style-name="ce6" table:formula="of:=[.M9]/[.M26]" office:value-type="float" office:value="0.999975416082799" calcext:value-type="float">
            <text:p>0,999975416082799</text:p>
          </table:table-cell>
          <table:table-cell table:style-name="ce6" table:formula="of:=[.N9]/[.N26]" office:value-type="float" office:value="1.00181187386758" calcext:value-type="float">
            <text:p>1,00181187386758</text:p>
          </table:table-cell>
          <table:table-cell table:style-name="ce6" table:formula="of:=[.O9]/[.O26]" office:value-type="float" office:value="0.999084116654615" calcext:value-type="float">
            <text:p>0,999084116654615</text:p>
          </table:table-cell>
          <table:table-cell table:style-name="ce6" table:formula="of:=[.P9]/[.P26]" office:value-type="float" office:value="0.998174366166532" calcext:value-type="float">
            <text:p>0,998174366166532</text:p>
          </table:table-cell>
          <table:table-cell table:style-name="ce6" table:formula="of:=[.Q9]/[.Q26]" office:value-type="float" office:value="0.998252737787621" calcext:value-type="float">
            <text:p>0,998252737787621</text:p>
          </table:table-cell>
          <table:table-cell table:style-name="ce6" table:formula="of:=[.R9]/[.R26]" office:value-type="float" office:value="0.998957855683855" calcext:value-type="float">
            <text:p>0,998957855683855</text:p>
          </table:table-cell>
          <table:table-cell table:style-name="ce6" table:formula="of:=[.S9]/[.S26]" office:value-type="float" office:value="0.998017000745203" calcext:value-type="float">
            <text:p>0,998017000745203</text:p>
          </table:table-cell>
          <table:table-cell table:style-name="ce6" table:formula="of:=[.T9]/[.T26]" office:value-type="float" office:value="1.0006416317709" calcext:value-type="float">
            <text:p>1,0006416317709</text:p>
          </table:table-cell>
          <table:table-cell table:style-name="ce6" table:formula="of:=[.U9]/[.U26]" office:value-type="float" office:value="0.997350623407623" calcext:value-type="float">
            <text:p>0,997350623407623</text:p>
          </table:table-cell>
          <table:table-cell table:style-name="ce6" table:formula="of:=[.V9]/[.V26]" office:value-type="float" office:value="1.00057627118644" calcext:value-type="float">
            <text:p>1,00057627118644</text:p>
          </table:table-cell>
          <table:table-cell table:style-name="ce6"/>
          <table:table-cell table:style-name="ce6" table:formula="of:=AVERAGE([.H42:.V42])" office:value-type="float" office:value="0.999202996716936" calcext:value-type="float">
            <text:p>0,999202996716936</text:p>
          </table:table-cell>
          <table:table-cell table:style-name="ce6" table:formula="of:=[.X42]/[.X48]" office:value-type="float" office:value="0.999198816471597" calcext:value-type="float">
            <text:p>0,99919881647159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5</text:p>
          </table:table-cell>
          <table:table-cell office:value-type="float" office:value="99.56" calcext:value-type="float">
            <text:p>99,56</text:p>
          </table:table-cell>
          <table:table-cell table:formula="of:=LN([.B43])" office:value-type="float" office:value="4.60076047749939" calcext:value-type="float">
            <text:p>4,6008</text:p>
          </table:table-cell>
          <table:table-cell table:formula="of:=([.B37]/24)+(SUM([.B38:.B48])/12)+([.B49]/24)" office:value-type="float" office:value="99.5395833333334" calcext:value-type="float">
            <text:p>99,5395833333334</text:p>
          </table:table-cell>
          <table:table-cell office:value-type="float" office:value="99.6749257399174" calcext:value-type="float">
            <text:p>99,6749257399174</text:p>
          </table:table-cell>
          <table:table-cell/>
          <table:table-cell table:style-name="ce9" office:value-type="string" calcext:value-type="string">
            <text:p>Août</text:p>
          </table:table-cell>
          <table:table-cell table:style-name="ce6" table:formula="of:=[.H10]/[.H27]" office:value-type="float" office:value="1.00074321171163" calcext:value-type="float">
            <text:p>1,00074321171163</text:p>
          </table:table-cell>
          <table:table-cell table:style-name="ce6" table:formula="of:=[.I10]/[.I27]" office:value-type="float" office:value="1.00081657083004" calcext:value-type="float">
            <text:p>1,00081657083004</text:p>
          </table:table-cell>
          <table:table-cell table:style-name="ce6" table:formula="of:=[.J10]/[.J27]" office:value-type="float" office:value="1.00080380723937" calcext:value-type="float">
            <text:p>1,00080380723937</text:p>
          </table:table-cell>
          <table:table-cell table:style-name="ce6" table:formula="of:=[.K10]/[.K27]" office:value-type="float" office:value="1.00189355317971" calcext:value-type="float">
            <text:p>1,00189355317971</text:p>
          </table:table-cell>
          <table:table-cell table:style-name="ce6" table:formula="of:=[.L10]/[.L27]" office:value-type="float" office:value="1.00051832654572" calcext:value-type="float">
            <text:p>1,00051832654572</text:p>
          </table:table-cell>
          <table:table-cell table:style-name="ce6" table:formula="of:=[.M10]/[.M27]" office:value-type="float" office:value="1.00084855192769" calcext:value-type="float">
            <text:p>1,00084855192769</text:p>
          </table:table-cell>
          <table:table-cell table:style-name="ce6" table:formula="of:=[.N10]/[.N27]" office:value-type="float" office:value="1.003364983094" calcext:value-type="float">
            <text:p>1,003364983094</text:p>
          </table:table-cell>
          <table:table-cell table:style-name="ce6" table:formula="of:=[.O10]/[.O27]" office:value-type="float" office:value="1.00190411916412" calcext:value-type="float">
            <text:p>1,00190411916412</text:p>
          </table:table-cell>
          <table:table-cell table:style-name="ce6" table:formula="of:=[.P10]/[.P27]" office:value-type="float" office:value="1.00184298717168" calcext:value-type="float">
            <text:p>1,00184298717168</text:p>
          </table:table-cell>
          <table:table-cell table:style-name="ce6" table:formula="of:=[.Q10]/[.Q27]" office:value-type="float" office:value="1.00192355117139" calcext:value-type="float">
            <text:p>1,00192355117139</text:p>
          </table:table-cell>
          <table:table-cell table:style-name="ce6" table:formula="of:=[.R10]/[.R27]" office:value-type="float" office:value="1.00138942783112" calcext:value-type="float">
            <text:p>1,00138942783112</text:p>
          </table:table-cell>
          <table:table-cell table:style-name="ce6" table:formula="of:=[.S10]/[.S27]" office:value-type="float" office:value="1.00076236526984" calcext:value-type="float">
            <text:p>1,00076236526984</text:p>
          </table:table-cell>
          <table:table-cell table:style-name="ce6" table:formula="of:=[.T10]/[.T27]" office:value-type="float" office:value="1.00248239525812" calcext:value-type="float">
            <text:p>1,00248239525812</text:p>
          </table:table-cell>
          <table:table-cell table:style-name="ce6" table:formula="of:=[.U10]/[.U27]" office:value-type="float" office:value="0.999614855570839" calcext:value-type="float">
            <text:p>0,999614855570839</text:p>
          </table:table-cell>
          <table:table-cell table:style-name="ce6" table:formula="of:=[.V10]/[.V27]" office:value-type="float" office:value="1.0024427480916" calcext:value-type="float">
            <text:p>1,0024427480916</text:p>
          </table:table-cell>
          <table:table-cell table:style-name="ce6"/>
          <table:table-cell table:style-name="ce6" table:formula="of:=AVERAGE([.H43:.V43])" office:value-type="float" office:value="1.00142343027046" calcext:value-type="float">
            <text:p>1,00142343027046</text:p>
          </table:table-cell>
          <table:table-cell table:style-name="ce6" table:formula="of:=[.X43]/[.X48]" office:value-type="float" office:value="1.00141924073576" calcext:value-type="float">
            <text:p>1,0014192407357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6</text:p>
          </table:table-cell>
          <table:table-cell office:value-type="float" office:value="99.6" calcext:value-type="float">
            <text:p>99,6</text:p>
          </table:table-cell>
          <table:table-cell table:formula="of:=LN([.B44])" office:value-type="float" office:value="4.60116216459055" calcext:value-type="float">
            <text:p>4,6012</text:p>
          </table:table-cell>
          <table:table-cell table:formula="of:=([.B38]/24)+(SUM([.B39:.B49])/12)+([.B50]/24)" office:value-type="float" office:value="99.7475" calcext:value-type="float">
            <text:p>99,7475</text:p>
          </table:table-cell>
          <table:table-cell office:value-type="float" office:value="99.7106235483629" calcext:value-type="float">
            <text:p>99,7106235483629</text:p>
          </table:table-cell>
          <table:table-cell/>
          <table:table-cell table:style-name="ce9" office:value-type="string" calcext:value-type="string">
            <text:p>Septembre</text:p>
          </table:table-cell>
          <table:table-cell table:style-name="ce6" table:formula="of:=[.H11]/[.H28]" office:value-type="float" office:value="0.999317547663681" calcext:value-type="float">
            <text:p>0,999317547663681</text:p>
          </table:table-cell>
          <table:table-cell table:style-name="ce6" table:formula="of:=[.I11]/[.I28]" office:value-type="float" office:value="1.00013248259563" calcext:value-type="float">
            <text:p>1,00013248259563</text:p>
          </table:table-cell>
          <table:table-cell table:style-name="ce6" table:formula="of:=[.J11]/[.J28]" office:value-type="float" office:value="0.998199238923621" calcext:value-type="float">
            <text:p>0,998199238923621</text:p>
          </table:table-cell>
          <table:table-cell table:style-name="ce6" table:formula="of:=[.K11]/[.K28]" office:value-type="float" office:value="0.999538820127385" calcext:value-type="float">
            <text:p>0,999538820127385</text:p>
          </table:table-cell>
          <table:table-cell table:style-name="ce6" table:formula="of:=[.L11]/[.L28]" office:value-type="float" office:value="1.00044398401658" calcext:value-type="float">
            <text:p>1,00044398401658</text:p>
          </table:table-cell>
          <table:table-cell table:style-name="ce6" table:formula="of:=[.M11]/[.M28]" office:value-type="float" office:value="0.999479130352756" calcext:value-type="float">
            <text:p>0,999479130352756</text:p>
          </table:table-cell>
          <table:table-cell table:style-name="ce6" table:formula="of:=[.N11]/[.N28]" office:value-type="float" office:value="1.00017399537901" calcext:value-type="float">
            <text:p>1,00017399537901</text:p>
          </table:table-cell>
          <table:table-cell table:style-name="ce6" table:formula="of:=[.O11]/[.O28]" office:value-type="float" office:value="0.999899569756838" calcext:value-type="float">
            <text:p>0,999899569756838</text:p>
          </table:table-cell>
          <table:table-cell table:style-name="ce6" table:formula="of:=[.P11]/[.P28]" office:value-type="float" office:value="0.999786101436349" calcext:value-type="float">
            <text:p>0,999786101436349</text:p>
          </table:table-cell>
          <table:table-cell table:style-name="ce6" table:formula="of:=[.Q11]/[.Q28]" office:value-type="float" office:value="1.00098019027223" calcext:value-type="float">
            <text:p>1,00098019027223</text:p>
          </table:table-cell>
          <table:table-cell table:style-name="ce6" table:formula="of:=[.R11]/[.R28]" office:value-type="float" office:value="1.00082274278221" calcext:value-type="float">
            <text:p>1,00082274278221</text:p>
          </table:table-cell>
          <table:table-cell table:style-name="ce6" table:formula="of:=[.S11]/[.S28]" office:value-type="float" office:value="0.999502810385364" calcext:value-type="float">
            <text:p>0,999502810385364</text:p>
          </table:table-cell>
          <table:table-cell table:style-name="ce6" table:formula="of:=[.T11]/[.T28]" office:value-type="float" office:value="0.999007815039835" calcext:value-type="float">
            <text:p>0,999007815039835</text:p>
          </table:table-cell>
          <table:table-cell table:style-name="ce6" table:formula="of:=[.U11]/[.U28]" office:value-type="float" office:value="0.996719423973179" calcext:value-type="float">
            <text:p>0,996719423973179</text:p>
          </table:table-cell>
          <table:table-cell table:style-name="ce6" table:formula="of:=[.V11]/[.V28]" office:value-type="float" office:value="1.00137509549274" calcext:value-type="float">
            <text:p>1,00137509549274</text:p>
          </table:table-cell>
          <table:table-cell table:style-name="ce6"/>
          <table:table-cell table:style-name="ce6" table:formula="of:=AVERAGE([.H44:.V44])" office:value-type="float" office:value="0.999691929879827" calcext:value-type="float">
            <text:p>0,999691929879827</text:p>
          </table:table-cell>
          <table:table-cell table:style-name="ce6" table:formula="of:=[.X44]/[.X48]" office:value-type="float" office:value="0.999687747588997" calcext:value-type="float">
            <text:p>0,99968774758899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7</text:p>
          </table:table-cell>
          <table:table-cell office:value-type="float" office:value="100.04" calcext:value-type="float">
            <text:p>100,04</text:p>
          </table:table-cell>
          <table:table-cell table:formula="of:=LN([.B45])" office:value-type="float" office:value="4.60557010600942" calcext:value-type="float">
            <text:p>4,6056</text:p>
          </table:table-cell>
          <table:table-cell table:formula="of:=([.B39]/24)+(SUM([.B40:.B50])/12)+([.B51]/24)" office:value-type="float" office:value="99.9416666666667" calcext:value-type="float">
            <text:p>99,9416666666667</text:p>
          </table:table-cell>
          <table:table-cell office:value-type="float" office:value="100.120214666851" calcext:value-type="float">
            <text:p>100,120214666851</text:p>
          </table:table-cell>
          <table:table-cell/>
          <table:table-cell table:style-name="ce9" office:value-type="string" calcext:value-type="string">
            <text:p>Octobre</text:p>
          </table:table-cell>
          <table:table-cell table:style-name="ce6" table:formula="of:=[.H12]/[.H29]" office:value-type="float" office:value="0.996525454820122" calcext:value-type="float">
            <text:p>0,996525454820122</text:p>
          </table:table-cell>
          <table:table-cell table:style-name="ce6" table:formula="of:=[.I12]/[.I29]" office:value-type="float" office:value="0.999897446415752" calcext:value-type="float">
            <text:p>0,999897446415752</text:p>
          </table:table-cell>
          <table:table-cell table:style-name="ce6" table:formula="of:=[.J12]/[.J29]" office:value-type="float" office:value="0.997421893551342" calcext:value-type="float">
            <text:p>0,997421893551342</text:p>
          </table:table-cell>
          <table:table-cell table:style-name="ce6" table:formula="of:=[.K12]/[.K29]" office:value-type="float" office:value="0.999190908298791" calcext:value-type="float">
            <text:p>0,999190908298791</text:p>
          </table:table-cell>
          <table:table-cell table:style-name="ce6" table:formula="of:=[.L12]/[.L29]" office:value-type="float" office:value="1.00121187223991" calcext:value-type="float">
            <text:p>1,00121187223991</text:p>
          </table:table-cell>
          <table:table-cell table:style-name="ce6" table:formula="of:=[.M12]/[.M29]" office:value-type="float" office:value="0.999302483977647" calcext:value-type="float">
            <text:p>0,999302483977647</text:p>
          </table:table-cell>
          <table:table-cell table:style-name="ce6" table:formula="of:=[.N12]/[.N29]" office:value-type="float" office:value="1.00146214183584" calcext:value-type="float">
            <text:p>1,00146214183584</text:p>
          </table:table-cell>
          <table:table-cell table:style-name="ce6" table:formula="of:=[.O12]/[.O29]" office:value-type="float" office:value="1.0001124841317" calcext:value-type="float">
            <text:p>1,0001124841317</text:p>
          </table:table-cell>
          <table:table-cell table:style-name="ce6" table:formula="of:=[.P12]/[.P29]" office:value-type="float" office:value="0.999430378979772" calcext:value-type="float">
            <text:p>0,999430378979772</text:p>
          </table:table-cell>
          <table:table-cell table:style-name="ce6" table:formula="of:=[.Q12]/[.Q29]" office:value-type="float" office:value="1.00018565964873" calcext:value-type="float">
            <text:p>1,00018565964873</text:p>
          </table:table-cell>
          <table:table-cell table:style-name="ce6" table:formula="of:=[.R12]/[.R29]" office:value-type="float" office:value="1.00102004983194" calcext:value-type="float">
            <text:p>1,00102004983194</text:p>
          </table:table-cell>
          <table:table-cell table:style-name="ce6" table:formula="of:=[.S12]/[.S29]" office:value-type="float" office:value="1.00085140819544" calcext:value-type="float">
            <text:p>1,00085140819544</text:p>
          </table:table-cell>
          <table:table-cell table:style-name="ce6" table:formula="of:=[.T12]/[.T29]" office:value-type="float" office:value="1.00093730208993" calcext:value-type="float">
            <text:p>1,00093730208993</text:p>
          </table:table-cell>
          <table:table-cell table:style-name="ce6" table:formula="of:=[.U12]/[.U29]" office:value-type="float" office:value="0.997612152619011" calcext:value-type="float">
            <text:p>0,997612152619011</text:p>
          </table:table-cell>
          <table:table-cell table:style-name="ce6" table:formula="of:=[.V12]/[.V29]" office:value-type="float" office:value="1.00141435506683" calcext:value-type="float">
            <text:p>1,00141435506683</text:p>
          </table:table-cell>
          <table:table-cell table:style-name="ce6"/>
          <table:table-cell table:style-name="ce6" table:formula="of:=AVERAGE([.H45:.V45])" office:value-type="float" office:value="0.999771732780184" calcext:value-type="float">
            <text:p>0,999771732780184</text:p>
          </table:table-cell>
          <table:table-cell table:style-name="ce6" table:formula="of:=[.X45]/[.X48]" office:value-type="float" office:value="0.999767550155492" calcext:value-type="float">
            <text:p>0,99976755015549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8</text:p>
          </table:table-cell>
          <table:table-cell office:value-type="float" office:value="100.31" calcext:value-type="float">
            <text:p>100,31</text:p>
          </table:table-cell>
          <table:table-cell table:formula="of:=LN([.B46])" office:value-type="float" office:value="4.60826539089539" calcext:value-type="float">
            <text:p>4,6083</text:p>
          </table:table-cell>
          <table:table-cell table:formula="of:=([.B40]/24)+(SUM([.B41:.B51])/12)+([.B52]/24)" office:value-type="float" office:value="100.120416666667" calcext:value-type="float">
            <text:p>100,120416666667</text:p>
          </table:table-cell>
          <table:table-cell office:value-type="float" office:value="100.167837724289" calcext:value-type="float">
            <text:p>100,167837724289</text:p>
          </table:table-cell>
          <table:table-cell/>
          <table:table-cell table:style-name="ce9" office:value-type="string" calcext:value-type="string">
            <text:p>Novembre</text:p>
          </table:table-cell>
          <table:table-cell table:style-name="ce6" table:formula="of:=[.H13]/[.H30]" office:value-type="float" office:value="0.994635248658812" calcext:value-type="float">
            <text:p>0,994635248658812</text:p>
          </table:table-cell>
          <table:table-cell table:style-name="ce6" table:formula="of:=[.I13]/[.I30]" office:value-type="float" office:value="1.00170043322595" calcext:value-type="float">
            <text:p>1,00170043322595</text:p>
          </table:table-cell>
          <table:table-cell table:style-name="ce6" table:formula="of:=[.J13]/[.J30]" office:value-type="float" office:value="0.997273820207596" calcext:value-type="float">
            <text:p>0,997273820207596</text:p>
          </table:table-cell>
          <table:table-cell table:style-name="ce6" table:formula="of:=[.K13]/[.K30]" office:value-type="float" office:value="1.00176559818964" calcext:value-type="float">
            <text:p>1,00176559818964</text:p>
          </table:table-cell>
          <table:table-cell table:style-name="ce6" table:formula="of:=[.L13]/[.L30]" office:value-type="float" office:value="1.0024177890161" calcext:value-type="float">
            <text:p>1,0024177890161</text:p>
          </table:table-cell>
          <table:table-cell table:style-name="ce6" table:formula="of:=[.M13]/[.M30]" office:value-type="float" office:value="0.998370847610645" calcext:value-type="float">
            <text:p>0,998370847610645</text:p>
          </table:table-cell>
          <table:table-cell table:style-name="ce6" table:formula="of:=[.N13]/[.N30]" office:value-type="float" office:value="1.00439590575823" calcext:value-type="float">
            <text:p>1,00439590575823</text:p>
          </table:table-cell>
          <table:table-cell table:style-name="ce6" table:formula="of:=[.O13]/[.O30]" office:value-type="float" office:value="1.00137392436185" calcext:value-type="float">
            <text:p>1,00137392436185</text:p>
          </table:table-cell>
          <table:table-cell table:style-name="ce6" table:formula="of:=[.P13]/[.P30]" office:value-type="float" office:value="1.00164238153413" calcext:value-type="float">
            <text:p>1,00164238153413</text:p>
          </table:table-cell>
          <table:table-cell table:style-name="ce6" table:formula="of:=[.Q13]/[.Q30]" office:value-type="float" office:value="0.999904973991795" calcext:value-type="float">
            <text:p>0,999904973991795</text:p>
          </table:table-cell>
          <table:table-cell table:style-name="ce6" table:formula="of:=[.R13]/[.R30]" office:value-type="float" office:value="1.00077002912719" calcext:value-type="float">
            <text:p>1,00077002912719</text:p>
          </table:table-cell>
          <table:table-cell table:style-name="ce6" table:formula="of:=[.S13]/[.S30]" office:value-type="float" office:value="1.00018973651922" calcext:value-type="float">
            <text:p>1,00018973651922</text:p>
          </table:table-cell>
          <table:table-cell table:style-name="ce6" table:formula="of:=[.T13]/[.T30]" office:value-type="float" office:value="0.999311873350923" calcext:value-type="float">
            <text:p>0,999311873350923</text:p>
          </table:table-cell>
          <table:table-cell table:style-name="ce6" table:formula="of:=[.U13]/[.U30]" office:value-type="float" office:value="0.998653352643748" calcext:value-type="float">
            <text:p>0,998653352643748</text:p>
          </table:table-cell>
          <table:table-cell table:style-name="ce6" table:formula="of:=[.V13]/[.V30]" office:value-type="float" office:value="1.00002125244934" calcext:value-type="float">
            <text:p>1,00002125244934</text:p>
          </table:table-cell>
          <table:table-cell table:style-name="ce6"/>
          <table:table-cell table:style-name="ce6" table:formula="of:=AVERAGE([.H46:.V46])" office:value-type="float" office:value="1.00016181110968" calcext:value-type="float">
            <text:p>1,00016181110968</text:p>
          </table:table-cell>
          <table:table-cell table:style-name="ce6" table:formula="of:=[.X46]/[.X48]" office:value-type="float" office:value="1.00015762685306" calcext:value-type="float">
            <text:p>1,0001576268530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09</text:p>
          </table:table-cell>
          <table:table-cell office:value-type="float" office:value="100.24" calcext:value-type="float">
            <text:p>100,24</text:p>
          </table:table-cell>
          <table:table-cell table:formula="of:=LN([.B47])" office:value-type="float" office:value="4.60756731058781" calcext:value-type="float">
            <text:p>4,6076</text:p>
          </table:table-cell>
          <table:table-cell table:formula="of:=([.B41]/24)+(SUM([.B42:.B52])/12)+([.B53]/24)" office:value-type="float" office:value="100.28625" calcext:value-type="float">
            <text:p>100,28625</text:p>
          </table:table-cell>
          <table:table-cell office:value-type="float" office:value="100.271309958289" calcext:value-type="float">
            <text:p>100,271309958289</text:p>
          </table:table-cell>
          <table:table-cell/>
          <table:table-cell table:style-name="ce9" office:value-type="string" calcext:value-type="string">
            <text:p>Décembre</text:p>
          </table:table-cell>
          <table:table-cell table:style-name="ce6" table:formula="of:=[.H14]/[.H31]" office:value-type="float" office:value="0.995867786400321" calcext:value-type="float">
            <text:p>0,995867786400321</text:p>
          </table:table-cell>
          <table:table-cell table:style-name="ce6" table:formula="of:=[.I14]/[.I31]" office:value-type="float" office:value="1.00162734972643" calcext:value-type="float">
            <text:p>1,00162734972643</text:p>
          </table:table-cell>
          <table:table-cell table:style-name="ce6" table:formula="of:=[.J14]/[.J31]" office:value-type="float" office:value="0.996703352436983" calcext:value-type="float">
            <text:p>0,996703352436983</text:p>
          </table:table-cell>
          <table:table-cell table:style-name="ce6" table:formula="of:=[.K14]/[.K31]" office:value-type="float" office:value="1.00070390460022" calcext:value-type="float">
            <text:p>1,00070390460022</text:p>
          </table:table-cell>
          <table:table-cell table:style-name="ce6" table:formula="of:=[.L14]/[.L31]" office:value-type="float" office:value="0.999749824672205" calcext:value-type="float">
            <text:p>0,999749824672205</text:p>
          </table:table-cell>
          <table:table-cell table:style-name="ce6" table:formula="of:=[.M14]/[.M31]" office:value-type="float" office:value="0.998826628156001" calcext:value-type="float">
            <text:p>0,998826628156001</text:p>
          </table:table-cell>
          <table:table-cell table:style-name="ce6" table:formula="of:=[.N14]/[.N31]" office:value-type="float" office:value="1.00412908527669" calcext:value-type="float">
            <text:p>1,00412908527669</text:p>
          </table:table-cell>
          <table:table-cell table:style-name="ce6" table:formula="of:=[.O14]/[.O31]" office:value-type="float" office:value="1.00127763180098" calcext:value-type="float">
            <text:p>1,00127763180098</text:p>
          </table:table-cell>
          <table:table-cell table:style-name="ce6" table:formula="of:=[.P14]/[.P31]" office:value-type="float" office:value="1.0033586277028" calcext:value-type="float">
            <text:p>1,0033586277028</text:p>
          </table:table-cell>
          <table:table-cell table:style-name="ce6" table:formula="of:=[.Q14]/[.Q31]" office:value-type="float" office:value="0.997335804471215" calcext:value-type="float">
            <text:p>0,997335804471215</text:p>
          </table:table-cell>
          <table:table-cell table:style-name="ce6" table:formula="of:=[.R14]/[.R31]" office:value-type="float" office:value="1.00188494307472" calcext:value-type="float">
            <text:p>1,00188494307472</text:p>
          </table:table-cell>
          <table:table-cell table:style-name="ce6" table:formula="of:=[.S14]/[.S31]" office:value-type="float" office:value="1.00224785441663" calcext:value-type="float">
            <text:p>1,00224785441663</text:p>
          </table:table-cell>
          <table:table-cell table:style-name="ce6" table:formula="of:=[.T14]/[.T31]" office:value-type="float" office:value="1.00092039822" calcext:value-type="float">
            <text:p>1,00092039822</text:p>
          </table:table-cell>
          <table:table-cell table:style-name="ce6" table:formula="of:=[.U14]/[.U31]" office:value-type="float" office:value="1.00285035428252" calcext:value-type="float">
            <text:p>1,00285035428252</text:p>
          </table:table-cell>
          <table:table-cell table:style-name="ce6" table:formula="of:=[.V14]/[.V31]" office:value-type="float" office:value="1.00426741321579" calcext:value-type="float">
            <text:p>1,00426741321579</text:p>
          </table:table-cell>
          <table:table-cell table:style-name="ce6"/>
          <table:table-cell table:style-name="ce6" table:formula="of:=AVERAGE([.H47:.V47])" office:value-type="float" office:value="1.00078339723023" calcext:value-type="float">
            <text:p>1,00078339723023</text:p>
          </table:table-cell>
          <table:table-cell table:style-name="ce6" table:formula="of:=[.X47]/[.X48]" office:value-type="float" office:value="1.00077921037316" calcext:value-type="float">
            <text:p>1,0007792103731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10</text:p>
          </table:table-cell>
          <table:table-cell office:value-type="float" office:value="100.34" calcext:value-type="float">
            <text:p>100,34</text:p>
          </table:table-cell>
          <table:table-cell table:formula="of:=LN([.B48])" office:value-type="float" office:value="4.60856441905611" calcext:value-type="float">
            <text:p>4,6086</text:p>
          </table:table-cell>
          <table:table-cell table:formula="of:=([.B42]/24)+(SUM([.B43:.B53])/12)+([.B54]/24)" office:value-type="float" office:value="100.42125" calcext:value-type="float">
            <text:p>100,42125</text:p>
          </table:table-cell>
          <table:table-cell office:value-type="float" office:value="100.363329440323" calcext:value-type="float">
            <text:p>100,363329440323</text:p>
          </table:table-cell>
          <table:table-cell/>
          <table:table-cell table:style-name="ce8"/>
          <table:table-cell table:number-columns-repeated="15"/>
          <table:table-cell table:style-name="ce9" office:value-type="string" calcext:value-type="string">
            <text:p>Moyenne</text:p>
          </table:table-cell>
          <table:table-cell table:style-name="ce6" table:formula="of:=AVERAGE([.X36:.X47])" office:value-type="float" office:value="1.00000418359717" calcext:value-type="float">
            <text:p>1,0000041835971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2008-11</text:p>
          </table:table-cell>
          <table:table-cell office:value-type="float" office:value="100.71" calcext:value-type="float">
            <text:p>100,71</text:p>
          </table:table-cell>
          <table:table-cell table:formula="of:=LN([.B49])" office:value-type="float" office:value="4.61224509966005" calcext:value-type="float">
            <text:p>4,6122</text:p>
          </table:table-cell>
          <table:table-cell table:formula="of:=([.B43]/24)+(SUM([.B44:.B54])/12)+([.B55]/24)" office:value-type="float" office:value="100.5325" calcext:value-type="float">
            <text:p>100,5325</text:p>
          </table:table-cell>
          <table:table-cell office:value-type="float" office:value="100.694127901497" calcext:value-type="float">
            <text:p>100,69412790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8-12</text:p>
          </table:table-cell>
          <table:table-cell office:value-type="float" office:value="100.7" calcext:value-type="float">
            <text:p>100,7</text:p>
          </table:table-cell>
          <table:table-cell table:formula="of:=LN([.B50])" office:value-type="float" office:value="4.61214579972452" calcext:value-type="float">
            <text:p>4,6121</text:p>
          </table:table-cell>
          <table:table-cell table:formula="of:=([.B44]/24)+(SUM([.B45:.B55])/12)+([.B56]/24)" office:value-type="float" office:value="100.629166666667" calcext:value-type="float">
            <text:p>100,629166666667</text:p>
          </table:table-cell>
          <table:table-cell office:value-type="float" office:value="100.621594609716" calcext:value-type="float">
            <text:p>100,621594609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9-01</text:p>
          </table:table-cell>
          <table:table-cell office:value-type="float" office:value="100.95" calcext:value-type="float">
            <text:p>100,95</text:p>
          </table:table-cell>
          <table:table-cell table:formula="of:=LN([.B51])" office:value-type="float" office:value="4.61462534475885" calcext:value-type="float">
            <text:p>4,6146</text:p>
          </table:table-cell>
          <table:table-cell table:formula="of:=([.B45]/24)+(SUM([.B46:.B56])/12)+([.B57]/24)" office:value-type="float" office:value="100.704166666667" calcext:value-type="float">
            <text:p>100,704166666667</text:p>
          </table:table-cell>
          <table:table-cell office:value-type="float" office:value="100.962834520449" calcext:value-type="float">
            <text:p>100,962834520449</text:p>
          </table:table-cell>
          <table:table-cell/>
          <table:table-cell table:style-name="ce9" office:value-type="string" calcext:value-type="string">
            <text:p>X_t / I_t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string" calcext:value-type="string">
            <text:p>Moyenne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2</text:p>
          </table:table-cell>
          <table:table-cell office:value-type="float" office:value="101.09" calcext:value-type="float">
            <text:p>101,09</text:p>
          </table:table-cell>
          <table:table-cell table:formula="of:=LN([.B52])" office:value-type="float" office:value="4.61601120916597" calcext:value-type="float">
            <text:p>4,6160</text:p>
          </table:table-cell>
          <table:table-cell table:formula="of:=([.B46]/24)+(SUM([.B47:.B57])/12)+([.B58]/24)" office:value-type="float" office:value="100.78125" calcext:value-type="float">
            <text:p>100,78125</text:p>
          </table:table-cell>
          <table:table-cell office:value-type="float" office:value="101.041316803372" calcext:value-type="float">
            <text:p>101,041316803372</text:p>
          </table:table-cell>
          <table:table-cell/>
          <table:table-cell table:style-name="ce9" office:value-type="string" calcext:value-type="string">
            <text:p>Janvier</text:p>
          </table:table-cell>
          <table:table-cell table:style-name="ce23" table:formula="of:=[.H3]/[.Y36]" office:value-type="float" office:value="96.6122814727627" calcext:value-type="float">
            <text:p>96,61</text:p>
          </table:table-cell>
          <table:table-cell table:style-name="ce23" table:formula="of:=[.I3]/[.Y36]" office:value-type="float" office:value="96.5322713017708" calcext:value-type="float">
            <text:p>96,53</text:p>
          </table:table-cell>
          <table:table-cell table:style-name="ce23" table:formula="of:=[.J3]/[.Y36]" office:value-type="float" office:value="97.43238572543" calcext:value-type="float">
            <text:p>97,43</text:p>
          </table:table-cell>
          <table:table-cell table:style-name="ce23" table:formula="of:=[.K3]/[.Y36]" office:value-type="float" office:value="98.742552275423" calcext:value-type="float">
            <text:p>98,74</text:p>
          </table:table-cell>
          <table:table-cell table:style-name="ce23" table:formula="of:=[.L3]/[.Y36]" office:value-type="float" office:value="100.962834520449" calcext:value-type="float">
            <text:p>100,96</text:p>
          </table:table-cell>
          <table:table-cell table:style-name="ce23" table:formula="of:=[.M3]/[.Y36]" office:value-type="float" office:value="101.822943858613" calcext:value-type="float">
            <text:p>101,82</text:p>
          </table:table-cell>
          <table:table-cell table:style-name="ce23" table:formula="of:=[.N3]/[.Y36]" office:value-type="float" office:value="101.322880289913" calcext:value-type="float">
            <text:p>101,32</text:p>
          </table:table-cell>
          <table:table-cell table:style-name="ce23" table:formula="of:=[.O3]/[.Y36]" office:value-type="float" office:value="103.863203218907" calcext:value-type="float">
            <text:p>103,86</text:p>
          </table:table-cell>
          <table:table-cell table:style-name="ce23" table:formula="of:=[.P3]/[.Y36]" office:value-type="float" office:value="103.803195590663" calcext:value-type="float">
            <text:p>103,80</text:p>
          </table:table-cell>
          <table:table-cell table:style-name="ce23" table:formula="of:=[.Q3]/[.Y36]" office:value-type="float" office:value="103.013095152118" calcext:value-type="float">
            <text:p>103,01</text:p>
          </table:table-cell>
          <table:table-cell table:style-name="ce23" table:formula="of:=[.R3]/[.Y36]" office:value-type="float" office:value="100.41276459488" calcext:value-type="float">
            <text:p>100,41</text:p>
          </table:table-cell>
          <table:table-cell table:style-name="ce23" table:formula="of:=[.S3]/[.Y36]" office:value-type="float" office:value="99.2926222009925" calcext:value-type="float">
            <text:p>99,29</text:p>
          </table:table-cell>
          <table:table-cell table:style-name="ce23" table:formula="of:=[.T3]/[.Y36]" office:value-type="float" office:value="98.7825573609189" calcext:value-type="float">
            <text:p>98,78</text:p>
          </table:table-cell>
          <table:table-cell table:style-name="ce23" table:formula="of:=[.U3]/[.Y36]" office:value-type="float" office:value="98.6025344761871" calcext:value-type="float">
            <text:p>98,60</text:p>
          </table:table-cell>
          <table:table-cell table:style-name="ce23" table:formula="of:=[.V3]/[.Y36]" office:value-type="float" office:value="98.6425395616831" calcext:value-type="float">
            <text:p>98,64</text:p>
          </table:table-cell>
          <table:table-cell table:style-name="ce23" table:formula="of:=[.W3]/[.Y36]" office:value-type="float" office:value="97.4823920823" calcext:value-type="float">
            <text:p>97,48</text:p>
          </table:table-cell>
          <table:table-cell table:style-name="ce6" table:formula="of:=AVERAGE([.H52:.W52])" office:value-type="float" office:value="99.8326908551881" calcext:value-type="float">
            <text:p>99,832690855188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3</text:p>
          </table:table-cell>
          <table:table-cell office:value-type="float" office:value="101.22" calcext:value-type="float">
            <text:p>101,22</text:p>
          </table:table-cell>
          <table:table-cell table:formula="of:=LN([.B53])" office:value-type="float" office:value="4.61729636578593" calcext:value-type="float">
            <text:p>4,6173</text:p>
          </table:table-cell>
          <table:table-cell table:formula="of:=([.B47]/24)+(SUM([.B48:.B58])/12)+([.B59]/24)" office:value-type="float" office:value="100.8725" calcext:value-type="float">
            <text:p>100,8725</text:p>
          </table:table-cell>
          <table:table-cell office:value-type="float" office:value="101.159470048932" calcext:value-type="float">
            <text:p>101,159470048932</text:p>
          </table:table-cell>
          <table:table-cell/>
          <table:table-cell table:style-name="ce9" office:value-type="string" calcext:value-type="string">
            <text:p>Février</text:p>
          </table:table-cell>
          <table:table-cell table:style-name="ce23" table:formula="of:=[.H4]/[.Y37]" office:value-type="float" office:value="96.5534791097607" calcext:value-type="float">
            <text:p>96,55</text:p>
          </table:table-cell>
          <table:table-cell table:style-name="ce23" table:formula="of:=[.I4]/[.Y37]" office:value-type="float" office:value="96.7933635299092" calcext:value-type="float">
            <text:p>96,79</text:p>
          </table:table-cell>
          <table:table-cell table:style-name="ce23" table:formula="of:=[.J4]/[.Y37]" office:value-type="float" office:value="97.4430505011447" calcext:value-type="float">
            <text:p>97,44</text:p>
          </table:table-cell>
          <table:table-cell table:style-name="ce23" table:formula="of:=[.K4]/[.Y37]" office:value-type="float" office:value="98.9723136795912" calcext:value-type="float">
            <text:p>98,97</text:p>
          </table:table-cell>
          <table:table-cell table:style-name="ce23" table:formula="of:=[.L4]/[.Y37]" office:value-type="float" office:value="101.041316803372" calcext:value-type="float">
            <text:p>101,04</text:p>
          </table:table-cell>
          <table:table-cell table:style-name="ce23" table:formula="of:=[.M4]/[.Y37]" office:value-type="float" office:value="101.880912273891" calcext:value-type="float">
            <text:p>101,88</text:p>
          </table:table-cell>
          <table:table-cell table:style-name="ce23" table:formula="of:=[.N4]/[.Y37]" office:value-type="float" office:value="101.21123493431" calcext:value-type="float">
            <text:p>101,21</text:p>
          </table:table-cell>
          <table:table-cell table:style-name="ce23" table:formula="of:=[.O4]/[.Y37]" office:value-type="float" office:value="103.710030977524" calcext:value-type="float">
            <text:p>103,71</text:p>
          </table:table-cell>
          <table:table-cell table:style-name="ce23" table:formula="of:=[.P4]/[.Y37]" office:value-type="float" office:value="103.710030977524" calcext:value-type="float">
            <text:p>103,71</text:p>
          </table:table-cell>
          <table:table-cell table:style-name="ce23" table:formula="of:=[.Q4]/[.Y37]" office:value-type="float" office:value="102.840449954485" calcext:value-type="float">
            <text:p>102,84</text:p>
          </table:table-cell>
          <table:table-cell table:style-name="ce23" table:formula="of:=[.R4]/[.Y37]" office:value-type="float" office:value="100.341653911272" calcext:value-type="float">
            <text:p>100,34</text:p>
          </table:table-cell>
          <table:table-cell table:style-name="ce23" table:formula="of:=[.S4]/[.Y37]" office:value-type="float" office:value="99.2321884680854" calcext:value-type="float">
            <text:p>99,23</text:p>
          </table:table-cell>
          <table:table-cell table:style-name="ce23" table:formula="of:=[.T4]/[.Y37]" office:value-type="float" office:value="98.7424244436156" calcext:value-type="float">
            <text:p>98,74</text:p>
          </table:table-cell>
          <table:table-cell table:style-name="ce23" table:formula="of:=[.U4]/[.Y37]" office:value-type="float" office:value="98.642472601887" calcext:value-type="float">
            <text:p>98,64</text:p>
          </table:table-cell>
          <table:table-cell table:style-name="ce23" table:formula="of:=[.V4]/[.Y37]" office:value-type="float" office:value="98.5325255759857" calcext:value-type="float">
            <text:p>98,53</text:p>
          </table:table-cell>
          <table:table-cell table:style-name="ce23" table:formula="of:=[.W4]/[.Y37]" office:value-type="float" office:value="97.692930105466" calcext:value-type="float">
            <text:p>97,69</text:p>
          </table:table-cell>
          <table:table-cell table:style-name="ce6" table:formula="of:=AVERAGE([.H53:.W53])" office:value-type="float" office:value="99.833773615489" calcext:value-type="float">
            <text:p>99,83377361548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4</text:p>
          </table:table-cell>
          <table:table-cell office:value-type="float" office:value="100.96" calcext:value-type="float">
            <text:p>100,96</text:p>
          </table:table-cell>
          <table:table-cell table:formula="of:=LN([.B54])" office:value-type="float" office:value="4.6147243987929" calcext:value-type="float">
            <text:p>4,6147</text:p>
          </table:table-cell>
          <table:table-cell table:formula="of:=([.B48]/24)+(SUM([.B49:.B59])/12)+([.B60]/24)" office:value-type="float" office:value="100.97125" calcext:value-type="float">
            <text:p>100,97125</text:p>
          </table:table-cell>
          <table:table-cell office:value-type="float" office:value="100.929801388896" calcext:value-type="float">
            <text:p>100,929801388896</text:p>
          </table:table-cell>
          <table:table-cell/>
          <table:table-cell table:style-name="ce9" office:value-type="string" calcext:value-type="string">
            <text:p>Mars</text:p>
          </table:table-cell>
          <table:table-cell table:style-name="ce23" table:formula="of:=[.H5]/[.Y38]" office:value-type="float" office:value="96.6421730263951" calcext:value-type="float">
            <text:p>96,64</text:p>
          </table:table-cell>
          <table:table-cell table:style-name="ce23" table:formula="of:=[.I5]/[.Y38]" office:value-type="float" office:value="97.3017783438451" calcext:value-type="float">
            <text:p>97,30</text:p>
          </table:table-cell>
          <table:table-cell table:style-name="ce23" table:formula="of:=[.J5]/[.Y38]" office:value-type="float" office:value="97.5316408029565" calcext:value-type="float">
            <text:p>97,53</text:p>
          </table:table-cell>
          <table:table-cell table:style-name="ce23" table:formula="of:=[.K5]/[.Y38]" office:value-type="float" office:value="99.2506122363112" calcext:value-type="float">
            <text:p>99,25</text:p>
          </table:table-cell>
          <table:table-cell table:style-name="ce23" table:formula="of:=[.L5]/[.Y38]" office:value-type="float" office:value="101.159470048932" calcext:value-type="float">
            <text:p>101,16</text:p>
          </table:table-cell>
          <table:table-cell table:style-name="ce23" table:formula="of:=[.M5]/[.Y38]" office:value-type="float" office:value="101.939003605918" calcext:value-type="float">
            <text:p>101,94</text:p>
          </table:table-cell>
          <table:table-cell table:style-name="ce23" table:formula="of:=[.N5]/[.Y38]" office:value-type="float" office:value="101.389332508043" calcext:value-type="float">
            <text:p>101,39</text:p>
          </table:table-cell>
          <table:table-cell table:style-name="ce23" table:formula="of:=[.O5]/[.Y38]" office:value-type="float" office:value="103.63798699935" calcext:value-type="float">
            <text:p>103,64</text:p>
          </table:table-cell>
          <table:table-cell table:style-name="ce23" table:formula="of:=[.P5]/[.Y38]" office:value-type="float" office:value="103.588016899543" calcext:value-type="float">
            <text:p>103,59</text:p>
          </table:table-cell>
          <table:table-cell table:style-name="ce23" table:formula="of:=[.Q5]/[.Y38]" office:value-type="float" office:value="102.598608923368" calcext:value-type="float">
            <text:p>102,60</text:p>
          </table:table-cell>
          <table:table-cell table:style-name="ce23" table:formula="of:=[.R5]/[.Y38]" office:value-type="float" office:value="100.200044132641" calcext:value-type="float">
            <text:p>100,20</text:p>
          </table:table-cell>
          <table:table-cell table:style-name="ce23" table:formula="of:=[.S5]/[.Y38]" office:value-type="float" office:value="99.0707198770066" calcext:value-type="float">
            <text:p>99,07</text:p>
          </table:table-cell>
          <table:table-cell table:style-name="ce23" table:formula="of:=[.T5]/[.Y38]" office:value-type="float" office:value="98.7109351583975" calcext:value-type="float">
            <text:p>98,71</text:p>
          </table:table-cell>
          <table:table-cell table:style-name="ce23" table:formula="of:=[.U5]/[.Y38]" office:value-type="float" office:value="98.640977018668" calcext:value-type="float">
            <text:p>98,64</text:p>
          </table:table-cell>
          <table:table-cell table:style-name="ce23" table:formula="of:=[.V5]/[.Y38]" office:value-type="float" office:value="98.3911265196339" calcext:value-type="float">
            <text:p>98,39</text:p>
          </table:table-cell>
          <table:table-cell table:style-name="ce23" table:formula="of:=[.W5]/[.Y38]" office:value-type="float" office:value="97.4317006033429" calcext:value-type="float">
            <text:p>97,43</text:p>
          </table:table-cell>
          <table:table-cell table:style-name="ce6" table:formula="of:=AVERAGE([.H54:.W54])" office:value-type="float" office:value="99.8427579190221" calcext:value-type="float">
            <text:p>99,842757919022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5</text:p>
          </table:table-cell>
          <table:table-cell office:value-type="float" office:value="100.9" calcext:value-type="float">
            <text:p>100,9</text:p>
          </table:table-cell>
          <table:table-cell table:formula="of:=LN([.B55])" office:value-type="float" office:value="4.61412992735956" calcext:value-type="float">
            <text:p>4,6141</text:p>
          </table:table-cell>
          <table:table-cell table:formula="of:=([.B49]/24)+(SUM([.B50:.B60])/12)+([.B61]/24)" office:value-type="float" office:value="101.065" calcext:value-type="float">
            <text:p>101,065</text:p>
          </table:table-cell>
          <table:table-cell office:value-type="float" office:value="101.0164725508" calcext:value-type="float">
            <text:p>101,0164725508</text:p>
          </table:table-cell>
          <table:table-cell/>
          <table:table-cell table:style-name="ce9" office:value-type="string" calcext:value-type="string">
            <text:p>Avril</text:p>
          </table:table-cell>
          <table:table-cell table:style-name="ce23" table:formula="of:=[.H6]/[.Y39]" office:value-type="float" office:value="96.4711354400599" calcext:value-type="float">
            <text:p>96,47</text:p>
          </table:table-cell>
          <table:table-cell table:style-name="ce23" table:formula="of:=[.I6]/[.Y39]" office:value-type="float" office:value="97.480833334303" calcext:value-type="float">
            <text:p>97,48</text:p>
          </table:table-cell>
          <table:table-cell table:style-name="ce23" table:formula="of:=[.J6]/[.Y39]" office:value-type="float" office:value="97.5608094051342" calcext:value-type="float">
            <text:p>97,56</text:p>
          </table:table-cell>
          <table:table-cell table:style-name="ce23" table:formula="of:=[.K6]/[.Y39]" office:value-type="float" office:value="99.6001992113282" calcext:value-type="float">
            <text:p>99,60</text:p>
          </table:table-cell>
          <table:table-cell table:style-name="ce23" table:formula="of:=[.L6]/[.Y39]" office:value-type="float" office:value="100.929801388896" calcext:value-type="float">
            <text:p>100,93</text:p>
          </table:table-cell>
          <table:table-cell table:style-name="ce23" table:formula="of:=[.M6]/[.Y39]" office:value-type="float" office:value="101.879517230016" calcext:value-type="float">
            <text:p>101,88</text:p>
          </table:table-cell>
          <table:table-cell table:style-name="ce23" table:formula="of:=[.N6]/[.Y39]" office:value-type="float" office:value="101.419654822737" calcext:value-type="float">
            <text:p>101,42</text:p>
          </table:table-cell>
          <table:table-cell table:style-name="ce23" table:formula="of:=[.O6]/[.Y39]" office:value-type="float" office:value="103.658984806008" calcext:value-type="float">
            <text:p>103,66</text:p>
          </table:table-cell>
          <table:table-cell table:style-name="ce23" table:formula="of:=[.P6]/[.Y39]" office:value-type="float" office:value="103.658984806008" calcext:value-type="float">
            <text:p>103,66</text:p>
          </table:table-cell>
          <table:table-cell table:style-name="ce23" table:formula="of:=[.Q6]/[.Y39]" office:value-type="float" office:value="102.169430486779" calcext:value-type="float">
            <text:p>102,17</text:p>
          </table:table-cell>
          <table:table-cell table:style-name="ce23" table:formula="of:=[.R6]/[.Y39]" office:value-type="float" office:value="100.260001795685" calcext:value-type="float">
            <text:p>100,26</text:p>
          </table:table-cell>
          <table:table-cell table:style-name="ce23" table:formula="of:=[.S6]/[.Y39]" office:value-type="float" office:value="99.0003786800946" calcext:value-type="float">
            <text:p>99,00</text:p>
          </table:table-cell>
          <table:table-cell table:style-name="ce23" table:formula="of:=[.T6]/[.Y39]" office:value-type="float" office:value="98.5605102905234" calcext:value-type="float">
            <text:p>98,56</text:p>
          </table:table-cell>
          <table:table-cell table:style-name="ce23" table:formula="of:=[.U6]/[.Y39]" office:value-type="float" office:value="98.6204923436467" calcext:value-type="float">
            <text:p>98,62</text:p>
          </table:table-cell>
          <table:table-cell table:style-name="ce23" table:formula="of:=[.V6]/[.Y39]" office:value-type="float" office:value="98.4405461842767" calcext:value-type="float">
            <text:p>98,44</text:p>
          </table:table-cell>
          <table:table-cell table:style-name="ce23" table:formula="of:=[.W6]/[.Y39]" office:value-type="float" office:value="97.6307884671114" calcext:value-type="float">
            <text:p>97,63</text:p>
          </table:table-cell>
          <table:table-cell table:style-name="ce6" table:formula="of:=AVERAGE([.H55:.W55])" office:value-type="float" office:value="99.8338792932879" calcext:value-type="float">
            <text:p>99,833879293287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6</text:p>
          </table:table-cell>
          <table:table-cell office:value-type="float" office:value="100.58" calcext:value-type="float">
            <text:p>100,58</text:p>
          </table:table-cell>
          <table:table-cell table:formula="of:=LN([.B56])" office:value-type="float" office:value="4.61095343074382" calcext:value-type="float">
            <text:p>4,6110</text:p>
          </table:table-cell>
          <table:table-cell table:formula="of:=([.B50]/24)+(SUM([.B51:.B61])/12)+([.B62]/24)" office:value-type="float" office:value="101.144583333333" calcext:value-type="float">
            <text:p>101,144583333333</text:p>
          </table:table-cell>
          <table:table-cell office:value-type="float" office:value="100.691712012995" calcext:value-type="float">
            <text:p>100,691712012995</text:p>
          </table:table-cell>
          <table:table-cell/>
          <table:table-cell table:style-name="ce9" office:value-type="string" calcext:value-type="string">
            <text:p>Mai</text:p>
          </table:table-cell>
          <table:table-cell table:style-name="ce23" table:formula="of:=[.H7]/[.Y40]" office:value-type="float" office:value="96.5112780366417" calcext:value-type="float">
            <text:p>96,51</text:p>
          </table:table-cell>
          <table:table-cell table:style-name="ce23" table:formula="of:=[.I7]/[.Y40]" office:value-type="float" office:value="97.4924092863917" calcext:value-type="float">
            <text:p>97,49</text:p>
          </table:table-cell>
          <table:table-cell table:style-name="ce23" table:formula="of:=[.J7]/[.Y40]" office:value-type="float" office:value="97.7527094138765" calcext:value-type="float">
            <text:p>97,75</text:p>
          </table:table-cell>
          <table:table-cell table:style-name="ce23" table:formula="of:=[.K7]/[.Y40]" office:value-type="float" office:value="99.6749257399175" calcext:value-type="float">
            <text:p>99,67</text:p>
          </table:table-cell>
          <table:table-cell table:style-name="ce23" table:formula="of:=[.L7]/[.Y40]" office:value-type="float" office:value="101.0164725508" calcext:value-type="float">
            <text:p>101,02</text:p>
          </table:table-cell>
          <table:table-cell table:style-name="ce23" table:formula="of:=[.M7]/[.Y40]" office:value-type="float" office:value="101.927522996997" calcext:value-type="float">
            <text:p>101,93</text:p>
          </table:table-cell>
          <table:table-cell table:style-name="ce23" table:formula="of:=[.N7]/[.Y40]" office:value-type="float" office:value="102.01762688728" calcext:value-type="float">
            <text:p>102,02</text:p>
          </table:table-cell>
          <table:table-cell table:style-name="ce23" table:formula="of:=[.O7]/[.Y40]" office:value-type="float" office:value="103.539381478729" calcext:value-type="float">
            <text:p>103,54</text:p>
          </table:table-cell>
          <table:table-cell table:style-name="ce23" table:formula="of:=[.P7]/[.Y40]" office:value-type="float" office:value="103.519358391999" calcext:value-type="float">
            <text:p>103,52</text:p>
          </table:table-cell>
          <table:table-cell table:style-name="ce23" table:formula="of:=[.Q7]/[.Y40]" office:value-type="float" office:value="101.697257499606" calcext:value-type="float">
            <text:p>101,70</text:p>
          </table:table-cell>
          <table:table-cell table:style-name="ce23" table:formula="of:=[.R7]/[.Y40]" office:value-type="float" office:value="100.205537538252" calcext:value-type="float">
            <text:p>100,21</text:p>
          </table:table-cell>
          <table:table-cell table:style-name="ce23" table:formula="of:=[.S7]/[.Y40]" office:value-type="float" office:value="98.9440830742873" calcext:value-type="float">
            <text:p>98,94</text:p>
          </table:table-cell>
          <table:table-cell table:style-name="ce23" table:formula="of:=[.T7]/[.Y40]" office:value-type="float" office:value="98.5536328830602" calcext:value-type="float">
            <text:p>98,55</text:p>
          </table:table-cell>
          <table:table-cell table:style-name="ce23" table:formula="of:=[.U7]/[.Y40]" office:value-type="float" office:value="98.7438522069914" calcext:value-type="float">
            <text:p>98,74</text:p>
          </table:table-cell>
          <table:table-cell table:style-name="ce23" table:formula="of:=[.V7]/[.Y40]" office:value-type="float" office:value="98.3834366458587" calcext:value-type="float">
            <text:p>98,38</text:p>
          </table:table-cell>
          <table:table-cell table:style-name="ce23" table:formula="of:=[.W7]/[.Y40]" office:value-type="float" office:value="97.4323400262029" calcext:value-type="float">
            <text:p>97,43</text:p>
          </table:table-cell>
          <table:table-cell table:style-name="ce6" table:formula="of:=AVERAGE([.H56:.W56])" office:value-type="float" office:value="99.8382390410557" calcext:value-type="float">
            <text:p>99,83823904105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7</text:p>
          </table:table-cell>
          <table:table-cell office:value-type="float" office:value="100.86" calcext:value-type="float">
            <text:p>100,86</text:p>
          </table:table-cell>
          <table:table-cell table:formula="of:=LN([.B57])" office:value-type="float" office:value="4.61373341664858" calcext:value-type="float">
            <text:p>4,6137</text:p>
          </table:table-cell>
          <table:table-cell table:formula="of:=([.B51]/24)+(SUM([.B52:.B62])/12)+([.B63]/24)" office:value-type="float" office:value="101.216666666667" calcext:value-type="float">
            <text:p>101,216666666667</text:p>
          </table:table-cell>
          <table:table-cell office:value-type="float" office:value="100.940872164121" calcext:value-type="float">
            <text:p>100,940872164121</text:p>
          </table:table-cell>
          <table:table-cell/>
          <table:table-cell table:style-name="ce9" office:value-type="string" calcext:value-type="string">
            <text:p>Juin</text:p>
          </table:table-cell>
          <table:table-cell table:style-name="ce23" table:formula="of:=[.H8]/[.Y41]" office:value-type="float" office:value="96.5070693781344" calcext:value-type="float">
            <text:p>96,51</text:p>
          </table:table-cell>
          <table:table-cell table:style-name="ce23" table:formula="of:=[.I8]/[.Y41]" office:value-type="float" office:value="97.478146735985" calcext:value-type="float">
            <text:p>97,48</text:p>
          </table:table-cell>
          <table:table-cell table:style-name="ce23" table:formula="of:=[.J8]/[.Y41]" office:value-type="float" office:value="97.8685799004816" calcext:value-type="float">
            <text:p>97,87</text:p>
          </table:table-cell>
          <table:table-cell table:style-name="ce23" table:formula="of:=[.K8]/[.Y41]" office:value-type="float" office:value="99.710623548363" calcext:value-type="float">
            <text:p>99,71</text:p>
          </table:table-cell>
          <table:table-cell table:style-name="ce23" table:formula="of:=[.L8]/[.Y41]" office:value-type="float" office:value="100.691712012995" calcext:value-type="float">
            <text:p>100,69</text:p>
          </table:table-cell>
          <table:table-cell table:style-name="ce23" table:formula="of:=[.M8]/[.Y41]" office:value-type="float" office:value="101.963122574305" calcext:value-type="float">
            <text:p>101,96</text:p>
          </table:table-cell>
          <table:table-cell table:style-name="ce23" table:formula="of:=[.N8]/[.Y41]" office:value-type="float" office:value="102.443655699839" calcext:value-type="float">
            <text:p>102,44</text:p>
          </table:table-cell>
          <table:table-cell table:style-name="ce23" table:formula="of:=[.O8]/[.Y41]" office:value-type="float" office:value="103.735088474713" calcext:value-type="float">
            <text:p>103,74</text:p>
          </table:table-cell>
          <table:table-cell table:style-name="ce23" table:formula="of:=[.P8]/[.Y41]" office:value-type="float" office:value="103.514844125509" calcext:value-type="float">
            <text:p>103,51</text:p>
          </table:table-cell>
          <table:table-cell table:style-name="ce23" table:formula="of:=[.Q8]/[.Y41]" office:value-type="float" office:value="101.58270051659" calcext:value-type="float">
            <text:p>101,58</text:p>
          </table:table-cell>
          <table:table-cell table:style-name="ce23" table:formula="of:=[.R8]/[.Y41]" office:value-type="float" office:value="99.9208567907842" calcext:value-type="float">
            <text:p>99,92</text:p>
          </table:table-cell>
          <table:table-cell table:style-name="ce23" table:formula="of:=[.S8]/[.Y41]" office:value-type="float" office:value="98.9998349668435" calcext:value-type="float">
            <text:p>99,00</text:p>
          </table:table-cell>
          <table:table-cell table:style-name="ce23" table:formula="of:=[.T8]/[.Y41]" office:value-type="float" office:value="98.8296461515501" calcext:value-type="float">
            <text:p>98,83</text:p>
          </table:table-cell>
          <table:table-cell table:style-name="ce23" table:formula="of:=[.U8]/[.Y41]" office:value-type="float" office:value="98.4292018802715" calcext:value-type="float">
            <text:p>98,43</text:p>
          </table:table-cell>
          <table:table-cell table:style-name="ce23" table:formula="of:=[.V8]/[.Y41]" office:value-type="float" office:value="98.4792574141814" calcext:value-type="float">
            <text:p>98,48</text:p>
          </table:table-cell>
          <table:table-cell table:style-name="ce23" table:formula="of:=[.W8]/[.Y41]" office:value-type="float" office:value="97.1277579986162" calcext:value-type="float">
            <text:p>97,13</text:p>
          </table:table-cell>
          <table:table-cell table:style-name="ce6" table:formula="of:=AVERAGE([.H57:.W57])" office:value-type="float" office:value="99.8301311355727" calcext:value-type="float">
            <text:p>99,830131135572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8</text:p>
          </table:table-cell>
          <table:table-cell office:value-type="float" office:value="101.34" calcext:value-type="float">
            <text:p>101,34</text:p>
          </table:table-cell>
          <table:table-cell table:formula="of:=LN([.B58])" office:value-type="float" office:value="4.61848120004776" calcext:value-type="float">
            <text:p>4,6185</text:p>
          </table:table-cell>
          <table:table-cell table:formula="of:=([.B52]/24)+(SUM([.B53:.B63])/12)+([.B64]/24)" office:value-type="float" office:value="101.2875" calcext:value-type="float">
            <text:p>101,2875</text:p>
          </table:table-cell>
          <table:table-cell office:value-type="float" office:value="101.196377978062" calcext:value-type="float">
            <text:p>101,196377978062</text:p>
          </table:table-cell>
          <table:table-cell/>
          <table:table-cell table:style-name="ce9" office:value-type="string" calcext:value-type="string">
            <text:p>Juillet</text:p>
          </table:table-cell>
          <table:table-cell table:style-name="ce23" table:formula="of:=[.H9]/[.Y42]" office:value-type="float" office:value="96.4772960204364" calcext:value-type="float">
            <text:p>96,48</text:p>
          </table:table-cell>
          <table:table-cell table:style-name="ce23" table:formula="of:=[.I9]/[.Y42]" office:value-type="float" office:value="97.4480737915964" calcext:value-type="float">
            <text:p>97,45</text:p>
          </table:table-cell>
          <table:table-cell table:style-name="ce23" table:formula="of:=[.J9]/[.Y42]" office:value-type="float" office:value="97.7583223576372" calcext:value-type="float">
            <text:p>97,76</text:p>
          </table:table-cell>
          <table:table-cell table:style-name="ce23" table:formula="of:=[.K9]/[.Y42]" office:value-type="float" office:value="100.120214666851" calcext:value-type="float">
            <text:p>100,12</text:p>
          </table:table-cell>
          <table:table-cell table:style-name="ce23" table:formula="of:=[.L9]/[.Y42]" office:value-type="float" office:value="100.940872164121" calcext:value-type="float">
            <text:p>100,94</text:p>
          </table:table-cell>
          <table:table-cell table:style-name="ce23" table:formula="of:=[.M9]/[.Y42]" office:value-type="float" office:value="101.771537679649" calcext:value-type="float">
            <text:p>101,77</text:p>
          </table:table-cell>
          <table:table-cell table:style-name="ce23" table:formula="of:=[.N9]/[.Y42]" office:value-type="float" office:value="102.832387615144" calcext:value-type="float">
            <text:p>102,83</text:p>
          </table:table-cell>
          <table:table-cell table:style-name="ce23" table:formula="of:=[.O9]/[.Y42]" office:value-type="float" office:value="103.713093221969" calcext:value-type="float">
            <text:p>103,71</text:p>
          </table:table-cell>
          <table:table-cell table:style-name="ce23" table:formula="of:=[.P9]/[.Y42]" office:value-type="float" office:value="103.282748436816" calcext:value-type="float">
            <text:p>103,28</text:p>
          </table:table-cell>
          <table:table-cell table:style-name="ce23" table:formula="of:=[.Q9]/[.Y42]" office:value-type="float" office:value="101.491313168386" calcext:value-type="float">
            <text:p>101,49</text:p>
          </table:table-cell>
          <table:table-cell table:style-name="ce23" table:formula="of:=[.R9]/[.Y42]" office:value-type="float" office:value="99.930062319923" calcext:value-type="float">
            <text:p>99,93</text:p>
          </table:table-cell>
          <table:table-cell table:style-name="ce23" table:formula="of:=[.S9]/[.Y42]" office:value-type="float" office:value="98.8491963479098" calcext:value-type="float">
            <text:p>98,85</text:p>
          </table:table-cell>
          <table:table-cell table:style-name="ce23" table:formula="of:=[.T9]/[.Y42]" office:value-type="float" office:value="98.8491963479098" calcext:value-type="float">
            <text:p>98,85</text:p>
          </table:table-cell>
          <table:table-cell table:style-name="ce23" table:formula="of:=[.U9]/[.Y42]" office:value-type="float" office:value="98.2687312888657" calcext:value-type="float">
            <text:p>98,27</text:p>
          </table:table-cell>
          <table:table-cell table:style-name="ce23" table:formula="of:=[.V9]/[.Y42]" office:value-type="float" office:value="98.4688916540533" calcext:value-type="float">
            <text:p>98,47</text:p>
          </table:table-cell>
          <table:table-cell table:style-name="ce23" table:formula="of:=[.W9]/[.Y42]" office:value-type="float" office:value="97.5481539741902" calcext:value-type="float">
            <text:p>97,55</text:p>
          </table:table-cell>
          <table:table-cell table:style-name="ce6" table:formula="of:=AVERAGE([.H58:.W58])" office:value-type="float" office:value="99.8593806909661" calcext:value-type="float">
            <text:p>99,859380690966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09</text:p>
          </table:table-cell>
          <table:table-cell office:value-type="float" office:value="101.4" calcext:value-type="float">
            <text:p>101,4</text:p>
          </table:table-cell>
          <table:table-cell table:formula="of:=LN([.B59])" office:value-type="float" office:value="4.61907309115708" calcext:value-type="float">
            <text:p>4,6191</text:p>
          </table:table-cell>
          <table:table-cell table:formula="of:=([.B53]/24)+(SUM([.B54:.B64])/12)+([.B65]/24)" office:value-type="float" office:value="101.355" calcext:value-type="float">
            <text:p>101,355</text:p>
          </table:table-cell>
          <table:table-cell office:value-type="float" office:value="101.431672284223" calcext:value-type="float">
            <text:p>101,431672284223</text:p>
          </table:table-cell>
          <table:table-cell/>
          <table:table-cell table:style-name="ce9" office:value-type="string" calcext:value-type="string">
            <text:p>Août</text:p>
          </table:table-cell>
          <table:table-cell table:style-name="ce23" table:formula="of:=[.H10]/[.Y43]" office:value-type="float" office:value="96.3632373680977" calcext:value-type="float">
            <text:p>96,36</text:p>
          </table:table-cell>
          <table:table-cell table:style-name="ce23" table:formula="of:=[.I10]/[.Y43]" office:value-type="float" office:value="97.4017634495777" calcext:value-type="float">
            <text:p>97,40</text:p>
          </table:table-cell>
          <table:table-cell table:style-name="ce23" table:formula="of:=[.J10]/[.Y43]" office:value-type="float" office:value="97.9110406626112" calcext:value-type="float">
            <text:p>97,91</text:p>
          </table:table-cell>
          <table:table-cell table:style-name="ce23" table:formula="of:=[.K10]/[.Y43]" office:value-type="float" office:value="100.167837724289" calcext:value-type="float">
            <text:p>100,17</text:p>
          </table:table-cell>
          <table:table-cell table:style-name="ce23" table:formula="of:=[.L10]/[.Y43]" office:value-type="float" office:value="101.196377978062" calcext:value-type="float">
            <text:p>101,20</text:p>
          </table:table-cell>
          <table:table-cell table:style-name="ce23" table:formula="of:=[.M10]/[.Y43]" office:value-type="float" office:value="101.585825258617" calcext:value-type="float">
            <text:p>101,59</text:p>
          </table:table-cell>
          <table:table-cell table:style-name="ce23" table:formula="of:=[.N10]/[.Y43]" office:value-type="float" office:value="102.973855309826" calcext:value-type="float">
            <text:p>102,97</text:p>
          </table:table-cell>
          <table:table-cell table:style-name="ce23" table:formula="of:=[.O10]/[.Y43]" office:value-type="float" office:value="103.772721526349" calcext:value-type="float">
            <text:p>103,77</text:p>
          </table:table-cell>
          <table:table-cell table:style-name="ce23" table:formula="of:=[.P10]/[.Y43]" office:value-type="float" office:value="103.363302590381" calcext:value-type="float">
            <text:p>103,36</text:p>
          </table:table-cell>
          <table:table-cell table:style-name="ce23" table:formula="of:=[.Q10]/[.Y43]" office:value-type="float" office:value="101.426052015313" calcext:value-type="float">
            <text:p>101,43</text:p>
          </table:table-cell>
          <table:table-cell table:style-name="ce23" table:formula="of:=[.R10]/[.Y43]" office:value-type="float" office:value="99.8582770653862" calcext:value-type="float">
            <text:p>99,86</text:p>
          </table:table-cell>
          <table:table-cell table:style-name="ce23" table:formula="of:=[.S10]/[.Y43]" office:value-type="float" office:value="98.8596942947324" calcext:value-type="float">
            <text:p>98,86</text:p>
          </table:table-cell>
          <table:table-cell table:style-name="ce23" table:formula="of:=[.T10]/[.Y43]" office:value-type="float" office:value="98.7997793284931" calcext:value-type="float">
            <text:p>98,80</text:p>
          </table:table-cell>
          <table:table-cell table:style-name="ce23" table:formula="of:=[.U10]/[.Y43]" office:value-type="float" office:value="98.2705304600466" calcext:value-type="float">
            <text:p>98,27</text:p>
          </table:table-cell>
          <table:table-cell table:style-name="ce23" table:formula="of:=[.V10]/[.Y43]" office:value-type="float" office:value="98.3504170816989" calcext:value-type="float">
            <text:p>98,35</text:p>
          </table:table-cell>
          <table:table-cell table:style-name="ce23" table:formula="of:=[.W10]/[.Y43]" office:value-type="float" office:value="97.7013382807739" calcext:value-type="float">
            <text:p>97,70</text:p>
          </table:table-cell>
          <table:table-cell table:style-name="ce6" table:formula="of:=AVERAGE([.H59:.W59])" office:value-type="float" office:value="99.875128149641" calcext:value-type="float">
            <text:p>99,87512814964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10</text:p>
          </table:table-cell>
          <table:table-cell office:value-type="float" office:value="101.55" calcext:value-type="float">
            <text:p>101,55</text:p>
          </table:table-cell>
          <table:table-cell table:formula="of:=LN([.B60])" office:value-type="float" office:value="4.62055128802639" calcext:value-type="float">
            <text:p>4,6206</text:p>
          </table:table-cell>
          <table:table-cell table:formula="of:=([.B54]/24)+(SUM([.B55:.B65])/12)+([.B66]/24)" office:value-type="float" office:value="101.427083333333" calcext:value-type="float">
            <text:p>101,427083333333</text:p>
          </table:table-cell>
          <table:table-cell office:value-type="float" office:value="101.57361077003" calcext:value-type="float">
            <text:p>101,57361077003</text:p>
          </table:table-cell>
          <table:table-cell/>
          <table:table-cell table:style-name="ce9" office:value-type="string" calcext:value-type="string">
            <text:p>Septembre</text:p>
          </table:table-cell>
          <table:table-cell table:style-name="ce23" table:formula="of:=[.H11]/[.Y44]" office:value-type="float" office:value="96.4301105345077" calcext:value-type="float">
            <text:p>96,43</text:p>
          </table:table-cell>
          <table:table-cell table:style-name="ce23" table:formula="of:=[.I11]/[.Y44]" office:value-type="float" office:value="97.5404572429445" calcext:value-type="float">
            <text:p>97,54</text:p>
          </table:table-cell>
          <table:table-cell table:style-name="ce23" table:formula="of:=[.J11]/[.Y44]" office:value-type="float" office:value="97.9605884299206" calcext:value-type="float">
            <text:p>97,96</text:p>
          </table:table-cell>
          <table:table-cell table:style-name="ce23" table:formula="of:=[.K11]/[.Y44]" office:value-type="float" office:value="100.271309958289" calcext:value-type="float">
            <text:p>100,27</text:p>
          </table:table-cell>
          <table:table-cell table:style-name="ce23" table:formula="of:=[.L11]/[.Y44]" office:value-type="float" office:value="101.431672284223" calcext:value-type="float">
            <text:p>101,43</text:p>
          </table:table-cell>
          <table:table-cell table:style-name="ce23" table:formula="of:=[.M11]/[.Y44]" office:value-type="float" office:value="101.571716013215" calcext:value-type="float">
            <text:p>101,57</text:p>
          </table:table-cell>
          <table:table-cell table:style-name="ce23" table:formula="of:=[.N11]/[.Y44]" office:value-type="float" office:value="103.022168920632" calcext:value-type="float">
            <text:p>103,02</text:p>
          </table:table-cell>
          <table:table-cell table:style-name="ce23" table:formula="of:=[.O11]/[.Y44]" office:value-type="float" office:value="103.742393812591" calcext:value-type="float">
            <text:p>103,74</text:p>
          </table:table-cell>
          <table:table-cell table:style-name="ce23" table:formula="of:=[.P11]/[.Y44]" office:value-type="float" office:value="103.252240761119" calcext:value-type="float">
            <text:p>103,25</text:p>
          </table:table-cell>
          <table:table-cell table:style-name="ce23" table:formula="of:=[.Q11]/[.Y44]" office:value-type="float" office:value="101.30163167873" calcext:value-type="float">
            <text:p>101,30</text:p>
          </table:table-cell>
          <table:table-cell table:style-name="ce23" table:formula="of:=[.R11]/[.Y44]" office:value-type="float" office:value="99.8811881418112" calcext:value-type="float">
            <text:p>99,88</text:p>
          </table:table-cell>
          <table:table-cell table:style-name="ce23" table:formula="of:=[.S11]/[.Y44]" office:value-type="float" office:value="98.8708726683687" calcext:value-type="float">
            <text:p>98,87</text:p>
          </table:table-cell>
          <table:table-cell table:style-name="ce23" table:formula="of:=[.T11]/[.Y44]" office:value-type="float" office:value="98.620794580883" calcext:value-type="float">
            <text:p>98,62</text:p>
          </table:table-cell>
          <table:table-cell table:style-name="ce23" table:formula="of:=[.U11]/[.Y44]" office:value-type="float" office:value="98.1406446529103" calcext:value-type="float">
            <text:p>98,14</text:p>
          </table:table-cell>
          <table:table-cell table:style-name="ce23" table:formula="of:=[.V11]/[.Y44]" office:value-type="float" office:value="98.3407071228989" calcext:value-type="float">
            <text:p>98,34</text:p>
          </table:table-cell>
          <table:table-cell table:style-name="ce23" table:formula="of:=[.W11]/[.Y44]" office:value-type="float" office:value="96.8102292274861" calcext:value-type="float">
            <text:p>96,81</text:p>
          </table:table-cell>
          <table:table-cell table:style-name="ce6" table:formula="of:=AVERAGE([.H60:.W60])" office:value-type="float" office:value="99.8242953769082" calcext:value-type="float">
            <text:p>99,82429537690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11</text:p>
          </table:table-cell>
          <table:table-cell office:value-type="float" office:value="101.75" calcext:value-type="float">
            <text:p>101,75</text:p>
          </table:table-cell>
          <table:table-cell table:formula="of:=LN([.B61])" office:value-type="float" office:value="4.6225188243227" calcext:value-type="float">
            <text:p>4,6225</text:p>
          </table:table-cell>
          <table:table-cell table:formula="of:=([.B55]/24)+(SUM([.B56:.B66])/12)+([.B67]/24)" office:value-type="float" office:value="101.504583333333" calcext:value-type="float">
            <text:p>101,504583333333</text:p>
          </table:table-cell>
          <table:table-cell office:value-type="float" office:value="101.733963995406" calcext:value-type="float">
            <text:p>101,733963995406</text:p>
          </table:table-cell>
          <table:table-cell/>
          <table:table-cell table:style-name="ce9" office:value-type="string" calcext:value-type="string">
            <text:p>Octobre</text:p>
          </table:table-cell>
          <table:table-cell table:style-name="ce23" table:formula="of:=[.H12]/[.Y45]" office:value-type="float" office:value="96.2223668742181" calcext:value-type="float">
            <text:p>96,22</text:p>
          </table:table-cell>
          <table:table-cell table:style-name="ce23" table:formula="of:=[.I12]/[.Y45]" office:value-type="float" office:value="97.5226691292751" calcext:value-type="float">
            <text:p>97,52</text:p>
          </table:table-cell>
          <table:table-cell table:style-name="ce23" table:formula="of:=[.J12]/[.Y45]" office:value-type="float" office:value="98.032787706259" calcext:value-type="float">
            <text:p>98,03</text:p>
          </table:table-cell>
          <table:table-cell table:style-name="ce23" table:formula="of:=[.K12]/[.Y45]" office:value-type="float" office:value="100.363329440323" calcext:value-type="float">
            <text:p>100,36</text:p>
          </table:table-cell>
          <table:table-cell table:style-name="ce23" table:formula="of:=[.L12]/[.Y45]" office:value-type="float" office:value="101.57361077003" calcext:value-type="float">
            <text:p>101,57</text:p>
          </table:table-cell>
          <table:table-cell table:style-name="ce23" table:formula="of:=[.M12]/[.Y45]" office:value-type="float" office:value="101.503594494757" calcext:value-type="float">
            <text:p>101,50</text:p>
          </table:table-cell>
          <table:table-cell table:style-name="ce23" table:formula="of:=[.N12]/[.Y45]" office:value-type="float" office:value="103.334019976876" calcext:value-type="float">
            <text:p>103,33</text:p>
          </table:table-cell>
          <table:table-cell table:style-name="ce23" table:formula="of:=[.O12]/[.Y45]" office:value-type="float" office:value="103.75411762851" calcext:value-type="float">
            <text:p>103,75</text:p>
          </table:table-cell>
          <table:table-cell table:style-name="ce23" table:formula="of:=[.P12]/[.Y45]" office:value-type="float" office:value="103.103966500981" calcext:value-type="float">
            <text:p>103,10</text:p>
          </table:table-cell>
          <table:table-cell table:style-name="ce23" table:formula="of:=[.Q12]/[.Y45]" office:value-type="float" office:value="101.033485217929" calcext:value-type="float">
            <text:p>101,03</text:p>
          </table:table-cell>
          <table:table-cell table:style-name="ce23" table:formula="of:=[.R12]/[.Y45]" office:value-type="float" office:value="99.7931969131054" calcext:value-type="float">
            <text:p>99,79</text:p>
          </table:table-cell>
          <table:table-cell table:style-name="ce23" table:formula="of:=[.S12]/[.Y45]" office:value-type="float" office:value="98.9630039348767" calcext:value-type="float">
            <text:p>98,96</text:p>
          </table:table-cell>
          <table:table-cell table:style-name="ce23" table:formula="of:=[.T12]/[.Y45]" office:value-type="float" office:value="98.8029667342543" calcext:value-type="float">
            <text:p>98,80</text:p>
          </table:table-cell>
          <table:table-cell table:style-name="ce23" table:formula="of:=[.U12]/[.Y45]" office:value-type="float" office:value="98.2028272319203" calcext:value-type="float">
            <text:p>98,20</text:p>
          </table:table-cell>
          <table:table-cell table:style-name="ce23" table:formula="of:=[.V12]/[.Y45]" office:value-type="float" office:value="98.2628411821537" calcext:value-type="float">
            <text:p>98,26</text:p>
          </table:table-cell>
          <table:table-cell table:style-name="ce23" table:formula="of:=[.W12]/[.Y45]" office:value-type="float" office:value="96.9825435771745" calcext:value-type="float">
            <text:p>96,98</text:p>
          </table:table-cell>
          <table:table-cell table:style-name="ce6" table:formula="of:=AVERAGE([.H61:.W61])" office:value-type="float" office:value="99.8407079570402" calcext:value-type="float">
            <text:p>99,840707957040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09-12</text:p>
          </table:table-cell>
          <table:table-cell office:value-type="float" office:value="101.57" calcext:value-type="float">
            <text:p>101,57</text:p>
          </table:table-cell>
          <table:table-cell table:formula="of:=LN([.B62])" office:value-type="float" office:value="4.62074821595141" calcext:value-type="float">
            <text:p>4,6207</text:p>
          </table:table-cell>
          <table:table-cell table:formula="of:=([.B56]/24)+(SUM([.B57:.B67])/12)+([.B68]/24)" office:value-type="float" office:value="101.595416666667" calcext:value-type="float">
            <text:p>101,595416666667</text:p>
          </table:table-cell>
          <table:table-cell office:value-type="float" office:value="101.490917224517" calcext:value-type="float">
            <text:p>101,490917224517</text:p>
          </table:table-cell>
          <table:table-cell/>
          <table:table-cell table:style-name="ce9" office:value-type="string" calcext:value-type="string">
            <text:p>Novembre</text:p>
          </table:table-cell>
          <table:table-cell table:style-name="ce23" table:formula="of:=[.H13]/[.Y46]" office:value-type="float" office:value="96.0848544467666" calcext:value-type="float">
            <text:p>96,08</text:p>
          </table:table-cell>
          <table:table-cell table:style-name="ce23" table:formula="of:=[.I13]/[.Y46]" office:value-type="float" office:value="97.6746038595695" calcext:value-type="float">
            <text:p>97,67</text:p>
          </table:table-cell>
          <table:table-cell table:style-name="ce23" table:formula="of:=[.J13]/[.Y46]" office:value-type="float" office:value="98.1445297866244" calcext:value-type="float">
            <text:p>98,14</text:p>
          </table:table-cell>
          <table:table-cell table:style-name="ce23" table:formula="of:=[.K13]/[.Y46]" office:value-type="float" office:value="100.694127901497" calcext:value-type="float">
            <text:p>100,69</text:p>
          </table:table-cell>
          <table:table-cell table:style-name="ce23" table:formula="of:=[.L13]/[.Y46]" office:value-type="float" office:value="101.733963995406" calcext:value-type="float">
            <text:p>101,73</text:p>
          </table:table-cell>
          <table:table-cell table:style-name="ce23" table:formula="of:=[.M13]/[.Y46]" office:value-type="float" office:value="101.35402388417" calcext:value-type="float">
            <text:p>101,35</text:p>
          </table:table-cell>
          <table:table-cell table:style-name="ce23" table:formula="of:=[.N13]/[.Y46]" office:value-type="float" office:value="103.753645639344" calcext:value-type="float">
            <text:p>103,75</text:p>
          </table:table-cell>
          <table:table-cell table:style-name="ce23" table:formula="of:=[.O13]/[.Y46]" office:value-type="float" office:value="103.843631455163" calcext:value-type="float">
            <text:p>103,84</text:p>
          </table:table-cell>
          <table:table-cell table:style-name="ce23" table:formula="of:=[.P13]/[.Y46]" office:value-type="float" office:value="103.153740200551" calcext:value-type="float">
            <text:p>103,15</text:p>
          </table:table-cell>
          <table:table-cell table:style-name="ce23" table:formula="of:=[.Q13]/[.Y46]" office:value-type="float" office:value="100.824107413236" calcext:value-type="float">
            <text:p>100,82</text:p>
          </table:table-cell>
          <table:table-cell table:style-name="ce23" table:formula="of:=[.R13]/[.Y46]" office:value-type="float" office:value="99.6242965356485" calcext:value-type="float">
            <text:p>99,62</text:p>
          </table:table-cell>
          <table:table-cell table:style-name="ce23" table:formula="of:=[.S13]/[.Y46]" office:value-type="float" office:value="98.8244226172571" calcext:value-type="float">
            <text:p>98,82</text:p>
          </table:table-cell>
          <table:table-cell table:style-name="ce23" table:formula="of:=[.T13]/[.Y46]" office:value-type="float" office:value="98.6144557136793" calcext:value-type="float">
            <text:p>98,61</text:p>
          </table:table-cell>
          <table:table-cell table:style-name="ce23" table:formula="of:=[.U13]/[.Y46]" office:value-type="float" office:value="98.2445140264234" calcext:value-type="float">
            <text:p>98,24</text:p>
          </table:table-cell>
          <table:table-cell table:style-name="ce23" table:formula="of:=[.V13]/[.Y46]" office:value-type="float" office:value="98.0145502748858" calcext:value-type="float">
            <text:p>98,01</text:p>
          </table:table-cell>
          <table:table-cell table:style-name="ce6"/>
          <table:table-cell table:style-name="ce6" table:formula="of:=AVERAGE([.H62:.V62])" office:value-type="float" office:value="100.038897850015" calcext:value-type="float">
            <text:p>100,03889785001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10-01</text:p>
          </table:table-cell>
          <table:table-cell office:value-type="float" office:value="101.81" calcext:value-type="float">
            <text:p>101,81</text:p>
          </table:table-cell>
          <table:table-cell table:formula="of:=LN([.B63])" office:value-type="float" office:value="4.62310833111911" calcext:value-type="float">
            <text:p>4,6231</text:p>
          </table:table-cell>
          <table:table-cell table:formula="of:=([.B57]/24)+(SUM([.B58:.B68])/12)+([.B69]/24)" office:value-type="float" office:value="101.682916666667" calcext:value-type="float">
            <text:p>101,682916666667</text:p>
          </table:table-cell>
          <table:table-cell table:style-name="ce22" office:value-type="float" office:value="101.822943858612" calcext:value-type="float">
            <text:p>101,82</text:p>
          </table:table-cell>
          <table:table-cell/>
          <table:table-cell table:style-name="ce9" office:value-type="string" calcext:value-type="string">
            <text:p>Décembre</text:p>
          </table:table-cell>
          <table:table-cell table:style-name="ce23" table:formula="of:=[.H14]/[.Y47]" office:value-type="float" office:value="96.2250204658951" calcext:value-type="float">
            <text:p>96,23</text:p>
          </table:table-cell>
          <table:table-cell table:style-name="ce23" table:formula="of:=[.I14]/[.Y47]" office:value-type="float" office:value="97.6339226347104" calcext:value-type="float">
            <text:p>97,63</text:p>
          </table:table-cell>
          <table:table-cell table:style-name="ce23" table:formula="of:=[.J14]/[.Y47]" office:value-type="float" office:value="98.183494402688" calcext:value-type="float">
            <text:p>98,18</text:p>
          </table:table-cell>
          <table:table-cell table:style-name="ce23" table:formula="of:=[.K14]/[.Y47]" office:value-type="float" office:value="100.621594609716" calcext:value-type="float">
            <text:p>100,62</text:p>
          </table:table-cell>
          <table:table-cell table:style-name="ce23" table:formula="of:=[.L14]/[.Y47]" office:value-type="float" office:value="101.490917224517" calcext:value-type="float">
            <text:p>101,49</text:p>
          </table:table-cell>
          <table:table-cell table:style-name="ce23" table:formula="of:=[.M14]/[.Y47]" office:value-type="float" office:value="101.361018442995" calcext:value-type="float">
            <text:p>101,36</text:p>
          </table:table-cell>
          <table:table-cell table:style-name="ce23" table:formula="of:=[.N14]/[.Y47]" office:value-type="float" office:value="103.779134222096" calcext:value-type="float">
            <text:p>103,78</text:p>
          </table:table-cell>
          <table:table-cell table:style-name="ce23" table:formula="of:=[.O14]/[.Y47]" office:value-type="float" office:value="103.75914979417" calcext:value-type="float">
            <text:p>103,76</text:p>
          </table:table-cell>
          <table:table-cell table:style-name="ce23" table:formula="of:=[.P14]/[.Y47]" office:value-type="float" office:value="103.10965588656" calcext:value-type="float">
            <text:p>103,11</text:p>
          </table:table-cell>
          <table:table-cell table:style-name="ce23" table:formula="of:=[.Q14]/[.Y47]" office:value-type="float" office:value="100.371789260635" calcext:value-type="float">
            <text:p>100,37</text:p>
          </table:table-cell>
          <table:table-cell table:style-name="ce23" table:formula="of:=[.R14]/[.Y47]" office:value-type="float" office:value="99.5824043575401" calcext:value-type="float">
            <text:p>99,58</text:p>
          </table:table-cell>
          <table:table-cell table:style-name="ce23" table:formula="of:=[.S14]/[.Y47]" office:value-type="float" office:value="98.9429026638934" calcext:value-type="float">
            <text:p>98,94</text:p>
          </table:table-cell>
          <table:table-cell table:style-name="ce23" table:formula="of:=[.T14]/[.Y47]" office:value-type="float" office:value="98.7030895287759" calcext:value-type="float">
            <text:p>98,70</text:p>
          </table:table-cell>
          <table:table-cell table:style-name="ce23" table:formula="of:=[.U14]/[.Y47]" office:value-type="float" office:value="98.5831829612172" calcext:value-type="float">
            <text:p>98,58</text:p>
          </table:table-cell>
          <table:table-cell table:style-name="ce23" table:formula="of:=[.V14]/[.Y47]" office:value-type="float" office:value="98.2734243283571" calcext:value-type="float">
            <text:p>98,27</text:p>
          </table:table-cell>
          <table:table-cell table:style-name="ce6"/>
          <table:table-cell table:style-name="ce28" table:formula="of:=AVERAGE([.H63:.V63])" office:value-type="float" office:value="100.041380052251" calcext:value-type="float">
            <text:p>100,04138005225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10-02</text:p>
          </table:table-cell>
          <table:table-cell office:value-type="float" office:value="101.93" calcext:value-type="float">
            <text:p>101,93</text:p>
          </table:table-cell>
          <table:table-cell table:formula="of:=LN([.B64])" office:value-type="float" office:value="4.62428630318032" calcext:value-type="float">
            <text:p>4,6243</text:p>
          </table:table-cell>
          <table:table-cell table:formula="of:=([.B58]/24)+(SUM([.B59:.B69])/12)+([.B70]/24)" office:value-type="float" office:value="101.73375" calcext:value-type="float">
            <text:p>101,73375</text:p>
          </table:table-cell>
          <table:table-cell table:style-name="ce22" office:value-type="float" office:value="101.880912273891" calcext:value-type="float">
            <text:p>101,88</text:p>
          </table:table-cell>
          <table:table-cell/>
          <table:table-cell table:style-name="ce9" office:value-type="string" calcext:value-type="string">
            <text:p>Moyenne</text:p>
          </table:table-cell>
          <table:table-cell table:style-name="ce6" table:formula="of:=AVERAGE([.H52:.H63])" office:value-type="float" office:value="96.4250251811397" calcext:value-type="float">
            <text:p>96,4250251811397</text:p>
          </table:table-cell>
          <table:table-cell table:style-name="ce6" table:formula="of:=AVERAGE([.I52:.I63])" office:value-type="float" office:value="97.3583577199899" calcext:value-type="float">
            <text:p>97,3583577199899</text:p>
          </table:table-cell>
          <table:table-cell table:style-name="ce6" table:formula="of:=AVERAGE([.J52:.J63])" office:value-type="float" office:value="97.798328257897" calcext:value-type="float">
            <text:p>97,798328257897</text:p>
          </table:table-cell>
          <table:table-cell table:style-name="ce6" table:formula="of:=AVERAGE([.K52:.K63])" office:value-type="float" office:value="99.8491367493249" calcext:value-type="float">
            <text:p>99,8491367493249</text:p>
          </table:table-cell>
          <table:table-cell table:style-name="ce6" table:formula="of:=AVERAGE([.L52:.L63])" office:value-type="float" office:value="101.180751811817" calcext:value-type="float">
            <text:p>101,180751811817</text:p>
          </table:table-cell>
          <table:table-cell table:style-name="ce6" table:formula="of:=AVERAGE([.M52:.M63])" office:value-type="float" office:value="101.713394859429" calcext:value-type="float">
            <text:p>101,713394859429</text:p>
          </table:table-cell>
          <table:table-cell table:style-name="ce6" table:formula="of:=AVERAGE([.N52:.N63])" office:value-type="float" office:value="102.458299735503" calcext:value-type="float">
            <text:p>102,458299735503</text:p>
          </table:table-cell>
          <table:table-cell table:style-name="ce28" table:formula="of:=AVERAGE([.O52:.O63])" office:value-type="float" office:value="103.727481949499" calcext:value-type="float">
            <text:p>103,727481949499</text:p>
          </table:table-cell>
          <table:table-cell table:style-name="ce6" table:formula="of:=AVERAGE([.P52:.P63])" office:value-type="float" office:value="103.421673763971" calcext:value-type="float">
            <text:p>103,421673763971</text:p>
          </table:table-cell>
          <table:table-cell table:style-name="ce6" table:formula="of:=AVERAGE([.Q52:.Q63])" office:value-type="float" office:value="101.695826773931" calcext:value-type="float">
            <text:p>101,695826773931</text:p>
          </table:table-cell>
          <table:table-cell table:style-name="ce6" table:formula="of:=AVERAGE([.R52:.R63])" office:value-type="float" office:value="100.000857008077" calcext:value-type="float">
            <text:p>100,000857008077</text:p>
          </table:table-cell>
          <table:table-cell table:style-name="ce6" table:formula="of:=AVERAGE([.S52:.S63])" office:value-type="float" office:value="98.9874933161957" calcext:value-type="float">
            <text:p>98,9874933161957</text:p>
          </table:table-cell>
          <table:table-cell table:style-name="ce6" table:formula="of:=AVERAGE([.T52:.T63])" office:value-type="float" office:value="98.7141657101718" calcext:value-type="float">
            <text:p>98,7141657101718</text:p>
          </table:table-cell>
          <table:table-cell table:style-name="ce6" table:formula="of:=AVERAGE([.U52:.U63])" office:value-type="float" office:value="98.4491634290863" calcext:value-type="float">
            <text:p>98,4491634290863</text:p>
          </table:table-cell>
          <table:table-cell table:style-name="ce6" table:formula="of:=AVERAGE([.V52:.V63])" office:value-type="float" office:value="98.3816886288056" calcext:value-type="float">
            <text:p>98,3816886288056</text:p>
          </table:table-cell>
          <table:table-cell table:style-name="ce6" table:formula="of:=AVERAGE([.W52:.W61])" office:value-type="float" office:value="97.3840174342664" calcext:value-type="float">
            <text:p>97,3840174342664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2010-03</text:p>
          </table:table-cell>
          <table:table-cell office:value-type="float" office:value="102" calcext:value-type="float">
            <text:p>102</text:p>
          </table:table-cell>
          <table:table-cell table:formula="of:=LN([.B65])" office:value-type="float" office:value="4.62497281328427" calcext:value-type="float">
            <text:p>4,6250</text:p>
          </table:table-cell>
          <table:table-cell table:formula="of:=([.B59]/24)+(SUM([.B60:.B70])/12)+([.B71]/24)" office:value-type="float" office:value="101.755833333333" calcext:value-type="float">
            <text:p>101,755833333333</text:p>
          </table:table-cell>
          <table:table-cell table:style-name="ce22" office:value-type="float" office:value="101.939003605918" calcext:value-type="float">
            <text:p>101,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04</text:p>
          </table:table-cell>
          <table:table-cell office:value-type="float" office:value="101.91" calcext:value-type="float">
            <text:p>101,91</text:p>
          </table:table-cell>
          <table:table-cell table:formula="of:=LN([.B66])" office:value-type="float" office:value="4.6240900708406" calcext:value-type="float">
            <text:p>4,6241</text:p>
          </table:table-cell>
          <table:table-cell table:formula="of:=([.B60]/24)+(SUM([.B61:.B71])/12)+([.B72]/24)" office:value-type="float" office:value="101.75875" calcext:value-type="float">
            <text:p>101,75875</text:p>
          </table:table-cell>
          <table:table-cell table:style-name="ce22" office:value-type="float" office:value="101.879517230016" calcext:value-type="float">
            <text:p>101,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05</text:p>
          </table:table-cell>
          <table:table-cell office:value-type="float" office:value="101.81" calcext:value-type="float">
            <text:p>101,81</text:p>
          </table:table-cell>
          <table:table-cell table:formula="of:=LN([.B67])" office:value-type="float" office:value="4.62310833111911" calcext:value-type="float">
            <text:p>4,6231</text:p>
          </table:table-cell>
          <table:table-cell table:formula="of:=([.B61]/24)+(SUM([.B62:.B72])/12)+([.B73]/24)" office:value-type="float" office:value="101.74" calcext:value-type="float">
            <text:p>101,74</text:p>
          </table:table-cell>
          <table:table-cell table:style-name="ce22" office:value-type="float" office:value="101.927522996997" calcext:value-type="float">
            <text:p>101,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06</text:p>
          </table:table-cell>
          <table:table-cell office:value-type="float" office:value="101.85" calcext:value-type="float">
            <text:p>101,85</text:p>
          </table:table-cell>
          <table:table-cell table:formula="of:=LN([.B68])" office:value-type="float" office:value="4.62350114267282" calcext:value-type="float">
            <text:p>4,6235</text:p>
          </table:table-cell>
          <table:table-cell table:formula="of:=([.B62]/24)+(SUM([.B63:.B73])/12)+([.B74]/24)" office:value-type="float" office:value="101.71875" calcext:value-type="float">
            <text:p>101,71875</text:p>
          </table:table-cell>
          <table:table-cell table:style-name="ce22" office:value-type="float" office:value="101.963122574305" calcext:value-type="float">
            <text:p>101,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07</text:p>
          </table:table-cell>
          <table:table-cell office:value-type="float" office:value="101.69" calcext:value-type="float">
            <text:p>101,69</text:p>
          </table:table-cell>
          <table:table-cell table:formula="of:=LN([.B69])" office:value-type="float" office:value="4.62192896980305" calcext:value-type="float">
            <text:p>4,6219</text:p>
          </table:table-cell>
          <table:table-cell table:formula="of:=([.B63]/24)+(SUM([.B64:.B74])/12)+([.B75]/24)" office:value-type="float" office:value="101.6925" calcext:value-type="float">
            <text:p>101,6925</text:p>
          </table:table-cell>
          <table:table-cell table:style-name="ce22" office:value-type="float" office:value="101.771537679649" calcext:value-type="float">
            <text:p>101,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08</text:p>
          </table:table-cell>
          <table:table-cell office:value-type="float" office:value="101.73" calcext:value-type="float">
            <text:p>101,73</text:p>
          </table:table-cell>
          <table:table-cell table:formula="of:=LN([.B70])" office:value-type="float" office:value="4.62232224480566" calcext:value-type="float">
            <text:p>4,6223</text:p>
          </table:table-cell>
          <table:table-cell table:formula="of:=([.B64]/24)+(SUM([.B65:.B75])/12)+([.B76]/24)" office:value-type="float" office:value="101.64375" calcext:value-type="float">
            <text:p>101,64375</text:p>
          </table:table-cell>
          <table:table-cell table:style-name="ce22" office:value-type="float" office:value="101.585825258617" calcext:value-type="float">
            <text:p>101,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09</text:p>
          </table:table-cell>
          <table:table-cell office:value-type="float" office:value="101.54" calcext:value-type="float">
            <text:p>101,54</text:p>
          </table:table-cell>
          <table:table-cell table:formula="of:=LN([.B71])" office:value-type="float" office:value="4.62045280951925" calcext:value-type="float">
            <text:p>4,6205</text:p>
          </table:table-cell>
          <table:table-cell table:formula="of:=([.B65]/24)+(SUM([.B66:.B76])/12)+([.B77]/24)" office:value-type="float" office:value="101.592916666667" calcext:value-type="float">
            <text:p>101,592916666667</text:p>
          </table:table-cell>
          <table:table-cell table:style-name="ce22" office:value-type="float" office:value="101.571716013215" calcext:value-type="float">
            <text:p>101,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10</text:p>
          </table:table-cell>
          <table:table-cell office:value-type="float" office:value="101.48" calcext:value-type="float">
            <text:p>101,48</text:p>
          </table:table-cell>
          <table:table-cell table:formula="of:=LN([.B72])" office:value-type="float" office:value="4.61986173473108" calcext:value-type="float">
            <text:p>4,6199</text:p>
          </table:table-cell>
          <table:table-cell table:formula="of:=([.B66]/24)+(SUM([.B67:.B77])/12)+([.B78]/24)" office:value-type="float" office:value="101.550833333333" calcext:value-type="float">
            <text:p>101,550833333333</text:p>
          </table:table-cell>
          <table:table-cell table:style-name="ce22" office:value-type="float" office:value="101.503594494757" calcext:value-type="float">
            <text:p>101,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11</text:p>
          </table:table-cell>
          <table:table-cell office:value-type="float" office:value="101.37" calcext:value-type="float">
            <text:p>101,37</text:p>
          </table:table-cell>
          <table:table-cell table:formula="of:=LN([.B73])" office:value-type="float" office:value="4.61877718939431" calcext:value-type="float">
            <text:p>4,6188</text:p>
          </table:table-cell>
          <table:table-cell table:formula="of:=([.B67]/24)+(SUM([.B68:.B78])/12)+([.B79]/24)" office:value-type="float" office:value="101.535416666667" calcext:value-type="float">
            <text:p>101,535416666667</text:p>
          </table:table-cell>
          <table:table-cell table:style-name="ce22" office:value-type="float" office:value="101.35402388417" calcext:value-type="float">
            <text:p>101,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-12</text:p>
          </table:table-cell>
          <table:table-cell office:value-type="float" office:value="101.44" calcext:value-type="float">
            <text:p>101,44</text:p>
          </table:table-cell>
          <table:table-cell table:formula="of:=LN([.B74])" office:value-type="float" office:value="4.61946749068892" calcext:value-type="float">
            <text:p>4,6195</text:p>
          </table:table-cell>
          <table:table-cell table:formula="of:=([.B68]/24)+(SUM([.B69:.B79])/12)+([.B80]/24)" office:value-type="float" office:value="101.559166666667" calcext:value-type="float">
            <text:p>101,559166666667</text:p>
          </table:table-cell>
          <table:table-cell table:style-name="ce22" office:value-type="float" office:value="101.361018442995" calcext:value-type="float">
            <text:p>101,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1</text:p>
          </table:table-cell>
          <table:table-cell office:value-type="float" office:value="101.31" calcext:value-type="float">
            <text:p>101,31</text:p>
          </table:table-cell>
          <table:table-cell table:formula="of:=LN([.B75])" office:value-type="float" office:value="4.61818512306559" calcext:value-type="float">
            <text:p>4,6182</text:p>
          </table:table-cell>
          <table:table-cell table:formula="of:=([.B69]/24)+(SUM([.B70:.B80])/12)+([.B81]/24)" office:value-type="float" office:value="101.623333333333" calcext:value-type="float">
            <text:p>101,623333333333</text:p>
          </table:table-cell>
          <table:table-cell office:value-type="float" office:value="101.322880289913" calcext:value-type="float">
            <text:p>101,3228802899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2</text:p>
          </table:table-cell>
          <table:table-cell office:value-type="float" office:value="101.26" calcext:value-type="float">
            <text:p>101,26</text:p>
          </table:table-cell>
          <table:table-cell table:formula="of:=LN([.B76])" office:value-type="float" office:value="4.61769146654176" calcext:value-type="float">
            <text:p>4,6177</text:p>
          </table:table-cell>
          <table:table-cell table:formula="of:=([.B70]/24)+(SUM([.B71:.B81])/12)+([.B82]/24)" office:value-type="float" office:value="101.725416666667" calcext:value-type="float">
            <text:p>101,725416666667</text:p>
          </table:table-cell>
          <table:table-cell office:value-type="float" office:value="101.21123493431" calcext:value-type="float">
            <text:p>101,211234934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3</text:p>
          </table:table-cell>
          <table:table-cell office:value-type="float" office:value="101.45" calcext:value-type="float">
            <text:p>101,45</text:p>
          </table:table-cell>
          <table:table-cell table:formula="of:=LN([.B77])" office:value-type="float" office:value="4.61956606627182" calcext:value-type="float">
            <text:p>4,6196</text:p>
          </table:table-cell>
          <table:table-cell table:formula="of:=([.B71]/24)+(SUM([.B72:.B82])/12)+([.B83]/24)" office:value-type="float" office:value="101.84375" calcext:value-type="float">
            <text:p>101,84375</text:p>
          </table:table-cell>
          <table:table-cell office:value-type="float" office:value="101.389332508043" calcext:value-type="float">
            <text:p>101,3893325080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4</text:p>
          </table:table-cell>
          <table:table-cell office:value-type="float" office:value="101.45" calcext:value-type="float">
            <text:p>101,45</text:p>
          </table:table-cell>
          <table:table-cell table:formula="of:=LN([.B78])" office:value-type="float" office:value="4.61956606627182" calcext:value-type="float">
            <text:p>4,6196</text:p>
          </table:table-cell>
          <table:table-cell table:formula="of:=([.B72]/24)+(SUM([.B73:.B83])/12)+([.B84]/24)" office:value-type="float" office:value="101.980416666667" calcext:value-type="float">
            <text:p>101,980416666667</text:p>
          </table:table-cell>
          <table:table-cell office:value-type="float" office:value="101.419654822737" calcext:value-type="float">
            <text:p>101,4196548227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5</text:p>
          </table:table-cell>
          <table:table-cell office:value-type="float" office:value="101.9" calcext:value-type="float">
            <text:p>101,9</text:p>
          </table:table-cell>
          <table:table-cell table:formula="of:=LN([.B79])" office:value-type="float" office:value="4.62399194022868" calcext:value-type="float">
            <text:p>4,6240</text:p>
          </table:table-cell>
          <table:table-cell table:formula="of:=([.B73]/24)+(SUM([.B74:.B84])/12)+([.B85]/24)" office:value-type="float" office:value="102.156666666667" calcext:value-type="float">
            <text:p>102,156666666667</text:p>
          </table:table-cell>
          <table:table-cell office:value-type="float" office:value="102.01762688728" calcext:value-type="float">
            <text:p>102,017626887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6</text:p>
          </table:table-cell>
          <table:table-cell office:value-type="float" office:value="102.33" calcext:value-type="float">
            <text:p>102,33</text:p>
          </table:table-cell>
          <table:table-cell table:formula="of:=LN([.B80])" office:value-type="float" office:value="4.62820288509866" calcext:value-type="float">
            <text:p>4,6282</text:p>
          </table:table-cell>
          <table:table-cell table:formula="of:=([.B74]/24)+(SUM([.B75:.B85])/12)+([.B86]/24)" office:value-type="float" office:value="102.3575" calcext:value-type="float">
            <text:p>102,3575</text:p>
          </table:table-cell>
          <table:table-cell office:value-type="float" office:value="102.443655699839" calcext:value-type="float">
            <text:p>102,4436556998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7</text:p>
          </table:table-cell>
          <table:table-cell office:value-type="float" office:value="102.75" calcext:value-type="float">
            <text:p>102,75</text:p>
          </table:table-cell>
          <table:table-cell table:formula="of:=LN([.B81])" office:value-type="float" office:value="4.63229885337634" calcext:value-type="float">
            <text:p>4,6323</text:p>
          </table:table-cell>
          <table:table-cell table:formula="of:=([.B75]/24)+(SUM([.B76:.B86])/12)+([.B87]/24)" office:value-type="float" office:value="102.564166666667" calcext:value-type="float">
            <text:p>102,564166666667</text:p>
          </table:table-cell>
          <table:table-cell office:value-type="float" office:value="102.832387615144" calcext:value-type="float">
            <text:p>102,832387615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8</text:p>
          </table:table-cell>
          <table:table-cell office:value-type="float" office:value="103.12" calcext:value-type="float">
            <text:p>103,12</text:p>
          </table:table-cell>
          <table:table-cell table:formula="of:=LN([.B82])" office:value-type="float" office:value="4.63589335863093" calcext:value-type="float">
            <text:p>4,6359</text:p>
          </table:table-cell>
          <table:table-cell table:formula="of:=([.B76]/24)+(SUM([.B77:.B87])/12)+([.B88]/24)" office:value-type="float" office:value="102.774166666667" calcext:value-type="float">
            <text:p>102,774166666667</text:p>
          </table:table-cell>
          <table:table-cell office:value-type="float" office:value="102.973855309826" calcext:value-type="float">
            <text:p>102,9738553098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09</text:p>
          </table:table-cell>
          <table:table-cell office:value-type="float" office:value="102.99" calcext:value-type="float">
            <text:p>102,99</text:p>
          </table:table-cell>
          <table:table-cell table:formula="of:=LN([.B83])" office:value-type="float" office:value="4.63463189613771" calcext:value-type="float">
            <text:p>4,6346</text:p>
          </table:table-cell>
          <table:table-cell table:formula="of:=([.B77]/24)+(SUM([.B78:.B88])/12)+([.B89]/24)" office:value-type="float" office:value="102.972083333333" calcext:value-type="float">
            <text:p>102,972083333333</text:p>
          </table:table-cell>
          <table:table-cell office:value-type="float" office:value="103.022168920632" calcext:value-type="float">
            <text:p>103,0221689206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10</text:p>
          </table:table-cell>
          <table:table-cell office:value-type="float" office:value="103.31" calcext:value-type="float">
            <text:p>103,31</text:p>
          </table:table-cell>
          <table:table-cell table:formula="of:=LN([.B84])" office:value-type="float" office:value="4.63773417686135" calcext:value-type="float">
            <text:p>4,6377</text:p>
          </table:table-cell>
          <table:table-cell table:formula="of:=([.B78]/24)+(SUM([.B79:.B89])/12)+([.B90]/24)" office:value-type="float" office:value="103.159166666667" calcext:value-type="float">
            <text:p>103,159166666667</text:p>
          </table:table-cell>
          <table:table-cell office:value-type="float" office:value="103.334019976876" calcext:value-type="float">
            <text:p>103,3340199768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11</text:p>
          </table:table-cell>
          <table:table-cell office:value-type="float" office:value="103.77" calcext:value-type="float">
            <text:p>103,77</text:p>
          </table:table-cell>
          <table:table-cell table:formula="of:=LN([.B85])" office:value-type="float" office:value="4.64217691161719" calcext:value-type="float">
            <text:p>4,6422</text:p>
          </table:table-cell>
          <table:table-cell table:formula="of:=([.B79]/24)+(SUM([.B80:.B90])/12)+([.B91]/24)" office:value-type="float" office:value="103.315833333333" calcext:value-type="float">
            <text:p>103,315833333333</text:p>
          </table:table-cell>
          <table:table-cell office:value-type="float" office:value="103.753645639344" calcext:value-type="float">
            <text:p>103,7536456393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-12</text:p>
          </table:table-cell>
          <table:table-cell office:value-type="float" office:value="103.86" calcext:value-type="float">
            <text:p>103,86</text:p>
          </table:table-cell>
          <table:table-cell table:formula="of:=LN([.B86])" office:value-type="float" office:value="4.64304383841617" calcext:value-type="float">
            <text:p>4,6430</text:p>
          </table:table-cell>
          <table:table-cell table:formula="of:=([.B80]/24)+(SUM([.B81:.B91])/12)+([.B92]/24)" office:value-type="float" office:value="103.432916666667" calcext:value-type="float">
            <text:p>103,432916666667</text:p>
          </table:table-cell>
          <table:table-cell office:value-type="float" office:value="103.779134222096" calcext:value-type="float">
            <text:p>103,7791342220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1</text:p>
          </table:table-cell>
          <table:table-cell office:value-type="float" office:value="103.85" calcext:value-type="float">
            <text:p>103,85</text:p>
          </table:table-cell>
          <table:table-cell table:formula="of:=LN([.B87])" office:value-type="float" office:value="4.64294755032212" calcext:value-type="float">
            <text:p>4,6429</text:p>
          </table:table-cell>
          <table:table-cell table:formula="of:=([.B81]/24)+(SUM([.B82:.B92])/12)+([.B93]/24)" office:value-type="float" office:value="103.523333333333" calcext:value-type="float">
            <text:p>103,523333333333</text:p>
          </table:table-cell>
          <table:table-cell office:value-type="float" office:value="103.863203218907" calcext:value-type="float">
            <text:p>103,8632032189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2</text:p>
          </table:table-cell>
          <table:table-cell office:value-type="float" office:value="103.76" calcext:value-type="float">
            <text:p>103,76</text:p>
          </table:table-cell>
          <table:table-cell table:formula="of:=LN([.B88])" office:value-type="float" office:value="4.64208054000819" calcext:value-type="float">
            <text:p>4,6421</text:p>
          </table:table-cell>
          <table:table-cell table:formula="of:=([.B82]/24)+(SUM([.B83:.B93])/12)+([.B94]/24)" office:value-type="float" office:value="103.593333333333" calcext:value-type="float">
            <text:p>103,593333333333</text:p>
          </table:table-cell>
          <table:table-cell office:value-type="float" office:value="103.710030977524" calcext:value-type="float">
            <text:p>103,710030977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3</text:p>
          </table:table-cell>
          <table:table-cell office:value-type="float" office:value="103.7" calcext:value-type="float">
            <text:p>103,7</text:p>
          </table:table-cell>
          <table:table-cell table:formula="of:=LN([.B89])" office:value-type="float" office:value="4.64150211523548" calcext:value-type="float">
            <text:p>4,6415</text:p>
          </table:table-cell>
          <table:table-cell table:formula="of:=([.B83]/24)+(SUM([.B84:.B94])/12)+([.B95]/24)" office:value-type="float" office:value="103.656666666667" calcext:value-type="float">
            <text:p>103,656666666667</text:p>
          </table:table-cell>
          <table:table-cell office:value-type="float" office:value="103.63798699935" calcext:value-type="float">
            <text:p>103,637986999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4</text:p>
          </table:table-cell>
          <table:table-cell office:value-type="float" office:value="103.69" calcext:value-type="float">
            <text:p>103,69</text:p>
          </table:table-cell>
          <table:table-cell table:formula="of:=LN([.B90])" office:value-type="float" office:value="4.64140567857019" calcext:value-type="float">
            <text:p>4,6414</text:p>
          </table:table-cell>
          <table:table-cell table:formula="of:=([.B84]/24)+(SUM([.B85:.B95])/12)+([.B96]/24)" office:value-type="float" office:value="103.704166666667" calcext:value-type="float">
            <text:p>103,704166666667</text:p>
          </table:table-cell>
          <table:table-cell office:value-type="float" office:value="103.658984806008" calcext:value-type="float">
            <text:p>103,658984806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5</text:p>
          </table:table-cell>
          <table:table-cell office:value-type="float" office:value="103.42" calcext:value-type="float">
            <text:p>103,42</text:p>
          </table:table-cell>
          <table:table-cell table:formula="of:=LN([.B91])" office:value-type="float" office:value="4.63879836696808" calcext:value-type="float">
            <text:p>4,6388</text:p>
          </table:table-cell>
          <table:table-cell table:formula="of:=([.B85]/24)+(SUM([.B86:.B96])/12)+([.B97]/24)" office:value-type="float" office:value="103.725416666667" calcext:value-type="float">
            <text:p>103,725416666667</text:p>
          </table:table-cell>
          <table:table-cell office:value-type="float" office:value="103.539381478729" calcext:value-type="float">
            <text:p>103,5393814787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6</text:p>
          </table:table-cell>
          <table:table-cell office:value-type="float" office:value="103.62" calcext:value-type="float">
            <text:p>103,62</text:p>
          </table:table-cell>
          <table:table-cell table:formula="of:=LN([.B92])" office:value-type="float" office:value="4.64073036138664" calcext:value-type="float">
            <text:p>4,6407</text:p>
          </table:table-cell>
          <table:table-cell table:formula="of:=([.B86]/24)+(SUM([.B87:.B97])/12)+([.B98]/24)" office:value-type="float" office:value="103.728333333333" calcext:value-type="float">
            <text:p>103,728333333333</text:p>
          </table:table-cell>
          <table:table-cell office:value-type="float" office:value="103.735088474713" calcext:value-type="float">
            <text:p>103,7350884747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7</text:p>
          </table:table-cell>
          <table:table-cell office:value-type="float" office:value="103.63" calcext:value-type="float">
            <text:p>103,63</text:p>
          </table:table-cell>
          <table:table-cell table:formula="of:=LN([.B93])" office:value-type="float" office:value="4.64082686319613" calcext:value-type="float">
            <text:p>4,6408</text:p>
          </table:table-cell>
          <table:table-cell table:formula="of:=([.B87]/24)+(SUM([.B88:.B98])/12)+([.B99]/24)" office:value-type="float" office:value="103.725" calcext:value-type="float">
            <text:p>103,725</text:p>
          </table:table-cell>
          <table:table-cell office:value-type="float" office:value="103.713093221969" calcext:value-type="float">
            <text:p>103,7130932219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8</text:p>
          </table:table-cell>
          <table:table-cell office:value-type="float" office:value="103.92" calcext:value-type="float">
            <text:p>103,92</text:p>
          </table:table-cell>
          <table:table-cell table:formula="of:=LN([.B94])" office:value-type="float" office:value="4.64362137236234" calcext:value-type="float">
            <text:p>4,6436</text:p>
          </table:table-cell>
          <table:table-cell table:formula="of:=([.B88]/24)+(SUM([.B89:.B99])/12)+([.B100]/24)" office:value-type="float" office:value="103.7225" calcext:value-type="float">
            <text:p>103,7225</text:p>
          </table:table-cell>
          <table:table-cell office:value-type="float" office:value="103.772721526349" calcext:value-type="float">
            <text:p>103,772721526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09</text:p>
          </table:table-cell>
          <table:table-cell office:value-type="float" office:value="103.71" calcext:value-type="float">
            <text:p>103,71</text:p>
          </table:table-cell>
          <table:table-cell table:formula="of:=LN([.B95])" office:value-type="float" office:value="4.64159854260164" calcext:value-type="float">
            <text:p>4,6416</text:p>
          </table:table-cell>
          <table:table-cell table:formula="of:=([.B89]/24)+(SUM([.B90:.B100])/12)+([.B101]/24)" office:value-type="float" office:value="103.720416666667" calcext:value-type="float">
            <text:p>103,720416666667</text:p>
          </table:table-cell>
          <table:table-cell office:value-type="float" office:value="103.742393812591" calcext:value-type="float">
            <text:p>103,7423938125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10</text:p>
          </table:table-cell>
          <table:table-cell office:value-type="float" office:value="103.73" calcext:value-type="float">
            <text:p>103,73</text:p>
          </table:table-cell>
          <table:table-cell table:formula="of:=LN([.B96])" office:value-type="float" office:value="4.64179136944374" calcext:value-type="float">
            <text:p>4,6418</text:p>
          </table:table-cell>
          <table:table-cell table:formula="of:=([.B90]/24)+(SUM([.B91:.B101])/12)+([.B102]/24)" office:value-type="float" office:value="103.718333333333" calcext:value-type="float">
            <text:p>103,718333333333</text:p>
          </table:table-cell>
          <table:table-cell office:value-type="float" office:value="103.75411762851" calcext:value-type="float">
            <text:p>103,754117628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11</text:p>
          </table:table-cell>
          <table:table-cell office:value-type="float" office:value="103.86" calcext:value-type="float">
            <text:p>103,86</text:p>
          </table:table-cell>
          <table:table-cell table:formula="of:=LN([.B97])" office:value-type="float" office:value="4.64304383841617" calcext:value-type="float">
            <text:p>4,6430</text:p>
          </table:table-cell>
          <table:table-cell table:formula="of:=([.B91]/24)+(SUM([.B92:.B102])/12)+([.B103]/24)" office:value-type="float" office:value="103.7175" calcext:value-type="float">
            <text:p>103,7175</text:p>
          </table:table-cell>
          <table:table-cell office:value-type="float" office:value="103.843631455163" calcext:value-type="float">
            <text:p>103,8436314551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-12</text:p>
          </table:table-cell>
          <table:table-cell office:value-type="float" office:value="103.84" calcext:value-type="float">
            <text:p>103,84</text:p>
          </table:table-cell>
          <table:table-cell table:formula="of:=LN([.B98])" office:value-type="float" office:value="4.64285125295578" calcext:value-type="float">
            <text:p>4,6429</text:p>
          </table:table-cell>
          <table:table-cell table:formula="of:=([.B92]/24)+(SUM([.B93:.B103])/12)+([.B104]/24)" office:value-type="float" office:value="103.7075" calcext:value-type="float">
            <text:p>103,7075</text:p>
          </table:table-cell>
          <table:table-cell office:value-type="float" office:value="103.75914979417" calcext:value-type="float">
            <text:p>103,75914979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1</text:p>
          </table:table-cell>
          <table:table-cell office:value-type="float" office:value="103.79" calcext:value-type="float">
            <text:p>103,79</text:p>
          </table:table-cell>
          <table:table-cell table:formula="of:=LN([.B99])" office:value-type="float" office:value="4.6423696269772" calcext:value-type="float">
            <text:p>4,6424</text:p>
          </table:table-cell>
          <table:table-cell table:formula="of:=([.B93]/24)+(SUM([.B94:.B104])/12)+([.B105]/24)" office:value-type="float" office:value="103.680416666667" calcext:value-type="float">
            <text:p>103,680416666667</text:p>
          </table:table-cell>
          <table:table-cell office:value-type="float" office:value="103.803195590663" calcext:value-type="float">
            <text:p>103,8031955906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2</text:p>
          </table:table-cell>
          <table:table-cell office:value-type="float" office:value="103.76" calcext:value-type="float">
            <text:p>103,76</text:p>
          </table:table-cell>
          <table:table-cell table:formula="of:=LN([.B100])" office:value-type="float" office:value="4.64208054000819" calcext:value-type="float">
            <text:p>4,6421</text:p>
          </table:table-cell>
          <table:table-cell table:formula="of:=([.B94]/24)+(SUM([.B95:.B105])/12)+([.B106]/24)" office:value-type="float" office:value="103.645416666667" calcext:value-type="float">
            <text:p>103,645416666667</text:p>
          </table:table-cell>
          <table:table-cell office:value-type="float" office:value="103.710030977524" calcext:value-type="float">
            <text:p>103,710030977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3</text:p>
          </table:table-cell>
          <table:table-cell office:value-type="float" office:value="103.65" calcext:value-type="float">
            <text:p>103,65</text:p>
          </table:table-cell>
          <table:table-cell table:formula="of:=LN([.B101])" office:value-type="float" office:value="4.64101983888179" calcext:value-type="float">
            <text:p>4,6410</text:p>
          </table:table-cell>
          <table:table-cell table:formula="of:=([.B95]/24)+(SUM([.B96:.B106])/12)+([.B107]/24)" office:value-type="float" office:value="103.607916666667" calcext:value-type="float">
            <text:p>103,607916666667</text:p>
          </table:table-cell>
          <table:table-cell office:value-type="float" office:value="103.588016899543" calcext:value-type="float">
            <text:p>103,5880168995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4</text:p>
          </table:table-cell>
          <table:table-cell office:value-type="float" office:value="103.69" calcext:value-type="float">
            <text:p>103,69</text:p>
          </table:table-cell>
          <table:table-cell table:formula="of:=LN([.B102])" office:value-type="float" office:value="4.64140567857019" calcext:value-type="float">
            <text:p>4,6414</text:p>
          </table:table-cell>
          <table:table-cell table:formula="of:=([.B96]/24)+(SUM([.B97:.B107])/12)+([.B108]/24)" office:value-type="float" office:value="103.560416666667" calcext:value-type="float">
            <text:p>103,560416666667</text:p>
          </table:table-cell>
          <table:table-cell office:value-type="float" office:value="103.658984806008" calcext:value-type="float">
            <text:p>103,658984806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5</text:p>
          </table:table-cell>
          <table:table-cell office:value-type="float" office:value="103.4" calcext:value-type="float">
            <text:p>103,4</text:p>
          </table:table-cell>
          <table:table-cell table:formula="of:=LN([.B103])" office:value-type="float" office:value="4.63860496207433" calcext:value-type="float">
            <text:p>4,6386</text:p>
          </table:table-cell>
          <table:table-cell table:formula="of:=([.B97]/24)+(SUM([.B98:.B108])/12)+([.B109]/24)" office:value-type="float" office:value="103.504583333333" calcext:value-type="float">
            <text:p>103,504583333333</text:p>
          </table:table-cell>
          <table:table-cell office:value-type="float" office:value="103.519358391999" calcext:value-type="float">
            <text:p>103,5193583919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6</text:p>
          </table:table-cell>
          <table:table-cell office:value-type="float" office:value="103.4" calcext:value-type="float">
            <text:p>103,4</text:p>
          </table:table-cell>
          <table:table-cell table:formula="of:=LN([.B104])" office:value-type="float" office:value="4.63860496207433" calcext:value-type="float">
            <text:p>4,6386</text:p>
          </table:table-cell>
          <table:table-cell table:formula="of:=([.B98]/24)+(SUM([.B99:.B109])/12)+([.B110]/24)" office:value-type="float" office:value="103.44875" calcext:value-type="float">
            <text:p>103,44875</text:p>
          </table:table-cell>
          <table:table-cell office:value-type="float" office:value="103.514844125509" calcext:value-type="float">
            <text:p>103,5148441255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7</text:p>
          </table:table-cell>
          <table:table-cell office:value-type="float" office:value="103.2" calcext:value-type="float">
            <text:p>103,2</text:p>
          </table:table-cell>
          <table:table-cell table:formula="of:=LN([.B105])" office:value-type="float" office:value="4.63666885304746" calcext:value-type="float">
            <text:p>4,6367</text:p>
          </table:table-cell>
          <table:table-cell table:formula="of:=([.B99]/24)+(SUM([.B100:.B110])/12)+([.B111]/24)" office:value-type="float" office:value="103.38875" calcext:value-type="float">
            <text:p>103,38875</text:p>
          </table:table-cell>
          <table:table-cell office:value-type="float" office:value="103.282748436816" calcext:value-type="float">
            <text:p>103,2827484368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8</text:p>
          </table:table-cell>
          <table:table-cell office:value-type="float" office:value="103.51" calcext:value-type="float">
            <text:p>103,51</text:p>
          </table:table-cell>
          <table:table-cell table:formula="of:=LN([.B106])" office:value-type="float" office:value="4.63966822639566" calcext:value-type="float">
            <text:p>4,6397</text:p>
          </table:table-cell>
          <table:table-cell table:formula="of:=([.B100]/24)+(SUM([.B101:.B111])/12)+([.B112]/24)" office:value-type="float" office:value="103.319583333333" calcext:value-type="float">
            <text:p>103,319583333333</text:p>
          </table:table-cell>
          <table:table-cell office:value-type="float" office:value="103.363302590381" calcext:value-type="float">
            <text:p>103,363302590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09</text:p>
          </table:table-cell>
          <table:table-cell office:value-type="float" office:value="103.22" calcext:value-type="float">
            <text:p>103,22</text:p>
          </table:table-cell>
          <table:table-cell table:formula="of:=LN([.B107])" office:value-type="float" office:value="4.63686263272058" calcext:value-type="float">
            <text:p>4,6369</text:p>
          </table:table-cell>
          <table:table-cell table:formula="of:=([.B101]/24)+(SUM([.B102:.B112])/12)+([.B113]/24)" office:value-type="float" office:value="103.242083333333" calcext:value-type="float">
            <text:p>103,242083333333</text:p>
          </table:table-cell>
          <table:table-cell office:value-type="float" office:value="103.252240761119" calcext:value-type="float">
            <text:p>103,252240761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10</text:p>
          </table:table-cell>
          <table:table-cell office:value-type="float" office:value="103.08" calcext:value-type="float">
            <text:p>103,08</text:p>
          </table:table-cell>
          <table:table-cell table:formula="of:=LN([.B108])" office:value-type="float" office:value="4.63550538578416" calcext:value-type="float">
            <text:p>4,6355</text:p>
          </table:table-cell>
          <table:table-cell table:formula="of:=([.B102]/24)+(SUM([.B103:.B113])/12)+([.B114]/24)" office:value-type="float" office:value="103.13875" calcext:value-type="float">
            <text:p>103,13875</text:p>
          </table:table-cell>
          <table:table-cell office:value-type="float" office:value="103.103966500981" calcext:value-type="float">
            <text:p>103,1039665009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11</text:p>
          </table:table-cell>
          <table:table-cell office:value-type="float" office:value="103.17" calcext:value-type="float">
            <text:p>103,17</text:p>
          </table:table-cell>
          <table:table-cell table:formula="of:=LN([.B109])" office:value-type="float" office:value="4.63637811311228" calcext:value-type="float">
            <text:p>4,6364</text:p>
          </table:table-cell>
          <table:table-cell table:formula="of:=([.B103]/24)+(SUM([.B104:.B114])/12)+([.B115]/24)" office:value-type="float" office:value="103.000833333333" calcext:value-type="float">
            <text:p>103,000833333333</text:p>
          </table:table-cell>
          <table:table-cell office:value-type="float" office:value="103.153740200551" calcext:value-type="float">
            <text:p>103,1537402005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-12</text:p>
          </table:table-cell>
          <table:table-cell office:value-type="float" office:value="103.19" calcext:value-type="float">
            <text:p>103,19</text:p>
          </table:table-cell>
          <table:table-cell table:formula="of:=LN([.B110])" office:value-type="float" office:value="4.63657194912762" calcext:value-type="float">
            <text:p>4,6366</text:p>
          </table:table-cell>
          <table:table-cell table:formula="of:=([.B104]/24)+(SUM([.B105:.B115])/12)+([.B116]/24)" office:value-type="float" office:value="102.844583333333" calcext:value-type="float">
            <text:p>102,844583333333</text:p>
          </table:table-cell>
          <table:table-cell office:value-type="float" office:value="103.10965588656" calcext:value-type="float">
            <text:p>103,109655886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1</text:p>
          </table:table-cell>
          <table:table-cell office:value-type="float" office:value="103" calcext:value-type="float">
            <text:p>103</text:p>
          </table:table-cell>
          <table:table-cell table:formula="of:=LN([.B111])" office:value-type="float" office:value="4.63472898822964" calcext:value-type="float">
            <text:p>4,6347</text:p>
          </table:table-cell>
          <table:table-cell table:formula="of:=([.B105]/24)+(SUM([.B106:.B116])/12)+([.B117]/24)" office:value-type="float" office:value="102.689583333333" calcext:value-type="float">
            <text:p>102,689583333333</text:p>
          </table:table-cell>
          <table:table-cell office:value-type="float" office:value="103.013095152118" calcext:value-type="float">
            <text:p>103,013095152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2</text:p>
          </table:table-cell>
          <table:table-cell office:value-type="float" office:value="102.89" calcext:value-type="float">
            <text:p>102,89</text:p>
          </table:table-cell>
          <table:table-cell table:formula="of:=LN([.B112])" office:value-type="float" office:value="4.63366045638772" calcext:value-type="float">
            <text:p>4,6337</text:p>
          </table:table-cell>
          <table:table-cell table:formula="of:=([.B106]/24)+(SUM([.B107:.B117])/12)+([.B118]/24)" office:value-type="float" office:value="102.534166666667" calcext:value-type="float">
            <text:p>102,534166666667</text:p>
          </table:table-cell>
          <table:table-cell office:value-type="float" office:value="102.840449954485" calcext:value-type="float">
            <text:p>102,8404499544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3</text:p>
          </table:table-cell>
          <table:table-cell office:value-type="float" office:value="102.66" calcext:value-type="float">
            <text:p>102,66</text:p>
          </table:table-cell>
          <table:table-cell table:formula="of:=LN([.B113])" office:value-type="float" office:value="4.63142255713216" calcext:value-type="float">
            <text:p>4,6314</text:p>
          </table:table-cell>
          <table:table-cell table:formula="of:=([.B107]/24)+(SUM([.B108:.B118])/12)+([.B119]/24)" office:value-type="float" office:value="102.372083333333" calcext:value-type="float">
            <text:p>102,372083333333</text:p>
          </table:table-cell>
          <table:table-cell office:value-type="float" office:value="102.598608923368" calcext:value-type="float">
            <text:p>102,5986089233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4</text:p>
          </table:table-cell>
          <table:table-cell office:value-type="float" office:value="102.2" calcext:value-type="float">
            <text:p>102,2</text:p>
          </table:table-cell>
          <table:table-cell table:formula="of:=LN([.B114])" office:value-type="float" office:value="4.6269316777696" calcext:value-type="float">
            <text:p>4,6269</text:p>
          </table:table-cell>
          <table:table-cell table:formula="of:=([.B108]/24)+(SUM([.B109:.B119])/12)+([.B120]/24)" office:value-type="float" office:value="102.204583333333" calcext:value-type="float">
            <text:p>102,204583333333</text:p>
          </table:table-cell>
          <table:table-cell office:value-type="float" office:value="102.169430486778" calcext:value-type="float">
            <text:p>102,169430486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5</text:p>
          </table:table-cell>
          <table:table-cell office:value-type="float" office:value="101.58" calcext:value-type="float">
            <text:p>101,58</text:p>
          </table:table-cell>
          <table:table-cell table:formula="of:=LN([.B115])" office:value-type="float" office:value="4.6208466653731" calcext:value-type="float">
            <text:p>4,6208</text:p>
          </table:table-cell>
          <table:table-cell table:formula="of:=([.B109]/24)+(SUM([.B110:.B120])/12)+([.B121]/24)" office:value-type="float" office:value="102.02125" calcext:value-type="float">
            <text:p>102,02125</text:p>
          </table:table-cell>
          <table:table-cell office:value-type="float" office:value="101.697257499606" calcext:value-type="float">
            <text:p>101,697257499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6</text:p>
          </table:table-cell>
          <table:table-cell office:value-type="float" office:value="101.47" calcext:value-type="float">
            <text:p>101,47</text:p>
          </table:table-cell>
          <table:table-cell table:formula="of:=LN([.B116])" office:value-type="float" office:value="4.61976318829099" calcext:value-type="float">
            <text:p>4,6198</text:p>
          </table:table-cell>
          <table:table-cell table:formula="of:=([.B110]/24)+(SUM([.B111:.B121])/12)+([.B122]/24)" office:value-type="float" office:value="101.81" calcext:value-type="float">
            <text:p>101,81</text:p>
          </table:table-cell>
          <table:table-cell office:value-type="float" office:value="101.58270051659" calcext:value-type="float">
            <text:p>101,582700516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7</text:p>
          </table:table-cell>
          <table:table-cell office:value-type="float" office:value="101.41" calcext:value-type="float">
            <text:p>101,41</text:p>
          </table:table-cell>
          <table:table-cell table:formula="of:=LN([.B117])" office:value-type="float" office:value="4.61917170562391" calcext:value-type="float">
            <text:p>4,6192</text:p>
          </table:table-cell>
          <table:table-cell table:formula="of:=([.B111]/24)+(SUM([.B112:.B122])/12)+([.B123]/24)" office:value-type="float" office:value="101.5875" calcext:value-type="float">
            <text:p>101,5875</text:p>
          </table:table-cell>
          <table:table-cell office:value-type="float" office:value="101.491313168386" calcext:value-type="float">
            <text:p>101,491313168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8</text:p>
          </table:table-cell>
          <table:table-cell office:value-type="float" office:value="101.57" calcext:value-type="float">
            <text:p>101,57</text:p>
          </table:table-cell>
          <table:table-cell table:formula="of:=LN([.B118])" office:value-type="float" office:value="4.62074821595141" calcext:value-type="float">
            <text:p>4,6207</text:p>
          </table:table-cell>
          <table:table-cell table:formula="of:=([.B112]/24)+(SUM([.B113:.B123])/12)+([.B124]/24)" office:value-type="float" office:value="101.375" calcext:value-type="float">
            <text:p>101,375</text:p>
          </table:table-cell>
          <table:table-cell office:value-type="float" office:value="101.426052015313" calcext:value-type="float">
            <text:p>101,4260520153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09</text:p>
          </table:table-cell>
          <table:table-cell office:value-type="float" office:value="101.27" calcext:value-type="float">
            <text:p>101,27</text:p>
          </table:table-cell>
          <table:table-cell table:formula="of:=LN([.B119])" office:value-type="float" office:value="4.61779021734419" calcext:value-type="float">
            <text:p>4,6178</text:p>
          </table:table-cell>
          <table:table-cell table:formula="of:=([.B113]/24)+(SUM([.B114:.B124])/12)+([.B125]/24)" office:value-type="float" office:value="101.170833333333" calcext:value-type="float">
            <text:p>101,170833333333</text:p>
          </table:table-cell>
          <table:table-cell office:value-type="float" office:value="101.30163167873" calcext:value-type="float">
            <text:p>101,301631678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10</text:p>
          </table:table-cell>
          <table:table-cell office:value-type="float" office:value="101.01" calcext:value-type="float">
            <text:p>101,01</text:p>
          </table:table-cell>
          <table:table-cell table:formula="of:=LN([.B120])" office:value-type="float" office:value="4.61521952184109" calcext:value-type="float">
            <text:p>4,6152</text:p>
          </table:table-cell>
          <table:table-cell table:formula="of:=([.B114]/24)+(SUM([.B115:.B125])/12)+([.B126]/24)" office:value-type="float" office:value="100.99125" calcext:value-type="float">
            <text:p>100,99125</text:p>
          </table:table-cell>
          <table:table-cell office:value-type="float" office:value="101.033485217929" calcext:value-type="float">
            <text:p>101,0334852179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11</text:p>
          </table:table-cell>
          <table:table-cell office:value-type="float" office:value="100.84" calcext:value-type="float">
            <text:p>100,84</text:p>
          </table:table-cell>
          <table:table-cell table:formula="of:=LN([.B121])" office:value-type="float" office:value="4.61353510231972" calcext:value-type="float">
            <text:p>4,6135</text:p>
          </table:table-cell>
          <table:table-cell table:formula="of:=([.B115]/24)+(SUM([.B116:.B126])/12)+([.B127]/24)" office:value-type="float" office:value="100.849583333333" calcext:value-type="float">
            <text:p>100,849583333333</text:p>
          </table:table-cell>
          <table:table-cell office:value-type="float" office:value="100.824107413236" calcext:value-type="float">
            <text:p>100,8241074132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-12</text:p>
          </table:table-cell>
          <table:table-cell office:value-type="float" office:value="100.45" calcext:value-type="float">
            <text:p>100,45</text:p>
          </table:table-cell>
          <table:table-cell table:formula="of:=LN([.B122])" office:value-type="float" office:value="4.60966009126094" calcext:value-type="float">
            <text:p>4,6097</text:p>
          </table:table-cell>
          <table:table-cell table:formula="of:=([.B116]/24)+(SUM([.B117:.B127])/12)+([.B128]/24)" office:value-type="float" office:value="100.718333333333" calcext:value-type="float">
            <text:p>100,718333333333</text:p>
          </table:table-cell>
          <table:table-cell office:value-type="float" office:value="100.371789260635" calcext:value-type="float">
            <text:p>100,3717892606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1</text:p>
          </table:table-cell>
          <table:table-cell office:value-type="float" office:value="100.4" calcext:value-type="float">
            <text:p>100,4</text:p>
          </table:table-cell>
          <table:table-cell table:formula="of:=LN([.B123])" office:value-type="float" office:value="4.60916220725763" calcext:value-type="float">
            <text:p>4,6092</text:p>
          </table:table-cell>
          <table:table-cell table:formula="of:=([.B117]/24)+(SUM([.B118:.B128])/12)+([.B129]/24)" office:value-type="float" office:value="100.584166666667" calcext:value-type="float">
            <text:p>100,584166666667</text:p>
          </table:table-cell>
          <table:table-cell office:value-type="float" office:value="100.41276459488" calcext:value-type="float">
            <text:p>100,412764594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2</text:p>
          </table:table-cell>
          <table:table-cell office:value-type="float" office:value="100.39" calcext:value-type="float">
            <text:p>100,39</text:p>
          </table:table-cell>
          <table:table-cell table:formula="of:=LN([.B124])" office:value-type="float" office:value="4.60906260070344" calcext:value-type="float">
            <text:p>4,6091</text:p>
          </table:table-cell>
          <table:table-cell table:formula="of:=([.B118]/24)+(SUM([.B119:.B129])/12)+([.B130]/24)" office:value-type="float" office:value="100.45375" calcext:value-type="float">
            <text:p>100,45375</text:p>
          </table:table-cell>
          <table:table-cell office:value-type="float" office:value="100.341653911272" calcext:value-type="float">
            <text:p>100,341653911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3</text:p>
          </table:table-cell>
          <table:table-cell office:value-type="float" office:value="100.26" calcext:value-type="float">
            <text:p>100,26</text:p>
          </table:table-cell>
          <table:table-cell table:formula="of:=LN([.B125])" office:value-type="float" office:value="4.60776681183536" calcext:value-type="float">
            <text:p>4,6078</text:p>
          </table:table-cell>
          <table:table-cell table:formula="of:=([.B119]/24)+(SUM([.B120:.B130])/12)+([.B131]/24)" office:value-type="float" office:value="100.329166666667" calcext:value-type="float">
            <text:p>100,329166666667</text:p>
          </table:table-cell>
          <table:table-cell office:value-type="float" office:value="100.200044132641" calcext:value-type="float">
            <text:p>100,2000441326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4</text:p>
          </table:table-cell>
          <table:table-cell office:value-type="float" office:value="100.29" calcext:value-type="float">
            <text:p>100,29</text:p>
          </table:table-cell>
          <table:table-cell table:formula="of:=LN([.B126])" office:value-type="float" office:value="4.60806598910012" calcext:value-type="float">
            <text:p>4,6081</text:p>
          </table:table-cell>
          <table:table-cell table:formula="of:=([.B120]/24)+(SUM([.B121:.B131])/12)+([.B132]/24)" office:value-type="float" office:value="100.218333333333" calcext:value-type="float">
            <text:p>100,218333333333</text:p>
          </table:table-cell>
          <table:table-cell office:value-type="float" office:value="100.260001795685" calcext:value-type="float">
            <text:p>100,2600017956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5</text:p>
          </table:table-cell>
          <table:table-cell office:value-type="float" office:value="100.09" calcext:value-type="float">
            <text:p>100,09</text:p>
          </table:table-cell>
          <table:table-cell table:formula="of:=LN([.B127])" office:value-type="float" office:value="4.60606978123093" calcext:value-type="float">
            <text:p>4,6061</text:p>
          </table:table-cell>
          <table:table-cell table:formula="of:=([.B121]/24)+(SUM([.B122:.B132])/12)+([.B133]/24)" office:value-type="float" office:value="100.116666666667" calcext:value-type="float">
            <text:p>100,116666666667</text:p>
          </table:table-cell>
          <table:table-cell office:value-type="float" office:value="100.205537538252" calcext:value-type="float">
            <text:p>100,205537538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6</text:p>
          </table:table-cell>
          <table:table-cell office:value-type="float" office:value="99.81" calcext:value-type="float">
            <text:p>99,81</text:p>
          </table:table-cell>
          <table:table-cell table:formula="of:=LN([.B128])" office:value-type="float" office:value="4.6032683786985" calcext:value-type="float">
            <text:p>4,6033</text:p>
          </table:table-cell>
          <table:table-cell table:formula="of:=([.B122]/24)+(SUM([.B123:.B133])/12)+([.B134]/24)" office:value-type="float" office:value="100.03375" calcext:value-type="float">
            <text:p>100,03375</text:p>
          </table:table-cell>
          <table:table-cell office:value-type="float" office:value="99.9208567907842" calcext:value-type="float">
            <text:p>99,92085679078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7</text:p>
          </table:table-cell>
          <table:table-cell office:value-type="float" office:value="99.85" calcext:value-type="float">
            <text:p>99,85</text:p>
          </table:table-cell>
          <table:table-cell table:formula="of:=LN([.B129])" office:value-type="float" office:value="4.60366905986182" calcext:value-type="float">
            <text:p>4,6037</text:p>
          </table:table-cell>
          <table:table-cell table:formula="of:=([.B123]/24)+(SUM([.B124:.B134])/12)+([.B135]/24)" office:value-type="float" office:value="99.9541666666667" calcext:value-type="float">
            <text:p>99,9541666666667</text:p>
          </table:table-cell>
          <table:table-cell office:value-type="float" office:value="99.930062319923" calcext:value-type="float">
            <text:p>99,9300623199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8</text:p>
          </table:table-cell>
          <table:table-cell office:value-type="float" office:value="100" calcext:value-type="float">
            <text:p>100</text:p>
          </table:table-cell>
          <table:table-cell table:formula="of:=LN([.B130])" office:value-type="float" office:value="4.60517018598809" calcext:value-type="float">
            <text:p>4,6052</text:p>
          </table:table-cell>
          <table:table-cell table:formula="of:=([.B124]/24)+(SUM([.B125:.B135])/12)+([.B136]/24)" office:value-type="float" office:value="99.86125" calcext:value-type="float">
            <text:p>99,86125</text:p>
          </table:table-cell>
          <table:table-cell office:value-type="float" office:value="99.8582770653862" calcext:value-type="float">
            <text:p>99,85827706538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09</text:p>
          </table:table-cell>
          <table:table-cell office:value-type="float" office:value="99.85" calcext:value-type="float">
            <text:p>99,85</text:p>
          </table:table-cell>
          <table:table-cell table:formula="of:=LN([.B131])" office:value-type="float" office:value="4.60366905986182" calcext:value-type="float">
            <text:p>4,6037</text:p>
          </table:table-cell>
          <table:table-cell table:formula="of:=([.B125]/24)+(SUM([.B126:.B136])/12)+([.B137]/24)" office:value-type="float" office:value="99.7679166666667" calcext:value-type="float">
            <text:p>99,7679166666667</text:p>
          </table:table-cell>
          <table:table-cell office:value-type="float" office:value="99.8811881418112" calcext:value-type="float">
            <text:p>99,88118814181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10</text:p>
          </table:table-cell>
          <table:table-cell office:value-type="float" office:value="99.77" calcext:value-type="float">
            <text:p>99,77</text:p>
          </table:table-cell>
          <table:table-cell table:formula="of:=LN([.B132])" office:value-type="float" office:value="4.60286753692542" calcext:value-type="float">
            <text:p>4,6029</text:p>
          </table:table-cell>
          <table:table-cell table:formula="of:=([.B126]/24)+(SUM([.B127:.B137])/12)+([.B138]/24)" office:value-type="float" office:value="99.6683333333333" calcext:value-type="float">
            <text:p>99,6683333333333</text:p>
          </table:table-cell>
          <table:table-cell office:value-type="float" office:value="99.7931969131054" calcext:value-type="float">
            <text:p>99,79319691310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11</text:p>
          </table:table-cell>
          <table:table-cell office:value-type="float" office:value="99.64" calcext:value-type="float">
            <text:p>99,64</text:p>
          </table:table-cell>
          <table:table-cell table:formula="of:=LN([.B133])" office:value-type="float" office:value="4.60156369039398" calcext:value-type="float">
            <text:p>4,6016</text:p>
          </table:table-cell>
          <table:table-cell table:formula="of:=([.B127]/24)+(SUM([.B128:.B138])/12)+([.B139]/24)" office:value-type="float" office:value="99.5633333333333" calcext:value-type="float">
            <text:p>99,5633333333333</text:p>
          </table:table-cell>
          <table:table-cell office:value-type="float" office:value="99.6242965356485" calcext:value-type="float">
            <text:p>99,62429653564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-12</text:p>
          </table:table-cell>
          <table:table-cell office:value-type="float" office:value="99.66" calcext:value-type="float">
            <text:p>99,66</text:p>
          </table:table-cell>
          <table:table-cell table:formula="of:=LN([.B134])" office:value-type="float" office:value="4.60176439285326" calcext:value-type="float">
            <text:p>4,6018</text:p>
          </table:table-cell>
          <table:table-cell table:formula="of:=([.B128]/24)+(SUM([.B129:.B139])/12)+([.B140]/24)" office:value-type="float" office:value="99.4725" calcext:value-type="float">
            <text:p>99,4725</text:p>
          </table:table-cell>
          <table:table-cell office:value-type="float" office:value="99.5824043575401" calcext:value-type="float">
            <text:p>99,58240435754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1</text:p>
          </table:table-cell>
          <table:table-cell office:value-type="float" office:value="99.28" calcext:value-type="float">
            <text:p>99,28</text:p>
          </table:table-cell>
          <table:table-cell table:formula="of:=LN([.B135])" office:value-type="float" office:value="4.59794414089635" calcext:value-type="float">
            <text:p>4,5979</text:p>
          </table:table-cell>
          <table:table-cell table:formula="of:=([.B129]/24)+(SUM([.B130:.B140])/12)+([.B141]/24)" office:value-type="float" office:value="99.3891666666667" calcext:value-type="float">
            <text:p>99,3891666666667</text:p>
          </table:table-cell>
          <table:table-cell office:value-type="float" office:value="99.2926222009925" calcext:value-type="float">
            <text:p>99,29262220099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2</text:p>
          </table:table-cell>
          <table:table-cell office:value-type="float" office:value="99.28" calcext:value-type="float">
            <text:p>99,28</text:p>
          </table:table-cell>
          <table:table-cell table:formula="of:=LN([.B136])" office:value-type="float" office:value="4.59794414089635" calcext:value-type="float">
            <text:p>4,5979</text:p>
          </table:table-cell>
          <table:table-cell table:formula="of:=([.B130]/24)+(SUM([.B131:.B141])/12)+([.B142]/24)" office:value-type="float" office:value="99.3025" calcext:value-type="float">
            <text:p>99,3025</text:p>
          </table:table-cell>
          <table:table-cell office:value-type="float" office:value="99.2321884680853" calcext:value-type="float">
            <text:p>99,2321884680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3</text:p>
          </table:table-cell>
          <table:table-cell office:value-type="float" office:value="99.13" calcext:value-type="float">
            <text:p>99,13</text:p>
          </table:table-cell>
          <table:table-cell table:formula="of:=LN([.B137])" office:value-type="float" office:value="4.59643212004481" calcext:value-type="float">
            <text:p>4,5964</text:p>
          </table:table-cell>
          <table:table-cell table:formula="of:=([.B131]/24)+(SUM([.B132:.B142])/12)+([.B143]/24)" office:value-type="float" office:value="99.21875" calcext:value-type="float">
            <text:p>99,21875</text:p>
          </table:table-cell>
          <table:table-cell office:value-type="float" office:value="99.0707198770067" calcext:value-type="float">
            <text:p>99,0707198770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4</text:p>
          </table:table-cell>
          <table:table-cell office:value-type="float" office:value="99.03" calcext:value-type="float">
            <text:p>99,03</text:p>
          </table:table-cell>
          <table:table-cell table:formula="of:=LN([.B138])" office:value-type="float" office:value="4.59542283453321" calcext:value-type="float">
            <text:p>4,5954</text:p>
          </table:table-cell>
          <table:table-cell table:formula="of:=([.B132]/24)+(SUM([.B133:.B143])/12)+([.B144]/24)" office:value-type="float" office:value="99.1420833333333" calcext:value-type="float">
            <text:p>99,1420833333333</text:p>
          </table:table-cell>
          <table:table-cell office:value-type="float" office:value="99.0003786800946" calcext:value-type="float">
            <text:p>99,00037868009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5</text:p>
          </table:table-cell>
          <table:table-cell office:value-type="float" office:value="98.83" calcext:value-type="float">
            <text:p>98,83</text:p>
          </table:table-cell>
          <table:table-cell table:formula="of:=LN([.B139])" office:value-type="float" office:value="4.59340120238809" calcext:value-type="float">
            <text:p>4,5934</text:p>
          </table:table-cell>
          <table:table-cell table:formula="of:=([.B133]/24)+(SUM([.B134:.B144])/12)+([.B145]/24)" office:value-type="float" office:value="99.0741666666667" calcext:value-type="float">
            <text:p>99,0741666666667</text:p>
          </table:table-cell>
          <table:table-cell office:value-type="float" office:value="98.9440830742872" calcext:value-type="float">
            <text:p>98,9440830742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6</text:p>
          </table:table-cell>
          <table:table-cell office:value-type="float" office:value="98.89" calcext:value-type="float">
            <text:p>98,89</text:p>
          </table:table-cell>
          <table:table-cell table:formula="of:=LN([.B140])" office:value-type="float" office:value="4.5940081212819" calcext:value-type="float">
            <text:p>4,5940</text:p>
          </table:table-cell>
          <table:table-cell table:formula="of:=([.B134]/24)+(SUM([.B135:.B145])/12)+([.B146]/24)" office:value-type="float" office:value="99.0141666666667" calcext:value-type="float">
            <text:p>99,0141666666667</text:p>
          </table:table-cell>
          <table:table-cell office:value-type="float" office:value="98.9998349668435" calcext:value-type="float">
            <text:p>98,9998349668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7</text:p>
          </table:table-cell>
          <table:table-cell office:value-type="float" office:value="98.77" calcext:value-type="float">
            <text:p>98,77</text:p>
          </table:table-cell>
          <table:table-cell table:formula="of:=LN([.B141])" office:value-type="float" office:value="4.59279391492004" calcext:value-type="float">
            <text:p>4,5928</text:p>
          </table:table-cell>
          <table:table-cell table:formula="of:=([.B135]/24)+(SUM([.B136:.B146])/12)+([.B147]/24)" office:value-type="float" office:value="98.96625" calcext:value-type="float">
            <text:p>98,96625</text:p>
          </table:table-cell>
          <table:table-cell office:value-type="float" office:value="98.8491963479098" calcext:value-type="float">
            <text:p>98,8491963479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8</text:p>
          </table:table-cell>
          <table:table-cell office:value-type="float" office:value="99" calcext:value-type="float">
            <text:p>99</text:p>
          </table:table-cell>
          <table:table-cell table:formula="of:=LN([.B142])" office:value-type="float" office:value="4.59511985013459" calcext:value-type="float">
            <text:p>4,5951</text:p>
          </table:table-cell>
          <table:table-cell table:formula="of:=([.B136]/24)+(SUM([.B137:.B147])/12)+([.B148]/24)" office:value-type="float" office:value="98.9245833333333" calcext:value-type="float">
            <text:p>98,9245833333333</text:p>
          </table:table-cell>
          <table:table-cell office:value-type="float" office:value="98.8596942947324" calcext:value-type="float">
            <text:p>98,85969429473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09</text:p>
          </table:table-cell>
          <table:table-cell office:value-type="float" office:value="98.84" calcext:value-type="float">
            <text:p>98,84</text:p>
          </table:table-cell>
          <table:table-cell table:formula="of:=LN([.B143])" office:value-type="float" office:value="4.59350238112041" calcext:value-type="float">
            <text:p>4,5935</text:p>
          </table:table-cell>
          <table:table-cell table:formula="of:=([.B137]/24)+(SUM([.B138:.B148])/12)+([.B149]/24)" office:value-type="float" office:value="98.8891666666666" calcext:value-type="float">
            <text:p>98,8891666666666</text:p>
          </table:table-cell>
          <table:table-cell office:value-type="float" office:value="98.8708726683687" calcext:value-type="float">
            <text:p>98,87087266836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10</text:p>
          </table:table-cell>
          <table:table-cell office:value-type="float" office:value="98.94" calcext:value-type="float">
            <text:p>98,94</text:p>
          </table:table-cell>
          <table:table-cell table:formula="of:=LN([.B144])" office:value-type="float" office:value="4.59451360579956" calcext:value-type="float">
            <text:p>4,5945</text:p>
          </table:table-cell>
          <table:table-cell table:formula="of:=([.B138]/24)+(SUM([.B139:.B149])/12)+([.B150]/24)" office:value-type="float" office:value="98.8558333333333" calcext:value-type="float">
            <text:p>98,8558333333333</text:p>
          </table:table-cell>
          <table:table-cell office:value-type="float" office:value="98.9630039348767" calcext:value-type="float">
            <text:p>98,96300393487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11</text:p>
          </table:table-cell>
          <table:table-cell office:value-type="float" office:value="98.84" calcext:value-type="float">
            <text:p>98,84</text:p>
          </table:table-cell>
          <table:table-cell table:formula="of:=LN([.B145])" office:value-type="float" office:value="4.59350238112041" calcext:value-type="float">
            <text:p>4,5935</text:p>
          </table:table-cell>
          <table:table-cell table:formula="of:=([.B139]/24)+(SUM([.B140:.B150])/12)+([.B151]/24)" office:value-type="float" office:value="98.82125" calcext:value-type="float">
            <text:p>98,82125</text:p>
          </table:table-cell>
          <table:table-cell office:value-type="float" office:value="98.8244226172571" calcext:value-type="float">
            <text:p>98,82442261725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-12</text:p>
          </table:table-cell>
          <table:table-cell office:value-type="float" office:value="99.02" calcext:value-type="float">
            <text:p>99,02</text:p>
          </table:table-cell>
          <table:table-cell table:formula="of:=LN([.B146])" office:value-type="float" office:value="4.59532184993328" calcext:value-type="float">
            <text:p>4,5953</text:p>
          </table:table-cell>
          <table:table-cell table:formula="of:=([.B140]/24)+(SUM([.B141:.B151])/12)+([.B152]/24)" office:value-type="float" office:value="98.7979166666667" calcext:value-type="float">
            <text:p>98,7979166666667</text:p>
          </table:table-cell>
          <table:table-cell office:value-type="float" office:value="98.9429026638934" calcext:value-type="float">
            <text:p>98,9429026638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1</text:p>
          </table:table-cell>
          <table:table-cell office:value-type="float" office:value="98.77" calcext:value-type="float">
            <text:p>98,77</text:p>
          </table:table-cell>
          <table:table-cell table:formula="of:=LN([.B147])" office:value-type="float" office:value="4.59279391492004" calcext:value-type="float">
            <text:p>4,5928</text:p>
          </table:table-cell>
          <table:table-cell table:formula="of:=([.B141]/24)+(SUM([.B142:.B152])/12)+([.B153]/24)" office:value-type="float" office:value="98.7908333333333" calcext:value-type="float">
            <text:p>98,7908333333333</text:p>
          </table:table-cell>
          <table:table-cell office:value-type="float" office:value="98.7825573609189" calcext:value-type="float">
            <text:p>98,78255736091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2</text:p>
          </table:table-cell>
          <table:table-cell office:value-type="float" office:value="98.79" calcext:value-type="float">
            <text:p>98,79</text:p>
          </table:table-cell>
          <table:table-cell table:formula="of:=LN([.B148])" office:value-type="float" office:value="4.59299638505638" calcext:value-type="float">
            <text:p>4,5930</text:p>
          </table:table-cell>
          <table:table-cell table:formula="of:=([.B142]/24)+(SUM([.B143:.B153])/12)+([.B154]/24)" office:value-type="float" office:value="98.7883333333333" calcext:value-type="float">
            <text:p>98,7883333333333</text:p>
          </table:table-cell>
          <table:table-cell office:value-type="float" office:value="98.7424244436155" calcext:value-type="float">
            <text:p>98,74242444361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3</text:p>
          </table:table-cell>
          <table:table-cell office:value-type="float" office:value="98.77" calcext:value-type="float">
            <text:p>98,77</text:p>
          </table:table-cell>
          <table:table-cell table:formula="of:=LN([.B149])" office:value-type="float" office:value="4.59279391492004" calcext:value-type="float">
            <text:p>4,5928</text:p>
          </table:table-cell>
          <table:table-cell table:formula="of:=([.B143]/24)+(SUM([.B144:.B154])/12)+([.B155]/24)" office:value-type="float" office:value="98.7754166666667" calcext:value-type="float">
            <text:p>98,7754166666667</text:p>
          </table:table-cell>
          <table:table-cell office:value-type="float" office:value="98.7109351583976" calcext:value-type="float">
            <text:p>98,71093515839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4</text:p>
          </table:table-cell>
          <table:table-cell office:value-type="float" office:value="98.59" calcext:value-type="float">
            <text:p>98,59</text:p>
          </table:table-cell>
          <table:table-cell table:formula="of:=LN([.B150])" office:value-type="float" office:value="4.59096983658695" calcext:value-type="float">
            <text:p>4,5910</text:p>
          </table:table-cell>
          <table:table-cell table:formula="of:=([.B144]/24)+(SUM([.B145:.B155])/12)+([.B156]/24)" office:value-type="float" office:value="98.7583333333333" calcext:value-type="float">
            <text:p>98,7583333333333</text:p>
          </table:table-cell>
          <table:table-cell office:value-type="float" office:value="98.5605102905233" calcext:value-type="float">
            <text:p>98,56051029052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5</text:p>
          </table:table-cell>
          <table:table-cell office:value-type="float" office:value="98.44" calcext:value-type="float">
            <text:p>98,44</text:p>
          </table:table-cell>
          <table:table-cell table:formula="of:=LN([.B151])" office:value-type="float" office:value="4.58944722552286" calcext:value-type="float">
            <text:p>4,5894</text:p>
          </table:table-cell>
          <table:table-cell table:formula="of:=([.B145]/24)+(SUM([.B146:.B156])/12)+([.B157]/24)" office:value-type="float" office:value="98.7429166666667" calcext:value-type="float">
            <text:p>98,7429166666667</text:p>
          </table:table-cell>
          <table:table-cell office:value-type="float" office:value="98.5536328830602" calcext:value-type="float">
            <text:p>98,55363288306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6</text:p>
          </table:table-cell>
          <table:table-cell office:value-type="float" office:value="98.72" calcext:value-type="float">
            <text:p>98,72</text:p>
          </table:table-cell>
          <table:table-cell table:formula="of:=LN([.B152])" office:value-type="float" office:value="4.59228756015708" calcext:value-type="float">
            <text:p>4,5923</text:p>
          </table:table-cell>
          <table:table-cell table:formula="of:=([.B146]/24)+(SUM([.B147:.B157])/12)+([.B158]/24)" office:value-type="float" office:value="98.7241666666667" calcext:value-type="float">
            <text:p>98,7241666666667</text:p>
          </table:table-cell>
          <table:table-cell office:value-type="float" office:value="98.8296461515501" calcext:value-type="float">
            <text:p>98,82964615155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7</text:p>
          </table:table-cell>
          <table:table-cell office:value-type="float" office:value="98.77" calcext:value-type="float">
            <text:p>98,77</text:p>
          </table:table-cell>
          <table:table-cell table:formula="of:=LN([.B153])" office:value-type="float" office:value="4.59279391492004" calcext:value-type="float">
            <text:p>4,5928</text:p>
          </table:table-cell>
          <table:table-cell table:formula="of:=([.B147]/24)+(SUM([.B148:.B158])/12)+([.B159]/24)" office:value-type="float" office:value="98.7066666666667" calcext:value-type="float">
            <text:p>98,7066666666667</text:p>
          </table:table-cell>
          <table:table-cell office:value-type="float" office:value="98.8491963479098" calcext:value-type="float">
            <text:p>98,8491963479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8</text:p>
          </table:table-cell>
          <table:table-cell office:value-type="float" office:value="98.94" calcext:value-type="float">
            <text:p>98,94</text:p>
          </table:table-cell>
          <table:table-cell table:formula="of:=LN([.B154])" office:value-type="float" office:value="4.59451360579956" calcext:value-type="float">
            <text:p>4,5945</text:p>
          </table:table-cell>
          <table:table-cell table:formula="of:=([.B148]/24)+(SUM([.B149:.B159])/12)+([.B160]/24)" office:value-type="float" office:value="98.695" calcext:value-type="float">
            <text:p>98,695</text:p>
          </table:table-cell>
          <table:table-cell office:value-type="float" office:value="98.7997793284931" calcext:value-type="float">
            <text:p>98,79977932849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09</text:p>
          </table:table-cell>
          <table:table-cell office:value-type="float" office:value="98.59" calcext:value-type="float">
            <text:p>98,59</text:p>
          </table:table-cell>
          <table:table-cell table:formula="of:=LN([.B155])" office:value-type="float" office:value="4.59096983658695" calcext:value-type="float">
            <text:p>4,5910</text:p>
          </table:table-cell>
          <table:table-cell table:formula="of:=([.B149]/24)+(SUM([.B150:.B160])/12)+([.B161]/24)" office:value-type="float" office:value="98.6879166666667" calcext:value-type="float">
            <text:p>98,6879166666667</text:p>
          </table:table-cell>
          <table:table-cell office:value-type="float" office:value="98.620794580883" calcext:value-type="float">
            <text:p>98,620794580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10</text:p>
          </table:table-cell>
          <table:table-cell office:value-type="float" office:value="98.78" calcext:value-type="float">
            <text:p>98,78</text:p>
          </table:table-cell>
          <table:table-cell table:formula="of:=LN([.B156])" office:value-type="float" office:value="4.59289515511248" calcext:value-type="float">
            <text:p>4,5929</text:p>
          </table:table-cell>
          <table:table-cell table:formula="of:=([.B150]/24)+(SUM([.B151:.B161])/12)+([.B162]/24)" office:value-type="float" office:value="98.6875" calcext:value-type="float">
            <text:p>98,6875</text:p>
          </table:table-cell>
          <table:table-cell office:value-type="float" office:value="98.8029667342543" calcext:value-type="float">
            <text:p>98,80296673425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11</text:p>
          </table:table-cell>
          <table:table-cell office:value-type="float" office:value="98.63" calcext:value-type="float">
            <text:p>98,63</text:p>
          </table:table-cell>
          <table:table-cell table:formula="of:=LN([.B157])" office:value-type="float" office:value="4.5913754749659" calcext:value-type="float">
            <text:p>4,5914</text:p>
          </table:table-cell>
          <table:table-cell table:formula="of:=([.B151]/24)+(SUM([.B152:.B162])/12)+([.B163]/24)" office:value-type="float" office:value="98.6979166666667" calcext:value-type="float">
            <text:p>98,6979166666667</text:p>
          </table:table-cell>
          <table:table-cell office:value-type="float" office:value="98.6144557136793" calcext:value-type="float">
            <text:p>98,61445571367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-12</text:p>
          </table:table-cell>
          <table:table-cell office:value-type="float" office:value="98.78" calcext:value-type="float">
            <text:p>98,78</text:p>
          </table:table-cell>
          <table:table-cell table:formula="of:=LN([.B158])" office:value-type="float" office:value="4.59289515511248" calcext:value-type="float">
            <text:p>4,5929</text:p>
          </table:table-cell>
          <table:table-cell table:formula="of:=([.B152]/24)+(SUM([.B153:.B163])/12)+([.B164]/24)" office:value-type="float" office:value="98.6891666666667" calcext:value-type="float">
            <text:p>98,6891666666667</text:p>
          </table:table-cell>
          <table:table-cell office:value-type="float" office:value="98.7030895287759" calcext:value-type="float">
            <text:p>98,70308952877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1</text:p>
          </table:table-cell>
          <table:table-cell office:value-type="float" office:value="98.59" calcext:value-type="float">
            <text:p>98,59</text:p>
          </table:table-cell>
          <table:table-cell table:formula="of:=LN([.B159])" office:value-type="float" office:value="4.59096983658695" calcext:value-type="float">
            <text:p>4,5910</text:p>
          </table:table-cell>
          <table:table-cell table:formula="of:=([.B153]/24)+(SUM([.B154:.B164])/12)+([.B165]/24)" office:value-type="float" office:value="98.6483333333333" calcext:value-type="float">
            <text:p>98,6483333333333</text:p>
          </table:table-cell>
          <table:table-cell office:value-type="float" office:value="98.6025344761871" calcext:value-type="float">
            <text:p>98,60253447618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2</text:p>
          </table:table-cell>
          <table:table-cell office:value-type="float" office:value="98.69" calcext:value-type="float">
            <text:p>98,69</text:p>
          </table:table-cell>
          <table:table-cell table:formula="of:=LN([.B160])" office:value-type="float" office:value="4.59198362418392" calcext:value-type="float">
            <text:p>4,5920</text:p>
          </table:table-cell>
          <table:table-cell table:formula="of:=([.B154]/24)+(SUM([.B155:.B165])/12)+([.B166]/24)" office:value-type="float" office:value="98.6020833333333" calcext:value-type="float">
            <text:p>98,6020833333333</text:p>
          </table:table-cell>
          <table:table-cell office:value-type="float" office:value="98.642472601887" calcext:value-type="float">
            <text:p>98,6424726018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3</text:p>
          </table:table-cell>
          <table:table-cell office:value-type="float" office:value="98.7" calcext:value-type="float">
            <text:p>98,7</text:p>
          </table:table-cell>
          <table:table-cell table:formula="of:=LN([.B161])" office:value-type="float" office:value="4.59208494643944" calcext:value-type="float">
            <text:p>4,5921</text:p>
          </table:table-cell>
          <table:table-cell table:formula="of:=([.B155]/24)+(SUM([.B156:.B166])/12)+([.B167]/24)" office:value-type="float" office:value="98.56" calcext:value-type="float">
            <text:p>98,56</text:p>
          </table:table-cell>
          <table:table-cell office:value-type="float" office:value="98.640977018668" calcext:value-type="float">
            <text:p>98,6409770186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4</text:p>
          </table:table-cell>
          <table:table-cell office:value-type="float" office:value="98.65" calcext:value-type="float">
            <text:p>98,65</text:p>
          </table:table-cell>
          <table:table-cell table:formula="of:=LN([.B162])" office:value-type="float" office:value="4.59157823246862" calcext:value-type="float">
            <text:p>4,5916</text:p>
          </table:table-cell>
          <table:table-cell table:formula="of:=([.B156]/24)+(SUM([.B157:.B167])/12)+([.B168]/24)" office:value-type="float" office:value="98.515" calcext:value-type="float">
            <text:p>98,515</text:p>
          </table:table-cell>
          <table:table-cell office:value-type="float" office:value="98.6204923436467" calcext:value-type="float">
            <text:p>98,62049234364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5</text:p>
          </table:table-cell>
          <table:table-cell office:value-type="float" office:value="98.63" calcext:value-type="float">
            <text:p>98,63</text:p>
          </table:table-cell>
          <table:table-cell table:formula="of:=LN([.B163])" office:value-type="float" office:value="4.5913754749659" calcext:value-type="float">
            <text:p>4,5914</text:p>
          </table:table-cell>
          <table:table-cell table:formula="of:=([.B157]/24)+(SUM([.B158:.B168])/12)+([.B169]/24)" office:value-type="float" office:value="98.4745833333333" calcext:value-type="float">
            <text:p>98,4745833333333</text:p>
          </table:table-cell>
          <table:table-cell office:value-type="float" office:value="98.7438522069913" calcext:value-type="float">
            <text:p>98,74385220699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6</text:p>
          </table:table-cell>
          <table:table-cell office:value-type="float" office:value="98.32" calcext:value-type="float">
            <text:p>98,32</text:p>
          </table:table-cell>
          <table:table-cell table:formula="of:=LN([.B164])" office:value-type="float" office:value="4.58822746525778" calcext:value-type="float">
            <text:p>4,5882</text:p>
          </table:table-cell>
          <table:table-cell table:formula="of:=([.B158]/24)+(SUM([.B159:.B169])/12)+([.B170]/24)" office:value-type="float" office:value="98.4541666666667" calcext:value-type="float">
            <text:p>98,4541666666667</text:p>
          </table:table-cell>
          <table:table-cell office:value-type="float" office:value="98.4292018802715" calcext:value-type="float">
            <text:p>98,4292018802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7</text:p>
          </table:table-cell>
          <table:table-cell office:value-type="float" office:value="98.19" calcext:value-type="float">
            <text:p>98,19</text:p>
          </table:table-cell>
          <table:table-cell table:formula="of:=LN([.B165])" office:value-type="float" office:value="4.5869043771812" calcext:value-type="float">
            <text:p>4,5869</text:p>
          </table:table-cell>
          <table:table-cell table:formula="of:=([.B159]/24)+(SUM([.B160:.B170])/12)+([.B171]/24)" office:value-type="float" office:value="98.4508333333333" calcext:value-type="float">
            <text:p>98,4508333333333</text:p>
          </table:table-cell>
          <table:table-cell office:value-type="float" office:value="98.2687312888657" calcext:value-type="float">
            <text:p>98,26873128886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8</text:p>
          </table:table-cell>
          <table:table-cell office:value-type="float" office:value="98.41" calcext:value-type="float">
            <text:p>98,41</text:p>
          </table:table-cell>
          <table:table-cell table:formula="of:=LN([.B166])" office:value-type="float" office:value="4.58914242491089" calcext:value-type="float">
            <text:p>4,5891</text:p>
          </table:table-cell>
          <table:table-cell table:formula="of:=([.B160]/24)+(SUM([.B161:.B171])/12)+([.B172]/24)" office:value-type="float" office:value="98.4479166666667" calcext:value-type="float">
            <text:p>98,4479166666667</text:p>
          </table:table-cell>
          <table:table-cell office:value-type="float" office:value="98.2705304600466" calcext:value-type="float">
            <text:p>98,27053046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09</text:p>
          </table:table-cell>
          <table:table-cell office:value-type="float" office:value="98.11" calcext:value-type="float">
            <text:p>98,11</text:p>
          </table:table-cell>
          <table:table-cell table:formula="of:=LN([.B167])" office:value-type="float" office:value="4.5860892981753" calcext:value-type="float">
            <text:p>4,5861</text:p>
          </table:table-cell>
          <table:table-cell table:formula="of:=([.B161]/24)+(SUM([.B162:.B172])/12)+([.B173]/24)" office:value-type="float" office:value="98.4329166666667" calcext:value-type="float">
            <text:p>98,4329166666667</text:p>
          </table:table-cell>
          <table:table-cell office:value-type="float" office:value="98.1406446529103" calcext:value-type="float">
            <text:p>98,1406446529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10</text:p>
          </table:table-cell>
          <table:table-cell office:value-type="float" office:value="98.18" calcext:value-type="float">
            <text:p>98,18</text:p>
          </table:table-cell>
          <table:table-cell table:formula="of:=LN([.B168])" office:value-type="float" office:value="4.58680252862991" calcext:value-type="float">
            <text:p>4,5868</text:p>
          </table:table-cell>
          <table:table-cell table:formula="of:=([.B162]/24)+(SUM([.B163:.B173])/12)+([.B174]/24)" office:value-type="float" office:value="98.415" calcext:value-type="float">
            <text:p>98,415</text:p>
          </table:table-cell>
          <table:table-cell office:value-type="float" office:value="98.2028272319203" calcext:value-type="float">
            <text:p>98,20282723192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11</text:p>
          </table:table-cell>
          <table:table-cell office:value-type="float" office:value="98.26" calcext:value-type="float">
            <text:p>98,26</text:p>
          </table:table-cell>
          <table:table-cell table:formula="of:=LN([.B169])" office:value-type="float" office:value="4.5876170267405" calcext:value-type="float">
            <text:p>4,5876</text:p>
          </table:table-cell>
          <table:table-cell table:formula="of:=([.B163]/24)+(SUM([.B164:.B174])/12)+([.B175]/24)" office:value-type="float" office:value="98.3925" calcext:value-type="float">
            <text:p>98,3925</text:p>
          </table:table-cell>
          <table:table-cell office:value-type="float" office:value="98.2445140264234" calcext:value-type="float">
            <text:p>98,2445140264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-12</text:p>
          </table:table-cell>
          <table:table-cell office:value-type="float" office:value="98.66" calcext:value-type="float">
            <text:p>98,66</text:p>
          </table:table-cell>
          <table:table-cell table:formula="of:=LN([.B170])" office:value-type="float" office:value="4.59167959580559" calcext:value-type="float">
            <text:p>4,5917</text:p>
          </table:table-cell>
          <table:table-cell table:formula="of:=([.B164]/24)+(SUM([.B165:.B175])/12)+([.B176]/24)" office:value-type="float" office:value="98.3795833333333" calcext:value-type="float">
            <text:p>98,3795833333333</text:p>
          </table:table-cell>
          <table:table-cell office:value-type="float" office:value="98.5831829612172" calcext:value-type="float">
            <text:p>98,58318296121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1</text:p>
          </table:table-cell>
          <table:table-cell office:value-type="float" office:value="98.63" calcext:value-type="float">
            <text:p>98,63</text:p>
          </table:table-cell>
          <table:table-cell table:formula="of:=LN([.B171])" office:value-type="float" office:value="4.5913754749659" calcext:value-type="float">
            <text:p>4,5914</text:p>
          </table:table-cell>
          <table:table-cell table:formula="of:=([.B165]/24)+(SUM([.B166:.B176])/12)+([.B177]/24)" office:value-type="float" office:value="98.39" calcext:value-type="float">
            <text:p>98,39</text:p>
          </table:table-cell>
          <table:table-cell office:value-type="float" office:value="98.642539561683" calcext:value-type="float">
            <text:p>98,6425395616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2</text:p>
          </table:table-cell>
          <table:table-cell office:value-type="float" office:value="98.58" calcext:value-type="float">
            <text:p>98,58</text:p>
          </table:table-cell>
          <table:table-cell table:formula="of:=LN([.B172])" office:value-type="float" office:value="4.59086840127723" calcext:value-type="float">
            <text:p>4,5909</text:p>
          </table:table-cell>
          <table:table-cell table:formula="of:=([.B166]/24)+(SUM([.B167:.B177])/12)+([.B178]/24)" office:value-type="float" office:value="98.4016666666667" calcext:value-type="float">
            <text:p>98,4016666666667</text:p>
          </table:table-cell>
          <table:table-cell office:value-type="float" office:value="98.5325255759856" calcext:value-type="float">
            <text:p>98,53252557598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3</text:p>
          </table:table-cell>
          <table:table-cell office:value-type="float" office:value="98.45" calcext:value-type="float">
            <text:p>98,45</text:p>
          </table:table-cell>
          <table:table-cell table:formula="of:=LN([.B173])" office:value-type="float" office:value="4.58954880508513" calcext:value-type="float">
            <text:p>4,5895</text:p>
          </table:table-cell>
          <table:table-cell table:formula="of:=([.B167]/24)+(SUM([.B168:.B178])/12)+([.B179]/24)" office:value-type="float" office:value="98.4133333333334" calcext:value-type="float">
            <text:p>98,4133333333334</text:p>
          </table:table-cell>
          <table:table-cell office:value-type="float" office:value="98.3911265196339" calcext:value-type="float">
            <text:p>98,3911265196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4</text:p>
          </table:table-cell>
          <table:table-cell office:value-type="float" office:value="98.47" calcext:value-type="float">
            <text:p>98,47</text:p>
          </table:table-cell>
          <table:table-cell table:formula="of:=LN([.B174])" office:value-type="float" office:value="4.58975193325971" calcext:value-type="float">
            <text:p>4,5898</text:p>
          </table:table-cell>
          <table:table-cell table:formula="of:=([.B168]/24)+(SUM([.B169:.B179])/12)+([.B180]/24)" office:value-type="float" office:value="98.4241666666667" calcext:value-type="float">
            <text:p>98,4241666666667</text:p>
          </table:table-cell>
          <table:table-cell office:value-type="float" office:value="98.4405461842766" calcext:value-type="float">
            <text:p>98,44054618427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5</text:p>
          </table:table-cell>
          <table:table-cell office:value-type="float" office:value="98.27" calcext:value-type="float">
            <text:p>98,27</text:p>
          </table:table-cell>
          <table:table-cell table:formula="of:=LN([.B175])" office:value-type="float" office:value="4.58771879237434" calcext:value-type="float">
            <text:p>4,5877</text:p>
          </table:table-cell>
          <table:table-cell table:formula="of:=([.B169]/24)+(SUM([.B170:.B180])/12)+([.B181]/24)" office:value-type="float" office:value="98.4170833333333" calcext:value-type="float">
            <text:p>98,4170833333333</text:p>
          </table:table-cell>
          <table:table-cell office:value-type="float" office:value="98.3834366458586" calcext:value-type="float">
            <text:p>98,3834366458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6</text:p>
          </table:table-cell>
          <table:table-cell office:value-type="float" office:value="98.37" calcext:value-type="float">
            <text:p>98,37</text:p>
          </table:table-cell>
          <table:table-cell table:formula="of:=LN([.B176])" office:value-type="float" office:value="4.58873587952467" calcext:value-type="float">
            <text:p>4,5887</text:p>
          </table:table-cell>
          <table:table-cell table:formula="of:=([.B170]/24)+(SUM([.B171:.B181])/12)+([.B182]/24)" office:value-type="float" office:value="98.3945833333333" calcext:value-type="float">
            <text:p>98,3945833333333</text:p>
          </table:table-cell>
          <table:table-cell office:value-type="float" office:value="98.4792574141813" calcext:value-type="float">
            <text:p>98,47925741418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7</text:p>
          </table:table-cell>
          <table:table-cell office:value-type="float" office:value="98.39" calcext:value-type="float">
            <text:p>98,39</text:p>
          </table:table-cell>
          <table:table-cell table:formula="of:=LN([.B177])" office:value-type="float" office:value="4.58893917287767" calcext:value-type="float">
            <text:p>4,5889</text:p>
          </table:table-cell>
          <table:table-cell table:formula="of:=([.B171]/24)+(SUM([.B172:.B182])/12)+([.B183]/24)" office:value-type="float" office:value="98.3333333333333" calcext:value-type="float">
            <text:p>98,3333333333333</text:p>
          </table:table-cell>
          <table:table-cell office:value-type="float" office:value="98.4688916540533" calcext:value-type="float">
            <text:p>98,46889165405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8</text:p>
          </table:table-cell>
          <table:table-cell office:value-type="float" office:value="98.49" calcext:value-type="float">
            <text:p>98,49</text:p>
          </table:table-cell>
          <table:table-cell table:formula="of:=LN([.B178])" office:value-type="float" office:value="4.58995502018161" calcext:value-type="float">
            <text:p>4,5900</text:p>
          </table:table-cell>
          <table:table-cell table:formula="of:=([.B172]/24)+(SUM([.B173:.B183])/12)+([.B184]/24)" office:value-type="float" office:value="98.25" calcext:value-type="float">
            <text:p>98,25</text:p>
          </table:table-cell>
          <table:table-cell office:value-type="float" office:value="98.3504170816989" calcext:value-type="float">
            <text:p>98,35041708169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09</text:p>
          </table:table-cell>
          <table:table-cell office:value-type="float" office:value="98.31" calcext:value-type="float">
            <text:p>98,31</text:p>
          </table:table-cell>
          <table:table-cell table:formula="of:=LN([.B179])" office:value-type="float" office:value="4.58812575137883" calcext:value-type="float">
            <text:p>4,5881</text:p>
          </table:table-cell>
          <table:table-cell table:formula="of:=([.B173]/24)+(SUM([.B174:.B184])/12)+([.B185]/24)" office:value-type="float" office:value="98.175" calcext:value-type="float">
            <text:p>98,175</text:p>
          </table:table-cell>
          <table:table-cell office:value-type="float" office:value="98.3407071228989" calcext:value-type="float">
            <text:p>98,34070712289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10</text:p>
          </table:table-cell>
          <table:table-cell office:value-type="float" office:value="98.24" calcext:value-type="float">
            <text:p>98,24</text:p>
          </table:table-cell>
          <table:table-cell table:formula="of:=LN([.B180])" office:value-type="float" office:value="4.58741346439883" calcext:value-type="float">
            <text:p>4,5874</text:p>
          </table:table-cell>
          <table:table-cell table:formula="of:=([.B174]/24)+(SUM([.B175:.B185])/12)+([.B186]/24)" office:value-type="float" office:value="98.10125" calcext:value-type="float">
            <text:p>98,10125</text:p>
          </table:table-cell>
          <table:table-cell office:value-type="float" office:value="98.2628411821537" calcext:value-type="float">
            <text:p>98,26284118215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11</text:p>
          </table:table-cell>
          <table:table-cell office:value-type="float" office:value="98.03" calcext:value-type="float">
            <text:p>98,03</text:p>
          </table:table-cell>
          <table:table-cell table:formula="of:=LN([.B181])" office:value-type="float" office:value="4.58527355427364" calcext:value-type="float">
            <text:p>4,5853</text:p>
          </table:table-cell>
          <table:table-cell table:formula="of:=([.B175]/24)+(SUM([.B176:.B186])/12)+([.B187]/24)" office:value-type="float" office:value="98.0279166666667" calcext:value-type="float">
            <text:p>98,0279166666667</text:p>
          </table:table-cell>
          <table:table-cell office:value-type="float" office:value="98.0145502748858" calcext:value-type="float">
            <text:p>98,01455027488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-12</text:p>
          </table:table-cell>
          <table:table-cell office:value-type="float" office:value="98.35" calcext:value-type="float">
            <text:p>98,35</text:p>
          </table:table-cell>
          <table:table-cell table:formula="of:=LN([.B182])" office:value-type="float" office:value="4.58853254483507" calcext:value-type="float">
            <text:p>4,5885</text:p>
          </table:table-cell>
          <table:table-cell table:formula="of:=([.B176]/24)+(SUM([.B177:.B187])/12)+([.B188]/24)" office:value-type="float" office:value="97.9320833333333" calcext:value-type="float">
            <text:p>97,9320833333333</text:p>
          </table:table-cell>
          <table:table-cell office:value-type="float" office:value="98.2734243283571" calcext:value-type="float">
            <text:p>98,27342432835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1</text:p>
          </table:table-cell>
          <table:table-cell office:value-type="float" office:value="97.47" calcext:value-type="float">
            <text:p>97,47</text:p>
          </table:table-cell>
          <table:table-cell table:formula="of:=LN([.B183])" office:value-type="float" office:value="4.57954463834912" calcext:value-type="float">
            <text:p>4,5795</text:p>
          </table:table-cell>
          <table:table-cell table:formula="of:=([.B177]/24)+(SUM([.B178:.B188])/12)+([.B189]/24)" office:value-type="float" office:value="97.8375" calcext:value-type="float">
            <text:p>97,8375</text:p>
          </table:table-cell>
          <table:table-cell office:value-type="float" office:value="97.4823920823" calcext:value-type="float">
            <text:p>97,48239208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2</text:p>
          </table:table-cell>
          <table:table-cell office:value-type="float" office:value="97.74" calcext:value-type="float">
            <text:p>97,74</text:p>
          </table:table-cell>
          <table:table-cell table:formula="of:=LN([.B184])" office:value-type="float" office:value="4.58231089184201" calcext:value-type="float">
            <text:p>4,5823</text:p>
          </table:table-cell>
          <table:table-cell table:formula="of:=([.B178]/24)+(SUM([.B179:.B189])/12)+([.B190]/24)" office:value-type="float" office:value="97.7720833333333" calcext:value-type="float">
            <text:p>97,7720833333333</text:p>
          </table:table-cell>
          <table:table-cell office:value-type="float" office:value="97.6929301054659" calcext:value-type="float">
            <text:p>97,69293010546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3</text:p>
          </table:table-cell>
          <table:table-cell office:value-type="float" office:value="97.49" calcext:value-type="float">
            <text:p>97,49</text:p>
          </table:table-cell>
          <table:table-cell table:formula="of:=LN([.B185])" office:value-type="float" office:value="4.57974980864118" calcext:value-type="float">
            <text:p>4,5797</text:p>
          </table:table-cell>
          <table:table-cell table:formula="of:=([.B179]/24)+(SUM([.B180:.B190])/12)+([.B191]/24)" office:value-type="float" office:value="97.68125" calcext:value-type="float">
            <text:p>97,68125</text:p>
          </table:table-cell>
          <table:table-cell office:value-type="float" office:value="97.4317006033429" calcext:value-type="float">
            <text:p>97,43170060334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4</text:p>
          </table:table-cell>
          <table:table-cell office:value-type="float" office:value="97.66" calcext:value-type="float">
            <text:p>97,66</text:p>
          </table:table-cell>
          <table:table-cell table:formula="of:=LN([.B186])" office:value-type="float" office:value="4.58149205863351" calcext:value-type="float">
            <text:p>4,5815</text:p>
          </table:table-cell>
          <table:table-cell table:formula="of:=([.B180]/24)+(SUM([.B181:.B191])/12)+([.B192]/24)" office:value-type="float" office:value="97.5641666666667" calcext:value-type="float">
            <text:p>97,5641666666667</text:p>
          </table:table-cell>
          <table:table-cell office:value-type="float" office:value="97.6307884671114" calcext:value-type="float">
            <text:p>97,63078846711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5</text:p>
          </table:table-cell>
          <table:table-cell office:value-type="float" office:value="97.32" calcext:value-type="float">
            <text:p>97,32</text:p>
          </table:table-cell>
          <table:table-cell table:formula="of:=LN([.B187])" office:value-type="float" office:value="4.57800451791532" calcext:value-type="float">
            <text:p>4,5780</text:p>
          </table:table-cell>
          <table:table-cell/>
          <table:table-cell office:value-type="float" office:value="97.4323400262029" calcext:value-type="float">
            <text:p>97,4323400262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6</text:p>
          </table:table-cell>
          <table:table-cell office:value-type="float" office:value="97.02" calcext:value-type="float">
            <text:p>97,02</text:p>
          </table:table-cell>
          <table:table-cell table:formula="of:=LN([.B188])" office:value-type="float" office:value="4.57491714281707" calcext:value-type="float">
            <text:p>4,5749</text:p>
          </table:table-cell>
          <table:table-cell/>
          <table:table-cell office:value-type="float" office:value="97.1277579986162" calcext:value-type="float">
            <text:p>97,1277579986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7</text:p>
          </table:table-cell>
          <table:table-cell office:value-type="float" office:value="97.47" calcext:value-type="float">
            <text:p>97,47</text:p>
          </table:table-cell>
          <table:table-cell table:formula="of:=LN([.B189])" office:value-type="float" office:value="4.57954463834912" calcext:value-type="float">
            <text:p>4,5795</text:p>
          </table:table-cell>
          <table:table-cell/>
          <table:table-cell office:value-type="float" office:value="97.5481539741902" calcext:value-type="float">
            <text:p>97,54815397419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8</text:p>
          </table:table-cell>
          <table:table-cell office:value-type="float" office:value="97.84" calcext:value-type="float">
            <text:p>97,84</text:p>
          </table:table-cell>
          <table:table-cell table:formula="of:=LN([.B190])" office:value-type="float" office:value="4.58333349137892" calcext:value-type="float">
            <text:p>4,5833</text:p>
          </table:table-cell>
          <table:table-cell/>
          <table:table-cell office:value-type="float" office:value="97.7013382807739" calcext:value-type="float">
            <text:p>97,7013382807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09</text:p>
          </table:table-cell>
          <table:table-cell office:value-type="float" office:value="96.78" calcext:value-type="float">
            <text:p>96,78</text:p>
          </table:table-cell>
          <table:table-cell table:formula="of:=LN([.B191])" office:value-type="float" office:value="4.57244036136517" calcext:value-type="float">
            <text:p>4,5724</text:p>
          </table:table-cell>
          <table:table-cell/>
          <table:table-cell office:value-type="float" office:value="96.8102292274861" calcext:value-type="float">
            <text:p>96,81022922748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0-10</text:p>
          </table:table-cell>
          <table:table-cell office:value-type="float" office:value="96.96" calcext:value-type="float">
            <text:p>96,96</text:p>
          </table:table-cell>
          <table:table-cell table:formula="of:=LN([.B192])" office:value-type="float" office:value="4.574298522321" calcext:value-type="float">
            <text:p>4,5743</text:p>
          </table:table-cell>
          <table:table-cell/>
          <table:table-cell office:value-type="float" office:value="96.9825435771745" calcext:value-type="float">
            <text:p>96,982543577174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3" loext:min-decimal-places="3" number:min-integer-digits="2"/>
    </number:number-style>
    <number:number-style style:name="N111">
      <number:number number:decimal-places="3" loext:min-decimal-places="3" number:min-integer-digits="3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6">
      <number:day/>
      <number:text>/</number:text>
      <number:month/>
      <number:text>/</number:text>
      <number:year/>
    </number:date-style>
    <number:number-style style:name="N117">
      <number:number number:decimal-places="4" loext:min-decimal-places="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6:30:14.069109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5:58:59.099455321</meta:creation-date>
    <dc:date>2021-01-02T16:32:39.796505499</dc:date>
    <meta:editing-duration>PT30M29S</meta:editing-duration>
    <meta:editing-cycles>8</meta:editing-cycles>
    <meta:generator>LibreOffice/6.0.7.3$Linux_X86_64 LibreOffice_project/00m0$Build-3</meta:generator>
    <meta:document-statistic meta:table-count="4" meta:cell-count="694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5cm" xlink:href="." xlink:type="simple" chart:class="chart:line" chart:style-name="ch1">
        <chart:title svg:x="0.78cm" svg:y="0.316cm" chart:style-name="ch2">
          <text:p>Évolution de l'indice des prix à la consommation des produits d’entretien</text:p>
        </chart:title>
        <chart:legend svg:x="14.272cm" svg:y="2.244cm" style:legend-expansion="custom" chartooo:width="1.716cm" chartooo:height="0.598cm" style:legend-expansion-aspect-ratio="2.8695652173913" chart:style-name="ch3"/>
        <chart:plot-area chart:style-name="ch4" chart:data-source-has-labels="both" svg:x="0.513cm" svg:y="1.073cm" svg:width="13.942cm" svg:height="7.327cm">
          <chartooo:coordinate-region svg:x="1.516cm" svg:y="1.272cm" svg:width="12.799cm" svg:height="5.737cm"/>
          <chart:axis chart:dimension="x" chart:name="primary-x" chart:style-name="ch5" chartooo:axis-type="auto">
            <chartooo:date-scale/>
            <chart:title svg:x="7.083cm" svg:y="8.445cm" chart:style-name="ch6">
              <text:p>Date</text:p>
            </chart:title>
            <chart:categories table:cell-range-address="local-table.$A$2:.$A$191"/>
          </chart:axis>
          <chart:axis chart:dimension="y" chart:name="primary-y" chart:style-name="ch7">
            <chart:title svg:x="0.166cm" svg:y="5.059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91" chart:label-cell-address="local-table.$B$1" chart:class="chart:line">
            <chart:data-point chart:repeated="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</table:table-row>
          </table:table-header-rows>
          <table:table-rows>
            <table:table-row>
              <table:table-cell office:value-type="string">
                <text:p>2005-01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96.84">
                <text:p>96.84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97.51">
                <text:p>97.51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97.38">
                <text:p>97.38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97.37">
                <text:p>97.37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7.37">
                <text:p>97.37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7.51">
                <text:p>97.51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97.69">
                <text:p>97.69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97.71">
                <text:p>97.71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7.42">
                <text:p>97.42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7.49">
                <text:p>97.49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97.59">
                <text:p>97.59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.59">
                <text:p>97.59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97.64">
                <text:p>97.64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97.76">
                <text:p>97.76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97.68">
                <text:p>97.68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98.05">
                <text:p>98.05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97.93">
                <text:p>97.93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98.16">
                <text:p>98.16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98.26">
                <text:p>98.26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8.73">
                <text:p>98.73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9.02">
                <text:p>99.02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00.04">
                <text:p>100.04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00.31">
                <text:p>100.31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00.24">
                <text:p>100.24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00.34">
                <text:p>100.34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00.71">
                <text:p>100.71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00.95">
                <text:p>100.95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1.09">
                <text:p>101.09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101.22">
                <text:p>101.22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00.96">
                <text:p>100.96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00.58">
                <text:p>100.58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00.86">
                <text:p>100.86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01.34">
                <text:p>101.34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01.55">
                <text:p>101.55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01.75">
                <text:p>101.75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01.93">
                <text:p>101.93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01.91">
                <text:p>101.91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01.85">
                <text:p>101.85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01.69">
                <text:p>101.69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.54">
                <text:p>101.54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.48">
                <text:p>101.48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01.44">
                <text:p>101.44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1.31">
                <text:p>101.31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1.26">
                <text:p>101.26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02.33">
                <text:p>102.33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02.75">
                <text:p>102.75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03.12">
                <text:p>103.12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2.99">
                <text:p>102.99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03.31">
                <text:p>103.31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03.77">
                <text:p>103.77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03.76">
                <text:p>103.76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3.69">
                <text:p>103.69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03.42">
                <text:p>103.42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03.63">
                <text:p>103.63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3.92">
                <text:p>103.92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03.71">
                <text:p>103.71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03.73">
                <text:p>103.73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3.84">
                <text:p>103.84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03.79">
                <text:p>103.79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03.76">
                <text:p>103.76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03.69">
                <text:p>103.69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03.51">
                <text:p>103.51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03.22">
                <text:p>103.22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3.08">
                <text:p>103.08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03.17">
                <text:p>103.17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03.19">
                <text:p>103.19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02.89">
                <text:p>102.89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02.66">
                <text:p>102.66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01.58">
                <text:p>101.58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01.41">
                <text:p>101.41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01.01">
                <text:p>101.01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00.84">
                <text:p>100.84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0.45">
                <text:p>100.4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00.39">
                <text:p>100.39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00.26">
                <text:p>100.2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00.29">
                <text:p>100.29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00.09">
                <text:p>100.09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99.77">
                <text:p>99.77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99.64">
                <text:p>99.64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99.28">
                <text:p>99.28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99.28">
                <text:p>99.28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99.13">
                <text:p>99.13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99.03">
                <text:p>99.03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98.83">
                <text:p>98.83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98.89">
                <text:p>98.89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8.84">
                <text:p>98.84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8.94">
                <text:p>98.94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98.84">
                <text:p>98.84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9.02">
                <text:p>99.02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8.94">
                <text:p>98.94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98.78">
                <text:p>98.78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98.63">
                <text:p>98.63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98.78">
                <text:p>98.78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98.69">
                <text:p>98.69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98.63">
                <text:p>98.63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98.32">
                <text:p>98.32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8.11">
                <text:p>98.11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98.26">
                <text:p>98.26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8.66">
                <text:p>98.6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98.63">
                <text:p>98.63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8.58">
                <text:p>98.58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98.45">
                <text:p>98.45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8.47">
                <text:p>98.47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98.27">
                <text:p>98.27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98.49">
                <text:p>98.49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98.24">
                <text:p>98.24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98.03">
                <text:p>98.03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98.35">
                <text:p>98.35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97.47">
                <text:p>97.47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97.49">
                <text:p>97.49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97.66">
                <text:p>97.66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97.32">
                <text:p>97.32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97.47">
                <text:p>97.47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96.78">
                <text:p>96.78</text:p>
              </table:table-cell>
            </table:table-row>
            <table:table-row>
              <table:table-cell office:value-type="string">
                <text:p>2020-10</text:p>
              </table:table-cell>
              <table:table-cell office:value-type="float" office:value="96.96">
                <text:p>96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5cm" svg:height="9.005cm" xlink:href="." xlink:type="simple" chart:class="chart:line" chart:style-name="ch1">
        <chart:title svg:x="0.487cm" svg:y="0.316cm" chart:style-name="ch2">
          <text:p>Prévision des douz dernières données par méthode de Holt-Winters multiplicative</text:p>
        </chart:title>
        <chart:legend svg:x="14.59cm" svg:y="5.369cm" style:legend-expansion="custom" chartooo:width="2.664cm" chartooo:height="1.096cm" style:legend-expansion-aspect-ratio="2.43065693430657" chart:style-name="ch3"/>
        <chart:plot-area chart:style-name="ch4" chart:data-source-has-labels="both" svg:x="0.383cm" svg:y="1.248cm" svg:width="14.51cm" svg:height="7.31cm">
          <chartooo:coordinate-region svg:x="1.386cm" svg:y="1.447cm" svg:width="13.367cm" svg:height="5.72cm"/>
          <chart:axis chart:dimension="x" chart:name="primary-x" chart:style-name="ch5" chartooo:axis-type="auto">
            <chartooo:date-scale/>
            <chart:title svg:x="7.237cm" svg:y="8.445cm" chart:style-name="ch6">
              <text:p>Date</text:p>
            </chart:title>
            <chart:categories table:cell-range-address="local-table.$A$2:.$A$13"/>
          </chart:axis>
          <chart:axis chart:dimension="y" chart:name="primary-y" chart:style-name="ch7">
            <chart:title svg:x="0cm" svg:y="5.225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Prévision</text:p>
              </table:table-cell>
            </table:table-row>
          </table:table-header-rows>
          <table:table-rows>
            <table:table-row>
              <table:table-cell office:value-type="string">
                <text:p>2019-11</text:p>
              </table:table-cell>
              <table:table-cell office:value-type="float" office:value="98.03">
                <text:p>98.03</text:p>
              </table:table-cell>
              <table:table-cell office:value-type="float" office:value="98.4536639139325">
                <text:p>98.4536639139325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98.35">
                <text:p>98.35</text:p>
              </table:table-cell>
              <table:table-cell office:value-type="float" office:value="98.7593508294409">
                <text:p>98.7593508294409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97.47">
                <text:p>97.47</text:p>
              </table:table-cell>
              <table:table-cell office:value-type="float" office:value="98.608886708527">
                <text:p>98.608886708527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97.74">
                <text:p>97.74</text:p>
              </table:table-cell>
              <table:table-cell office:value-type="float" office:value="98.5269709887158">
                <text:p>98.5269709887158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97.49">
                <text:p>97.49</text:p>
              </table:table-cell>
              <table:table-cell office:value-type="float" office:value="98.408870371404">
                <text:p>98.408870371404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97.66">
                <text:p>97.66</text:p>
              </table:table-cell>
              <table:table-cell office:value-type="float" office:value="98.393290176005">
                <text:p>98.393290176005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97.32">
                <text:p>97.32</text:p>
              </table:table-cell>
              <table:table-cell office:value-type="float" office:value="98.2232234087478">
                <text:p>98.2232234087478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97.02">
                <text:p>97.02</text:p>
              </table:table-cell>
              <table:table-cell office:value-type="float" office:value="98.2454053341961">
                <text:p>98.2454053341961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97.47">
                <text:p>97.47</text:p>
              </table:table-cell>
              <table:table-cell office:value-type="float" office:value="98.2151165266557">
                <text:p>98.2151165266557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97.84">
                <text:p>97.84</text:p>
              </table:table-cell>
              <table:table-cell office:value-type="float" office:value="98.3457133741713">
                <text:p>98.3457133741713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96.78">
                <text:p>96.78</text:p>
              </table:table-cell>
              <table:table-cell office:value-type="float" office:value="98.1528198352157">
                <text:p>98.1528198352157</text:p>
              </table:table-cell>
            </table:table-row>
            <table:table-row>
              <table:table-cell office:value-type="string">
                <text:p>2020-10</text:p>
              </table:table-cell>
              <table:table-cell office:value-type="float" office:value="96.96">
                <text:p>96.96</text:p>
              </table:table-cell>
              <table:table-cell office:value-type="float" office:value="98.1595465088347">
                <text:p>98.15954650883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6cm" svg:height="9.675cm" xlink:href="." xlink:type="simple" chart:class="chart:line" chart:style-name="ch1">
        <chart:title svg:x="3.472cm" svg:y="0.329cm" chart:style-name="ch2">
          <text:p>Graphique associé au tableau de Buys-Ballot</text:p>
        </chart:title>
        <chart:legend chart:legend-position="end" svg:x="13.915cm" svg:y="0.803cm" style:legend-expansion="high" chart:style-name="ch3"/>
        <chart:plot-area chart:style-name="ch4" chart:data-source-has-labels="both" svg:x="0.974cm" svg:y="1.127cm" svg:width="12.376cm" svg:height="8.054cm">
          <chartooo:coordinate-region svg:x="1.902cm" svg:y="1.326cm" svg:width="11.307cm" svg:height="6.145cm"/>
          <chart:axis chart:dimension="x" chart:name="primary-x" chart:style-name="ch5" chartooo:axis-type="auto">
            <chartooo:date-scale/>
            <chart:title svg:x="6.707cm" svg:y="8.623cm" chart:style-name="ch6">
              <text:p>Date</text:p>
            </chart:title>
            <chart:categories table:cell-range-address="local-table.$A$2:.$A$13"/>
          </chart:axis>
          <chart:axis chart:dimension="y" chart:name="primary-y" chart:style-name="ch7">
            <chart:title svg:x="0.094cm" svg:y="5.476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series chart:style-name="ch14" chart:values-cell-range-address="local-table.$F$2:.$F$13" chart:label-cell-address="local-table.$F$1" chart:class="chart:line">
            <chart:data-point chart:repeated="12"/>
          </chart:series>
          <chart:series chart:style-name="ch15" chart:values-cell-range-address="local-table.$G$2:.$G$13" chart:label-cell-address="local-table.$G$1" chart:class="chart:line">
            <chart:data-point chart:repeated="12"/>
          </chart:series>
          <chart:series chart:style-name="ch16" chart:values-cell-range-address="local-table.$H$2:.$H$13" chart:label-cell-address="local-table.$H$1" chart:class="chart:line">
            <chart:data-point chart:repeated="12"/>
          </chart:series>
          <chart:series chart:style-name="ch17" chart:values-cell-range-address="local-table.$I$2:.$I$13" chart:label-cell-address="local-table.$I$1" chart:class="chart:line">
            <chart:data-point chart:repeated="12"/>
          </chart:series>
          <chart:series chart:style-name="ch18" chart:values-cell-range-address="local-table.$J$2:.$J$13" chart:label-cell-address="local-table.$J$1" chart:class="chart:line">
            <chart:data-point chart:repeated="12"/>
          </chart:series>
          <chart:series chart:style-name="ch19" chart:values-cell-range-address="local-table.$K$2:.$K$13" chart:label-cell-address="local-table.$K$1" chart:class="chart:line">
            <chart:data-point chart:repeated="12"/>
          </chart:series>
          <chart:series chart:style-name="ch20" chart:values-cell-range-address="local-table.$L$2:.$L$13" chart:label-cell-address="local-table.$L$1" chart:class="chart:line">
            <chart:data-point chart:repeated="12"/>
          </chart:series>
          <chart:series chart:style-name="ch21" chart:values-cell-range-address="local-table.$M$2:.$M$13" chart:label-cell-address="local-table.$M$1" chart:class="chart:line">
            <chart:data-point chart:repeated="12"/>
          </chart:series>
          <chart:series chart:style-name="ch22" chart:values-cell-range-address="local-table.$N$2:.$N$13" chart:label-cell-address="local-table.$N$1" chart:class="chart:line">
            <chart:data-point chart:repeated="12"/>
          </chart:series>
          <chart:series chart:style-name="ch23" chart:values-cell-range-address="local-table.$O$2:.$O$13" chart:label-cell-address="local-table.$O$1" chart:class="chart:line">
            <chart:data-point chart:repeated="12"/>
          </chart:series>
          <chart:series chart:style-name="ch24" chart:values-cell-range-address="local-table.$P$2:.$P$13" chart:label-cell-address="local-table.$P$1" chart:class="chart:line">
            <chart:data-point chart:repeated="12"/>
          </chart:series>
          <chart:series chart:style-name="ch13" chart:values-cell-range-address="local-table.$Q$2:.$Q$13" chart:label-cell-address="local-table.$Q$1" chart:class="chart:line">
            <chart:data-point chart:repeated="1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  <table:table-cell office:value-type="string">
                <text:p>2014</text:p>
              </table:table-cell>
              <table:table-cell office:value-type="string">
                <text:p>2015</text:p>
              </table:table-cell>
              <table:table-cell office:value-type="string">
                <text:p>2016</text:p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Janvier</text:p>
              </table:table-cell>
              <table:table-cell office:value-type="float" office:value="96.6">
                <text:p>96.6</text:p>
              </table:table-cell>
              <table:table-cell office:value-type="float" office:value="96.52">
                <text:p>96.52</text:p>
              </table:table-cell>
              <table:table-cell office:value-type="float" office:value="97.42">
                <text:p>97.42</text:p>
              </table:table-cell>
              <table:table-cell office:value-type="float" office:value="98.73">
                <text:p>98.73</text:p>
              </table:table-cell>
              <table:table-cell office:value-type="float" office:value="100.95">
                <text:p>100.95</text:p>
              </table:table-cell>
              <table:table-cell office:value-type="float" office:value="101.81">
                <text:p>101.81</text:p>
              </table:table-cell>
              <table:table-cell office:value-type="float" office:value="101.31">
                <text:p>101.31</text:p>
              </table:table-cell>
              <table:table-cell office:value-type="float" office:value="103.85">
                <text:p>103.85</text:p>
              </table:table-cell>
              <table:table-cell office:value-type="float" office:value="103.79">
                <text:p>103.79</text:p>
              </table:table-cell>
              <table:table-cell office:value-type="float" office:value="103">
                <text:p>103</text:p>
              </table:table-cell>
              <table:table-cell office:value-type="float" office:value="100.4">
                <text:p>100.4</text:p>
              </table:table-cell>
              <table:table-cell office:value-type="float" office:value="99.28">
                <text:p>99.28</text:p>
              </table:table-cell>
              <table:table-cell office:value-type="float" office:value="98.77">
                <text:p>98.77</text:p>
              </table:table-cell>
              <table:table-cell office:value-type="float" office:value="98.59">
                <text:p>98.59</text:p>
              </table:table-cell>
              <table:table-cell office:value-type="float" office:value="98.63">
                <text:p>98.63</text:p>
              </table:table-cell>
              <table:table-cell office:value-type="float" office:value="97.47">
                <text:p>97.47</text:p>
              </table:table-cell>
            </table:table-row>
            <table:table-row>
              <table:table-cell office:value-type="string">
                <text:p>Février</text:p>
              </table:table-cell>
              <table:table-cell office:value-type="float" office:value="96.6">
                <text:p>96.6</text:p>
              </table:table-cell>
              <table:table-cell office:value-type="float" office:value="96.84">
                <text:p>96.84</text:p>
              </table:table-cell>
              <table:table-cell office:value-type="float" office:value="97.49">
                <text:p>97.49</text:p>
              </table:table-cell>
              <table:table-cell office:value-type="float" office:value="99.02">
                <text:p>99.02</text:p>
              </table:table-cell>
              <table:table-cell office:value-type="float" office:value="101.09">
                <text:p>101.09</text:p>
              </table:table-cell>
              <table:table-cell office:value-type="float" office:value="101.93">
                <text:p>101.93</text:p>
              </table:table-cell>
              <table:table-cell office:value-type="float" office:value="101.26">
                <text:p>101.26</text:p>
              </table:table-cell>
              <table:table-cell office:value-type="float" office:value="103.76">
                <text:p>103.76</text:p>
              </table:table-cell>
              <table:table-cell office:value-type="float" office:value="103.76">
                <text:p>103.76</text:p>
              </table:table-cell>
              <table:table-cell office:value-type="float" office:value="102.89">
                <text:p>102.89</text:p>
              </table:table-cell>
              <table:table-cell office:value-type="float" office:value="100.39">
                <text:p>100.39</text:p>
              </table:table-cell>
              <table:table-cell office:value-type="float" office:value="99.28">
                <text:p>99.28</text:p>
              </table:table-cell>
              <table:table-cell office:value-type="float" office:value="98.79">
                <text:p>98.79</text:p>
              </table:table-cell>
              <table:table-cell office:value-type="float" office:value="98.69">
                <text:p>98.69</text:p>
              </table:table-cell>
              <table:table-cell office:value-type="float" office:value="98.58">
                <text:p>98.58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96.7">
                <text:p>96.7</text:p>
              </table:table-cell>
              <table:table-cell office:value-type="float" office:value="97.36">
                <text:p>97.36</text:p>
              </table:table-cell>
              <table:table-cell office:value-type="float" office:value="97.59">
                <text:p>97.59</text:p>
              </table:table-cell>
              <table:table-cell office:value-type="float" office:value="99.31">
                <text:p>99.31</text:p>
              </table:table-cell>
              <table:table-cell office:value-type="float" office:value="101.22">
                <text:p>101.22</text:p>
              </table:table-cell>
              <table:table-cell office:value-type="float" office:value="102">
                <text:p>102</text:p>
              </table:table-cell>
              <table:table-cell office:value-type="float" office:value="101.45">
                <text:p>101.45</text:p>
              </table:table-cell>
              <table:table-cell office:value-type="float" office:value="103.7">
                <text:p>103.7</text:p>
              </table:table-cell>
              <table:table-cell office:value-type="float" office:value="103.65">
                <text:p>103.65</text:p>
              </table:table-cell>
              <table:table-cell office:value-type="float" office:value="102.66">
                <text:p>102.66</text:p>
              </table:table-cell>
              <table:table-cell office:value-type="float" office:value="100.26">
                <text:p>100.26</text:p>
              </table:table-cell>
              <table:table-cell office:value-type="float" office:value="99.13">
                <text:p>99.13</text:p>
              </table:table-cell>
              <table:table-cell office:value-type="float" office:value="98.77">
                <text:p>98.77</text:p>
              </table:table-cell>
              <table:table-cell office:value-type="float" office:value="98.7">
                <text:p>98.7</text:p>
              </table:table-cell>
              <table:table-cell office:value-type="float" office:value="98.45">
                <text:p>98.45</text:p>
              </table:table-cell>
              <table:table-cell office:value-type="float" office:value="97.49">
                <text:p>97.49</text:p>
              </table:table-cell>
            </table:table-row>
            <table:table-row>
              <table:table-cell office:value-type="string">
                <text:p>Avril</text:p>
              </table:table-cell>
              <table:table-cell office:value-type="float" office:value="96.5">
                <text:p>96.5</text:p>
              </table:table-cell>
              <table:table-cell office:value-type="float" office:value="97.51">
                <text:p>97.51</text:p>
              </table:table-cell>
              <table:table-cell office:value-type="float" office:value="97.59">
                <text:p>97.59</text:p>
              </table:table-cell>
              <table:table-cell office:value-type="float" office:value="99.63">
                <text:p>99.63</text:p>
              </table:table-cell>
              <table:table-cell office:value-type="float" office:value="100.96">
                <text:p>100.96</text:p>
              </table:table-cell>
              <table:table-cell office:value-type="float" office:value="101.91">
                <text:p>101.91</text:p>
              </table:table-cell>
              <table:table-cell office:value-type="float" office:value="101.45">
                <text:p>101.45</text:p>
              </table:table-cell>
              <table:table-cell office:value-type="float" office:value="103.69">
                <text:p>103.69</text:p>
              </table:table-cell>
              <table:table-cell office:value-type="float" office:value="103.69">
                <text:p>103.69</text:p>
              </table:table-cell>
              <table:table-cell office:value-type="float" office:value="102.2">
                <text:p>102.2</text:p>
              </table:table-cell>
              <table:table-cell office:value-type="float" office:value="100.29">
                <text:p>100.29</text:p>
              </table:table-cell>
              <table:table-cell office:value-type="float" office:value="99.03">
                <text:p>99.03</text:p>
              </table:table-cell>
              <table:table-cell office:value-type="float" office:value="98.59">
                <text:p>98.59</text:p>
              </table:table-cell>
              <table:table-cell office:value-type="float" office:value="98.65">
                <text:p>98.65</text:p>
              </table:table-cell>
              <table:table-cell office:value-type="float" office:value="98.47">
                <text:p>98.47</text:p>
              </table:table-cell>
              <table:table-cell office:value-type="float" office:value="97.66">
                <text:p>97.6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96.4">
                <text:p>96.4</text:p>
              </table:table-cell>
              <table:table-cell office:value-type="float" office:value="97.38">
                <text:p>97.38</text:p>
              </table:table-cell>
              <table:table-cell office:value-type="float" office:value="97.64">
                <text:p>97.64</text:p>
              </table:table-cell>
              <table:table-cell office:value-type="float" office:value="99.56">
                <text:p>99.56</text:p>
              </table:table-cell>
              <table:table-cell office:value-type="float" office:value="100.9">
                <text:p>100.9</text:p>
              </table:table-cell>
              <table:table-cell office:value-type="float" office:value="101.81">
                <text:p>101.81</text:p>
              </table:table-cell>
              <table:table-cell office:value-type="float" office:value="101.9">
                <text:p>101.9</text:p>
              </table:table-cell>
              <table:table-cell office:value-type="float" office:value="103.42">
                <text:p>103.42</text:p>
              </table:table-cell>
              <table:table-cell office:value-type="float" office:value="103.4">
                <text:p>103.4</text:p>
              </table:table-cell>
              <table:table-cell office:value-type="float" office:value="101.58">
                <text:p>101.58</text:p>
              </table:table-cell>
              <table:table-cell office:value-type="float" office:value="100.09">
                <text:p>100.09</text:p>
              </table:table-cell>
              <table:table-cell office:value-type="float" office:value="98.83">
                <text:p>98.83</text:p>
              </table:table-cell>
              <table:table-cell office:value-type="float" office:value="98.44">
                <text:p>98.44</text:p>
              </table:table-cell>
              <table:table-cell office:value-type="float" office:value="98.63">
                <text:p>98.63</text:p>
              </table:table-cell>
              <table:table-cell office:value-type="float" office:value="98.27">
                <text:p>98.27</text:p>
              </table:table-cell>
              <table:table-cell office:value-type="float" office:value="97.32">
                <text:p>97.32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96.4">
                <text:p>96.4</text:p>
              </table:table-cell>
              <table:table-cell office:value-type="float" office:value="97.37">
                <text:p>97.37</text:p>
              </table:table-cell>
              <table:table-cell office:value-type="float" office:value="97.76">
                <text:p>97.76</text:p>
              </table:table-cell>
              <table:table-cell office:value-type="float" office:value="99.6">
                <text:p>99.6</text:p>
              </table:table-cell>
              <table:table-cell office:value-type="float" office:value="100.58">
                <text:p>100.58</text:p>
              </table:table-cell>
              <table:table-cell office:value-type="float" office:value="101.85">
                <text:p>101.85</text:p>
              </table:table-cell>
              <table:table-cell office:value-type="float" office:value="102.33">
                <text:p>102.33</text:p>
              </table:table-cell>
              <table:table-cell office:value-type="float" office:value="103.62">
                <text:p>103.62</text:p>
              </table:table-cell>
              <table:table-cell office:value-type="float" office:value="103.4">
                <text:p>103.4</text:p>
              </table:table-cell>
              <table:table-cell office:value-type="float" office:value="101.47">
                <text:p>101.47</text:p>
              </table:table-cell>
              <table:table-cell office:value-type="float" office:value="99.81">
                <text:p>99.81</text:p>
              </table:table-cell>
              <table:table-cell office:value-type="float" office:value="98.89">
                <text:p>98.89</text:p>
              </table:table-cell>
              <table:table-cell office:value-type="float" office:value="98.72">
                <text:p>98.72</text:p>
              </table:table-cell>
              <table:table-cell office:value-type="float" office:value="98.32">
                <text:p>98.32</text:p>
              </table:table-cell>
              <table:table-cell office:value-type="float" office:value="98.37">
                <text:p>98.37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string">
                <text:p>Juillet</text:p>
              </table:table-cell>
              <table:table-cell office:value-type="float" office:value="96.4">
                <text:p>96.4</text:p>
              </table:table-cell>
              <table:table-cell office:value-type="float" office:value="97.37">
                <text:p>97.37</text:p>
              </table:table-cell>
              <table:table-cell office:value-type="float" office:value="97.68">
                <text:p>97.68</text:p>
              </table:table-cell>
              <table:table-cell office:value-type="float" office:value="100.04">
                <text:p>100.04</text:p>
              </table:table-cell>
              <table:table-cell office:value-type="float" office:value="100.86">
                <text:p>100.86</text:p>
              </table:table-cell>
              <table:table-cell office:value-type="float" office:value="101.69">
                <text:p>101.69</text:p>
              </table:table-cell>
              <table:table-cell office:value-type="float" office:value="102.75">
                <text:p>102.75</text:p>
              </table:table-cell>
              <table:table-cell office:value-type="float" office:value="103.63">
                <text:p>103.63</text:p>
              </table:table-cell>
              <table:table-cell office:value-type="float" office:value="103.2">
                <text:p>103.2</text:p>
              </table:table-cell>
              <table:table-cell office:value-type="float" office:value="101.41">
                <text:p>101.41</text:p>
              </table:table-cell>
              <table:table-cell office:value-type="float" office:value="99.85">
                <text:p>99.85</text:p>
              </table:table-cell>
              <table:table-cell office:value-type="float" office:value="98.77">
                <text:p>98.77</text:p>
              </table:table-cell>
              <table:table-cell office:value-type="float" office:value="98.77">
                <text:p>98.77</text:p>
              </table:table-cell>
              <table:table-cell office:value-type="float" office:value="98.19">
                <text:p>98.19</text:p>
              </table:table-cell>
              <table:table-cell office:value-type="float" office:value="98.39">
                <text:p>98.39</text:p>
              </table:table-cell>
              <table:table-cell office:value-type="float" office:value="97.47">
                <text:p>97.47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96.5">
                <text:p>96.5</text:p>
              </table:table-cell>
              <table:table-cell office:value-type="float" office:value="97.54">
                <text:p>97.54</text:p>
              </table:table-cell>
              <table:table-cell office:value-type="float" office:value="98.05">
                <text:p>98.05</text:p>
              </table:table-cell>
              <table:table-cell office:value-type="float" office:value="100.31">
                <text:p>100.31</text:p>
              </table:table-cell>
              <table:table-cell office:value-type="float" office:value="101.34">
                <text:p>101.34</text:p>
              </table:table-cell>
              <table:table-cell office:value-type="float" office:value="101.73">
                <text:p>101.73</text:p>
              </table:table-cell>
              <table:table-cell office:value-type="float" office:value="103.12">
                <text:p>103.12</text:p>
              </table:table-cell>
              <table:table-cell office:value-type="float" office:value="103.92">
                <text:p>103.92</text:p>
              </table:table-cell>
              <table:table-cell office:value-type="float" office:value="103.51">
                <text:p>103.51</text:p>
              </table:table-cell>
              <table:table-cell office:value-type="float" office:value="101.57">
                <text:p>101.57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.94">
                <text:p>98.94</text:p>
              </table:table-cell>
              <table:table-cell office:value-type="float" office:value="98.41">
                <text:p>98.41</text:p>
              </table:table-cell>
              <table:table-cell office:value-type="float" office:value="98.49">
                <text:p>98.49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string">
                <text:p>Septembre</text:p>
              </table:table-cell>
              <table:table-cell office:value-type="float" office:value="96.4">
                <text:p>96.4</text:p>
              </table:table-cell>
              <table:table-cell office:value-type="float" office:value="97.51">
                <text:p>97.51</text:p>
              </table:table-cell>
              <table:table-cell office:value-type="float" office:value="97.93">
                <text:p>97.93</text:p>
              </table:table-cell>
              <table:table-cell office:value-type="float" office:value="100.24">
                <text:p>100.24</text:p>
              </table:table-cell>
              <table:table-cell office:value-type="float" office:value="101.4">
                <text:p>101.4</text:p>
              </table:table-cell>
              <table:table-cell office:value-type="float" office:value="101.54">
                <text:p>101.54</text:p>
              </table:table-cell>
              <table:table-cell office:value-type="float" office:value="102.99">
                <text:p>102.99</text:p>
              </table:table-cell>
              <table:table-cell office:value-type="float" office:value="103.71">
                <text:p>103.71</text:p>
              </table:table-cell>
              <table:table-cell office:value-type="float" office:value="103.22">
                <text:p>103.22</text:p>
              </table:table-cell>
              <table:table-cell office:value-type="float" office:value="101.27">
                <text:p>101.27</text:p>
              </table:table-cell>
              <table:table-cell office:value-type="float" office:value="99.85">
                <text:p>99.85</text:p>
              </table:table-cell>
              <table:table-cell office:value-type="float" office:value="98.84">
                <text:p>98.84</text:p>
              </table:table-cell>
              <table:table-cell office:value-type="float" office:value="98.59">
                <text:p>98.59</text:p>
              </table:table-cell>
              <table:table-cell office:value-type="float" office:value="98.11">
                <text:p>98.11</text:p>
              </table:table-cell>
              <table:table-cell office:value-type="float" office:value="98.31">
                <text:p>98.31</text:p>
              </table:table-cell>
              <table:table-cell office:value-type="float" office:value="96.78">
                <text:p>96.78</text:p>
              </table:table-cell>
            </table:table-row>
            <table:table-row>
              <table:table-cell office:value-type="string">
                <text:p>Octobre</text:p>
              </table:table-cell>
              <table:table-cell office:value-type="float" office:value="96.2">
                <text:p>96.2</text:p>
              </table:table-cell>
              <table:table-cell office:value-type="float" office:value="97.5">
                <text:p>97.5</text:p>
              </table:table-cell>
              <table:table-cell office:value-type="float" office:value="98.01">
                <text:p>98.01</text:p>
              </table:table-cell>
              <table:table-cell office:value-type="float" office:value="100.34">
                <text:p>100.34</text:p>
              </table:table-cell>
              <table:table-cell office:value-type="float" office:value="101.55">
                <text:p>101.55</text:p>
              </table:table-cell>
              <table:table-cell office:value-type="float" office:value="101.48">
                <text:p>101.48</text:p>
              </table:table-cell>
              <table:table-cell office:value-type="float" office:value="103.31">
                <text:p>103.31</text:p>
              </table:table-cell>
              <table:table-cell office:value-type="float" office:value="103.73">
                <text:p>103.73</text:p>
              </table:table-cell>
              <table:table-cell office:value-type="float" office:value="103.08">
                <text:p>103.08</text:p>
              </table:table-cell>
              <table:table-cell office:value-type="float" office:value="101.01">
                <text:p>101.01</text:p>
              </table:table-cell>
              <table:table-cell office:value-type="float" office:value="99.77">
                <text:p>99.77</text:p>
              </table:table-cell>
              <table:table-cell office:value-type="float" office:value="98.94">
                <text:p>98.94</text:p>
              </table:table-cell>
              <table:table-cell office:value-type="float" office:value="98.78">
                <text:p>98.78</text:p>
              </table:table-cell>
              <table:table-cell office:value-type="float" office:value="98.18">
                <text:p>98.18</text:p>
              </table:table-cell>
              <table:table-cell office:value-type="float" office:value="98.24">
                <text:p>98.24</text:p>
              </table:table-cell>
              <table:table-cell office:value-type="float" office:value="96.96">
                <text:p>96.96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96.1">
                <text:p>96.1</text:p>
              </table:table-cell>
              <table:table-cell office:value-type="float" office:value="97.69">
                <text:p>97.69</text:p>
              </table:table-cell>
              <table:table-cell office:value-type="float" office:value="98.16">
                <text:p>98.16</text:p>
              </table:table-cell>
              <table:table-cell office:value-type="float" office:value="100.71">
                <text:p>100.71</text:p>
              </table:table-cell>
              <table:table-cell office:value-type="float" office:value="101.75">
                <text:p>101.75</text:p>
              </table:table-cell>
              <table:table-cell office:value-type="float" office:value="101.37">
                <text:p>101.37</text:p>
              </table:table-cell>
              <table:table-cell office:value-type="float" office:value="103.77">
                <text:p>103.77</text:p>
              </table:table-cell>
              <table:table-cell office:value-type="float" office:value="103.86">
                <text:p>103.86</text:p>
              </table:table-cell>
              <table:table-cell office:value-type="float" office:value="103.17">
                <text:p>103.17</text:p>
              </table:table-cell>
              <table:table-cell office:value-type="float" office:value="100.84">
                <text:p>100.84</text:p>
              </table:table-cell>
              <table:table-cell office:value-type="float" office:value="99.64">
                <text:p>99.64</text:p>
              </table:table-cell>
              <table:table-cell office:value-type="float" office:value="98.84">
                <text:p>98.84</text:p>
              </table:table-cell>
              <table:table-cell office:value-type="float" office:value="98.63">
                <text:p>98.63</text:p>
              </table:table-cell>
              <table:table-cell office:value-type="float" office:value="98.26">
                <text:p>98.26</text:p>
              </table:table-cell>
              <table:table-cell office:value-type="float" office:value="98.03">
                <text:p>98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cembre</text:p>
              </table:table-cell>
              <table:table-cell office:value-type="float" office:value="96.3">
                <text:p>96.3</text:p>
              </table:table-cell>
              <table:table-cell office:value-type="float" office:value="97.71">
                <text:p>97.71</text:p>
              </table:table-cell>
              <table:table-cell office:value-type="float" office:value="98.26">
                <text:p>98.26</text:p>
              </table:table-cell>
              <table:table-cell office:value-type="float" office:value="100.7">
                <text:p>100.7</text:p>
              </table:table-cell>
              <table:table-cell office:value-type="float" office:value="101.57">
                <text:p>101.57</text:p>
              </table:table-cell>
              <table:table-cell office:value-type="float" office:value="101.44">
                <text:p>101.44</text:p>
              </table:table-cell>
              <table:table-cell office:value-type="float" office:value="103.86">
                <text:p>103.86</text:p>
              </table:table-cell>
              <table:table-cell office:value-type="float" office:value="103.84">
                <text:p>103.84</text:p>
              </table:table-cell>
              <table:table-cell office:value-type="float" office:value="103.19">
                <text:p>103.19</text:p>
              </table:table-cell>
              <table:table-cell office:value-type="float" office:value="100.45">
                <text:p>100.45</text:p>
              </table:table-cell>
              <table:table-cell office:value-type="float" office:value="99.66">
                <text:p>99.66</text:p>
              </table:table-cell>
              <table:table-cell office:value-type="float" office:value="99.02">
                <text:p>99.02</text:p>
              </table:table-cell>
              <table:table-cell office:value-type="float" office:value="98.78">
                <text:p>98.78</text:p>
              </table:table-cell>
              <table:table-cell office:value-type="float" office:value="98.66">
                <text:p>98.66</text:p>
              </table:table-cell>
              <table:table-cell office:value-type="float" office:value="98.35">
                <text:p>98.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26cm" svg:height="9.829cm" xlink:href="." xlink:type="simple" chart:class="chart:line" chart:style-name="ch1">
        <chart:title svg:x="3.01cm" svg:y="0.137cm" chart:style-name="ch2">
          <text:p>Courbe de la tendance globale par moyenne mobile</text:p>
        </chart:title>
        <chart:legend svg:x="14.367cm" svg:y="2.293cm" style:legend-expansion="custom" chartooo:width="1.758cm" chartooo:height="1.145cm" style:legend-expansion-aspect-ratio="1.5353711790393" chart:style-name="ch3"/>
        <chart:plot-area chart:style-name="ch4" chart:data-source-has-labels="both" svg:x="0.851cm" svg:y="0.912cm" svg:width="13.652cm" svg:height="8.37cm">
          <chartooo:coordinate-region svg:x="1.658cm" svg:y="1.111cm" svg:width="12.704cm" svg:height="7.247cm"/>
          <chart:axis chart:dimension="x" chart:name="primary-x" chart:style-name="ch5" chartooo:axis-type="text">
            <chart:title svg:x="7.276cm" svg:y="9.269cm" chart:style-name="ch6">
              <text:p>Date</text:p>
            </chart:title>
            <chart:categories table:cell-range-address="local-table.$A$2:.$A$191"/>
          </chart:axis>
          <chart:axis chart:dimension="y" chart:name="primary-y" chart:style-name="ch7">
            <chart:title svg:x="0.28cm" svg:y="5.677cm" chart:style-name="ch8">
              <text:p>IPC / T_t</text:p>
            </chart:title>
            <chart:grid chart:style-name="ch9" chart:class="major"/>
          </chart:axis>
          <chart:series chart:style-name="ch10" chart:values-cell-range-address="local-table.$B$2:.$B$191" chart:label-cell-address="local-table.$B$1" chart:class="chart:line">
            <chart:data-point chart:repeated="190"/>
          </chart:series>
          <chart:series chart:style-name="ch11" chart:values-cell-range-address="local-table.$C$2:.$C$191" chart:label-cell-address="local-table.$C$1" chart:class="chart:line">
            <chart:data-point chart:repeated="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T_t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.6">
                <text:p>96.6</text:p>
              </table:table-cell>
              <table:table-cell office:value-type="float" office:value="96.4216666666667">
                <text:p>96.421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6">
                <text:p>96.6</text:p>
              </table:table-cell>
              <table:table-cell office:value-type="float" office:value="96.4283333333333">
                <text:p>96.42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7">
                <text:p>96.7</text:p>
              </table:table-cell>
              <table:table-cell office:value-type="float" office:value="96.4658333333333">
                <text:p>96.46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5">
                <text:p>96.5</text:p>
              </table:table-cell>
              <table:table-cell office:value-type="float" office:value="96.5354166666667">
                <text:p>96.53541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4">
                <text:p>96.4</text:p>
              </table:table-cell>
              <table:table-cell office:value-type="float" office:value="96.6183333333333">
                <text:p>96.61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.4">
                <text:p>96.4</text:p>
              </table:table-cell>
              <table:table-cell office:value-type="float" office:value="96.6995833333333">
                <text:p>96.6995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4">
                <text:p>96.4</text:p>
              </table:table-cell>
              <table:table-cell office:value-type="float" office:value="96.7804166666667">
                <text:p>96.780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5">
                <text:p>96.5</text:p>
              </table:table-cell>
              <table:table-cell office:value-type="float" office:value="96.8641666666667">
                <text:p>96.864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4">
                <text:p>96.4</text:p>
              </table:table-cell>
              <table:table-cell office:value-type="float" office:value="96.95375">
                <text:p>96.95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.2">
                <text:p>96.2</text:p>
              </table:table-cell>
              <table:table-cell office:value-type="float" office:value="97.0541666666667">
                <text:p>97.054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1">
                <text:p>96.1</text:p>
              </table:table-cell>
              <table:table-cell office:value-type="float" office:value="97.1745833333334">
                <text:p>97.17458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3">
                <text:p>96.3</text:p>
              </table:table-cell>
              <table:table-cell office:value-type="float" office:value="97.2995833333333">
                <text:p>97.2995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.52">
                <text:p>96.52</text:p>
              </table:table-cell>
              <table:table-cell office:value-type="float" office:value="97.3958333333333">
                <text:p>97.395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84">
                <text:p>96.84</text:p>
              </table:table-cell>
              <table:table-cell office:value-type="float" office:value="97.4604166666667">
                <text:p>97.46041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36">
                <text:p>97.36</text:p>
              </table:table-cell>
              <table:table-cell office:value-type="float" office:value="97.4970833333333">
                <text:p>97.4970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51">
                <text:p>97.51</text:p>
              </table:table-cell>
              <table:table-cell office:value-type="float" office:value="97.51">
                <text:p>97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.38">
                <text:p>97.38</text:p>
              </table:table-cell>
              <table:table-cell office:value-type="float" office:value="97.5241666666667">
                <text:p>97.5241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37">
                <text:p>97.37</text:p>
              </table:table-cell>
              <table:table-cell office:value-type="float" office:value="97.55125">
                <text:p>97.5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37">
                <text:p>97.37</text:p>
              </table:table-cell>
              <table:table-cell office:value-type="float" office:value="97.5804166666667">
                <text:p>97.58041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54">
                <text:p>97.54</text:p>
              </table:table-cell>
              <table:table-cell office:value-type="float" office:value="97.6145833333333">
                <text:p>97.61458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51">
                <text:p>97.51</text:p>
              </table:table-cell>
              <table:table-cell office:value-type="float" office:value="97.6533333333333">
                <text:p>97.65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5">
                <text:p>97.5</text:p>
              </table:table-cell>
              <table:table-cell office:value-type="float" office:value="97.6920833333334">
                <text:p>97.692083333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.69">
                <text:p>97.69</text:p>
              </table:table-cell>
              <table:table-cell office:value-type="float" office:value="97.7329166666667">
                <text:p>97.73291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.71">
                <text:p>97.71</text:p>
              </table:table-cell>
              <table:table-cell office:value-type="float" office:value="97.7754166666667">
                <text:p>97.77541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.42">
                <text:p>97.42</text:p>
              </table:table-cell>
              <table:table-cell office:value-type="float" office:value="97.8529166666667">
                <text:p>97.85291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49">
                <text:p>97.49</text:p>
              </table:table-cell>
              <table:table-cell office:value-type="float" office:value="97.97125">
                <text:p>97.97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59">
                <text:p>97.59</text:p>
              </table:table-cell>
              <table:table-cell office:value-type="float" office:value="98.1066666666667">
                <text:p>98.10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.59">
                <text:p>97.59</text:p>
              </table:table-cell>
              <table:table-cell office:value-type="float" office:value="98.2633333333333">
                <text:p>98.26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64">
                <text:p>97.64</text:p>
              </table:table-cell>
              <table:table-cell office:value-type="float" office:value="98.4283333333334">
                <text:p>98.4283333333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.76">
                <text:p>97.76</text:p>
              </table:table-cell>
              <table:table-cell office:value-type="float" office:value="98.585">
                <text:p>98.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68">
                <text:p>97.68</text:p>
              </table:table-cell>
              <table:table-cell office:value-type="float" office:value="98.76">
                <text:p>98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05">
                <text:p>98.05</text:p>
              </table:table-cell>
              <table:table-cell office:value-type="float" office:value="98.9525">
                <text:p>98.9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.93">
                <text:p>97.93</text:p>
              </table:table-cell>
              <table:table-cell office:value-type="float" office:value="99.1429166666667">
                <text:p>99.14291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01">
                <text:p>98.01</text:p>
              </table:table-cell>
              <table:table-cell office:value-type="float" office:value="99.33625">
                <text:p>99.33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16">
                <text:p>98.16</text:p>
              </table:table-cell>
              <table:table-cell office:value-type="float" office:value="99.5395833333334">
                <text:p>99.5395833333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26">
                <text:p>98.26</text:p>
              </table:table-cell>
              <table:table-cell office:value-type="float" office:value="99.7475">
                <text:p>99.7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73">
                <text:p>98.73</text:p>
              </table:table-cell>
              <table:table-cell office:value-type="float" office:value="99.9416666666667">
                <text:p>99.941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02">
                <text:p>99.02</text:p>
              </table:table-cell>
              <table:table-cell office:value-type="float" office:value="100.120416666667">
                <text:p>100.12041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31">
                <text:p>99.31</text:p>
              </table:table-cell>
              <table:table-cell office:value-type="float" office:value="100.28625">
                <text:p>100.28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63">
                <text:p>99.63</text:p>
              </table:table-cell>
              <table:table-cell office:value-type="float" office:value="100.42125">
                <text:p>100.4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56">
                <text:p>99.56</text:p>
              </table:table-cell>
              <table:table-cell office:value-type="float" office:value="100.5325">
                <text:p>100.5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6">
                <text:p>99.6</text:p>
              </table:table-cell>
              <table:table-cell office:value-type="float" office:value="100.629166666667">
                <text:p>100.6291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.04">
                <text:p>100.04</text:p>
              </table:table-cell>
              <table:table-cell office:value-type="float" office:value="100.704166666667">
                <text:p>100.7041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.31">
                <text:p>100.31</text:p>
              </table:table-cell>
              <table:table-cell office:value-type="float" office:value="100.78125">
                <text:p>100.7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.24">
                <text:p>100.24</text:p>
              </table:table-cell>
              <table:table-cell office:value-type="float" office:value="100.8725">
                <text:p>100.8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.34">
                <text:p>100.34</text:p>
              </table:table-cell>
              <table:table-cell office:value-type="float" office:value="100.97125">
                <text:p>100.97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.71">
                <text:p>100.71</text:p>
              </table:table-cell>
              <table:table-cell office:value-type="float" office:value="101.065">
                <text:p>101.0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.7">
                <text:p>100.7</text:p>
              </table:table-cell>
              <table:table-cell office:value-type="float" office:value="101.144583333333">
                <text:p>101.14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95">
                <text:p>100.95</text:p>
              </table:table-cell>
              <table:table-cell office:value-type="float" office:value="101.216666666667">
                <text:p>101.21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.09">
                <text:p>101.09</text:p>
              </table:table-cell>
              <table:table-cell office:value-type="float" office:value="101.2875">
                <text:p>101.2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.22">
                <text:p>101.22</text:p>
              </table:table-cell>
              <table:table-cell office:value-type="float" office:value="101.355">
                <text:p>101.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.96">
                <text:p>100.96</text:p>
              </table:table-cell>
              <table:table-cell office:value-type="float" office:value="101.427083333333">
                <text:p>101.427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.9">
                <text:p>100.9</text:p>
              </table:table-cell>
              <table:table-cell office:value-type="float" office:value="101.504583333333">
                <text:p>101.50458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.58">
                <text:p>100.58</text:p>
              </table:table-cell>
              <table:table-cell office:value-type="float" office:value="101.595416666667">
                <text:p>101.59541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.86">
                <text:p>100.86</text:p>
              </table:table-cell>
              <table:table-cell office:value-type="float" office:value="101.682916666667">
                <text:p>101.68291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.34">
                <text:p>101.34</text:p>
              </table:table-cell>
              <table:table-cell office:value-type="float" office:value="101.73375">
                <text:p>101.73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.4">
                <text:p>101.4</text:p>
              </table:table-cell>
              <table:table-cell office:value-type="float" office:value="101.755833333333">
                <text:p>101.7558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.55">
                <text:p>101.55</text:p>
              </table:table-cell>
              <table:table-cell office:value-type="float" office:value="101.75875">
                <text:p>101.75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.75">
                <text:p>101.75</text:p>
              </table:table-cell>
              <table:table-cell office:value-type="float" office:value="101.74">
                <text:p>101.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.57">
                <text:p>101.57</text:p>
              </table:table-cell>
              <table:table-cell office:value-type="float" office:value="101.71875">
                <text:p>101.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.81">
                <text:p>101.81</text:p>
              </table:table-cell>
              <table:table-cell office:value-type="float" office:value="101.6925">
                <text:p>101.6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.93">
                <text:p>101.93</text:p>
              </table:table-cell>
              <table:table-cell office:value-type="float" office:value="101.64375">
                <text:p>101.6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1.592916666667">
                <text:p>101.59291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91">
                <text:p>101.91</text:p>
              </table:table-cell>
              <table:table-cell office:value-type="float" office:value="101.550833333333">
                <text:p>101.5508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.81">
                <text:p>101.81</text:p>
              </table:table-cell>
              <table:table-cell office:value-type="float" office:value="101.535416666667">
                <text:p>101.53541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.85">
                <text:p>101.85</text:p>
              </table:table-cell>
              <table:table-cell office:value-type="float" office:value="101.559166666667">
                <text:p>101.5591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.69">
                <text:p>101.69</text:p>
              </table:table-cell>
              <table:table-cell office:value-type="float" office:value="101.623333333333">
                <text:p>101.62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.73">
                <text:p>101.73</text:p>
              </table:table-cell>
              <table:table-cell office:value-type="float" office:value="101.725416666667">
                <text:p>101.72541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54">
                <text:p>101.54</text:p>
              </table:table-cell>
              <table:table-cell office:value-type="float" office:value="101.84375">
                <text:p>101.8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.48">
                <text:p>101.48</text:p>
              </table:table-cell>
              <table:table-cell office:value-type="float" office:value="101.980416666667">
                <text:p>101.98041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1.37">
                <text:p>101.37</text:p>
              </table:table-cell>
              <table:table-cell office:value-type="float" office:value="102.156666666667">
                <text:p>102.15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.44">
                <text:p>101.44</text:p>
              </table:table-cell>
              <table:table-cell office:value-type="float" office:value="102.3575">
                <text:p>102.3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.31">
                <text:p>101.31</text:p>
              </table:table-cell>
              <table:table-cell office:value-type="float" office:value="102.564166666667">
                <text:p>102.5641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.26">
                <text:p>101.26</text:p>
              </table:table-cell>
              <table:table-cell office:value-type="float" office:value="102.774166666667">
                <text:p>102.7741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45">
                <text:p>101.45</text:p>
              </table:table-cell>
              <table:table-cell office:value-type="float" office:value="102.972083333333">
                <text:p>102.97208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.45">
                <text:p>101.45</text:p>
              </table:table-cell>
              <table:table-cell office:value-type="float" office:value="103.159166666667">
                <text:p>103.1591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.9">
                <text:p>101.9</text:p>
              </table:table-cell>
              <table:table-cell office:value-type="float" office:value="103.315833333333">
                <text:p>103.3158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.33">
                <text:p>102.33</text:p>
              </table:table-cell>
              <table:table-cell office:value-type="float" office:value="103.432916666667">
                <text:p>103.43291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.75">
                <text:p>102.75</text:p>
              </table:table-cell>
              <table:table-cell office:value-type="float" office:value="103.523333333333">
                <text:p>103.52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2">
                <text:p>103.12</text:p>
              </table:table-cell>
              <table:table-cell office:value-type="float" office:value="103.593333333333">
                <text:p>103.59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.99">
                <text:p>102.99</text:p>
              </table:table-cell>
              <table:table-cell office:value-type="float" office:value="103.656666666667">
                <text:p>103.65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.31">
                <text:p>103.31</text:p>
              </table:table-cell>
              <table:table-cell office:value-type="float" office:value="103.704166666667">
                <text:p>103.7041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.77">
                <text:p>103.77</text:p>
              </table:table-cell>
              <table:table-cell office:value-type="float" office:value="103.725416666667">
                <text:p>103.72541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6">
                <text:p>103.86</text:p>
              </table:table-cell>
              <table:table-cell office:value-type="float" office:value="103.728333333333">
                <text:p>103.728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85">
                <text:p>103.85</text:p>
              </table:table-cell>
              <table:table-cell office:value-type="float" office:value="103.725">
                <text:p>103.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.76">
                <text:p>103.76</text:p>
              </table:table-cell>
              <table:table-cell office:value-type="float" office:value="103.7225">
                <text:p>103.7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.7">
                <text:p>103.7</text:p>
              </table:table-cell>
              <table:table-cell office:value-type="float" office:value="103.720416666667">
                <text:p>103.72041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.69">
                <text:p>103.69</text:p>
              </table:table-cell>
              <table:table-cell office:value-type="float" office:value="103.718333333333">
                <text:p>103.718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.42">
                <text:p>103.42</text:p>
              </table:table-cell>
              <table:table-cell office:value-type="float" office:value="103.7175">
                <text:p>103.7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.62">
                <text:p>103.62</text:p>
              </table:table-cell>
              <table:table-cell office:value-type="float" office:value="103.7075">
                <text:p>103.7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.63">
                <text:p>103.63</text:p>
              </table:table-cell>
              <table:table-cell office:value-type="float" office:value="103.680416666667">
                <text:p>103.68041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92">
                <text:p>103.92</text:p>
              </table:table-cell>
              <table:table-cell office:value-type="float" office:value="103.645416666667">
                <text:p>103.64541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.71">
                <text:p>103.71</text:p>
              </table:table-cell>
              <table:table-cell office:value-type="float" office:value="103.607916666667">
                <text:p>103.60791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.73">
                <text:p>103.73</text:p>
              </table:table-cell>
              <table:table-cell office:value-type="float" office:value="103.560416666667">
                <text:p>103.56041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.86">
                <text:p>103.86</text:p>
              </table:table-cell>
              <table:table-cell office:value-type="float" office:value="103.504583333333">
                <text:p>103.50458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.84">
                <text:p>103.84</text:p>
              </table:table-cell>
              <table:table-cell office:value-type="float" office:value="103.44875">
                <text:p>103.44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.79">
                <text:p>103.79</text:p>
              </table:table-cell>
              <table:table-cell office:value-type="float" office:value="103.38875">
                <text:p>103.38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.76">
                <text:p>103.76</text:p>
              </table:table-cell>
              <table:table-cell office:value-type="float" office:value="103.319583333333">
                <text:p>103.31958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.65">
                <text:p>103.65</text:p>
              </table:table-cell>
              <table:table-cell office:value-type="float" office:value="103.242083333333">
                <text:p>103.24208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.69">
                <text:p>103.69</text:p>
              </table:table-cell>
              <table:table-cell office:value-type="float" office:value="103.13875">
                <text:p>103.13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.4">
                <text:p>103.4</text:p>
              </table:table-cell>
              <table:table-cell office:value-type="float" office:value="103.000833333333">
                <text:p>103.0008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.4">
                <text:p>103.4</text:p>
              </table:table-cell>
              <table:table-cell office:value-type="float" office:value="102.844583333333">
                <text:p>102.84458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.2">
                <text:p>103.2</text:p>
              </table:table-cell>
              <table:table-cell office:value-type="float" office:value="102.689583333333">
                <text:p>102.68958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51">
                <text:p>103.51</text:p>
              </table:table-cell>
              <table:table-cell office:value-type="float" office:value="102.534166666667">
                <text:p>102.5341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.22">
                <text:p>103.22</text:p>
              </table:table-cell>
              <table:table-cell office:value-type="float" office:value="102.372083333333">
                <text:p>102.37208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.08">
                <text:p>103.08</text:p>
              </table:table-cell>
              <table:table-cell office:value-type="float" office:value="102.204583333333">
                <text:p>102.20458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.17">
                <text:p>103.17</text:p>
              </table:table-cell>
              <table:table-cell office:value-type="float" office:value="102.02125">
                <text:p>102.02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.19">
                <text:p>103.19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">
                <text:p>103</text:p>
              </table:table-cell>
              <table:table-cell office:value-type="float" office:value="101.5875">
                <text:p>101.5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.89">
                <text:p>102.89</text:p>
              </table:table-cell>
              <table:table-cell office:value-type="float" office:value="101.375">
                <text:p>101.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.66">
                <text:p>102.66</text:p>
              </table:table-cell>
              <table:table-cell office:value-type="float" office:value="101.170833333333">
                <text:p>101.1708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.2">
                <text:p>102.2</text:p>
              </table:table-cell>
              <table:table-cell office:value-type="float" office:value="100.99125">
                <text:p>100.99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.58">
                <text:p>101.58</text:p>
              </table:table-cell>
              <table:table-cell office:value-type="float" office:value="100.849583333333">
                <text:p>100.84958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.47">
                <text:p>101.47</text:p>
              </table:table-cell>
              <table:table-cell office:value-type="float" office:value="100.718333333333">
                <text:p>100.718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.41">
                <text:p>101.41</text:p>
              </table:table-cell>
              <table:table-cell office:value-type="float" office:value="100.584166666667">
                <text:p>100.5841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.57">
                <text:p>101.57</text:p>
              </table:table-cell>
              <table:table-cell office:value-type="float" office:value="100.45375">
                <text:p>100.45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.27">
                <text:p>101.27</text:p>
              </table:table-cell>
              <table:table-cell office:value-type="float" office:value="100.329166666667">
                <text:p>100.3291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.01">
                <text:p>101.01</text:p>
              </table:table-cell>
              <table:table-cell office:value-type="float" office:value="100.218333333333">
                <text:p>100.218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.84">
                <text:p>100.84</text:p>
              </table:table-cell>
              <table:table-cell office:value-type="float" office:value="100.116666666667">
                <text:p>100.11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45">
                <text:p>100.45</text:p>
              </table:table-cell>
              <table:table-cell office:value-type="float" office:value="100.03375">
                <text:p>100.03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.4">
                <text:p>100.4</text:p>
              </table:table-cell>
              <table:table-cell office:value-type="float" office:value="99.9541666666667">
                <text:p>99.9541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.39">
                <text:p>100.39</text:p>
              </table:table-cell>
              <table:table-cell office:value-type="float" office:value="99.86125">
                <text:p>99.86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.26">
                <text:p>100.26</text:p>
              </table:table-cell>
              <table:table-cell office:value-type="float" office:value="99.7679166666667">
                <text:p>99.76791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.29">
                <text:p>100.29</text:p>
              </table:table-cell>
              <table:table-cell office:value-type="float" office:value="99.6683333333333">
                <text:p>99.668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.09">
                <text:p>100.09</text:p>
              </table:table-cell>
              <table:table-cell office:value-type="float" office:value="99.5633333333333">
                <text:p>99.56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81">
                <text:p>99.81</text:p>
              </table:table-cell>
              <table:table-cell office:value-type="float" office:value="99.4725">
                <text:p>99.4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.85">
                <text:p>99.85</text:p>
              </table:table-cell>
              <table:table-cell office:value-type="float" office:value="99.3891666666667">
                <text:p>99.3891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99.3025">
                <text:p>99.3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85">
                <text:p>99.85</text:p>
              </table:table-cell>
              <table:table-cell office:value-type="float" office:value="99.21875">
                <text:p>99.2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77">
                <text:p>99.77</text:p>
              </table:table-cell>
              <table:table-cell office:value-type="float" office:value="99.1420833333333">
                <text:p>99.14208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64">
                <text:p>99.64</text:p>
              </table:table-cell>
              <table:table-cell office:value-type="float" office:value="99.0741666666667">
                <text:p>99.0741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66">
                <text:p>99.66</text:p>
              </table:table-cell>
              <table:table-cell office:value-type="float" office:value="99.0141666666667">
                <text:p>99.0141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28">
                <text:p>99.28</text:p>
              </table:table-cell>
              <table:table-cell office:value-type="float" office:value="98.96625">
                <text:p>98.96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28">
                <text:p>99.28</text:p>
              </table:table-cell>
              <table:table-cell office:value-type="float" office:value="98.9245833333333">
                <text:p>98.92458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13">
                <text:p>99.13</text:p>
              </table:table-cell>
              <table:table-cell office:value-type="float" office:value="98.8891666666666">
                <text:p>98.88916666666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03">
                <text:p>99.03</text:p>
              </table:table-cell>
              <table:table-cell office:value-type="float" office:value="98.8558333333333">
                <text:p>98.8558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.83">
                <text:p>98.83</text:p>
              </table:table-cell>
              <table:table-cell office:value-type="float" office:value="98.82125">
                <text:p>98.82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.89">
                <text:p>98.89</text:p>
              </table:table-cell>
              <table:table-cell office:value-type="float" office:value="98.7979166666667">
                <text:p>98.79791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.77">
                <text:p>98.77</text:p>
              </table:table-cell>
              <table:table-cell office:value-type="float" office:value="98.7908333333333">
                <text:p>98.7908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98.7883333333333">
                <text:p>98.788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.84">
                <text:p>98.84</text:p>
              </table:table-cell>
              <table:table-cell office:value-type="float" office:value="98.7754166666667">
                <text:p>98.77541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.94">
                <text:p>98.94</text:p>
              </table:table-cell>
              <table:table-cell office:value-type="float" office:value="98.7583333333333">
                <text:p>98.758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.84">
                <text:p>98.84</text:p>
              </table:table-cell>
              <table:table-cell office:value-type="float" office:value="98.7429166666667">
                <text:p>98.74291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02">
                <text:p>99.02</text:p>
              </table:table-cell>
              <table:table-cell office:value-type="float" office:value="98.7241666666667">
                <text:p>98.7241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.77">
                <text:p>98.77</text:p>
              </table:table-cell>
              <table:table-cell office:value-type="float" office:value="98.7066666666667">
                <text:p>98.70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.79">
                <text:p>98.79</text:p>
              </table:table-cell>
              <table:table-cell office:value-type="float" office:value="98.695">
                <text:p>98.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.77">
                <text:p>98.77</text:p>
              </table:table-cell>
              <table:table-cell office:value-type="float" office:value="98.6879166666667">
                <text:p>98.68791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.59">
                <text:p>98.59</text:p>
              </table:table-cell>
              <table:table-cell office:value-type="float" office:value="98.6875">
                <text:p>98.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.44">
                <text:p>98.44</text:p>
              </table:table-cell>
              <table:table-cell office:value-type="float" office:value="98.6979166666667">
                <text:p>98.69791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.72">
                <text:p>98.72</text:p>
              </table:table-cell>
              <table:table-cell office:value-type="float" office:value="98.6891666666667">
                <text:p>98.6891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.77">
                <text:p>98.77</text:p>
              </table:table-cell>
              <table:table-cell office:value-type="float" office:value="98.6483333333333">
                <text:p>98.648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8.94">
                <text:p>98.94</text:p>
              </table:table-cell>
              <table:table-cell office:value-type="float" office:value="98.6020833333333">
                <text:p>98.60208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8.59">
                <text:p>98.59</text:p>
              </table:table-cell>
              <table:table-cell office:value-type="float" office:value="98.56">
                <text:p>98.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.78">
                <text:p>98.78</text:p>
              </table:table-cell>
              <table:table-cell office:value-type="float" office:value="98.515">
                <text:p>98.5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.63">
                <text:p>98.63</text:p>
              </table:table-cell>
              <table:table-cell office:value-type="float" office:value="98.4745833333333">
                <text:p>98.47458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.78">
                <text:p>98.78</text:p>
              </table:table-cell>
              <table:table-cell office:value-type="float" office:value="98.4541666666667">
                <text:p>98.4541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.59">
                <text:p>98.59</text:p>
              </table:table-cell>
              <table:table-cell office:value-type="float" office:value="98.4508333333333">
                <text:p>98.4508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.69">
                <text:p>98.69</text:p>
              </table:table-cell>
              <table:table-cell office:value-type="float" office:value="98.4479166666667">
                <text:p>98.44791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.7">
                <text:p>98.7</text:p>
              </table:table-cell>
              <table:table-cell office:value-type="float" office:value="98.4329166666667">
                <text:p>98.43291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65">
                <text:p>98.65</text:p>
              </table:table-cell>
              <table:table-cell office:value-type="float" office:value="98.415">
                <text:p>98.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8.63">
                <text:p>98.63</text:p>
              </table:table-cell>
              <table:table-cell office:value-type="float" office:value="98.3925">
                <text:p>98.39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8.32">
                <text:p>98.32</text:p>
              </table:table-cell>
              <table:table-cell office:value-type="float" office:value="98.3795833333333">
                <text:p>98.37958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8.19">
                <text:p>98.19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.41">
                <text:p>98.41</text:p>
              </table:table-cell>
              <table:table-cell office:value-type="float" office:value="98.4016666666667">
                <text:p>98.401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.11">
                <text:p>98.11</text:p>
              </table:table-cell>
              <table:table-cell office:value-type="float" office:value="98.4133333333334">
                <text:p>98.4133333333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8.18">
                <text:p>98.18</text:p>
              </table:table-cell>
              <table:table-cell office:value-type="float" office:value="98.4241666666667">
                <text:p>98.4241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8.26">
                <text:p>98.26</text:p>
              </table:table-cell>
              <table:table-cell office:value-type="float" office:value="98.4170833333333">
                <text:p>98.41708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.66">
                <text:p>98.66</text:p>
              </table:table-cell>
              <table:table-cell office:value-type="float" office:value="98.3945833333333">
                <text:p>98.39458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.63">
                <text:p>98.63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8.58">
                <text:p>98.58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45">
                <text:p>98.45</text:p>
              </table:table-cell>
              <table:table-cell office:value-type="float" office:value="98.175">
                <text:p>98.1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47">
                <text:p>98.47</text:p>
              </table:table-cell>
              <table:table-cell office:value-type="float" office:value="98.10125">
                <text:p>98.10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27">
                <text:p>98.27</text:p>
              </table:table-cell>
              <table:table-cell office:value-type="float" office:value="98.0279166666667">
                <text:p>98.02791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37">
                <text:p>98.37</text:p>
              </table:table-cell>
              <table:table-cell office:value-type="float" office:value="97.9320833333333">
                <text:p>97.93208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.39">
                <text:p>98.39</text:p>
              </table:table-cell>
              <table:table-cell office:value-type="float" office:value="97.8375">
                <text:p>97.8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8.49">
                <text:p>98.49</text:p>
              </table:table-cell>
              <table:table-cell office:value-type="float" office:value="97.7720833333333">
                <text:p>97.77208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.31">
                <text:p>98.31</text:p>
              </table:table-cell>
              <table:table-cell office:value-type="float" office:value="97.68125">
                <text:p>97.68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.24">
                <text:p>98.24</text:p>
              </table:table-cell>
              <table:table-cell office:value-type="float" office:value="97.5641666666667">
                <text:p>97.5641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.03">
                <text:p>98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.35">
                <text:p>98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.47">
                <text:p>9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.74">
                <text:p>9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49">
                <text:p>97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66">
                <text:p>9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32">
                <text:p>97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.02">
                <text:p>9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.47">
                <text:p>9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.84">
                <text:p>9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.78">
                <text:p>96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.96">
                <text:p>96.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729fcf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44cm" svg:height="9.085cm" xlink:href="." xlink:type="simple" chart:class="chart:line" chart:style-name="ch1">
        <chart:title svg:x="5.61cm" svg:y="0.317cm" chart:style-name="ch2">
          <text:p>Courbe de la série CVS</text:p>
        </chart:title>
        <chart:legend svg:x="14.19cm" svg:y="2.252cm" style:legend-expansion="custom" chartooo:width="1.853cm" chartooo:height="1.106cm" style:legend-expansion-aspect-ratio="1.6754068716094" chart:style-name="ch3"/>
        <chart:plot-area chart:style-name="ch4" chart:data-source-has-labels="both" svg:x="0.988cm" svg:y="1.269cm" svg:width="13.175cm" svg:height="7.234cm">
          <chartooo:coordinate-region svg:x="1.991cm" svg:y="1.468cm" svg:width="12.032cm" svg:height="5.644cm"/>
          <chart:axis chart:dimension="x" chart:name="primary-x" chart:style-name="ch5" chartooo:axis-type="auto">
            <chartooo:date-scale/>
            <chart:title svg:x="7.174cm" svg:y="8.525cm" chart:style-name="ch6">
              <text:p>Date</text:p>
            </chart:title>
            <chart:categories table:cell-range-address="local-table.$A$2:.$A$191"/>
          </chart:axis>
          <chart:axis chart:dimension="y" chart:name="primary-y" chart:style-name="ch7">
            <chart:title svg:x="0.423cm" svg:y="5.664cm" chart:style-name="ch8">
              <text:p>IPC / CVS</text:p>
            </chart:title>
            <chart:grid chart:style-name="ch9" chart:class="major"/>
          </chart:axis>
          <chart:series chart:style-name="ch10" chart:values-cell-range-address="local-table.$B$2:.$B$191" chart:label-cell-address="local-table.$B$1" chart:class="chart:line">
            <chart:data-point chart:repeated="190"/>
          </chart:series>
          <chart:series chart:style-name="ch11" chart:values-cell-range-address="local-table.$C$2:.$C$191" chart:label-cell-address="local-table.$C$1" chart:class="chart:line">
            <chart:data-point chart:repeated="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CVS</text:p>
              </table:table-cell>
            </table:table-row>
          </table:table-header-rows>
          <table:table-rows>
            <table:table-row>
              <table:table-cell office:value-type="string">
                <text:p>2005-01</text:p>
              </table:table-cell>
              <table:table-cell office:value-type="float" office:value="96.6">
                <text:p>96.6</text:p>
              </table:table-cell>
              <table:table-cell office:value-type="float" office:value="96.6122814727627">
                <text:p>96.6122814727627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96.6">
                <text:p>96.6</text:p>
              </table:table-cell>
              <table:table-cell office:value-type="float" office:value="96.5534791097607">
                <text:p>96.5534791097607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96.7">
                <text:p>96.7</text:p>
              </table:table-cell>
              <table:table-cell office:value-type="float" office:value="96.6421730263951">
                <text:p>96.6421730263951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96.5">
                <text:p>96.5</text:p>
              </table:table-cell>
              <table:table-cell office:value-type="float" office:value="96.4711354400599">
                <text:p>96.4711354400599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96.4">
                <text:p>96.4</text:p>
              </table:table-cell>
              <table:table-cell office:value-type="float" office:value="96.5112780366416">
                <text:p>96.5112780366416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6.4">
                <text:p>96.4</text:p>
              </table:table-cell>
              <table:table-cell office:value-type="float" office:value="96.5070693781344">
                <text:p>96.5070693781344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96.4">
                <text:p>96.4</text:p>
              </table:table-cell>
              <table:table-cell office:value-type="float" office:value="96.4772960204364">
                <text:p>96.4772960204364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96.5">
                <text:p>96.5</text:p>
              </table:table-cell>
              <table:table-cell office:value-type="float" office:value="96.3632373680977">
                <text:p>96.3632373680977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96.4">
                <text:p>96.4</text:p>
              </table:table-cell>
              <table:table-cell office:value-type="float" office:value="96.4301105345077">
                <text:p>96.4301105345077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6.2">
                <text:p>96.2</text:p>
              </table:table-cell>
              <table:table-cell office:value-type="float" office:value="96.2223668742181">
                <text:p>96.2223668742181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6.1">
                <text:p>96.1</text:p>
              </table:table-cell>
              <table:table-cell office:value-type="float" office:value="96.0848544467666">
                <text:p>96.0848544467666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6.3">
                <text:p>96.3</text:p>
              </table:table-cell>
              <table:table-cell office:value-type="float" office:value="96.2250204658951">
                <text:p>96.2250204658951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96.52">
                <text:p>96.52</text:p>
              </table:table-cell>
              <table:table-cell office:value-type="float" office:value="96.5322713017707">
                <text:p>96.5322713017707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96.84">
                <text:p>96.84</text:p>
              </table:table-cell>
              <table:table-cell office:value-type="float" office:value="96.7933635299092">
                <text:p>96.7933635299092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7.36">
                <text:p>97.36</text:p>
              </table:table-cell>
              <table:table-cell office:value-type="float" office:value="97.3017783438452">
                <text:p>97.3017783438452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97.51">
                <text:p>97.51</text:p>
              </table:table-cell>
              <table:table-cell office:value-type="float" office:value="97.480833334303">
                <text:p>97.480833334303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97.38">
                <text:p>97.38</text:p>
              </table:table-cell>
              <table:table-cell office:value-type="float" office:value="97.4924092863917">
                <text:p>97.4924092863917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97.37">
                <text:p>97.37</text:p>
              </table:table-cell>
              <table:table-cell office:value-type="float" office:value="97.4781467359849">
                <text:p>97.4781467359849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7.37">
                <text:p>97.37</text:p>
              </table:table-cell>
              <table:table-cell office:value-type="float" office:value="97.4480737915964">
                <text:p>97.4480737915964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97.54">
                <text:p>97.54</text:p>
              </table:table-cell>
              <table:table-cell office:value-type="float" office:value="97.4017634495777">
                <text:p>97.4017634495777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7.51">
                <text:p>97.51</text:p>
              </table:table-cell>
              <table:table-cell office:value-type="float" office:value="97.5404572429445">
                <text:p>97.5404572429445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7.5">
                <text:p>97.5</text:p>
              </table:table-cell>
              <table:table-cell office:value-type="float" office:value="97.5226691292751">
                <text:p>97.5226691292751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97.69">
                <text:p>97.69</text:p>
              </table:table-cell>
              <table:table-cell office:value-type="float" office:value="97.6746038595695">
                <text:p>97.6746038595695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97.71">
                <text:p>97.71</text:p>
              </table:table-cell>
              <table:table-cell office:value-type="float" office:value="97.6339226347104">
                <text:p>97.6339226347104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7.42">
                <text:p>97.42</text:p>
              </table:table-cell>
              <table:table-cell office:value-type="float" office:value="97.43238572543">
                <text:p>97.43238572543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7.49">
                <text:p>97.49</text:p>
              </table:table-cell>
              <table:table-cell office:value-type="float" office:value="97.4430505011446">
                <text:p>97.4430505011446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97.59">
                <text:p>97.59</text:p>
              </table:table-cell>
              <table:table-cell office:value-type="float" office:value="97.5316408029566">
                <text:p>97.5316408029566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.59">
                <text:p>97.59</text:p>
              </table:table-cell>
              <table:table-cell office:value-type="float" office:value="97.5608094051341">
                <text:p>97.5608094051341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97.64">
                <text:p>97.64</text:p>
              </table:table-cell>
              <table:table-cell office:value-type="float" office:value="97.7527094138764">
                <text:p>97.7527094138764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97.76">
                <text:p>97.76</text:p>
              </table:table-cell>
              <table:table-cell office:value-type="float" office:value="97.8685799004815">
                <text:p>97.8685799004815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97.68">
                <text:p>97.68</text:p>
              </table:table-cell>
              <table:table-cell office:value-type="float" office:value="97.7583223576372">
                <text:p>97.758322357637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98.05">
                <text:p>98.05</text:p>
              </table:table-cell>
              <table:table-cell office:value-type="float" office:value="97.9110406626112">
                <text:p>97.9110406626112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97.93">
                <text:p>97.93</text:p>
              </table:table-cell>
              <table:table-cell office:value-type="float" office:value="97.9605884299206">
                <text:p>97.9605884299206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98.01">
                <text:p>98.01</text:p>
              </table:table-cell>
              <table:table-cell office:value-type="float" office:value="98.032787706259">
                <text:p>98.032787706259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98.16">
                <text:p>98.16</text:p>
              </table:table-cell>
              <table:table-cell office:value-type="float" office:value="98.1445297866244">
                <text:p>98.1445297866244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98.26">
                <text:p>98.26</text:p>
              </table:table-cell>
              <table:table-cell office:value-type="float" office:value="98.183494402688">
                <text:p>98.183494402688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8.73">
                <text:p>98.73</text:p>
              </table:table-cell>
              <table:table-cell office:value-type="float" office:value="98.742552275423">
                <text:p>98.742552275423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9.02">
                <text:p>99.02</text:p>
              </table:table-cell>
              <table:table-cell office:value-type="float" office:value="98.9723136795912">
                <text:p>98.9723136795912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99.31">
                <text:p>99.31</text:p>
              </table:table-cell>
              <table:table-cell office:value-type="float" office:value="99.2506122363113">
                <text:p>99.2506122363113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99.63">
                <text:p>99.63</text:p>
              </table:table-cell>
              <table:table-cell office:value-type="float" office:value="99.6001992113281">
                <text:p>99.6001992113281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99.56">
                <text:p>99.56</text:p>
              </table:table-cell>
              <table:table-cell office:value-type="float" office:value="99.6749257399174">
                <text:p>99.6749257399174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99.6">
                <text:p>99.6</text:p>
              </table:table-cell>
              <table:table-cell office:value-type="float" office:value="99.7106235483629">
                <text:p>99.7106235483629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00.04">
                <text:p>100.04</text:p>
              </table:table-cell>
              <table:table-cell office:value-type="float" office:value="100.120214666851">
                <text:p>100.120214666851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00.31">
                <text:p>100.31</text:p>
              </table:table-cell>
              <table:table-cell office:value-type="float" office:value="100.167837724289">
                <text:p>100.167837724289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00.24">
                <text:p>100.24</text:p>
              </table:table-cell>
              <table:table-cell office:value-type="float" office:value="100.271309958289">
                <text:p>100.271309958289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00.34">
                <text:p>100.34</text:p>
              </table:table-cell>
              <table:table-cell office:value-type="float" office:value="100.363329440323">
                <text:p>100.363329440323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00.71">
                <text:p>100.71</text:p>
              </table:table-cell>
              <table:table-cell office:value-type="float" office:value="100.694127901497">
                <text:p>100.694127901497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00.7">
                <text:p>100.7</text:p>
              </table:table-cell>
              <table:table-cell office:value-type="float" office:value="100.621594609716">
                <text:p>100.621594609716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00.95">
                <text:p>100.95</text:p>
              </table:table-cell>
              <table:table-cell office:value-type="float" office:value="100.962834520449">
                <text:p>100.962834520449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1.09">
                <text:p>101.09</text:p>
              </table:table-cell>
              <table:table-cell office:value-type="float" office:value="101.041316803372">
                <text:p>101.041316803372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101.22">
                <text:p>101.22</text:p>
              </table:table-cell>
              <table:table-cell office:value-type="float" office:value="101.159470048932">
                <text:p>101.159470048932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00.96">
                <text:p>100.96</text:p>
              </table:table-cell>
              <table:table-cell office:value-type="float" office:value="100.929801388896">
                <text:p>100.929801388896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00.9">
                <text:p>100.9</text:p>
              </table:table-cell>
              <table:table-cell office:value-type="float" office:value="101.0164725508">
                <text:p>101.0164725508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00.58">
                <text:p>100.58</text:p>
              </table:table-cell>
              <table:table-cell office:value-type="float" office:value="100.691712012995">
                <text:p>100.691712012995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00.86">
                <text:p>100.86</text:p>
              </table:table-cell>
              <table:table-cell office:value-type="float" office:value="100.940872164121">
                <text:p>100.940872164121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01.34">
                <text:p>101.34</text:p>
              </table:table-cell>
              <table:table-cell office:value-type="float" office:value="101.196377978062">
                <text:p>101.196377978062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01.4">
                <text:p>101.4</text:p>
              </table:table-cell>
              <table:table-cell office:value-type="float" office:value="101.431672284223">
                <text:p>101.43167228422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01.55">
                <text:p>101.55</text:p>
              </table:table-cell>
              <table:table-cell office:value-type="float" office:value="101.57361077003">
                <text:p>101.57361077003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01.75">
                <text:p>101.75</text:p>
              </table:table-cell>
              <table:table-cell office:value-type="float" office:value="101.733963995406">
                <text:p>101.733963995406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01.57">
                <text:p>101.57</text:p>
              </table:table-cell>
              <table:table-cell office:value-type="float" office:value="101.490917224517">
                <text:p>101.490917224517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101.81">
                <text:p>101.81</text:p>
              </table:table-cell>
              <table:table-cell office:value-type="float" office:value="101.822943858612">
                <text:p>101.822943858612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01.93">
                <text:p>101.93</text:p>
              </table:table-cell>
              <table:table-cell office:value-type="float" office:value="101.880912273891">
                <text:p>101.880912273891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2">
                <text:p>102</text:p>
              </table:table-cell>
              <table:table-cell office:value-type="float" office:value="101.939003605918">
                <text:p>101.939003605918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01.91">
                <text:p>101.91</text:p>
              </table:table-cell>
              <table:table-cell office:value-type="float" office:value="101.879517230016">
                <text:p>101.879517230016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01.81">
                <text:p>101.81</text:p>
              </table:table-cell>
              <table:table-cell office:value-type="float" office:value="101.927522996997">
                <text:p>101.927522996997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01.85">
                <text:p>101.85</text:p>
              </table:table-cell>
              <table:table-cell office:value-type="float" office:value="101.963122574305">
                <text:p>101.963122574305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01.69">
                <text:p>101.69</text:p>
              </table:table-cell>
              <table:table-cell office:value-type="float" office:value="101.771537679649">
                <text:p>101.771537679649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01.73">
                <text:p>101.73</text:p>
              </table:table-cell>
              <table:table-cell office:value-type="float" office:value="101.585825258617">
                <text:p>101.585825258617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.54">
                <text:p>101.54</text:p>
              </table:table-cell>
              <table:table-cell office:value-type="float" office:value="101.571716013215">
                <text:p>101.571716013215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.48">
                <text:p>101.48</text:p>
              </table:table-cell>
              <table:table-cell office:value-type="float" office:value="101.503594494757">
                <text:p>101.503594494757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1.37">
                <text:p>101.37</text:p>
              </table:table-cell>
              <table:table-cell office:value-type="float" office:value="101.35402388417">
                <text:p>101.35402388417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01.44">
                <text:p>101.44</text:p>
              </table:table-cell>
              <table:table-cell office:value-type="float" office:value="101.361018442995">
                <text:p>101.361018442995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1.31">
                <text:p>101.31</text:p>
              </table:table-cell>
              <table:table-cell office:value-type="float" office:value="101.322880289913">
                <text:p>101.322880289913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1.26">
                <text:p>101.26</text:p>
              </table:table-cell>
              <table:table-cell office:value-type="float" office:value="101.21123493431">
                <text:p>101.21123493431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01.45">
                <text:p>101.45</text:p>
              </table:table-cell>
              <table:table-cell office:value-type="float" office:value="101.389332508043">
                <text:p>101.389332508043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01.45">
                <text:p>101.45</text:p>
              </table:table-cell>
              <table:table-cell office:value-type="float" office:value="101.419654822737">
                <text:p>101.419654822737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01.9">
                <text:p>101.9</text:p>
              </table:table-cell>
              <table:table-cell office:value-type="float" office:value="102.01762688728">
                <text:p>102.01762688728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02.33">
                <text:p>102.33</text:p>
              </table:table-cell>
              <table:table-cell office:value-type="float" office:value="102.443655699839">
                <text:p>102.443655699839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02.75">
                <text:p>102.75</text:p>
              </table:table-cell>
              <table:table-cell office:value-type="float" office:value="102.832387615144">
                <text:p>102.832387615144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03.12">
                <text:p>103.12</text:p>
              </table:table-cell>
              <table:table-cell office:value-type="float" office:value="102.973855309826">
                <text:p>102.973855309826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2.99">
                <text:p>102.99</text:p>
              </table:table-cell>
              <table:table-cell office:value-type="float" office:value="103.022168920632">
                <text:p>103.022168920632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03.31">
                <text:p>103.31</text:p>
              </table:table-cell>
              <table:table-cell office:value-type="float" office:value="103.334019976876">
                <text:p>103.334019976876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03.77">
                <text:p>103.77</text:p>
              </table:table-cell>
              <table:table-cell office:value-type="float" office:value="103.753645639344">
                <text:p>103.753645639344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03.86">
                <text:p>103.86</text:p>
              </table:table-cell>
              <table:table-cell office:value-type="float" office:value="103.779134222096">
                <text:p>103.779134222096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03.85">
                <text:p>103.85</text:p>
              </table:table-cell>
              <table:table-cell office:value-type="float" office:value="103.863203218907">
                <text:p>103.863203218907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03.76">
                <text:p>103.76</text:p>
              </table:table-cell>
              <table:table-cell office:value-type="float" office:value="103.710030977524">
                <text:p>103.710030977524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03.7">
                <text:p>103.7</text:p>
              </table:table-cell>
              <table:table-cell office:value-type="float" office:value="103.63798699935">
                <text:p>103.63798699935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3.69">
                <text:p>103.69</text:p>
              </table:table-cell>
              <table:table-cell office:value-type="float" office:value="103.658984806008">
                <text:p>103.658984806008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03.42">
                <text:p>103.42</text:p>
              </table:table-cell>
              <table:table-cell office:value-type="float" office:value="103.539381478729">
                <text:p>103.539381478729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03.62">
                <text:p>103.62</text:p>
              </table:table-cell>
              <table:table-cell office:value-type="float" office:value="103.735088474713">
                <text:p>103.735088474713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03.63">
                <text:p>103.63</text:p>
              </table:table-cell>
              <table:table-cell office:value-type="float" office:value="103.713093221969">
                <text:p>103.713093221969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3.92">
                <text:p>103.92</text:p>
              </table:table-cell>
              <table:table-cell office:value-type="float" office:value="103.772721526349">
                <text:p>103.772721526349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03.71">
                <text:p>103.71</text:p>
              </table:table-cell>
              <table:table-cell office:value-type="float" office:value="103.742393812591">
                <text:p>103.742393812591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03.73">
                <text:p>103.73</text:p>
              </table:table-cell>
              <table:table-cell office:value-type="float" office:value="103.75411762851">
                <text:p>103.75411762851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3.86">
                <text:p>103.86</text:p>
              </table:table-cell>
              <table:table-cell office:value-type="float" office:value="103.843631455163">
                <text:p>103.843631455163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3.84">
                <text:p>103.84</text:p>
              </table:table-cell>
              <table:table-cell office:value-type="float" office:value="103.75914979417">
                <text:p>103.75914979417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03.79">
                <text:p>103.79</text:p>
              </table:table-cell>
              <table:table-cell office:value-type="float" office:value="103.803195590663">
                <text:p>103.803195590663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03.76">
                <text:p>103.76</text:p>
              </table:table-cell>
              <table:table-cell office:value-type="float" office:value="103.710030977524">
                <text:p>103.710030977524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03.65">
                <text:p>103.65</text:p>
              </table:table-cell>
              <table:table-cell office:value-type="float" office:value="103.588016899543">
                <text:p>103.588016899543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03.69">
                <text:p>103.69</text:p>
              </table:table-cell>
              <table:table-cell office:value-type="float" office:value="103.658984806008">
                <text:p>103.658984806008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03.4">
                <text:p>103.4</text:p>
              </table:table-cell>
              <table:table-cell office:value-type="float" office:value="103.519358391999">
                <text:p>103.519358391999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03.4">
                <text:p>103.4</text:p>
              </table:table-cell>
              <table:table-cell office:value-type="float" office:value="103.514844125509">
                <text:p>103.514844125509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03.2">
                <text:p>103.2</text:p>
              </table:table-cell>
              <table:table-cell office:value-type="float" office:value="103.282748436816">
                <text:p>103.282748436816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03.51">
                <text:p>103.51</text:p>
              </table:table-cell>
              <table:table-cell office:value-type="float" office:value="103.363302590381">
                <text:p>103.363302590381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03.22">
                <text:p>103.22</text:p>
              </table:table-cell>
              <table:table-cell office:value-type="float" office:value="103.252240761119">
                <text:p>103.252240761119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3.08">
                <text:p>103.08</text:p>
              </table:table-cell>
              <table:table-cell office:value-type="float" office:value="103.103966500981">
                <text:p>103.103966500981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03.17">
                <text:p>103.17</text:p>
              </table:table-cell>
              <table:table-cell office:value-type="float" office:value="103.153740200551">
                <text:p>103.153740200551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03.19">
                <text:p>103.19</text:p>
              </table:table-cell>
              <table:table-cell office:value-type="float" office:value="103.10965588656">
                <text:p>103.10965588656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03">
                <text:p>103</text:p>
              </table:table-cell>
              <table:table-cell office:value-type="float" office:value="103.013095152118">
                <text:p>103.013095152118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02.89">
                <text:p>102.89</text:p>
              </table:table-cell>
              <table:table-cell office:value-type="float" office:value="102.840449954485">
                <text:p>102.840449954485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02.66">
                <text:p>102.66</text:p>
              </table:table-cell>
              <table:table-cell office:value-type="float" office:value="102.598608923368">
                <text:p>102.598608923368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02.2">
                <text:p>102.2</text:p>
              </table:table-cell>
              <table:table-cell office:value-type="float" office:value="102.169430486778">
                <text:p>102.169430486778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01.58">
                <text:p>101.58</text:p>
              </table:table-cell>
              <table:table-cell office:value-type="float" office:value="101.697257499606">
                <text:p>101.697257499606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01.47">
                <text:p>101.47</text:p>
              </table:table-cell>
              <table:table-cell office:value-type="float" office:value="101.58270051659">
                <text:p>101.58270051659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01.41">
                <text:p>101.41</text:p>
              </table:table-cell>
              <table:table-cell office:value-type="float" office:value="101.491313168386">
                <text:p>101.491313168386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01.57">
                <text:p>101.57</text:p>
              </table:table-cell>
              <table:table-cell office:value-type="float" office:value="101.426052015313">
                <text:p>101.426052015313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01.27">
                <text:p>101.27</text:p>
              </table:table-cell>
              <table:table-cell office:value-type="float" office:value="101.30163167873">
                <text:p>101.30163167873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01.01">
                <text:p>101.01</text:p>
              </table:table-cell>
              <table:table-cell office:value-type="float" office:value="101.033485217929">
                <text:p>101.033485217929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00.84">
                <text:p>100.84</text:p>
              </table:table-cell>
              <table:table-cell office:value-type="float" office:value="100.824107413236">
                <text:p>100.824107413236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0.45">
                <text:p>100.45</text:p>
              </table:table-cell>
              <table:table-cell office:value-type="float" office:value="100.371789260635">
                <text:p>100.37178926063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00.4">
                <text:p>100.4</text:p>
              </table:table-cell>
              <table:table-cell office:value-type="float" office:value="100.41276459488">
                <text:p>100.41276459488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00.39">
                <text:p>100.39</text:p>
              </table:table-cell>
              <table:table-cell office:value-type="float" office:value="100.341653911272">
                <text:p>100.341653911272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00.26">
                <text:p>100.26</text:p>
              </table:table-cell>
              <table:table-cell office:value-type="float" office:value="100.200044132641">
                <text:p>100.200044132641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00.29">
                <text:p>100.29</text:p>
              </table:table-cell>
              <table:table-cell office:value-type="float" office:value="100.260001795685">
                <text:p>100.260001795685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00.09">
                <text:p>100.09</text:p>
              </table:table-cell>
              <table:table-cell office:value-type="float" office:value="100.205537538252">
                <text:p>100.205537538252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99.81">
                <text:p>99.81</text:p>
              </table:table-cell>
              <table:table-cell office:value-type="float" office:value="99.9208567907842">
                <text:p>99.9208567907842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99.85">
                <text:p>99.85</text:p>
              </table:table-cell>
              <table:table-cell office:value-type="float" office:value="99.930062319923">
                <text:p>99.930062319923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0">
                <text:p>100</text:p>
              </table:table-cell>
              <table:table-cell office:value-type="float" office:value="99.8582770653862">
                <text:p>99.8582770653862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99.85">
                <text:p>99.85</text:p>
              </table:table-cell>
              <table:table-cell office:value-type="float" office:value="99.8811881418112">
                <text:p>99.8811881418112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99.77">
                <text:p>99.77</text:p>
              </table:table-cell>
              <table:table-cell office:value-type="float" office:value="99.7931969131054">
                <text:p>99.7931969131054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99.64">
                <text:p>99.64</text:p>
              </table:table-cell>
              <table:table-cell office:value-type="float" office:value="99.6242965356485">
                <text:p>99.6242965356485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9.66">
                <text:p>99.66</text:p>
              </table:table-cell>
              <table:table-cell office:value-type="float" office:value="99.5824043575401">
                <text:p>99.5824043575401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99.28">
                <text:p>99.28</text:p>
              </table:table-cell>
              <table:table-cell office:value-type="float" office:value="99.2926222009925">
                <text:p>99.2926222009925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99.28">
                <text:p>99.28</text:p>
              </table:table-cell>
              <table:table-cell office:value-type="float" office:value="99.2321884680853">
                <text:p>99.2321884680853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99.13">
                <text:p>99.13</text:p>
              </table:table-cell>
              <table:table-cell office:value-type="float" office:value="99.0707198770067">
                <text:p>99.0707198770067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99.03">
                <text:p>99.03</text:p>
              </table:table-cell>
              <table:table-cell office:value-type="float" office:value="99.0003786800946">
                <text:p>99.0003786800946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98.83">
                <text:p>98.83</text:p>
              </table:table-cell>
              <table:table-cell office:value-type="float" office:value="98.9440830742872">
                <text:p>98.9440830742872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98.89">
                <text:p>98.89</text:p>
              </table:table-cell>
              <table:table-cell office:value-type="float" office:value="98.9998349668435">
                <text:p>98.9998349668435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98.77">
                <text:p>98.77</text:p>
              </table:table-cell>
              <table:table-cell office:value-type="float" office:value="98.8491963479098">
                <text:p>98.8491963479098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9">
                <text:p>99</text:p>
              </table:table-cell>
              <table:table-cell office:value-type="float" office:value="98.8596942947324">
                <text:p>98.8596942947324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8.84">
                <text:p>98.84</text:p>
              </table:table-cell>
              <table:table-cell office:value-type="float" office:value="98.8708726683687">
                <text:p>98.8708726683687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8.94">
                <text:p>98.94</text:p>
              </table:table-cell>
              <table:table-cell office:value-type="float" office:value="98.9630039348767">
                <text:p>98.9630039348767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98.84">
                <text:p>98.84</text:p>
              </table:table-cell>
              <table:table-cell office:value-type="float" office:value="98.8244226172571">
                <text:p>98.8244226172571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9.02">
                <text:p>99.02</text:p>
              </table:table-cell>
              <table:table-cell office:value-type="float" office:value="98.9429026638934">
                <text:p>98.9429026638934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98.77">
                <text:p>98.77</text:p>
              </table:table-cell>
              <table:table-cell office:value-type="float" office:value="98.7825573609189">
                <text:p>98.7825573609189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8.79">
                <text:p>98.79</text:p>
              </table:table-cell>
              <table:table-cell office:value-type="float" office:value="98.7424244436155">
                <text:p>98.7424244436155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98.77">
                <text:p>98.77</text:p>
              </table:table-cell>
              <table:table-cell office:value-type="float" office:value="98.7109351583976">
                <text:p>98.7109351583976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.59">
                <text:p>98.59</text:p>
              </table:table-cell>
              <table:table-cell office:value-type="float" office:value="98.5605102905233">
                <text:p>98.5605102905233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8.44">
                <text:p>98.44</text:p>
              </table:table-cell>
              <table:table-cell office:value-type="float" office:value="98.5536328830602">
                <text:p>98.5536328830602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98.72">
                <text:p>98.72</text:p>
              </table:table-cell>
              <table:table-cell office:value-type="float" office:value="98.8296461515501">
                <text:p>98.8296461515501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98.77">
                <text:p>98.77</text:p>
              </table:table-cell>
              <table:table-cell office:value-type="float" office:value="98.8491963479098">
                <text:p>98.8491963479098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8.94">
                <text:p>98.94</text:p>
              </table:table-cell>
              <table:table-cell office:value-type="float" office:value="98.7997793284931">
                <text:p>98.7997793284931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98.59">
                <text:p>98.59</text:p>
              </table:table-cell>
              <table:table-cell office:value-type="float" office:value="98.620794580883">
                <text:p>98.620794580883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98.78">
                <text:p>98.78</text:p>
              </table:table-cell>
              <table:table-cell office:value-type="float" office:value="98.8029667342543">
                <text:p>98.8029667342543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98.63">
                <text:p>98.63</text:p>
              </table:table-cell>
              <table:table-cell office:value-type="float" office:value="98.6144557136793">
                <text:p>98.6144557136793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98.78">
                <text:p>98.78</text:p>
              </table:table-cell>
              <table:table-cell office:value-type="float" office:value="98.7030895287759">
                <text:p>98.7030895287759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98.59">
                <text:p>98.59</text:p>
              </table:table-cell>
              <table:table-cell office:value-type="float" office:value="98.6025344761871">
                <text:p>98.6025344761871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98.69">
                <text:p>98.69</text:p>
              </table:table-cell>
              <table:table-cell office:value-type="float" office:value="98.642472601887">
                <text:p>98.642472601887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98.7">
                <text:p>98.7</text:p>
              </table:table-cell>
              <table:table-cell office:value-type="float" office:value="98.640977018668">
                <text:p>98.640977018668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98.65">
                <text:p>98.65</text:p>
              </table:table-cell>
              <table:table-cell office:value-type="float" office:value="98.6204923436467">
                <text:p>98.6204923436467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98.63">
                <text:p>98.63</text:p>
              </table:table-cell>
              <table:table-cell office:value-type="float" office:value="98.7438522069913">
                <text:p>98.7438522069913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98.32">
                <text:p>98.32</text:p>
              </table:table-cell>
              <table:table-cell office:value-type="float" office:value="98.4292018802715">
                <text:p>98.4292018802715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98.19">
                <text:p>98.19</text:p>
              </table:table-cell>
              <table:table-cell office:value-type="float" office:value="98.2687312888657">
                <text:p>98.2687312888657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98.41">
                <text:p>98.41</text:p>
              </table:table-cell>
              <table:table-cell office:value-type="float" office:value="98.2705304600466">
                <text:p>98.2705304600466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8.11">
                <text:p>98.11</text:p>
              </table:table-cell>
              <table:table-cell office:value-type="float" office:value="98.1406446529103">
                <text:p>98.1406446529103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98.18">
                <text:p>98.18</text:p>
              </table:table-cell>
              <table:table-cell office:value-type="float" office:value="98.2028272319203">
                <text:p>98.2028272319203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98.26">
                <text:p>98.26</text:p>
              </table:table-cell>
              <table:table-cell office:value-type="float" office:value="98.2445140264234">
                <text:p>98.2445140264234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8.66">
                <text:p>98.66</text:p>
              </table:table-cell>
              <table:table-cell office:value-type="float" office:value="98.5831829612172">
                <text:p>98.5831829612172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98.63">
                <text:p>98.63</text:p>
              </table:table-cell>
              <table:table-cell office:value-type="float" office:value="98.642539561683">
                <text:p>98.642539561683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8.58">
                <text:p>98.58</text:p>
              </table:table-cell>
              <table:table-cell office:value-type="float" office:value="98.5325255759856">
                <text:p>98.5325255759856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98.45">
                <text:p>98.45</text:p>
              </table:table-cell>
              <table:table-cell office:value-type="float" office:value="98.3911265196339">
                <text:p>98.3911265196339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8.47">
                <text:p>98.47</text:p>
              </table:table-cell>
              <table:table-cell office:value-type="float" office:value="98.4405461842766">
                <text:p>98.4405461842766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98.27">
                <text:p>98.27</text:p>
              </table:table-cell>
              <table:table-cell office:value-type="float" office:value="98.3834366458586">
                <text:p>98.3834366458586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98.37">
                <text:p>98.37</text:p>
              </table:table-cell>
              <table:table-cell office:value-type="float" office:value="98.4792574141813">
                <text:p>98.4792574141813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98.39">
                <text:p>98.39</text:p>
              </table:table-cell>
              <table:table-cell office:value-type="float" office:value="98.4688916540533">
                <text:p>98.4688916540533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98.49">
                <text:p>98.49</text:p>
              </table:table-cell>
              <table:table-cell office:value-type="float" office:value="98.3504170816989">
                <text:p>98.3504170816989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98.31">
                <text:p>98.31</text:p>
              </table:table-cell>
              <table:table-cell office:value-type="float" office:value="98.3407071228989">
                <text:p>98.3407071228989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98.24">
                <text:p>98.24</text:p>
              </table:table-cell>
              <table:table-cell office:value-type="float" office:value="98.2628411821537">
                <text:p>98.2628411821537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98.03">
                <text:p>98.03</text:p>
              </table:table-cell>
              <table:table-cell office:value-type="float" office:value="98.0145502748858">
                <text:p>98.0145502748858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98.35">
                <text:p>98.35</text:p>
              </table:table-cell>
              <table:table-cell office:value-type="float" office:value="98.2734243283571">
                <text:p>98.2734243283571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97.47">
                <text:p>97.47</text:p>
              </table:table-cell>
              <table:table-cell office:value-type="float" office:value="97.4823920823">
                <text:p>97.4823920823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97.74">
                <text:p>97.74</text:p>
              </table:table-cell>
              <table:table-cell office:value-type="float" office:value="97.6929301054659">
                <text:p>97.6929301054659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97.49">
                <text:p>97.49</text:p>
              </table:table-cell>
              <table:table-cell office:value-type="float" office:value="97.4317006033429">
                <text:p>97.4317006033429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97.66">
                <text:p>97.66</text:p>
              </table:table-cell>
              <table:table-cell office:value-type="float" office:value="97.6307884671114">
                <text:p>97.6307884671114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97.32">
                <text:p>97.32</text:p>
              </table:table-cell>
              <table:table-cell office:value-type="float" office:value="97.4323400262029">
                <text:p>97.4323400262029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97.02">
                <text:p>97.02</text:p>
              </table:table-cell>
              <table:table-cell office:value-type="float" office:value="97.1277579986162">
                <text:p>97.1277579986162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97.47">
                <text:p>97.47</text:p>
              </table:table-cell>
              <table:table-cell office:value-type="float" office:value="97.5481539741902">
                <text:p>97.5481539741902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97.84">
                <text:p>97.84</text:p>
              </table:table-cell>
              <table:table-cell office:value-type="float" office:value="97.7013382807739">
                <text:p>97.7013382807739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96.78">
                <text:p>96.78</text:p>
              </table:table-cell>
              <table:table-cell office:value-type="float" office:value="96.8102292274861">
                <text:p>96.8102292274861</text:p>
              </table:table-cell>
            </table:table-row>
            <table:table-row>
              <table:table-cell office:value-type="string">
                <text:p>2020-10</text:p>
              </table:table-cell>
              <table:table-cell office:value-type="float" office:value="96.96">
                <text:p>96.96</text:p>
              </table:table-cell>
              <table:table-cell office:value-type="float" office:value="96.9825435771745">
                <text:p>96.9825435771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line" chart:style-name="ch1">
        <chart:title svg:x="3.14cm" svg:y="0.325cm" chart:style-name="ch2">
          <text:p>Prévision de l'IPC par la méthode de Holt</text:p>
        </chart:title>
        <chart:legend svg:x="13.434cm" svg:y="2.073cm" style:legend-expansion="custom" chartooo:width="2.563cm" chartooo:height="1.096cm" style:legend-expansion-aspect-ratio="2.33850364963504" chart:style-name="ch3"/>
        <chart:plot-area chart:style-name="ch4" chart:data-source-has-labels="both" svg:x="0.81cm" svg:y="1.074cm" svg:width="12.464cm" svg:height="7.145cm">
          <chartooo:coordinate-region svg:x="1.813cm" svg:y="1.273cm" svg:width="11.461cm" svg:height="5.555cm"/>
          <chart:axis chart:dimension="x" chart:name="primary-x" chart:style-name="ch5" chartooo:axis-type="auto">
            <chartooo:date-scale/>
            <chart:title svg:x="6.641cm" svg:y="8.399cm" chart:style-name="ch6">
              <text:p>Date</text:p>
            </chart:title>
            <chart:categories table:cell-range-address="local-table.$A$2:.$A$179"/>
          </chart:axis>
          <chart:axis chart:dimension="y" chart:name="primary-y" chart:style-name="ch7">
            <chart:title svg:x="0.385cm" svg:y="4.625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79" chart:label-cell-address="local-table.$B$1" chart:class="chart:line">
            <chart:data-point chart:repeated="178"/>
          </chart:series>
          <chart:series chart:style-name="ch11" chart:values-cell-range-address="local-table.$C$2:.$C$179" chart:label-cell-address="local-table.$C$1" chart:class="chart:line">
            <chart:data-point chart:repeated="1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Prévision</text:p>
              </table:table-cell>
            </table:table-row>
          </table:table-header-rows>
          <table:table-rows>
            <table:table-row>
              <table:table-cell office:value-type="string">
                <text:p>2005-01</text:p>
              </table:table-cell>
              <table:table-cell office:value-type="float" office:value="96.6">
                <text:p>96.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96.6">
                <text:p>96.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96.7">
                <text:p>96.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96.5">
                <text:p>96.5</text:p>
              </table:table-cell>
              <table:table-cell office:value-type="float" office:value="96.7105">
                <text:p>96.7105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96.4">
                <text:p>96.4</text:p>
              </table:table-cell>
              <table:table-cell office:value-type="float" office:value="96.5033975">
                <text:p>96.5033975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6.4">
                <text:p>96.4</text:p>
              </table:table-cell>
              <table:table-cell office:value-type="float" office:value="96.3609657625">
                <text:p>96.3609657625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96.4">
                <text:p>96.4</text:p>
              </table:table-cell>
              <table:table-cell office:value-type="float" office:value="96.3495547324375">
                <text:p>96.3495547324375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96.5">
                <text:p>96.5</text:p>
              </table:table-cell>
              <table:table-cell office:value-type="float" office:value="96.3607066211566">
                <text:p>96.3607066211566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96.4">
                <text:p>96.4</text:p>
              </table:table-cell>
              <table:table-cell office:value-type="float" office:value="96.4828992160695">
                <text:p>96.4828992160695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6.2">
                <text:p>96.2</text:p>
              </table:table-cell>
              <table:table-cell office:value-type="float" office:value="96.3950888052087">
                <text:p>96.3950888052087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6.1">
                <text:p>96.1</text:p>
              </table:table-cell>
              <table:table-cell office:value-type="float" office:value="96.1621695982514">
                <text:p>96.1621695982514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6.3">
                <text:p>96.3</text:p>
              </table:table-cell>
              <table:table-cell office:value-type="float" office:value="96.0263784696537">
                <text:p>96.0263784696537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96.52">
                <text:p>96.52</text:p>
              </table:table-cell>
              <table:table-cell office:value-type="float" office:value="96.2457832906023">
                <text:p>96.2457832906023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96.84">
                <text:p>96.84</text:p>
              </table:table-cell>
              <table:table-cell office:value-type="float" office:value="96.535619274641">
                <text:p>96.535619274641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7.36">
                <text:p>97.36</text:p>
              </table:table-cell>
              <table:table-cell office:value-type="float" office:value="96.9287117572134">
                <text:p>96.9287117572134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97.51">
                <text:p>97.51</text:p>
              </table:table-cell>
              <table:table-cell office:value-type="float" office:value="97.5396541315098">
                <text:p>97.5396541315098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97.38">
                <text:p>97.38</text:p>
              </table:table-cell>
              <table:table-cell office:value-type="float" office:value="97.7512336841193">
                <text:p>97.7512336841193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97.37">
                <text:p>97.37</text:p>
              </table:table-cell>
              <table:table-cell office:value-type="float" office:value="97.5778060275603">
                <text:p>97.577806027560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7.37">
                <text:p>97.37</text:p>
              </table:table-cell>
              <table:table-cell office:value-type="float" office:value="97.4903013420485">
                <text:p>97.4903013420485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97.54">
                <text:p>97.54</text:p>
              </table:table-cell>
              <table:table-cell office:value-type="float" office:value="97.4464987969994">
                <text:p>97.4464987969994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7.51">
                <text:p>97.51</text:p>
              </table:table-cell>
              <table:table-cell office:value-type="float" office:value="97.6082712220072">
                <text:p>97.6082712220072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7.5">
                <text:p>97.5</text:p>
              </table:table-cell>
              <table:table-cell office:value-type="float" office:value="97.5819779241465">
                <text:p>97.5819779241465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97.69">
                <text:p>97.69</text:p>
              </table:table-cell>
              <table:table-cell office:value-type="float" office:value="97.5486295588101">
                <text:p>97.5486295588101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97.71">
                <text:p>97.71</text:p>
              </table:table-cell>
              <table:table-cell office:value-type="float" office:value="97.741176766513">
                <text:p>97.741176766513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7.42">
                <text:p>97.42</text:p>
              </table:table-cell>
              <table:table-cell office:value-type="float" office:value="97.7791087722076">
                <text:p>97.7791087722076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7.49">
                <text:p>97.49</text:p>
              </table:table-cell>
              <table:table-cell office:value-type="float" office:value="97.4467258361489">
                <text:p>97.4467258361489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97.59">
                <text:p>97.59</text:p>
              </table:table-cell>
              <table:table-cell office:value-type="float" office:value="97.4674033075221">
                <text:p>97.4674033075221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.59">
                <text:p>97.59</text:p>
              </table:table-cell>
              <table:table-cell office:value-type="float" office:value="97.5867670848099">
                <text:p>97.5867670848099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97.64">
                <text:p>97.64</text:p>
              </table:table-cell>
              <table:table-cell office:value-type="float" office:value="97.6054960447766">
                <text:p>97.6054960447766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97.76">
                <text:p>97.76</text:p>
              </table:table-cell>
              <table:table-cell office:value-type="float" office:value="97.6596038973536">
                <text:p>97.6596038973536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97.68">
                <text:p>97.68</text:p>
              </table:table-cell>
              <table:table-cell office:value-type="float" office:value="97.795321081415">
                <text:p>97.795321081415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98.05">
                <text:p>98.05</text:p>
              </table:table-cell>
              <table:table-cell office:value-type="float" office:value="97.7182717832634">
                <text:p>97.7182717832634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97.93">
                <text:p>97.93</text:p>
              </table:table-cell>
              <table:table-cell office:value-type="float" office:value="98.1058050838085">
                <text:p>98.1058050838085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98.01">
                <text:p>98.01</text:p>
              </table:table-cell>
              <table:table-cell office:value-type="float" office:value="98.0171047825191">
                <text:p>98.0171047825191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98.16">
                <text:p>98.16</text:p>
              </table:table-cell>
              <table:table-cell office:value-type="float" office:value="98.0699880177833">
                <text:p>98.0699880177833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98.26">
                <text:p>98.26</text:p>
              </table:table-cell>
              <table:table-cell office:value-type="float" office:value="98.2283735585382">
                <text:p>98.2283735585382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8.73">
                <text:p>98.73</text:p>
              </table:table-cell>
              <table:table-cell office:value-type="float" office:value="98.3451961322242">
                <text:p>98.3451961322242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9.02">
                <text:p>99.02</text:p>
              </table:table-cell>
              <table:table-cell office:value-type="float" office:value="98.8603445045599">
                <text:p>98.8603445045599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99.31">
                <text:p>99.31</text:p>
              </table:table-cell>
              <table:table-cell office:value-type="float" office:value="99.2248289117475">
                <text:p>99.2248289117475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99.63">
                <text:p>99.63</text:p>
              </table:table-cell>
              <table:table-cell office:value-type="float" office:value="99.54772020033">
                <text:p>99.54772020033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99.56">
                <text:p>99.56</text:p>
              </table:table-cell>
              <table:table-cell office:value-type="float" office:value="99.8891352425332">
                <text:p>99.8891352425332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99.6">
                <text:p>99.6</text:p>
              </table:table-cell>
              <table:table-cell office:value-type="float" office:value="99.7969180120178">
                <text:p>99.7969180120178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00.04">
                <text:p>100.04</text:p>
              </table:table-cell>
              <table:table-cell office:value-type="float" office:value="99.7668713343759">
                <text:p>99.7668713343759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00.31">
                <text:p>100.31</text:p>
              </table:table-cell>
              <table:table-cell office:value-type="float" office:value="100.206012142464">
                <text:p>100.20601214246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00.24">
                <text:p>100.24</text:p>
              </table:table-cell>
              <table:table-cell office:value-type="float" office:value="100.527900167349">
                <text:p>100.527900167349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00.34">
                <text:p>100.34</text:p>
              </table:table-cell>
              <table:table-cell office:value-type="float" office:value="100.443268828408">
                <text:p>100.443268828408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00.71">
                <text:p>100.71</text:p>
              </table:table-cell>
              <table:table-cell office:value-type="float" office:value="100.489240576322">
                <text:p>100.489240576322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00.7">
                <text:p>100.7</text:p>
              </table:table-cell>
              <table:table-cell office:value-type="float" office:value="100.866929991547">
                <text:p>100.866929991547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00.95">
                <text:p>100.95</text:p>
              </table:table-cell>
              <table:table-cell office:value-type="float" office:value="100.872516255987">
                <text:p>100.872516255987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1.09">
                <text:p>101.09</text:p>
              </table:table-cell>
              <table:table-cell office:value-type="float" office:value="101.105612550376">
                <text:p>101.105612550376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101.22">
                <text:p>101.22</text:p>
              </table:table-cell>
              <table:table-cell office:value-type="float" office:value="101.255595794188">
                <text:p>101.255595794188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00.96">
                <text:p>100.96</text:p>
              </table:table-cell>
              <table:table-cell office:value-type="float" office:value="101.379516353242">
                <text:p>101.379516353242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00.9">
                <text:p>100.9</text:p>
              </table:table-cell>
              <table:table-cell office:value-type="float" office:value="101.070127767024">
                <text:p>101.070127767024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00.58">
                <text:p>100.58</text:p>
              </table:table-cell>
              <table:table-cell office:value-type="float" office:value="100.9293368985">
                <text:p>100.9293368985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00.86">
                <text:p>100.86</text:p>
              </table:table-cell>
              <table:table-cell office:value-type="float" office:value="100.547137359104">
                <text:p>100.547137359104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01.34">
                <text:p>101.34</text:p>
              </table:table-cell>
              <table:table-cell office:value-type="float" office:value="100.807587401623">
                <text:p>100.807587401623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01.4">
                <text:p>101.4</text:p>
              </table:table-cell>
              <table:table-cell office:value-type="float" office:value="101.390420120587">
                <text:p>101.390420120587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01.55">
                <text:p>101.55</text:p>
              </table:table-cell>
              <table:table-cell office:value-type="float" office:value="101.531287897682">
                <text:p>101.531287897682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01.75">
                <text:p>101.75</text:p>
              </table:table-cell>
              <table:table-cell office:value-type="float" office:value="101.684689650337">
                <text:p>101.684689650337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01.57">
                <text:p>101.57</text:p>
              </table:table-cell>
              <table:table-cell office:value-type="float" office:value="101.8943540524">
                <text:p>101.8943540524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101.81">
                <text:p>101.81</text:p>
              </table:table-cell>
              <table:table-cell office:value-type="float" office:value="101.690093429347">
                <text:p>101.690093429347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01.93">
                <text:p>101.93</text:p>
              </table:table-cell>
              <table:table-cell office:value-type="float" office:value="101.894030511406">
                <text:p>101.894030511406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2">
                <text:p>102</text:p>
              </table:table-cell>
              <table:table-cell office:value-type="float" office:value="102.035793293306">
                <text:p>102.035793293306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01.91">
                <text:p>101.91</text:p>
              </table:table-cell>
              <table:table-cell office:value-type="float" office:value="102.107430420798">
                <text:p>102.107430420798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01.81">
                <text:p>101.81</text:p>
              </table:table-cell>
              <table:table-cell office:value-type="float" office:value="101.991331232618">
                <text:p>101.991331232618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01.85">
                <text:p>101.85</text:p>
              </table:table-cell>
              <table:table-cell office:value-type="float" office:value="101.842676890074">
                <text:p>101.842676890074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01.69">
                <text:p>101.69</text:p>
              </table:table-cell>
              <table:table-cell office:value-type="float" office:value="101.856246131723">
                <text:p>101.856246131723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01.73">
                <text:p>101.73</text:p>
              </table:table-cell>
              <table:table-cell office:value-type="float" office:value="101.679888754381">
                <text:p>101.679888754381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.54">
                <text:p>101.54</text:p>
              </table:table-cell>
              <table:table-cell office:value-type="float" office:value="101.700213515413">
                <text:p>101.700213515413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.48">
                <text:p>101.48</text:p>
              </table:table-cell>
              <table:table-cell office:value-type="float" office:value="101.500907783137">
                <text:p>101.500907783137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1.37">
                <text:p>101.37</text:p>
              </table:table-cell>
              <table:table-cell office:value-type="float" office:value="101.414680438596">
                <text:p>101.414680438596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01.44">
                <text:p>101.44</text:p>
              </table:table-cell>
              <table:table-cell office:value-type="float" office:value="101.296852825073">
                <text:p>101.296852825073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1.31">
                <text:p>101.31</text:p>
              </table:table-cell>
              <table:table-cell office:value-type="float" office:value="101.375181212651">
                <text:p>101.375181212651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1.26">
                <text:p>101.26</text:p>
              </table:table-cell>
              <table:table-cell office:value-type="float" office:value="101.259809261561">
                <text:p>101.259809261561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01.45">
                <text:p>101.45</text:p>
              </table:table-cell>
              <table:table-cell office:value-type="float" office:value="101.2000521072">
                <text:p>101.2000521072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01.45">
                <text:p>101.45</text:p>
              </table:table-cell>
              <table:table-cell office:value-type="float" office:value="101.41632524671">
                <text:p>101.41632524671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01.9">
                <text:p>101.9</text:p>
              </table:table-cell>
              <table:table-cell office:value-type="float" office:value="101.457353279725">
                <text:p>101.457353279725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02.33">
                <text:p>102.33</text:p>
              </table:table-cell>
              <table:table-cell office:value-type="float" office:value="101.958882398348">
                <text:p>101.958882398348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02.75">
                <text:p>102.75</text:p>
              </table:table-cell>
              <table:table-cell office:value-type="float" office:value="102.494246754562">
                <text:p>102.494246754562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03.12">
                <text:p>103.12</text:p>
              </table:table-cell>
              <table:table-cell office:value-type="float" office:value="102.996768485581">
                <text:p>102.996768485581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2.99">
                <text:p>102.99</text:p>
              </table:table-cell>
              <table:table-cell office:value-type="float" office:value="103.418070781411">
                <text:p>103.418070781411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03.31">
                <text:p>103.31</text:p>
              </table:table-cell>
              <table:table-cell office:value-type="float" office:value="103.261608076525">
                <text:p>103.261608076525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03.77">
                <text:p>103.77</text:p>
              </table:table-cell>
              <table:table-cell office:value-type="float" office:value="103.522478611279">
                <text:p>103.522478611279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03.86">
                <text:p>103.86</text:p>
              </table:table-cell>
              <table:table-cell office:value-type="float" office:value="104.015727145616">
                <text:p>104.015727145616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03.85">
                <text:p>103.85</text:p>
              </table:table-cell>
              <table:table-cell office:value-type="float" office:value="104.126504003634">
                <text:p>104.126504003634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03.76">
                <text:p>103.76</text:p>
              </table:table-cell>
              <table:table-cell office:value-type="float" office:value="104.06411201141">
                <text:p>104.06411201141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03.7">
                <text:p>103.7</text:p>
              </table:table-cell>
              <table:table-cell office:value-type="float" office:value="103.900704649667">
                <text:p>103.900704649667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3.69">
                <text:p>103.69</text:p>
              </table:table-cell>
              <table:table-cell office:value-type="float" office:value="103.77401385974">
                <text:p>103.77401385974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03.42">
                <text:p>103.42</text:p>
              </table:table-cell>
              <table:table-cell office:value-type="float" office:value="103.725086707018">
                <text:p>103.725086707018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03.62">
                <text:p>103.62</text:p>
              </table:table-cell>
              <table:table-cell office:value-type="float" office:value="103.41045052382">
                <text:p>103.41045052382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03.63">
                <text:p>103.63</text:p>
              </table:table-cell>
              <table:table-cell office:value-type="float" office:value="103.586690212766">
                <text:p>103.586690212766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3.92">
                <text:p>103.92</text:p>
              </table:table-cell>
              <table:table-cell office:value-type="float" office:value="103.632670161853">
                <text:p>103.632670161853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03.71">
                <text:p>103.71</text:p>
              </table:table-cell>
              <table:table-cell office:value-type="float" office:value="103.959336262943">
                <text:p>103.959336262943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03.73">
                <text:p>103.73</text:p>
              </table:table-cell>
              <table:table-cell office:value-type="float" office:value="103.766255431056">
                <text:p>103.766255431056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3.86">
                <text:p>103.86</text:p>
              </table:table-cell>
              <table:table-cell office:value-type="float" office:value="103.745048171354">
                <text:p>103.745048171354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3.84">
                <text:p>103.84</text:p>
              </table:table-cell>
              <table:table-cell office:value-type="float" office:value="103.881679798703">
                <text:p>103.881679798703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03.79">
                <text:p>103.79</text:p>
              </table:table-cell>
              <table:table-cell office:value-type="float" office:value="103.874546194136">
                <text:p>103.874546194136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03.76">
                <text:p>103.76</text:p>
              </table:table-cell>
              <table:table-cell office:value-type="float" office:value="103.809416873947">
                <text:p>103.809416873947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03.65">
                <text:p>103.65</text:p>
              </table:table-cell>
              <table:table-cell office:value-type="float" office:value="103.761546173062">
                <text:p>103.761546173062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03.69">
                <text:p>103.69</text:p>
              </table:table-cell>
              <table:table-cell office:value-type="float" office:value="103.632421293798">
                <text:p>103.632421293798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03.4">
                <text:p>103.4</text:p>
              </table:table-cell>
              <table:table-cell office:value-type="float" office:value="103.66173513199">
                <text:p>103.66173513199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03.4">
                <text:p>103.4</text:p>
              </table:table-cell>
              <table:table-cell office:value-type="float" office:value="103.352889749061">
                <text:p>103.352889749061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03.2">
                <text:p>103.2</text:p>
              </table:table-cell>
              <table:table-cell office:value-type="float" office:value="103.318576055611">
                <text:p>103.318576055611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03.51">
                <text:p>103.51</text:p>
              </table:table-cell>
              <table:table-cell office:value-type="float" office:value="103.113192107413">
                <text:p>103.113192107413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03.22">
                <text:p>103.22</text:p>
              </table:table-cell>
              <table:table-cell office:value-type="float" office:value="103.447070527793">
                <text:p>103.447070527793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3.08">
                <text:p>103.08</text:p>
              </table:table-cell>
              <table:table-cell office:value-type="float" office:value="103.192749306263">
                <text:p>103.192749306263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03.17">
                <text:p>103.17</text:p>
              </table:table-cell>
              <table:table-cell office:value-type="float" office:value="103.006850049936">
                <text:p>103.006850049936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03.19">
                <text:p>103.19</text:p>
              </table:table-cell>
              <table:table-cell office:value-type="float" office:value="103.097068398754">
                <text:p>103.097068398754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03">
                <text:p>103</text:p>
              </table:table-cell>
              <table:table-cell office:value-type="float" office:value="103.151298709394">
                <text:p>103.151298709394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02.89">
                <text:p>102.89</text:p>
              </table:table-cell>
              <table:table-cell office:value-type="float" office:value="102.959352085095">
                <text:p>102.959352085095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02.66">
                <text:p>102.66</text:p>
              </table:table-cell>
              <table:table-cell office:value-type="float" office:value="102.819375309751">
                <text:p>102.81937530975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02.2">
                <text:p>102.2</text:p>
              </table:table-cell>
              <table:table-cell office:value-type="float" office:value="102.562238089463">
                <text:p>102.562238089463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01.58">
                <text:p>101.58</text:p>
              </table:table-cell>
              <table:table-cell office:value-type="float" office:value="102.040296793606">
                <text:p>102.040296793606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01.47">
                <text:p>101.47</text:p>
              </table:table-cell>
              <table:table-cell office:value-type="float" office:value="101.317629916858">
                <text:p>101.317629916858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01.41">
                <text:p>101.41</text:p>
              </table:table-cell>
              <table:table-cell office:value-type="float" office:value="101.154584256547">
                <text:p>101.154584256547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01.57">
                <text:p>101.57</text:p>
              </table:table-cell>
              <table:table-cell office:value-type="float" office:value="101.144258422081">
                <text:p>101.144258422081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01.27">
                <text:p>101.27</text:p>
              </table:table-cell>
              <table:table-cell office:value-type="float" office:value="101.38727364928">
                <text:p>101.38727364928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01.01">
                <text:p>101.01</text:p>
              </table:table-cell>
              <table:table-cell office:value-type="float" office:value="101.138821152794">
                <text:p>101.138821152794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00.84">
                <text:p>100.84</text:p>
              </table:table-cell>
              <table:table-cell office:value-type="float" office:value="100.847703884358">
                <text:p>100.847703884358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0.45">
                <text:p>100.45</text:p>
              </table:table-cell>
              <table:table-cell office:value-type="float" office:value="100.657571803582">
                <text:p>100.657571803582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00.4">
                <text:p>100.4</text:p>
              </table:table-cell>
              <table:table-cell office:value-type="float" office:value="100.244621181552">
                <text:p>100.244621181552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00.39">
                <text:p>100.39</text:p>
              </table:table-cell>
              <table:table-cell office:value-type="float" office:value="100.179800186952">
                <text:p>100.179800186952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00.26">
                <text:p>100.26</text:p>
              </table:table-cell>
              <table:table-cell office:value-type="float" office:value="100.215177990089">
                <text:p>100.215177990089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00.29">
                <text:p>100.29</text:p>
              </table:table-cell>
              <table:table-cell office:value-type="float" office:value="100.121414273087">
                <text:p>100.121414273087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00.09">
                <text:p>100.09</text:p>
              </table:table-cell>
              <table:table-cell office:value-type="float" office:value="100.175839075899">
                <text:p>100.175839075899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99.81">
                <text:p>99.81</text:p>
              </table:table-cell>
              <table:table-cell office:value-type="float" office:value="99.9921138319669">
                <text:p>99.9921138319669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99.85">
                <text:p>99.85</text:p>
              </table:table-cell>
              <table:table-cell office:value-type="float" office:value="99.6801160182255">
                <text:p>99.6801160182255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0">
                <text:p>100</text:p>
              </table:table-cell>
              <table:table-cell office:value-type="float" office:value="99.7106367615168">
                <text:p>99.7106367615168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99.85">
                <text:p>99.85</text:p>
              </table:table-cell>
              <table:table-cell office:value-type="float" office:value="99.9165024988237">
                <text:p>99.9165024988237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99.77">
                <text:p>99.77</text:p>
              </table:table-cell>
              <table:table-cell office:value-type="float" office:value="99.8029242222197">
                <text:p>99.8029242222197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99.64">
                <text:p>99.64</text:p>
              </table:table-cell>
              <table:table-cell office:value-type="float" office:value="99.7094918040631">
                <text:p>99.7094918040631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9.66">
                <text:p>99.66</text:p>
              </table:table-cell>
              <table:table-cell office:value-type="float" office:value="99.5672565313035">
                <text:p>99.5672565313035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99.28">
                <text:p>99.28</text:p>
              </table:table-cell>
              <table:table-cell office:value-type="float" office:value="99.5865708249072">
                <text:p>99.5865708249072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99.28">
                <text:p>99.28</text:p>
              </table:table-cell>
              <table:table-cell office:value-type="float" office:value="99.1882924085964">
                <text:p>99.1882924085964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99.13">
                <text:p>99.13</text:p>
              </table:table-cell>
              <table:table-cell office:value-type="float" office:value="99.1519360819577">
                <text:p>99.1519360819577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99.03">
                <text:p>99.03</text:p>
              </table:table-cell>
              <table:table-cell office:value-type="float" office:value="99.0133889320627">
                <text:p>99.0133889320627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98.83">
                <text:p>98.83</text:p>
              </table:table-cell>
              <table:table-cell office:value-type="float" office:value="98.9118426819024">
                <text:p>98.9118426819024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98.89">
                <text:p>98.89</text:p>
              </table:table-cell>
              <table:table-cell office:value-type="float" office:value="98.7057408604933">
                <text:p>98.7057408604933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98.77">
                <text:p>98.77</text:p>
              </table:table-cell>
              <table:table-cell office:value-type="float" office:value="98.7728116678561">
                <text:p>98.7728116678561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9">
                <text:p>99</text:p>
              </table:table-cell>
              <table:table-cell office:value-type="float" office:value="98.6801553136572">
                <text:p>98.6801553136572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8.84">
                <text:p>98.84</text:p>
              </table:table-cell>
              <table:table-cell office:value-type="float" office:value="98.9433172555448">
                <text:p>98.9433172555448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8.94">
                <text:p>98.94</text:p>
              </table:table-cell>
              <table:table-cell office:value-type="float" office:value="98.820445646664">
                <text:p>98.820445646664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98.84">
                <text:p>98.84</text:p>
              </table:table-cell>
              <table:table-cell office:value-type="float" office:value="98.9175012654326">
                <text:p>98.9175012654326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9.02">
                <text:p>99.02</text:p>
              </table:table-cell>
              <table:table-cell office:value-type="float" office:value="98.8272967855626">
                <text:p>98.8272967855626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98.77">
                <text:p>98.77</text:p>
              </table:table-cell>
              <table:table-cell office:value-type="float" office:value="99.0159054332636">
                <text:p>99.0159054332636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8.79">
                <text:p>98.79</text:p>
              </table:table-cell>
              <table:table-cell office:value-type="float" office:value="98.7689908449365">
                <text:p>98.7689908449365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98.77">
                <text:p>98.77</text:p>
              </table:table-cell>
              <table:table-cell office:value-type="float" office:value="98.7543109912287">
                <text:p>98.7543109912287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.59">
                <text:p>98.59</text:p>
              </table:table-cell>
              <table:table-cell office:value-type="float" office:value="98.7391097104092">
                <text:p>98.739109710409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8.44">
                <text:p>98.44</text:p>
              </table:table-cell>
              <table:table-cell office:value-type="float" office:value="98.5458065421319">
                <text:p>98.5458065421319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98.72">
                <text:p>98.72</text:p>
              </table:table-cell>
              <table:table-cell office:value-type="float" office:value="98.3623303986467">
                <text:p>98.3623303986467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98.77">
                <text:p>98.77</text:p>
              </table:table-cell>
              <table:table-cell office:value-type="float" office:value="98.664014725469">
                <text:p>98.664014725469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8.94">
                <text:p>98.94</text:p>
              </table:table-cell>
              <table:table-cell office:value-type="float" office:value="98.7787936194977">
                <text:p>98.7787936194977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98.59">
                <text:p>98.59</text:p>
              </table:table-cell>
              <table:table-cell office:value-type="float" office:value="98.9816180806301">
                <text:p>98.9816180806301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98.78">
                <text:p>98.78</text:p>
              </table:table-cell>
              <table:table-cell office:value-type="float" office:value="98.6146791392393">
                <text:p>98.6146791392393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98.63">
                <text:p>98.63</text:p>
              </table:table-cell>
              <table:table-cell office:value-type="float" office:value="98.7632951175247">
                <text:p>98.7632951175247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98.78">
                <text:p>98.78</text:p>
              </table:table-cell>
              <table:table-cell office:value-type="float" office:value="98.6240972592987">
                <text:p>98.6240972592987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98.59">
                <text:p>98.59</text:p>
              </table:table-cell>
              <table:table-cell office:value-type="float" office:value="98.7704727794436">
                <text:p>98.7704727794436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98.69">
                <text:p>98.69</text:p>
              </table:table-cell>
              <table:table-cell office:value-type="float" office:value="98.5849085487073">
                <text:p>98.5849085487073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98.7">
                <text:p>98.7</text:p>
              </table:table-cell>
              <table:table-cell office:value-type="float" office:value="98.6688722341764">
                <text:p>98.6688722341764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98.65">
                <text:p>98.65</text:p>
              </table:table-cell>
              <table:table-cell office:value-type="float" office:value="98.6979043672818">
                <text:p>98.6979043672818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98.63">
                <text:p>98.63</text:p>
              </table:table-cell>
              <table:table-cell office:value-type="float" office:value="98.6475435735908">
                <text:p>98.6475435735908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98.32">
                <text:p>98.32</text:p>
              </table:table-cell>
              <table:table-cell office:value-type="float" office:value="98.6185158432715">
                <text:p>98.6185158432715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98.19">
                <text:p>98.19</text:p>
              </table:table-cell>
              <table:table-cell office:value-type="float" office:value="98.2745401436893">
                <text:p>98.2745401436893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98.41">
                <text:p>98.41</text:p>
              </table:table-cell>
              <table:table-cell office:value-type="float" office:value="98.0908860521113">
                <text:p>98.0908860521113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8.11">
                <text:p>98.11</text:p>
              </table:table-cell>
              <table:table-cell office:value-type="float" office:value="98.3317119950862">
                <text:p>98.3317119950862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98.18">
                <text:p>98.18</text:p>
              </table:table-cell>
              <table:table-cell office:value-type="float" office:value="98.0562993277854">
                <text:p>98.0562993277854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98.26">
                <text:p>98.26</text:p>
              </table:table-cell>
              <table:table-cell office:value-type="float" office:value="98.106031099105">
                <text:p>98.106031099105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8.66">
                <text:p>98.66</text:p>
              </table:table-cell>
              <table:table-cell office:value-type="float" office:value="98.2207529345312">
                <text:p>98.2207529345312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98.63">
                <text:p>98.63</text:p>
              </table:table-cell>
              <table:table-cell office:value-type="float" office:value="98.6899692115397">
                <text:p>98.6899692115397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8.58">
                <text:p>98.58</text:p>
              </table:table-cell>
              <table:table-cell office:value-type="float" office:value="98.7195595041483">
                <text:p>98.7195595041483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98.45">
                <text:p>98.45</text:p>
              </table:table-cell>
              <table:table-cell office:value-type="float" office:value="98.6459103744818">
                <text:p>98.6459103744818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8.47">
                <text:p>98.47</text:p>
              </table:table-cell>
              <table:table-cell office:value-type="float" office:value="98.474405859539">
                <text:p>98.474405859539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98.27">
                <text:p>98.27</text:p>
              </table:table-cell>
              <table:table-cell office:value-type="float" office:value="98.4645566881151">
                <text:p>98.4645566881151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98.37">
                <text:p>98.37</text:p>
              </table:table-cell>
              <table:table-cell office:value-type="float" office:value="98.2434673569322">
                <text:p>98.2434673569322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98.39">
                <text:p>98.39</text:p>
              </table:table-cell>
              <table:table-cell office:value-type="float" office:value="98.327569781237">
                <text:p>98.327569781237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98.49">
                <text:p>98.49</text:p>
              </table:table-cell>
              <table:table-cell office:value-type="float" office:value="98.3731048506673">
                <text:p>98.3731048506673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98.31">
                <text:p>98.31</text:p>
              </table:table-cell>
              <table:table-cell office:value-type="float" office:value="98.4947433741617">
                <text:p>98.4947433741617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98.24">
                <text:p>98.24</text:p>
              </table:table-cell>
              <table:table-cell office:value-type="float" office:value="98.3128795922746">
                <text:p>98.31287959227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title svg:x="3.519cm" svg:y="0.319cm" chart:style-name="ch2">
          <text:p>Prévision des douze dernières données</text:p>
        </chart:title>
        <chart:legend svg:x="13.434cm" svg:y="5.279cm" style:legend-expansion="custom" chartooo:width="2.563cm" chartooo:height="1.096cm" style:legend-expansion-aspect-ratio="2.33850364963504" chart:style-name="ch3"/>
        <chart:plot-area chart:style-name="ch4" chart:data-source-has-labels="both" svg:x="0.451cm" svg:y="1.073cm" svg:width="13.238cm" svg:height="7.44cm">
          <chartooo:coordinate-region svg:x="1.454cm" svg:y="1.272cm" svg:width="12.095cm" svg:height="5.85cm"/>
          <chart:axis chart:dimension="x" chart:name="primary-x" chart:style-name="ch5" chartooo:axis-type="auto">
            <chartooo:date-scale/>
            <chart:title svg:x="6.669cm" svg:y="8.446cm" chart:style-name="ch6">
              <text:p>Date</text:p>
            </chart:title>
            <chart:categories table:cell-range-address="local-table.$A$2:.$A$13"/>
          </chart:axis>
          <chart:axis chart:dimension="y" chart:name="primary-y" chart:style-name="ch7">
            <chart:title svg:x="0.137cm" svg:y="4.77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Prévision</text:p>
              </table:table-cell>
            </table:table-row>
          </table:table-header-rows>
          <table:table-rows>
            <table:table-row>
              <table:table-cell office:value-type="string">
                <text:p>2019-11</text:p>
              </table:table-cell>
              <table:table-cell office:value-type="float" office:value="98.03">
                <text:p>98.03</text:p>
              </table:table-cell>
              <table:table-cell office:value-type="float" office:value="98.2075157289615">
                <text:p>98.2075157289615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98.35">
                <text:p>98.35</text:p>
              </table:table-cell>
              <table:table-cell office:value-type="float" office:value="98.1640995190819">
                <text:p>98.1640995190819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97.47">
                <text:p>97.47</text:p>
              </table:table-cell>
              <table:table-cell office:value-type="float" office:value="98.1206833092022">
                <text:p>98.1206833092022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97.74">
                <text:p>97.74</text:p>
              </table:table-cell>
              <table:table-cell office:value-type="float" office:value="98.0772670993225">
                <text:p>98.0772670993225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97.49">
                <text:p>97.49</text:p>
              </table:table-cell>
              <table:table-cell office:value-type="float" office:value="98.0338508894429">
                <text:p>98.0338508894429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97.66">
                <text:p>97.66</text:p>
              </table:table-cell>
              <table:table-cell office:value-type="float" office:value="97.9904346795632">
                <text:p>97.9904346795632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97.32">
                <text:p>97.32</text:p>
              </table:table-cell>
              <table:table-cell office:value-type="float" office:value="97.9470184696835">
                <text:p>97.9470184696835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97.02">
                <text:p>97.02</text:p>
              </table:table-cell>
              <table:table-cell office:value-type="float" office:value="97.9036022598039">
                <text:p>97.9036022598039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97.47">
                <text:p>97.47</text:p>
              </table:table-cell>
              <table:table-cell office:value-type="float" office:value="97.8601860499242">
                <text:p>97.8601860499242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97.84">
                <text:p>97.84</text:p>
              </table:table-cell>
              <table:table-cell office:value-type="float" office:value="97.8167698400445">
                <text:p>97.8167698400445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96.78">
                <text:p>96.78</text:p>
              </table:table-cell>
              <table:table-cell office:value-type="float" office:value="97.7733536301649">
                <text:p>97.7733536301649</text:p>
              </table:table-cell>
            </table:table-row>
            <table:table-row>
              <table:table-cell office:value-type="string">
                <text:p>2020-10</text:p>
              </table:table-cell>
              <table:table-cell office:value-type="float" office:value="96.96">
                <text:p>96.96</text:p>
              </table:table-cell>
              <table:table-cell office:value-type="float" office:value="97.7299374202852">
                <text:p>97.72993742028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line" chart:style-name="ch1">
        <chart:title svg:x="1.654cm" svg:y="0.299cm" chart:style-name="ch2">
          <text:p>Prévision de l'IPC par la méthode de Holt-Winters additive</text:p>
        </chart:title>
        <chart:legend svg:x="13.405cm" svg:y="2.023cm" style:legend-expansion="custom" chartooo:width="2.563cm" chartooo:height="1.095cm" style:legend-expansion-aspect-ratio="2.34063926940639" chart:style-name="ch3"/>
        <chart:plot-area chart:style-name="ch4" chart:data-source-has-labels="both" svg:x="0.452cm" svg:y="1.074cm" svg:width="12.853cm" svg:height="7.431cm">
          <chartooo:coordinate-region svg:x="1.455cm" svg:y="1.273cm" svg:width="11.85cm" svg:height="5.841cm"/>
          <chart:axis chart:dimension="x" chart:name="primary-x" chart:style-name="ch5" chartooo:axis-type="auto">
            <chartooo:date-scale/>
            <chart:title svg:x="6.477cm" svg:y="8.445cm" chart:style-name="ch6">
              <text:p>Date</text:p>
            </chart:title>
            <chart:categories table:cell-range-address="local-table.$A$2:.$A$179"/>
          </chart:axis>
          <chart:axis chart:dimension="y" chart:name="primary-y" chart:style-name="ch7">
            <chart:title svg:x="0.274cm" svg:y="5.038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79" chart:label-cell-address="local-table.$B$1" chart:class="chart:line">
            <chart:data-point chart:repeated="178"/>
          </chart:series>
          <chart:series chart:style-name="ch11" chart:values-cell-range-address="local-table.$C$2:.$C$179" chart:label-cell-address="local-table.$C$1" chart:class="chart:line">
            <chart:data-point chart:repeated="1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Prévision</text:p>
              </table:table-cell>
            </table:table-row>
          </table:table-header-rows>
          <table:table-rows>
            <table:table-row>
              <table:table-cell office:value-type="string">
                <text:p>2005-01</text:p>
              </table:table-cell>
              <table:table-cell office:value-type="float" office:value="96.6">
                <text:p>96.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96.6">
                <text:p>96.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96.7">
                <text:p>96.7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96.5">
                <text:p>96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96.4">
                <text:p>96.4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6.4">
                <text:p>96.4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96.4">
                <text:p>96.4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96.5">
                <text:p>96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96.4">
                <text:p>96.4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6.2">
                <text:p>96.2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6.3">
                <text:p>96.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96.52">
                <text:p>96.52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96.84">
                <text:p>96.84</text:p>
              </table:table-cell>
              <table:table-cell office:value-type="float" office:value="96.5736">
                <text:p>96.5736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7.36">
                <text:p>97.36</text:p>
              </table:table-cell>
              <table:table-cell office:value-type="float" office:value="96.759112">
                <text:p>96.759112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97.51">
                <text:p>97.51</text:p>
              </table:table-cell>
              <table:table-cell office:value-type="float" office:value="96.76299704">
                <text:p>96.76299704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97.38">
                <text:p>97.38</text:p>
              </table:table-cell>
              <table:table-cell office:value-type="float" office:value="96.9331266568">
                <text:p>96.9331266568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97.37">
                <text:p>97.37</text:p>
              </table:table-cell>
              <table:table-cell office:value-type="float" office:value="97.126623588856">
                <text:p>97.126623588856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7.37">
                <text:p>97.37</text:p>
              </table:table-cell>
              <table:table-cell office:value-type="float" office:value="97.2663727336295">
                <text:p>97.2663727336295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97.54">
                <text:p>97.54</text:p>
              </table:table-cell>
              <table:table-cell office:value-type="float" office:value="97.4673059529621">
                <text:p>97.4673059529621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7.51">
                <text:p>97.51</text:p>
              </table:table-cell>
              <table:table-cell office:value-type="float" office:value="97.461140027906">
                <text:p>97.461140027906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7.5">
                <text:p>97.5</text:p>
              </table:table-cell>
              <table:table-cell office:value-type="float" office:value="97.3492896795296">
                <text:p>97.3492896795296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97.69">
                <text:p>97.69</text:p>
              </table:table-cell>
              <table:table-cell office:value-type="float" office:value="97.3725157452802">
                <text:p>97.3725157452802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97.71">
                <text:p>97.71</text:p>
              </table:table-cell>
              <table:table-cell office:value-type="float" office:value="97.7552985189473">
                <text:p>97.7552985189473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7.42">
                <text:p>97.42</text:p>
              </table:table-cell>
              <table:table-cell office:value-type="float" office:value="98.0774875049458">
                <text:p>98.0774875049458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7.49">
                <text:p>97.49</text:p>
              </table:table-cell>
              <table:table-cell office:value-type="float" office:value="98.1649271699963">
                <text:p>98.1649271699963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97.59">
                <text:p>97.59</text:p>
              </table:table-cell>
              <table:table-cell office:value-type="float" office:value="98.3193825604318">
                <text:p>98.3193825604318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.59">
                <text:p>97.59</text:p>
              </table:table-cell>
              <table:table-cell office:value-type="float" office:value="98.0169448417238">
                <text:p>98.0169448417238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97.64">
                <text:p>97.64</text:p>
              </table:table-cell>
              <table:table-cell office:value-type="float" office:value="97.6112960099924">
                <text:p>97.6112960099924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97.76">
                <text:p>97.76</text:p>
              </table:table-cell>
              <table:table-cell office:value-type="float" office:value="97.5040815388694">
                <text:p>97.5040815388694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97.68">
                <text:p>97.68</text:p>
              </table:table-cell>
              <table:table-cell office:value-type="float" office:value="97.5128700689051">
                <text:p>97.5128700689051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98.05">
                <text:p>98.05</text:p>
              </table:table-cell>
              <table:table-cell office:value-type="float" office:value="97.6685899708908">
                <text:p>97.6685899708908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97.93">
                <text:p>97.93</text:p>
              </table:table-cell>
              <table:table-cell office:value-type="float" office:value="97.7045086641189">
                <text:p>97.7045086641189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98.01">
                <text:p>98.01</text:p>
              </table:table-cell>
              <table:table-cell office:value-type="float" office:value="97.6795976761468">
                <text:p>97.6795976761468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98.16">
                <text:p>98.16</text:p>
              </table:table-cell>
              <table:table-cell office:value-type="float" office:value="97.8369739133819">
                <text:p>97.8369739133819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98.26">
                <text:p>98.26</text:p>
              </table:table-cell>
              <table:table-cell office:value-type="float" office:value="97.9682073360577">
                <text:p>97.9682073360577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8.73">
                <text:p>98.73</text:p>
              </table:table-cell>
              <table:table-cell office:value-type="float" office:value="97.9912985980802">
                <text:p>97.9912985980802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9.02">
                <text:p>99.02</text:p>
              </table:table-cell>
              <table:table-cell office:value-type="float" office:value="98.5139475957508">
                <text:p>98.5139475957508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99.31">
                <text:p>99.31</text:p>
              </table:table-cell>
              <table:table-cell office:value-type="float" office:value="99.0511589992551">
                <text:p>99.0511589992551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99.63">
                <text:p>99.63</text:p>
              </table:table-cell>
              <table:table-cell office:value-type="float" office:value="99.3281398552909">
                <text:p>99.3281398552909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99.56">
                <text:p>99.56</text:p>
              </table:table-cell>
              <table:table-cell office:value-type="float" office:value="99.542471176678">
                <text:p>99.542471176678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99.6">
                <text:p>99.6</text:p>
              </table:table-cell>
              <table:table-cell office:value-type="float" office:value="99.688993910554">
                <text:p>99.688993910554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00.04">
                <text:p>100.04</text:p>
              </table:table-cell>
              <table:table-cell office:value-type="float" office:value="99.6419692222086">
                <text:p>99.6419692222086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00.31">
                <text:p>100.31</text:p>
              </table:table-cell>
              <table:table-cell office:value-type="float" office:value="100.1124801324">
                <text:p>100.112480132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00.24">
                <text:p>100.24</text:p>
              </table:table-cell>
              <table:table-cell office:value-type="float" office:value="100.100010588044">
                <text:p>100.100010588044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00.34">
                <text:p>100.34</text:p>
              </table:table-cell>
              <table:table-cell office:value-type="float" office:value="100.217985475201">
                <text:p>100.217985475201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00.71">
                <text:p>100.71</text:p>
              </table:table-cell>
              <table:table-cell office:value-type="float" office:value="100.404389239175">
                <text:p>100.404389239175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00.7">
                <text:p>100.7</text:p>
              </table:table-cell>
              <table:table-cell office:value-type="float" office:value="100.606389443966">
                <text:p>100.606389443966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00.95">
                <text:p>100.95</text:p>
              </table:table-cell>
              <table:table-cell office:value-type="float" office:value="100.941301551444">
                <text:p>100.941301551444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1.09">
                <text:p>101.09</text:p>
              </table:table-cell>
              <table:table-cell office:value-type="float" office:value="101.166203678874">
                <text:p>101.166203678874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101.22">
                <text:p>101.22</text:p>
              </table:table-cell>
              <table:table-cell office:value-type="float" office:value="101.423350275041">
                <text:p>101.423350275041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00.96">
                <text:p>100.96</text:p>
              </table:table-cell>
              <table:table-cell office:value-type="float" office:value="101.625265272572">
                <text:p>101.625265272572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00.9">
                <text:p>100.9</text:p>
              </table:table-cell>
              <table:table-cell office:value-type="float" office:value="101.377805937316">
                <text:p>101.377805937316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00.58">
                <text:p>100.58</text:p>
              </table:table-cell>
              <table:table-cell office:value-type="float" office:value="101.301234578855">
                <text:p>101.301234578855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00.86">
                <text:p>100.86</text:p>
              </table:table-cell>
              <table:table-cell office:value-type="float" office:value="101.345011681824">
                <text:p>101.345011681824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01.34">
                <text:p>101.34</text:p>
              </table:table-cell>
              <table:table-cell office:value-type="float" office:value="101.371445145069">
                <text:p>101.371445145069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01.4">
                <text:p>101.4</text:p>
              </table:table-cell>
              <table:table-cell office:value-type="float" office:value="101.194330123835">
                <text:p>101.194330123835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01.55">
                <text:p>101.55</text:p>
              </table:table-cell>
              <table:table-cell office:value-type="float" office:value="101.262943599251">
                <text:p>101.262943599251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01.75">
                <text:p>101.75</text:p>
              </table:table-cell>
              <table:table-cell office:value-type="float" office:value="101.561735438889">
                <text:p>101.561735438889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01.57">
                <text:p>101.57</text:p>
              </table:table-cell>
              <table:table-cell office:value-type="float" office:value="101.53866115294">
                <text:p>101.53866115294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101.81">
                <text:p>101.81</text:p>
              </table:table-cell>
              <table:table-cell office:value-type="float" office:value="101.743218466937">
                <text:p>101.743218466937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01.93">
                <text:p>101.93</text:p>
              </table:table-cell>
              <table:table-cell office:value-type="float" office:value="101.875621018896">
                <text:p>101.875621018896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2">
                <text:p>102</text:p>
              </table:table-cell>
              <table:table-cell office:value-type="float" office:value="102.039321376728">
                <text:p>102.039321376728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01.91">
                <text:p>101.91</text:p>
              </table:table-cell>
              <table:table-cell office:value-type="float" office:value="101.951840781515">
                <text:p>101.951840781515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01.81">
                <text:p>101.81</text:p>
              </table:table-cell>
              <table:table-cell office:value-type="float" office:value="101.980613095726">
                <text:p>101.980613095726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01.85">
                <text:p>101.85</text:p>
              </table:table-cell>
              <table:table-cell office:value-type="float" office:value="101.823160251758">
                <text:p>101.823160251758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01.69">
                <text:p>101.69</text:p>
              </table:table-cell>
              <table:table-cell office:value-type="float" office:value="102.242943013985">
                <text:p>102.242943013985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01.73">
                <text:p>101.73</text:p>
              </table:table-cell>
              <table:table-cell office:value-type="float" office:value="102.535468991771">
                <text:p>102.535468991771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.54">
                <text:p>101.54</text:p>
              </table:table-cell>
              <table:table-cell office:value-type="float" office:value="102.253033560537">
                <text:p>102.253033560537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.48">
                <text:p>101.48</text:p>
              </table:table-cell>
              <table:table-cell office:value-type="float" office:value="102.047252692962">
                <text:p>102.047252692962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1.37">
                <text:p>101.37</text:p>
              </table:table-cell>
              <table:table-cell office:value-type="float" office:value="101.951826850236">
                <text:p>101.951826850236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01.44">
                <text:p>101.44</text:p>
              </table:table-cell>
              <table:table-cell office:value-type="float" office:value="101.500073103411">
                <text:p>101.500073103411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1.31">
                <text:p>101.31</text:p>
              </table:table-cell>
              <table:table-cell office:value-type="float" office:value="101.598004528315">
                <text:p>101.598004528315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1.26">
                <text:p>101.26</text:p>
              </table:table-cell>
              <table:table-cell office:value-type="float" office:value="101.503982876151">
                <text:p>101.503982876151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01.45">
                <text:p>101.45</text:p>
              </table:table-cell>
              <table:table-cell office:value-type="float" office:value="101.39801781768">
                <text:p>101.39801781768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01.45">
                <text:p>101.45</text:p>
              </table:table-cell>
              <table:table-cell office:value-type="float" office:value="101.217954538244">
                <text:p>101.217954538244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01.9">
                <text:p>101.9</text:p>
              </table:table-cell>
              <table:table-cell office:value-type="float" office:value="101.13759622786">
                <text:p>101.13759622786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02.33">
                <text:p>102.33</text:p>
              </table:table-cell>
              <table:table-cell office:value-type="float" office:value="101.302264302365">
                <text:p>101.302264302365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02.75">
                <text:p>102.75</text:p>
              </table:table-cell>
              <table:table-cell office:value-type="float" office:value="101.604900154101">
                <text:p>101.604900154101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03.12">
                <text:p>103.12</text:p>
              </table:table-cell>
              <table:table-cell office:value-type="float" office:value="102.246536354538">
                <text:p>102.246536354538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2.99">
                <text:p>102.99</text:p>
              </table:table-cell>
              <table:table-cell office:value-type="float" office:value="102.57517174596">
                <text:p>102.57517174596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03.31">
                <text:p>103.31</text:p>
              </table:table-cell>
              <table:table-cell office:value-type="float" office:value="102.882583933575">
                <text:p>102.882583933575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03.77">
                <text:p>103.77</text:p>
              </table:table-cell>
              <table:table-cell office:value-type="float" office:value="103.18920962661">
                <text:p>103.18920962661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03.86">
                <text:p>103.86</text:p>
              </table:table-cell>
              <table:table-cell office:value-type="float" office:value="103.562657051108">
                <text:p>103.562657051108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03.85">
                <text:p>103.85</text:p>
              </table:table-cell>
              <table:table-cell office:value-type="float" office:value="103.782650119318">
                <text:p>103.782650119318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03.76">
                <text:p>103.76</text:p>
              </table:table-cell>
              <table:table-cell office:value-type="float" office:value="103.992062688291">
                <text:p>103.992062688291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03.7">
                <text:p>103.7</text:p>
              </table:table-cell>
              <table:table-cell office:value-type="float" office:value="104.245583536225">
                <text:p>104.245583536225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3.69">
                <text:p>103.69</text:p>
              </table:table-cell>
              <table:table-cell office:value-type="float" office:value="104.151215298925">
                <text:p>104.151215298925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03.42">
                <text:p>103.42</text:p>
              </table:table-cell>
              <table:table-cell office:value-type="float" office:value="104.327731564712">
                <text:p>104.327731564712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03.62">
                <text:p>103.62</text:p>
              </table:table-cell>
              <table:table-cell office:value-type="float" office:value="104.239141159951">
                <text:p>104.239141159951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03.63">
                <text:p>103.63</text:p>
              </table:table-cell>
              <table:table-cell office:value-type="float" office:value="104.152870070818">
                <text:p>104.152870070818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3.92">
                <text:p>103.92</text:p>
              </table:table-cell>
              <table:table-cell office:value-type="float" office:value="104.104162095464">
                <text:p>104.104162095464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03.71">
                <text:p>103.71</text:p>
              </table:table-cell>
              <table:table-cell office:value-type="float" office:value="103.776018301283">
                <text:p>103.776018301283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03.73">
                <text:p>103.73</text:p>
              </table:table-cell>
              <table:table-cell office:value-type="float" office:value="103.882130280716">
                <text:p>103.882130280716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3.86">
                <text:p>103.86</text:p>
              </table:table-cell>
              <table:table-cell office:value-type="float" office:value="104.029154929194">
                <text:p>104.029154929194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3.84">
                <text:p>103.84</text:p>
              </table:table-cell>
              <table:table-cell office:value-type="float" office:value="103.894185572603">
                <text:p>103.894185572603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03.79">
                <text:p>103.79</text:p>
              </table:table-cell>
              <table:table-cell office:value-type="float" office:value="103.748417282867">
                <text:p>103.748417282867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03.76">
                <text:p>103.76</text:p>
              </table:table-cell>
              <table:table-cell office:value-type="float" office:value="103.645289600891">
                <text:p>103.645289600891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03.65">
                <text:p>103.65</text:p>
              </table:table-cell>
              <table:table-cell office:value-type="float" office:value="103.699547250037">
                <text:p>103.699547250037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03.69">
                <text:p>103.69</text:p>
              </table:table-cell>
              <table:table-cell office:value-type="float" office:value="103.716245985868">
                <text:p>103.716245985868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03.4">
                <text:p>103.4</text:p>
              </table:table-cell>
              <table:table-cell office:value-type="float" office:value="103.664100975295">
                <text:p>103.664100975295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03.4">
                <text:p>103.4</text:p>
              </table:table-cell>
              <table:table-cell office:value-type="float" office:value="103.891873797209">
                <text:p>103.891873797209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03.2">
                <text:p>103.2</text:p>
              </table:table-cell>
              <table:table-cell office:value-type="float" office:value="103.849713818785">
                <text:p>103.849713818785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03.51">
                <text:p>103.51</text:p>
              </table:table-cell>
              <table:table-cell office:value-type="float" office:value="103.917813546808">
                <text:p>103.917813546808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03.22">
                <text:p>103.22</text:p>
              </table:table-cell>
              <table:table-cell office:value-type="float" office:value="103.531770167311">
                <text:p>103.531770167311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3.08">
                <text:p>103.08</text:p>
              </table:table-cell>
              <table:table-cell office:value-type="float" office:value="103.437298743665">
                <text:p>103.437298743665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03.17">
                <text:p>103.17</text:p>
              </table:table-cell>
              <table:table-cell office:value-type="float" office:value="103.433284974601">
                <text:p>103.433284974601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03.19">
                <text:p>103.19</text:p>
              </table:table-cell>
              <table:table-cell office:value-type="float" office:value="103.260921047562">
                <text:p>103.260921047562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03">
                <text:p>103</text:p>
              </table:table-cell>
              <table:table-cell office:value-type="float" office:value="103.088377822145">
                <text:p>103.088377822145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02.89">
                <text:p>102.89</text:p>
              </table:table-cell>
              <table:table-cell office:value-type="float" office:value="102.906345286125">
                <text:p>102.906345286125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02.66">
                <text:p>102.66</text:p>
              </table:table-cell>
              <table:table-cell office:value-type="float" office:value="102.727885108277">
                <text:p>102.727885108277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02.2">
                <text:p>102.2</text:p>
              </table:table-cell>
              <table:table-cell office:value-type="float" office:value="102.663293344853">
                <text:p>102.663293344853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01.58">
                <text:p>101.58</text:p>
              </table:table-cell>
              <table:table-cell office:value-type="float" office:value="102.226605124266">
                <text:p>102.226605124266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01.47">
                <text:p>101.47</text:p>
              </table:table-cell>
              <table:table-cell office:value-type="float" office:value="102.081074340235">
                <text:p>102.081074340235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01.41">
                <text:p>101.41</text:p>
              </table:table-cell>
              <table:table-cell office:value-type="float" office:value="101.785083485571">
                <text:p>101.785083485571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01.57">
                <text:p>101.57</text:p>
              </table:table-cell>
              <table:table-cell office:value-type="float" office:value="101.977576895161">
                <text:p>101.977576895161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01.27">
                <text:p>101.27</text:p>
              </table:table-cell>
              <table:table-cell office:value-type="float" office:value="101.541726350048">
                <text:p>101.541726350048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01.01">
                <text:p>101.01</text:p>
              </table:table-cell>
              <table:table-cell office:value-type="float" office:value="101.321400892803">
                <text:p>101.321400892803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00.84">
                <text:p>100.84</text:p>
              </table:table-cell>
              <table:table-cell office:value-type="float" office:value="101.282577913358">
                <text:p>101.282577913358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0.45">
                <text:p>100.45</text:p>
              </table:table-cell>
              <table:table-cell office:value-type="float" office:value="101.064429350415">
                <text:p>101.06442935041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00.4">
                <text:p>100.4</text:p>
              </table:table-cell>
              <table:table-cell office:value-type="float" office:value="100.588344588757">
                <text:p>100.588344588757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00.39">
                <text:p>100.39</text:p>
              </table:table-cell>
              <table:table-cell office:value-type="float" office:value="100.28921224005">
                <text:p>100.28921224005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00.26">
                <text:p>100.26</text:p>
              </table:table-cell>
              <table:table-cell office:value-type="float" office:value="99.9844455990548">
                <text:p>99.9844455990548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00.29">
                <text:p>100.29</text:p>
              </table:table-cell>
              <table:table-cell office:value-type="float" office:value="99.6551053956174">
                <text:p>99.6551053956174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00.09">
                <text:p>100.09</text:p>
              </table:table-cell>
              <table:table-cell office:value-type="float" office:value="99.3466596735109">
                <text:p>99.3466596735109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99.81">
                <text:p>99.81</text:p>
              </table:table-cell>
              <table:table-cell office:value-type="float" office:value="99.5964678169084">
                <text:p>99.5964678169084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99.85">
                <text:p>99.85</text:p>
              </table:table-cell>
              <table:table-cell office:value-type="float" office:value="99.6772422516431">
                <text:p>99.6772422516431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0">
                <text:p>100</text:p>
              </table:table-cell>
              <table:table-cell office:value-type="float" office:value="100.01076151435">
                <text:p>100.01076151435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99.85">
                <text:p>99.85</text:p>
              </table:table-cell>
              <table:table-cell office:value-type="float" office:value="99.7885902193061">
                <text:p>99.7885902193061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99.77">
                <text:p>99.77</text:p>
              </table:table-cell>
              <table:table-cell office:value-type="float" office:value="99.6622535156747">
                <text:p>99.6622535156747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99.64">
                <text:p>99.64</text:p>
              </table:table-cell>
              <table:table-cell office:value-type="float" office:value="99.6981505240593">
                <text:p>99.6981505240593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9.66">
                <text:p>99.66</text:p>
              </table:table-cell>
              <table:table-cell office:value-type="float" office:value="99.5302138918795">
                <text:p>99.5302138918795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99.28">
                <text:p>99.28</text:p>
              </table:table-cell>
              <table:table-cell office:value-type="float" office:value="99.6113037507024">
                <text:p>99.6113037507024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99.28">
                <text:p>99.28</text:p>
              </table:table-cell>
              <table:table-cell office:value-type="float" office:value="99.5126248413144">
                <text:p>99.5126248413144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99.13">
                <text:p>99.13</text:p>
              </table:table-cell>
              <table:table-cell office:value-type="float" office:value="99.2691228339463">
                <text:p>99.2691228339463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99.03">
                <text:p>99.03</text:p>
              </table:table-cell>
              <table:table-cell office:value-type="float" office:value="99.0805089013396">
                <text:p>99.0805089013396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98.83">
                <text:p>98.83</text:p>
              </table:table-cell>
              <table:table-cell office:value-type="float" office:value="98.6529459404045">
                <text:p>98.6529459404045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98.89">
                <text:p>98.89</text:p>
              </table:table-cell>
              <table:table-cell office:value-type="float" office:value="98.4002834933476">
                <text:p>98.4002834933476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98.77">
                <text:p>98.77</text:p>
              </table:table-cell>
              <table:table-cell office:value-type="float" office:value="98.5477052809287">
                <text:p>98.5477052809287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9">
                <text:p>99</text:p>
              </table:table-cell>
              <table:table-cell office:value-type="float" office:value="98.791434558127">
                <text:p>98.791434558127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8.84">
                <text:p>98.84</text:p>
              </table:table-cell>
              <table:table-cell office:value-type="float" office:value="98.6980751332968">
                <text:p>98.6980751332968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8.94">
                <text:p>98.94</text:p>
              </table:table-cell>
              <table:table-cell office:value-type="float" office:value="98.6450463988053">
                <text:p>98.6450463988053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98.84">
                <text:p>98.84</text:p>
              </table:table-cell>
              <table:table-cell office:value-type="float" office:value="98.6581679605239">
                <text:p>98.6581679605239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9.02">
                <text:p>99.02</text:p>
              </table:table-cell>
              <table:table-cell office:value-type="float" office:value="98.7134031861395">
                <text:p>98.7134031861395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98.77">
                <text:p>98.77</text:p>
              </table:table-cell>
              <table:table-cell office:value-type="float" office:value="98.5951309772597">
                <text:p>98.5951309772597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8.79">
                <text:p>98.79</text:p>
              </table:table-cell>
              <table:table-cell office:value-type="float" office:value="98.763738127656">
                <text:p>98.763738127656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98.77">
                <text:p>98.77</text:p>
              </table:table-cell>
              <table:table-cell office:value-type="float" office:value="98.717841515274">
                <text:p>98.717841515274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.59">
                <text:p>98.59</text:p>
              </table:table-cell>
              <table:table-cell office:value-type="float" office:value="98.7092103116182">
                <text:p>98.709210311618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8.44">
                <text:p>98.44</text:p>
              </table:table-cell>
              <table:table-cell office:value-type="float" office:value="98.4691121064872">
                <text:p>98.4691121064872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98.72">
                <text:p>98.72</text:p>
              </table:table-cell>
              <table:table-cell office:value-type="float" office:value="98.4101026797674">
                <text:p>98.4101026797674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98.77">
                <text:p>98.77</text:p>
              </table:table-cell>
              <table:table-cell office:value-type="float" office:value="98.38823393817">
                <text:p>98.38823393817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8.94">
                <text:p>98.94</text:p>
              </table:table-cell>
              <table:table-cell office:value-type="float" office:value="98.7290702667672">
                <text:p>98.7290702667672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98.59">
                <text:p>98.59</text:p>
              </table:table-cell>
              <table:table-cell office:value-type="float" office:value="98.652422588935">
                <text:p>98.652422588935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98.78">
                <text:p>98.78</text:p>
              </table:table-cell>
              <table:table-cell office:value-type="float" office:value="98.6863533187596">
                <text:p>98.6863533187596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98.63">
                <text:p>98.63</text:p>
              </table:table-cell>
              <table:table-cell office:value-type="float" office:value="98.6136326112885">
                <text:p>98.6136326112885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98.78">
                <text:p>98.78</text:p>
              </table:table-cell>
              <table:table-cell office:value-type="float" office:value="98.7386827006932">
                <text:p>98.7386827006932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98.59">
                <text:p>98.59</text:p>
              </table:table-cell>
              <table:table-cell office:value-type="float" office:value="98.4907321947613">
                <text:p>98.4907321947613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98.69">
                <text:p>98.69</text:p>
              </table:table-cell>
              <table:table-cell office:value-type="float" office:value="98.5736625043521">
                <text:p>98.5736625043521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98.7">
                <text:p>98.7</text:p>
              </table:table-cell>
              <table:table-cell office:value-type="float" office:value="98.6044317426557">
                <text:p>98.6044317426557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98.65">
                <text:p>98.65</text:p>
              </table:table-cell>
              <table:table-cell office:value-type="float" office:value="98.5354917201609">
                <text:p>98.5354917201609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98.63">
                <text:p>98.63</text:p>
              </table:table-cell>
              <table:table-cell office:value-type="float" office:value="98.4639131105157">
                <text:p>98.4639131105157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98.32">
                <text:p>98.32</text:p>
              </table:table-cell>
              <table:table-cell office:value-type="float" office:value="98.724537440116">
                <text:p>98.724537440116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98.19">
                <text:p>98.19</text:p>
              </table:table-cell>
              <table:table-cell office:value-type="float" office:value="98.5596806535051">
                <text:p>98.5596806535051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98.41">
                <text:p>98.41</text:p>
              </table:table-cell>
              <table:table-cell office:value-type="float" office:value="98.5709777549102">
                <text:p>98.5709777549102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8.11">
                <text:p>98.11</text:p>
              </table:table-cell>
              <table:table-cell office:value-type="float" office:value="98.2029103174498">
                <text:p>98.2029103174498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98.18">
                <text:p>98.18</text:p>
              </table:table-cell>
              <table:table-cell office:value-type="float" office:value="98.3174681868554">
                <text:p>98.3174681868554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98.26">
                <text:p>98.26</text:p>
              </table:table-cell>
              <table:table-cell office:value-type="float" office:value="98.1112434365444">
                <text:p>98.1112434365444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8.66">
                <text:p>98.66</text:p>
              </table:table-cell>
              <table:table-cell office:value-type="float" office:value="98.2802167691718">
                <text:p>98.2802167691718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98.63">
                <text:p>98.63</text:p>
              </table:table-cell>
              <table:table-cell office:value-type="float" office:value="98.1689568865034">
                <text:p>98.1689568865034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8.58">
                <text:p>98.58</text:p>
              </table:table-cell>
              <table:table-cell office:value-type="float" office:value="98.3806689778472">
                <text:p>98.3806689778472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98.45">
                <text:p>98.45</text:p>
              </table:table-cell>
              <table:table-cell office:value-type="float" office:value="98.4352367440839">
                <text:p>98.4352367440839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8.47">
                <text:p>98.47</text:p>
              </table:table-cell>
              <table:table-cell office:value-type="float" office:value="98.3635483754025">
                <text:p>98.3635483754025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98.27">
                <text:p>98.27</text:p>
              </table:table-cell>
              <table:table-cell office:value-type="float" office:value="98.3313665336741">
                <text:p>98.3313665336741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98.37">
                <text:p>98.37</text:p>
              </table:table-cell>
              <table:table-cell office:value-type="float" office:value="98.1667571463968">
                <text:p>98.1667571463968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98.39">
                <text:p>98.39</text:p>
              </table:table-cell>
              <table:table-cell office:value-type="float" office:value="98.2269232699962">
                <text:p>98.2269232699962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98.49">
                <text:p>98.49</text:p>
              </table:table-cell>
              <table:table-cell office:value-type="float" office:value="98.5662421806037">
                <text:p>98.5662421806037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98.31">
                <text:p>98.31</text:p>
              </table:table-cell>
              <table:table-cell office:value-type="float" office:value="98.3057317362994">
                <text:p>98.305731736299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98.24">
                <text:p>98.24</text:p>
              </table:table-cell>
              <table:table-cell office:value-type="float" office:value="98.4635409150232">
                <text:p>98.4635409150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69cm" svg:height="9.006cm" xlink:href="." xlink:type="simple" chart:class="chart:line" chart:style-name="ch1">
        <chart:title svg:x="1.335cm" svg:y="0.3cm" chart:style-name="ch2">
          <text:p>Prévision de l'IPC par la méthode de Holt-Winters multiplicative</text:p>
        </chart:title>
        <chart:legend svg:x="14.082cm" svg:y="1.967cm" style:legend-expansion="custom" chartooo:width="2.686cm" chartooo:height="1.096cm" style:legend-expansion-aspect-ratio="2.4507299270073" chart:style-name="ch3"/>
        <chart:plot-area chart:style-name="ch4" chart:data-source-has-labels="both" svg:x="0.587cm" svg:y="1.076cm" svg:width="13.756cm" svg:height="7.198cm">
          <chartooo:coordinate-region svg:x="1.394cm" svg:y="1.275cm" svg:width="12.809cm" svg:height="5.608cm"/>
          <chart:axis chart:dimension="x" chart:name="primary-x" chart:style-name="ch5" chartooo:axis-type="auto">
            <chartooo:date-scale/>
            <chart:title svg:x="7.38cm" svg:y="8.278cm" chart:style-name="ch6">
              <text:p>Date</text:p>
            </chart:title>
            <chart:categories table:cell-range-address="local-table.$A$2:.$A$191"/>
          </chart:axis>
          <chart:axis chart:dimension="y" chart:name="primary-y" chart:style-name="ch7">
            <chart:title svg:x="0.169cm" svg:y="4.811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191" chart:label-cell-address="local-table.$B$1" chart:class="chart:line">
            <chart:data-point chart:repeated="190"/>
          </chart:series>
          <chart:series chart:style-name="ch11" chart:values-cell-range-address="local-table.$C$2:.$C$191" chart:label-cell-address="local-table.$C$1" chart:class="chart:line">
            <chart:data-point chart:repeated="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Prévisio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96.6">
                <text:p>96.6</text:p>
              </table:table-cell>
              <table:table-cell office:value-type="float" office:value="96.6000000000002">
                <text:p>96.6000000000002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96.6">
                <text:p>96.6</text:p>
              </table:table-cell>
              <table:table-cell office:value-type="float" office:value="96.6000000000001">
                <text:p>96.6000000000001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96.7">
                <text:p>96.7</text:p>
              </table:table-cell>
              <table:table-cell office:value-type="float" office:value="96.7000000000002">
                <text:p>96.7000000000002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96.5">
                <text:p>96.5</text:p>
              </table:table-cell>
              <table:table-cell office:value-type="float" office:value="96.4999999999999">
                <text:p>96.4999999999999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8">
                <text:p>96.3999999999998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9">
                <text:p>96.3999999999999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9">
                <text:p>96.3999999999999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96.5">
                <text:p>96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9">
                <text:p>96.3999999999999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6.2">
                <text:p>96.2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6.3">
                <text:p>96.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96.52">
                <text:p>96.52</text:p>
              </table:table-cell>
              <table:table-cell office:value-type="float" office:value="96.6000000000001">
                <text:p>96.6000000000001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96.84">
                <text:p>96.84</text:p>
              </table:table-cell>
              <table:table-cell office:value-type="float" office:value="96.5736000000001">
                <text:p>96.5736000000001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7.36">
                <text:p>97.36</text:p>
              </table:table-cell>
              <table:table-cell office:value-type="float" office:value="96.7591731925467">
                <text:p>96.7591731925467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97.51">
                <text:p>97.51</text:p>
              </table:table-cell>
              <table:table-cell office:value-type="float" office:value="96.7624997868172">
                <text:p>96.7624997868172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97.38">
                <text:p>97.38</text:p>
              </table:table-cell>
              <table:table-cell office:value-type="float" office:value="96.9321965216474">
                <text:p>96.9321965216474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97.37">
                <text:p>97.37</text:p>
              </table:table-cell>
              <table:table-cell office:value-type="float" office:value="97.1259227443695">
                <text:p>97.1259227443695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7.37">
                <text:p>97.37</text:p>
              </table:table-cell>
              <table:table-cell office:value-type="float" office:value="97.2658534179439">
                <text:p>97.2658534179439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97.54">
                <text:p>97.54</text:p>
              </table:table-cell>
              <table:table-cell office:value-type="float" office:value="97.4679323255871">
                <text:p>97.4679323255871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7.51">
                <text:p>97.51</text:p>
              </table:table-cell>
              <table:table-cell office:value-type="float" office:value="97.4605188689068">
                <text:p>97.4605188689068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7.5">
                <text:p>97.5</text:p>
              </table:table-cell>
              <table:table-cell office:value-type="float" office:value="97.3464558422216">
                <text:p>97.3464558422216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97.69">
                <text:p>97.69</text:p>
              </table:table-cell>
              <table:table-cell office:value-type="float" office:value="97.3691284591238">
                <text:p>97.3691284591238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97.71">
                <text:p>97.71</text:p>
              </table:table-cell>
              <table:table-cell office:value-type="float" office:value="97.7558887145893">
                <text:p>97.7558887145893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7.42">
                <text:p>97.42</text:p>
              </table:table-cell>
              <table:table-cell office:value-type="float" office:value="98.0819513732594">
                <text:p>98.0819513732594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7.49">
                <text:p>97.49</text:p>
              </table:table-cell>
              <table:table-cell office:value-type="float" office:value="98.1713273862854">
                <text:p>98.1713273862854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97.59">
                <text:p>97.59</text:p>
              </table:table-cell>
              <table:table-cell office:value-type="float" office:value="98.3271206877896">
                <text:p>98.3271206877896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.59">
                <text:p>97.59</text:p>
              </table:table-cell>
              <table:table-cell office:value-type="float" office:value="98.0201689861367">
                <text:p>98.0201689861367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97.64">
                <text:p>97.64</text:p>
              </table:table-cell>
              <table:table-cell office:value-type="float" office:value="97.6114165267066">
                <text:p>97.6114165267066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97.76">
                <text:p>97.76</text:p>
              </table:table-cell>
              <table:table-cell office:value-type="float" office:value="97.5033418626081">
                <text:p>97.5033418626081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97.68">
                <text:p>97.68</text:p>
              </table:table-cell>
              <table:table-cell office:value-type="float" office:value="97.5118584069942">
                <text:p>97.511858406994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98.05">
                <text:p>98.05</text:p>
              </table:table-cell>
              <table:table-cell office:value-type="float" office:value="97.6681570688744">
                <text:p>97.6681570688744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97.93">
                <text:p>97.93</text:p>
              </table:table-cell>
              <table:table-cell office:value-type="float" office:value="97.7035590926149">
                <text:p>97.7035590926149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98.01">
                <text:p>98.01</text:p>
              </table:table-cell>
              <table:table-cell office:value-type="float" office:value="97.67748706444">
                <text:p>97.67748706444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98.16">
                <text:p>98.16</text:p>
              </table:table-cell>
              <table:table-cell office:value-type="float" office:value="97.8342025099201">
                <text:p>97.8342025099201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98.26">
                <text:p>98.26</text:p>
              </table:table-cell>
              <table:table-cell office:value-type="float" office:value="97.9665604696879">
                <text:p>97.9665604696879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8.73">
                <text:p>98.73</text:p>
              </table:table-cell>
              <table:table-cell office:value-type="float" office:value="97.9904423414772">
                <text:p>97.9904423414772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9.02">
                <text:p>99.02</text:p>
              </table:table-cell>
              <table:table-cell office:value-type="float" office:value="98.516241456808">
                <text:p>98.516241456808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99.31">
                <text:p>99.31</text:p>
              </table:table-cell>
              <table:table-cell office:value-type="float" office:value="99.057700820326">
                <text:p>99.057700820326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99.63">
                <text:p>99.63</text:p>
              </table:table-cell>
              <table:table-cell office:value-type="float" office:value="99.3346411300898">
                <text:p>99.3346411300898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99.56">
                <text:p>99.56</text:p>
              </table:table-cell>
              <table:table-cell office:value-type="float" office:value="99.5470250592599">
                <text:p>99.5470250592599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99.6">
                <text:p>99.6</text:p>
              </table:table-cell>
              <table:table-cell office:value-type="float" office:value="99.6921671034136">
                <text:p>99.6921671034136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00.04">
                <text:p>100.04</text:p>
              </table:table-cell>
              <table:table-cell office:value-type="float" office:value="99.6408011563232">
                <text:p>99.6408011563232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00.31">
                <text:p>100.31</text:p>
              </table:table-cell>
              <table:table-cell office:value-type="float" office:value="100.115967981773">
                <text:p>100.115967981773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00.24">
                <text:p>100.24</text:p>
              </table:table-cell>
              <table:table-cell office:value-type="float" office:value="100.097037699309">
                <text:p>100.097037699309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00.34">
                <text:p>100.34</text:p>
              </table:table-cell>
              <table:table-cell office:value-type="float" office:value="100.213040945853">
                <text:p>100.213040945853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00.71">
                <text:p>100.71</text:p>
              </table:table-cell>
              <table:table-cell office:value-type="float" office:value="100.399562347296">
                <text:p>100.399562347296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00.7">
                <text:p>100.7</text:p>
              </table:table-cell>
              <table:table-cell office:value-type="float" office:value="100.600981625863">
                <text:p>100.600981625863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00.95">
                <text:p>100.95</text:p>
              </table:table-cell>
              <table:table-cell office:value-type="float" office:value="100.939719517517">
                <text:p>100.939719517517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1.09">
                <text:p>101.09</text:p>
              </table:table-cell>
              <table:table-cell office:value-type="float" office:value="101.166822254597">
                <text:p>101.166822254597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101.22">
                <text:p>101.22</text:p>
              </table:table-cell>
              <table:table-cell office:value-type="float" office:value="101.428563709227">
                <text:p>101.428563709227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00.96">
                <text:p>100.96</text:p>
              </table:table-cell>
              <table:table-cell office:value-type="float" office:value="101.633057608329">
                <text:p>101.633057608329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00.9">
                <text:p>100.9</text:p>
              </table:table-cell>
              <table:table-cell office:value-type="float" office:value="101.381172656048">
                <text:p>101.381172656048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00.58">
                <text:p>100.58</text:p>
              </table:table-cell>
              <table:table-cell office:value-type="float" office:value="101.303581770488">
                <text:p>101.303581770488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00.86">
                <text:p>100.86</text:p>
              </table:table-cell>
              <table:table-cell office:value-type="float" office:value="101.348098993854">
                <text:p>101.348098993854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01.34">
                <text:p>101.34</text:p>
              </table:table-cell>
              <table:table-cell office:value-type="float" office:value="101.375771022802">
                <text:p>101.375771022802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01.4">
                <text:p>101.4</text:p>
              </table:table-cell>
              <table:table-cell office:value-type="float" office:value="101.193212499603">
                <text:p>101.19321249960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01.55">
                <text:p>101.55</text:p>
              </table:table-cell>
              <table:table-cell office:value-type="float" office:value="101.259561594309">
                <text:p>101.259561594309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01.75">
                <text:p>101.75</text:p>
              </table:table-cell>
              <table:table-cell office:value-type="float" office:value="101.558690248546">
                <text:p>101.558690248546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01.57">
                <text:p>101.57</text:p>
              </table:table-cell>
              <table:table-cell office:value-type="float" office:value="101.532974868099">
                <text:p>101.532974868099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101.81">
                <text:p>101.81</text:p>
              </table:table-cell>
              <table:table-cell office:value-type="float" office:value="101.739574914163">
                <text:p>101.739574914163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01.93">
                <text:p>101.93</text:p>
              </table:table-cell>
              <table:table-cell office:value-type="float" office:value="101.87328519964">
                <text:p>101.87328519964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2">
                <text:p>102</text:p>
              </table:table-cell>
              <table:table-cell office:value-type="float" office:value="102.039715112332">
                <text:p>102.039715112332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01.91">
                <text:p>101.91</text:p>
              </table:table-cell>
              <table:table-cell office:value-type="float" office:value="101.95249815506">
                <text:p>101.95249815506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01.81">
                <text:p>101.81</text:p>
              </table:table-cell>
              <table:table-cell office:value-type="float" office:value="101.981026284877">
                <text:p>101.981026284877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01.85">
                <text:p>101.85</text:p>
              </table:table-cell>
              <table:table-cell office:value-type="float" office:value="101.821424422402">
                <text:p>101.821424422402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01.69">
                <text:p>101.69</text:p>
              </table:table-cell>
              <table:table-cell office:value-type="float" office:value="102.246366176904">
                <text:p>102.246366176904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01.73">
                <text:p>101.73</text:p>
              </table:table-cell>
              <table:table-cell office:value-type="float" office:value="102.543998719055">
                <text:p>102.543998719055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.54">
                <text:p>101.54</text:p>
              </table:table-cell>
              <table:table-cell office:value-type="float" office:value="102.257483432894">
                <text:p>102.257483432894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.48">
                <text:p>101.48</text:p>
              </table:table-cell>
              <table:table-cell office:value-type="float" office:value="102.048903507086">
                <text:p>102.04890350708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1.37">
                <text:p>101.37</text:p>
              </table:table-cell>
              <table:table-cell office:value-type="float" office:value="101.952066502687">
                <text:p>101.952066502687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01.44">
                <text:p>101.44</text:p>
              </table:table-cell>
              <table:table-cell office:value-type="float" office:value="101.498264198015">
                <text:p>101.498264198015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1.31">
                <text:p>101.31</text:p>
              </table:table-cell>
              <table:table-cell office:value-type="float" office:value="101.59548249515">
                <text:p>101.59548249515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1.26">
                <text:p>101.26</text:p>
              </table:table-cell>
              <table:table-cell office:value-type="float" office:value="101.501373535544">
                <text:p>101.501373535544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01.45">
                <text:p>101.45</text:p>
              </table:table-cell>
              <table:table-cell office:value-type="float" office:value="101.396383847962">
                <text:p>101.396383847962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01.45">
                <text:p>101.45</text:p>
              </table:table-cell>
              <table:table-cell office:value-type="float" office:value="101.218150070718">
                <text:p>101.218150070718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01.9">
                <text:p>101.9</text:p>
              </table:table-cell>
              <table:table-cell office:value-type="float" office:value="101.138907772196">
                <text:p>101.138907772196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02.33">
                <text:p>102.33</text:p>
              </table:table-cell>
              <table:table-cell office:value-type="float" office:value="101.303145946407">
                <text:p>101.303145946407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02.75">
                <text:p>102.75</text:p>
              </table:table-cell>
              <table:table-cell office:value-type="float" office:value="101.606674499181">
                <text:p>101.606674499181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03.12">
                <text:p>103.12</text:p>
              </table:table-cell>
              <table:table-cell office:value-type="float" office:value="102.25015281841">
                <text:p>102.25015281841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2.99">
                <text:p>102.99</text:p>
              </table:table-cell>
              <table:table-cell office:value-type="float" office:value="102.577718514611">
                <text:p>102.577718514611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03.31">
                <text:p>103.31</text:p>
              </table:table-cell>
              <table:table-cell office:value-type="float" office:value="102.884971083153">
                <text:p>102.884971083153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03.77">
                <text:p>103.77</text:p>
              </table:table-cell>
              <table:table-cell office:value-type="float" office:value="103.191069549976">
                <text:p>103.191069549976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03.86">
                <text:p>103.86</text:p>
              </table:table-cell>
              <table:table-cell office:value-type="float" office:value="103.564334715186">
                <text:p>103.564334715186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03.85">
                <text:p>103.85</text:p>
              </table:table-cell>
              <table:table-cell office:value-type="float" office:value="103.782210118919">
                <text:p>103.782210118919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03.76">
                <text:p>103.76</text:p>
              </table:table-cell>
              <table:table-cell office:value-type="float" office:value="103.991463602035">
                <text:p>103.991463602035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03.7">
                <text:p>103.7</text:p>
              </table:table-cell>
              <table:table-cell office:value-type="float" office:value="104.249287732591">
                <text:p>104.249287732591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3.69">
                <text:p>103.69</text:p>
              </table:table-cell>
              <table:table-cell office:value-type="float" office:value="104.151998596148">
                <text:p>104.151998596148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03.42">
                <text:p>103.42</text:p>
              </table:table-cell>
              <table:table-cell office:value-type="float" office:value="104.332611043936">
                <text:p>104.332611043936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03.62">
                <text:p>103.62</text:p>
              </table:table-cell>
              <table:table-cell office:value-type="float" office:value="104.242635355497">
                <text:p>104.242635355497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03.63">
                <text:p>103.63</text:p>
              </table:table-cell>
              <table:table-cell office:value-type="float" office:value="104.153515940118">
                <text:p>104.153515940118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3.92">
                <text:p>103.92</text:p>
              </table:table-cell>
              <table:table-cell office:value-type="float" office:value="104.104493364741">
                <text:p>104.104493364741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03.71">
                <text:p>103.71</text:p>
              </table:table-cell>
              <table:table-cell office:value-type="float" office:value="103.773065144609">
                <text:p>103.773065144609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03.73">
                <text:p>103.73</text:p>
              </table:table-cell>
              <table:table-cell office:value-type="float" office:value="103.880680922677">
                <text:p>103.880680922677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3.86">
                <text:p>103.86</text:p>
              </table:table-cell>
              <table:table-cell office:value-type="float" office:value="104.028479451916">
                <text:p>104.028479451916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3.84">
                <text:p>103.84</text:p>
              </table:table-cell>
              <table:table-cell office:value-type="float" office:value="103.893552564601">
                <text:p>103.893552564601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03.79">
                <text:p>103.79</text:p>
              </table:table-cell>
              <table:table-cell office:value-type="float" office:value="103.747689994352">
                <text:p>103.747689994352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03.76">
                <text:p>103.76</text:p>
              </table:table-cell>
              <table:table-cell office:value-type="float" office:value="103.644881130839">
                <text:p>103.644881130839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03.65">
                <text:p>103.65</text:p>
              </table:table-cell>
              <table:table-cell office:value-type="float" office:value="103.700422662886">
                <text:p>103.700422662886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03.69">
                <text:p>103.69</text:p>
              </table:table-cell>
              <table:table-cell office:value-type="float" office:value="103.716824386176">
                <text:p>103.716824386176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03.4">
                <text:p>103.4</text:p>
              </table:table-cell>
              <table:table-cell office:value-type="float" office:value="103.665105307404">
                <text:p>103.665105307404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03.4">
                <text:p>103.4</text:p>
              </table:table-cell>
              <table:table-cell office:value-type="float" office:value="103.893251385683">
                <text:p>103.893251385683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03.2">
                <text:p>103.2</text:p>
              </table:table-cell>
              <table:table-cell office:value-type="float" office:value="103.85035237664">
                <text:p>103.85035237664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03.51">
                <text:p>103.51</text:p>
              </table:table-cell>
              <table:table-cell office:value-type="float" office:value="103.918166902965">
                <text:p>103.918166902965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03.22">
                <text:p>103.22</text:p>
              </table:table-cell>
              <table:table-cell office:value-type="float" office:value="103.531308251178">
                <text:p>103.531308251178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3.08">
                <text:p>103.08</text:p>
              </table:table-cell>
              <table:table-cell office:value-type="float" office:value="103.436551297998">
                <text:p>103.436551297998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03.17">
                <text:p>103.17</text:p>
              </table:table-cell>
              <table:table-cell office:value-type="float" office:value="103.431909170687">
                <text:p>103.431909170687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03.19">
                <text:p>103.19</text:p>
              </table:table-cell>
              <table:table-cell office:value-type="float" office:value="103.259982445216">
                <text:p>103.259982445216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03">
                <text:p>103</text:p>
              </table:table-cell>
              <table:table-cell office:value-type="float" office:value="103.088181614779">
                <text:p>103.088181614779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02.89">
                <text:p>102.89</text:p>
              </table:table-cell>
              <table:table-cell office:value-type="float" office:value="102.906995060893">
                <text:p>102.906995060893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02.66">
                <text:p>102.66</text:p>
              </table:table-cell>
              <table:table-cell office:value-type="float" office:value="102.729958696221">
                <text:p>102.72995869622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02.2">
                <text:p>102.2</text:p>
              </table:table-cell>
              <table:table-cell office:value-type="float" office:value="102.665058356766">
                <text:p>102.665058356766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01.58">
                <text:p>101.58</text:p>
              </table:table-cell>
              <table:table-cell office:value-type="float" office:value="102.231105902695">
                <text:p>102.231105902695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01.47">
                <text:p>101.47</text:p>
              </table:table-cell>
              <table:table-cell office:value-type="float" office:value="102.082654114819">
                <text:p>102.082654114819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01.41">
                <text:p>101.41</text:p>
              </table:table-cell>
              <table:table-cell office:value-type="float" office:value="101.785907733154">
                <text:p>101.785907733154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01.57">
                <text:p>101.57</text:p>
              </table:table-cell>
              <table:table-cell office:value-type="float" office:value="101.971234313818">
                <text:p>101.971234313818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01.27">
                <text:p>101.27</text:p>
              </table:table-cell>
              <table:table-cell office:value-type="float" office:value="101.540039497551">
                <text:p>101.540039497551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01.01">
                <text:p>101.01</text:p>
              </table:table-cell>
              <table:table-cell office:value-type="float" office:value="101.319935767344">
                <text:p>101.319935767344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00.84">
                <text:p>100.84</text:p>
              </table:table-cell>
              <table:table-cell office:value-type="float" office:value="101.277284492758">
                <text:p>101.277284492758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0.45">
                <text:p>100.45</text:p>
              </table:table-cell>
              <table:table-cell office:value-type="float" office:value="101.059017628167">
                <text:p>101.059017628167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00.4">
                <text:p>100.4</text:p>
              </table:table-cell>
              <table:table-cell office:value-type="float" office:value="100.587429909588">
                <text:p>100.587429909588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00.39">
                <text:p>100.39</text:p>
              </table:table-cell>
              <table:table-cell office:value-type="float" office:value="100.290703152971">
                <text:p>100.290703152971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00.26">
                <text:p>100.26</text:p>
              </table:table-cell>
              <table:table-cell office:value-type="float" office:value="99.9907007595564">
                <text:p>99.9907007595564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00.29">
                <text:p>100.29</text:p>
              </table:table-cell>
              <table:table-cell office:value-type="float" office:value="99.6664708433276">
                <text:p>99.6664708433276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00.09">
                <text:p>100.09</text:p>
              </table:table-cell>
              <table:table-cell office:value-type="float" office:value="99.3641754112456">
                <text:p>99.3641754112456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99.81">
                <text:p>99.81</text:p>
              </table:table-cell>
              <table:table-cell office:value-type="float" office:value="99.6053439014115">
                <text:p>99.6053439014115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99.85">
                <text:p>99.85</text:p>
              </table:table-cell>
              <table:table-cell office:value-type="float" office:value="99.6806880944405">
                <text:p>99.6806880944405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0">
                <text:p>100</text:p>
              </table:table-cell>
              <table:table-cell office:value-type="float" office:value="100.003504367272">
                <text:p>100.003504367272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99.85">
                <text:p>99.85</text:p>
              </table:table-cell>
              <table:table-cell office:value-type="float" office:value="99.7844689119239">
                <text:p>99.784468911923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99.77">
                <text:p>99.77</text:p>
              </table:table-cell>
              <table:table-cell office:value-type="float" office:value="99.6589218573404">
                <text:p>99.6589218573404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99.64">
                <text:p>99.64</text:p>
              </table:table-cell>
              <table:table-cell office:value-type="float" office:value="99.6918745167174">
                <text:p>99.6918745167174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9.66">
                <text:p>99.66</text:p>
              </table:table-cell>
              <table:table-cell office:value-type="float" office:value="99.5236934668674">
                <text:p>99.5236934668674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99.28">
                <text:p>99.28</text:p>
              </table:table-cell>
              <table:table-cell office:value-type="float" office:value="99.6050807274612">
                <text:p>99.6050807274612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99.28">
                <text:p>99.28</text:p>
              </table:table-cell>
              <table:table-cell office:value-type="float" office:value="99.5077618286429">
                <text:p>99.5077618286429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99.13">
                <text:p>99.13</text:p>
              </table:table-cell>
              <table:table-cell office:value-type="float" office:value="99.2683668904796">
                <text:p>99.2683668904796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99.03">
                <text:p>99.03</text:p>
              </table:table-cell>
              <table:table-cell office:value-type="float" office:value="99.0834881545998">
                <text:p>99.0834881545998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98.83">
                <text:p>98.83</text:p>
              </table:table-cell>
              <table:table-cell office:value-type="float" office:value="98.6634411995293">
                <text:p>98.6634411995293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98.89">
                <text:p>98.89</text:p>
              </table:table-cell>
              <table:table-cell office:value-type="float" office:value="98.4125548892094">
                <text:p>98.4125548892094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98.77">
                <text:p>98.77</text:p>
              </table:table-cell>
              <table:table-cell office:value-type="float" office:value="98.5559775375903">
                <text:p>98.5559775375903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9">
                <text:p>99</text:p>
              </table:table-cell>
              <table:table-cell office:value-type="float" office:value="98.7912517356642">
                <text:p>98.7912517356642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8.84">
                <text:p>98.84</text:p>
              </table:table-cell>
              <table:table-cell office:value-type="float" office:value="98.6977219470512">
                <text:p>98.6977219470512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8.94">
                <text:p>98.94</text:p>
              </table:table-cell>
              <table:table-cell office:value-type="float" office:value="98.6438700709377">
                <text:p>98.6438700709377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98.84">
                <text:p>98.84</text:p>
              </table:table-cell>
              <table:table-cell office:value-type="float" office:value="98.6551102981467">
                <text:p>98.6551102981467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9.02">
                <text:p>99.02</text:p>
              </table:table-cell>
              <table:table-cell office:value-type="float" office:value="98.7083802677756">
                <text:p>98.7083802677756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98.77">
                <text:p>98.77</text:p>
              </table:table-cell>
              <table:table-cell office:value-type="float" office:value="98.5905274023096">
                <text:p>98.5905274023096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8.79">
                <text:p>98.79</text:p>
              </table:table-cell>
              <table:table-cell office:value-type="float" office:value="98.7576214497918">
                <text:p>98.7576214497918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98.77">
                <text:p>98.77</text:p>
              </table:table-cell>
              <table:table-cell office:value-type="float" office:value="98.7133089714202">
                <text:p>98.7133089714202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.59">
                <text:p>98.59</text:p>
              </table:table-cell>
              <table:table-cell office:value-type="float" office:value="98.7069272209804">
                <text:p>98.7069272209804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8.44">
                <text:p>98.44</text:p>
              </table:table-cell>
              <table:table-cell office:value-type="float" office:value="98.4715915061069">
                <text:p>98.4715915061069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98.72">
                <text:p>98.72</text:p>
              </table:table-cell>
              <table:table-cell office:value-type="float" office:value="98.4153400232456">
                <text:p>98.4153400232456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98.77">
                <text:p>98.77</text:p>
              </table:table-cell>
              <table:table-cell office:value-type="float" office:value="98.3945468735462">
                <text:p>98.3945468735462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8.94">
                <text:p>98.94</text:p>
              </table:table-cell>
              <table:table-cell office:value-type="float" office:value="98.7326138518514">
                <text:p>98.7326138518514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98.59">
                <text:p>98.59</text:p>
              </table:table-cell>
              <table:table-cell office:value-type="float" office:value="98.6552896722883">
                <text:p>98.6552896722883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98.78">
                <text:p>98.78</text:p>
              </table:table-cell>
              <table:table-cell office:value-type="float" office:value="98.6878935194038">
                <text:p>98.6878935194038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98.63">
                <text:p>98.63</text:p>
              </table:table-cell>
              <table:table-cell office:value-type="float" office:value="98.6138924650299">
                <text:p>98.6138924650299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98.78">
                <text:p>98.78</text:p>
              </table:table-cell>
              <table:table-cell office:value-type="float" office:value="98.7368268332803">
                <text:p>98.7368268332803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98.59">
                <text:p>98.59</text:p>
              </table:table-cell>
              <table:table-cell office:value-type="float" office:value="98.4885189276887">
                <text:p>98.488518927688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98.69">
                <text:p>98.69</text:p>
              </table:table-cell>
              <table:table-cell office:value-type="float" office:value="98.5698458240154">
                <text:p>98.5698458240154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98.7">
                <text:p>98.7</text:p>
              </table:table-cell>
              <table:table-cell office:value-type="float" office:value="98.600273666843">
                <text:p>98.600273666843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98.65">
                <text:p>98.65</text:p>
              </table:table-cell>
              <table:table-cell office:value-type="float" office:value="98.5318976147642">
                <text:p>98.5318976147642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98.63">
                <text:p>98.63</text:p>
              </table:table-cell>
              <table:table-cell office:value-type="float" office:value="98.4622636197303">
                <text:p>98.4622636197303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98.32">
                <text:p>98.32</text:p>
              </table:table-cell>
              <table:table-cell office:value-type="float" office:value="98.7251253095976">
                <text:p>98.7251253095976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98.19">
                <text:p>98.19</text:p>
              </table:table-cell>
              <table:table-cell office:value-type="float" office:value="98.5619200537613">
                <text:p>98.5619200537613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98.41">
                <text:p>98.41</text:p>
              </table:table-cell>
              <table:table-cell office:value-type="float" office:value="98.5730736639561">
                <text:p>98.5730736639561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8.11">
                <text:p>98.11</text:p>
              </table:table-cell>
              <table:table-cell office:value-type="float" office:value="98.2065800842846">
                <text:p>98.2065800842846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98.18">
                <text:p>98.18</text:p>
              </table:table-cell>
              <table:table-cell office:value-type="float" office:value="98.3198300278275">
                <text:p>98.319830027827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98.26">
                <text:p>98.26</text:p>
              </table:table-cell>
              <table:table-cell office:value-type="float" office:value="98.1136929870218">
                <text:p>98.1136929870218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8.66">
                <text:p>98.66</text:p>
              </table:table-cell>
              <table:table-cell office:value-type="float" office:value="98.2805602074289">
                <text:p>98.2805602074289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98.63">
                <text:p>98.63</text:p>
              </table:table-cell>
              <table:table-cell office:value-type="float" office:value="98.1693116850625">
                <text:p>98.1693116850625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8.58">
                <text:p>98.58</text:p>
              </table:table-cell>
              <table:table-cell office:value-type="float" office:value="98.3793821858889">
                <text:p>98.3793821858889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98.45">
                <text:p>98.45</text:p>
              </table:table-cell>
              <table:table-cell office:value-type="float" office:value="98.4329559626258">
                <text:p>98.4329559626258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8.47">
                <text:p>98.47</text:p>
              </table:table-cell>
              <table:table-cell office:value-type="float" office:value="98.3609154987453">
                <text:p>98.3609154987453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98.27">
                <text:p>98.27</text:p>
              </table:table-cell>
              <table:table-cell office:value-type="float" office:value="98.3290752826746">
                <text:p>98.3290752826746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98.37">
                <text:p>98.37</text:p>
              </table:table-cell>
              <table:table-cell office:value-type="float" office:value="98.1654289914997">
                <text:p>98.1654289914997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98.39">
                <text:p>98.39</text:p>
              </table:table-cell>
              <table:table-cell office:value-type="float" office:value="98.2263711862574">
                <text:p>98.2263711862574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98.49">
                <text:p>98.49</text:p>
              </table:table-cell>
              <table:table-cell office:value-type="float" office:value="98.5666244356196">
                <text:p>98.5666244356196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98.31">
                <text:p>98.31</text:p>
              </table:table-cell>
              <table:table-cell office:value-type="float" office:value="98.3068783697244">
                <text:p>98.306878369724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98.24">
                <text:p>98.24</text:p>
              </table:table-cell>
              <table:table-cell office:value-type="float" office:value="98.4653515564112">
                <text:p>98.46535155641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gradient" draw:fill-gradient-name="Tango_20_Gray" draw:gradient-step-count="0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Gray" draw:gradient-step-count="0" draw:opacity="6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07cm" svg:height="9.854cm" xlink:href="." xlink:type="simple" chart:class="chart:line" chart:style-name="ch1">
        <chart:title svg:x="0.64cm" svg:y="0.014cm" chart:style-name="ch2">
          <text:p>Les données prédites et observées par la méthode de Holt-Winters multiplicative</text:p>
        </chart:title>
        <chart:legend svg:x="14.317cm" svg:y="6.066cm" style:legend-expansion="custom" chartooo:width="2.689cm" chartooo:height="1.199cm" style:legend-expansion-aspect-ratio="2.24270225187656" chart:style-name="ch3"/>
        <chart:plot-area chart:style-name="ch4" chart:data-source-has-labels="both" svg:x="0.378cm" svg:y="0.998cm" svg:width="14.118cm" svg:height="8.306cm">
          <chartooo:coordinate-region svg:x="1.185cm" svg:y="1.197cm" svg:width="13.311cm" svg:height="6.716cm"/>
          <chart:axis chart:dimension="x" chart:name="primary-x" chart:style-name="ch5" chartooo:axis-type="auto">
            <chartooo:date-scale/>
            <chart:title svg:x="7.036cm" svg:y="9.294cm" chart:style-name="ch6">
              <text:p>Date</text:p>
            </chart:title>
            <chart:categories table:cell-range-address="local-table.$A$2:.$A$205"/>
          </chart:axis>
          <chart:axis chart:dimension="y" chart:name="primary-y" chart:style-name="ch7">
            <chart:title svg:x="0cm" svg:y="5.473cm" chart:style-name="ch8">
              <text:p>IPC</text:p>
            </chart:title>
            <chart:grid chart:style-name="ch9" chart:class="major"/>
          </chart:axis>
          <chart:series chart:style-name="ch10" chart:values-cell-range-address="local-table.$B$2:.$B$205" chart:label-cell-address="local-table.$B$1" chart:class="chart:line">
            <chart:data-point chart:repeated="204"/>
          </chart:series>
          <chart:series chart:style-name="ch11" chart:values-cell-range-address="local-table.$C$2:.$C$205" chart:label-cell-address="local-table.$C$1" chart:class="chart:line">
            <chart:data-point chart:repeated="2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</table:table-cell>
              <table:table-cell office:value-type="string">
                <text:p>Prévisio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96.6">
                <text:p>96.6</text:p>
              </table:table-cell>
              <table:table-cell office:value-type="float" office:value="96.6000000000002">
                <text:p>96.6000000000002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96.6">
                <text:p>96.6</text:p>
              </table:table-cell>
              <table:table-cell office:value-type="float" office:value="96.6000000000001">
                <text:p>96.6000000000001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96.7">
                <text:p>96.7</text:p>
              </table:table-cell>
              <table:table-cell office:value-type="float" office:value="96.7000000000002">
                <text:p>96.7000000000002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96.5">
                <text:p>96.5</text:p>
              </table:table-cell>
              <table:table-cell office:value-type="float" office:value="96.4999999999999">
                <text:p>96.4999999999999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8">
                <text:p>96.3999999999998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9">
                <text:p>96.3999999999999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9">
                <text:p>96.3999999999999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96.5">
                <text:p>96.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96.4">
                <text:p>96.4</text:p>
              </table:table-cell>
              <table:table-cell office:value-type="float" office:value="96.3999999999999">
                <text:p>96.3999999999999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96.2">
                <text:p>96.2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96.1">
                <text:p>96.1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6.3">
                <text:p>96.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96.52">
                <text:p>96.52</text:p>
              </table:table-cell>
              <table:table-cell office:value-type="float" office:value="96.6000000000001">
                <text:p>96.6000000000001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96.84">
                <text:p>96.84</text:p>
              </table:table-cell>
              <table:table-cell office:value-type="float" office:value="96.5736000000001">
                <text:p>96.5736000000001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7.36">
                <text:p>97.36</text:p>
              </table:table-cell>
              <table:table-cell office:value-type="float" office:value="96.7591731925467">
                <text:p>96.7591731925467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97.51">
                <text:p>97.51</text:p>
              </table:table-cell>
              <table:table-cell office:value-type="float" office:value="96.7624997868172">
                <text:p>96.7624997868172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97.38">
                <text:p>97.38</text:p>
              </table:table-cell>
              <table:table-cell office:value-type="float" office:value="96.9321965216474">
                <text:p>96.9321965216474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97.37">
                <text:p>97.37</text:p>
              </table:table-cell>
              <table:table-cell office:value-type="float" office:value="97.1259227443695">
                <text:p>97.1259227443695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7.37">
                <text:p>97.37</text:p>
              </table:table-cell>
              <table:table-cell office:value-type="float" office:value="97.2658534179439">
                <text:p>97.2658534179439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97.54">
                <text:p>97.54</text:p>
              </table:table-cell>
              <table:table-cell office:value-type="float" office:value="97.4679323255871">
                <text:p>97.4679323255871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97.51">
                <text:p>97.51</text:p>
              </table:table-cell>
              <table:table-cell office:value-type="float" office:value="97.4605188689068">
                <text:p>97.4605188689068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97.5">
                <text:p>97.5</text:p>
              </table:table-cell>
              <table:table-cell office:value-type="float" office:value="97.3464558422216">
                <text:p>97.3464558422216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97.69">
                <text:p>97.69</text:p>
              </table:table-cell>
              <table:table-cell office:value-type="float" office:value="97.3691284591238">
                <text:p>97.3691284591238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97.71">
                <text:p>97.71</text:p>
              </table:table-cell>
              <table:table-cell office:value-type="float" office:value="97.7558887145893">
                <text:p>97.7558887145893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97.42">
                <text:p>97.42</text:p>
              </table:table-cell>
              <table:table-cell office:value-type="float" office:value="98.0819513732594">
                <text:p>98.0819513732594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7.49">
                <text:p>97.49</text:p>
              </table:table-cell>
              <table:table-cell office:value-type="float" office:value="98.1713273862854">
                <text:p>98.1713273862854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97.59">
                <text:p>97.59</text:p>
              </table:table-cell>
              <table:table-cell office:value-type="float" office:value="98.3271206877896">
                <text:p>98.3271206877896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97.59">
                <text:p>97.59</text:p>
              </table:table-cell>
              <table:table-cell office:value-type="float" office:value="98.0201689861367">
                <text:p>98.0201689861367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97.64">
                <text:p>97.64</text:p>
              </table:table-cell>
              <table:table-cell office:value-type="float" office:value="97.6114165267066">
                <text:p>97.6114165267066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97.76">
                <text:p>97.76</text:p>
              </table:table-cell>
              <table:table-cell office:value-type="float" office:value="97.5033418626081">
                <text:p>97.5033418626081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97.68">
                <text:p>97.68</text:p>
              </table:table-cell>
              <table:table-cell office:value-type="float" office:value="97.5118584069942">
                <text:p>97.511858406994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98.05">
                <text:p>98.05</text:p>
              </table:table-cell>
              <table:table-cell office:value-type="float" office:value="97.6681570688744">
                <text:p>97.6681570688744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97.93">
                <text:p>97.93</text:p>
              </table:table-cell>
              <table:table-cell office:value-type="float" office:value="97.7035590926149">
                <text:p>97.7035590926149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98.01">
                <text:p>98.01</text:p>
              </table:table-cell>
              <table:table-cell office:value-type="float" office:value="97.67748706444">
                <text:p>97.67748706444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98.16">
                <text:p>98.16</text:p>
              </table:table-cell>
              <table:table-cell office:value-type="float" office:value="97.8342025099201">
                <text:p>97.8342025099201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98.26">
                <text:p>98.26</text:p>
              </table:table-cell>
              <table:table-cell office:value-type="float" office:value="97.9665604696879">
                <text:p>97.9665604696879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8.73">
                <text:p>98.73</text:p>
              </table:table-cell>
              <table:table-cell office:value-type="float" office:value="97.9904423414772">
                <text:p>97.9904423414772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99.02">
                <text:p>99.02</text:p>
              </table:table-cell>
              <table:table-cell office:value-type="float" office:value="98.516241456808">
                <text:p>98.516241456808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99.31">
                <text:p>99.31</text:p>
              </table:table-cell>
              <table:table-cell office:value-type="float" office:value="99.057700820326">
                <text:p>99.057700820326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99.63">
                <text:p>99.63</text:p>
              </table:table-cell>
              <table:table-cell office:value-type="float" office:value="99.3346411300898">
                <text:p>99.3346411300898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99.56">
                <text:p>99.56</text:p>
              </table:table-cell>
              <table:table-cell office:value-type="float" office:value="99.5470250592599">
                <text:p>99.5470250592599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99.6">
                <text:p>99.6</text:p>
              </table:table-cell>
              <table:table-cell office:value-type="float" office:value="99.6921671034136">
                <text:p>99.6921671034136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100.04">
                <text:p>100.04</text:p>
              </table:table-cell>
              <table:table-cell office:value-type="float" office:value="99.6408011563232">
                <text:p>99.6408011563232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100.31">
                <text:p>100.31</text:p>
              </table:table-cell>
              <table:table-cell office:value-type="float" office:value="100.115967981773">
                <text:p>100.115967981773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00.24">
                <text:p>100.24</text:p>
              </table:table-cell>
              <table:table-cell office:value-type="float" office:value="100.097037699309">
                <text:p>100.097037699309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00.34">
                <text:p>100.34</text:p>
              </table:table-cell>
              <table:table-cell office:value-type="float" office:value="100.213040945853">
                <text:p>100.213040945853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100.71">
                <text:p>100.71</text:p>
              </table:table-cell>
              <table:table-cell office:value-type="float" office:value="100.399562347296">
                <text:p>100.399562347296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00.7">
                <text:p>100.7</text:p>
              </table:table-cell>
              <table:table-cell office:value-type="float" office:value="100.600981625863">
                <text:p>100.600981625863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100.95">
                <text:p>100.95</text:p>
              </table:table-cell>
              <table:table-cell office:value-type="float" office:value="100.939719517517">
                <text:p>100.939719517517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1.09">
                <text:p>101.09</text:p>
              </table:table-cell>
              <table:table-cell office:value-type="float" office:value="101.166822254597">
                <text:p>101.166822254597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101.22">
                <text:p>101.22</text:p>
              </table:table-cell>
              <table:table-cell office:value-type="float" office:value="101.428563709227">
                <text:p>101.428563709227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00.96">
                <text:p>100.96</text:p>
              </table:table-cell>
              <table:table-cell office:value-type="float" office:value="101.633057608329">
                <text:p>101.633057608329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00.9">
                <text:p>100.9</text:p>
              </table:table-cell>
              <table:table-cell office:value-type="float" office:value="101.381172656048">
                <text:p>101.381172656048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00.58">
                <text:p>100.58</text:p>
              </table:table-cell>
              <table:table-cell office:value-type="float" office:value="101.303581770488">
                <text:p>101.303581770488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00.86">
                <text:p>100.86</text:p>
              </table:table-cell>
              <table:table-cell office:value-type="float" office:value="101.348098993854">
                <text:p>101.348098993854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01.34">
                <text:p>101.34</text:p>
              </table:table-cell>
              <table:table-cell office:value-type="float" office:value="101.375771022802">
                <text:p>101.375771022802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01.4">
                <text:p>101.4</text:p>
              </table:table-cell>
              <table:table-cell office:value-type="float" office:value="101.193212499603">
                <text:p>101.19321249960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101.55">
                <text:p>101.55</text:p>
              </table:table-cell>
              <table:table-cell office:value-type="float" office:value="101.259561594309">
                <text:p>101.259561594309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01.75">
                <text:p>101.75</text:p>
              </table:table-cell>
              <table:table-cell office:value-type="float" office:value="101.558690248546">
                <text:p>101.558690248546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01.57">
                <text:p>101.57</text:p>
              </table:table-cell>
              <table:table-cell office:value-type="float" office:value="101.532974868099">
                <text:p>101.532974868099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101.81">
                <text:p>101.81</text:p>
              </table:table-cell>
              <table:table-cell office:value-type="float" office:value="101.739574914163">
                <text:p>101.739574914163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01.93">
                <text:p>101.93</text:p>
              </table:table-cell>
              <table:table-cell office:value-type="float" office:value="101.87328519964">
                <text:p>101.87328519964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02">
                <text:p>102</text:p>
              </table:table-cell>
              <table:table-cell office:value-type="float" office:value="102.039715112332">
                <text:p>102.039715112332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01.91">
                <text:p>101.91</text:p>
              </table:table-cell>
              <table:table-cell office:value-type="float" office:value="101.95249815506">
                <text:p>101.95249815506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01.81">
                <text:p>101.81</text:p>
              </table:table-cell>
              <table:table-cell office:value-type="float" office:value="101.981026284877">
                <text:p>101.981026284877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101.85">
                <text:p>101.85</text:p>
              </table:table-cell>
              <table:table-cell office:value-type="float" office:value="101.821424422402">
                <text:p>101.821424422402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01.69">
                <text:p>101.69</text:p>
              </table:table-cell>
              <table:table-cell office:value-type="float" office:value="102.246366176904">
                <text:p>102.246366176904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01.73">
                <text:p>101.73</text:p>
              </table:table-cell>
              <table:table-cell office:value-type="float" office:value="102.543998719055">
                <text:p>102.543998719055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01.54">
                <text:p>101.54</text:p>
              </table:table-cell>
              <table:table-cell office:value-type="float" office:value="102.257483432894">
                <text:p>102.257483432894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01.48">
                <text:p>101.48</text:p>
              </table:table-cell>
              <table:table-cell office:value-type="float" office:value="102.048903507086">
                <text:p>102.04890350708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01.37">
                <text:p>101.37</text:p>
              </table:table-cell>
              <table:table-cell office:value-type="float" office:value="101.952066502687">
                <text:p>101.952066502687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01.44">
                <text:p>101.44</text:p>
              </table:table-cell>
              <table:table-cell office:value-type="float" office:value="101.498264198015">
                <text:p>101.498264198015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01.31">
                <text:p>101.31</text:p>
              </table:table-cell>
              <table:table-cell office:value-type="float" office:value="101.59548249515">
                <text:p>101.59548249515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1.26">
                <text:p>101.26</text:p>
              </table:table-cell>
              <table:table-cell office:value-type="float" office:value="101.501373535544">
                <text:p>101.501373535544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01.45">
                <text:p>101.45</text:p>
              </table:table-cell>
              <table:table-cell office:value-type="float" office:value="101.396383847962">
                <text:p>101.396383847962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01.45">
                <text:p>101.45</text:p>
              </table:table-cell>
              <table:table-cell office:value-type="float" office:value="101.218150070718">
                <text:p>101.218150070718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01.9">
                <text:p>101.9</text:p>
              </table:table-cell>
              <table:table-cell office:value-type="float" office:value="101.138907772196">
                <text:p>101.138907772196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02.33">
                <text:p>102.33</text:p>
              </table:table-cell>
              <table:table-cell office:value-type="float" office:value="101.303145946407">
                <text:p>101.303145946407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02.75">
                <text:p>102.75</text:p>
              </table:table-cell>
              <table:table-cell office:value-type="float" office:value="101.606674499181">
                <text:p>101.606674499181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103.12">
                <text:p>103.12</text:p>
              </table:table-cell>
              <table:table-cell office:value-type="float" office:value="102.25015281841">
                <text:p>102.25015281841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02.99">
                <text:p>102.99</text:p>
              </table:table-cell>
              <table:table-cell office:value-type="float" office:value="102.577718514611">
                <text:p>102.577718514611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03.31">
                <text:p>103.31</text:p>
              </table:table-cell>
              <table:table-cell office:value-type="float" office:value="102.884971083153">
                <text:p>102.884971083153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03.77">
                <text:p>103.77</text:p>
              </table:table-cell>
              <table:table-cell office:value-type="float" office:value="103.191069549976">
                <text:p>103.191069549976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03.86">
                <text:p>103.86</text:p>
              </table:table-cell>
              <table:table-cell office:value-type="float" office:value="103.564334715186">
                <text:p>103.564334715186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03.85">
                <text:p>103.85</text:p>
              </table:table-cell>
              <table:table-cell office:value-type="float" office:value="103.782210118919">
                <text:p>103.782210118919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103.76">
                <text:p>103.76</text:p>
              </table:table-cell>
              <table:table-cell office:value-type="float" office:value="103.991463602035">
                <text:p>103.991463602035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03.7">
                <text:p>103.7</text:p>
              </table:table-cell>
              <table:table-cell office:value-type="float" office:value="104.249287732591">
                <text:p>104.249287732591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3.69">
                <text:p>103.69</text:p>
              </table:table-cell>
              <table:table-cell office:value-type="float" office:value="104.151998596148">
                <text:p>104.151998596148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103.42">
                <text:p>103.42</text:p>
              </table:table-cell>
              <table:table-cell office:value-type="float" office:value="104.332611043936">
                <text:p>104.332611043936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03.62">
                <text:p>103.62</text:p>
              </table:table-cell>
              <table:table-cell office:value-type="float" office:value="104.242635355497">
                <text:p>104.242635355497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03.63">
                <text:p>103.63</text:p>
              </table:table-cell>
              <table:table-cell office:value-type="float" office:value="104.153515940118">
                <text:p>104.153515940118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3.92">
                <text:p>103.92</text:p>
              </table:table-cell>
              <table:table-cell office:value-type="float" office:value="104.104493364741">
                <text:p>104.104493364741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03.71">
                <text:p>103.71</text:p>
              </table:table-cell>
              <table:table-cell office:value-type="float" office:value="103.773065144609">
                <text:p>103.773065144609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03.73">
                <text:p>103.73</text:p>
              </table:table-cell>
              <table:table-cell office:value-type="float" office:value="103.880680922677">
                <text:p>103.880680922677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3.86">
                <text:p>103.86</text:p>
              </table:table-cell>
              <table:table-cell office:value-type="float" office:value="104.028479451916">
                <text:p>104.028479451916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3.84">
                <text:p>103.84</text:p>
              </table:table-cell>
              <table:table-cell office:value-type="float" office:value="103.893552564601">
                <text:p>103.893552564601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03.79">
                <text:p>103.79</text:p>
              </table:table-cell>
              <table:table-cell office:value-type="float" office:value="103.747689994352">
                <text:p>103.747689994352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03.76">
                <text:p>103.76</text:p>
              </table:table-cell>
              <table:table-cell office:value-type="float" office:value="103.644881130839">
                <text:p>103.644881130839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03.65">
                <text:p>103.65</text:p>
              </table:table-cell>
              <table:table-cell office:value-type="float" office:value="103.700422662886">
                <text:p>103.700422662886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03.69">
                <text:p>103.69</text:p>
              </table:table-cell>
              <table:table-cell office:value-type="float" office:value="103.716824386176">
                <text:p>103.716824386176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03.4">
                <text:p>103.4</text:p>
              </table:table-cell>
              <table:table-cell office:value-type="float" office:value="103.665105307404">
                <text:p>103.665105307404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03.4">
                <text:p>103.4</text:p>
              </table:table-cell>
              <table:table-cell office:value-type="float" office:value="103.893251385683">
                <text:p>103.893251385683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03.2">
                <text:p>103.2</text:p>
              </table:table-cell>
              <table:table-cell office:value-type="float" office:value="103.85035237664">
                <text:p>103.85035237664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03.51">
                <text:p>103.51</text:p>
              </table:table-cell>
              <table:table-cell office:value-type="float" office:value="103.918166902965">
                <text:p>103.918166902965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03.22">
                <text:p>103.22</text:p>
              </table:table-cell>
              <table:table-cell office:value-type="float" office:value="103.531308251178">
                <text:p>103.531308251178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03.08">
                <text:p>103.08</text:p>
              </table:table-cell>
              <table:table-cell office:value-type="float" office:value="103.436551297998">
                <text:p>103.436551297998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03.17">
                <text:p>103.17</text:p>
              </table:table-cell>
              <table:table-cell office:value-type="float" office:value="103.431909170687">
                <text:p>103.431909170687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03.19">
                <text:p>103.19</text:p>
              </table:table-cell>
              <table:table-cell office:value-type="float" office:value="103.259982445216">
                <text:p>103.259982445216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03">
                <text:p>103</text:p>
              </table:table-cell>
              <table:table-cell office:value-type="float" office:value="103.088181614779">
                <text:p>103.088181614779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02.89">
                <text:p>102.89</text:p>
              </table:table-cell>
              <table:table-cell office:value-type="float" office:value="102.906995060893">
                <text:p>102.906995060893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102.66">
                <text:p>102.66</text:p>
              </table:table-cell>
              <table:table-cell office:value-type="float" office:value="102.729958696221">
                <text:p>102.72995869622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02.2">
                <text:p>102.2</text:p>
              </table:table-cell>
              <table:table-cell office:value-type="float" office:value="102.665058356766">
                <text:p>102.665058356766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01.58">
                <text:p>101.58</text:p>
              </table:table-cell>
              <table:table-cell office:value-type="float" office:value="102.231105902695">
                <text:p>102.231105902695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01.47">
                <text:p>101.47</text:p>
              </table:table-cell>
              <table:table-cell office:value-type="float" office:value="102.082654114819">
                <text:p>102.082654114819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01.41">
                <text:p>101.41</text:p>
              </table:table-cell>
              <table:table-cell office:value-type="float" office:value="101.785907733154">
                <text:p>101.785907733154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01.57">
                <text:p>101.57</text:p>
              </table:table-cell>
              <table:table-cell office:value-type="float" office:value="101.971234313818">
                <text:p>101.971234313818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01.27">
                <text:p>101.27</text:p>
              </table:table-cell>
              <table:table-cell office:value-type="float" office:value="101.540039497551">
                <text:p>101.540039497551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01.01">
                <text:p>101.01</text:p>
              </table:table-cell>
              <table:table-cell office:value-type="float" office:value="101.319935767344">
                <text:p>101.319935767344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00.84">
                <text:p>100.84</text:p>
              </table:table-cell>
              <table:table-cell office:value-type="float" office:value="101.277284492758">
                <text:p>101.277284492758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0.45">
                <text:p>100.45</text:p>
              </table:table-cell>
              <table:table-cell office:value-type="float" office:value="101.059017628167">
                <text:p>101.059017628167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00.4">
                <text:p>100.4</text:p>
              </table:table-cell>
              <table:table-cell office:value-type="float" office:value="100.587429909588">
                <text:p>100.587429909588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00.39">
                <text:p>100.39</text:p>
              </table:table-cell>
              <table:table-cell office:value-type="float" office:value="100.290703152971">
                <text:p>100.290703152971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00.26">
                <text:p>100.26</text:p>
              </table:table-cell>
              <table:table-cell office:value-type="float" office:value="99.9907007595564">
                <text:p>99.9907007595564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00.29">
                <text:p>100.29</text:p>
              </table:table-cell>
              <table:table-cell office:value-type="float" office:value="99.6664708433276">
                <text:p>99.6664708433276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00.09">
                <text:p>100.09</text:p>
              </table:table-cell>
              <table:table-cell office:value-type="float" office:value="99.3641754112456">
                <text:p>99.3641754112456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99.81">
                <text:p>99.81</text:p>
              </table:table-cell>
              <table:table-cell office:value-type="float" office:value="99.6053439014115">
                <text:p>99.6053439014115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99.85">
                <text:p>99.85</text:p>
              </table:table-cell>
              <table:table-cell office:value-type="float" office:value="99.6806880944405">
                <text:p>99.6806880944405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0">
                <text:p>100</text:p>
              </table:table-cell>
              <table:table-cell office:value-type="float" office:value="100.003504367272">
                <text:p>100.003504367272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99.85">
                <text:p>99.85</text:p>
              </table:table-cell>
              <table:table-cell office:value-type="float" office:value="99.7844689119239">
                <text:p>99.7844689119239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99.77">
                <text:p>99.77</text:p>
              </table:table-cell>
              <table:table-cell office:value-type="float" office:value="99.6589218573404">
                <text:p>99.6589218573404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99.64">
                <text:p>99.64</text:p>
              </table:table-cell>
              <table:table-cell office:value-type="float" office:value="99.6918745167174">
                <text:p>99.6918745167174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99.66">
                <text:p>99.66</text:p>
              </table:table-cell>
              <table:table-cell office:value-type="float" office:value="99.5236934668674">
                <text:p>99.5236934668674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99.28">
                <text:p>99.28</text:p>
              </table:table-cell>
              <table:table-cell office:value-type="float" office:value="99.6050807274612">
                <text:p>99.6050807274612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99.28">
                <text:p>99.28</text:p>
              </table:table-cell>
              <table:table-cell office:value-type="float" office:value="99.5077618286429">
                <text:p>99.5077618286429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99.13">
                <text:p>99.13</text:p>
              </table:table-cell>
              <table:table-cell office:value-type="float" office:value="99.2683668904796">
                <text:p>99.2683668904796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99.03">
                <text:p>99.03</text:p>
              </table:table-cell>
              <table:table-cell office:value-type="float" office:value="99.0834881545998">
                <text:p>99.0834881545998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98.83">
                <text:p>98.83</text:p>
              </table:table-cell>
              <table:table-cell office:value-type="float" office:value="98.6634411995293">
                <text:p>98.6634411995293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98.89">
                <text:p>98.89</text:p>
              </table:table-cell>
              <table:table-cell office:value-type="float" office:value="98.4125548892094">
                <text:p>98.4125548892094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98.77">
                <text:p>98.77</text:p>
              </table:table-cell>
              <table:table-cell office:value-type="float" office:value="98.5559775375903">
                <text:p>98.5559775375903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99">
                <text:p>99</text:p>
              </table:table-cell>
              <table:table-cell office:value-type="float" office:value="98.7912517356642">
                <text:p>98.7912517356642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98.84">
                <text:p>98.84</text:p>
              </table:table-cell>
              <table:table-cell office:value-type="float" office:value="98.6977219470512">
                <text:p>98.6977219470512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98.94">
                <text:p>98.94</text:p>
              </table:table-cell>
              <table:table-cell office:value-type="float" office:value="98.6438700709377">
                <text:p>98.6438700709377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98.84">
                <text:p>98.84</text:p>
              </table:table-cell>
              <table:table-cell office:value-type="float" office:value="98.6551102981467">
                <text:p>98.6551102981467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99.02">
                <text:p>99.02</text:p>
              </table:table-cell>
              <table:table-cell office:value-type="float" office:value="98.7083802677756">
                <text:p>98.7083802677756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98.77">
                <text:p>98.77</text:p>
              </table:table-cell>
              <table:table-cell office:value-type="float" office:value="98.5905274023096">
                <text:p>98.5905274023096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98.79">
                <text:p>98.79</text:p>
              </table:table-cell>
              <table:table-cell office:value-type="float" office:value="98.7576214497918">
                <text:p>98.7576214497918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98.77">
                <text:p>98.77</text:p>
              </table:table-cell>
              <table:table-cell office:value-type="float" office:value="98.7133089714202">
                <text:p>98.7133089714202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98.59">
                <text:p>98.59</text:p>
              </table:table-cell>
              <table:table-cell office:value-type="float" office:value="98.7069272209804">
                <text:p>98.7069272209804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98.44">
                <text:p>98.44</text:p>
              </table:table-cell>
              <table:table-cell office:value-type="float" office:value="98.4715915061069">
                <text:p>98.4715915061069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98.72">
                <text:p>98.72</text:p>
              </table:table-cell>
              <table:table-cell office:value-type="float" office:value="98.4153400232456">
                <text:p>98.4153400232456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98.77">
                <text:p>98.77</text:p>
              </table:table-cell>
              <table:table-cell office:value-type="float" office:value="98.3945468735462">
                <text:p>98.3945468735462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98.94">
                <text:p>98.94</text:p>
              </table:table-cell>
              <table:table-cell office:value-type="float" office:value="98.7326138518514">
                <text:p>98.7326138518514</text:p>
              </table:table-cell>
            </table:table-row>
            <table:table-row>
              <table:table-cell office:value-type="string">
                <text:p>2017-09</text:p>
              </table:table-cell>
              <table:table-cell office:value-type="float" office:value="98.59">
                <text:p>98.59</text:p>
              </table:table-cell>
              <table:table-cell office:value-type="float" office:value="98.6552896722883">
                <text:p>98.6552896722883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98.78">
                <text:p>98.78</text:p>
              </table:table-cell>
              <table:table-cell office:value-type="float" office:value="98.6878935194038">
                <text:p>98.6878935194038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98.63">
                <text:p>98.63</text:p>
              </table:table-cell>
              <table:table-cell office:value-type="float" office:value="98.6138924650299">
                <text:p>98.6138924650299</text:p>
              </table:table-cell>
            </table:table-row>
            <table:table-row>
              <table:table-cell office:value-type="string">
                <text:p>2017-12</text:p>
              </table:table-cell>
              <table:table-cell office:value-type="float" office:value="98.78">
                <text:p>98.78</text:p>
              </table:table-cell>
              <table:table-cell office:value-type="float" office:value="98.7368268332803">
                <text:p>98.7368268332803</text:p>
              </table:table-cell>
            </table:table-row>
            <table:table-row>
              <table:table-cell office:value-type="string">
                <text:p>2018-01</text:p>
              </table:table-cell>
              <table:table-cell office:value-type="float" office:value="98.59">
                <text:p>98.59</text:p>
              </table:table-cell>
              <table:table-cell office:value-type="float" office:value="98.4885189276887">
                <text:p>98.488518927688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98.69">
                <text:p>98.69</text:p>
              </table:table-cell>
              <table:table-cell office:value-type="float" office:value="98.5698458240154">
                <text:p>98.5698458240154</text:p>
              </table:table-cell>
            </table:table-row>
            <table:table-row>
              <table:table-cell office:value-type="string">
                <text:p>2018-03</text:p>
              </table:table-cell>
              <table:table-cell office:value-type="float" office:value="98.7">
                <text:p>98.7</text:p>
              </table:table-cell>
              <table:table-cell office:value-type="float" office:value="98.600273666843">
                <text:p>98.600273666843</text:p>
              </table:table-cell>
            </table:table-row>
            <table:table-row>
              <table:table-cell office:value-type="string">
                <text:p>2018-04</text:p>
              </table:table-cell>
              <table:table-cell office:value-type="float" office:value="98.65">
                <text:p>98.65</text:p>
              </table:table-cell>
              <table:table-cell office:value-type="float" office:value="98.5318976147642">
                <text:p>98.5318976147642</text:p>
              </table:table-cell>
            </table:table-row>
            <table:table-row>
              <table:table-cell office:value-type="string">
                <text:p>2018-05</text:p>
              </table:table-cell>
              <table:table-cell office:value-type="float" office:value="98.63">
                <text:p>98.63</text:p>
              </table:table-cell>
              <table:table-cell office:value-type="float" office:value="98.4622636197303">
                <text:p>98.4622636197303</text:p>
              </table:table-cell>
            </table:table-row>
            <table:table-row>
              <table:table-cell office:value-type="string">
                <text:p>2018-06</text:p>
              </table:table-cell>
              <table:table-cell office:value-type="float" office:value="98.32">
                <text:p>98.32</text:p>
              </table:table-cell>
              <table:table-cell office:value-type="float" office:value="98.7251253095976">
                <text:p>98.7251253095976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98.19">
                <text:p>98.19</text:p>
              </table:table-cell>
              <table:table-cell office:value-type="float" office:value="98.5619200537613">
                <text:p>98.5619200537613</text:p>
              </table:table-cell>
            </table:table-row>
            <table:table-row>
              <table:table-cell office:value-type="string">
                <text:p>2018-08</text:p>
              </table:table-cell>
              <table:table-cell office:value-type="float" office:value="98.41">
                <text:p>98.41</text:p>
              </table:table-cell>
              <table:table-cell office:value-type="float" office:value="98.5730736639561">
                <text:p>98.5730736639561</text:p>
              </table:table-cell>
            </table:table-row>
            <table:table-row>
              <table:table-cell office:value-type="string">
                <text:p>2018-09</text:p>
              </table:table-cell>
              <table:table-cell office:value-type="float" office:value="98.11">
                <text:p>98.11</text:p>
              </table:table-cell>
              <table:table-cell office:value-type="float" office:value="98.2065800842846">
                <text:p>98.2065800842846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98.18">
                <text:p>98.18</text:p>
              </table:table-cell>
              <table:table-cell office:value-type="float" office:value="98.3198300278275">
                <text:p>98.3198300278275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98.26">
                <text:p>98.26</text:p>
              </table:table-cell>
              <table:table-cell office:value-type="float" office:value="98.1136929870218">
                <text:p>98.1136929870218</text:p>
              </table:table-cell>
            </table:table-row>
            <table:table-row>
              <table:table-cell office:value-type="string">
                <text:p>2018-12</text:p>
              </table:table-cell>
              <table:table-cell office:value-type="float" office:value="98.66">
                <text:p>98.66</text:p>
              </table:table-cell>
              <table:table-cell office:value-type="float" office:value="98.2805602074289">
                <text:p>98.2805602074289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98.63">
                <text:p>98.63</text:p>
              </table:table-cell>
              <table:table-cell office:value-type="float" office:value="98.1693116850625">
                <text:p>98.1693116850625</text:p>
              </table:table-cell>
            </table:table-row>
            <table:table-row>
              <table:table-cell office:value-type="string">
                <text:p>2019-02</text:p>
              </table:table-cell>
              <table:table-cell office:value-type="float" office:value="98.58">
                <text:p>98.58</text:p>
              </table:table-cell>
              <table:table-cell office:value-type="float" office:value="98.3793821858889">
                <text:p>98.3793821858889</text:p>
              </table:table-cell>
            </table:table-row>
            <table:table-row>
              <table:table-cell office:value-type="string">
                <text:p>2019-03</text:p>
              </table:table-cell>
              <table:table-cell office:value-type="float" office:value="98.45">
                <text:p>98.45</text:p>
              </table:table-cell>
              <table:table-cell office:value-type="float" office:value="98.4329559626258">
                <text:p>98.4329559626258</text:p>
              </table:table-cell>
            </table:table-row>
            <table:table-row>
              <table:table-cell office:value-type="string">
                <text:p>2019-04</text:p>
              </table:table-cell>
              <table:table-cell office:value-type="float" office:value="98.47">
                <text:p>98.47</text:p>
              </table:table-cell>
              <table:table-cell office:value-type="float" office:value="98.3609154987453">
                <text:p>98.3609154987453</text:p>
              </table:table-cell>
            </table:table-row>
            <table:table-row>
              <table:table-cell office:value-type="string">
                <text:p>2019-05</text:p>
              </table:table-cell>
              <table:table-cell office:value-type="float" office:value="98.27">
                <text:p>98.27</text:p>
              </table:table-cell>
              <table:table-cell office:value-type="float" office:value="98.3290752826746">
                <text:p>98.3290752826746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98.37">
                <text:p>98.37</text:p>
              </table:table-cell>
              <table:table-cell office:value-type="float" office:value="98.1654289914997">
                <text:p>98.1654289914997</text:p>
              </table:table-cell>
            </table:table-row>
            <table:table-row>
              <table:table-cell office:value-type="string">
                <text:p>2019-07</text:p>
              </table:table-cell>
              <table:table-cell office:value-type="float" office:value="98.39">
                <text:p>98.39</text:p>
              </table:table-cell>
              <table:table-cell office:value-type="float" office:value="98.2263711862574">
                <text:p>98.2263711862574</text:p>
              </table:table-cell>
            </table:table-row>
            <table:table-row>
              <table:table-cell office:value-type="string">
                <text:p>2019-08</text:p>
              </table:table-cell>
              <table:table-cell office:value-type="float" office:value="98.49">
                <text:p>98.49</text:p>
              </table:table-cell>
              <table:table-cell office:value-type="float" office:value="98.5666244356196">
                <text:p>98.5666244356196</text:p>
              </table:table-cell>
            </table:table-row>
            <table:table-row>
              <table:table-cell office:value-type="string">
                <text:p>2019-09</text:p>
              </table:table-cell>
              <table:table-cell office:value-type="float" office:value="98.31">
                <text:p>98.31</text:p>
              </table:table-cell>
              <table:table-cell office:value-type="float" office:value="98.3068783697244">
                <text:p>98.306878369724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98.24">
                <text:p>98.24</text:p>
              </table:table-cell>
              <table:table-cell office:value-type="float" office:value="98.4653515564112">
                <text:p>98.4653515564112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98.03">
                <text:p>98.03</text:p>
              </table:table-cell>
              <table:table-cell office:value-type="float" office:value="98.4536639139325">
                <text:p>98.4536639139325</text:p>
              </table:table-cell>
            </table:table-row>
            <table:table-row>
              <table:table-cell office:value-type="string">
                <text:p>2019-12</text:p>
              </table:table-cell>
              <table:table-cell office:value-type="float" office:value="98.35">
                <text:p>98.35</text:p>
              </table:table-cell>
              <table:table-cell office:value-type="float" office:value="98.7593508294409">
                <text:p>98.7593508294409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97.47">
                <text:p>97.47</text:p>
              </table:table-cell>
              <table:table-cell office:value-type="float" office:value="98.608886708527">
                <text:p>98.608886708527</text:p>
              </table:table-cell>
            </table:table-row>
            <table:table-row>
              <table:table-cell office:value-type="string">
                <text:p>2020-02</text:p>
              </table:table-cell>
              <table:table-cell office:value-type="float" office:value="97.74">
                <text:p>97.74</text:p>
              </table:table-cell>
              <table:table-cell office:value-type="float" office:value="98.5269709887158">
                <text:p>98.5269709887158</text:p>
              </table:table-cell>
            </table:table-row>
            <table:table-row>
              <table:table-cell office:value-type="string">
                <text:p>2020-03</text:p>
              </table:table-cell>
              <table:table-cell office:value-type="float" office:value="97.49">
                <text:p>97.49</text:p>
              </table:table-cell>
              <table:table-cell office:value-type="float" office:value="98.408870371404">
                <text:p>98.408870371404</text:p>
              </table:table-cell>
            </table:table-row>
            <table:table-row>
              <table:table-cell office:value-type="string">
                <text:p>2020-04</text:p>
              </table:table-cell>
              <table:table-cell office:value-type="float" office:value="97.66">
                <text:p>97.66</text:p>
              </table:table-cell>
              <table:table-cell office:value-type="float" office:value="98.393290176005">
                <text:p>98.393290176005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97.32">
                <text:p>97.32</text:p>
              </table:table-cell>
              <table:table-cell office:value-type="float" office:value="98.2232234087478">
                <text:p>98.2232234087478</text:p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97.02">
                <text:p>97.02</text:p>
              </table:table-cell>
              <table:table-cell office:value-type="float" office:value="98.2454053341961">
                <text:p>98.2454053341961</text:p>
              </table:table-cell>
            </table:table-row>
            <table:table-row>
              <table:table-cell office:value-type="string">
                <text:p>2020-07</text:p>
              </table:table-cell>
              <table:table-cell office:value-type="float" office:value="97.47">
                <text:p>97.47</text:p>
              </table:table-cell>
              <table:table-cell office:value-type="float" office:value="98.2151165266557">
                <text:p>98.2151165266557</text:p>
              </table:table-cell>
            </table:table-row>
            <table:table-row>
              <table:table-cell office:value-type="string">
                <text:p>2020-08</text:p>
              </table:table-cell>
              <table:table-cell office:value-type="float" office:value="97.84">
                <text:p>97.84</text:p>
              </table:table-cell>
              <table:table-cell office:value-type="float" office:value="98.3457133741713">
                <text:p>98.3457133741713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96.78">
                <text:p>96.78</text:p>
              </table:table-cell>
              <table:table-cell office:value-type="float" office:value="98.1528198352157">
                <text:p>98.1528198352157</text:p>
              </table:table-cell>
            </table:table-row>
            <table:table-row>
              <table:table-cell office:value-type="string">
                <text:p>2020-10</text:p>
              </table:table-cell>
              <table:table-cell office:value-type="float" office:value="96.96">
                <text:p>96.96</text:p>
              </table:table-cell>
              <table:table-cell office:value-type="float" office:value="98.1595465088347">
                <text:p>98.1595465088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